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2" svg:font-family="Calibri"/>
    <style:font-face style:name="Cambria Math" svg:font-family="'Cambria Math'"/>
    <style:font-face style:name="Symbol" svg:font-family="Symbol"/>
    <style:font-face style:name="sans-serif" svg:font-family="sans-serif"/>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e4276" fo:background-color="transparent" style:font-name-asian="Calibri2" style:font-name-complex="Calibri2"/>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a56ac5" fo:background-color="transparent" style:font-name-asian="Calibri2" style:font-name-complex="Calibri2"/>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ad5854" fo:background-color="transparent" style:font-name-asian="Calibri2" style:font-name-complex="Calibri2"/>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6c84f" fo:background-color="transparent" style:font-name-asian="Calibri2" style:font-name-complex="Calibri2"/>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bd4a0f" fo:background-color="transparent" style:font-name-asian="Calibri2" style:font-name-complex="Calibri2"/>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8bd542" fo:background-color="transparent" style:font-name-asian="Calibri2" style:font-name-complex="Calibri2"/>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6c352" fo:background-color="transparent" style:font-name-asian="Calibri2" style:font-name-complex="Calibri2"/>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83442" fo:background-color="transparent" style:font-name-asian="Calibri2" style:font-name-complex="Calibri2"/>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6c83d4a" fo:background-color="transparent" style:font-name-asian="Calibri2" style:font-name-complex="Calibri2"/>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85aef" fo:background-color="transparent" style:font-name-asian="Calibri2" style:font-name-complex="Calibri2"/>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9656c" fo:background-color="transparent" style:font-name-asian="Calibri2" style:font-name-complex="Calibri2"/>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cc95c" fo:background-color="transparent" style:font-name-asian="Calibri2" style:font-name-complex="Calibri2"/>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f259fa" fo:background-color="transparent" style:font-name-asian="Calibri2" style:font-name-complex="Calibri2"/>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28a05f" fo:background-color="transparent" style:font-name-asian="Calibri2" style:font-name-complex="Calibri2"/>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4fe122" fo:background-color="transparent" style:font-name-asian="Calibri2" style:font-name-complex="Calibri2"/>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5182d3" fo:background-color="transparent" style:font-name-asian="Calibri2" style:font-name-complex="Calibri2"/>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265615" officeooo:paragraph-rsid="022ee061" fo:background-color="transparent" style:font-name-asian="Calibri2" style:font-name-complex="Calibri2"/>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265615" officeooo:paragraph-rsid="086fc707" fo:background-color="transparent" style:font-name-asian="Calibri2" style:font-name-complex="Calibri2"/>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05c69" officeooo:paragraph-rsid="02605c69" fo:background-color="transparent" style:font-name-asian="Calibri2" style:font-name-complex="Calibri2"/>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40d34" officeooo:paragraph-rsid="0266c0e3" fo:background-color="transparent" style:font-name-asian="Calibri2" style:font-name-complex="Calibri2"/>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40d34" officeooo:paragraph-rsid="08a034f1" fo:background-color="transparent" style:font-name-asian="Calibri2" style:font-name-complex="Calibri2"/>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a78797" officeooo:paragraph-rsid="02a78797" fo:background-color="transparent" style:font-name-asian="Calibri2" style:font-name-complex="Calibri2"/>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5422e6" officeooo:paragraph-rsid="0699a12c" fo:background-color="transparent" style:font-name-asian="Calibri2" style:font-name-complex="Calibri2"/>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0f6c8" officeooo:paragraph-rsid="0893be62" fo:background-color="transparent" style:font-name-asian="Calibri2" style:font-name-complex="Calibri2"/>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0f6c8" officeooo:paragraph-rsid="089582cb" fo:background-color="transparent" style:font-name-asian="Calibri2" style:font-name-complex="Calibri2"/>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8f435" officeooo:paragraph-rsid="08a7d1d3" fo:background-color="transparent" style:font-name-asian="Calibri2" style:font-name-complex="Calibri2"/>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8e69a3" officeooo:paragraph-rsid="08d7fbd8" fo:background-color="transparent" style:font-name-asian="Calibri2" style:font-name-complex="Calibri2"/>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86bd" fo:background-color="transparent" style:font-name-asian="Calibri2" style:font-size-asian="10pt" style:font-name-complex="Calibri2"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9d0a" fo:background-color="transparent" style:font-name-asian="Calibri2" style:font-size-asian="10pt" style:font-name-complex="Calibri2"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38e8e1" fo:background-color="transparent" style:font-name-asian="Calibri2" style:font-size-asian="10pt" style:font-name-complex="Calibri2"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3f68f9" fo:background-color="transparent" style:font-name-asian="Calibri2" style:font-size-asian="10pt" style:font-name-complex="Calibri2"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8f458f" fo:background-color="transparent" style:font-name-asian="Calibri2" style:font-size-asian="10pt" style:font-name-complex="Calibri2"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rsid="001186bd" officeooo:paragraph-rsid="001186bd" fo:background-color="transparent" style:font-name-asian="Calibri2" style:font-size-asian="10pt" style:font-name-complex="Calibri2"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5422e6" officeooo:paragraph-rsid="005422e6" fo:background-color="transparent" style:font-name-asian="Calibri2" style:font-size-asian="10pt" style:font-name-complex="Calibri2"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6b8b31" officeooo:paragraph-rsid="006b8b31" fo:background-color="transparent" style:font-name-asian="Calibri2" style:font-size-asian="10pt" style:font-name-complex="Calibri2"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caff18" officeooo:paragraph-rsid="00caff18" fo:background-color="transparent" style:font-name-asian="Calibri2" style:font-size-asian="8.75pt" style:font-weight-asian="normal" style:font-name-complex="Calibri2"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40d34" officeooo:paragraph-rsid="0264ad14" fo:background-color="transparent" style:font-name-asian="Calibri2" style:font-size-asian="8.75pt" style:font-weight-asian="normal" style:font-name-complex="Calibri2"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8f435" officeooo:paragraph-rsid="0268f435" fo:background-color="transparent" style:font-name-asian="Calibri2" style:font-size-asian="8.75pt" style:font-weight-asian="normal" style:font-name-complex="Calibri2"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e6190" officeooo:paragraph-rsid="02ce6190" fo:background-color="transparent" style:font-name-asian="Calibri2" style:font-size-asian="8.75pt" style:font-weight-asian="normal" style:font-name-complex="Calibri2"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aad34" officeooo:paragraph-rsid="02daad34" fo:background-color="transparent" style:font-name-asian="Calibri2" style:font-size-asian="8.75pt" style:font-weight-asian="normal" style:font-name-complex="Calibri2"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c86fb" officeooo:paragraph-rsid="02dd4a81" fo:background-color="transparent" style:font-name-asian="Calibri2" style:font-size-asian="8.75pt" style:font-weight-asian="normal" style:font-name-complex="Calibri2"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d4a81" officeooo:paragraph-rsid="08f8b0d3" fo:background-color="transparent" style:font-name-asian="Calibri2" style:font-size-asian="8.75pt" style:font-weight-asian="normal" style:font-name-complex="Calibri2"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d4a81" officeooo:paragraph-rsid="09045247" fo:background-color="transparent" style:font-name-asian="Calibri2" style:font-size-asian="8.75pt" style:font-weight-asian="normal" style:font-name-complex="Calibri2"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d4a81" officeooo:paragraph-rsid="091e1bb7" fo:background-color="transparent" style:font-name-asian="Calibri2" style:font-size-asian="8.75pt" style:font-weight-asian="normal" style:font-name-complex="Calibri2"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1deb7" officeooo:paragraph-rsid="02e3a78c" fo:background-color="transparent" style:font-name-asian="Calibri2" style:font-size-asian="8.75pt" style:font-weight-asian="normal" style:font-name-complex="Calibri2"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1deb7" officeooo:paragraph-rsid="091c9bf7" fo:background-color="transparent" style:font-name-asian="Calibri2" style:font-size-asian="8.75pt" style:font-weight-asian="normal" style:font-name-complex="Calibri2"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0b80c" officeooo:paragraph-rsid="02f0b80c" fo:background-color="transparent" style:font-name-asian="Calibri2" style:font-size-asian="8.75pt" style:font-weight-asian="normal" style:font-name-complex="Calibri2"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43bfc" officeooo:paragraph-rsid="02f43bfc" fo:background-color="transparent" style:font-name-asian="Calibri2" style:font-size-asian="8.75pt" style:font-weight-asian="normal" style:font-name-complex="Calibri2"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628f7" fo:background-color="transparent" style:font-name-asian="Calibri2" style:font-size-asian="8.75pt" style:font-weight-asian="normal" style:font-name-complex="Calibri2"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9b37b" fo:background-color="transparent" style:font-name-asian="Calibri2" style:font-size-asian="8.75pt" style:font-weight-asian="normal" style:font-name-complex="Calibri2"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cc124" officeooo:paragraph-rsid="02fcc124" fo:background-color="transparent" style:font-name-asian="Calibri2" style:font-size-asian="8.75pt" style:font-weight-asian="normal" style:font-name-complex="Calibri2"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cc124" officeooo:paragraph-rsid="090e4bbe" fo:background-color="transparent" style:font-name-asian="Calibri2" style:font-size-asian="8.75pt" style:font-weight-asian="normal" style:font-name-complex="Calibri2"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d07ae" officeooo:paragraph-rsid="02fd07ae" fo:background-color="transparent" style:font-name-asian="Calibri2" style:font-size-asian="8.75pt" style:font-weight-asian="normal" style:font-name-complex="Calibri2"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0c227" officeooo:paragraph-rsid="0300c227" fo:background-color="transparent" style:font-name-asian="Calibri2" style:font-size-asian="8.75pt" style:font-weight-asian="normal" style:font-name-complex="Calibri2"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fca55" officeooo:paragraph-rsid="030fca55" fo:background-color="transparent" style:font-name-asian="Calibri2" style:font-size-asian="8.75pt" style:font-weight-asian="normal" style:font-name-complex="Calibri2"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6d919" fo:background-color="transparent" style:font-name-asian="Calibri2" style:font-size-asian="8.75pt" style:font-weight-asian="normal" style:font-name-complex="Calibri2"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2cb8db" fo:background-color="transparent" style:font-name-asian="Calibri2" style:font-size-asian="8.75pt" style:font-weight-asian="normal" style:font-name-complex="Calibri2"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9424270" fo:background-color="transparent" style:font-name-asian="Calibri2" style:font-size-asian="8.75pt" style:font-weight-asian="normal" style:font-name-complex="Calibri2"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2e7cc5" officeooo:paragraph-rsid="032e7cc5" fo:background-color="transparent" style:font-name-asian="Calibri2" style:font-size-asian="8.75pt" style:font-weight-asian="normal" style:font-name-complex="Calibri2"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03f51" officeooo:paragraph-rsid="03303f51" fo:background-color="transparent" style:font-name-asian="Calibri2" style:font-size-asian="8.75pt" style:font-weight-asian="normal" style:font-name-complex="Calibri2"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5a6496" officeooo:paragraph-rsid="035ee159" fo:background-color="transparent" style:font-name-asian="Calibri2" style:font-size-asian="8.75pt" style:font-weight-asian="normal" style:font-name-complex="Calibri2"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11a82" officeooo:paragraph-rsid="03811a82" fo:background-color="transparent" style:font-name-asian="Calibri2" style:font-size-asian="8.75pt" style:font-weight-asian="normal" style:font-name-complex="Calibri2"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3866c" officeooo:paragraph-rsid="0383866c" fo:background-color="transparent" style:font-name-asian="Calibri2" style:font-size-asian="8.75pt" style:font-weight-asian="normal" style:font-name-complex="Calibri2"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887472" fo:background-color="transparent" style:font-name-asian="Calibri2" style:font-size-asian="8.75pt" style:font-weight-asian="normal" style:font-name-complex="Calibri2"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923a35" fo:background-color="transparent" style:font-name-asian="Calibri2" style:font-size-asian="8.75pt" style:font-weight-asian="normal" style:font-name-complex="Calibri2"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923a35" officeooo:paragraph-rsid="03923a35" fo:background-color="transparent" style:font-name-asian="Calibri2" style:font-size-asian="8.75pt" style:font-weight-asian="normal" style:font-name-complex="Calibri2"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8db616" officeooo:paragraph-rsid="0594d624" fo:background-color="transparent" style:font-name-asian="Calibri2" style:font-size-asian="8.75pt" style:font-weight-asian="normal" style:font-name-complex="Calibri2"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99db5b" officeooo:paragraph-rsid="05b2aa57" fo:background-color="transparent" style:font-name-asian="Calibri2" style:font-size-asian="8.75pt" style:font-weight-asian="normal" style:font-name-complex="Calibri2"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b5c38c" officeooo:paragraph-rsid="05b5c38c" fo:background-color="transparent" style:font-name-asian="Calibri2" style:font-size-asian="8.75pt" style:font-weight-asian="normal" style:font-name-complex="Calibri2"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be05b1" officeooo:paragraph-rsid="05be05b1" fo:background-color="transparent" style:font-name-asian="Calibri2" style:font-size-asian="8.75pt" style:font-weight-asian="normal" style:font-name-complex="Calibri2"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5a33af" officeooo:paragraph-rsid="065a33af" fo:background-color="transparent" style:font-name-asian="Calibri2" style:font-size-asian="8.75pt" style:font-weight-asian="normal" style:font-name-complex="Calibri2"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5e986a" officeooo:paragraph-rsid="065e986a" fo:background-color="transparent" style:font-name-asian="Calibri2" style:font-size-asian="8.75pt" style:font-weight-asian="normal" style:font-name-complex="Calibri2"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6a332e" fo:background-color="transparent" style:font-name-asian="Calibri2" style:font-size-asian="8.75pt" style:font-weight-asian="normal" style:font-name-complex="Calibri2"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1d38f" fo:background-color="transparent" style:font-name-asian="Calibri2" style:font-size-asian="8.75pt" style:font-weight-asian="normal" style:font-name-complex="Calibri2"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2862c" fo:background-color="transparent" style:font-name-asian="Calibri2" style:font-size-asian="8.75pt" style:font-weight-asian="normal" style:font-name-complex="Calibri2"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2dd89" fo:background-color="transparent" style:font-name-asian="Calibri2" style:font-size-asian="8.75pt" style:font-weight-asian="normal" style:font-name-complex="Calibri2"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2dd89" officeooo:paragraph-rsid="0672dd89" fo:background-color="transparent" style:font-name-asian="Calibri2" style:font-size-asian="8.75pt" style:font-weight-asian="normal" style:font-name-complex="Calibri2"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4f735" officeooo:paragraph-rsid="0674f735" fo:background-color="transparent" style:font-name-asian="Calibri2" style:font-size-asian="8.75pt" style:font-weight-asian="normal" style:font-name-complex="Calibri2"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601ae" officeooo:paragraph-rsid="067601ae" fo:background-color="transparent" style:font-name-asian="Calibri2" style:font-size-asian="8.75pt" style:font-weight-asian="normal" style:font-name-complex="Calibri2"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2862c" officeooo:paragraph-rsid="0672862c" fo:background-color="transparent" style:font-name-asian="Calibri2" style:font-size-asian="8.75pt" style:font-weight-asian="normal" style:font-name-complex="Calibri2"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f64538" officeooo:paragraph-rsid="06fbeecf" fo:background-color="transparent" style:font-name-asian="Calibri2" style:font-size-asian="8.75pt" style:font-weight-asian="normal" style:font-name-complex="Calibri2"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fbeecf" officeooo:paragraph-rsid="06fbeecf" fo:background-color="transparent" style:font-name-asian="Calibri2" style:font-size-asian="8.75pt" style:font-weight-asian="normal" style:font-name-complex="Calibri2"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0453b7" officeooo:paragraph-rsid="070453b7" fo:background-color="transparent" style:font-name-asian="Calibri2" style:font-size-asian="8.75pt" style:font-weight-asian="normal" style:font-name-complex="Calibri2"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0737a3" officeooo:paragraph-rsid="070737a3" fo:background-color="transparent" style:font-name-asian="Calibri2" style:font-size-asian="8.75pt" style:font-weight-asian="normal" style:font-name-complex="Calibri2"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12806a" officeooo:paragraph-rsid="0712806a" fo:background-color="transparent" style:font-name-asian="Calibri2" style:font-size-asian="8.75pt" style:font-weight-asian="normal" style:font-name-complex="Calibri2"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265615" officeooo:paragraph-rsid="086e40d2" fo:background-color="transparent" style:font-name-asian="Calibri2" style:font-size-asian="8.75pt" style:font-weight-asian="normal" style:font-name-complex="Calibri2"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8a034f1" officeooo:paragraph-rsid="08a034f1" fo:background-color="transparent" style:font-name-asian="Calibri2" style:font-size-asian="8.75pt" style:font-weight-asian="normal" style:font-name-complex="Calibri2"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12518" officeooo:paragraph-rsid="08e5a89e" fo:background-color="transparent" style:font-name-asian="Calibri2" style:font-size-asian="8.75pt" style:font-weight-asian="normal" style:font-name-complex="Calibri2"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12518" officeooo:paragraph-rsid="08e962df" fo:background-color="transparent" style:font-name-asian="Calibri2" style:font-size-asian="8.75pt" style:font-weight-asian="normal" style:font-name-complex="Calibri2"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259e5" officeooo:paragraph-rsid="08e962df" fo:background-color="transparent" style:font-name-asian="Calibri2" style:font-size-asian="8.75pt" style:font-weight-asian="normal" style:font-name-complex="Calibri2"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80af6" officeooo:paragraph-rsid="09050b51" fo:background-color="transparent" style:font-name-asian="Calibri2" style:font-size-asian="8.75pt" style:font-weight-asian="normal" style:font-name-complex="Calibri2"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80af6" officeooo:paragraph-rsid="0906ece1" fo:background-color="transparent" style:font-name-asian="Calibri2" style:font-size-asian="8.75pt" style:font-weight-asian="normal" style:font-name-complex="Calibri2"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b1ddb" officeooo:paragraph-rsid="0910cdc5" fo:background-color="transparent" style:font-name-asian="Calibri2" style:font-size-asian="8.75pt" style:font-weight-asian="normal" style:font-name-complex="Calibri2"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29a4" officeooo:paragraph-rsid="091a77c6" fo:background-color="transparent" style:font-name-asian="Calibri2" style:font-size-asian="8.75pt" style:font-weight-asian="normal" style:font-name-complex="Calibri2"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0"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1"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12"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13"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29"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30"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31"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32"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33"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34"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35"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36"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37"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144"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145"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146"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147"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148"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2" fo:font-size="11pt" fo:font-weight="normal" officeooo:rsid="027afa26" officeooo:paragraph-rsid="08a7d1d3" fo:background-color="transparent" style:font-name-asian="Calibri2" style:font-name-complex="Calibri2"/>
    </style:style>
    <style:style style:name="P149"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50"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51"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52"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53"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54"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55"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2" fo:font-size="10pt" fo:font-weight="bold" officeooo:paragraph-rsid="0512ea90" fo:background-color="transparent" style:font-name-asian="Calibri2" style:font-size-asian="10pt" style:font-name-complex="Calibri2" style:font-size-complex="10pt"/>
    </style:style>
    <style:style style:name="P156"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1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2f1b4" officeooo:paragraph-rsid="095689a5" fo:background-color="transparent" style:font-name-asian="Calibri2" style:font-size-asian="8.75pt" style:font-weight-asian="normal" style:font-name-complex="Calibri2" style:font-size-complex="10pt" style:font-weight-complex="normal"/>
    </style:style>
    <style:style style:name="P1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5a6496" officeooo:paragraph-rsid="095f0960" fo:background-color="transparent" style:font-name-asian="Calibri2" style:font-size-asian="8.75pt" style:font-weight-asian="normal" style:font-name-complex="Calibri2" style:font-size-complex="10pt" style:font-weight-complex="normal"/>
    </style:style>
    <style:style style:name="P1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5a6496" officeooo:paragraph-rsid="0960ec49" fo:background-color="transparent" style:font-name-asian="Calibri2" style:font-size-asian="8.75pt" style:font-weight-asian="normal" style:font-name-complex="Calibri2" style:font-size-complex="10pt" style:font-weight-complex="normal"/>
    </style:style>
    <style:style style:name="P1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37730" officeooo:paragraph-rsid="0960ec49" fo:background-color="transparent" style:font-name-asian="Calibri2" style:font-size-asian="8.75pt" style:font-weight-asian="normal" style:font-name-complex="Calibri2" style:font-size-complex="10pt" style:font-weight-complex="normal"/>
    </style:style>
    <style:style style:name="P1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37730" officeooo:paragraph-rsid="0965f1e0" fo:background-color="transparent" style:font-name-asian="Calibri2" style:font-size-asian="8.75pt" style:font-weight-asian="normal" style:font-name-complex="Calibri2" style:font-size-complex="10pt" style:font-weight-complex="normal"/>
    </style:style>
    <style:style style:name="P1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96281fa" officeooo:paragraph-rsid="096281fa" fo:background-color="transparent" style:font-name-asian="Calibri2" style:font-size-asian="8.75pt" style:font-weight-asian="normal" style:font-name-complex="Calibri2" style:font-size-complex="10pt" style:font-weight-complex="normal"/>
    </style:style>
    <style:style style:name="P1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a3bee" officeooo:paragraph-rsid="096a0623" fo:background-color="transparent" style:font-name-asian="Calibri2" style:font-size-asian="8.75pt" style:font-weight-asian="normal" style:font-name-complex="Calibri2" style:font-size-complex="10pt" style:font-weight-complex="normal"/>
    </style:style>
    <style:style style:name="P1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96a3cc5" fo:background-color="transparent" style:font-name-asian="Calibri2" style:font-size-asian="8.75pt" style:font-weight-asian="normal" style:font-name-complex="Calibri2" style:font-size-complex="10pt" style:font-weight-complex="normal"/>
    </style:style>
    <style:style style:name="P1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96ba0d9" fo:background-color="transparent" style:font-name-asian="Calibri2" style:font-size-asian="8.75pt" style:font-weight-asian="normal" style:font-name-complex="Calibri2" style:font-size-complex="10pt" style:font-weight-complex="normal"/>
    </style:style>
    <style:style style:name="P1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971fec3" fo:background-color="transparent" style:font-name-asian="Calibri2" style:font-size-asian="8.75pt" style:font-weight-asian="normal" style:font-name-complex="Calibri2" style:font-size-complex="10pt" style:font-weight-complex="normal"/>
    </style:style>
    <style:style style:name="P1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976c467" fo:background-color="transparent" style:font-name-asian="Calibri2" style:font-size-asian="8.75pt" style:font-weight-asian="normal" style:font-name-complex="Calibri2" style:font-size-complex="10pt" style:font-weight-complex="normal"/>
    </style:style>
    <style:style style:name="P1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11a82" officeooo:paragraph-rsid="09774fa0" fo:background-color="transparent" style:font-name-asian="Calibri2" style:font-size-asian="8.75pt" style:font-weight-asian="normal" style:font-name-complex="Calibri2" style:font-size-complex="10pt" style:font-weight-complex="normal"/>
    </style:style>
    <style:style style:name="P1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97faa74" fo:background-color="transparent" style:font-name-asian="Calibri2" style:font-size-asian="8.75pt" style:font-weight-asian="normal" style:font-name-complex="Calibri2" style:font-size-complex="10pt" style:font-weight-complex="normal"/>
    </style:style>
    <style:style style:name="P1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981b982" fo:background-color="transparent" style:font-name-asian="Calibri2" style:font-size-asian="8.75pt" style:font-weight-asian="normal" style:font-name-complex="Calibri2" style:font-size-complex="10pt" style:font-weight-complex="normal"/>
    </style:style>
    <style:style style:name="P1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98f1f13" fo:background-color="transparent" style:font-name-asian="Calibri2" style:font-size-asian="8.75pt" style:font-weight-asian="normal" style:font-name-complex="Calibri2" style:font-size-complex="10pt" style:font-weight-complex="normal"/>
    </style:style>
    <style:style style:name="P172"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173"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174"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175"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T1" style:family="text">
      <style:text-properties officeooo:rsid="005e83be"/>
    </style:style>
    <style:style style:name="T2" style:family="text">
      <style:text-properties style:use-window-font-color="true" loext:opacity="0%" style:font-name="Calibri2" fo:font-weight="normal" fo:background-color="transparent" loext:char-shading-value="0" style:font-name-asian="Calibri2" style:font-name-complex="Calibri2"/>
    </style:style>
    <style:style style:name="T3" style:family="text">
      <style:text-properties style:use-window-font-color="true" loext:opacity="0%" style:font-name="Calibri2" fo:font-weight="normal" officeooo:rsid="03d491f6" fo:background-color="transparent" loext:char-shading-value="0" style:font-name-asian="Calibri2" style:font-name-complex="Calibri2"/>
    </style:style>
    <style:style style:name="T4" style:family="text">
      <style:text-properties style:use-window-font-color="true" loext:opacity="0%" style:font-name="Calibri2" fo:font-weight="normal" officeooo:rsid="03d8d0a9" fo:background-color="transparent" loext:char-shading-value="0" style:font-name-asian="Calibri2" style:font-name-complex="Calibri2"/>
    </style:style>
    <style:style style:name="T5" style:family="text">
      <style:text-properties style:use-window-font-color="true" loext:opacity="0%" style:font-name="Calibri2" fo:font-weight="normal" officeooo:rsid="03d972c5" fo:background-color="transparent" loext:char-shading-value="0" style:font-name-asian="Calibri2" style:font-name-complex="Calibri2"/>
    </style:style>
    <style:style style:name="T6" style:family="text">
      <style:text-properties style:use-window-font-color="true" loext:opacity="0%" style:font-name="Calibri2" fo:font-weight="normal" officeooo:rsid="03d98c7e" fo:background-color="transparent" loext:char-shading-value="0" style:font-name-asian="Calibri2" style:font-name-complex="Calibri2"/>
    </style:style>
    <style:style style:name="T7" style:family="text">
      <style:text-properties style:use-window-font-color="true" loext:opacity="0%" style:font-name="Calibri2" fo:font-weight="normal" officeooo:rsid="03dbd4ee" fo:background-color="transparent" loext:char-shading-value="0" style:font-name-asian="Calibri2" style:font-name-complex="Calibri2"/>
    </style:style>
    <style:style style:name="T8" style:family="text">
      <style:text-properties style:use-window-font-color="true" loext:opacity="0%" style:font-name="Calibri2" fo:font-weight="normal" officeooo:rsid="03dbe051" fo:background-color="transparent" loext:char-shading-value="0" style:font-name-asian="Calibri2" style:font-name-complex="Calibri2"/>
    </style:style>
    <style:style style:name="T9" style:family="text">
      <style:text-properties style:use-window-font-color="true" loext:opacity="0%" style:font-name="Calibri2" fo:font-weight="normal" officeooo:rsid="03dc6866" fo:background-color="transparent" loext:char-shading-value="0" style:font-name-asian="Calibri2" style:font-name-complex="Calibri2"/>
    </style:style>
    <style:style style:name="T10" style:family="text">
      <style:text-properties style:use-window-font-color="true" loext:opacity="0%" style:font-name="Calibri2" fo:font-weight="normal" officeooo:rsid="03dd68ce" fo:background-color="transparent" loext:char-shading-value="0" style:font-name-asian="Calibri2" style:font-name-complex="Calibri2"/>
    </style:style>
    <style:style style:name="T11" style:family="text">
      <style:text-properties style:use-window-font-color="true" loext:opacity="0%" style:font-name="Calibri2" fo:font-weight="normal" officeooo:rsid="03ddeb77" fo:background-color="transparent" loext:char-shading-value="0" style:font-name-asian="Calibri2" style:font-name-complex="Calibri2"/>
    </style:style>
    <style:style style:name="T12" style:family="text">
      <style:text-properties style:use-window-font-color="true" loext:opacity="0%" style:font-name="Calibri2" fo:font-weight="normal" officeooo:rsid="03df0974" fo:background-color="transparent" loext:char-shading-value="0" style:font-name-asian="Calibri2" style:font-name-complex="Calibri2"/>
    </style:style>
    <style:style style:name="T13" style:family="text">
      <style:text-properties style:use-window-font-color="true" loext:opacity="0%" style:font-name="Calibri2" fo:font-weight="normal" officeooo:rsid="03e15f0d" fo:background-color="transparent" loext:char-shading-value="0" style:font-name-asian="Calibri2" style:font-name-complex="Calibri2"/>
    </style:style>
    <style:style style:name="T14" style:family="text">
      <style:text-properties style:use-window-font-color="true" loext:opacity="0%" style:font-name="Calibri2" fo:font-weight="normal" officeooo:rsid="03e2e983" fo:background-color="transparent" loext:char-shading-value="0" style:font-name-asian="Calibri2" style:font-name-complex="Calibri2"/>
    </style:style>
    <style:style style:name="T15" style:family="text">
      <style:text-properties style:use-window-font-color="true" loext:opacity="0%" style:font-name="Calibri2" fo:font-weight="normal" officeooo:rsid="03e3d59b" fo:background-color="transparent" loext:char-shading-value="0" style:font-name-asian="Calibri2" style:font-name-complex="Calibri2"/>
    </style:style>
    <style:style style:name="T16" style:family="text">
      <style:text-properties style:use-window-font-color="true" loext:opacity="0%" style:font-name="Calibri2" fo:font-weight="normal" officeooo:rsid="03e540a0" fo:background-color="transparent" loext:char-shading-value="0" style:font-name-asian="Calibri2" style:font-name-complex="Calibri2"/>
    </style:style>
    <style:style style:name="T17" style:family="text">
      <style:text-properties style:use-window-font-color="true" loext:opacity="0%" style:font-name="Calibri2" fo:font-weight="normal" officeooo:rsid="03e6c96e" fo:background-color="transparent" loext:char-shading-value="0" style:font-name-asian="Calibri2" style:font-name-complex="Calibri2"/>
    </style:style>
    <style:style style:name="T18" style:family="text">
      <style:text-properties style:use-window-font-color="true" loext:opacity="0%" style:font-name="Calibri2" fo:font-weight="normal" officeooo:rsid="03e737d8" fo:background-color="transparent" loext:char-shading-value="0" style:font-name-asian="Calibri2" style:font-name-complex="Calibri2"/>
    </style:style>
    <style:style style:name="T19" style:family="text">
      <style:text-properties style:use-window-font-color="true" loext:opacity="0%" style:font-name="Calibri2" fo:font-weight="normal" officeooo:rsid="03e92f5d" fo:background-color="transparent" loext:char-shading-value="0" style:font-name-asian="Calibri2" style:font-name-complex="Calibri2"/>
    </style:style>
    <style:style style:name="T20" style:family="text">
      <style:text-properties style:use-window-font-color="true" loext:opacity="0%" style:font-name="Calibri2" fo:font-weight="normal" officeooo:rsid="03e98169" fo:background-color="transparent" loext:char-shading-value="0" style:font-name-asian="Calibri2" style:font-name-complex="Calibri2"/>
    </style:style>
    <style:style style:name="T21" style:family="text">
      <style:text-properties style:use-window-font-color="true" loext:opacity="0%" style:font-name="Calibri2" fo:font-weight="normal" officeooo:rsid="03e98201" fo:background-color="transparent" loext:char-shading-value="0" style:font-name-asian="Calibri2" style:font-name-complex="Calibri2"/>
    </style:style>
    <style:style style:name="T22" style:family="text">
      <style:text-properties style:use-window-font-color="true" loext:opacity="0%" style:font-name="Calibri2" fo:font-weight="normal" officeooo:rsid="03ea341c" fo:background-color="transparent" loext:char-shading-value="0" style:font-name-asian="Calibri2" style:font-name-complex="Calibri2"/>
    </style:style>
    <style:style style:name="T23" style:family="text">
      <style:text-properties style:use-window-font-color="true" loext:opacity="0%" style:font-name="Calibri2" fo:font-weight="normal" officeooo:rsid="03ebd662" fo:background-color="transparent" loext:char-shading-value="0" style:font-name-asian="Calibri2" style:font-name-complex="Calibri2"/>
    </style:style>
    <style:style style:name="T24" style:family="text">
      <style:text-properties style:use-window-font-color="true" loext:opacity="0%" style:font-name="Calibri2" fo:font-weight="normal" officeooo:rsid="03ef661e" fo:background-color="transparent" loext:char-shading-value="0" style:font-name-asian="Calibri2" style:font-name-complex="Calibri2"/>
    </style:style>
    <style:style style:name="T25" style:family="text">
      <style:text-properties style:use-window-font-color="true" loext:opacity="0%" style:font-name="Calibri2" fo:font-weight="normal" officeooo:rsid="03f02afd" fo:background-color="transparent" loext:char-shading-value="0" style:font-name-asian="Calibri2" style:font-name-complex="Calibri2"/>
    </style:style>
    <style:style style:name="T26" style:family="text">
      <style:text-properties style:use-window-font-color="true" loext:opacity="0%" style:font-name="Calibri2" fo:font-weight="normal" officeooo:rsid="03f14884" fo:background-color="transparent" loext:char-shading-value="0" style:font-name-asian="Calibri2" style:font-name-complex="Calibri2"/>
    </style:style>
    <style:style style:name="T27" style:family="text">
      <style:text-properties style:use-window-font-color="true" loext:opacity="0%" style:font-name="Calibri2" fo:font-weight="normal" officeooo:rsid="03f259ba" fo:background-color="transparent" loext:char-shading-value="0" style:font-name-asian="Calibri2" style:font-name-complex="Calibri2"/>
    </style:style>
    <style:style style:name="T28" style:family="text">
      <style:text-properties style:use-window-font-color="true" loext:opacity="0%" style:font-name="Calibri2" fo:font-weight="normal" officeooo:rsid="03f25cb0" fo:background-color="transparent" loext:char-shading-value="0" style:font-name-asian="Calibri2" style:font-name-complex="Calibri2"/>
    </style:style>
    <style:style style:name="T29" style:family="text">
      <style:text-properties style:use-window-font-color="true" loext:opacity="0%" style:font-name="Calibri2" fo:font-weight="normal" officeooo:rsid="03f3e391" fo:background-color="transparent" loext:char-shading-value="0" style:font-name-asian="Calibri2" style:font-name-complex="Calibri2"/>
    </style:style>
    <style:style style:name="T30" style:family="text">
      <style:text-properties style:use-window-font-color="true" loext:opacity="0%" style:font-name="Calibri2" fo:font-weight="normal" officeooo:rsid="03f53fa6" fo:background-color="transparent" loext:char-shading-value="0" style:font-name-asian="Calibri2" style:font-name-complex="Calibri2"/>
    </style:style>
    <style:style style:name="T31" style:family="text">
      <style:text-properties style:use-window-font-color="true" loext:opacity="0%" style:font-name="Calibri2" fo:font-weight="normal" officeooo:rsid="03f61194" fo:background-color="transparent" loext:char-shading-value="0" style:font-name-asian="Calibri2" style:font-name-complex="Calibri2"/>
    </style:style>
    <style:style style:name="T32" style:family="text">
      <style:text-properties style:use-window-font-color="true" loext:opacity="0%" style:font-name="Calibri2" fo:font-weight="normal" officeooo:rsid="03f6f55b" fo:background-color="transparent" loext:char-shading-value="0" style:font-name-asian="Calibri2" style:font-name-complex="Calibri2"/>
    </style:style>
    <style:style style:name="T33" style:family="text">
      <style:text-properties style:use-window-font-color="true" loext:opacity="0%" style:font-name="Calibri2" fo:font-weight="normal" officeooo:rsid="03f7a46a" fo:background-color="transparent" loext:char-shading-value="0" style:font-name-asian="Calibri2" style:font-name-complex="Calibri2"/>
    </style:style>
    <style:style style:name="T34" style:family="text">
      <style:text-properties style:use-window-font-color="true" loext:opacity="0%" style:font-name="Calibri2" fo:font-weight="normal" officeooo:rsid="03f8c9d3" fo:background-color="transparent" loext:char-shading-value="0" style:font-name-asian="Calibri2" style:font-name-complex="Calibri2"/>
    </style:style>
    <style:style style:name="T35" style:family="text">
      <style:text-properties style:use-window-font-color="true" loext:opacity="0%" style:font-name="Calibri2" fo:font-weight="normal" officeooo:rsid="03fed892" fo:background-color="transparent" loext:char-shading-value="0" style:font-name-asian="Calibri2" style:font-name-complex="Calibri2"/>
    </style:style>
    <style:style style:name="T36" style:family="text">
      <style:text-properties style:use-window-font-color="true" loext:opacity="0%" style:font-name="Calibri2" fo:font-weight="normal" officeooo:rsid="03ffcfd5" fo:background-color="transparent" loext:char-shading-value="0" style:font-name-asian="Calibri2" style:font-name-complex="Calibri2"/>
    </style:style>
    <style:style style:name="T37" style:family="text">
      <style:text-properties style:use-window-font-color="true" loext:opacity="0%" style:font-name="Calibri2" fo:font-weight="normal" officeooo:rsid="04007e0e" fo:background-color="transparent" loext:char-shading-value="0" style:font-name-asian="Calibri2" style:font-name-complex="Calibri2"/>
    </style:style>
    <style:style style:name="T38" style:family="text">
      <style:text-properties style:use-window-font-color="true" loext:opacity="0%" style:font-name="Calibri2" fo:font-weight="normal" officeooo:rsid="0400c17c" fo:background-color="transparent" loext:char-shading-value="0" style:font-name-asian="Calibri2" style:font-name-complex="Calibri2"/>
    </style:style>
    <style:style style:name="T39" style:family="text">
      <style:text-properties style:use-window-font-color="true" loext:opacity="0%" style:font-name="Calibri2" fo:font-weight="normal" officeooo:rsid="04015e89" fo:background-color="transparent" loext:char-shading-value="0" style:font-name-asian="Calibri2" style:font-name-complex="Calibri2"/>
    </style:style>
    <style:style style:name="T40" style:family="text">
      <style:text-properties style:use-window-font-color="true" loext:opacity="0%" style:font-name="Calibri2" fo:font-weight="normal" officeooo:rsid="0402a80a" fo:background-color="transparent" loext:char-shading-value="0" style:font-name-asian="Calibri2" style:font-name-complex="Calibri2"/>
    </style:style>
    <style:style style:name="T41" style:family="text">
      <style:text-properties style:use-window-font-color="true" loext:opacity="0%" style:font-name="Calibri2" fo:font-weight="normal" officeooo:rsid="040385ae" fo:background-color="transparent" loext:char-shading-value="0" style:font-name-asian="Calibri2" style:font-name-complex="Calibri2"/>
    </style:style>
    <style:style style:name="T42" style:family="text">
      <style:text-properties style:use-window-font-color="true" loext:opacity="0%" style:font-name="Calibri2" fo:font-weight="normal" officeooo:rsid="04041be9" fo:background-color="transparent" loext:char-shading-value="0" style:font-name-asian="Calibri2" style:font-name-complex="Calibri2"/>
    </style:style>
    <style:style style:name="T43" style:family="text">
      <style:text-properties style:use-window-font-color="true" loext:opacity="0%" style:font-name="Calibri2" fo:font-weight="normal" officeooo:rsid="0466ada9" fo:background-color="transparent" loext:char-shading-value="0" style:font-name-asian="Calibri2" style:font-name-complex="Calibri2"/>
    </style:style>
    <style:style style:name="T44" style:family="text">
      <style:text-properties style:use-window-font-color="true" loext:opacity="0%" style:font-name="Calibri2" fo:font-weight="normal" fo:background-color="transparent" loext:char-shading-value="0" style:font-name-asian="Calibri2" style:font-weight-asian="normal" style:font-name-complex="Calibri2" style:font-weight-complex="normal"/>
    </style:style>
    <style:style style:name="T45" style:family="text">
      <style:text-properties style:use-window-font-color="true" loext:opacity="0%" style:font-name="Calibri2" fo:font-weight="normal" officeooo:rsid="03dbd4ee" fo:background-color="transparent" loext:char-shading-value="0" style:font-name-asian="Calibri2" style:font-weight-asian="normal" style:font-name-complex="Calibri2" style:font-weight-complex="normal"/>
    </style:style>
    <style:style style:name="T46" style:family="text">
      <style:text-properties style:use-window-font-color="true" loext:opacity="0%" style:font-name="Calibri2" fo:font-weight="normal" officeooo:rsid="03dd68ce" fo:background-color="transparent" loext:char-shading-value="0" style:font-name-asian="Calibri2" style:font-weight-asian="normal" style:font-name-complex="Calibri2" style:font-weight-complex="normal"/>
    </style:style>
    <style:style style:name="T47" style:family="text">
      <style:text-properties style:use-window-font-color="true" loext:opacity="0%" style:font-name="Calibri2" fo:font-weight="bold" fo:background-color="transparent" loext:char-shading-value="0" style:font-name-asian="Calibri2" style:font-name-complex="Calibri2"/>
    </style:style>
    <style:style style:name="T48" style:family="text">
      <style:text-properties style:use-window-font-color="true" loext:opacity="0%" style:font-name="Calibri2" fo:font-weight="bold" fo:background-color="transparent" loext:char-shading-value="0" style:font-name-asian="Calibri2" style:font-weight-asian="bold" style:font-name-complex="Calibri2" style:font-weight-complex="bold"/>
    </style:style>
    <style:style style:name="T49" style:family="text">
      <style:text-properties style:use-window-font-color="true" loext:opacity="0%" style:font-name="Calibri2" fo:font-style="italic" fo:font-weight="normal" fo:background-color="transparent" loext:char-shading-value="0" style:font-name-asian="Calibri2" style:font-name-complex="Calibri2"/>
    </style:style>
    <style:style style:name="T50" style:family="text">
      <style:text-properties style:use-window-font-color="true" loext:opacity="0%" style:font-name="Calibri2" fo:font-size="10pt" fo:font-weight="normal" fo:background-color="transparent" loext:char-shading-value="0" style:font-name-asian="Calibri2" style:font-size-asian="10pt" style:font-name-complex="Calibri2" style:font-size-complex="10pt"/>
    </style:style>
    <style:style style:name="T51" style:family="text">
      <style:text-properties style:use-window-font-color="true" loext:opacity="0%" style:font-name="Calibri2" fo:font-size="10pt" fo:font-weight="normal" officeooo:rsid="01b2536e" fo:background-color="transparent" loext:char-shading-value="0" style:font-name-asian="Calibri2" style:font-size-asian="10pt" style:font-name-complex="Calibri2" style:font-size-complex="10pt"/>
    </style:style>
    <style:style style:name="T52" style:family="text">
      <style:text-properties style:use-window-font-color="true" loext:opacity="0%" style:font-name="Calibri2" fo:font-size="10pt" fo:font-weight="normal" officeooo:rsid="01b327c0" fo:background-color="transparent" loext:char-shading-value="0" style:font-name-asian="Calibri2" style:font-size-asian="10pt" style:font-name-complex="Calibri2" style:font-size-complex="10pt"/>
    </style:style>
    <style:style style:name="T53" style:family="text">
      <style:text-properties style:use-window-font-color="true" loext:opacity="0%" style:font-name="Calibri2" fo:font-size="10pt" fo:font-weight="normal" officeooo:rsid="01c1938c" fo:background-color="transparent" loext:char-shading-value="0" style:font-name-asian="Calibri2" style:font-size-asian="10pt" style:font-name-complex="Calibri2" style:font-size-complex="10pt"/>
    </style:style>
    <style:style style:name="T54" style:family="text">
      <style:text-properties style:use-window-font-color="true" loext:opacity="0%" style:font-name="Calibri2" fo:font-size="10pt" fo:font-weight="normal" officeooo:rsid="01b5fcf0" fo:background-color="transparent" loext:char-shading-value="0" style:font-name-asian="Calibri2" style:font-size-asian="10pt" style:font-name-complex="Calibri2" style:font-size-complex="10pt"/>
    </style:style>
    <style:style style:name="T55" style:family="text">
      <style:text-properties style:use-window-font-color="true" loext:opacity="0%" style:font-name="Calibri2" fo:font-size="10pt" fo:font-weight="normal" officeooo:rsid="01bf021c" fo:background-color="transparent" loext:char-shading-value="0" style:font-name-asian="Calibri2" style:font-size-asian="10pt" style:font-name-complex="Calibri2" style:font-size-complex="10pt"/>
    </style:style>
    <style:style style:name="T56" style:family="text">
      <style:text-properties style:use-window-font-color="true" loext:opacity="0%" style:font-name="Calibri2" fo:font-size="10pt" fo:font-weight="normal" officeooo:rsid="01b05fdf" fo:background-color="transparent" loext:char-shading-value="0" style:font-name-asian="Calibri2" style:font-size-asian="10pt" style:font-name-complex="Calibri2" style:font-size-complex="10pt"/>
    </style:style>
    <style:style style:name="T57" style:family="text">
      <style:text-properties style:use-window-font-color="true" loext:opacity="0%" style:font-name="Calibri2" fo:font-size="10pt" fo:font-weight="normal" officeooo:rsid="01b4d6f0" fo:background-color="transparent" loext:char-shading-value="0" style:font-name-asian="Calibri2" style:font-size-asian="10pt" style:font-name-complex="Calibri2" style:font-size-complex="10pt"/>
    </style:style>
    <style:style style:name="T58" style:family="text">
      <style:text-properties style:use-window-font-color="true" loext:opacity="0%" style:font-name="Calibri2" fo:font-size="10pt" fo:font-weight="normal" officeooo:rsid="01b7b78a" fo:background-color="transparent" loext:char-shading-value="0" style:font-name-asian="Calibri2" style:font-size-asian="10pt" style:font-name-complex="Calibri2" style:font-size-complex="10pt"/>
    </style:style>
    <style:style style:name="T59" style:family="text">
      <style:text-properties style:use-window-font-color="true" loext:opacity="0%" style:font-name="Calibri2" fo:font-size="10pt" fo:font-weight="normal" officeooo:rsid="01b8e570" fo:background-color="transparent" loext:char-shading-value="0" style:font-name-asian="Calibri2" style:font-size-asian="10pt" style:font-name-complex="Calibri2" style:font-size-complex="10pt"/>
    </style:style>
    <style:style style:name="T60" style:family="text">
      <style:text-properties style:use-window-font-color="true" loext:opacity="0%" style:font-name="Calibri2" fo:font-size="10pt" fo:font-weight="normal" officeooo:rsid="01bab06b" fo:background-color="transparent" loext:char-shading-value="0" style:font-name-asian="Calibri2" style:font-size-asian="10pt" style:font-name-complex="Calibri2" style:font-size-complex="10pt"/>
    </style:style>
    <style:style style:name="T61" style:family="text">
      <style:text-properties style:use-window-font-color="true" loext:opacity="0%" style:font-name="Calibri2" fo:font-size="10pt" fo:font-weight="normal" officeooo:rsid="01c2b520" fo:background-color="transparent" loext:char-shading-value="0" style:font-name-asian="Calibri2" style:font-size-asian="10pt" style:font-name-complex="Calibri2" style:font-size-complex="10pt"/>
    </style:style>
    <style:style style:name="T62" style:family="text">
      <style:text-properties style:use-window-font-color="true" loext:opacity="0%" style:font-name="Calibri2" fo:font-size="10pt" fo:font-weight="normal" officeooo:rsid="01c2e0af" fo:background-color="transparent" loext:char-shading-value="0" style:font-name-asian="Calibri2" style:font-size-asian="10pt" style:font-name-complex="Calibri2" style:font-size-complex="10pt"/>
    </style:style>
    <style:style style:name="T63" style:family="text">
      <style:text-properties style:use-window-font-color="true" loext:opacity="0%" style:font-name="Calibri2" fo:font-size="10pt" fo:font-weight="normal" officeooo:rsid="01c50506" fo:background-color="transparent" loext:char-shading-value="0" style:font-name-asian="Calibri2" style:font-size-asian="10pt" style:font-name-complex="Calibri2" style:font-size-complex="10pt"/>
    </style:style>
    <style:style style:name="T64" style:family="text">
      <style:text-properties style:use-window-font-color="true" loext:opacity="0%" style:font-name="Calibri2" fo:font-size="10pt" fo:font-weight="normal" officeooo:rsid="01c59d03" fo:background-color="transparent" loext:char-shading-value="0" style:font-name-asian="Calibri2" style:font-size-asian="10pt" style:font-name-complex="Calibri2" style:font-size-complex="10pt"/>
    </style:style>
    <style:style style:name="T65" style:family="text">
      <style:text-properties style:use-window-font-color="true" loext:opacity="0%" style:font-name="Calibri2" fo:font-size="10pt" fo:font-weight="normal" officeooo:rsid="01c76937" fo:background-color="transparent" loext:char-shading-value="0" style:font-name-asian="Calibri2" style:font-size-asian="10pt" style:font-name-complex="Calibri2" style:font-size-complex="10pt"/>
    </style:style>
    <style:style style:name="T66" style:family="text">
      <style:text-properties style:use-window-font-color="true" loext:opacity="0%" style:font-name="Calibri2" fo:font-size="10pt" fo:font-weight="normal" officeooo:rsid="01c78f25" fo:background-color="transparent" loext:char-shading-value="0" style:font-name-asian="Calibri2" style:font-size-asian="10pt" style:font-name-complex="Calibri2" style:font-size-complex="10pt"/>
    </style:style>
    <style:style style:name="T67" style:family="text">
      <style:text-properties style:use-window-font-color="true" loext:opacity="0%" style:font-name="Calibri2" fo:font-size="10pt" fo:font-weight="normal" officeooo:rsid="01c84bed" fo:background-color="transparent" loext:char-shading-value="0" style:font-name-asian="Calibri2" style:font-size-asian="10pt" style:font-name-complex="Calibri2" style:font-size-complex="10pt"/>
    </style:style>
    <style:style style:name="T68" style:family="text">
      <style:text-properties style:use-window-font-color="true" loext:opacity="0%" style:font-name="Calibri2" fo:font-size="10pt" fo:font-weight="normal" officeooo:rsid="01c9fc2b" fo:background-color="transparent" loext:char-shading-value="0" style:font-name-asian="Calibri2" style:font-size-asian="10pt" style:font-name-complex="Calibri2" style:font-size-complex="10pt"/>
    </style:style>
    <style:style style:name="T69" style:family="text">
      <style:text-properties style:use-window-font-color="true" loext:opacity="0%" style:font-name="Calibri2" fo:font-size="10pt" fo:font-weight="normal" officeooo:rsid="03399e60" fo:background-color="transparent" loext:char-shading-value="0" style:font-name-asian="Calibri2" style:font-size-asian="10pt" style:font-name-complex="Calibri2" style:font-size-complex="10pt"/>
    </style:style>
    <style:style style:name="T70" style:family="text">
      <style:text-properties style:use-window-font-color="true" loext:opacity="0%" style:font-name="Calibri2" fo:font-size="10pt" fo:font-weight="normal" officeooo:rsid="033a2c82" fo:background-color="transparent" loext:char-shading-value="0" style:font-name-asian="Calibri2" style:font-size-asian="10pt" style:font-name-complex="Calibri2" style:font-size-complex="10pt"/>
    </style:style>
    <style:style style:name="T71" style:family="text">
      <style:text-properties style:use-window-font-color="true" loext:opacity="0%" style:font-name="Calibri2" fo:font-size="10pt" fo:font-weight="normal" officeooo:rsid="033b9505" fo:background-color="transparent" loext:char-shading-value="0" style:font-name-asian="Calibri2" style:font-size-asian="10pt" style:font-name-complex="Calibri2" style:font-size-complex="10pt"/>
    </style:style>
    <style:style style:name="T72" style:family="text">
      <style:text-properties style:use-window-font-color="true" loext:opacity="0%" style:font-name="Calibri2" fo:font-size="10pt" fo:font-weight="normal" officeooo:rsid="033c70be" fo:background-color="transparent" loext:char-shading-value="0" style:font-name-asian="Calibri2" style:font-size-asian="10pt" style:font-name-complex="Calibri2" style:font-size-complex="10pt"/>
    </style:style>
    <style:style style:name="T73" style:family="text">
      <style:text-properties style:use-window-font-color="true" loext:opacity="0%" style:font-name="Calibri2" fo:font-size="10pt" fo:font-weight="normal" officeooo:rsid="033e6f68" fo:background-color="transparent" loext:char-shading-value="0" style:font-name-asian="Calibri2" style:font-size-asian="10pt" style:font-name-complex="Calibri2" style:font-size-complex="10pt"/>
    </style:style>
    <style:style style:name="T74" style:family="text">
      <style:text-properties style:use-window-font-color="true" loext:opacity="0%" style:font-name="Calibri2" fo:font-size="10pt" fo:font-weight="normal" officeooo:rsid="01aed4d8" fo:background-color="transparent" loext:char-shading-value="0" style:font-name-asian="Calibri2" style:font-size-asian="10pt" style:font-name-complex="Calibri2" style:font-size-complex="10pt"/>
    </style:style>
    <style:style style:name="T75" style:family="text">
      <style:text-properties style:use-window-font-color="true" loext:opacity="0%" style:font-name="Calibri2" fo:font-size="10pt" fo:font-weight="normal" officeooo:rsid="01bb68eb" fo:background-color="transparent" loext:char-shading-value="0" style:font-name-asian="Calibri2" style:font-size-asian="10pt" style:font-name-complex="Calibri2" style:font-size-complex="10pt"/>
    </style:style>
    <style:style style:name="T76" style:family="text">
      <style:text-properties style:use-window-font-color="true" loext:opacity="0%" style:font-name="Calibri2" fo:font-size="10pt" fo:font-weight="normal" officeooo:rsid="01bcbfa8" fo:background-color="transparent" loext:char-shading-value="0" style:font-name-asian="Calibri2" style:font-size-asian="10pt" style:font-name-complex="Calibri2" style:font-size-complex="10pt"/>
    </style:style>
    <style:style style:name="T77" style:family="text">
      <style:text-properties style:use-window-font-color="true" loext:opacity="0%" style:font-name="Calibri2" fo:font-size="10pt" fo:font-weight="normal" officeooo:rsid="01be56b6" fo:background-color="transparent" loext:char-shading-value="0" style:font-name-asian="Calibri2" style:font-size-asian="10pt" style:font-name-complex="Calibri2" style:font-size-complex="10pt"/>
    </style:style>
    <style:style style:name="T78" style:family="text">
      <style:text-properties style:use-window-font-color="true" loext:opacity="0%" style:font-name="Calibri2" fo:font-size="10pt" fo:font-weight="normal" officeooo:rsid="0338aa34" fo:background-color="transparent" loext:char-shading-value="0" style:font-name-asian="Calibri2" style:font-size-asian="10pt" style:font-name-complex="Calibri2" style:font-size-complex="10pt"/>
    </style:style>
    <style:style style:name="T79" style:family="text">
      <style:text-properties style:use-window-font-color="true" loext:opacity="0%" style:font-name="Calibri2" fo:font-size="10pt" fo:font-weight="normal" officeooo:rsid="01bf8aac" fo:background-color="transparent" loext:char-shading-value="0" style:font-name-asian="Calibri2" style:font-size-asian="10pt" style:font-name-complex="Calibri2" style:font-size-complex="10pt"/>
    </style:style>
    <style:style style:name="T80" style:family="text">
      <style:text-properties style:use-window-font-color="true" loext:opacity="0%" style:font-name="Calibri2" fo:font-size="10pt" fo:font-weight="normal" officeooo:rsid="01c0d120" fo:background-color="transparent" loext:char-shading-value="0" style:font-name-asian="Calibri2" style:font-size-asian="10pt" style:font-name-complex="Calibri2" style:font-size-complex="10pt"/>
    </style:style>
    <style:style style:name="T81" style:family="text">
      <style:text-properties style:use-window-font-color="true" loext:opacity="0%" style:font-name="Calibri2" fo:font-size="10pt" fo:font-weight="normal" officeooo:rsid="0338f94f" fo:background-color="transparent" loext:char-shading-value="0" style:font-name-asian="Calibri2" style:font-size-asian="10pt" style:font-name-complex="Calibri2" style:font-size-complex="10pt"/>
    </style:style>
    <style:style style:name="T82" style:family="text">
      <style:text-properties style:use-window-font-color="true" loext:opacity="0%" style:font-name="Calibri2" fo:font-size="10pt" fo:font-weight="normal" officeooo:rsid="033eb144" fo:background-color="transparent" loext:char-shading-value="0" style:font-name-asian="Calibri2" style:font-size-asian="10pt" style:font-name-complex="Calibri2" style:font-size-complex="10pt"/>
    </style:style>
    <style:style style:name="T83" style:family="text">
      <style:text-properties style:use-window-font-color="true" loext:opacity="0%" style:font-name="Calibri2" fo:font-size="10pt" fo:font-weight="normal" officeooo:rsid="03409974" fo:background-color="transparent" loext:char-shading-value="0" style:font-name-asian="Calibri2" style:font-size-asian="10pt" style:font-name-complex="Calibri2" style:font-size-complex="10pt"/>
    </style:style>
    <style:style style:name="T84" style:family="text">
      <style:text-properties style:use-window-font-color="true" loext:opacity="0%" style:font-name="Calibri2" fo:font-size="10pt" fo:font-weight="normal" officeooo:rsid="0341c666" fo:background-color="transparent" loext:char-shading-value="0" style:font-name-asian="Calibri2" style:font-size-asian="10pt" style:font-name-complex="Calibri2" style:font-size-complex="10pt"/>
    </style:style>
    <style:style style:name="T85" style:family="text">
      <style:text-properties style:use-window-font-color="true" loext:opacity="0%" style:font-name="Calibri2" fo:font-size="10pt" fo:font-weight="normal" officeooo:rsid="0343c0a9" fo:background-color="transparent" loext:char-shading-value="0" style:font-name-asian="Calibri2" style:font-size-asian="10pt" style:font-name-complex="Calibri2" style:font-size-complex="10pt"/>
    </style:style>
    <style:style style:name="T86" style:family="text">
      <style:text-properties style:use-window-font-color="true" loext:opacity="0%" style:font-name="Calibri2" fo:font-size="10pt" fo:font-weight="normal" officeooo:rsid="0343ec00" fo:background-color="transparent" loext:char-shading-value="0" style:font-name-asian="Calibri2" style:font-size-asian="10pt" style:font-name-complex="Calibri2" style:font-size-complex="10pt"/>
    </style:style>
    <style:style style:name="T87" style:family="text">
      <style:text-properties style:use-window-font-color="true" loext:opacity="0%" style:font-name="Calibri2" fo:font-size="10pt" fo:font-weight="normal" officeooo:rsid="03443b26" fo:background-color="transparent" loext:char-shading-value="0" style:font-name-asian="Calibri2" style:font-size-asian="10pt" style:font-name-complex="Calibri2" style:font-size-complex="10pt"/>
    </style:style>
    <style:style style:name="T88" style:family="text">
      <style:text-properties style:use-window-font-color="true" loext:opacity="0%" style:font-name="Calibri2" fo:font-size="10pt" fo:font-weight="normal" officeooo:rsid="0344eb7f" fo:background-color="transparent" loext:char-shading-value="0" style:font-name-asian="Calibri2" style:font-size-asian="10pt" style:font-name-complex="Calibri2" style:font-size-complex="10pt"/>
    </style:style>
    <style:style style:name="T89" style:family="text">
      <style:text-properties style:use-window-font-color="true" loext:opacity="0%" style:font-name="Calibri2" fo:font-size="10pt" fo:font-weight="normal" officeooo:rsid="03457580" fo:background-color="transparent" loext:char-shading-value="0" style:font-name-asian="Calibri2" style:font-size-asian="10pt" style:font-name-complex="Calibri2" style:font-size-complex="10pt"/>
    </style:style>
    <style:style style:name="T90" style:family="text">
      <style:text-properties style:use-window-font-color="true" loext:opacity="0%" style:font-name="Calibri2" fo:font-size="10pt" fo:font-weight="normal" officeooo:rsid="03998dba" fo:background-color="transparent" loext:char-shading-value="0" style:font-name-asian="Calibri2" style:font-size-asian="10pt" style:font-name-complex="Calibri2" style:font-size-complex="10pt"/>
    </style:style>
    <style:style style:name="T91" style:family="text">
      <style:text-properties style:use-window-font-color="true" loext:opacity="0%" style:font-name="Calibri2" fo:font-size="10pt" fo:font-weight="normal" officeooo:rsid="039acbc5" fo:background-color="transparent" loext:char-shading-value="0" style:font-name-asian="Calibri2" style:font-size-asian="10pt" style:font-name-complex="Calibri2" style:font-size-complex="10pt"/>
    </style:style>
    <style:style style:name="T92" style:family="text">
      <style:text-properties style:use-window-font-color="true" loext:opacity="0%" style:font-name="Calibri2" fo:font-size="10pt" fo:font-weight="normal" officeooo:rsid="039aedd5" fo:background-color="transparent" loext:char-shading-value="0" style:font-name-asian="Calibri2" style:font-size-asian="10pt" style:font-name-complex="Calibri2" style:font-size-complex="10pt"/>
    </style:style>
    <style:style style:name="T93" style:family="text">
      <style:text-properties style:use-window-font-color="true" loext:opacity="0%" style:font-name="Calibri2" fo:font-size="10pt" fo:font-weight="normal" officeooo:rsid="03a0b2f2" fo:background-color="transparent" loext:char-shading-value="0" style:font-name-asian="Calibri2" style:font-size-asian="10pt" style:font-name-complex="Calibri2" style:font-size-complex="10pt"/>
    </style:style>
    <style:style style:name="T94" style:family="text">
      <style:text-properties style:use-window-font-color="true" loext:opacity="0%" style:font-name="Calibri2" fo:font-size="10pt" fo:font-weight="normal" officeooo:rsid="03a32dde" fo:background-color="transparent" loext:char-shading-value="0" style:font-name-asian="Calibri2" style:font-size-asian="10pt" style:font-name-complex="Calibri2" style:font-size-complex="10pt"/>
    </style:style>
    <style:style style:name="T95" style:family="text">
      <style:text-properties style:use-window-font-color="true" loext:opacity="0%" style:font-name="Calibri2" fo:font-size="10pt" fo:font-weight="normal" officeooo:rsid="03a49d5d" fo:background-color="transparent" loext:char-shading-value="0" style:font-name-asian="Calibri2" style:font-size-asian="10pt" style:font-name-complex="Calibri2" style:font-size-complex="10pt"/>
    </style:style>
    <style:style style:name="T96" style:family="text">
      <style:text-properties style:use-window-font-color="true" loext:opacity="0%" style:font-name="Calibri2" fo:font-size="10pt" fo:font-weight="normal" officeooo:rsid="03a5b359" fo:background-color="transparent" loext:char-shading-value="0" style:font-name-asian="Calibri2" style:font-size-asian="10pt" style:font-name-complex="Calibri2" style:font-size-complex="10pt"/>
    </style:style>
    <style:style style:name="T97" style:family="text">
      <style:text-properties style:use-window-font-color="true" loext:opacity="0%" style:font-name="Calibri2" fo:font-size="10pt" fo:font-weight="normal" officeooo:rsid="03a73759" fo:background-color="transparent" loext:char-shading-value="0" style:font-name-asian="Calibri2" style:font-size-asian="10pt" style:font-name-complex="Calibri2" style:font-size-complex="10pt"/>
    </style:style>
    <style:style style:name="T98" style:family="text">
      <style:text-properties style:use-window-font-color="true" loext:opacity="0%" style:font-name="Calibri2" fo:font-size="10pt" fo:font-weight="normal" officeooo:rsid="03a83c66" fo:background-color="transparent" loext:char-shading-value="0" style:font-name-asian="Calibri2" style:font-size-asian="10pt" style:font-name-complex="Calibri2" style:font-size-complex="10pt"/>
    </style:style>
    <style:style style:name="T99" style:family="text">
      <style:text-properties style:use-window-font-color="true" loext:opacity="0%" style:font-name="Calibri2" fo:font-size="10pt" fo:font-weight="normal" officeooo:rsid="03a8c375" fo:background-color="transparent" loext:char-shading-value="0" style:font-name-asian="Calibri2" style:font-size-asian="10pt" style:font-name-complex="Calibri2" style:font-size-complex="10pt"/>
    </style:style>
    <style:style style:name="T100" style:family="text">
      <style:text-properties style:use-window-font-color="true" loext:opacity="0%" style:font-name="Calibri2" fo:font-size="10pt" fo:font-weight="normal" officeooo:rsid="03aa75a6" fo:background-color="transparent" loext:char-shading-value="0" style:font-name-asian="Calibri2" style:font-size-asian="10pt" style:font-name-complex="Calibri2" style:font-size-complex="10pt"/>
    </style:style>
    <style:style style:name="T101" style:family="text">
      <style:text-properties style:use-window-font-color="true" loext:opacity="0%" style:font-name="Calibri2" fo:font-size="10pt" fo:font-weight="normal" officeooo:rsid="03ab6c28" fo:background-color="transparent" loext:char-shading-value="0" style:font-name-asian="Calibri2" style:font-size-asian="10pt" style:font-name-complex="Calibri2" style:font-size-complex="10pt"/>
    </style:style>
    <style:style style:name="T102" style:family="text">
      <style:text-properties style:use-window-font-color="true" loext:opacity="0%" style:font-name="Calibri2" fo:font-size="10pt" fo:font-weight="normal" officeooo:rsid="03ac0e92" fo:background-color="transparent" loext:char-shading-value="0" style:font-name-asian="Calibri2" style:font-size-asian="10pt" style:font-name-complex="Calibri2" style:font-size-complex="10pt"/>
    </style:style>
    <style:style style:name="T103" style:family="text">
      <style:text-properties style:use-window-font-color="true" loext:opacity="0%" style:font-name="Calibri2" fo:font-size="10pt" fo:font-weight="normal" officeooo:rsid="03ae6c2f" fo:background-color="transparent" loext:char-shading-value="0" style:font-name-asian="Calibri2" style:font-size-asian="10pt" style:font-name-complex="Calibri2" style:font-size-complex="10pt"/>
    </style:style>
    <style:style style:name="T104" style:family="text">
      <style:text-properties style:use-window-font-color="true" loext:opacity="0%" style:font-name="Calibri2" fo:font-size="10pt" fo:font-weight="normal" officeooo:rsid="03af412e" fo:background-color="transparent" loext:char-shading-value="0" style:font-name-asian="Calibri2" style:font-size-asian="10pt" style:font-name-complex="Calibri2" style:font-size-complex="10pt"/>
    </style:style>
    <style:style style:name="T105" style:family="text">
      <style:text-properties style:use-window-font-color="true" loext:opacity="0%" style:font-name="Calibri2" fo:font-size="10pt" fo:font-weight="normal" officeooo:rsid="03b0ec09" fo:background-color="transparent" loext:char-shading-value="0" style:font-name-asian="Calibri2" style:font-size-asian="10pt" style:font-name-complex="Calibri2" style:font-size-complex="10pt"/>
    </style:style>
    <style:style style:name="T106" style:family="text">
      <style:text-properties style:use-window-font-color="true" loext:opacity="0%" style:font-name="Calibri2" fo:font-size="10pt" fo:font-weight="normal" officeooo:rsid="03b2bb79" fo:background-color="transparent" loext:char-shading-value="0" style:font-name-asian="Calibri2" style:font-size-asian="10pt" style:font-name-complex="Calibri2" style:font-size-complex="10pt"/>
    </style:style>
    <style:style style:name="T107" style:family="text">
      <style:text-properties style:use-window-font-color="true" loext:opacity="0%" style:font-name="Calibri2" fo:font-size="10pt" fo:font-weight="normal" officeooo:rsid="03b32caf" fo:background-color="transparent" loext:char-shading-value="0" style:font-name-asian="Calibri2" style:font-size-asian="10pt" style:font-name-complex="Calibri2" style:font-size-complex="10pt"/>
    </style:style>
    <style:style style:name="T108" style:family="text">
      <style:text-properties style:use-window-font-color="true" loext:opacity="0%" style:font-name="Calibri2" fo:font-size="10pt" fo:font-weight="normal" officeooo:rsid="03b3b132" fo:background-color="transparent" loext:char-shading-value="0" style:font-name-asian="Calibri2" style:font-size-asian="10pt" style:font-name-complex="Calibri2" style:font-size-complex="10pt"/>
    </style:style>
    <style:style style:name="T109" style:family="text">
      <style:text-properties style:use-window-font-color="true" loext:opacity="0%" style:font-name="Calibri2" fo:font-size="10pt" fo:font-weight="normal" officeooo:rsid="03b57936" fo:background-color="transparent" loext:char-shading-value="0" style:font-name-asian="Calibri2" style:font-size-asian="10pt" style:font-name-complex="Calibri2" style:font-size-complex="10pt"/>
    </style:style>
    <style:style style:name="T110" style:family="text">
      <style:text-properties style:use-window-font-color="true" loext:opacity="0%" style:font-name="Calibri2" fo:font-size="10pt" fo:font-weight="normal" officeooo:rsid="03b6a327" fo:background-color="transparent" loext:char-shading-value="0" style:font-name-asian="Calibri2" style:font-size-asian="10pt" style:font-name-complex="Calibri2" style:font-size-complex="10pt"/>
    </style:style>
    <style:style style:name="T111" style:family="text">
      <style:text-properties style:use-window-font-color="true" loext:opacity="0%" style:font-name="Calibri2" fo:font-size="10pt" fo:font-weight="normal" officeooo:rsid="03b85382" fo:background-color="transparent" loext:char-shading-value="0" style:font-name-asian="Calibri2" style:font-size-asian="10pt" style:font-name-complex="Calibri2" style:font-size-complex="10pt"/>
    </style:style>
    <style:style style:name="T112" style:family="text">
      <style:text-properties style:use-window-font-color="true" loext:opacity="0%" style:font-name="Calibri2" fo:font-size="10pt" fo:font-weight="normal" officeooo:rsid="03b923e7" fo:background-color="transparent" loext:char-shading-value="0" style:font-name-asian="Calibri2" style:font-size-asian="10pt" style:font-name-complex="Calibri2" style:font-size-complex="10pt"/>
    </style:style>
    <style:style style:name="T113" style:family="text">
      <style:text-properties style:use-window-font-color="true" loext:opacity="0%" style:font-name="Calibri2" fo:font-size="10pt" fo:font-weight="normal" officeooo:rsid="03bb05e2" fo:background-color="transparent" loext:char-shading-value="0" style:font-name-asian="Calibri2" style:font-size-asian="10pt" style:font-name-complex="Calibri2" style:font-size-complex="10pt"/>
    </style:style>
    <style:style style:name="T114" style:family="text">
      <style:text-properties style:use-window-font-color="true" loext:opacity="0%" style:font-name="Calibri2" fo:font-size="10pt" fo:font-weight="normal" officeooo:rsid="03bca10b" fo:background-color="transparent" loext:char-shading-value="0" style:font-name-asian="Calibri2" style:font-size-asian="10pt" style:font-name-complex="Calibri2" style:font-size-complex="10pt"/>
    </style:style>
    <style:style style:name="T115" style:family="text">
      <style:text-properties style:use-window-font-color="true" loext:opacity="0%" style:font-name="Calibri2" fo:font-size="10pt" fo:font-weight="normal" officeooo:rsid="03bd5d55" fo:background-color="transparent" loext:char-shading-value="0" style:font-name-asian="Calibri2" style:font-size-asian="10pt" style:font-name-complex="Calibri2" style:font-size-complex="10pt"/>
    </style:style>
    <style:style style:name="T116" style:family="text">
      <style:text-properties style:use-window-font-color="true" loext:opacity="0%" style:font-name="Calibri2" fo:font-size="10pt" fo:font-weight="normal" officeooo:rsid="03be648c" fo:background-color="transparent" loext:char-shading-value="0" style:font-name-asian="Calibri2" style:font-size-asian="10pt" style:font-name-complex="Calibri2" style:font-size-complex="10pt"/>
    </style:style>
    <style:style style:name="T117" style:family="text">
      <style:text-properties style:use-window-font-color="true" loext:opacity="0%" style:font-name="Calibri2" fo:font-size="10pt" fo:font-weight="normal" officeooo:rsid="03c04810" fo:background-color="transparent" loext:char-shading-value="0" style:font-name-asian="Calibri2" style:font-size-asian="10pt" style:font-name-complex="Calibri2" style:font-size-complex="10pt"/>
    </style:style>
    <style:style style:name="T118" style:family="text">
      <style:text-properties style:use-window-font-color="true" loext:opacity="0%" style:font-name="Calibri2" fo:font-size="10pt" fo:font-weight="normal" officeooo:rsid="03c24197" fo:background-color="transparent" loext:char-shading-value="0" style:font-name-asian="Calibri2" style:font-size-asian="10pt" style:font-name-complex="Calibri2" style:font-size-complex="10pt"/>
    </style:style>
    <style:style style:name="T119" style:family="text">
      <style:text-properties style:use-window-font-color="true" loext:opacity="0%" style:font-name="Calibri2" fo:font-size="10pt" fo:font-weight="normal" officeooo:rsid="03c3e0a2" fo:background-color="transparent" loext:char-shading-value="0" style:font-name-asian="Calibri2" style:font-size-asian="10pt" style:font-name-complex="Calibri2" style:font-size-complex="10pt"/>
    </style:style>
    <style:style style:name="T120" style:family="text">
      <style:text-properties style:use-window-font-color="true" loext:opacity="0%" style:font-name="Calibri2" fo:font-size="10pt" fo:font-weight="normal" officeooo:rsid="03c3f300" fo:background-color="transparent" loext:char-shading-value="0" style:font-name-asian="Calibri2" style:font-size-asian="10pt" style:font-name-complex="Calibri2" style:font-size-complex="10pt"/>
    </style:style>
    <style:style style:name="T121" style:family="text">
      <style:text-properties style:use-window-font-color="true" loext:opacity="0%" style:font-name="Calibri2" fo:font-size="10pt" fo:font-weight="normal" officeooo:rsid="03c4cc8e" fo:background-color="transparent" loext:char-shading-value="0" style:font-name-asian="Calibri2" style:font-size-asian="10pt" style:font-name-complex="Calibri2" style:font-size-complex="10pt"/>
    </style:style>
    <style:style style:name="T122" style:family="text">
      <style:text-properties style:use-window-font-color="true" loext:opacity="0%" style:font-name="Calibri2" fo:font-size="10pt" fo:font-weight="normal" officeooo:rsid="03c82aa9" fo:background-color="transparent" loext:char-shading-value="0" style:font-name-asian="Calibri2" style:font-size-asian="10pt" style:font-name-complex="Calibri2" style:font-size-complex="10pt"/>
    </style:style>
    <style:style style:name="T123" style:family="text">
      <style:text-properties style:use-window-font-color="true" loext:opacity="0%" style:font-name="Calibri2" fo:font-size="10pt" fo:font-weight="normal" officeooo:rsid="03c90f0a" fo:background-color="transparent" loext:char-shading-value="0" style:font-name-asian="Calibri2" style:font-size-asian="10pt" style:font-name-complex="Calibri2" style:font-size-complex="10pt"/>
    </style:style>
    <style:style style:name="T124" style:family="text">
      <style:text-properties style:use-window-font-color="true" loext:opacity="0%" style:font-name="Calibri2" fo:font-size="10pt" fo:font-weight="normal" officeooo:rsid="03c9fdfa" fo:background-color="transparent" loext:char-shading-value="0" style:font-name-asian="Calibri2" style:font-size-asian="10pt" style:font-name-complex="Calibri2" style:font-size-complex="10pt"/>
    </style:style>
    <style:style style:name="T125" style:family="text">
      <style:text-properties style:use-window-font-color="true" loext:opacity="0%" style:font-name="Calibri2" fo:font-size="10pt" fo:font-weight="normal" officeooo:rsid="03cb6a94" fo:background-color="transparent" loext:char-shading-value="0" style:font-name-asian="Calibri2" style:font-size-asian="10pt" style:font-name-complex="Calibri2" style:font-size-complex="10pt"/>
    </style:style>
    <style:style style:name="T126" style:family="text">
      <style:text-properties style:use-window-font-color="true" loext:opacity="0%" style:font-name="Calibri2" fo:font-size="10pt" fo:font-weight="normal" officeooo:rsid="03ccca35" fo:background-color="transparent" loext:char-shading-value="0" style:font-name-asian="Calibri2" style:font-size-asian="10pt" style:font-name-complex="Calibri2" style:font-size-complex="10pt"/>
    </style:style>
    <style:style style:name="T127" style:family="text">
      <style:text-properties style:use-window-font-color="true" loext:opacity="0%" style:font-name="Calibri2" fo:font-size="10pt" fo:font-weight="normal" officeooo:rsid="03cef1ed" fo:background-color="transparent" loext:char-shading-value="0" style:font-name-asian="Calibri2" style:font-size-asian="10pt" style:font-name-complex="Calibri2" style:font-size-complex="10pt"/>
    </style:style>
    <style:style style:name="T128" style:family="text">
      <style:text-properties style:use-window-font-color="true" loext:opacity="0%" style:font-name="Calibri2" fo:font-size="10pt" fo:font-weight="normal" officeooo:rsid="03d03ec4" fo:background-color="transparent" loext:char-shading-value="0" style:font-name-asian="Calibri2" style:font-size-asian="10pt" style:font-name-complex="Calibri2" style:font-size-complex="10pt"/>
    </style:style>
    <style:style style:name="T129" style:family="text">
      <style:text-properties style:use-window-font-color="true" loext:opacity="0%" style:font-name="Calibri2" fo:font-size="10pt" fo:font-weight="normal" officeooo:rsid="03d14a68" fo:background-color="transparent" loext:char-shading-value="0" style:font-name-asian="Calibri2" style:font-size-asian="10pt" style:font-name-complex="Calibri2" style:font-size-complex="10pt"/>
    </style:style>
    <style:style style:name="T130" style:family="text">
      <style:text-properties style:use-window-font-color="true" loext:opacity="0%" style:font-name="Calibri2" fo:font-size="10pt" fo:font-weight="normal" officeooo:rsid="03d2905e" fo:background-color="transparent" loext:char-shading-value="0" style:font-name-asian="Calibri2" style:font-size-asian="10pt" style:font-name-complex="Calibri2" style:font-size-complex="10pt"/>
    </style:style>
    <style:style style:name="T131" style:family="text">
      <style:text-properties style:use-window-font-color="true" loext:opacity="0%" style:font-name="Calibri2" fo:font-size="10pt" fo:font-weight="normal" officeooo:rsid="03d45ed1" fo:background-color="transparent" loext:char-shading-value="0" style:font-name-asian="Calibri2" style:font-size-asian="10pt" style:font-name-complex="Calibri2" style:font-size-complex="10pt"/>
    </style:style>
    <style:style style:name="T132" style:family="text">
      <style:text-properties style:use-window-font-color="true" loext:opacity="0%" style:font-name="Calibri2" fo:font-size="10pt" fo:font-weight="normal" officeooo:rsid="03f8c9d3" fo:background-color="transparent" loext:char-shading-value="0" style:font-name-asian="Calibri2" style:font-size-asian="10pt" style:font-name-complex="Calibri2" style:font-size-complex="10pt"/>
    </style:style>
    <style:style style:name="T133" style:family="text">
      <style:text-properties style:use-window-font-color="true" loext:opacity="0%" style:font-name="Calibri2" fo:font-size="10pt" fo:font-weight="normal" officeooo:rsid="03fa2ca0" fo:background-color="transparent" loext:char-shading-value="0" style:font-name-asian="Calibri2" style:font-size-asian="10pt" style:font-name-complex="Calibri2" style:font-size-complex="10pt"/>
    </style:style>
    <style:style style:name="T134" style:family="text">
      <style:text-properties style:use-window-font-color="true" loext:opacity="0%" style:font-name="Calibri2" fo:font-size="10pt" fo:font-weight="normal" officeooo:rsid="03fdf981" fo:background-color="transparent" loext:char-shading-value="0" style:font-name-asian="Calibri2" style:font-size-asian="10pt" style:font-name-complex="Calibri2" style:font-size-complex="10pt"/>
    </style:style>
    <style:style style:name="T135" style:family="text">
      <style:text-properties style:use-window-font-color="true" loext:opacity="0%" style:font-name="Calibri2" fo:font-size="10pt" fo:font-weight="normal" officeooo:rsid="040bbe5c" fo:background-color="transparent" loext:char-shading-value="0" style:font-name-asian="Calibri2" style:font-size-asian="10pt" style:font-name-complex="Calibri2" style:font-size-complex="10pt"/>
    </style:style>
    <style:style style:name="T136" style:family="text">
      <style:text-properties style:use-window-font-color="true" loext:opacity="0%" style:font-name="Calibri2" fo:font-size="10pt" fo:font-weight="normal" officeooo:rsid="040a4e2e" fo:background-color="transparent" loext:char-shading-value="0" style:font-name-asian="Calibri2" style:font-size-asian="10pt" style:font-name-complex="Calibri2" style:font-size-complex="10pt"/>
    </style:style>
    <style:style style:name="T137" style:family="text">
      <style:text-properties style:use-window-font-color="true" loext:opacity="0%" style:font-name="Calibri2" fo:font-size="10pt" fo:font-weight="normal" officeooo:rsid="040de443" fo:background-color="transparent" loext:char-shading-value="0" style:font-name-asian="Calibri2" style:font-size-asian="10pt" style:font-name-complex="Calibri2" style:font-size-complex="10pt"/>
    </style:style>
    <style:style style:name="T138" style:family="text">
      <style:text-properties style:use-window-font-color="true" loext:opacity="0%" style:font-name="Calibri2" fo:font-size="10pt" fo:font-weight="normal" officeooo:rsid="040f0015" fo:background-color="transparent" loext:char-shading-value="0" style:font-name-asian="Calibri2" style:font-size-asian="10pt" style:font-name-complex="Calibri2" style:font-size-complex="10pt"/>
    </style:style>
    <style:style style:name="T139" style:family="text">
      <style:text-properties style:use-window-font-color="true" loext:opacity="0%" style:font-name="Calibri2" fo:font-size="10pt" fo:font-weight="normal" officeooo:rsid="0410cd36" fo:background-color="transparent" loext:char-shading-value="0" style:font-name-asian="Calibri2" style:font-size-asian="10pt" style:font-name-complex="Calibri2" style:font-size-complex="10pt"/>
    </style:style>
    <style:style style:name="T140" style:family="text">
      <style:text-properties style:use-window-font-color="true" loext:opacity="0%" style:font-name="Calibri2" fo:font-size="10pt" fo:font-weight="normal" officeooo:rsid="04118067" fo:background-color="transparent" loext:char-shading-value="0" style:font-name-asian="Calibri2" style:font-size-asian="10pt" style:font-name-complex="Calibri2" style:font-size-complex="10pt"/>
    </style:style>
    <style:style style:name="T141" style:family="text">
      <style:text-properties style:use-window-font-color="true" loext:opacity="0%" style:font-name="Calibri2" fo:font-size="10pt" fo:font-weight="normal" officeooo:rsid="0412e192" fo:background-color="transparent" loext:char-shading-value="0" style:font-name-asian="Calibri2" style:font-size-asian="10pt" style:font-name-complex="Calibri2" style:font-size-complex="10pt"/>
    </style:style>
    <style:style style:name="T142" style:family="text">
      <style:text-properties style:use-window-font-color="true" loext:opacity="0%" style:font-name="Calibri2" fo:font-size="10pt" fo:font-weight="normal" officeooo:rsid="04147341" fo:background-color="transparent" loext:char-shading-value="0" style:font-name-asian="Calibri2" style:font-size-asian="10pt" style:font-name-complex="Calibri2" style:font-size-complex="10pt"/>
    </style:style>
    <style:style style:name="T143" style:family="text">
      <style:text-properties style:use-window-font-color="true" loext:opacity="0%" style:font-name="Calibri2" fo:font-size="10pt" fo:font-weight="normal" officeooo:rsid="0415870a" fo:background-color="transparent" loext:char-shading-value="0" style:font-name-asian="Calibri2" style:font-size-asian="10pt" style:font-name-complex="Calibri2" style:font-size-complex="10pt"/>
    </style:style>
    <style:style style:name="T144" style:family="text">
      <style:text-properties style:use-window-font-color="true" loext:opacity="0%" style:font-name="Calibri2" fo:font-size="10pt" fo:font-weight="normal" officeooo:rsid="041651cb" fo:background-color="transparent" loext:char-shading-value="0" style:font-name-asian="Calibri2" style:font-size-asian="10pt" style:font-name-complex="Calibri2" style:font-size-complex="10pt"/>
    </style:style>
    <style:style style:name="T145" style:family="text">
      <style:text-properties style:use-window-font-color="true" loext:opacity="0%" style:font-name="Calibri2" fo:font-size="10pt" fo:font-weight="normal" officeooo:rsid="0417ba76" fo:background-color="transparent" loext:char-shading-value="0" style:font-name-asian="Calibri2" style:font-size-asian="10pt" style:font-name-complex="Calibri2" style:font-size-complex="10pt"/>
    </style:style>
    <style:style style:name="T146" style:family="text">
      <style:text-properties style:use-window-font-color="true" loext:opacity="0%" style:font-name="Calibri2" fo:font-size="10pt" fo:font-weight="normal" officeooo:rsid="0419aceb" fo:background-color="transparent" loext:char-shading-value="0" style:font-name-asian="Calibri2" style:font-size-asian="10pt" style:font-name-complex="Calibri2" style:font-size-complex="10pt"/>
    </style:style>
    <style:style style:name="T147" style:family="text">
      <style:text-properties style:use-window-font-color="true" loext:opacity="0%" style:font-name="Calibri2" fo:font-size="10pt" fo:font-weight="normal" officeooo:rsid="041a27cf" fo:background-color="transparent" loext:char-shading-value="0" style:font-name-asian="Calibri2" style:font-size-asian="10pt" style:font-name-complex="Calibri2" style:font-size-complex="10pt"/>
    </style:style>
    <style:style style:name="T148" style:family="text">
      <style:text-properties style:use-window-font-color="true" loext:opacity="0%" style:font-name="Calibri2" fo:font-size="10pt" fo:font-weight="normal" officeooo:rsid="041c40a3" fo:background-color="transparent" loext:char-shading-value="0" style:font-name-asian="Calibri2" style:font-size-asian="10pt" style:font-name-complex="Calibri2" style:font-size-complex="10pt"/>
    </style:style>
    <style:style style:name="T149" style:family="text">
      <style:text-properties style:use-window-font-color="true" loext:opacity="0%" style:font-name="Calibri2" fo:font-size="10pt" fo:font-weight="normal" officeooo:rsid="041d36d2" fo:background-color="transparent" loext:char-shading-value="0" style:font-name-asian="Calibri2" style:font-size-asian="10pt" style:font-name-complex="Calibri2" style:font-size-complex="10pt"/>
    </style:style>
    <style:style style:name="T150" style:family="text">
      <style:text-properties style:use-window-font-color="true" loext:opacity="0%" style:font-name="Calibri2" fo:font-size="10pt" fo:font-weight="normal" officeooo:rsid="0420a310" fo:background-color="transparent" loext:char-shading-value="0" style:font-name-asian="Calibri2" style:font-size-asian="10pt" style:font-name-complex="Calibri2" style:font-size-complex="10pt"/>
    </style:style>
    <style:style style:name="T151" style:family="text">
      <style:text-properties style:use-window-font-color="true" loext:opacity="0%" style:font-name="Calibri2" fo:font-size="10pt" fo:font-weight="normal" officeooo:rsid="04226f45" fo:background-color="transparent" loext:char-shading-value="0" style:font-name-asian="Calibri2" style:font-size-asian="10pt" style:font-name-complex="Calibri2" style:font-size-complex="10pt"/>
    </style:style>
    <style:style style:name="T152" style:family="text">
      <style:text-properties style:use-window-font-color="true" loext:opacity="0%" style:font-name="Calibri2" fo:font-size="10pt" fo:font-weight="normal" officeooo:rsid="04230052" fo:background-color="transparent" loext:char-shading-value="0" style:font-name-asian="Calibri2" style:font-size-asian="10pt" style:font-name-complex="Calibri2" style:font-size-complex="10pt"/>
    </style:style>
    <style:style style:name="T153" style:family="text">
      <style:text-properties style:use-window-font-color="true" loext:opacity="0%" style:font-name="Calibri2" fo:font-size="10pt" fo:font-weight="normal" officeooo:rsid="0424bef8" fo:background-color="transparent" loext:char-shading-value="0" style:font-name-asian="Calibri2" style:font-size-asian="10pt" style:font-name-complex="Calibri2" style:font-size-complex="10pt"/>
    </style:style>
    <style:style style:name="T154" style:family="text">
      <style:text-properties style:use-window-font-color="true" loext:opacity="0%" style:font-name="Calibri2" fo:font-size="10pt" fo:font-weight="normal" officeooo:rsid="0426b609" fo:background-color="transparent" loext:char-shading-value="0" style:font-name-asian="Calibri2" style:font-size-asian="10pt" style:font-name-complex="Calibri2" style:font-size-complex="10pt"/>
    </style:style>
    <style:style style:name="T155" style:family="text">
      <style:text-properties style:use-window-font-color="true" loext:opacity="0%" style:font-name="Calibri2" fo:font-size="10pt" fo:font-weight="normal" officeooo:rsid="04280eaa" fo:background-color="transparent" loext:char-shading-value="0" style:font-name-asian="Calibri2" style:font-size-asian="10pt" style:font-name-complex="Calibri2" style:font-size-complex="10pt"/>
    </style:style>
    <style:style style:name="T156" style:family="text">
      <style:text-properties style:use-window-font-color="true" loext:opacity="0%" style:font-name="Calibri2" fo:font-size="10pt" fo:font-weight="normal" officeooo:rsid="0428a36b" fo:background-color="transparent" loext:char-shading-value="0" style:font-name-asian="Calibri2" style:font-size-asian="10pt" style:font-name-complex="Calibri2" style:font-size-complex="10pt"/>
    </style:style>
    <style:style style:name="T157" style:family="text">
      <style:text-properties style:use-window-font-color="true" loext:opacity="0%" style:font-name="Calibri2" fo:font-size="10pt" fo:font-weight="normal" officeooo:rsid="042975ab" fo:background-color="transparent" loext:char-shading-value="0" style:font-name-asian="Calibri2" style:font-size-asian="10pt" style:font-name-complex="Calibri2" style:font-size-complex="10pt"/>
    </style:style>
    <style:style style:name="T158" style:family="text">
      <style:text-properties style:use-window-font-color="true" loext:opacity="0%" style:font-name="Calibri2" fo:font-size="10pt" fo:font-weight="normal" officeooo:rsid="042c86aa" fo:background-color="transparent" loext:char-shading-value="0" style:font-name-asian="Calibri2" style:font-size-asian="10pt" style:font-name-complex="Calibri2" style:font-size-complex="10pt"/>
    </style:style>
    <style:style style:name="T159" style:family="text">
      <style:text-properties style:use-window-font-color="true" loext:opacity="0%" style:font-name="Calibri2" fo:font-size="10pt" fo:font-weight="normal" officeooo:rsid="042d70c1" fo:background-color="transparent" loext:char-shading-value="0" style:font-name-asian="Calibri2" style:font-size-asian="10pt" style:font-name-complex="Calibri2" style:font-size-complex="10pt"/>
    </style:style>
    <style:style style:name="T160" style:family="text">
      <style:text-properties style:use-window-font-color="true" loext:opacity="0%" style:font-name="Calibri2" fo:font-size="10pt" fo:font-weight="normal" officeooo:rsid="042f0c2e" fo:background-color="transparent" loext:char-shading-value="0" style:font-name-asian="Calibri2" style:font-size-asian="10pt" style:font-name-complex="Calibri2" style:font-size-complex="10pt"/>
    </style:style>
    <style:style style:name="T161" style:family="text">
      <style:text-properties style:use-window-font-color="true" loext:opacity="0%" style:font-name="Calibri2" fo:font-size="10pt" fo:font-weight="normal" officeooo:rsid="043370a1" fo:background-color="transparent" loext:char-shading-value="0" style:font-name-asian="Calibri2" style:font-size-asian="10pt" style:font-name-complex="Calibri2" style:font-size-complex="10pt"/>
    </style:style>
    <style:style style:name="T162" style:family="text">
      <style:text-properties style:use-window-font-color="true" loext:opacity="0%" style:font-name="Calibri2" fo:font-size="10pt" fo:font-weight="normal" officeooo:rsid="04343886" fo:background-color="transparent" loext:char-shading-value="0" style:font-name-asian="Calibri2" style:font-size-asian="10pt" style:font-name-complex="Calibri2" style:font-size-complex="10pt"/>
    </style:style>
    <style:style style:name="T163" style:family="text">
      <style:text-properties style:use-window-font-color="true" loext:opacity="0%" style:font-name="Calibri2" fo:font-size="10pt" fo:font-weight="normal" officeooo:rsid="0434680c" fo:background-color="transparent" loext:char-shading-value="0" style:font-name-asian="Calibri2" style:font-size-asian="10pt" style:font-name-complex="Calibri2" style:font-size-complex="10pt"/>
    </style:style>
    <style:style style:name="T164" style:family="text">
      <style:text-properties style:use-window-font-color="true" loext:opacity="0%" style:font-name="Calibri2" fo:font-size="10pt" fo:font-weight="normal" officeooo:rsid="04356d97" fo:background-color="transparent" loext:char-shading-value="0" style:font-name-asian="Calibri2" style:font-size-asian="10pt" style:font-name-complex="Calibri2" style:font-size-complex="10pt"/>
    </style:style>
    <style:style style:name="T165" style:family="text">
      <style:text-properties style:use-window-font-color="true" loext:opacity="0%" style:font-name="Calibri2" fo:font-size="10pt" fo:font-weight="normal" officeooo:rsid="0436336e" fo:background-color="transparent" loext:char-shading-value="0" style:font-name-asian="Calibri2" style:font-size-asian="10pt" style:font-name-complex="Calibri2" style:font-size-complex="10pt"/>
    </style:style>
    <style:style style:name="T166" style:family="text">
      <style:text-properties style:use-window-font-color="true" loext:opacity="0%" style:font-name="Calibri2" fo:font-size="10pt" fo:font-weight="normal" officeooo:rsid="0436ee93" fo:background-color="transparent" loext:char-shading-value="0" style:font-name-asian="Calibri2" style:font-size-asian="10pt" style:font-name-complex="Calibri2" style:font-size-complex="10pt"/>
    </style:style>
    <style:style style:name="T167" style:family="text">
      <style:text-properties style:use-window-font-color="true" loext:opacity="0%" style:font-name="Calibri2" fo:font-size="10pt" fo:font-weight="normal" officeooo:rsid="0438e14d" fo:background-color="transparent" loext:char-shading-value="0" style:font-name-asian="Calibri2" style:font-size-asian="10pt" style:font-name-complex="Calibri2" style:font-size-complex="10pt"/>
    </style:style>
    <style:style style:name="T168" style:family="text">
      <style:text-properties style:use-window-font-color="true" loext:opacity="0%" style:font-name="Calibri2" fo:font-size="10pt" fo:font-weight="normal" officeooo:rsid="043e65c8" fo:background-color="transparent" loext:char-shading-value="0" style:font-name-asian="Calibri2" style:font-size-asian="10pt" style:font-name-complex="Calibri2" style:font-size-complex="10pt"/>
    </style:style>
    <style:style style:name="T169" style:family="text">
      <style:text-properties style:use-window-font-color="true" loext:opacity="0%" style:font-name="Calibri2" fo:font-size="10pt" fo:font-weight="normal" officeooo:rsid="043f4d80" fo:background-color="transparent" loext:char-shading-value="0" style:font-name-asian="Calibri2" style:font-size-asian="10pt" style:font-name-complex="Calibri2" style:font-size-complex="10pt"/>
    </style:style>
    <style:style style:name="T170" style:family="text">
      <style:text-properties style:use-window-font-color="true" loext:opacity="0%" style:font-name="Calibri2" fo:font-size="10pt" fo:font-weight="normal" officeooo:rsid="04407f4f" fo:background-color="transparent" loext:char-shading-value="0" style:font-name-asian="Calibri2" style:font-size-asian="10pt" style:font-name-complex="Calibri2" style:font-size-complex="10pt"/>
    </style:style>
    <style:style style:name="T171" style:family="text">
      <style:text-properties style:use-window-font-color="true" loext:opacity="0%" style:font-name="Calibri2" fo:font-size="10pt" fo:font-weight="normal" officeooo:rsid="04421d91" fo:background-color="transparent" loext:char-shading-value="0" style:font-name-asian="Calibri2" style:font-size-asian="10pt" style:font-name-complex="Calibri2" style:font-size-complex="10pt"/>
    </style:style>
    <style:style style:name="T172" style:family="text">
      <style:text-properties style:use-window-font-color="true" loext:opacity="0%" style:font-name="Calibri2" fo:font-size="10pt" fo:font-weight="normal" officeooo:rsid="0443f29b" fo:background-color="transparent" loext:char-shading-value="0" style:font-name-asian="Calibri2" style:font-size-asian="10pt" style:font-name-complex="Calibri2" style:font-size-complex="10pt"/>
    </style:style>
    <style:style style:name="T173" style:family="text">
      <style:text-properties style:use-window-font-color="true" loext:opacity="0%" style:font-name="Calibri2" fo:font-size="10pt" fo:font-weight="normal" officeooo:rsid="046c1b93" fo:background-color="transparent" loext:char-shading-value="0" style:font-name-asian="Calibri2" style:font-size-asian="10pt" style:font-name-complex="Calibri2" style:font-size-complex="10pt"/>
    </style:style>
    <style:style style:name="T174" style:family="text">
      <style:text-properties style:use-window-font-color="true" loext:opacity="0%" style:font-name="Calibri2" fo:font-size="10pt" fo:font-weight="normal" officeooo:rsid="04724f44" fo:background-color="transparent" loext:char-shading-value="0" style:font-name-asian="Calibri2" style:font-size-asian="10pt" style:font-name-complex="Calibri2" style:font-size-complex="10pt"/>
    </style:style>
    <style:style style:name="T175" style:family="text">
      <style:text-properties style:use-window-font-color="true" loext:opacity="0%" style:font-name="Calibri2" fo:font-size="10pt" fo:font-weight="normal" officeooo:rsid="04452957" fo:background-color="transparent" loext:char-shading-value="0" style:font-name-asian="Calibri2" style:font-size-asian="10pt" style:font-name-complex="Calibri2" style:font-size-complex="10pt"/>
    </style:style>
    <style:style style:name="T176" style:family="text">
      <style:text-properties style:use-window-font-color="true" loext:opacity="0%" style:font-name="Calibri2" fo:font-size="10pt" fo:font-weight="normal" officeooo:rsid="0445d6c5" fo:background-color="transparent" loext:char-shading-value="0" style:font-name-asian="Calibri2" style:font-size-asian="10pt" style:font-name-complex="Calibri2" style:font-size-complex="10pt"/>
    </style:style>
    <style:style style:name="T177" style:family="text">
      <style:text-properties style:use-window-font-color="true" loext:opacity="0%" style:font-name="Calibri2" fo:font-size="10pt" fo:font-weight="normal" officeooo:rsid="0448a9be" fo:background-color="transparent" loext:char-shading-value="0" style:font-name-asian="Calibri2" style:font-size-asian="10pt" style:font-name-complex="Calibri2" style:font-size-complex="10pt"/>
    </style:style>
    <style:style style:name="T178" style:family="text">
      <style:text-properties style:use-window-font-color="true" loext:opacity="0%" style:font-name="Calibri2" fo:font-size="10pt" fo:font-weight="normal" officeooo:rsid="0448bc43" fo:background-color="transparent" loext:char-shading-value="0" style:font-name-asian="Calibri2" style:font-size-asian="10pt" style:font-name-complex="Calibri2" style:font-size-complex="10pt"/>
    </style:style>
    <style:style style:name="T179" style:family="text">
      <style:text-properties style:use-window-font-color="true" loext:opacity="0%" style:font-name="Calibri2" fo:font-size="10pt" fo:font-weight="normal" officeooo:rsid="044be488" fo:background-color="transparent" loext:char-shading-value="0" style:font-name-asian="Calibri2" style:font-size-asian="10pt" style:font-name-complex="Calibri2" style:font-size-complex="10pt"/>
    </style:style>
    <style:style style:name="T180" style:family="text">
      <style:text-properties style:use-window-font-color="true" loext:opacity="0%" style:font-name="Calibri2" fo:font-size="10pt" fo:font-weight="normal" officeooo:rsid="044d2e12" fo:background-color="transparent" loext:char-shading-value="0" style:font-name-asian="Calibri2" style:font-size-asian="10pt" style:font-name-complex="Calibri2" style:font-size-complex="10pt"/>
    </style:style>
    <style:style style:name="T181" style:family="text">
      <style:text-properties style:use-window-font-color="true" loext:opacity="0%" style:font-name="Calibri2" fo:font-size="10pt" fo:font-weight="normal" officeooo:rsid="044f0931" fo:background-color="transparent" loext:char-shading-value="0" style:font-name-asian="Calibri2" style:font-size-asian="10pt" style:font-name-complex="Calibri2" style:font-size-complex="10pt"/>
    </style:style>
    <style:style style:name="T182" style:family="text">
      <style:text-properties style:use-window-font-color="true" loext:opacity="0%" style:font-name="Calibri2" fo:font-size="10pt" fo:font-weight="normal" officeooo:rsid="04521814" fo:background-color="transparent" loext:char-shading-value="0" style:font-name-asian="Calibri2" style:font-size-asian="10pt" style:font-name-complex="Calibri2" style:font-size-complex="10pt"/>
    </style:style>
    <style:style style:name="T183" style:family="text">
      <style:text-properties style:use-window-font-color="true" loext:opacity="0%" style:font-name="Calibri2" fo:font-size="10pt" fo:font-weight="normal" officeooo:rsid="04538417" fo:background-color="transparent" loext:char-shading-value="0" style:font-name-asian="Calibri2" style:font-size-asian="10pt" style:font-name-complex="Calibri2" style:font-size-complex="10pt"/>
    </style:style>
    <style:style style:name="T184" style:family="text">
      <style:text-properties style:use-window-font-color="true" loext:opacity="0%" style:font-name="Calibri2" fo:font-size="10pt" fo:font-weight="normal" officeooo:rsid="0459029a" fo:background-color="transparent" loext:char-shading-value="0" style:font-name-asian="Calibri2" style:font-size-asian="10pt" style:font-name-complex="Calibri2" style:font-size-complex="10pt"/>
    </style:style>
    <style:style style:name="T185" style:family="text">
      <style:text-properties style:use-window-font-color="true" loext:opacity="0%" style:font-name="Calibri2" fo:font-size="10pt" fo:font-weight="normal" officeooo:rsid="0456fc0a" fo:background-color="transparent" loext:char-shading-value="0" style:font-name-asian="Calibri2" style:font-size-asian="10pt" style:font-name-complex="Calibri2" style:font-size-complex="10pt"/>
    </style:style>
    <style:style style:name="T186" style:family="text">
      <style:text-properties style:use-window-font-color="true" loext:opacity="0%" style:font-name="Calibri2" fo:font-size="10pt" fo:font-weight="normal" officeooo:rsid="04580758" fo:background-color="transparent" loext:char-shading-value="0" style:font-name-asian="Calibri2" style:font-size-asian="10pt" style:font-name-complex="Calibri2" style:font-size-complex="10pt"/>
    </style:style>
    <style:style style:name="T187" style:family="text">
      <style:text-properties style:use-window-font-color="true" loext:opacity="0%" style:font-name="Calibri2" fo:font-size="10pt" fo:font-weight="normal" officeooo:rsid="04645c3a" fo:background-color="transparent" loext:char-shading-value="0" style:font-name-asian="Calibri2" style:font-size-asian="10pt" style:font-name-complex="Calibri2" style:font-size-complex="10pt"/>
    </style:style>
    <style:style style:name="T188" style:family="text">
      <style:text-properties style:use-window-font-color="true" loext:opacity="0%" style:font-name="Calibri2" fo:font-size="10pt" fo:font-weight="normal" officeooo:rsid="045bb98f" fo:background-color="transparent" loext:char-shading-value="0" style:font-name-asian="Calibri2" style:font-size-asian="10pt" style:font-name-complex="Calibri2" style:font-size-complex="10pt"/>
    </style:style>
    <style:style style:name="T189" style:family="text">
      <style:text-properties style:use-window-font-color="true" loext:opacity="0%" style:font-name="Calibri2" fo:font-size="10pt" fo:font-weight="normal" officeooo:rsid="04649837" fo:background-color="transparent" loext:char-shading-value="0" style:font-name-asian="Calibri2" style:font-size-asian="10pt" style:font-name-complex="Calibri2" style:font-size-complex="10pt"/>
    </style:style>
    <style:style style:name="T190" style:family="text">
      <style:text-properties style:use-window-font-color="true" loext:opacity="0%" style:font-name="Calibri2" fo:font-size="10pt" fo:font-weight="normal" officeooo:rsid="045cf4bc" fo:background-color="transparent" loext:char-shading-value="0" style:font-name-asian="Calibri2" style:font-size-asian="10pt" style:font-name-complex="Calibri2" style:font-size-complex="10pt"/>
    </style:style>
    <style:style style:name="T191" style:family="text">
      <style:text-properties style:use-window-font-color="true" loext:opacity="0%" style:font-name="Calibri2" fo:font-size="10pt" fo:font-weight="normal" officeooo:rsid="045e8773" fo:background-color="transparent" loext:char-shading-value="0" style:font-name-asian="Calibri2" style:font-size-asian="10pt" style:font-name-complex="Calibri2" style:font-size-complex="10pt"/>
    </style:style>
    <style:style style:name="T192" style:family="text">
      <style:text-properties style:use-window-font-color="true" loext:opacity="0%" style:font-name="Calibri2" fo:font-size="10pt" fo:font-weight="normal" officeooo:rsid="046015f6" fo:background-color="transparent" loext:char-shading-value="0" style:font-name-asian="Calibri2" style:font-size-asian="10pt" style:font-name-complex="Calibri2" style:font-size-complex="10pt"/>
    </style:style>
    <style:style style:name="T193" style:family="text">
      <style:text-properties style:use-window-font-color="true" loext:opacity="0%" style:font-name="Calibri2" fo:font-size="10pt" fo:font-weight="normal" officeooo:rsid="046189ca" fo:background-color="transparent" loext:char-shading-value="0" style:font-name-asian="Calibri2" style:font-size-asian="10pt" style:font-name-complex="Calibri2" style:font-size-complex="10pt"/>
    </style:style>
    <style:style style:name="T194" style:family="text">
      <style:text-properties style:use-window-font-color="true" loext:opacity="0%" style:font-name="Calibri2" fo:font-size="10pt" fo:font-weight="normal" officeooo:rsid="04631fe7" fo:background-color="transparent" loext:char-shading-value="0" style:font-name-asian="Calibri2" style:font-size-asian="10pt" style:font-name-complex="Calibri2" style:font-size-complex="10pt"/>
    </style:style>
    <style:style style:name="T195" style:family="text">
      <style:text-properties style:use-window-font-color="true" loext:opacity="0%" style:font-name="Calibri2" fo:font-size="10pt" fo:font-weight="normal" officeooo:rsid="0470afe5" fo:background-color="transparent" loext:char-shading-value="0" style:font-name-asian="Calibri2" style:font-size-asian="10pt" style:font-name-complex="Calibri2" style:font-size-complex="10pt"/>
    </style:style>
    <style:style style:name="T196" style:family="text">
      <style:text-properties style:use-window-font-color="true" loext:opacity="0%" style:font-name="Calibri2" fo:font-size="10pt" fo:font-weight="normal" officeooo:rsid="046abacc" fo:background-color="transparent" loext:char-shading-value="0" style:font-name-asian="Calibri2" style:font-size-asian="10pt" style:font-name-complex="Calibri2" style:font-size-complex="10pt"/>
    </style:style>
    <style:style style:name="T197" style:family="text">
      <style:text-properties style:use-window-font-color="true" loext:opacity="0%" style:font-name="Calibri2" fo:font-size="10pt" fo:font-weight="normal" officeooo:rsid="04678ecd" fo:background-color="transparent" loext:char-shading-value="0" style:font-name-asian="Calibri2" style:font-size-asian="10pt" style:font-name-complex="Calibri2" style:font-size-complex="10pt"/>
    </style:style>
    <style:style style:name="T198" style:family="text">
      <style:text-properties style:use-window-font-color="true" loext:opacity="0%" style:font-name="Calibri2" fo:font-size="10pt" fo:font-weight="normal" officeooo:rsid="04742c5a" fo:background-color="transparent" loext:char-shading-value="0" style:font-name-asian="Calibri2" style:font-size-asian="10pt" style:font-name-complex="Calibri2" style:font-size-complex="10pt"/>
    </style:style>
    <style:style style:name="T199" style:family="text">
      <style:text-properties style:use-window-font-color="true" loext:opacity="0%" style:font-name="Calibri2" fo:font-size="10pt" fo:font-weight="normal" officeooo:rsid="04759524" fo:background-color="transparent" loext:char-shading-value="0" style:font-name-asian="Calibri2" style:font-size-asian="10pt" style:font-name-complex="Calibri2" style:font-size-complex="10pt"/>
    </style:style>
    <style:style style:name="T200" style:family="text">
      <style:text-properties style:use-window-font-color="true" loext:opacity="0%" style:font-name="Calibri2" fo:font-size="10pt" fo:font-weight="normal" officeooo:rsid="04778e71" fo:background-color="transparent" loext:char-shading-value="0" style:font-name-asian="Calibri2" style:font-size-asian="10pt" style:font-name-complex="Calibri2" style:font-size-complex="10pt"/>
    </style:style>
    <style:style style:name="T201" style:family="text">
      <style:text-properties style:use-window-font-color="true" loext:opacity="0%" style:font-name="Calibri2" fo:font-size="10pt" fo:font-weight="normal" officeooo:rsid="0477db45" fo:background-color="transparent" loext:char-shading-value="0" style:font-name-asian="Calibri2" style:font-size-asian="10pt" style:font-name-complex="Calibri2" style:font-size-complex="10pt"/>
    </style:style>
    <style:style style:name="T202" style:family="text">
      <style:text-properties style:use-window-font-color="true" loext:opacity="0%" style:font-name="Calibri2" fo:font-size="10pt" fo:font-weight="normal" officeooo:rsid="04789c80" fo:background-color="transparent" loext:char-shading-value="0" style:font-name-asian="Calibri2" style:font-size-asian="10pt" style:font-name-complex="Calibri2" style:font-size-complex="10pt"/>
    </style:style>
    <style:style style:name="T203" style:family="text">
      <style:text-properties style:use-window-font-color="true" loext:opacity="0%" style:font-name="Calibri2" fo:font-size="10pt" fo:font-weight="normal" officeooo:rsid="0479e085" fo:background-color="transparent" loext:char-shading-value="0" style:font-name-asian="Calibri2" style:font-size-asian="10pt" style:font-name-complex="Calibri2" style:font-size-complex="10pt"/>
    </style:style>
    <style:style style:name="T204" style:family="text">
      <style:text-properties style:use-window-font-color="true" loext:opacity="0%" style:font-name="Calibri2" fo:font-size="10pt" fo:font-weight="normal" officeooo:rsid="047ae87a" fo:background-color="transparent" loext:char-shading-value="0" style:font-name-asian="Calibri2" style:font-size-asian="10pt" style:font-name-complex="Calibri2" style:font-size-complex="10pt"/>
    </style:style>
    <style:style style:name="T205" style:family="text">
      <style:text-properties style:use-window-font-color="true" loext:opacity="0%" style:font-name="Calibri2" fo:font-size="10pt" fo:font-weight="normal" officeooo:rsid="047d6c14" fo:background-color="transparent" loext:char-shading-value="0" style:font-name-asian="Calibri2" style:font-size-asian="10pt" style:font-name-complex="Calibri2" style:font-size-complex="10pt"/>
    </style:style>
    <style:style style:name="T206" style:family="text">
      <style:text-properties style:use-window-font-color="true" loext:opacity="0%" style:font-name="Calibri2" fo:font-size="10pt" fo:font-weight="normal" officeooo:rsid="047d9e05" fo:background-color="transparent" loext:char-shading-value="0" style:font-name-asian="Calibri2" style:font-size-asian="10pt" style:font-name-complex="Calibri2" style:font-size-complex="10pt"/>
    </style:style>
    <style:style style:name="T207" style:family="text">
      <style:text-properties style:use-window-font-color="true" loext:opacity="0%" style:font-name="Calibri2" fo:font-size="10pt" fo:font-weight="normal" officeooo:rsid="047fbce8" fo:background-color="transparent" loext:char-shading-value="0" style:font-name-asian="Calibri2" style:font-size-asian="10pt" style:font-name-complex="Calibri2" style:font-size-complex="10pt"/>
    </style:style>
    <style:style style:name="T208" style:family="text">
      <style:text-properties style:use-window-font-color="true" loext:opacity="0%" style:font-name="Calibri2" fo:font-size="10pt" fo:font-weight="normal" officeooo:rsid="048030e2" fo:background-color="transparent" loext:char-shading-value="0" style:font-name-asian="Calibri2" style:font-size-asian="10pt" style:font-name-complex="Calibri2" style:font-size-complex="10pt"/>
    </style:style>
    <style:style style:name="T209" style:family="text">
      <style:text-properties style:use-window-font-color="true" loext:opacity="0%" style:font-name="Calibri2" fo:font-size="10pt" fo:font-weight="normal" officeooo:rsid="04803cce" fo:background-color="transparent" loext:char-shading-value="0" style:font-name-asian="Calibri2" style:font-size-asian="10pt" style:font-name-complex="Calibri2" style:font-size-complex="10pt"/>
    </style:style>
    <style:style style:name="T210" style:family="text">
      <style:text-properties style:use-window-font-color="true" loext:opacity="0%" style:font-name="Calibri2" fo:font-size="10pt" fo:font-weight="normal" officeooo:rsid="04820848" fo:background-color="transparent" loext:char-shading-value="0" style:font-name-asian="Calibri2" style:font-size-asian="10pt" style:font-name-complex="Calibri2" style:font-size-complex="10pt"/>
    </style:style>
    <style:style style:name="T211" style:family="text">
      <style:text-properties style:use-window-font-color="true" loext:opacity="0%" style:font-name="Calibri2" fo:font-size="10pt" fo:font-weight="normal" officeooo:rsid="0482a0a5" fo:background-color="transparent" loext:char-shading-value="0" style:font-name-asian="Calibri2" style:font-size-asian="10pt" style:font-name-complex="Calibri2" style:font-size-complex="10pt"/>
    </style:style>
    <style:style style:name="T212" style:family="text">
      <style:text-properties style:use-window-font-color="true" loext:opacity="0%" style:font-name="Calibri2" fo:font-size="10pt" fo:font-weight="normal" officeooo:rsid="04841a62" fo:background-color="transparent" loext:char-shading-value="0" style:font-name-asian="Calibri2" style:font-size-asian="10pt" style:font-name-complex="Calibri2" style:font-size-complex="10pt"/>
    </style:style>
    <style:style style:name="T213" style:family="text">
      <style:text-properties style:use-window-font-color="true" loext:opacity="0%" style:font-name="Calibri2" fo:font-size="10pt" fo:font-weight="normal" officeooo:rsid="04861062" fo:background-color="transparent" loext:char-shading-value="0" style:font-name-asian="Calibri2" style:font-size-asian="10pt" style:font-name-complex="Calibri2" style:font-size-complex="10pt"/>
    </style:style>
    <style:style style:name="T214" style:family="text">
      <style:text-properties style:use-window-font-color="true" loext:opacity="0%" style:font-name="Calibri2" fo:font-size="10pt" fo:font-weight="normal" officeooo:rsid="0486528a" fo:background-color="transparent" loext:char-shading-value="0" style:font-name-asian="Calibri2" style:font-size-asian="10pt" style:font-name-complex="Calibri2" style:font-size-complex="10pt"/>
    </style:style>
    <style:style style:name="T215" style:family="text">
      <style:text-properties style:use-window-font-color="true" loext:opacity="0%" style:font-name="Calibri2" fo:font-size="10pt" fo:font-weight="normal" officeooo:rsid="0487fa41" fo:background-color="transparent" loext:char-shading-value="0" style:font-name-asian="Calibri2" style:font-size-asian="10pt" style:font-name-complex="Calibri2" style:font-size-complex="10pt"/>
    </style:style>
    <style:style style:name="T216" style:family="text">
      <style:text-properties style:use-window-font-color="true" loext:opacity="0%" style:font-name="Calibri2" fo:font-size="10pt" fo:font-weight="normal" officeooo:rsid="0489ffed" fo:background-color="transparent" loext:char-shading-value="0" style:font-name-asian="Calibri2" style:font-size-asian="10pt" style:font-name-complex="Calibri2" style:font-size-complex="10pt"/>
    </style:style>
    <style:style style:name="T217" style:family="text">
      <style:text-properties style:use-window-font-color="true" loext:opacity="0%" style:font-name="Calibri2" fo:font-size="10pt" fo:font-weight="normal" officeooo:rsid="048bd1e7" fo:background-color="transparent" loext:char-shading-value="0" style:font-name-asian="Calibri2" style:font-size-asian="10pt" style:font-name-complex="Calibri2" style:font-size-complex="10pt"/>
    </style:style>
    <style:style style:name="T218" style:family="text">
      <style:text-properties style:use-window-font-color="true" loext:opacity="0%" style:font-name="Calibri2" fo:font-size="10pt" fo:font-weight="normal" officeooo:rsid="048bdb7a" fo:background-color="transparent" loext:char-shading-value="0" style:font-name-asian="Calibri2" style:font-size-asian="10pt" style:font-name-complex="Calibri2" style:font-size-complex="10pt"/>
    </style:style>
    <style:style style:name="T219" style:family="text">
      <style:text-properties style:use-window-font-color="true" loext:opacity="0%" style:font-name="Calibri2" fo:font-size="10pt" fo:font-weight="normal" officeooo:rsid="048c8196" fo:background-color="transparent" loext:char-shading-value="0" style:font-name-asian="Calibri2" style:font-size-asian="10pt" style:font-name-complex="Calibri2" style:font-size-complex="10pt"/>
    </style:style>
    <style:style style:name="T220" style:family="text">
      <style:text-properties style:use-window-font-color="true" loext:opacity="0%" style:font-name="Calibri2" fo:font-size="10pt" fo:font-weight="normal" officeooo:rsid="048e4ee2" fo:background-color="transparent" loext:char-shading-value="0" style:font-name-asian="Calibri2" style:font-size-asian="10pt" style:font-name-complex="Calibri2" style:font-size-complex="10pt"/>
    </style:style>
    <style:style style:name="T221" style:family="text">
      <style:text-properties style:use-window-font-color="true" loext:opacity="0%" style:font-name="Calibri2" fo:font-size="10pt" fo:font-weight="normal" officeooo:rsid="04904688" fo:background-color="transparent" loext:char-shading-value="0" style:font-name-asian="Calibri2" style:font-size-asian="10pt" style:font-name-complex="Calibri2" style:font-size-complex="10pt"/>
    </style:style>
    <style:style style:name="T222" style:family="text">
      <style:text-properties style:use-window-font-color="true" loext:opacity="0%" style:font-name="Calibri2" fo:font-size="10pt" fo:font-weight="normal" officeooo:rsid="0490fd5e" fo:background-color="transparent" loext:char-shading-value="0" style:font-name-asian="Calibri2" style:font-size-asian="10pt" style:font-name-complex="Calibri2" style:font-size-complex="10pt"/>
    </style:style>
    <style:style style:name="T223" style:family="text">
      <style:text-properties style:use-window-font-color="true" loext:opacity="0%" style:font-name="Calibri2" fo:font-size="10pt" fo:font-weight="normal" officeooo:rsid="0492055b" fo:background-color="transparent" loext:char-shading-value="0" style:font-name-asian="Calibri2" style:font-size-asian="10pt" style:font-name-complex="Calibri2" style:font-size-complex="10pt"/>
    </style:style>
    <style:style style:name="T224" style:family="text">
      <style:text-properties style:use-window-font-color="true" loext:opacity="0%" style:font-name="Calibri2" fo:font-size="10pt" fo:font-weight="normal" officeooo:rsid="04922502" fo:background-color="transparent" loext:char-shading-value="0" style:font-name-asian="Calibri2" style:font-size-asian="10pt" style:font-name-complex="Calibri2" style:font-size-complex="10pt"/>
    </style:style>
    <style:style style:name="T225" style:family="text">
      <style:text-properties style:use-window-font-color="true" loext:opacity="0%" style:font-name="Calibri2" fo:font-size="10pt" fo:font-weight="normal" officeooo:rsid="0493e9f4" fo:background-color="transparent" loext:char-shading-value="0" style:font-name-asian="Calibri2" style:font-size-asian="10pt" style:font-name-complex="Calibri2" style:font-size-complex="10pt"/>
    </style:style>
    <style:style style:name="T226" style:family="text">
      <style:text-properties style:use-window-font-color="true" loext:opacity="0%" style:font-name="Calibri2" fo:font-size="10pt" fo:font-weight="normal" officeooo:rsid="04951715" fo:background-color="transparent" loext:char-shading-value="0" style:font-name-asian="Calibri2" style:font-size-asian="10pt" style:font-name-complex="Calibri2" style:font-size-complex="10pt"/>
    </style:style>
    <style:style style:name="T227" style:family="text">
      <style:text-properties style:use-window-font-color="true" loext:opacity="0%" style:font-name="Calibri2" fo:font-size="10pt" fo:font-weight="normal" officeooo:rsid="0497c7e0" fo:background-color="transparent" loext:char-shading-value="0" style:font-name-asian="Calibri2" style:font-size-asian="10pt" style:font-name-complex="Calibri2" style:font-size-complex="10pt"/>
    </style:style>
    <style:style style:name="T228" style:family="text">
      <style:text-properties style:use-window-font-color="true" loext:opacity="0%" style:font-name="Calibri2" fo:font-size="10pt" fo:font-weight="normal" officeooo:rsid="0498cf81" fo:background-color="transparent" loext:char-shading-value="0" style:font-name-asian="Calibri2" style:font-size-asian="10pt" style:font-name-complex="Calibri2" style:font-size-complex="10pt"/>
    </style:style>
    <style:style style:name="T229" style:family="text">
      <style:text-properties style:use-window-font-color="true" loext:opacity="0%" style:font-name="Calibri2" fo:font-size="10pt" fo:font-weight="normal" officeooo:rsid="049957d6" fo:background-color="transparent" loext:char-shading-value="0" style:font-name-asian="Calibri2" style:font-size-asian="10pt" style:font-name-complex="Calibri2" style:font-size-complex="10pt"/>
    </style:style>
    <style:style style:name="T230" style:family="text">
      <style:text-properties style:use-window-font-color="true" loext:opacity="0%" style:font-name="Calibri2" fo:font-size="10pt" fo:font-weight="normal" officeooo:rsid="0496e5f2" fo:background-color="transparent" loext:char-shading-value="0" style:font-name-asian="Calibri2" style:font-size-asian="10pt" style:font-name-complex="Calibri2" style:font-size-complex="10pt"/>
    </style:style>
    <style:style style:name="T231" style:family="text">
      <style:text-properties style:use-window-font-color="true" loext:opacity="0%" style:font-name="Calibri2" fo:font-size="10pt" fo:font-weight="normal" officeooo:rsid="04998042" fo:background-color="transparent" loext:char-shading-value="0" style:font-name-asian="Calibri2" style:font-size-asian="10pt" style:font-name-complex="Calibri2" style:font-size-complex="10pt"/>
    </style:style>
    <style:style style:name="T232" style:family="text">
      <style:text-properties style:use-window-font-color="true" loext:opacity="0%" style:font-name="Calibri2" fo:font-size="10pt" fo:font-weight="normal" officeooo:rsid="049b637c" fo:background-color="transparent" loext:char-shading-value="0" style:font-name-asian="Calibri2" style:font-size-asian="10pt" style:font-name-complex="Calibri2" style:font-size-complex="10pt"/>
    </style:style>
    <style:style style:name="T233" style:family="text">
      <style:text-properties style:use-window-font-color="true" loext:opacity="0%" style:font-name="Calibri2" fo:font-size="10pt" fo:font-weight="normal" officeooo:rsid="049e0d5b" fo:background-color="transparent" loext:char-shading-value="0" style:font-name-asian="Calibri2" style:font-size-asian="10pt" style:font-name-complex="Calibri2" style:font-size-complex="10pt"/>
    </style:style>
    <style:style style:name="T234" style:family="text">
      <style:text-properties style:use-window-font-color="true" loext:opacity="0%" style:font-name="Calibri2" fo:font-size="10pt" fo:font-weight="normal" officeooo:rsid="049dbdb4" fo:background-color="transparent" loext:char-shading-value="0" style:font-name-asian="Calibri2" style:font-size-asian="10pt" style:font-name-complex="Calibri2" style:font-size-complex="10pt"/>
    </style:style>
    <style:style style:name="T235" style:family="text">
      <style:text-properties style:use-window-font-color="true" loext:opacity="0%" style:font-name="Calibri2" fo:font-size="10pt" fo:font-weight="normal" officeooo:rsid="049f183a" fo:background-color="transparent" loext:char-shading-value="0" style:font-name-asian="Calibri2" style:font-size-asian="10pt" style:font-name-complex="Calibri2" style:font-size-complex="10pt"/>
    </style:style>
    <style:style style:name="T236" style:family="text">
      <style:text-properties style:use-window-font-color="true" loext:opacity="0%" style:font-name="Calibri2" fo:font-size="10pt" fo:font-weight="normal" officeooo:rsid="04a01f91" fo:background-color="transparent" loext:char-shading-value="0" style:font-name-asian="Calibri2" style:font-size-asian="10pt" style:font-name-complex="Calibri2" style:font-size-complex="10pt"/>
    </style:style>
    <style:style style:name="T237" style:family="text">
      <style:text-properties style:use-window-font-color="true" loext:opacity="0%" style:font-name="Calibri2" fo:font-size="10pt" fo:font-weight="normal" officeooo:rsid="04a13d8e" fo:background-color="transparent" loext:char-shading-value="0" style:font-name-asian="Calibri2" style:font-size-asian="10pt" style:font-name-complex="Calibri2" style:font-size-complex="10pt"/>
    </style:style>
    <style:style style:name="T238" style:family="text">
      <style:text-properties style:use-window-font-color="true" loext:opacity="0%" style:font-name="Calibri2" fo:font-size="10pt" fo:font-weight="normal" officeooo:rsid="04a230c1" fo:background-color="transparent" loext:char-shading-value="0" style:font-name-asian="Calibri2" style:font-size-asian="10pt" style:font-name-complex="Calibri2" style:font-size-complex="10pt"/>
    </style:style>
    <style:style style:name="T239" style:family="text">
      <style:text-properties style:use-window-font-color="true" loext:opacity="0%" style:font-name="Calibri2" fo:font-size="10pt" fo:font-weight="normal" officeooo:rsid="04a25101" fo:background-color="transparent" loext:char-shading-value="0" style:font-name-asian="Calibri2" style:font-size-asian="10pt" style:font-name-complex="Calibri2" style:font-size-complex="10pt"/>
    </style:style>
    <style:style style:name="T240" style:family="text">
      <style:text-properties style:use-window-font-color="true" loext:opacity="0%" style:font-name="Calibri2" fo:font-size="10pt" fo:font-weight="normal" officeooo:rsid="04a26f62" fo:background-color="transparent" loext:char-shading-value="0" style:font-name-asian="Calibri2" style:font-size-asian="10pt" style:font-name-complex="Calibri2" style:font-size-complex="10pt"/>
    </style:style>
    <style:style style:name="T241" style:family="text">
      <style:text-properties style:use-window-font-color="true" loext:opacity="0%" style:font-name="Calibri2" fo:font-size="10pt" fo:font-weight="normal" officeooo:rsid="04a46677" fo:background-color="transparent" loext:char-shading-value="0" style:font-name-asian="Calibri2" style:font-size-asian="10pt" style:font-name-complex="Calibri2" style:font-size-complex="10pt"/>
    </style:style>
    <style:style style:name="T242" style:family="text">
      <style:text-properties style:use-window-font-color="true" loext:opacity="0%" style:font-name="Calibri2" fo:font-size="10pt" fo:font-weight="normal" officeooo:rsid="04a4e142" fo:background-color="transparent" loext:char-shading-value="0" style:font-name-asian="Calibri2" style:font-size-asian="10pt" style:font-name-complex="Calibri2" style:font-size-complex="10pt"/>
    </style:style>
    <style:style style:name="T243" style:family="text">
      <style:text-properties style:use-window-font-color="true" loext:opacity="0%" style:font-name="Calibri2" fo:font-size="10pt" fo:font-weight="normal" officeooo:rsid="04a5dd76" fo:background-color="transparent" loext:char-shading-value="0" style:font-name-asian="Calibri2" style:font-size-asian="10pt" style:font-name-complex="Calibri2" style:font-size-complex="10pt"/>
    </style:style>
    <style:style style:name="T244" style:family="text">
      <style:text-properties style:use-window-font-color="true" loext:opacity="0%" style:font-name="Calibri2" fo:font-size="10pt" fo:font-weight="normal" officeooo:rsid="04ab1d82" fo:background-color="transparent" loext:char-shading-value="0" style:font-name-asian="Calibri2" style:font-size-asian="10pt" style:font-name-complex="Calibri2" style:font-size-complex="10pt"/>
    </style:style>
    <style:style style:name="T245" style:family="text">
      <style:text-properties style:use-window-font-color="true" loext:opacity="0%" style:font-name="Calibri2" fo:font-size="10pt" fo:font-weight="normal" officeooo:rsid="04aa3c5d" fo:background-color="transparent" loext:char-shading-value="0" style:font-name-asian="Calibri2" style:font-size-asian="10pt" style:font-name-complex="Calibri2" style:font-size-complex="10pt"/>
    </style:style>
    <style:style style:name="T246" style:family="text">
      <style:text-properties style:use-window-font-color="true" loext:opacity="0%" style:font-name="Calibri2" fo:font-size="10pt" fo:font-weight="normal" officeooo:rsid="04aba834" fo:background-color="transparent" loext:char-shading-value="0" style:font-name-asian="Calibri2" style:font-size-asian="10pt" style:font-name-complex="Calibri2" style:font-size-complex="10pt"/>
    </style:style>
    <style:style style:name="T247" style:family="text">
      <style:text-properties style:use-window-font-color="true" loext:opacity="0%" style:font-name="Calibri2" fo:font-size="10pt" fo:font-weight="normal" officeooo:rsid="04adeec7" fo:background-color="transparent" loext:char-shading-value="0" style:font-name-asian="Calibri2" style:font-size-asian="10pt" style:font-name-complex="Calibri2" style:font-size-complex="10pt"/>
    </style:style>
    <style:style style:name="T248" style:family="text">
      <style:text-properties style:use-window-font-color="true" loext:opacity="0%" style:font-name="Calibri2" fo:font-size="10pt" fo:font-weight="normal" officeooo:rsid="04ae7f5b" fo:background-color="transparent" loext:char-shading-value="0" style:font-name-asian="Calibri2" style:font-size-asian="10pt" style:font-name-complex="Calibri2" style:font-size-complex="10pt"/>
    </style:style>
    <style:style style:name="T249" style:family="text">
      <style:text-properties style:use-window-font-color="true" loext:opacity="0%" style:font-name="Calibri2" fo:font-size="10pt" fo:font-weight="normal" officeooo:rsid="04afd970" fo:background-color="transparent" loext:char-shading-value="0" style:font-name-asian="Calibri2" style:font-size-asian="10pt" style:font-name-complex="Calibri2" style:font-size-complex="10pt"/>
    </style:style>
    <style:style style:name="T250" style:family="text">
      <style:text-properties style:use-window-font-color="true" loext:opacity="0%" style:font-name="Calibri2" fo:font-size="10pt" fo:font-weight="normal" officeooo:rsid="04b0b5bc" fo:background-color="transparent" loext:char-shading-value="0" style:font-name-asian="Calibri2" style:font-size-asian="10pt" style:font-name-complex="Calibri2" style:font-size-complex="10pt"/>
    </style:style>
    <style:style style:name="T251" style:family="text">
      <style:text-properties style:use-window-font-color="true" loext:opacity="0%" style:font-name="Calibri2" fo:font-size="10pt" fo:font-weight="normal" officeooo:rsid="04b1076a" fo:background-color="transparent" loext:char-shading-value="0" style:font-name-asian="Calibri2" style:font-size-asian="10pt" style:font-name-complex="Calibri2" style:font-size-complex="10pt"/>
    </style:style>
    <style:style style:name="T252" style:family="text">
      <style:text-properties style:use-window-font-color="true" loext:opacity="0%" style:font-name="Calibri2" fo:font-size="10pt" fo:font-weight="normal" officeooo:rsid="04b2a720" fo:background-color="transparent" loext:char-shading-value="0" style:font-name-asian="Calibri2" style:font-size-asian="10pt" style:font-name-complex="Calibri2" style:font-size-complex="10pt"/>
    </style:style>
    <style:style style:name="T253" style:family="text">
      <style:text-properties style:use-window-font-color="true" loext:opacity="0%" style:font-name="Calibri2" fo:font-size="10pt" fo:font-weight="normal" officeooo:rsid="04b45425" fo:background-color="transparent" loext:char-shading-value="0" style:font-name-asian="Calibri2" style:font-size-asian="10pt" style:font-name-complex="Calibri2" style:font-size-complex="10pt"/>
    </style:style>
    <style:style style:name="T254" style:family="text">
      <style:text-properties style:use-window-font-color="true" loext:opacity="0%" style:font-name="Calibri2" fo:font-size="10pt" fo:font-weight="normal" officeooo:rsid="04b65063" fo:background-color="transparent" loext:char-shading-value="0" style:font-name-asian="Calibri2" style:font-size-asian="10pt" style:font-name-complex="Calibri2" style:font-size-complex="10pt"/>
    </style:style>
    <style:style style:name="T255" style:family="text">
      <style:text-properties style:use-window-font-color="true" loext:opacity="0%" style:font-name="Calibri2" fo:font-size="10pt" fo:font-weight="normal" officeooo:rsid="04b81ecc" fo:background-color="transparent" loext:char-shading-value="0" style:font-name-asian="Calibri2" style:font-size-asian="10pt" style:font-name-complex="Calibri2" style:font-size-complex="10pt"/>
    </style:style>
    <style:style style:name="T256" style:family="text">
      <style:text-properties style:use-window-font-color="true" loext:opacity="0%" style:font-name="Calibri2" fo:font-size="10pt" fo:font-weight="normal" officeooo:rsid="04b8c8f0" fo:background-color="transparent" loext:char-shading-value="0" style:font-name-asian="Calibri2" style:font-size-asian="10pt" style:font-name-complex="Calibri2" style:font-size-complex="10pt"/>
    </style:style>
    <style:style style:name="T257" style:family="text">
      <style:text-properties style:use-window-font-color="true" loext:opacity="0%" style:font-name="Calibri2" fo:font-size="10pt" fo:font-weight="normal" officeooo:rsid="04b8d759" fo:background-color="transparent" loext:char-shading-value="0" style:font-name-asian="Calibri2" style:font-size-asian="10pt" style:font-name-complex="Calibri2" style:font-size-complex="10pt"/>
    </style:style>
    <style:style style:name="T258" style:family="text">
      <style:text-properties style:use-window-font-color="true" loext:opacity="0%" style:font-name="Calibri2" fo:font-size="10pt" fo:font-weight="normal" officeooo:rsid="04baa39e" fo:background-color="transparent" loext:char-shading-value="0" style:font-name-asian="Calibri2" style:font-size-asian="10pt" style:font-name-complex="Calibri2" style:font-size-complex="10pt"/>
    </style:style>
    <style:style style:name="T259" style:family="text">
      <style:text-properties style:use-window-font-color="true" loext:opacity="0%" style:font-name="Calibri2" fo:font-size="10pt" fo:font-weight="normal" officeooo:rsid="04bc1655" fo:background-color="transparent" loext:char-shading-value="0" style:font-name-asian="Calibri2" style:font-size-asian="10pt" style:font-name-complex="Calibri2" style:font-size-complex="10pt"/>
    </style:style>
    <style:style style:name="T260" style:family="text">
      <style:text-properties style:use-window-font-color="true" loext:opacity="0%" style:font-name="Calibri2" fo:font-size="10pt" fo:font-weight="normal" officeooo:rsid="04bcd457" fo:background-color="transparent" loext:char-shading-value="0" style:font-name-asian="Calibri2" style:font-size-asian="10pt" style:font-name-complex="Calibri2" style:font-size-complex="10pt"/>
    </style:style>
    <style:style style:name="T261" style:family="text">
      <style:text-properties style:use-window-font-color="true" loext:opacity="0%" style:font-name="Calibri2" fo:font-size="10pt" fo:font-weight="normal" officeooo:rsid="04bf5a48" fo:background-color="transparent" loext:char-shading-value="0" style:font-name-asian="Calibri2" style:font-size-asian="10pt" style:font-name-complex="Calibri2" style:font-size-complex="10pt"/>
    </style:style>
    <style:style style:name="T262" style:family="text">
      <style:text-properties style:use-window-font-color="true" loext:opacity="0%" style:font-name="Calibri2" fo:font-size="10pt" fo:font-weight="normal" officeooo:rsid="04bf89f5" fo:background-color="transparent" loext:char-shading-value="0" style:font-name-asian="Calibri2" style:font-size-asian="10pt" style:font-name-complex="Calibri2" style:font-size-complex="10pt"/>
    </style:style>
    <style:style style:name="T263" style:family="text">
      <style:text-properties style:use-window-font-color="true" loext:opacity="0%" style:font-name="Calibri2" fo:font-size="10pt" fo:font-weight="normal" officeooo:rsid="04c18c06" fo:background-color="transparent" loext:char-shading-value="0" style:font-name-asian="Calibri2" style:font-size-asian="10pt" style:font-name-complex="Calibri2" style:font-size-complex="10pt"/>
    </style:style>
    <style:style style:name="T264" style:family="text">
      <style:text-properties style:use-window-font-color="true" loext:opacity="0%" style:font-name="Calibri2" fo:font-size="10pt" fo:font-weight="normal" officeooo:rsid="04c4e548" fo:background-color="transparent" loext:char-shading-value="0" style:font-name-asian="Calibri2" style:font-size-asian="10pt" style:font-name-complex="Calibri2" style:font-size-complex="10pt"/>
    </style:style>
    <style:style style:name="T265" style:family="text">
      <style:text-properties style:use-window-font-color="true" loext:opacity="0%" style:font-name="Calibri2" fo:font-size="10pt" fo:font-weight="normal" officeooo:rsid="04c545b0" fo:background-color="transparent" loext:char-shading-value="0" style:font-name-asian="Calibri2" style:font-size-asian="10pt" style:font-name-complex="Calibri2" style:font-size-complex="10pt"/>
    </style:style>
    <style:style style:name="T266" style:family="text">
      <style:text-properties style:use-window-font-color="true" loext:opacity="0%" style:font-name="Calibri2" fo:font-size="10pt" fo:font-weight="normal" officeooo:rsid="04c577dc" fo:background-color="transparent" loext:char-shading-value="0" style:font-name-asian="Calibri2" style:font-size-asian="10pt" style:font-name-complex="Calibri2" style:font-size-complex="10pt"/>
    </style:style>
    <style:style style:name="T267" style:family="text">
      <style:text-properties style:use-window-font-color="true" loext:opacity="0%" style:font-name="Calibri2" fo:font-size="10pt" fo:font-weight="normal" officeooo:rsid="04c8c2a8" fo:background-color="transparent" loext:char-shading-value="0" style:font-name-asian="Calibri2" style:font-size-asian="10pt" style:font-name-complex="Calibri2" style:font-size-complex="10pt"/>
    </style:style>
    <style:style style:name="T268" style:family="text">
      <style:text-properties style:use-window-font-color="true" loext:opacity="0%" style:font-name="Calibri2" fo:font-size="10pt" fo:font-weight="normal" officeooo:rsid="04c9cd73" fo:background-color="transparent" loext:char-shading-value="0" style:font-name-asian="Calibri2" style:font-size-asian="10pt" style:font-name-complex="Calibri2" style:font-size-complex="10pt"/>
    </style:style>
    <style:style style:name="T269" style:family="text">
      <style:text-properties style:use-window-font-color="true" loext:opacity="0%" style:font-name="Calibri2" fo:font-size="10pt" fo:font-weight="normal" officeooo:rsid="04cb7a08" fo:background-color="transparent" loext:char-shading-value="0" style:font-name-asian="Calibri2" style:font-size-asian="10pt" style:font-name-complex="Calibri2" style:font-size-complex="10pt"/>
    </style:style>
    <style:style style:name="T270" style:family="text">
      <style:text-properties style:use-window-font-color="true" loext:opacity="0%" style:font-name="Calibri2" fo:font-size="10pt" fo:font-weight="normal" officeooo:rsid="04ccf8af" fo:background-color="transparent" loext:char-shading-value="0" style:font-name-asian="Calibri2" style:font-size-asian="10pt" style:font-name-complex="Calibri2" style:font-size-complex="10pt"/>
    </style:style>
    <style:style style:name="T271" style:family="text">
      <style:text-properties style:use-window-font-color="true" loext:opacity="0%" style:font-name="Calibri2" fo:font-size="10pt" fo:font-weight="normal" officeooo:rsid="04ce97ff" fo:background-color="transparent" loext:char-shading-value="0" style:font-name-asian="Calibri2" style:font-size-asian="10pt" style:font-name-complex="Calibri2" style:font-size-complex="10pt"/>
    </style:style>
    <style:style style:name="T272" style:family="text">
      <style:text-properties style:use-window-font-color="true" loext:opacity="0%" style:font-name="Calibri2" fo:font-size="10pt" fo:font-weight="normal" officeooo:rsid="04d1f489" fo:background-color="transparent" loext:char-shading-value="0" style:font-name-asian="Calibri2" style:font-size-asian="10pt" style:font-name-complex="Calibri2" style:font-size-complex="10pt"/>
    </style:style>
    <style:style style:name="T273" style:family="text">
      <style:text-properties style:use-window-font-color="true" loext:opacity="0%" style:font-name="Calibri2" fo:font-size="10pt" fo:font-weight="normal" officeooo:rsid="04d49b12" fo:background-color="transparent" loext:char-shading-value="0" style:font-name-asian="Calibri2" style:font-size-asian="10pt" style:font-name-complex="Calibri2" style:font-size-complex="10pt"/>
    </style:style>
    <style:style style:name="T274" style:family="text">
      <style:text-properties style:use-window-font-color="true" loext:opacity="0%" style:font-name="Calibri2" fo:font-size="10pt" fo:font-weight="normal" officeooo:rsid="04d5fba8" fo:background-color="transparent" loext:char-shading-value="0" style:font-name-asian="Calibri2" style:font-size-asian="10pt" style:font-name-complex="Calibri2" style:font-size-complex="10pt"/>
    </style:style>
    <style:style style:name="T275" style:family="text">
      <style:text-properties style:use-window-font-color="true" loext:opacity="0%" style:font-name="Calibri2" fo:font-size="10pt" fo:font-weight="normal" officeooo:rsid="04d6c31f" fo:background-color="transparent" loext:char-shading-value="0" style:font-name-asian="Calibri2" style:font-size-asian="10pt" style:font-name-complex="Calibri2" style:font-size-complex="10pt"/>
    </style:style>
    <style:style style:name="T276" style:family="text">
      <style:text-properties style:use-window-font-color="true" loext:opacity="0%" style:font-name="Calibri2" fo:font-size="10pt" fo:font-weight="normal" officeooo:rsid="04d751d8" fo:background-color="transparent" loext:char-shading-value="0" style:font-name-asian="Calibri2" style:font-size-asian="10pt" style:font-name-complex="Calibri2" style:font-size-complex="10pt"/>
    </style:style>
    <style:style style:name="T277" style:family="text">
      <style:text-properties style:use-window-font-color="true" loext:opacity="0%" style:font-name="Calibri2" fo:font-size="10pt" fo:font-weight="normal" officeooo:rsid="04d8abbb" fo:background-color="transparent" loext:char-shading-value="0" style:font-name-asian="Calibri2" style:font-size-asian="10pt" style:font-name-complex="Calibri2" style:font-size-complex="10pt"/>
    </style:style>
    <style:style style:name="T278" style:family="text">
      <style:text-properties style:use-window-font-color="true" loext:opacity="0%" style:font-name="Calibri2" fo:font-size="10pt" fo:font-weight="normal" officeooo:rsid="04d9c375" fo:background-color="transparent" loext:char-shading-value="0" style:font-name-asian="Calibri2" style:font-size-asian="10pt" style:font-name-complex="Calibri2" style:font-size-complex="10pt"/>
    </style:style>
    <style:style style:name="T279" style:family="text">
      <style:text-properties style:use-window-font-color="true" loext:opacity="0%" style:font-name="Calibri2" fo:font-size="10pt" fo:font-weight="normal" officeooo:rsid="04db24fd" fo:background-color="transparent" loext:char-shading-value="0" style:font-name-asian="Calibri2" style:font-size-asian="10pt" style:font-name-complex="Calibri2" style:font-size-complex="10pt"/>
    </style:style>
    <style:style style:name="T280" style:family="text">
      <style:text-properties style:use-window-font-color="true" loext:opacity="0%" style:font-name="Calibri2" fo:font-size="10pt" fo:font-weight="normal" officeooo:rsid="04db4259" fo:background-color="transparent" loext:char-shading-value="0" style:font-name-asian="Calibri2" style:font-size-asian="10pt" style:font-name-complex="Calibri2" style:font-size-complex="10pt"/>
    </style:style>
    <style:style style:name="T281" style:family="text">
      <style:text-properties style:use-window-font-color="true" loext:opacity="0%" style:font-name="Calibri2" fo:font-size="10pt" fo:font-weight="normal" officeooo:rsid="04dcbc49" fo:background-color="transparent" loext:char-shading-value="0" style:font-name-asian="Calibri2" style:font-size-asian="10pt" style:font-name-complex="Calibri2" style:font-size-complex="10pt"/>
    </style:style>
    <style:style style:name="T282" style:family="text">
      <style:text-properties style:use-window-font-color="true" loext:opacity="0%" style:font-name="Calibri2" fo:font-size="10pt" fo:font-weight="normal" officeooo:rsid="04dec732" fo:background-color="transparent" loext:char-shading-value="0" style:font-name-asian="Calibri2" style:font-size-asian="10pt" style:font-name-complex="Calibri2" style:font-size-complex="10pt"/>
    </style:style>
    <style:style style:name="T283" style:family="text">
      <style:text-properties style:use-window-font-color="true" loext:opacity="0%" style:font-name="Calibri2" fo:font-size="10pt" fo:font-weight="normal" officeooo:rsid="04df8809" fo:background-color="transparent" loext:char-shading-value="0" style:font-name-asian="Calibri2" style:font-size-asian="10pt" style:font-name-complex="Calibri2" style:font-size-complex="10pt"/>
    </style:style>
    <style:style style:name="T284" style:family="text">
      <style:text-properties style:use-window-font-color="true" loext:opacity="0%" style:font-name="Calibri2" fo:font-size="10pt" fo:font-weight="normal" officeooo:rsid="04e33ce0" fo:background-color="transparent" loext:char-shading-value="0" style:font-name-asian="Calibri2" style:font-size-asian="10pt" style:font-name-complex="Calibri2" style:font-size-complex="10pt"/>
    </style:style>
    <style:style style:name="T285" style:family="text">
      <style:text-properties style:use-window-font-color="true" loext:opacity="0%" style:font-name="Calibri2" fo:font-size="10pt" fo:font-weight="normal" officeooo:rsid="04e3d28e" fo:background-color="transparent" loext:char-shading-value="0" style:font-name-asian="Calibri2" style:font-size-asian="10pt" style:font-name-complex="Calibri2" style:font-size-complex="10pt"/>
    </style:style>
    <style:style style:name="T286" style:family="text">
      <style:text-properties style:use-window-font-color="true" loext:opacity="0%" style:font-name="Calibri2" fo:font-size="10pt" fo:font-weight="normal" officeooo:rsid="04e6382c" fo:background-color="transparent" loext:char-shading-value="0" style:font-name-asian="Calibri2" style:font-size-asian="10pt" style:font-name-complex="Calibri2" style:font-size-complex="10pt"/>
    </style:style>
    <style:style style:name="T287" style:family="text">
      <style:text-properties style:use-window-font-color="true" loext:opacity="0%" style:font-name="Calibri2" fo:font-size="10pt" fo:font-weight="normal" officeooo:rsid="04e76478" fo:background-color="transparent" loext:char-shading-value="0" style:font-name-asian="Calibri2" style:font-size-asian="10pt" style:font-name-complex="Calibri2" style:font-size-complex="10pt"/>
    </style:style>
    <style:style style:name="T288" style:family="text">
      <style:text-properties style:use-window-font-color="true" loext:opacity="0%" style:font-name="Calibri2" fo:font-size="10pt" fo:font-weight="normal" officeooo:rsid="04e7d488" fo:background-color="transparent" loext:char-shading-value="0" style:font-name-asian="Calibri2" style:font-size-asian="10pt" style:font-name-complex="Calibri2" style:font-size-complex="10pt"/>
    </style:style>
    <style:style style:name="T289" style:family="text">
      <style:text-properties style:use-window-font-color="true" loext:opacity="0%" style:font-name="Calibri2" fo:font-size="10pt" fo:font-weight="normal" officeooo:rsid="04e81ab4" fo:background-color="transparent" loext:char-shading-value="0" style:font-name-asian="Calibri2" style:font-size-asian="10pt" style:font-name-complex="Calibri2" style:font-size-complex="10pt"/>
    </style:style>
    <style:style style:name="T290" style:family="text">
      <style:text-properties style:use-window-font-color="true" loext:opacity="0%" style:font-name="Calibri2" fo:font-size="10pt" fo:font-weight="normal" officeooo:rsid="04eb2a44" fo:background-color="transparent" loext:char-shading-value="0" style:font-name-asian="Calibri2" style:font-size-asian="10pt" style:font-name-complex="Calibri2" style:font-size-complex="10pt"/>
    </style:style>
    <style:style style:name="T291" style:family="text">
      <style:text-properties style:use-window-font-color="true" loext:opacity="0%" style:font-name="Calibri2" fo:font-size="10pt" fo:font-weight="normal" officeooo:rsid="04ecb849" fo:background-color="transparent" loext:char-shading-value="0" style:font-name-asian="Calibri2" style:font-size-asian="10pt" style:font-name-complex="Calibri2" style:font-size-complex="10pt"/>
    </style:style>
    <style:style style:name="T292" style:family="text">
      <style:text-properties style:use-window-font-color="true" loext:opacity="0%" style:font-name="Calibri2" fo:font-size="10pt" fo:font-weight="normal" officeooo:rsid="04eea174" fo:background-color="transparent" loext:char-shading-value="0" style:font-name-asian="Calibri2" style:font-size-asian="10pt" style:font-name-complex="Calibri2" style:font-size-complex="10pt"/>
    </style:style>
    <style:style style:name="T293" style:family="text">
      <style:text-properties style:use-window-font-color="true" loext:opacity="0%" style:font-name="Calibri2" fo:font-size="10pt" fo:font-weight="normal" officeooo:rsid="04efe40a" fo:background-color="transparent" loext:char-shading-value="0" style:font-name-asian="Calibri2" style:font-size-asian="10pt" style:font-name-complex="Calibri2" style:font-size-complex="10pt"/>
    </style:style>
    <style:style style:name="T294" style:family="text">
      <style:text-properties style:use-window-font-color="true" loext:opacity="0%" style:font-name="Calibri2" fo:font-size="10pt" fo:font-weight="normal" officeooo:rsid="04f1bc08" fo:background-color="transparent" loext:char-shading-value="0" style:font-name-asian="Calibri2" style:font-size-asian="10pt" style:font-name-complex="Calibri2" style:font-size-complex="10pt"/>
    </style:style>
    <style:style style:name="T295" style:family="text">
      <style:text-properties style:use-window-font-color="true" loext:opacity="0%" style:font-name="Calibri2" fo:font-size="10pt" fo:font-weight="normal" officeooo:rsid="04f33560" fo:background-color="transparent" loext:char-shading-value="0" style:font-name-asian="Calibri2" style:font-size-asian="10pt" style:font-name-complex="Calibri2" style:font-size-complex="10pt"/>
    </style:style>
    <style:style style:name="T296" style:family="text">
      <style:text-properties style:use-window-font-color="true" loext:opacity="0%" style:font-name="Calibri2" fo:font-size="10pt" fo:font-weight="normal" officeooo:rsid="04f4f6b8" fo:background-color="transparent" loext:char-shading-value="0" style:font-name-asian="Calibri2" style:font-size-asian="10pt" style:font-name-complex="Calibri2" style:font-size-complex="10pt"/>
    </style:style>
    <style:style style:name="T297" style:family="text">
      <style:text-properties style:use-window-font-color="true" loext:opacity="0%" style:font-name="Calibri2" fo:font-size="10pt" fo:font-weight="normal" officeooo:rsid="04f5810e" fo:background-color="transparent" loext:char-shading-value="0" style:font-name-asian="Calibri2" style:font-size-asian="10pt" style:font-name-complex="Calibri2" style:font-size-complex="10pt"/>
    </style:style>
    <style:style style:name="T298" style:family="text">
      <style:text-properties style:use-window-font-color="true" loext:opacity="0%" style:font-name="Calibri2" fo:font-size="10pt" fo:font-weight="normal" officeooo:rsid="04f6e816" fo:background-color="transparent" loext:char-shading-value="0" style:font-name-asian="Calibri2" style:font-size-asian="10pt" style:font-name-complex="Calibri2" style:font-size-complex="10pt"/>
    </style:style>
    <style:style style:name="T299" style:family="text">
      <style:text-properties style:use-window-font-color="true" loext:opacity="0%" style:font-name="Calibri2" fo:font-size="10pt" fo:font-weight="normal" officeooo:rsid="04fa9897" fo:background-color="transparent" loext:char-shading-value="0" style:font-name-asian="Calibri2" style:font-size-asian="10pt" style:font-name-complex="Calibri2" style:font-size-complex="10pt"/>
    </style:style>
    <style:style style:name="T300" style:family="text">
      <style:text-properties style:use-window-font-color="true" loext:opacity="0%" style:font-name="Calibri2" fo:font-size="10pt" fo:font-weight="normal" officeooo:rsid="04fdbfbf" fo:background-color="transparent" loext:char-shading-value="0" style:font-name-asian="Calibri2" style:font-size-asian="10pt" style:font-name-complex="Calibri2" style:font-size-complex="10pt"/>
    </style:style>
    <style:style style:name="T301" style:family="text">
      <style:text-properties style:use-window-font-color="true" loext:opacity="0%" style:font-name="Calibri2" fo:font-size="10pt" fo:font-weight="normal" officeooo:rsid="04ff831c" fo:background-color="transparent" loext:char-shading-value="0" style:font-name-asian="Calibri2" style:font-size-asian="10pt" style:font-name-complex="Calibri2" style:font-size-complex="10pt"/>
    </style:style>
    <style:style style:name="T302" style:family="text">
      <style:text-properties style:use-window-font-color="true" loext:opacity="0%" style:font-name="Calibri2" fo:font-size="10pt" fo:font-weight="normal" officeooo:rsid="050116a3" fo:background-color="transparent" loext:char-shading-value="0" style:font-name-asian="Calibri2" style:font-size-asian="10pt" style:font-name-complex="Calibri2" style:font-size-complex="10pt"/>
    </style:style>
    <style:style style:name="T303" style:family="text">
      <style:text-properties style:use-window-font-color="true" loext:opacity="0%" style:font-name="Calibri2" fo:font-size="10pt" fo:font-weight="normal" officeooo:rsid="050262b5" fo:background-color="transparent" loext:char-shading-value="0" style:font-name-asian="Calibri2" style:font-size-asian="10pt" style:font-name-complex="Calibri2" style:font-size-complex="10pt"/>
    </style:style>
    <style:style style:name="T304" style:family="text">
      <style:text-properties style:use-window-font-color="true" loext:opacity="0%" style:font-name="Calibri2" fo:font-size="10pt" fo:font-weight="normal" officeooo:rsid="0503d612" fo:background-color="transparent" loext:char-shading-value="0" style:font-name-asian="Calibri2" style:font-size-asian="10pt" style:font-name-complex="Calibri2" style:font-size-complex="10pt"/>
    </style:style>
    <style:style style:name="T305" style:family="text">
      <style:text-properties style:use-window-font-color="true" loext:opacity="0%" style:font-name="Calibri2" fo:font-size="10pt" fo:font-weight="normal" officeooo:rsid="0504880e" fo:background-color="transparent" loext:char-shading-value="0" style:font-name-asian="Calibri2" style:font-size-asian="10pt" style:font-name-complex="Calibri2" style:font-size-complex="10pt"/>
    </style:style>
    <style:style style:name="T306" style:family="text">
      <style:text-properties style:use-window-font-color="true" loext:opacity="0%" style:font-name="Calibri2" fo:font-size="10pt" fo:font-weight="normal" officeooo:rsid="05053fdb" fo:background-color="transparent" loext:char-shading-value="0" style:font-name-asian="Calibri2" style:font-size-asian="10pt" style:font-name-complex="Calibri2" style:font-size-complex="10pt"/>
    </style:style>
    <style:style style:name="T307" style:family="text">
      <style:text-properties style:use-window-font-color="true" loext:opacity="0%" style:font-name="Calibri2" fo:font-size="10pt" fo:font-weight="normal" officeooo:rsid="0506456e" fo:background-color="transparent" loext:char-shading-value="0" style:font-name-asian="Calibri2" style:font-size-asian="10pt" style:font-name-complex="Calibri2" style:font-size-complex="10pt"/>
    </style:style>
    <style:style style:name="T308" style:family="text">
      <style:text-properties style:use-window-font-color="true" loext:opacity="0%" style:font-name="Calibri2" fo:font-size="10pt" fo:font-weight="normal" officeooo:rsid="05067514" fo:background-color="transparent" loext:char-shading-value="0" style:font-name-asian="Calibri2" style:font-size-asian="10pt" style:font-name-complex="Calibri2" style:font-size-complex="10pt"/>
    </style:style>
    <style:style style:name="T309" style:family="text">
      <style:text-properties style:use-window-font-color="true" loext:opacity="0%" style:font-name="Calibri2" fo:font-size="10pt" fo:font-weight="normal" officeooo:rsid="05085417" fo:background-color="transparent" loext:char-shading-value="0" style:font-name-asian="Calibri2" style:font-size-asian="10pt" style:font-name-complex="Calibri2" style:font-size-complex="10pt"/>
    </style:style>
    <style:style style:name="T310" style:family="text">
      <style:text-properties style:use-window-font-color="true" loext:opacity="0%" style:font-name="Calibri2" fo:font-size="10pt" fo:font-weight="normal" officeooo:rsid="050a3ebf" fo:background-color="transparent" loext:char-shading-value="0" style:font-name-asian="Calibri2" style:font-size-asian="10pt" style:font-name-complex="Calibri2" style:font-size-complex="10pt"/>
    </style:style>
    <style:style style:name="T311" style:family="text">
      <style:text-properties style:use-window-font-color="true" loext:opacity="0%" style:font-name="Calibri2" fo:font-size="10pt" fo:font-weight="normal" officeooo:rsid="050c3314" fo:background-color="transparent" loext:char-shading-value="0" style:font-name-asian="Calibri2" style:font-size-asian="10pt" style:font-name-complex="Calibri2" style:font-size-complex="10pt"/>
    </style:style>
    <style:style style:name="T312" style:family="text">
      <style:text-properties style:use-window-font-color="true" loext:opacity="0%" style:font-name="Calibri2" fo:font-size="10pt" fo:font-weight="normal" officeooo:rsid="050c6966" fo:background-color="transparent" loext:char-shading-value="0" style:font-name-asian="Calibri2" style:font-size-asian="10pt" style:font-name-complex="Calibri2" style:font-size-complex="10pt"/>
    </style:style>
    <style:style style:name="T313" style:family="text">
      <style:text-properties style:use-window-font-color="true" loext:opacity="0%" style:font-name="Calibri2" fo:font-size="10pt" fo:font-weight="normal" officeooo:rsid="050ca41d" fo:background-color="transparent" loext:char-shading-value="0" style:font-name-asian="Calibri2" style:font-size-asian="10pt" style:font-name-complex="Calibri2" style:font-size-complex="10pt"/>
    </style:style>
    <style:style style:name="T314" style:family="text">
      <style:text-properties style:use-window-font-color="true" loext:opacity="0%" style:font-name="Calibri2" fo:font-size="10pt" fo:font-weight="normal" officeooo:rsid="050d57de" fo:background-color="transparent" loext:char-shading-value="0" style:font-name-asian="Calibri2" style:font-size-asian="10pt" style:font-name-complex="Calibri2" style:font-size-complex="10pt"/>
    </style:style>
    <style:style style:name="T315" style:family="text">
      <style:text-properties style:use-window-font-color="true" loext:opacity="0%" style:font-name="Calibri2" fo:font-size="10pt" fo:font-weight="normal" officeooo:rsid="050ead6e" fo:background-color="transparent" loext:char-shading-value="0" style:font-name-asian="Calibri2" style:font-size-asian="10pt" style:font-name-complex="Calibri2" style:font-size-complex="10pt"/>
    </style:style>
    <style:style style:name="T316" style:family="text">
      <style:text-properties style:use-window-font-color="true" loext:opacity="0%" style:font-name="Calibri2" fo:font-size="10pt" fo:font-weight="normal" officeooo:rsid="051047f1" fo:background-color="transparent" loext:char-shading-value="0" style:font-name-asian="Calibri2" style:font-size-asian="10pt" style:font-name-complex="Calibri2" style:font-size-complex="10pt"/>
    </style:style>
    <style:style style:name="T317" style:family="text">
      <style:text-properties style:use-window-font-color="true" loext:opacity="0%" style:font-name="Calibri2" fo:font-size="10pt" fo:font-weight="normal" officeooo:rsid="05126a05" fo:background-color="transparent" loext:char-shading-value="0" style:font-name-asian="Calibri2" style:font-size-asian="10pt" style:font-name-complex="Calibri2" style:font-size-complex="10pt"/>
    </style:style>
    <style:style style:name="T318" style:family="text">
      <style:text-properties style:use-window-font-color="true" loext:opacity="0%" style:font-name="Calibri2" fo:font-size="10pt" fo:font-weight="normal" officeooo:rsid="0514d2f3" fo:background-color="transparent" loext:char-shading-value="0" style:font-name-asian="Calibri2" style:font-size-asian="10pt" style:font-name-complex="Calibri2" style:font-size-complex="10pt"/>
    </style:style>
    <style:style style:name="T319" style:family="text">
      <style:text-properties style:use-window-font-color="true" loext:opacity="0%" style:font-name="Calibri2" fo:font-size="10pt" fo:font-weight="normal" officeooo:rsid="0518a68c" fo:background-color="transparent" loext:char-shading-value="0" style:font-name-asian="Calibri2" style:font-size-asian="10pt" style:font-name-complex="Calibri2" style:font-size-complex="10pt"/>
    </style:style>
    <style:style style:name="T320" style:family="text">
      <style:text-properties style:use-window-font-color="true" loext:opacity="0%" style:font-name="Calibri2" fo:font-size="10pt" fo:font-weight="normal" officeooo:rsid="051d0870" fo:background-color="transparent" loext:char-shading-value="0" style:font-name-asian="Calibri2" style:font-size-asian="10pt" style:font-name-complex="Calibri2" style:font-size-complex="10pt"/>
    </style:style>
    <style:style style:name="T321" style:family="text">
      <style:text-properties style:use-window-font-color="true" loext:opacity="0%" style:font-name="Calibri2" fo:font-size="10pt" fo:font-weight="normal" officeooo:rsid="051921f0" fo:background-color="transparent" loext:char-shading-value="0" style:font-name-asian="Calibri2" style:font-size-asian="10pt" style:font-name-complex="Calibri2" style:font-size-complex="10pt"/>
    </style:style>
    <style:style style:name="T322" style:family="text">
      <style:text-properties style:use-window-font-color="true" loext:opacity="0%" style:font-name="Calibri2" fo:font-size="10pt" fo:font-weight="normal" officeooo:rsid="051abc98" fo:background-color="transparent" loext:char-shading-value="0" style:font-name-asian="Calibri2" style:font-size-asian="10pt" style:font-name-complex="Calibri2" style:font-size-complex="10pt"/>
    </style:style>
    <style:style style:name="T323" style:family="text">
      <style:text-properties style:use-window-font-color="true" loext:opacity="0%" style:font-name="Calibri2" fo:font-size="10pt" fo:font-weight="normal" officeooo:rsid="051c3dc9" fo:background-color="transparent" loext:char-shading-value="0" style:font-name-asian="Calibri2" style:font-size-asian="10pt" style:font-name-complex="Calibri2" style:font-size-complex="10pt"/>
    </style:style>
    <style:style style:name="T324" style:family="text">
      <style:text-properties style:use-window-font-color="true" loext:opacity="0%" style:font-name="Calibri2" fo:font-size="10pt" fo:font-weight="normal" officeooo:rsid="044ae0d0" fo:background-color="transparent" loext:char-shading-value="0" style:font-name-asian="Calibri2" style:font-size-asian="10pt" style:font-name-complex="Calibri2" style:font-size-complex="10pt"/>
    </style:style>
    <style:style style:name="T325" style:family="text">
      <style:text-properties style:use-window-font-color="true" loext:opacity="0%" style:font-name="Calibri2" fo:font-size="10pt" fo:font-weight="normal" officeooo:rsid="051f5c2f" fo:background-color="transparent" loext:char-shading-value="0" style:font-name-asian="Calibri2" style:font-size-asian="10pt" style:font-name-complex="Calibri2" style:font-size-complex="10pt"/>
    </style:style>
    <style:style style:name="T326" style:family="text">
      <style:text-properties style:use-window-font-color="true" loext:opacity="0%" style:font-name="Calibri2" fo:font-size="10pt" fo:font-weight="normal" officeooo:rsid="0520f659" fo:background-color="transparent" loext:char-shading-value="0" style:font-name-asian="Calibri2" style:font-size-asian="10pt" style:font-name-complex="Calibri2" style:font-size-complex="10pt"/>
    </style:style>
    <style:style style:name="T327" style:family="text">
      <style:text-properties style:use-window-font-color="true" loext:opacity="0%" style:font-name="Calibri2" fo:font-size="10pt" fo:font-weight="normal" officeooo:rsid="052292c3" fo:background-color="transparent" loext:char-shading-value="0" style:font-name-asian="Calibri2" style:font-size-asian="10pt" style:font-name-complex="Calibri2" style:font-size-complex="10pt"/>
    </style:style>
    <style:style style:name="T328" style:family="text">
      <style:text-properties style:use-window-font-color="true" loext:opacity="0%" style:font-name="Calibri2" fo:font-size="10pt" fo:font-weight="normal" officeooo:rsid="05248f4c" fo:background-color="transparent" loext:char-shading-value="0" style:font-name-asian="Calibri2" style:font-size-asian="10pt" style:font-name-complex="Calibri2" style:font-size-complex="10pt"/>
    </style:style>
    <style:style style:name="T329" style:family="text">
      <style:text-properties style:use-window-font-color="true" loext:opacity="0%" style:font-name="Calibri2" fo:font-size="10pt" fo:font-weight="normal" officeooo:rsid="052574d0" fo:background-color="transparent" loext:char-shading-value="0" style:font-name-asian="Calibri2" style:font-size-asian="10pt" style:font-name-complex="Calibri2" style:font-size-complex="10pt"/>
    </style:style>
    <style:style style:name="T330" style:family="text">
      <style:text-properties style:use-window-font-color="true" loext:opacity="0%" style:font-name="Calibri2" fo:font-size="10pt" fo:font-weight="normal" officeooo:rsid="0525a4e6" fo:background-color="transparent" loext:char-shading-value="0" style:font-name-asian="Calibri2" style:font-size-asian="10pt" style:font-name-complex="Calibri2" style:font-size-complex="10pt"/>
    </style:style>
    <style:style style:name="T331" style:family="text">
      <style:text-properties style:use-window-font-color="true" loext:opacity="0%" style:font-name="Calibri2" fo:font-size="10pt" fo:font-weight="normal" officeooo:rsid="05260625" fo:background-color="transparent" loext:char-shading-value="0" style:font-name-asian="Calibri2" style:font-size-asian="10pt" style:font-name-complex="Calibri2" style:font-size-complex="10pt"/>
    </style:style>
    <style:style style:name="T332" style:family="text">
      <style:text-properties style:use-window-font-color="true" loext:opacity="0%" style:font-name="Calibri2" fo:font-size="10pt" fo:font-weight="normal" officeooo:rsid="052958cc" fo:background-color="transparent" loext:char-shading-value="0" style:font-name-asian="Calibri2" style:font-size-asian="10pt" style:font-name-complex="Calibri2" style:font-size-complex="10pt"/>
    </style:style>
    <style:style style:name="T333" style:family="text">
      <style:text-properties style:use-window-font-color="true" loext:opacity="0%" style:font-name="Calibri2" fo:font-size="10pt" fo:font-weight="normal" officeooo:rsid="052ac9c1" fo:background-color="transparent" loext:char-shading-value="0" style:font-name-asian="Calibri2" style:font-size-asian="10pt" style:font-name-complex="Calibri2" style:font-size-complex="10pt"/>
    </style:style>
    <style:style style:name="T334" style:family="text">
      <style:text-properties style:use-window-font-color="true" loext:opacity="0%" style:font-name="Calibri2" fo:font-size="10pt" fo:font-weight="normal" officeooo:rsid="052bfa13" fo:background-color="transparent" loext:char-shading-value="0" style:font-name-asian="Calibri2" style:font-size-asian="10pt" style:font-name-complex="Calibri2" style:font-size-complex="10pt"/>
    </style:style>
    <style:style style:name="T335" style:family="text">
      <style:text-properties style:use-window-font-color="true" loext:opacity="0%" style:font-name="Calibri2" fo:font-size="10pt" fo:font-weight="normal" officeooo:rsid="052c6646" fo:background-color="transparent" loext:char-shading-value="0" style:font-name-asian="Calibri2" style:font-size-asian="10pt" style:font-name-complex="Calibri2" style:font-size-complex="10pt"/>
    </style:style>
    <style:style style:name="T336" style:family="text">
      <style:text-properties style:use-window-font-color="true" loext:opacity="0%" style:font-name="Calibri2" fo:font-size="10pt" fo:font-weight="normal" officeooo:rsid="052fe858" fo:background-color="transparent" loext:char-shading-value="0" style:font-name-asian="Calibri2" style:font-size-asian="10pt" style:font-name-complex="Calibri2" style:font-size-complex="10pt"/>
    </style:style>
    <style:style style:name="T337" style:family="text">
      <style:text-properties style:use-window-font-color="true" loext:opacity="0%" style:font-name="Calibri2" fo:font-size="10pt" fo:font-weight="normal" officeooo:rsid="052eabea" fo:background-color="transparent" loext:char-shading-value="0" style:font-name-asian="Calibri2" style:font-size-asian="10pt" style:font-name-complex="Calibri2" style:font-size-complex="10pt"/>
    </style:style>
    <style:style style:name="T338" style:family="text">
      <style:text-properties style:use-window-font-color="true" loext:opacity="0%" style:font-name="Calibri2" fo:font-size="10pt" fo:font-weight="normal" officeooo:rsid="053247b9" fo:background-color="transparent" loext:char-shading-value="0" style:font-name-asian="Calibri2" style:font-size-asian="10pt" style:font-name-complex="Calibri2" style:font-size-complex="10pt"/>
    </style:style>
    <style:style style:name="T339" style:family="text">
      <style:text-properties style:use-window-font-color="true" loext:opacity="0%" style:font-name="Calibri2" fo:font-size="10pt" fo:font-weight="normal" officeooo:rsid="05373631" fo:background-color="transparent" loext:char-shading-value="0" style:font-name-asian="Calibri2" style:font-size-asian="10pt" style:font-name-complex="Calibri2" style:font-size-complex="10pt"/>
    </style:style>
    <style:style style:name="T340" style:family="text">
      <style:text-properties style:use-window-font-color="true" loext:opacity="0%" style:font-name="Calibri2" fo:font-size="10pt" fo:font-weight="normal" officeooo:rsid="0533e4fb" fo:background-color="transparent" loext:char-shading-value="0" style:font-name-asian="Calibri2" style:font-size-asian="10pt" style:font-name-complex="Calibri2" style:font-size-complex="10pt"/>
    </style:style>
    <style:style style:name="T341" style:family="text">
      <style:text-properties style:use-window-font-color="true" loext:opacity="0%" style:font-name="Calibri2" fo:font-size="10pt" fo:font-weight="normal" officeooo:rsid="05359ea9" fo:background-color="transparent" loext:char-shading-value="0" style:font-name-asian="Calibri2" style:font-size-asian="10pt" style:font-name-complex="Calibri2" style:font-size-complex="10pt"/>
    </style:style>
    <style:style style:name="T342" style:family="text">
      <style:text-properties style:use-window-font-color="true" loext:opacity="0%" style:font-name="Calibri2" fo:font-size="10pt" fo:font-weight="normal" officeooo:rsid="053a9944" fo:background-color="transparent" loext:char-shading-value="0" style:font-name-asian="Calibri2" style:font-size-asian="10pt" style:font-name-complex="Calibri2" style:font-size-complex="10pt"/>
    </style:style>
    <style:style style:name="T343" style:family="text">
      <style:text-properties style:use-window-font-color="true" loext:opacity="0%" style:font-name="Calibri2" fo:font-size="10pt" fo:font-weight="normal" officeooo:rsid="053c3491" fo:background-color="transparent" loext:char-shading-value="0" style:font-name-asian="Calibri2" style:font-size-asian="10pt" style:font-name-complex="Calibri2" style:font-size-complex="10pt"/>
    </style:style>
    <style:style style:name="T344" style:family="text">
      <style:text-properties style:use-window-font-color="true" loext:opacity="0%" style:font-name="Calibri2" fo:font-size="10pt" fo:font-weight="normal" officeooo:rsid="053cddc5" fo:background-color="transparent" loext:char-shading-value="0" style:font-name-asian="Calibri2" style:font-size-asian="10pt" style:font-name-complex="Calibri2" style:font-size-complex="10pt"/>
    </style:style>
    <style:style style:name="T345" style:family="text">
      <style:text-properties style:use-window-font-color="true" loext:opacity="0%" style:font-name="Calibri2" fo:font-size="10pt" fo:font-weight="normal" officeooo:rsid="053d8218" fo:background-color="transparent" loext:char-shading-value="0" style:font-name-asian="Calibri2" style:font-size-asian="10pt" style:font-name-complex="Calibri2" style:font-size-complex="10pt"/>
    </style:style>
    <style:style style:name="T346" style:family="text">
      <style:text-properties style:use-window-font-color="true" loext:opacity="0%" style:font-name="Calibri2" fo:font-size="10pt" fo:font-weight="normal" officeooo:rsid="053dd26f" fo:background-color="transparent" loext:char-shading-value="0" style:font-name-asian="Calibri2" style:font-size-asian="10pt" style:font-name-complex="Calibri2" style:font-size-complex="10pt"/>
    </style:style>
    <style:style style:name="T347" style:family="text">
      <style:text-properties style:use-window-font-color="true" loext:opacity="0%" style:font-name="Calibri2" fo:font-size="10pt" fo:font-weight="normal" officeooo:rsid="0540536f" fo:background-color="transparent" loext:char-shading-value="0" style:font-name-asian="Calibri2" style:font-size-asian="10pt" style:font-name-complex="Calibri2" style:font-size-complex="10pt"/>
    </style:style>
    <style:style style:name="T348" style:family="text">
      <style:text-properties style:use-window-font-color="true" loext:opacity="0%" style:font-name="Calibri2" fo:font-size="10pt" fo:font-weight="normal" officeooo:rsid="05405f6c" fo:background-color="transparent" loext:char-shading-value="0" style:font-name-asian="Calibri2" style:font-size-asian="10pt" style:font-name-complex="Calibri2" style:font-size-complex="10pt"/>
    </style:style>
    <style:style style:name="T349" style:family="text">
      <style:text-properties style:use-window-font-color="true" loext:opacity="0%" style:font-name="Calibri2" fo:font-size="10pt" fo:font-weight="normal" officeooo:rsid="054229c7" fo:background-color="transparent" loext:char-shading-value="0" style:font-name-asian="Calibri2" style:font-size-asian="10pt" style:font-name-complex="Calibri2" style:font-size-complex="10pt"/>
    </style:style>
    <style:style style:name="T350" style:family="text">
      <style:text-properties style:use-window-font-color="true" loext:opacity="0%" style:font-name="Calibri2" fo:font-size="10pt" fo:font-weight="normal" officeooo:rsid="054265d2" fo:background-color="transparent" loext:char-shading-value="0" style:font-name-asian="Calibri2" style:font-size-asian="10pt" style:font-name-complex="Calibri2" style:font-size-complex="10pt"/>
    </style:style>
    <style:style style:name="T351" style:family="text">
      <style:text-properties style:use-window-font-color="true" loext:opacity="0%" style:font-name="Calibri2" fo:font-size="10pt" fo:font-weight="normal" officeooo:rsid="05437837" fo:background-color="transparent" loext:char-shading-value="0" style:font-name-asian="Calibri2" style:font-size-asian="10pt" style:font-name-complex="Calibri2" style:font-size-complex="10pt"/>
    </style:style>
    <style:style style:name="T352" style:family="text">
      <style:text-properties style:use-window-font-color="true" loext:opacity="0%" style:font-name="Calibri2" fo:font-size="10pt" fo:font-weight="normal" officeooo:rsid="0544a713" fo:background-color="transparent" loext:char-shading-value="0" style:font-name-asian="Calibri2" style:font-size-asian="10pt" style:font-name-complex="Calibri2" style:font-size-complex="10pt"/>
    </style:style>
    <style:style style:name="T353" style:family="text">
      <style:text-properties style:use-window-font-color="true" loext:opacity="0%" style:font-name="Calibri2" fo:font-size="10pt" fo:font-weight="normal" officeooo:rsid="0546616c" fo:background-color="transparent" loext:char-shading-value="0" style:font-name-asian="Calibri2" style:font-size-asian="10pt" style:font-name-complex="Calibri2" style:font-size-complex="10pt"/>
    </style:style>
    <style:style style:name="T354" style:family="text">
      <style:text-properties style:use-window-font-color="true" loext:opacity="0%" style:font-name="Calibri2" fo:font-size="10pt" fo:font-weight="normal" officeooo:rsid="05470b98" fo:background-color="transparent" loext:char-shading-value="0" style:font-name-asian="Calibri2" style:font-size-asian="10pt" style:font-name-complex="Calibri2" style:font-size-complex="10pt"/>
    </style:style>
    <style:style style:name="T355" style:family="text">
      <style:text-properties style:use-window-font-color="true" loext:opacity="0%" style:font-name="Calibri2" fo:font-size="10pt" fo:font-weight="normal" officeooo:rsid="0547c49d" fo:background-color="transparent" loext:char-shading-value="0" style:font-name-asian="Calibri2" style:font-size-asian="10pt" style:font-name-complex="Calibri2" style:font-size-complex="10pt"/>
    </style:style>
    <style:style style:name="T356" style:family="text">
      <style:text-properties style:use-window-font-color="true" loext:opacity="0%" style:font-name="Calibri2" fo:font-size="10pt" fo:font-weight="normal" officeooo:rsid="0548ddc0" fo:background-color="transparent" loext:char-shading-value="0" style:font-name-asian="Calibri2" style:font-size-asian="10pt" style:font-name-complex="Calibri2" style:font-size-complex="10pt"/>
    </style:style>
    <style:style style:name="T357" style:family="text">
      <style:text-properties style:use-window-font-color="true" loext:opacity="0%" style:font-name="Calibri2" fo:font-size="10pt" fo:font-weight="normal" officeooo:rsid="0549457b" fo:background-color="transparent" loext:char-shading-value="0" style:font-name-asian="Calibri2" style:font-size-asian="10pt" style:font-name-complex="Calibri2" style:font-size-complex="10pt"/>
    </style:style>
    <style:style style:name="T358" style:family="text">
      <style:text-properties style:use-window-font-color="true" loext:opacity="0%" style:font-name="Calibri2" fo:font-size="10pt" fo:font-weight="normal" officeooo:rsid="054a0e25" fo:background-color="transparent" loext:char-shading-value="0" style:font-name-asian="Calibri2" style:font-size-asian="10pt" style:font-name-complex="Calibri2" style:font-size-complex="10pt"/>
    </style:style>
    <style:style style:name="T359" style:family="text">
      <style:text-properties style:use-window-font-color="true" loext:opacity="0%" style:font-name="Calibri2" fo:font-size="10pt" fo:font-weight="normal" officeooo:rsid="054ae7dd" fo:background-color="transparent" loext:char-shading-value="0" style:font-name-asian="Calibri2" style:font-size-asian="10pt" style:font-name-complex="Calibri2" style:font-size-complex="10pt"/>
    </style:style>
    <style:style style:name="T360" style:family="text">
      <style:text-properties style:use-window-font-color="true" loext:opacity="0%" style:font-name="Calibri2" fo:font-size="10pt" fo:font-weight="normal" officeooo:rsid="054c47dd" fo:background-color="transparent" loext:char-shading-value="0" style:font-name-asian="Calibri2" style:font-size-asian="10pt" style:font-name-complex="Calibri2" style:font-size-complex="10pt"/>
    </style:style>
    <style:style style:name="T361" style:family="text">
      <style:text-properties style:use-window-font-color="true" loext:opacity="0%" style:font-name="Calibri2" fo:font-size="10pt" fo:font-weight="normal" officeooo:rsid="054f0579" fo:background-color="transparent" loext:char-shading-value="0" style:font-name-asian="Calibri2" style:font-size-asian="10pt" style:font-name-complex="Calibri2" style:font-size-complex="10pt"/>
    </style:style>
    <style:style style:name="T362" style:family="text">
      <style:text-properties style:use-window-font-color="true" loext:opacity="0%" style:font-name="Calibri2" fo:font-size="10pt" fo:font-weight="normal" officeooo:rsid="054f22a5" fo:background-color="transparent" loext:char-shading-value="0" style:font-name-asian="Calibri2" style:font-size-asian="10pt" style:font-name-complex="Calibri2" style:font-size-complex="10pt"/>
    </style:style>
    <style:style style:name="T363" style:family="text">
      <style:text-properties style:use-window-font-color="true" loext:opacity="0%" style:font-name="Calibri2" fo:font-size="10pt" fo:font-weight="normal" officeooo:rsid="054f9f4f" fo:background-color="transparent" loext:char-shading-value="0" style:font-name-asian="Calibri2" style:font-size-asian="10pt" style:font-name-complex="Calibri2" style:font-size-complex="10pt"/>
    </style:style>
    <style:style style:name="T364" style:family="text">
      <style:text-properties style:use-window-font-color="true" loext:opacity="0%" style:font-name="Calibri2" fo:font-size="10pt" fo:font-weight="normal" officeooo:rsid="0550e629" fo:background-color="transparent" loext:char-shading-value="0" style:font-name-asian="Calibri2" style:font-size-asian="10pt" style:font-name-complex="Calibri2" style:font-size-complex="10pt"/>
    </style:style>
    <style:style style:name="T365" style:family="text">
      <style:text-properties style:use-window-font-color="true" loext:opacity="0%" style:font-name="Calibri2" fo:font-size="10pt" fo:font-weight="normal" officeooo:rsid="0551d18e" fo:background-color="transparent" loext:char-shading-value="0" style:font-name-asian="Calibri2" style:font-size-asian="10pt" style:font-name-complex="Calibri2" style:font-size-complex="10pt"/>
    </style:style>
    <style:style style:name="T366" style:family="text">
      <style:text-properties style:use-window-font-color="true" loext:opacity="0%" style:font-name="Calibri2" fo:font-size="10pt" fo:font-weight="normal" officeooo:rsid="0553afad" fo:background-color="transparent" loext:char-shading-value="0" style:font-name-asian="Calibri2" style:font-size-asian="10pt" style:font-name-complex="Calibri2" style:font-size-complex="10pt"/>
    </style:style>
    <style:style style:name="T367" style:family="text">
      <style:text-properties style:use-window-font-color="true" loext:opacity="0%" style:font-name="Calibri2" fo:font-size="10pt" fo:font-weight="normal" officeooo:rsid="0553cb91" fo:background-color="transparent" loext:char-shading-value="0" style:font-name-asian="Calibri2" style:font-size-asian="10pt" style:font-name-complex="Calibri2" style:font-size-complex="10pt"/>
    </style:style>
    <style:style style:name="T368" style:family="text">
      <style:text-properties style:use-window-font-color="true" loext:opacity="0%" style:font-name="Calibri2" fo:font-size="10pt" fo:font-weight="normal" officeooo:rsid="05556300" fo:background-color="transparent" loext:char-shading-value="0" style:font-name-asian="Calibri2" style:font-size-asian="10pt" style:font-name-complex="Calibri2" style:font-size-complex="10pt"/>
    </style:style>
    <style:style style:name="T369" style:family="text">
      <style:text-properties style:use-window-font-color="true" loext:opacity="0%" style:font-name="Calibri2" fo:font-size="10pt" fo:font-weight="normal" officeooo:rsid="05571d9e" fo:background-color="transparent" loext:char-shading-value="0" style:font-name-asian="Calibri2" style:font-size-asian="10pt" style:font-name-complex="Calibri2" style:font-size-complex="10pt"/>
    </style:style>
    <style:style style:name="T370" style:family="text">
      <style:text-properties style:use-window-font-color="true" loext:opacity="0%" style:font-name="Calibri2" fo:font-size="10pt" fo:font-weight="normal" officeooo:rsid="05575610" fo:background-color="transparent" loext:char-shading-value="0" style:font-name-asian="Calibri2" style:font-size-asian="10pt" style:font-name-complex="Calibri2" style:font-size-complex="10pt"/>
    </style:style>
    <style:style style:name="T371" style:family="text">
      <style:text-properties style:use-window-font-color="true" loext:opacity="0%" style:font-name="Calibri2" fo:font-size="10pt" fo:font-weight="normal" officeooo:rsid="0557f776" fo:background-color="transparent" loext:char-shading-value="0" style:font-name-asian="Calibri2" style:font-size-asian="10pt" style:font-name-complex="Calibri2" style:font-size-complex="10pt"/>
    </style:style>
    <style:style style:name="T372" style:family="text">
      <style:text-properties style:use-window-font-color="true" loext:opacity="0%" style:font-name="Calibri2" fo:font-size="10pt" fo:font-weight="normal" officeooo:rsid="05582b82" fo:background-color="transparent" loext:char-shading-value="0" style:font-name-asian="Calibri2" style:font-size-asian="10pt" style:font-name-complex="Calibri2" style:font-size-complex="10pt"/>
    </style:style>
    <style:style style:name="T373" style:family="text">
      <style:text-properties style:use-window-font-color="true" loext:opacity="0%" style:font-name="Calibri2" fo:font-size="10pt" fo:font-weight="normal" officeooo:rsid="05588869" fo:background-color="transparent" loext:char-shading-value="0" style:font-name-asian="Calibri2" style:font-size-asian="10pt" style:font-name-complex="Calibri2" style:font-size-complex="10pt"/>
    </style:style>
    <style:style style:name="T374" style:family="text">
      <style:text-properties style:use-window-font-color="true" loext:opacity="0%" style:font-name="Calibri2" fo:font-size="10pt" fo:font-weight="normal" officeooo:rsid="0559246f" fo:background-color="transparent" loext:char-shading-value="0" style:font-name-asian="Calibri2" style:font-size-asian="10pt" style:font-name-complex="Calibri2" style:font-size-complex="10pt"/>
    </style:style>
    <style:style style:name="T375" style:family="text">
      <style:text-properties style:use-window-font-color="true" loext:opacity="0%" style:font-name="Calibri2" fo:font-size="10pt" fo:font-weight="normal" officeooo:rsid="0559650b" fo:background-color="transparent" loext:char-shading-value="0" style:font-name-asian="Calibri2" style:font-size-asian="10pt" style:font-name-complex="Calibri2" style:font-size-complex="10pt"/>
    </style:style>
    <style:style style:name="T376" style:family="text">
      <style:text-properties style:use-window-font-color="true" loext:opacity="0%" style:font-name="Calibri2" fo:font-size="10pt" fo:font-weight="normal" officeooo:rsid="055ab1c7" fo:background-color="transparent" loext:char-shading-value="0" style:font-name-asian="Calibri2" style:font-size-asian="10pt" style:font-name-complex="Calibri2" style:font-size-complex="10pt"/>
    </style:style>
    <style:style style:name="T377" style:family="text">
      <style:text-properties style:use-window-font-color="true" loext:opacity="0%" style:font-name="Calibri2" fo:font-size="10pt" fo:font-weight="normal" officeooo:rsid="055c254b" fo:background-color="transparent" loext:char-shading-value="0" style:font-name-asian="Calibri2" style:font-size-asian="10pt" style:font-name-complex="Calibri2" style:font-size-complex="10pt"/>
    </style:style>
    <style:style style:name="T378" style:family="text">
      <style:text-properties style:use-window-font-color="true" loext:opacity="0%" style:font-name="Calibri2" fo:font-size="10pt" fo:font-weight="normal" officeooo:rsid="055d57dd" fo:background-color="transparent" loext:char-shading-value="0" style:font-name-asian="Calibri2" style:font-size-asian="10pt" style:font-name-complex="Calibri2" style:font-size-complex="10pt"/>
    </style:style>
    <style:style style:name="T379" style:family="text">
      <style:text-properties style:use-window-font-color="true" loext:opacity="0%" style:font-name="Calibri2" fo:font-size="10pt" fo:font-weight="normal" officeooo:rsid="055ffa9a" fo:background-color="transparent" loext:char-shading-value="0" style:font-name-asian="Calibri2" style:font-size-asian="10pt" style:font-name-complex="Calibri2" style:font-size-complex="10pt"/>
    </style:style>
    <style:style style:name="T380" style:family="text">
      <style:text-properties style:use-window-font-color="true" loext:opacity="0%" style:font-name="Calibri2" fo:font-size="10pt" fo:font-weight="normal" officeooo:rsid="05600380" fo:background-color="transparent" loext:char-shading-value="0" style:font-name-asian="Calibri2" style:font-size-asian="10pt" style:font-name-complex="Calibri2" style:font-size-complex="10pt"/>
    </style:style>
    <style:style style:name="T381" style:family="text">
      <style:text-properties style:use-window-font-color="true" loext:opacity="0%" style:font-name="Calibri2" fo:font-size="10pt" fo:font-weight="normal" officeooo:rsid="05608979" fo:background-color="transparent" loext:char-shading-value="0" style:font-name-asian="Calibri2" style:font-size-asian="10pt" style:font-name-complex="Calibri2" style:font-size-complex="10pt"/>
    </style:style>
    <style:style style:name="T382" style:family="text">
      <style:text-properties style:use-window-font-color="true" loext:opacity="0%" style:font-name="Calibri2" fo:font-size="10pt" fo:font-weight="normal" officeooo:rsid="0560b48a" fo:background-color="transparent" loext:char-shading-value="0" style:font-name-asian="Calibri2" style:font-size-asian="10pt" style:font-name-complex="Calibri2" style:font-size-complex="10pt"/>
    </style:style>
    <style:style style:name="T383" style:family="text">
      <style:text-properties style:use-window-font-color="true" loext:opacity="0%" style:font-name="Calibri2" fo:font-size="10pt" fo:font-weight="normal" officeooo:rsid="05624bfc" fo:background-color="transparent" loext:char-shading-value="0" style:font-name-asian="Calibri2" style:font-size-asian="10pt" style:font-name-complex="Calibri2" style:font-size-complex="10pt"/>
    </style:style>
    <style:style style:name="T384" style:family="text">
      <style:text-properties style:use-window-font-color="true" loext:opacity="0%" style:font-name="Calibri2" fo:font-size="10pt" fo:font-weight="normal" officeooo:rsid="0562ccb5" fo:background-color="transparent" loext:char-shading-value="0" style:font-name-asian="Calibri2" style:font-size-asian="10pt" style:font-name-complex="Calibri2" style:font-size-complex="10pt"/>
    </style:style>
    <style:style style:name="T385" style:family="text">
      <style:text-properties style:use-window-font-color="true" loext:opacity="0%" style:font-name="Calibri2" fo:font-size="10pt" fo:font-weight="normal" officeooo:rsid="0563b5ab" fo:background-color="transparent" loext:char-shading-value="0" style:font-name-asian="Calibri2" style:font-size-asian="10pt" style:font-name-complex="Calibri2" style:font-size-complex="10pt"/>
    </style:style>
    <style:style style:name="T386" style:family="text">
      <style:text-properties style:use-window-font-color="true" loext:opacity="0%" style:font-name="Calibri2" fo:font-size="10pt" fo:font-weight="normal" officeooo:rsid="05651e8e" fo:background-color="transparent" loext:char-shading-value="0" style:font-name-asian="Calibri2" style:font-size-asian="10pt" style:font-name-complex="Calibri2" style:font-size-complex="10pt"/>
    </style:style>
    <style:style style:name="T387" style:family="text">
      <style:text-properties style:use-window-font-color="true" loext:opacity="0%" style:font-name="Calibri2" fo:font-size="10pt" fo:font-weight="normal" officeooo:rsid="05670830" fo:background-color="transparent" loext:char-shading-value="0" style:font-name-asian="Calibri2" style:font-size-asian="10pt" style:font-name-complex="Calibri2" style:font-size-complex="10pt"/>
    </style:style>
    <style:style style:name="T388" style:family="text">
      <style:text-properties style:use-window-font-color="true" loext:opacity="0%" style:font-name="Calibri2" fo:font-size="10pt" fo:font-weight="normal" officeooo:rsid="05692c3c" fo:background-color="transparent" loext:char-shading-value="0" style:font-name-asian="Calibri2" style:font-size-asian="10pt" style:font-name-complex="Calibri2" style:font-size-complex="10pt"/>
    </style:style>
    <style:style style:name="T389" style:family="text">
      <style:text-properties style:use-window-font-color="true" loext:opacity="0%" style:font-name="Calibri2" fo:font-size="10pt" fo:font-weight="normal" officeooo:rsid="0569479e" fo:background-color="transparent" loext:char-shading-value="0" style:font-name-asian="Calibri2" style:font-size-asian="10pt" style:font-name-complex="Calibri2" style:font-size-complex="10pt"/>
    </style:style>
    <style:style style:name="T390" style:family="text">
      <style:text-properties style:use-window-font-color="true" loext:opacity="0%" style:font-name="Calibri2" fo:font-size="10pt" fo:font-weight="normal" officeooo:rsid="0569503b" fo:background-color="transparent" loext:char-shading-value="0" style:font-name-asian="Calibri2" style:font-size-asian="10pt" style:font-name-complex="Calibri2" style:font-size-complex="10pt"/>
    </style:style>
    <style:style style:name="T391" style:family="text">
      <style:text-properties style:use-window-font-color="true" loext:opacity="0%" style:font-name="Calibri2" fo:font-size="10pt" fo:font-weight="normal" officeooo:rsid="056ab477" fo:background-color="transparent" loext:char-shading-value="0" style:font-name-asian="Calibri2" style:font-size-asian="10pt" style:font-name-complex="Calibri2" style:font-size-complex="10pt"/>
    </style:style>
    <style:style style:name="T392" style:family="text">
      <style:text-properties style:use-window-font-color="true" loext:opacity="0%" style:font-name="Calibri2" fo:font-size="10pt" fo:font-weight="normal" officeooo:rsid="056c2c29" fo:background-color="transparent" loext:char-shading-value="0" style:font-name-asian="Calibri2" style:font-size-asian="10pt" style:font-name-complex="Calibri2" style:font-size-complex="10pt"/>
    </style:style>
    <style:style style:name="T393" style:family="text">
      <style:text-properties style:use-window-font-color="true" loext:opacity="0%" style:font-name="Calibri2" fo:font-size="10pt" fo:font-weight="normal" officeooo:rsid="056c924a" fo:background-color="transparent" loext:char-shading-value="0" style:font-name-asian="Calibri2" style:font-size-asian="10pt" style:font-name-complex="Calibri2" style:font-size-complex="10pt"/>
    </style:style>
    <style:style style:name="T394" style:family="text">
      <style:text-properties style:use-window-font-color="true" loext:opacity="0%" style:font-name="Calibri2" fo:font-size="10pt" fo:font-weight="normal" officeooo:rsid="056d1ef6" fo:background-color="transparent" loext:char-shading-value="0" style:font-name-asian="Calibri2" style:font-size-asian="10pt" style:font-name-complex="Calibri2" style:font-size-complex="10pt"/>
    </style:style>
    <style:style style:name="T395" style:family="text">
      <style:text-properties style:use-window-font-color="true" loext:opacity="0%" style:font-name="Calibri2" fo:font-size="10pt" fo:font-weight="normal" officeooo:rsid="056e5245" fo:background-color="transparent" loext:char-shading-value="0" style:font-name-asian="Calibri2" style:font-size-asian="10pt" style:font-name-complex="Calibri2" style:font-size-complex="10pt"/>
    </style:style>
    <style:style style:name="T396" style:family="text">
      <style:text-properties style:use-window-font-color="true" loext:opacity="0%" style:font-name="Calibri2" fo:font-size="10pt" fo:font-weight="normal" officeooo:rsid="056ec3f2" fo:background-color="transparent" loext:char-shading-value="0" style:font-name-asian="Calibri2" style:font-size-asian="10pt" style:font-name-complex="Calibri2" style:font-size-complex="10pt"/>
    </style:style>
    <style:style style:name="T397" style:family="text">
      <style:text-properties style:use-window-font-color="true" loext:opacity="0%" style:font-name="Calibri2" fo:font-size="10pt" fo:font-weight="normal" officeooo:rsid="05733997" fo:background-color="transparent" loext:char-shading-value="0" style:font-name-asian="Calibri2" style:font-size-asian="10pt" style:font-name-complex="Calibri2" style:font-size-complex="10pt"/>
    </style:style>
    <style:style style:name="T398" style:family="text">
      <style:text-properties style:use-window-font-color="true" loext:opacity="0%" style:font-name="Calibri2" fo:font-size="10pt" fo:font-weight="normal" officeooo:rsid="05751241" fo:background-color="transparent" loext:char-shading-value="0" style:font-name-asian="Calibri2" style:font-size-asian="10pt" style:font-name-complex="Calibri2" style:font-size-complex="10pt"/>
    </style:style>
    <style:style style:name="T399" style:family="text">
      <style:text-properties style:use-window-font-color="true" loext:opacity="0%" style:font-name="Calibri2" fo:font-size="10pt" fo:font-weight="normal" officeooo:rsid="0575830a" fo:background-color="transparent" loext:char-shading-value="0" style:font-name-asian="Calibri2" style:font-size-asian="10pt" style:font-name-complex="Calibri2" style:font-size-complex="10pt"/>
    </style:style>
    <style:style style:name="T400" style:family="text">
      <style:text-properties style:use-window-font-color="true" loext:opacity="0%" style:font-name="Calibri2" fo:font-size="10pt" fo:font-weight="normal" officeooo:rsid="0575d906" fo:background-color="transparent" loext:char-shading-value="0" style:font-name-asian="Calibri2" style:font-size-asian="10pt" style:font-name-complex="Calibri2" style:font-size-complex="10pt"/>
    </style:style>
    <style:style style:name="T401" style:family="text">
      <style:text-properties style:use-window-font-color="true" loext:opacity="0%" style:font-name="Calibri2" fo:font-size="10pt" fo:font-weight="normal" officeooo:rsid="057a0eae" fo:background-color="transparent" loext:char-shading-value="0" style:font-name-asian="Calibri2" style:font-size-asian="10pt" style:font-name-complex="Calibri2" style:font-size-complex="10pt"/>
    </style:style>
    <style:style style:name="T402" style:family="text">
      <style:text-properties style:use-window-font-color="true" loext:opacity="0%" style:font-name="Calibri2" fo:font-size="10pt" fo:font-weight="normal" officeooo:rsid="057c7500" fo:background-color="transparent" loext:char-shading-value="0" style:font-name-asian="Calibri2" style:font-size-asian="10pt" style:font-name-complex="Calibri2" style:font-size-complex="10pt"/>
    </style:style>
    <style:style style:name="T403" style:family="text">
      <style:text-properties style:use-window-font-color="true" loext:opacity="0%" style:font-name="Calibri2" fo:font-size="10pt" fo:font-weight="normal" officeooo:rsid="057ce4af" fo:background-color="transparent" loext:char-shading-value="0" style:font-name-asian="Calibri2" style:font-size-asian="10pt" style:font-name-complex="Calibri2" style:font-size-complex="10pt"/>
    </style:style>
    <style:style style:name="T404" style:family="text">
      <style:text-properties style:use-window-font-color="true" loext:opacity="0%" style:font-name="Calibri2" fo:font-size="10pt" fo:font-weight="normal" officeooo:rsid="057e2f7d" fo:background-color="transparent" loext:char-shading-value="0" style:font-name-asian="Calibri2" style:font-size-asian="10pt" style:font-name-complex="Calibri2" style:font-size-complex="10pt"/>
    </style:style>
    <style:style style:name="T405" style:family="text">
      <style:text-properties style:use-window-font-color="true" loext:opacity="0%" style:font-name="Calibri2" fo:font-size="10pt" fo:font-weight="normal" officeooo:rsid="057f7a36" fo:background-color="transparent" loext:char-shading-value="0" style:font-name-asian="Calibri2" style:font-size-asian="10pt" style:font-name-complex="Calibri2" style:font-size-complex="10pt"/>
    </style:style>
    <style:style style:name="T406" style:family="text">
      <style:text-properties style:use-window-font-color="true" loext:opacity="0%" style:font-name="Calibri2" fo:font-size="10pt" fo:font-weight="normal" officeooo:rsid="057fce05" fo:background-color="transparent" loext:char-shading-value="0" style:font-name-asian="Calibri2" style:font-size-asian="10pt" style:font-name-complex="Calibri2" style:font-size-complex="10pt"/>
    </style:style>
    <style:style style:name="T407" style:family="text">
      <style:text-properties style:use-window-font-color="true" loext:opacity="0%" style:font-name="Calibri2" fo:font-size="10pt" fo:font-weight="normal" officeooo:rsid="05807826" fo:background-color="transparent" loext:char-shading-value="0" style:font-name-asian="Calibri2" style:font-size-asian="10pt" style:font-name-complex="Calibri2" style:font-size-complex="10pt"/>
    </style:style>
    <style:style style:name="T408" style:family="text">
      <style:text-properties style:use-window-font-color="true" loext:opacity="0%" style:font-name="Calibri2" fo:font-size="10pt" fo:font-weight="normal" officeooo:rsid="058573bb" fo:background-color="transparent" loext:char-shading-value="0" style:font-name-asian="Calibri2" style:font-size-asian="10pt" style:font-name-complex="Calibri2" style:font-size-complex="10pt"/>
    </style:style>
    <style:style style:name="T409" style:family="text">
      <style:text-properties style:use-window-font-color="true" loext:opacity="0%" style:font-name="Calibri2" fo:font-size="10pt" fo:font-weight="normal" officeooo:rsid="058643d3" fo:background-color="transparent" loext:char-shading-value="0" style:font-name-asian="Calibri2" style:font-size-asian="10pt" style:font-name-complex="Calibri2" style:font-size-complex="10pt"/>
    </style:style>
    <style:style style:name="T410" style:family="text">
      <style:text-properties style:use-window-font-color="true" loext:opacity="0%" style:font-name="Calibri2" fo:font-size="10pt" fo:font-weight="normal" officeooo:rsid="0588326f" fo:background-color="transparent" loext:char-shading-value="0" style:font-name-asian="Calibri2" style:font-size-asian="10pt" style:font-name-complex="Calibri2" style:font-size-complex="10pt"/>
    </style:style>
    <style:style style:name="T411" style:family="text">
      <style:text-properties style:use-window-font-color="true" loext:opacity="0%" style:font-name="Calibri2" fo:font-size="10pt" fo:font-weight="normal" officeooo:rsid="05c409a8" fo:background-color="transparent" loext:char-shading-value="0" style:font-name-asian="Calibri2" style:font-size-asian="10pt" style:font-name-complex="Calibri2" style:font-size-complex="10pt"/>
    </style:style>
    <style:style style:name="T412" style:family="text">
      <style:text-properties style:use-window-font-color="true" loext:opacity="0%" style:font-name="Calibri2" fo:font-size="10pt" fo:font-weight="normal" officeooo:rsid="05c58ae2" fo:background-color="transparent" loext:char-shading-value="0" style:font-name-asian="Calibri2" style:font-size-asian="10pt" style:font-name-complex="Calibri2" style:font-size-complex="10pt"/>
    </style:style>
    <style:style style:name="T413" style:family="text">
      <style:text-properties style:use-window-font-color="true" loext:opacity="0%" style:font-name="Calibri2" fo:font-size="10pt" fo:font-weight="normal" officeooo:rsid="05c5d777" fo:background-color="transparent" loext:char-shading-value="0" style:font-name-asian="Calibri2" style:font-size-asian="10pt" style:font-name-complex="Calibri2" style:font-size-complex="10pt"/>
    </style:style>
    <style:style style:name="T414" style:family="text">
      <style:text-properties style:use-window-font-color="true" loext:opacity="0%" style:font-name="Calibri2" fo:font-size="10pt" fo:font-weight="normal" officeooo:rsid="05c6284b" fo:background-color="transparent" loext:char-shading-value="0" style:font-name-asian="Calibri2" style:font-size-asian="10pt" style:font-name-complex="Calibri2" style:font-size-complex="10pt"/>
    </style:style>
    <style:style style:name="T415" style:family="text">
      <style:text-properties style:use-window-font-color="true" loext:opacity="0%" style:font-name="Calibri2" fo:font-size="10pt" fo:font-weight="normal" officeooo:rsid="05c6e995" fo:background-color="transparent" loext:char-shading-value="0" style:font-name-asian="Calibri2" style:font-size-asian="10pt" style:font-name-complex="Calibri2" style:font-size-complex="10pt"/>
    </style:style>
    <style:style style:name="T416" style:family="text">
      <style:text-properties style:use-window-font-color="true" loext:opacity="0%" style:font-name="Calibri2" fo:font-size="10pt" fo:font-weight="normal" officeooo:rsid="05c7a7f1" fo:background-color="transparent" loext:char-shading-value="0" style:font-name-asian="Calibri2" style:font-size-asian="10pt" style:font-name-complex="Calibri2" style:font-size-complex="10pt"/>
    </style:style>
    <style:style style:name="T417" style:family="text">
      <style:text-properties style:use-window-font-color="true" loext:opacity="0%" style:font-name="Calibri2" fo:font-size="10pt" fo:font-weight="normal" officeooo:rsid="05c90be3" fo:background-color="transparent" loext:char-shading-value="0" style:font-name-asian="Calibri2" style:font-size-asian="10pt" style:font-name-complex="Calibri2" style:font-size-complex="10pt"/>
    </style:style>
    <style:style style:name="T418" style:family="text">
      <style:text-properties style:use-window-font-color="true" loext:opacity="0%" style:font-name="Calibri2" fo:font-size="10pt" fo:font-weight="normal" officeooo:rsid="05c9f1fb" fo:background-color="transparent" loext:char-shading-value="0" style:font-name-asian="Calibri2" style:font-size-asian="10pt" style:font-name-complex="Calibri2" style:font-size-complex="10pt"/>
    </style:style>
    <style:style style:name="T419" style:family="text">
      <style:text-properties style:use-window-font-color="true" loext:opacity="0%" style:font-name="Calibri2" fo:font-size="10pt" fo:font-weight="normal" officeooo:rsid="05cbc34a" fo:background-color="transparent" loext:char-shading-value="0" style:font-name-asian="Calibri2" style:font-size-asian="10pt" style:font-name-complex="Calibri2" style:font-size-complex="10pt"/>
    </style:style>
    <style:style style:name="T420" style:family="text">
      <style:text-properties style:use-window-font-color="true" loext:opacity="0%" style:font-name="Calibri2" fo:font-size="10pt" fo:font-weight="normal" officeooo:rsid="05cedb90" fo:background-color="transparent" loext:char-shading-value="0" style:font-name-asian="Calibri2" style:font-size-asian="10pt" style:font-name-complex="Calibri2" style:font-size-complex="10pt"/>
    </style:style>
    <style:style style:name="T421" style:family="text">
      <style:text-properties style:use-window-font-color="true" loext:opacity="0%" style:font-name="Calibri2" fo:font-size="10pt" fo:font-weight="normal" officeooo:rsid="05d09aa4" fo:background-color="transparent" loext:char-shading-value="0" style:font-name-asian="Calibri2" style:font-size-asian="10pt" style:font-name-complex="Calibri2" style:font-size-complex="10pt"/>
    </style:style>
    <style:style style:name="T422" style:family="text">
      <style:text-properties style:use-window-font-color="true" loext:opacity="0%" style:font-name="Calibri2" fo:font-size="10pt" fo:font-weight="normal" officeooo:rsid="05d2660b" fo:background-color="transparent" loext:char-shading-value="0" style:font-name-asian="Calibri2" style:font-size-asian="10pt" style:font-name-complex="Calibri2" style:font-size-complex="10pt"/>
    </style:style>
    <style:style style:name="T423" style:family="text">
      <style:text-properties style:use-window-font-color="true" loext:opacity="0%" style:font-name="Calibri2" fo:font-size="10pt" fo:font-weight="normal" officeooo:rsid="05d3bd85" fo:background-color="transparent" loext:char-shading-value="0" style:font-name-asian="Calibri2" style:font-size-asian="10pt" style:font-name-complex="Calibri2" style:font-size-complex="10pt"/>
    </style:style>
    <style:style style:name="T424" style:family="text">
      <style:text-properties style:use-window-font-color="true" loext:opacity="0%" style:font-name="Calibri2" fo:font-size="10pt" fo:font-weight="normal" officeooo:rsid="05d4951e" fo:background-color="transparent" loext:char-shading-value="0" style:font-name-asian="Calibri2" style:font-size-asian="10pt" style:font-name-complex="Calibri2" style:font-size-complex="10pt"/>
    </style:style>
    <style:style style:name="T425" style:family="text">
      <style:text-properties style:use-window-font-color="true" loext:opacity="0%" style:font-name="Calibri2" fo:font-size="10pt" fo:font-weight="normal" officeooo:rsid="05d4dfdf" fo:background-color="transparent" loext:char-shading-value="0" style:font-name-asian="Calibri2" style:font-size-asian="10pt" style:font-name-complex="Calibri2" style:font-size-complex="10pt"/>
    </style:style>
    <style:style style:name="T426" style:family="text">
      <style:text-properties style:use-window-font-color="true" loext:opacity="0%" style:font-name="Calibri2" fo:font-size="10pt" fo:font-weight="normal" officeooo:rsid="05d6727c" fo:background-color="transparent" loext:char-shading-value="0" style:font-name-asian="Calibri2" style:font-size-asian="10pt" style:font-name-complex="Calibri2" style:font-size-complex="10pt"/>
    </style:style>
    <style:style style:name="T427" style:family="text">
      <style:text-properties style:use-window-font-color="true" loext:opacity="0%" style:font-name="Calibri2" fo:font-size="10pt" fo:font-weight="normal" officeooo:rsid="05d6fd75" fo:background-color="transparent" loext:char-shading-value="0" style:font-name-asian="Calibri2" style:font-size-asian="10pt" style:font-name-complex="Calibri2" style:font-size-complex="10pt"/>
    </style:style>
    <style:style style:name="T428" style:family="text">
      <style:text-properties style:use-window-font-color="true" loext:opacity="0%" style:font-name="Calibri2" fo:font-size="10pt" fo:font-weight="normal" officeooo:rsid="05d9a1e8" fo:background-color="transparent" loext:char-shading-value="0" style:font-name-asian="Calibri2" style:font-size-asian="10pt" style:font-name-complex="Calibri2" style:font-size-complex="10pt"/>
    </style:style>
    <style:style style:name="T429" style:family="text">
      <style:text-properties style:use-window-font-color="true" loext:opacity="0%" style:font-name="Calibri2" fo:font-size="10pt" fo:font-weight="normal" officeooo:rsid="05db7a8c" fo:background-color="transparent" loext:char-shading-value="0" style:font-name-asian="Calibri2" style:font-size-asian="10pt" style:font-name-complex="Calibri2" style:font-size-complex="10pt"/>
    </style:style>
    <style:style style:name="T430" style:family="text">
      <style:text-properties style:use-window-font-color="true" loext:opacity="0%" style:font-name="Calibri2" fo:font-size="10pt" fo:font-weight="normal" officeooo:rsid="05dc96cd" fo:background-color="transparent" loext:char-shading-value="0" style:font-name-asian="Calibri2" style:font-size-asian="10pt" style:font-name-complex="Calibri2" style:font-size-complex="10pt"/>
    </style:style>
    <style:style style:name="T431" style:family="text">
      <style:text-properties style:use-window-font-color="true" loext:opacity="0%" style:font-name="Calibri2" fo:font-size="10pt" fo:font-weight="normal" officeooo:rsid="05e15f80" fo:background-color="transparent" loext:char-shading-value="0" style:font-name-asian="Calibri2" style:font-size-asian="10pt" style:font-name-complex="Calibri2" style:font-size-complex="10pt"/>
    </style:style>
    <style:style style:name="T432" style:family="text">
      <style:text-properties style:use-window-font-color="true" loext:opacity="0%" style:font-name="Calibri2" fo:font-size="10pt" fo:font-weight="normal" officeooo:rsid="05e2ff3e" fo:background-color="transparent" loext:char-shading-value="0" style:font-name-asian="Calibri2" style:font-size-asian="10pt" style:font-name-complex="Calibri2" style:font-size-complex="10pt"/>
    </style:style>
    <style:style style:name="T433" style:family="text">
      <style:text-properties style:use-window-font-color="true" loext:opacity="0%" style:font-name="Calibri2" fo:font-size="10pt" fo:font-weight="normal" officeooo:rsid="05e3e643" fo:background-color="transparent" loext:char-shading-value="0" style:font-name-asian="Calibri2" style:font-size-asian="10pt" style:font-name-complex="Calibri2" style:font-size-complex="10pt"/>
    </style:style>
    <style:style style:name="T434" style:family="text">
      <style:text-properties style:use-window-font-color="true" loext:opacity="0%" style:font-name="Calibri2" fo:font-size="10pt" fo:font-weight="normal" officeooo:rsid="05e4a559" fo:background-color="transparent" loext:char-shading-value="0" style:font-name-asian="Calibri2" style:font-size-asian="10pt" style:font-name-complex="Calibri2" style:font-size-complex="10pt"/>
    </style:style>
    <style:style style:name="T435" style:family="text">
      <style:text-properties style:use-window-font-color="true" loext:opacity="0%" style:font-name="Calibri2" fo:font-size="10pt" fo:font-weight="normal" officeooo:rsid="05e4c6f0" fo:background-color="transparent" loext:char-shading-value="0" style:font-name-asian="Calibri2" style:font-size-asian="10pt" style:font-name-complex="Calibri2" style:font-size-complex="10pt"/>
    </style:style>
    <style:style style:name="T436" style:family="text">
      <style:text-properties style:use-window-font-color="true" loext:opacity="0%" style:font-name="Calibri2" fo:font-size="10pt" fo:font-weight="normal" officeooo:rsid="05e4feba" fo:background-color="transparent" loext:char-shading-value="0" style:font-name-asian="Calibri2" style:font-size-asian="10pt" style:font-name-complex="Calibri2" style:font-size-complex="10pt"/>
    </style:style>
    <style:style style:name="T437" style:family="text">
      <style:text-properties style:use-window-font-color="true" loext:opacity="0%" style:font-name="Calibri2" fo:font-size="10pt" fo:font-weight="normal" officeooo:rsid="05e6755f" fo:background-color="transparent" loext:char-shading-value="0" style:font-name-asian="Calibri2" style:font-size-asian="10pt" style:font-name-complex="Calibri2" style:font-size-complex="10pt"/>
    </style:style>
    <style:style style:name="T438" style:family="text">
      <style:text-properties style:use-window-font-color="true" loext:opacity="0%" style:font-name="Calibri2" fo:font-size="10pt" fo:font-weight="normal" officeooo:rsid="05e845ba" fo:background-color="transparent" loext:char-shading-value="0" style:font-name-asian="Calibri2" style:font-size-asian="10pt" style:font-name-complex="Calibri2" style:font-size-complex="10pt"/>
    </style:style>
    <style:style style:name="T439" style:family="text">
      <style:text-properties style:use-window-font-color="true" loext:opacity="0%" style:font-name="Calibri2" fo:font-size="10pt" fo:font-weight="normal" officeooo:rsid="05e9c47f" fo:background-color="transparent" loext:char-shading-value="0" style:font-name-asian="Calibri2" style:font-size-asian="10pt" style:font-name-complex="Calibri2" style:font-size-complex="10pt"/>
    </style:style>
    <style:style style:name="T440" style:family="text">
      <style:text-properties style:use-window-font-color="true" loext:opacity="0%" style:font-name="Calibri2" fo:font-size="10pt" fo:font-weight="normal" officeooo:rsid="05eb53fd" fo:background-color="transparent" loext:char-shading-value="0" style:font-name-asian="Calibri2" style:font-size-asian="10pt" style:font-name-complex="Calibri2" style:font-size-complex="10pt"/>
    </style:style>
    <style:style style:name="T441" style:family="text">
      <style:text-properties style:use-window-font-color="true" loext:opacity="0%" style:font-name="Calibri2" fo:font-size="10pt" fo:font-weight="normal" officeooo:rsid="05ebcff4" fo:background-color="transparent" loext:char-shading-value="0" style:font-name-asian="Calibri2" style:font-size-asian="10pt" style:font-name-complex="Calibri2" style:font-size-complex="10pt"/>
    </style:style>
    <style:style style:name="T442" style:family="text">
      <style:text-properties style:use-window-font-color="true" loext:opacity="0%" style:font-name="Calibri2" fo:font-size="10pt" fo:font-weight="normal" officeooo:rsid="05ed6fa6" fo:background-color="transparent" loext:char-shading-value="0" style:font-name-asian="Calibri2" style:font-size-asian="10pt" style:font-name-complex="Calibri2" style:font-size-complex="10pt"/>
    </style:style>
    <style:style style:name="T443" style:family="text">
      <style:text-properties style:use-window-font-color="true" loext:opacity="0%" style:font-name="Calibri2" fo:font-size="10pt" fo:font-weight="normal" officeooo:rsid="05ef37b1" fo:background-color="transparent" loext:char-shading-value="0" style:font-name-asian="Calibri2" style:font-size-asian="10pt" style:font-name-complex="Calibri2" style:font-size-complex="10pt"/>
    </style:style>
    <style:style style:name="T444" style:family="text">
      <style:text-properties style:use-window-font-color="true" loext:opacity="0%" style:font-name="Calibri2" fo:font-size="10pt" fo:font-weight="normal" officeooo:rsid="05ef5c5e" fo:background-color="transparent" loext:char-shading-value="0" style:font-name-asian="Calibri2" style:font-size-asian="10pt" style:font-name-complex="Calibri2" style:font-size-complex="10pt"/>
    </style:style>
    <style:style style:name="T445" style:family="text">
      <style:text-properties style:use-window-font-color="true" loext:opacity="0%" style:font-name="Calibri2" fo:font-size="10pt" fo:font-weight="normal" officeooo:rsid="05f071bc" fo:background-color="transparent" loext:char-shading-value="0" style:font-name-asian="Calibri2" style:font-size-asian="10pt" style:font-name-complex="Calibri2" style:font-size-complex="10pt"/>
    </style:style>
    <style:style style:name="T446" style:family="text">
      <style:text-properties style:use-window-font-color="true" loext:opacity="0%" style:font-name="Calibri2" fo:font-size="10pt" fo:font-weight="normal" officeooo:rsid="05f1e3f1" fo:background-color="transparent" loext:char-shading-value="0" style:font-name-asian="Calibri2" style:font-size-asian="10pt" style:font-name-complex="Calibri2" style:font-size-complex="10pt"/>
    </style:style>
    <style:style style:name="T447" style:family="text">
      <style:text-properties style:use-window-font-color="true" loext:opacity="0%" style:font-name="Calibri2" fo:font-size="10pt" fo:font-weight="normal" officeooo:rsid="05f21592" fo:background-color="transparent" loext:char-shading-value="0" style:font-name-asian="Calibri2" style:font-size-asian="10pt" style:font-name-complex="Calibri2" style:font-size-complex="10pt"/>
    </style:style>
    <style:style style:name="T448" style:family="text">
      <style:text-properties style:use-window-font-color="true" loext:opacity="0%" style:font-name="Calibri2" fo:font-size="10pt" fo:font-weight="normal" officeooo:rsid="05f37068" fo:background-color="transparent" loext:char-shading-value="0" style:font-name-asian="Calibri2" style:font-size-asian="10pt" style:font-name-complex="Calibri2" style:font-size-complex="10pt"/>
    </style:style>
    <style:style style:name="T449" style:family="text">
      <style:text-properties style:use-window-font-color="true" loext:opacity="0%" style:font-name="Calibri2" fo:font-size="10pt" fo:font-weight="normal" officeooo:rsid="05f4b775" fo:background-color="transparent" loext:char-shading-value="0" style:font-name-asian="Calibri2" style:font-size-asian="10pt" style:font-name-complex="Calibri2" style:font-size-complex="10pt"/>
    </style:style>
    <style:style style:name="T450" style:family="text">
      <style:text-properties style:use-window-font-color="true" loext:opacity="0%" style:font-name="Calibri2" fo:font-size="10pt" fo:font-weight="normal" officeooo:rsid="05f621d5" fo:background-color="transparent" loext:char-shading-value="0" style:font-name-asian="Calibri2" style:font-size-asian="10pt" style:font-name-complex="Calibri2" style:font-size-complex="10pt"/>
    </style:style>
    <style:style style:name="T451" style:family="text">
      <style:text-properties style:use-window-font-color="true" loext:opacity="0%" style:font-name="Calibri2" fo:font-size="10pt" fo:font-weight="normal" officeooo:rsid="05f7d3b4" fo:background-color="transparent" loext:char-shading-value="0" style:font-name-asian="Calibri2" style:font-size-asian="10pt" style:font-name-complex="Calibri2" style:font-size-complex="10pt"/>
    </style:style>
    <style:style style:name="T452" style:family="text">
      <style:text-properties style:use-window-font-color="true" loext:opacity="0%" style:font-name="Calibri2" fo:font-size="10pt" fo:font-weight="normal" officeooo:rsid="05f872ae" fo:background-color="transparent" loext:char-shading-value="0" style:font-name-asian="Calibri2" style:font-size-asian="10pt" style:font-name-complex="Calibri2" style:font-size-complex="10pt"/>
    </style:style>
    <style:style style:name="T453" style:family="text">
      <style:text-properties style:use-window-font-color="true" loext:opacity="0%" style:font-name="Calibri2" fo:font-size="10pt" fo:font-weight="normal" officeooo:rsid="05f9fb62" fo:background-color="transparent" loext:char-shading-value="0" style:font-name-asian="Calibri2" style:font-size-asian="10pt" style:font-name-complex="Calibri2" style:font-size-complex="10pt"/>
    </style:style>
    <style:style style:name="T454" style:family="text">
      <style:text-properties style:use-window-font-color="true" loext:opacity="0%" style:font-name="Calibri2" fo:font-size="10pt" fo:font-weight="normal" officeooo:rsid="05fbe6ce" fo:background-color="transparent" loext:char-shading-value="0" style:font-name-asian="Calibri2" style:font-size-asian="10pt" style:font-name-complex="Calibri2" style:font-size-complex="10pt"/>
    </style:style>
    <style:style style:name="T455" style:family="text">
      <style:text-properties style:use-window-font-color="true" loext:opacity="0%" style:font-name="Calibri2" fo:font-size="10pt" fo:font-weight="normal" officeooo:rsid="05fd3c0e" fo:background-color="transparent" loext:char-shading-value="0" style:font-name-asian="Calibri2" style:font-size-asian="10pt" style:font-name-complex="Calibri2" style:font-size-complex="10pt"/>
    </style:style>
    <style:style style:name="T456" style:family="text">
      <style:text-properties style:use-window-font-color="true" loext:opacity="0%" style:font-name="Calibri2" fo:font-size="10pt" fo:font-weight="normal" officeooo:rsid="05fe7631" fo:background-color="transparent" loext:char-shading-value="0" style:font-name-asian="Calibri2" style:font-size-asian="10pt" style:font-name-complex="Calibri2" style:font-size-complex="10pt"/>
    </style:style>
    <style:style style:name="T457" style:family="text">
      <style:text-properties style:use-window-font-color="true" loext:opacity="0%" style:font-name="Calibri2" fo:font-size="10pt" fo:font-weight="normal" officeooo:rsid="06005593" fo:background-color="transparent" loext:char-shading-value="0" style:font-name-asian="Calibri2" style:font-size-asian="10pt" style:font-name-complex="Calibri2" style:font-size-complex="10pt"/>
    </style:style>
    <style:style style:name="T458" style:family="text">
      <style:text-properties style:use-window-font-color="true" loext:opacity="0%" style:font-name="Calibri2" fo:font-size="10pt" fo:font-weight="normal" officeooo:rsid="06026b41" fo:background-color="transparent" loext:char-shading-value="0" style:font-name-asian="Calibri2" style:font-size-asian="10pt" style:font-name-complex="Calibri2" style:font-size-complex="10pt"/>
    </style:style>
    <style:style style:name="T459" style:family="text">
      <style:text-properties style:use-window-font-color="true" loext:opacity="0%" style:font-name="Calibri2" fo:font-size="10pt" fo:font-weight="normal" officeooo:rsid="0605bd23" fo:background-color="transparent" loext:char-shading-value="0" style:font-name-asian="Calibri2" style:font-size-asian="10pt" style:font-name-complex="Calibri2" style:font-size-complex="10pt"/>
    </style:style>
    <style:style style:name="T460" style:family="text">
      <style:text-properties style:use-window-font-color="true" loext:opacity="0%" style:font-name="Calibri2" fo:font-size="10pt" fo:font-weight="normal" officeooo:rsid="06069c02" fo:background-color="transparent" loext:char-shading-value="0" style:font-name-asian="Calibri2" style:font-size-asian="10pt" style:font-name-complex="Calibri2" style:font-size-complex="10pt"/>
    </style:style>
    <style:style style:name="T461" style:family="text">
      <style:text-properties style:use-window-font-color="true" loext:opacity="0%" style:font-name="Calibri2" fo:font-size="10pt" fo:font-weight="normal" officeooo:rsid="06085c51" fo:background-color="transparent" loext:char-shading-value="0" style:font-name-asian="Calibri2" style:font-size-asian="10pt" style:font-name-complex="Calibri2" style:font-size-complex="10pt"/>
    </style:style>
    <style:style style:name="T462" style:family="text">
      <style:text-properties style:use-window-font-color="true" loext:opacity="0%" style:font-name="Calibri2" fo:font-size="10pt" fo:font-weight="normal" officeooo:rsid="06091a72" fo:background-color="transparent" loext:char-shading-value="0" style:font-name-asian="Calibri2" style:font-size-asian="10pt" style:font-name-complex="Calibri2" style:font-size-complex="10pt"/>
    </style:style>
    <style:style style:name="T463" style:family="text">
      <style:text-properties style:use-window-font-color="true" loext:opacity="0%" style:font-name="Calibri2" fo:font-size="10pt" fo:font-weight="normal" officeooo:rsid="060ad9d6" fo:background-color="transparent" loext:char-shading-value="0" style:font-name-asian="Calibri2" style:font-size-asian="10pt" style:font-name-complex="Calibri2" style:font-size-complex="10pt"/>
    </style:style>
    <style:style style:name="T464" style:family="text">
      <style:text-properties style:use-window-font-color="true" loext:opacity="0%" style:font-name="Calibri2" fo:font-size="10pt" fo:font-weight="normal" officeooo:rsid="060ba3d3" fo:background-color="transparent" loext:char-shading-value="0" style:font-name-asian="Calibri2" style:font-size-asian="10pt" style:font-name-complex="Calibri2" style:font-size-complex="10pt"/>
    </style:style>
    <style:style style:name="T465" style:family="text">
      <style:text-properties style:use-window-font-color="true" loext:opacity="0%" style:font-name="Calibri2" fo:font-size="10pt" fo:font-weight="normal" officeooo:rsid="060d1284" fo:background-color="transparent" loext:char-shading-value="0" style:font-name-asian="Calibri2" style:font-size-asian="10pt" style:font-name-complex="Calibri2" style:font-size-complex="10pt"/>
    </style:style>
    <style:style style:name="T466" style:family="text">
      <style:text-properties style:use-window-font-color="true" loext:opacity="0%" style:font-name="Calibri2" fo:font-size="10pt" fo:font-weight="normal" officeooo:rsid="060e166a" fo:background-color="transparent" loext:char-shading-value="0" style:font-name-asian="Calibri2" style:font-size-asian="10pt" style:font-name-complex="Calibri2" style:font-size-complex="10pt"/>
    </style:style>
    <style:style style:name="T467" style:family="text">
      <style:text-properties style:use-window-font-color="true" loext:opacity="0%" style:font-name="Calibri2" fo:font-size="10pt" fo:font-weight="normal" officeooo:rsid="06100b6a" fo:background-color="transparent" loext:char-shading-value="0" style:font-name-asian="Calibri2" style:font-size-asian="10pt" style:font-name-complex="Calibri2" style:font-size-complex="10pt"/>
    </style:style>
    <style:style style:name="T468" style:family="text">
      <style:text-properties style:use-window-font-color="true" loext:opacity="0%" style:font-name="Calibri2" fo:font-size="10pt" fo:font-weight="normal" officeooo:rsid="060f6d18" fo:background-color="transparent" loext:char-shading-value="0" style:font-name-asian="Calibri2" style:font-size-asian="10pt" style:font-name-complex="Calibri2" style:font-size-complex="10pt"/>
    </style:style>
    <style:style style:name="T469" style:family="text">
      <style:text-properties style:use-window-font-color="true" loext:opacity="0%" style:font-name="Calibri2" fo:font-size="10pt" fo:font-weight="normal" officeooo:rsid="061566c4" fo:background-color="transparent" loext:char-shading-value="0" style:font-name-asian="Calibri2" style:font-size-asian="10pt" style:font-name-complex="Calibri2" style:font-size-complex="10pt"/>
    </style:style>
    <style:style style:name="T470" style:family="text">
      <style:text-properties style:use-window-font-color="true" loext:opacity="0%" style:font-name="Calibri2" fo:font-size="10pt" fo:font-weight="normal" officeooo:rsid="061469e5" fo:background-color="transparent" loext:char-shading-value="0" style:font-name-asian="Calibri2" style:font-size-asian="10pt" style:font-name-complex="Calibri2" style:font-size-complex="10pt"/>
    </style:style>
    <style:style style:name="T471" style:family="text">
      <style:text-properties style:use-window-font-color="true" loext:opacity="0%" style:font-name="Calibri2" fo:font-size="10pt" fo:font-weight="normal" officeooo:rsid="061602c4" fo:background-color="transparent" loext:char-shading-value="0" style:font-name-asian="Calibri2" style:font-size-asian="10pt" style:font-name-complex="Calibri2" style:font-size-complex="10pt"/>
    </style:style>
    <style:style style:name="T472" style:family="text">
      <style:text-properties style:use-window-font-color="true" loext:opacity="0%" style:font-name="Calibri2" fo:font-size="10pt" fo:font-weight="normal" officeooo:rsid="06165bfe" fo:background-color="transparent" loext:char-shading-value="0" style:font-name-asian="Calibri2" style:font-size-asian="10pt" style:font-name-complex="Calibri2" style:font-size-complex="10pt"/>
    </style:style>
    <style:style style:name="T473" style:family="text">
      <style:text-properties style:use-window-font-color="true" loext:opacity="0%" style:font-name="Calibri2" fo:font-size="10pt" fo:font-weight="normal" officeooo:rsid="06181e00" fo:background-color="transparent" loext:char-shading-value="0" style:font-name-asian="Calibri2" style:font-size-asian="10pt" style:font-name-complex="Calibri2" style:font-size-complex="10pt"/>
    </style:style>
    <style:style style:name="T474" style:family="text">
      <style:text-properties style:use-window-font-color="true" loext:opacity="0%" style:font-name="Calibri2" fo:font-size="10pt" fo:font-weight="normal" officeooo:rsid="061881c5" fo:background-color="transparent" loext:char-shading-value="0" style:font-name-asian="Calibri2" style:font-size-asian="10pt" style:font-name-complex="Calibri2" style:font-size-complex="10pt"/>
    </style:style>
    <style:style style:name="T475" style:family="text">
      <style:text-properties style:use-window-font-color="true" loext:opacity="0%" style:font-name="Calibri2" fo:font-size="10pt" fo:font-weight="normal" officeooo:rsid="0618d149" fo:background-color="transparent" loext:char-shading-value="0" style:font-name-asian="Calibri2" style:font-size-asian="10pt" style:font-name-complex="Calibri2" style:font-size-complex="10pt"/>
    </style:style>
    <style:style style:name="T476" style:family="text">
      <style:text-properties style:use-window-font-color="true" loext:opacity="0%" style:font-name="Calibri2" fo:font-size="10pt" fo:font-weight="normal" officeooo:rsid="061acf1e" fo:background-color="transparent" loext:char-shading-value="0" style:font-name-asian="Calibri2" style:font-size-asian="10pt" style:font-name-complex="Calibri2" style:font-size-complex="10pt"/>
    </style:style>
    <style:style style:name="T477" style:family="text">
      <style:text-properties style:use-window-font-color="true" loext:opacity="0%" style:font-name="Calibri2" fo:font-size="10pt" fo:font-weight="normal" officeooo:rsid="061b18f4" fo:background-color="transparent" loext:char-shading-value="0" style:font-name-asian="Calibri2" style:font-size-asian="10pt" style:font-name-complex="Calibri2" style:font-size-complex="10pt"/>
    </style:style>
    <style:style style:name="T478" style:family="text">
      <style:text-properties style:use-window-font-color="true" loext:opacity="0%" style:font-name="Calibri2" fo:font-size="10pt" fo:font-weight="normal" officeooo:rsid="061d0931" fo:background-color="transparent" loext:char-shading-value="0" style:font-name-asian="Calibri2" style:font-size-asian="10pt" style:font-name-complex="Calibri2" style:font-size-complex="10pt"/>
    </style:style>
    <style:style style:name="T479" style:family="text">
      <style:text-properties style:use-window-font-color="true" loext:opacity="0%" style:font-name="Calibri2" fo:font-size="10pt" fo:font-weight="normal" officeooo:rsid="061de6c4" fo:background-color="transparent" loext:char-shading-value="0" style:font-name-asian="Calibri2" style:font-size-asian="10pt" style:font-name-complex="Calibri2" style:font-size-complex="10pt"/>
    </style:style>
    <style:style style:name="T480" style:family="text">
      <style:text-properties style:use-window-font-color="true" loext:opacity="0%" style:font-name="Calibri2" fo:font-size="10pt" fo:font-weight="normal" officeooo:rsid="061ef02f" fo:background-color="transparent" loext:char-shading-value="0" style:font-name-asian="Calibri2" style:font-size-asian="10pt" style:font-name-complex="Calibri2" style:font-size-complex="10pt"/>
    </style:style>
    <style:style style:name="T481" style:family="text">
      <style:text-properties style:use-window-font-color="true" loext:opacity="0%" style:font-name="Calibri2" fo:font-size="10pt" fo:font-weight="normal" officeooo:rsid="062113cc" fo:background-color="transparent" loext:char-shading-value="0" style:font-name-asian="Calibri2" style:font-size-asian="10pt" style:font-name-complex="Calibri2" style:font-size-complex="10pt"/>
    </style:style>
    <style:style style:name="T482" style:family="text">
      <style:text-properties style:use-window-font-color="true" loext:opacity="0%" style:font-name="Calibri2" fo:font-size="10pt" fo:font-weight="normal" officeooo:rsid="062292ef" fo:background-color="transparent" loext:char-shading-value="0" style:font-name-asian="Calibri2" style:font-size-asian="10pt" style:font-name-complex="Calibri2" style:font-size-complex="10pt"/>
    </style:style>
    <style:style style:name="T483" style:family="text">
      <style:text-properties style:use-window-font-color="true" loext:opacity="0%" style:font-name="Calibri2" fo:font-size="10pt" fo:font-weight="normal" fo:background-color="transparent" loext:char-shading-value="0" style:font-name-asian="Calibri2" style:font-size-asian="10pt" style:font-weight-asian="normal" style:font-name-complex="Calibri2" style:font-size-complex="10pt" style:font-weight-complex="normal"/>
    </style:style>
    <style:style style:name="T484" style:family="text">
      <style:text-properties style:use-window-font-color="true" loext:opacity="0%" style:font-name="Calibri2" fo:font-size="10pt" fo:font-weight="normal" officeooo:rsid="040ca87f" fo:background-color="transparent" loext:char-shading-value="0" style:font-name-asian="Calibri2" style:font-size-asian="10pt" style:font-weight-asian="normal" style:font-name-complex="Calibri2" style:font-size-complex="10pt" style:font-weight-complex="normal"/>
    </style:style>
    <style:style style:name="T485" style:family="text">
      <style:text-properties style:use-window-font-color="true" loext:opacity="0%" style:font-name="Calibri2" fo:font-size="10pt" fo:font-weight="normal" officeooo:rsid="05cedb90" fo:background-color="transparent" loext:char-shading-value="0" style:font-name-asian="Calibri2" style:font-size-asian="10pt" style:font-weight-asian="normal" style:font-name-complex="Calibri2" style:font-size-complex="10pt" style:font-weight-complex="normal"/>
    </style:style>
    <style:style style:name="T486" style:family="text">
      <style:text-properties style:use-window-font-color="true" loext:opacity="0%" style:font-name="Calibri2" fo:font-size="10pt" fo:font-weight="normal" officeooo:rsid="07f74542" fo:background-color="transparent" loext:char-shading-value="0" style:font-name-asian="Calibri2" style:font-size-asian="8.75pt" style:font-weight-asian="normal" style:font-name-complex="Calibri2" style:font-size-complex="10pt" style:font-weight-complex="normal"/>
    </style:style>
    <style:style style:name="T487" style:family="text">
      <style:text-properties style:use-window-font-color="true" loext:opacity="0%" style:font-name="Calibri2" fo:font-size="10pt" fo:font-weight="bold" fo:background-color="transparent" loext:char-shading-value="0" style:font-name-asian="Calibri2" style:font-size-asian="10pt" style:font-weight-asian="bold" style:font-name-complex="Calibri2" style:font-size-complex="10pt" style:font-weight-complex="bold"/>
    </style:style>
    <style:style style:name="T488" style:family="text">
      <style:text-properties style:use-window-font-color="true" loext:opacity="0%" style:font-name="Calibri2" fo:font-size="10pt" fo:font-weight="bold" officeooo:rsid="03c3f300" fo:background-color="transparent" loext:char-shading-value="0" style:font-name-asian="Calibri2" style:font-size-asian="10pt" style:font-weight-asian="bold" style:font-name-complex="Calibri2" style:font-size-complex="10pt" style:font-weight-complex="bold"/>
    </style:style>
    <style:style style:name="T489" style:family="text">
      <style:text-properties style:use-window-font-color="true" loext:opacity="0%" style:font-name="Calibri2" fo:font-size="10pt" fo:font-weight="bold" officeooo:rsid="04e45a31" fo:background-color="transparent" loext:char-shading-value="0" style:font-name-asian="Calibri2" style:font-size-asian="10pt" style:font-weight-asian="bold" style:font-name-complex="Calibri2" style:font-size-complex="10pt" style:font-weight-complex="bold"/>
    </style:style>
    <style:style style:name="T490" style:family="text">
      <style:text-properties style:use-window-font-color="true" loext:opacity="0%" style:font-name="Calibri2" fo:font-size="10pt" fo:font-weight="bold" fo:background-color="transparent" loext:char-shading-value="0" style:font-name-asian="Calibri2" style:font-size-asian="10pt" style:font-name-complex="Calibri2" style:font-size-complex="10pt"/>
    </style:style>
    <style:style style:name="T491"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name-complex="Calibri2" style:font-size-complex="10pt" style:font-style-complex="italic"/>
    </style:style>
    <style:style style:name="T492" style:family="text">
      <style:text-properties style:use-window-font-color="true" loext:opacity="0%" style:font-name="Calibri2" fo:font-size="10pt" fo:font-style="italic" fo:font-weight="normal" officeooo:rsid="01c1938c" fo:background-color="transparent" loext:char-shading-value="0" style:font-name-asian="Calibri2" style:font-size-asian="10pt" style:font-style-asian="italic" style:font-name-complex="Calibri2" style:font-size-complex="10pt" style:font-style-complex="italic"/>
    </style:style>
    <style:style style:name="T493" style:family="text">
      <style:text-properties style:use-window-font-color="true" loext:opacity="0%" style:font-name="Calibri2" fo:font-size="10pt" fo:font-style="italic" fo:font-weight="normal" officeooo:rsid="03a32dde" fo:background-color="transparent" loext:char-shading-value="0" style:font-name-asian="Calibri2" style:font-size-asian="10pt" style:font-style-asian="italic" style:font-name-complex="Calibri2" style:font-size-complex="10pt" style:font-style-complex="italic"/>
    </style:style>
    <style:style style:name="T494" style:family="text">
      <style:text-properties style:use-window-font-color="true" loext:opacity="0%" style:font-name="Calibri2" fo:font-size="10pt" fo:font-style="italic" fo:font-weight="normal" officeooo:rsid="0471741d" fo:background-color="transparent" loext:char-shading-value="0" style:font-name-asian="Calibri2" style:font-size-asian="10pt" style:font-style-asian="italic" style:font-name-complex="Calibri2" style:font-size-complex="10pt" style:font-style-complex="italic"/>
    </style:style>
    <style:style style:name="T495" style:family="text">
      <style:text-properties style:use-window-font-color="true" loext:opacity="0%" style:font-name="Calibri2" fo:font-size="10pt" fo:font-style="italic" fo:font-weight="normal" officeooo:rsid="04759524" fo:background-color="transparent" loext:char-shading-value="0" style:font-name-asian="Calibri2" style:font-size-asian="10pt" style:font-style-asian="italic" style:font-name-complex="Calibri2" style:font-size-complex="10pt" style:font-style-complex="italic"/>
    </style:style>
    <style:style style:name="T496" style:family="text">
      <style:text-properties style:use-window-font-color="true" loext:opacity="0%" style:font-name="Calibri2" fo:font-size="10pt" fo:font-style="italic" fo:font-weight="normal" officeooo:rsid="0477db45" fo:background-color="transparent" loext:char-shading-value="0" style:font-name-asian="Calibri2" style:font-size-asian="10pt" style:font-style-asian="italic" style:font-name-complex="Calibri2" style:font-size-complex="10pt" style:font-style-complex="italic"/>
    </style:style>
    <style:style style:name="T497" style:family="text">
      <style:text-properties style:use-window-font-color="true" loext:opacity="0%" style:font-name="Calibri2" fo:font-size="10pt" fo:font-style="italic" fo:font-weight="normal" officeooo:rsid="04789c80" fo:background-color="transparent" loext:char-shading-value="0" style:font-name-asian="Calibri2" style:font-size-asian="10pt" style:font-style-asian="italic" style:font-name-complex="Calibri2" style:font-size-complex="10pt" style:font-style-complex="italic"/>
    </style:style>
    <style:style style:name="T498" style:family="text">
      <style:text-properties style:use-window-font-color="true" loext:opacity="0%" style:font-name="Calibri2" fo:font-size="10pt" fo:font-style="italic" fo:font-weight="normal" officeooo:rsid="054265d2" fo:background-color="transparent" loext:char-shading-value="0" style:font-name-asian="Calibri2" style:font-size-asian="10pt" style:font-style-asian="italic" style:font-name-complex="Calibri2" style:font-size-complex="10pt" style:font-style-complex="italic"/>
    </style:style>
    <style:style style:name="T499"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weight-asian="normal" style:font-name-complex="Calibri2" style:font-size-complex="10pt" style:font-style-complex="italic" style:font-weight-complex="normal"/>
    </style:style>
    <style:style style:name="T500" style:family="text">
      <style:text-properties style:use-window-font-color="true" loext:opacity="0%" style:font-name="Calibri2" fo:font-size="10pt" fo:font-style="italic" fo:font-weight="normal" fo:background-color="transparent" loext:char-shading-value="0" style:font-name-asian="Calibri2" style:font-size-asian="10pt" style:font-name-complex="Calibri2" style:font-size-complex="10pt"/>
    </style:style>
    <style:style style:name="T501" style:family="text">
      <style:text-properties style:use-window-font-color="true" loext:opacity="0%" style:font-name="Calibri2"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2" style:font-size-asian="10pt" style:font-name-complex="Calibri2" style:font-size-complex="10pt"/>
    </style:style>
    <style:style style:name="T502" style:family="text">
      <style:text-properties style:use-window-font-color="true" loext:opacity="0%" style:font-name="Calibri2" fo:font-size="10pt" style:text-underline-style="solid" style:text-underline-width="auto" style:text-underline-color="font-color" fo:font-weight="normal" fo:background-color="transparent" loext:char-shading-value="0" style:font-name-asian="Calibri2" style:font-size-asian="10pt" style:font-name-complex="Calibri2" style:font-size-complex="10pt"/>
    </style:style>
    <style:style style:name="T503" style:family="text">
      <style:text-properties style:use-window-font-color="true" loext:opacity="0%" style:font-name="Calibri2" fo:font-size="10pt" style:text-underline-style="solid" style:text-underline-width="auto" style:text-underline-color="font-color" fo:font-weight="normal" officeooo:rsid="04c71af1" fo:background-color="transparent" loext:char-shading-value="0" style:font-name-asian="Calibri2" style:font-size-asian="10pt" style:font-name-complex="Calibri2" style:font-size-complex="10pt"/>
    </style:style>
    <style:style style:name="T504" style:family="text">
      <style:text-properties style:use-window-font-color="true" loext:opacity="0%" style:font-name="Calibri2" fo:font-size="10pt" style:text-underline-style="solid" style:text-underline-width="auto" style:text-underline-color="font-color" fo:font-weight="normal" officeooo:rsid="04d3b308" fo:background-color="transparent" loext:char-shading-value="0" style:font-name-asian="Calibri2" style:font-size-asian="10pt" style:font-name-complex="Calibri2" style:font-size-complex="10pt"/>
    </style:style>
    <style:style style:name="T505" style:family="text">
      <style:text-properties style:use-window-font-color="true" loext:opacity="0%" style:font-name="Calibri2" fo:font-size="10pt" style:text-underline-style="solid" style:text-underline-width="auto" style:text-underline-color="font-color" fo:font-weight="normal" officeooo:rsid="057ce4af" fo:background-color="transparent" loext:char-shading-value="0" style:font-name-asian="Calibri2" style:font-size-asian="10pt" style:font-name-complex="Calibri2" style:font-size-complex="10pt"/>
    </style:style>
    <style:style style:name="T506" style:family="text">
      <style:text-properties style:use-window-font-color="true" loext:opacity="0%" style:font-name="Calibri2" fo:font-size="10pt" fo:language="it" fo:country="IT" fo:font-weight="normal" fo:background-color="transparent" loext:char-shading-value="0" style:font-name-asian="Calibri2" style:font-size-asian="10pt" style:font-name-complex="Calibri2" style:font-size-complex="10pt"/>
    </style:style>
    <style:style style:name="T507" style:family="text">
      <style:text-properties style:use-window-font-color="true" loext:opacity="0%" style:font-name="Calibri2" fo:font-size="10pt" fo:language="it" fo:country="IT" fo:font-weight="normal" officeooo:rsid="039cd512" fo:background-color="transparent" loext:char-shading-value="0" style:font-name-asian="Calibri2" style:font-size-asian="10pt" style:font-name-complex="Calibri2" style:font-size-complex="10pt"/>
    </style:style>
    <style:style style:name="T508" style:family="text">
      <style:text-properties style:use-window-font-color="true" loext:opacity="0%" style:font-name="Calibri2" fo:font-size="10pt" fo:language="it" fo:country="IT" fo:font-weight="normal" officeooo:rsid="046df0b4" fo:background-color="transparent" loext:char-shading-value="0" style:font-name-asian="Calibri2" style:font-size-asian="10pt" style:font-name-complex="Calibri2" style:font-size-complex="10pt"/>
    </style:style>
    <style:style style:name="T509" style:family="text">
      <style:text-properties style:use-window-font-color="true" loext:opacity="0%" style:font-name="Calibri2" fo:font-size="10pt" fo:language="it" fo:country="IT" fo:font-weight="normal" officeooo:rsid="04778701" fo:background-color="transparent" loext:char-shading-value="0" style:font-name-asian="Calibri2" style:font-size-asian="10pt" style:font-name-complex="Calibri2" style:font-size-complex="10pt"/>
    </style:style>
    <style:style style:name="T510" style:family="text">
      <style:text-properties style:use-window-font-color="true" loext:opacity="0%" style:font-name="Calibri2" fo:font-size="10pt" fo:language="it" fo:country="IT" fo:font-weight="normal" officeooo:rsid="053cddc5" fo:background-color="transparent" loext:char-shading-value="0" style:font-name-asian="Calibri2" style:font-size-asian="10pt" style:font-name-complex="Calibri2" style:font-size-complex="10pt"/>
    </style:style>
    <style:style style:name="T511" style:family="text">
      <style:text-properties style:use-window-font-color="true" loext:opacity="0%" style:font-name="Calibri2" fo:font-size="10pt" fo:language="it" fo:country="IT" fo:font-weight="normal" officeooo:rsid="053cf24b" fo:background-color="transparent" loext:char-shading-value="0" style:font-name-asian="Calibri2" style:font-size-asian="10pt" style:font-name-complex="Calibri2" style:font-size-complex="10pt"/>
    </style:style>
    <style:style style:name="T512" style:family="text">
      <style:text-properties style:use-window-font-color="true" loext:opacity="0%" style:font-name="Calibri2" fo:font-size="10pt" fo:language="it" fo:country="IT" fo:font-weight="normal" officeooo:rsid="053e9e5f" fo:background-color="transparent" loext:char-shading-value="0" style:font-name-asian="Calibri2" style:font-size-asian="10pt" style:font-name-complex="Calibri2" style:font-size-complex="10pt"/>
    </style:style>
    <style:style style:name="T513" style:family="text">
      <style:text-properties style:use-window-font-color="true" loext:opacity="0%" style:font-name="Calibri2" fo:font-size="10pt" fo:language="it" fo:country="IT" fo:font-weight="normal" officeooo:rsid="057ce4af" fo:background-color="transparent" loext:char-shading-value="0" style:font-name-asian="Calibri2" style:font-size-asian="10pt" style:font-name-complex="Calibri2" style:font-size-complex="10pt"/>
    </style:style>
    <style:style style:name="T514" style:family="text">
      <style:text-properties style:use-window-font-color="true" loext:opacity="0%" style:font-name="Calibri2" fo:font-size="10pt" fo:language="it" fo:country="IT" fo:font-weight="normal" officeooo:rsid="057d0dc6" fo:background-color="transparent" loext:char-shading-value="0" style:font-name-asian="Calibri2" style:font-size-asian="10pt" style:font-name-complex="Calibri2" style:font-size-complex="10pt"/>
    </style:style>
    <style:style style:name="T515" style:family="text">
      <style:text-properties style:use-window-font-color="true" loext:opacity="0%" style:font-name="Calibri2" fo:font-size="10pt" fo:language="it" fo:country="IT" fo:font-weight="normal" officeooo:rsid="05807826" fo:background-color="transparent" loext:char-shading-value="0" style:font-name-asian="Calibri2" style:font-size-asian="10pt" style:font-name-complex="Calibri2" style:font-size-complex="10pt"/>
    </style:style>
    <style:style style:name="T516" style:family="text">
      <style:text-properties style:use-window-font-color="true" loext:opacity="0%" style:font-name="Calibri2" fo:font-size="10pt" fo:language="it" fo:country="IT" fo:font-weight="normal" officeooo:rsid="05e3e643" fo:background-color="transparent" loext:char-shading-value="0" style:font-name-asian="Calibri2" style:font-size-asian="10pt" style:font-name-complex="Calibri2" style:font-size-complex="10pt"/>
    </style:style>
    <style:style style:name="T517" style:family="text">
      <style:text-properties style:use-window-font-color="true" loext:opacity="0%" style:font-name="Calibri2" fo:font-size="10pt" fo:language="it" fo:country="IT" fo:font-weight="normal" officeooo:rsid="05e9c47f" fo:background-color="transparent" loext:char-shading-value="0" style:font-name-asian="Calibri2" style:font-size-asian="10pt" style:font-name-complex="Calibri2" style:font-size-complex="10pt"/>
    </style:style>
    <style:style style:name="T518" style:family="text">
      <style:text-properties style:use-window-font-color="true" loext:opacity="0%" style:font-name="Calibri2" fo:font-size="10pt" fo:language="it" fo:country="IT" fo:font-weight="normal" officeooo:rsid="05ed6fa6" fo:background-color="transparent" loext:char-shading-value="0" style:font-name-asian="Calibri2" style:font-size-asian="10pt" style:font-name-complex="Calibri2" style:font-size-complex="10pt"/>
    </style:style>
    <style:style style:name="T519" style:family="text">
      <style:text-properties style:use-window-font-color="true" loext:opacity="0%" style:font-name="Calibri2" fo:font-size="10pt" fo:language="it" fo:country="IT" fo:font-weight="normal" officeooo:rsid="06026b41" fo:background-color="transparent" loext:char-shading-value="0" style:font-name-asian="Calibri2" style:font-size-asian="10pt" style:font-name-complex="Calibri2" style:font-size-complex="10pt"/>
    </style:style>
    <style:style style:name="T520" style:family="text">
      <style:text-properties style:use-window-font-color="true" loext:opacity="0%" style:font-name="Calibri2" fo:font-size="10pt" fo:language="it" fo:country="IT" fo:font-weight="normal" officeooo:rsid="06085c51" fo:background-color="transparent" loext:char-shading-value="0" style:font-name-asian="Calibri2" style:font-size-asian="10pt" style:font-name-complex="Calibri2" style:font-size-complex="10pt"/>
    </style:style>
    <style:style style:name="T521" style:family="text">
      <style:text-properties style:use-window-font-color="true" loext:opacity="0%" style:font-name="Calibri2" fo:font-size="10pt" fo:font-style="normal" fo:font-weight="normal" officeooo:rsid="03a32dde" fo:background-color="transparent" loext:char-shading-value="0" style:font-name-asian="Calibri2" style:font-size-asian="10pt" style:font-style-asian="normal" style:font-name-complex="Calibri2" style:font-size-complex="10pt" style:font-style-complex="normal"/>
    </style:style>
    <style:style style:name="T522" style:family="text">
      <style:text-properties style:use-window-font-color="true" loext:opacity="0%" style:font-name="Calibri2" fo:font-size="10pt" fo:font-style="normal" fo:font-weight="normal" officeooo:rsid="054265d2" fo:background-color="transparent" loext:char-shading-value="0" style:font-name-asian="Calibri2" style:font-size-asian="10pt" style:font-style-asian="normal" style:font-name-complex="Calibri2" style:font-size-complex="10pt" style:font-style-complex="normal"/>
    </style:style>
    <style:style style:name="T523" style:family="text">
      <style:text-properties style:use-window-font-color="true" loext:opacity="0%" style:font-name="Calibri2" fo:font-size="10pt" fo:font-style="normal" fo:font-weight="normal" officeooo:rsid="05460fc1" fo:background-color="transparent" loext:char-shading-value="0" style:font-name-asian="Calibri2" style:font-size-asian="10pt" style:font-style-asian="normal" style:font-name-complex="Calibri2" style:font-size-complex="10pt" style:font-style-complex="normal"/>
    </style:style>
    <style:style style:name="T524" style:family="text">
      <style:text-properties style:use-window-font-color="true" loext:opacity="0%" style:font-name="Calibri2" fo:font-size="12pt" fo:font-weight="bold" fo:background-color="transparent" loext:char-shading-value="0" style:font-name-asian="Calibri2" style:font-size-asian="10.5pt" style:font-weight-asian="bold" style:font-name-complex="Calibri2" style:font-size-complex="12pt" style:font-weight-complex="bold"/>
    </style:style>
    <style:style style:name="T525" style:family="text">
      <style:text-properties style:use-window-font-color="true" loext:opacity="0%" style:font-name="Calibri2" fo:font-size="12pt" fo:font-weight="bold" fo:background-color="transparent" loext:char-shading-value="0" style:font-name-asian="Calibri2" style:font-size-asian="12pt" style:font-name-complex="Calibri2" style:font-size-complex="12pt"/>
    </style:style>
    <style:style style:name="T526" style:family="text">
      <style:text-properties style:use-window-font-color="true" loext:opacity="0%" style:font-name="Calibri2" fo:font-size="12pt" fo:font-weight="bold" fo:background-color="transparent" loext:char-shading-value="0" style:font-name-asian="Calibri2" style:font-size-asian="12pt" style:font-weight-asian="bold" style:font-name-complex="Calibri2" style:font-size-complex="12pt" style:font-weight-complex="bold"/>
    </style:style>
    <style:style style:name="T527" style:family="text">
      <style:text-properties style:use-window-font-color="true" loext:opacity="0%" style:font-name="Calibri2" fo:font-size="12pt" fo:font-weight="bold" officeooo:rsid="0501601e" fo:background-color="transparent" loext:char-shading-value="0" style:font-name-asian="Calibri2" style:font-size-asian="12pt" style:font-weight-asian="bold" style:font-name-complex="Calibri2" style:font-size-complex="12pt" style:font-weight-complex="bold"/>
    </style:style>
    <style:style style:name="T528" style:family="text">
      <style:text-properties style:use-window-font-color="true" loext:opacity="0%" style:font-name="Calibri2" fo:font-size="12pt" fo:font-weight="bold" officeooo:rsid="060ad9d6" fo:background-color="transparent" loext:char-shading-value="0" style:font-name-asian="Calibri2" style:font-size-asian="12pt" style:font-weight-asian="bold" style:font-name-complex="Calibri2" style:font-size-complex="12pt" style:font-weight-complex="bold"/>
    </style:style>
    <style:style style:name="T529" style:family="text">
      <style:text-properties style:use-window-font-color="true" loext:opacity="0%" style:font-name="Calibri2" fo:font-size="11pt" fo:font-weight="bold" fo:background-color="transparent" loext:char-shading-value="0" style:font-name-asian="Calibri2" style:font-size-asian="11pt" style:font-weight-asian="bold" style:font-name-complex="Calibri2"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2" fo:font-weight="normal" fo:background-color="transparent" loext:char-shading-value="0" style:font-name-asian="Calibri2" style:font-name-complex="Calibri2"/>
    </style:style>
    <style:style style:name="T537" style:family="text">
      <style:text-properties style:use-window-font-color="true" loext:opacity="0%" style:text-position="sub 58%" style:font-name="Calibri2" fo:font-weight="normal" officeooo:rsid="03d8d0a9" fo:background-color="transparent" loext:char-shading-value="0" style:font-name-asian="Calibri2" style:font-name-complex="Calibri2"/>
    </style:style>
    <style:style style:name="T538" style:family="text">
      <style:text-properties style:use-window-font-color="true" loext:opacity="0%" style:text-position="sub 58%" style:font-name="Calibri2" fo:font-weight="normal" officeooo:rsid="03f6f55b" fo:background-color="transparent" loext:char-shading-value="0" style:font-name-asian="Calibri2" style:font-name-complex="Calibri2"/>
    </style:style>
    <style:style style:name="T539" style:family="text">
      <style:text-properties style:use-window-font-color="true" loext:opacity="0%" style:text-position="sub 58%" style:font-name="Calibri2" fo:font-size="10pt" fo:font-weight="normal" fo:background-color="transparent" loext:char-shading-value="0" style:font-name-asian="Calibri2" style:font-size-asian="10pt" style:font-name-complex="Calibri2" style:font-size-complex="10pt"/>
    </style:style>
    <style:style style:name="T540" style:family="text">
      <style:text-properties style:use-window-font-color="true" loext:opacity="0%" style:text-position="sub 58%" style:font-name="Calibri2" fo:font-size="10pt" fo:font-weight="normal" officeooo:rsid="03a8c375" fo:background-color="transparent" loext:char-shading-value="0" style:font-name-asian="Calibri2" style:font-size-asian="10pt" style:font-name-complex="Calibri2" style:font-size-complex="10pt"/>
    </style:style>
    <style:style style:name="T541" style:family="text">
      <style:text-properties style:use-window-font-color="true" loext:opacity="0%" style:text-position="sub 58%" style:font-name="Calibri2" fo:font-size="10pt" fo:font-weight="normal" officeooo:rsid="04b0b5bc" fo:background-color="transparent" loext:char-shading-value="0" style:font-name-asian="Calibri2" style:font-size-asian="10pt" style:font-name-complex="Calibri2" style:font-size-complex="10pt"/>
    </style:style>
    <style:style style:name="T542" style:family="text">
      <style:text-properties style:use-window-font-color="true" loext:opacity="0%" style:text-position="sub 58%" style:font-name="Calibri2" fo:font-size="10pt" fo:font-weight="normal" officeooo:rsid="04d751d8" fo:background-color="transparent" loext:char-shading-value="0" style:font-name-asian="Calibri2" style:font-size-asian="10pt" style:font-name-complex="Calibri2" style:font-size-complex="10pt"/>
    </style:style>
    <style:style style:name="T543" style:family="text">
      <style:text-properties style:use-window-font-color="true" loext:opacity="0%" style:text-position="sub 58%" style:font-name="Calibri2" fo:font-size="10pt" fo:font-weight="normal" officeooo:rsid="04d9c375" fo:background-color="transparent" loext:char-shading-value="0" style:font-name-asian="Calibri2" style:font-size-asian="10pt" style:font-name-complex="Calibri2" style:font-size-complex="10pt"/>
    </style:style>
    <style:style style:name="T544" style:family="text">
      <style:text-properties style:use-window-font-color="true" loext:opacity="0%" style:text-position="sub 58%" style:font-name="Calibri2" fo:font-size="10pt" fo:font-weight="normal" officeooo:rsid="0610b794" fo:background-color="transparent" loext:char-shading-value="0" style:font-name-asian="Calibri2" style:font-size-asian="10pt" style:font-name-complex="Calibri2" style:font-size-complex="10pt"/>
    </style:style>
    <style:style style:name="T545" style:family="text">
      <style:text-properties style:use-window-font-color="true" loext:opacity="0%" style:text-position="sub 58%" style:font-name="Calibri2" fo:font-size="10pt" fo:font-weight="normal" fo:background-color="transparent" loext:char-shading-value="0" style:font-name-asian="Calibri2" style:font-size-asian="10pt" style:font-weight-asian="normal" style:font-name-complex="Calibri2" style:font-size-complex="10pt" style:font-weight-complex="normal"/>
    </style:style>
    <style:style style:name="T546" style:family="text">
      <style:text-properties style:use-window-font-color="true" loext:opacity="0%" style:text-position="sub 58%"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547" style:family="text">
      <style:text-properties style:use-window-font-color="true" loext:opacity="0%" style:text-position="sub 58%" style:font-name="Calibri2" fo:font-size="10pt" fo:font-weight="normal" officeooo:rsid="00c80117" fo:background-color="transparent" loext:char-shading-value="0" style:font-name-asian="Calibri2" style:font-size-asian="8.75pt" style:font-weight-asian="normal" style:font-name-complex="Calibri2" style:font-size-complex="10pt" style:font-weight-complex="normal"/>
    </style:style>
    <style:style style:name="T548" style:family="text">
      <style:text-properties style:use-window-font-color="true" loext:opacity="0%" style:text-position="sub 58%" style:font-name="Calibri2" fo:font-size="10pt" fo:font-weight="normal" officeooo:rsid="00c87cea" fo:background-color="transparent" loext:char-shading-value="0" style:font-name-asian="Calibri2" style:font-size-asian="8.75pt" style:font-weight-asian="normal" style:font-name-complex="Calibri2" style:font-size-complex="10pt" style:font-weight-complex="normal"/>
    </style:style>
    <style:style style:name="T549" style:family="text">
      <style:text-properties style:use-window-font-color="true" loext:opacity="0%" style:text-position="sub 58%" style:font-name="Calibri2" fo:font-size="10pt"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550" style:family="text">
      <style:text-properties style:use-window-font-color="true" loext:opacity="0%" style:text-position="sub 58%" style:font-name="Calibri2" fo:font-size="10pt"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551" style:family="text">
      <style:text-properties style:use-window-font-color="true" loext:opacity="0%" style:text-position="sub 58%" style:font-name="Calibri2" fo:font-size="10p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552" style:family="text">
      <style:text-properties style:use-window-font-color="true" loext:opacity="0%" style:text-position="sub 58%" style:font-name="Calibri2" fo:font-size="10pt" fo:font-weight="normal" officeooo:rsid="0753b691" fo:background-color="transparent" loext:char-shading-value="0" style:font-name-asian="Calibri2" style:font-size-asian="8.75pt" style:font-weight-asian="normal" style:font-name-complex="Calibri2" style:font-size-complex="10pt" style:font-weight-complex="normal"/>
    </style:style>
    <style:style style:name="T553" style:family="text">
      <style:text-properties style:use-window-font-color="true" loext:opacity="0%" style:text-position="sub 58%" style:font-name="Calibri2" fo:font-size="10pt" fo:font-weight="normal" officeooo:rsid="0104d511" fo:background-color="transparent" loext:char-shading-value="0" style:font-name-asian="Calibri2" style:font-size-asian="8.75pt" style:font-weight-asian="normal" style:font-name-complex="Calibri2" style:font-size-complex="10pt" style:font-weight-complex="normal"/>
    </style:style>
    <style:style style:name="T554" style:family="text">
      <style:text-properties style:use-window-font-color="true" loext:opacity="0%" style:text-position="sub 58%" style:font-name="Calibri2" fo:font-size="10pt" fo:font-weight="normal" officeooo:rsid="0109a447" fo:background-color="transparent" loext:char-shading-value="0" style:font-name-asian="Calibri2" style:font-size-asian="8.75pt" style:font-weight-asian="normal" style:font-name-complex="Calibri2" style:font-size-complex="10pt" style:font-weight-complex="normal"/>
    </style:style>
    <style:style style:name="T555" style:family="text">
      <style:text-properties style:use-window-font-color="true" loext:opacity="0%" style:text-position="sub 58%" style:font-name="Calibri2" fo:font-size="10pt" fo:font-weight="normal" officeooo:rsid="017cb598" fo:background-color="transparent" loext:char-shading-value="0" style:font-name-asian="Calibri2" style:font-size-asian="8.75pt" style:font-weight-asian="normal" style:font-name-complex="Calibri2" style:font-size-complex="10pt" style:font-weight-complex="normal"/>
    </style:style>
    <style:style style:name="T556" style:family="text">
      <style:text-properties style:use-window-font-color="true" loext:opacity="0%" style:text-position="sub 58%" style:font-name="Calibri2" fo:font-size="10pt" fo:font-weight="normal" officeooo:rsid="01875af8" fo:background-color="transparent" loext:char-shading-value="0" style:font-name-asian="Calibri2" style:font-size-asian="8.75pt" style:font-weight-asian="normal" style:font-name-complex="Calibri2" style:font-size-complex="10pt" style:font-weight-complex="normal"/>
    </style:style>
    <style:style style:name="T557" style:family="text">
      <style:text-properties style:use-window-font-color="true" loext:opacity="0%" style:text-position="sub 58%"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558" style:family="text">
      <style:text-properties style:use-window-font-color="true" loext:opacity="0%" style:text-position="sub 58%" style:font-name="Calibri2" fo:font-size="10pt" fo:font-weight="normal" officeooo:rsid="0882ca44" fo:background-color="transparent" loext:char-shading-value="0" style:font-name-asian="Calibri2" style:font-size-asian="8.75pt" style:font-weight-asian="normal" style:font-name-complex="Calibri2" style:font-size-complex="10pt" style:font-weight-complex="normal"/>
    </style:style>
    <style:style style:name="T559" style:family="text">
      <style:text-properties style:use-window-font-color="true" loext:opacity="0%" style:text-position="sub 58%" style:font-name="Calibri2" fo:font-size="10pt" fo:font-weight="bold" fo:background-color="transparent" loext:char-shading-value="0" style:font-name-asian="Calibri2" style:font-size-asian="10pt" style:font-weight-asian="bold" style:font-name-complex="Calibri2" style:font-size-complex="10pt" style:font-weight-complex="bold"/>
    </style:style>
    <style:style style:name="T560" style:family="text">
      <style:text-properties style:use-window-font-color="true" loext:opacity="0%" style:text-position="sub 58%" style:font-name="Calibri2" fo:font-size="10pt" style:text-underline-style="solid" style:text-underline-width="auto" style:text-underline-color="font-color"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561" style:family="text">
      <style:text-properties style:use-window-font-color="true" loext:opacity="0%" style:text-position="sub 58%" style:font-name="Calibri2" fo:font-size="10pt" fo:language="it" fo:country="IT" fo:font-weight="normal" officeooo:rsid="015aadc3" fo:background-color="transparent" loext:char-shading-value="0" style:font-name-asian="Calibri2" style:font-size-asian="8.75pt" style:font-weight-asian="normal" style:font-name-complex="Calibri2" style:font-size-complex="10pt" style:font-weight-complex="normal"/>
    </style:style>
    <style:style style:name="T562" style:family="text">
      <style:text-properties style:use-window-font-color="true" loext:opacity="0%" style:text-position="sub 58%" style:font-name="Calibri2" fo:font-size="11pt" fo:font-weight="normal" officeooo:rsid="08719c69" fo:background-color="transparent" loext:char-shading-value="0" style:font-name-asian="Calibri2" style:font-size-asian="11pt" style:font-weight-asian="normal" style:font-name-complex="Calibri2" style:font-size-complex="11pt" style:font-weight-complex="normal"/>
    </style:style>
    <style:style style:name="T563" style:family="text">
      <style:text-properties style:use-window-font-color="true" loext:opacity="0%" style:text-position="super 58%" style:font-name="Calibri2" fo:font-size="10pt" fo:font-weight="normal" fo:background-color="transparent" loext:char-shading-value="0" style:font-name-asian="Calibri2" style:font-size-asian="10pt" style:font-name-complex="Calibri2" style:font-size-complex="10pt"/>
    </style:style>
    <style:style style:name="T564" style:family="text">
      <style:text-properties style:use-window-font-color="true" loext:opacity="0%" style:text-position="super 58%" style:font-name="Calibri2" fo:font-size="10pt" fo:font-weight="normal" officeooo:rsid="075a1e8b" fo:background-color="transparent" loext:char-shading-value="0" style:font-name-asian="Calibri2" style:font-size-asian="8.75pt" style:font-weight-asian="normal" style:font-name-complex="Calibri2" style:font-size-complex="10pt" style:font-weight-complex="normal"/>
    </style:style>
    <style:style style:name="T565" style:family="text">
      <style:text-properties style:use-window-font-color="true" loext:opacity="0%" style:text-position="super 58%" style:font-name="Calibri2" fo:font-size="10pt" fo:font-weight="normal" officeooo:rsid="07c87da3" fo:background-color="transparent" loext:char-shading-value="0" style:font-name-asian="Calibri2" style:font-size-asian="8.75pt" style:font-weight-asian="normal" style:font-name-complex="Calibri2" style:font-size-complex="10pt" style:font-weight-complex="normal"/>
    </style:style>
    <style:style style:name="T566" style:family="text">
      <style:text-properties style:use-window-font-color="true" loext:opacity="0%" style:text-position="0% 100%" style:font-name="Calibri2" fo:font-size="10pt" fo:font-weight="normal" fo:background-color="transparent" loext:char-shading-value="0" style:font-name-asian="Calibri2" style:font-size-asian="8.75pt" style:font-weight-asian="normal" style:font-name-complex="Calibri2" style:font-size-complex="10pt" style:font-weight-complex="normal"/>
    </style:style>
    <style:style style:name="T567" style:family="text">
      <style:text-properties style:use-window-font-color="true" loext:opacity="0%" style:text-position="0% 100%" style:font-name="Calibri2" fo:font-size="10pt" fo:font-weight="normal" officeooo:rsid="02aee07d" fo:background-color="transparent" loext:char-shading-value="0" style:font-name-asian="Calibri2" style:font-size-asian="8.75pt" style:font-weight-asian="normal" style:font-name-complex="Calibri2" style:font-size-complex="10pt" style:font-weight-complex="normal"/>
    </style:style>
    <style:style style:name="T568" style:family="text">
      <style:text-properties style:use-window-font-color="true" loext:opacity="0%" style:text-position="0% 100%" style:font-name="Calibri2" fo:font-size="10pt" fo:font-weight="normal" officeooo:rsid="02b4ac01" fo:background-color="transparent" loext:char-shading-value="0" style:font-name-asian="Calibri2" style:font-size-asian="8.75pt" style:font-weight-asian="normal" style:font-name-complex="Calibri2" style:font-size-complex="10pt" style:font-weight-complex="normal"/>
    </style:style>
    <style:style style:name="T569" style:family="text">
      <style:text-properties style:use-window-font-color="true" loext:opacity="0%" style:text-position="0% 100%" style:font-name="Calibri2" fo:font-size="10pt" fo:font-weight="normal" officeooo:rsid="02b504ec" fo:background-color="transparent" loext:char-shading-value="0" style:font-name-asian="Calibri2" style:font-size-asian="8.75pt" style:font-weight-asian="normal" style:font-name-complex="Calibri2" style:font-size-complex="10pt" style:font-weight-complex="normal"/>
    </style:style>
    <style:style style:name="T570" style:family="text">
      <style:text-properties style:use-window-font-color="true" loext:opacity="0%" style:text-position="0% 100%" style:font-name="Calibri2" fo:font-size="10pt" fo:font-weight="normal" officeooo:rsid="02b70744" fo:background-color="transparent" loext:char-shading-value="0" style:font-name-asian="Calibri2" style:font-size-asian="8.75pt" style:font-weight-asian="normal" style:font-name-complex="Calibri2" style:font-size-complex="10pt" style:font-weight-complex="normal"/>
    </style:style>
    <style:style style:name="T571" style:family="text">
      <style:text-properties style:use-window-font-color="true" loext:opacity="0%" style:text-position="0% 100%" style:font-name="Calibri2" fo:font-size="10pt" fo:font-weight="normal" officeooo:rsid="02b5f160" fo:background-color="transparent" loext:char-shading-value="0" style:font-name-asian="Calibri2" style:font-size-asian="8.75pt" style:font-weight-asian="normal" style:font-name-complex="Calibri2" style:font-size-complex="10pt" style:font-weight-complex="normal"/>
    </style:style>
    <style:style style:name="T572" style:family="text">
      <style:text-properties style:use-window-font-color="true" loext:opacity="0%" style:text-position="0% 100%" style:font-name="Calibri2" fo:font-size="10pt" fo:font-weight="normal" officeooo:rsid="02b8473f" fo:background-color="transparent" loext:char-shading-value="0" style:font-name-asian="Calibri2" style:font-size-asian="8.75pt" style:font-weight-asian="normal" style:font-name-complex="Calibri2" style:font-size-complex="10pt" style:font-weight-complex="normal"/>
    </style:style>
    <style:style style:name="T573" style:family="text">
      <style:text-properties style:use-window-font-color="true" loext:opacity="0%" style:text-position="0% 100%" style:font-name="Calibri2" fo:font-size="10pt" fo:font-weight="normal" officeooo:rsid="02b8a36a" fo:background-color="transparent" loext:char-shading-value="0" style:font-name-asian="Calibri2" style:font-size-asian="8.75pt" style:font-weight-asian="normal" style:font-name-complex="Calibri2" style:font-size-complex="10pt" style:font-weight-complex="normal"/>
    </style:style>
    <style:style style:name="T574" style:family="text">
      <style:text-properties style:use-window-font-color="true" loext:opacity="0%" style:text-position="0% 100%" style:font-name="Calibri2" fo:font-size="10pt" fo:font-weight="normal" officeooo:rsid="02bbdb15" fo:background-color="transparent" loext:char-shading-value="0" style:font-name-asian="Calibri2" style:font-size-asian="8.75pt" style:font-weight-asian="normal" style:font-name-complex="Calibri2" style:font-size-complex="10pt" style:font-weight-complex="normal"/>
    </style:style>
    <style:style style:name="T575" style:family="text">
      <style:text-properties style:use-window-font-color="true" loext:opacity="0%" style:text-position="0% 100%"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576" style:family="text">
      <style:text-properties style:use-window-font-color="true" loext:opacity="0%" style:text-position="0% 100%" style:font-name="Calibri2" fo:font-size="10pt" fo:font-weight="normal" officeooo:rsid="02b984a8" fo:background-color="transparent" loext:char-shading-value="0" style:font-name-asian="Calibri2" style:font-size-asian="8.75pt" style:font-weight-asian="normal" style:font-name-complex="Calibri2" style:font-size-complex="10pt" style:font-weight-complex="normal"/>
    </style:style>
    <style:style style:name="T577" style:family="text">
      <style:text-properties style:use-window-font-color="true" loext:opacity="0%" style:text-position="0% 100%" style:font-name="Calibri2" fo:font-size="10pt" fo:font-weight="normal" officeooo:rsid="02bd4b89" fo:background-color="transparent" loext:char-shading-value="0" style:font-name-asian="Calibri2" style:font-size-asian="8.75pt" style:font-weight-asian="normal" style:font-name-complex="Calibri2" style:font-size-complex="10pt" style:font-weight-complex="normal"/>
    </style:style>
    <style:style style:name="T578" style:family="text">
      <style:text-properties style:use-window-font-color="true" loext:opacity="0%" style:text-position="0% 100%" style:font-name="Calibri2" fo:font-size="10pt" fo:font-weight="normal" officeooo:rsid="02bf313b" fo:background-color="transparent" loext:char-shading-value="0" style:font-name-asian="Calibri2" style:font-size-asian="8.75pt" style:font-weight-asian="normal" style:font-name-complex="Calibri2" style:font-size-complex="10pt" style:font-weight-complex="normal"/>
    </style:style>
    <style:style style:name="T579" style:family="text">
      <style:text-properties style:use-window-font-color="true" loext:opacity="0%" style:text-position="0% 100%" style:font-name="Calibri2" fo:font-size="10pt" fo:font-weight="normal" officeooo:rsid="02c398c3" fo:background-color="transparent" loext:char-shading-value="0" style:font-name-asian="Calibri2" style:font-size-asian="8.75pt" style:font-weight-asian="normal" style:font-name-complex="Calibri2" style:font-size-complex="10pt" style:font-weight-complex="normal"/>
    </style:style>
    <style:style style:name="T580" style:family="text">
      <style:text-properties style:use-window-font-color="true" loext:opacity="0%" style:text-position="0% 100%" style:font-name="Calibri2" fo:font-size="10pt" fo:font-weight="normal" officeooo:rsid="02c53f3b" fo:background-color="transparent" loext:char-shading-value="0" style:font-name-asian="Calibri2" style:font-size-asian="8.75pt" style:font-weight-asian="normal" style:font-name-complex="Calibri2" style:font-size-complex="10pt" style:font-weight-complex="normal"/>
    </style:style>
    <style:style style:name="T581" style:family="text">
      <style:text-properties style:use-window-font-color="true" loext:opacity="0%" style:text-position="0% 100%" style:font-name="Calibri2" fo:font-size="10pt" fo:font-weight="normal" officeooo:rsid="02c58be6" fo:background-color="transparent" loext:char-shading-value="0" style:font-name-asian="Calibri2" style:font-size-asian="8.75pt" style:font-weight-asian="normal" style:font-name-complex="Calibri2" style:font-size-complex="10pt" style:font-weight-complex="normal"/>
    </style:style>
    <style:style style:name="T582" style:family="text">
      <style:text-properties style:use-window-font-color="true" loext:opacity="0%" style:text-position="0% 100%" style:font-name="Calibri2" fo:font-size="10pt" fo:font-weight="normal" officeooo:rsid="02c6d3ab" fo:background-color="transparent" loext:char-shading-value="0" style:font-name-asian="Calibri2" style:font-size-asian="8.75pt" style:font-weight-asian="normal" style:font-name-complex="Calibri2" style:font-size-complex="10pt" style:font-weight-complex="normal"/>
    </style:style>
    <style:style style:name="T583" style:family="text">
      <style:text-properties style:use-window-font-color="true" loext:opacity="0%" style:text-position="0% 100%" style:font-name="Calibri2" fo:font-size="10pt" fo:font-weight="normal" officeooo:rsid="02c8961e" fo:background-color="transparent" loext:char-shading-value="0" style:font-name-asian="Calibri2" style:font-size-asian="8.75pt" style:font-weight-asian="normal" style:font-name-complex="Calibri2" style:font-size-complex="10pt" style:font-weight-complex="normal"/>
    </style:style>
    <style:style style:name="T584" style:family="text">
      <style:text-properties style:use-window-font-color="true" loext:opacity="0%" style:text-position="0% 100%" style:font-name="Calibri2" fo:font-size="10pt" fo:font-weight="normal" officeooo:rsid="02ca3313" fo:background-color="transparent" loext:char-shading-value="0" style:font-name-asian="Calibri2" style:font-size-asian="8.75pt" style:font-weight-asian="normal" style:font-name-complex="Calibri2" style:font-size-complex="10pt" style:font-weight-complex="normal"/>
    </style:style>
    <style:style style:name="T585" style:family="text">
      <style:text-properties style:use-window-font-color="true" loext:opacity="0%" style:text-position="0% 100%" style:font-name="Calibri2" fo:font-size="10pt" fo:font-weight="normal" officeooo:rsid="02cb6107" fo:background-color="transparent" loext:char-shading-value="0" style:font-name-asian="Calibri2" style:font-size-asian="8.75pt" style:font-weight-asian="normal" style:font-name-complex="Calibri2" style:font-size-complex="10pt" style:font-weight-complex="normal"/>
    </style:style>
    <style:style style:name="T586" style:family="text">
      <style:text-properties style:use-window-font-color="true" loext:opacity="0%" style:text-position="0% 100%" style:font-name="Calibri2" fo:font-size="10pt" fo:font-weight="normal" officeooo:rsid="00bcc95c" fo:background-color="transparent" loext:char-shading-value="0" style:font-name-asian="Calibri2" style:font-size-asian="8.75pt" style:font-weight-asian="normal" style:font-name-complex="Calibri2" style:font-size-complex="10pt" style:font-weight-complex="normal"/>
    </style:style>
    <style:style style:name="T587" style:family="text">
      <style:text-properties style:use-window-font-color="true" loext:opacity="0%" style:text-position="0% 100%" style:font-name="Calibri2" fo:font-size="10pt" fo:font-weight="normal" officeooo:rsid="06eedd5c" fo:background-color="transparent" loext:char-shading-value="0" style:font-name-asian="Calibri2" style:font-size-asian="8.75pt" style:font-weight-asian="normal" style:font-name-complex="Calibri2" style:font-size-complex="10pt" style:font-weight-complex="normal"/>
    </style:style>
    <style:style style:name="T588" style:family="text">
      <style:text-properties style:use-window-font-color="true" loext:opacity="0%" style:text-position="0% 100%" style:font-name="Calibri2" fo:font-size="10pt" fo:font-weight="normal" officeooo:rsid="06efa028" fo:background-color="transparent" loext:char-shading-value="0" style:font-name-asian="Calibri2" style:font-size-asian="8.75pt" style:font-weight-asian="normal" style:font-name-complex="Calibri2" style:font-size-complex="10pt" style:font-weight-complex="normal"/>
    </style:style>
    <style:style style:name="T589" style:family="text">
      <style:text-properties style:use-window-font-color="true" loext:opacity="0%" style:text-position="0% 100%" style:font-name="Calibri2" fo:font-size="10pt" fo:font-weight="normal" officeooo:rsid="00bd6209" fo:background-color="transparent" loext:char-shading-value="0" style:font-name-asian="Calibri2" style:font-size-asian="8.75pt" style:font-weight-asian="normal" style:font-name-complex="Calibri2" style:font-size-complex="10pt" style:font-weight-complex="normal"/>
    </style:style>
    <style:style style:name="T590" style:family="text">
      <style:text-properties style:use-window-font-color="true" loext:opacity="0%" style:text-position="0% 100%" style:font-name="Calibri2" fo:font-size="10pt" fo:font-weight="normal" officeooo:rsid="00bdf52a" fo:background-color="transparent" loext:char-shading-value="0" style:font-name-asian="Calibri2" style:font-size-asian="8.75pt" style:font-weight-asian="normal" style:font-name-complex="Calibri2" style:font-size-complex="10pt" style:font-weight-complex="normal"/>
    </style:style>
    <style:style style:name="T591" style:family="text">
      <style:text-properties style:use-window-font-color="true" loext:opacity="0%" style:text-position="0% 100%" style:font-name="Calibri2" fo:font-size="10pt" fo:font-weight="normal" officeooo:rsid="00b9656c" fo:background-color="transparent" loext:char-shading-value="0" style:font-name-asian="Calibri2" style:font-size-asian="8.75pt" style:font-weight-asian="normal" style:font-name-complex="Calibri2" style:font-size-complex="10pt" style:font-weight-complex="normal"/>
    </style:style>
    <style:style style:name="T592" style:family="text">
      <style:text-properties style:use-window-font-color="true" loext:opacity="0%" style:text-position="0% 100%" style:font-name="Calibri2" fo:font-size="10pt" fo:font-weight="normal" officeooo:rsid="00bf715a" fo:background-color="transparent" loext:char-shading-value="0" style:font-name-asian="Calibri2" style:font-size-asian="8.75pt" style:font-weight-asian="normal" style:font-name-complex="Calibri2" style:font-size-complex="10pt" style:font-weight-complex="normal"/>
    </style:style>
    <style:style style:name="T593" style:family="text">
      <style:text-properties style:use-window-font-color="true" loext:opacity="0%" style:text-position="0% 100%" style:font-name="Calibri2" fo:font-size="10pt" fo:font-weight="normal" officeooo:rsid="00b345ab" fo:background-color="transparent" loext:char-shading-value="0" style:font-name-asian="Calibri2" style:font-size-asian="8.75pt" style:font-weight-asian="normal" style:font-name-complex="Calibri2" style:font-size-complex="10pt" style:font-weight-complex="normal"/>
    </style:style>
    <style:style style:name="T594" style:family="text">
      <style:text-properties style:use-window-font-color="true" loext:opacity="0%" style:text-position="0% 100%" style:font-name="Calibri2" fo:font-size="10pt" fo:font-weight="normal" officeooo:rsid="00bfc7ec" fo:background-color="transparent" loext:char-shading-value="0" style:font-name-asian="Calibri2" style:font-size-asian="8.75pt" style:font-weight-asian="normal" style:font-name-complex="Calibri2" style:font-size-complex="10pt" style:font-weight-complex="normal"/>
    </style:style>
    <style:style style:name="T595" style:family="text">
      <style:text-properties style:use-window-font-color="true" loext:opacity="0%" style:text-position="0% 100%" style:font-name="Calibri2" fo:font-size="10pt" fo:font-weight="normal" officeooo:rsid="00bff502" fo:background-color="transparent" loext:char-shading-value="0" style:font-name-asian="Calibri2" style:font-size-asian="8.75pt" style:font-weight-asian="normal" style:font-name-complex="Calibri2" style:font-size-complex="10pt" style:font-weight-complex="normal"/>
    </style:style>
    <style:style style:name="T596" style:family="text">
      <style:text-properties style:use-window-font-color="true" loext:opacity="0%" style:text-position="0% 100%" style:font-name="Calibri2" fo:font-size="10pt" fo:font-weight="normal" officeooo:rsid="00c0f594" fo:background-color="transparent" loext:char-shading-value="0" style:font-name-asian="Calibri2" style:font-size-asian="8.75pt" style:font-weight-asian="normal" style:font-name-complex="Calibri2" style:font-size-complex="10pt" style:font-weight-complex="normal"/>
    </style:style>
    <style:style style:name="T597" style:family="text">
      <style:text-properties style:use-window-font-color="true" loext:opacity="0%" style:text-position="0% 100%" style:font-name="Calibri2" fo:font-size="10pt" fo:font-weight="normal" officeooo:rsid="071960a1" fo:background-color="transparent" loext:char-shading-value="0" style:font-name-asian="Calibri2" style:font-size-asian="8.75pt" style:font-weight-asian="normal" style:font-name-complex="Calibri2" style:font-size-complex="10pt" style:font-weight-complex="normal"/>
    </style:style>
    <style:style style:name="T598" style:family="text">
      <style:text-properties style:use-window-font-color="true" loext:opacity="0%" style:text-position="0% 100%" style:font-name="Calibri2" fo:font-size="10pt" fo:font-weight="normal" officeooo:rsid="071a0cf5" fo:background-color="transparent" loext:char-shading-value="0" style:font-name-asian="Calibri2" style:font-size-asian="8.75pt" style:font-weight-asian="normal" style:font-name-complex="Calibri2" style:font-size-complex="10pt" style:font-weight-complex="normal"/>
    </style:style>
    <style:style style:name="T599" style:family="text">
      <style:text-properties style:use-window-font-color="true" loext:opacity="0%" style:text-position="0% 100%" style:font-name="Calibri2" fo:font-size="10pt" fo:font-weight="normal" officeooo:rsid="00c2dc1b" fo:background-color="transparent" loext:char-shading-value="0" style:font-name-asian="Calibri2" style:font-size-asian="8.75pt" style:font-weight-asian="normal" style:font-name-complex="Calibri2" style:font-size-complex="10pt" style:font-weight-complex="normal"/>
    </style:style>
    <style:style style:name="T600" style:family="text">
      <style:text-properties style:use-window-font-color="true" loext:opacity="0%" style:text-position="0% 100%" style:font-name="Calibri2" fo:font-size="10pt" fo:font-weight="normal" officeooo:rsid="00c49a5a" fo:background-color="transparent" loext:char-shading-value="0" style:font-name-asian="Calibri2" style:font-size-asian="8.75pt" style:font-weight-asian="normal" style:font-name-complex="Calibri2" style:font-size-complex="10pt" style:font-weight-complex="normal"/>
    </style:style>
    <style:style style:name="T601" style:family="text">
      <style:text-properties style:use-window-font-color="true" loext:opacity="0%" style:text-position="0% 100%" style:font-name="Calibri2" fo:font-size="10pt" fo:font-weight="normal" officeooo:rsid="00a71d34" fo:background-color="transparent" loext:char-shading-value="0" style:font-name-asian="Calibri2" style:font-size-asian="8.75pt" style:font-weight-asian="normal" style:font-name-complex="Calibri2" style:font-size-complex="10pt" style:font-weight-complex="normal"/>
    </style:style>
    <style:style style:name="T602" style:family="text">
      <style:text-properties style:use-window-font-color="true" loext:opacity="0%" style:text-position="0% 100%" style:font-name="Calibri2" fo:font-size="10pt" fo:font-weight="normal" officeooo:rsid="071d0702" fo:background-color="transparent" loext:char-shading-value="0" style:font-name-asian="Calibri2" style:font-size-asian="8.75pt" style:font-weight-asian="normal" style:font-name-complex="Calibri2" style:font-size-complex="10pt" style:font-weight-complex="normal"/>
    </style:style>
    <style:style style:name="T603" style:family="text">
      <style:text-properties style:use-window-font-color="true" loext:opacity="0%" style:text-position="0% 100%" style:font-name="Calibri2" fo:font-size="10pt" fo:font-weight="normal" officeooo:rsid="071e6494" fo:background-color="transparent" loext:char-shading-value="0" style:font-name-asian="Calibri2" style:font-size-asian="8.75pt" style:font-weight-asian="normal" style:font-name-complex="Calibri2" style:font-size-complex="10pt" style:font-weight-complex="normal"/>
    </style:style>
    <style:style style:name="T604" style:family="text">
      <style:text-properties style:use-window-font-color="true" loext:opacity="0%" style:text-position="0% 100%" style:font-name="Calibri2" fo:font-size="10pt" fo:font-weight="normal" officeooo:rsid="00a65dc9" fo:background-color="transparent" loext:char-shading-value="0" style:font-name-asian="Calibri2" style:font-size-asian="8.75pt" style:font-weight-asian="normal" style:font-name-complex="Calibri2" style:font-size-complex="10pt" style:font-weight-complex="normal"/>
    </style:style>
    <style:style style:name="T605" style:family="text">
      <style:text-properties style:use-window-font-color="true" loext:opacity="0%" style:text-position="0% 100%" style:font-name="Calibri2" fo:font-size="10pt" fo:font-weight="normal" officeooo:rsid="00c63563" fo:background-color="transparent" loext:char-shading-value="0" style:font-name-asian="Calibri2" style:font-size-asian="8.75pt" style:font-weight-asian="normal" style:font-name-complex="Calibri2" style:font-size-complex="10pt" style:font-weight-complex="normal"/>
    </style:style>
    <style:style style:name="T606" style:family="text">
      <style:text-properties style:use-window-font-color="true" loext:opacity="0%" style:text-position="0% 100%" style:font-name="Calibri2" fo:font-size="10pt" fo:font-weight="normal" officeooo:rsid="00c80117" fo:background-color="transparent" loext:char-shading-value="0" style:font-name-asian="Calibri2" style:font-size-asian="8.75pt" style:font-weight-asian="normal" style:font-name-complex="Calibri2" style:font-size-complex="10pt" style:font-weight-complex="normal"/>
    </style:style>
    <style:style style:name="T607" style:family="text">
      <style:text-properties style:use-window-font-color="true" loext:opacity="0%" style:text-position="0% 100%" style:font-name="Calibri2" fo:font-size="10pt" fo:font-weight="normal" officeooo:rsid="00c87cea" fo:background-color="transparent" loext:char-shading-value="0" style:font-name-asian="Calibri2" style:font-size-asian="8.75pt" style:font-weight-asian="normal" style:font-name-complex="Calibri2" style:font-size-complex="10pt" style:font-weight-complex="normal"/>
    </style:style>
    <style:style style:name="T608" style:family="text">
      <style:text-properties style:use-window-font-color="true" loext:opacity="0%" style:text-position="0% 100%" style:font-name="Calibri2" fo:font-size="10pt"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609" style:family="text">
      <style:text-properties style:use-window-font-color="true" loext:opacity="0%" style:text-position="0% 100%" style:font-name="Calibri2" fo:font-size="10pt"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610" style:family="text">
      <style:text-properties style:use-window-font-color="true" loext:opacity="0%" style:text-position="0% 100%" style:font-name="Calibri2" fo:font-size="10pt" fo:font-weight="normal" officeooo:rsid="07219722" fo:background-color="transparent" loext:char-shading-value="0" style:font-name-asian="Calibri2" style:font-size-asian="8.75pt" style:font-weight-asian="normal" style:font-name-complex="Calibri2" style:font-size-complex="10pt" style:font-weight-complex="normal"/>
    </style:style>
    <style:style style:name="T611" style:family="text">
      <style:text-properties style:use-window-font-color="true" loext:opacity="0%" style:text-position="0% 100%" style:font-name="Calibri2" fo:font-size="10pt" fo:font-weight="normal" officeooo:rsid="07233de5" fo:background-color="transparent" loext:char-shading-value="0" style:font-name-asian="Calibri2" style:font-size-asian="8.75pt" style:font-weight-asian="normal" style:font-name-complex="Calibri2" style:font-size-complex="10pt" style:font-weight-complex="normal"/>
    </style:style>
    <style:style style:name="T612" style:family="text">
      <style:text-properties style:use-window-font-color="true" loext:opacity="0%" style:text-position="0% 100%" style:font-name="Calibri2" fo:font-size="10pt" fo:font-weight="normal" officeooo:rsid="07235017" fo:background-color="transparent" loext:char-shading-value="0" style:font-name-asian="Calibri2" style:font-size-asian="8.75pt" style:font-weight-asian="normal" style:font-name-complex="Calibri2" style:font-size-complex="10pt" style:font-weight-complex="normal"/>
    </style:style>
    <style:style style:name="T613" style:family="text">
      <style:text-properties style:use-window-font-color="true" loext:opacity="0%" style:text-position="0% 100%" style:font-name="Calibri2" fo:font-size="10pt" fo:font-weight="normal" officeooo:rsid="0723fa03" fo:background-color="transparent" loext:char-shading-value="0" style:font-name-asian="Calibri2" style:font-size-asian="8.75pt" style:font-weight-asian="normal" style:font-name-complex="Calibri2" style:font-size-complex="10pt" style:font-weight-complex="normal"/>
    </style:style>
    <style:style style:name="T614" style:family="text">
      <style:text-properties style:use-window-font-color="true" loext:opacity="0%" style:text-position="0% 100%" style:font-name="Calibri2" fo:font-size="10pt" fo:font-weight="normal" officeooo:rsid="07250c2b" fo:background-color="transparent" loext:char-shading-value="0" style:font-name-asian="Calibri2" style:font-size-asian="8.75pt" style:font-weight-asian="normal" style:font-name-complex="Calibri2" style:font-size-complex="10pt" style:font-weight-complex="normal"/>
    </style:style>
    <style:style style:name="T615" style:family="text">
      <style:text-properties style:use-window-font-color="true" loext:opacity="0%" style:text-position="0% 100%" style:font-name="Calibri2" fo:font-size="10pt" fo:font-weight="normal" officeooo:rsid="072556fa" fo:background-color="transparent" loext:char-shading-value="0" style:font-name-asian="Calibri2" style:font-size-asian="8.75pt" style:font-weight-asian="normal" style:font-name-complex="Calibri2" style:font-size-complex="10pt" style:font-weight-complex="normal"/>
    </style:style>
    <style:style style:name="T616" style:family="text">
      <style:text-properties style:use-window-font-color="true" loext:opacity="0%" style:text-position="0% 100%" style:font-name="Calibri2" fo:font-size="10pt" fo:font-weight="normal" officeooo:rsid="07293d34" fo:background-color="transparent" loext:char-shading-value="0" style:font-name-asian="Calibri2" style:font-size-asian="8.75pt" style:font-weight-asian="normal" style:font-name-complex="Calibri2" style:font-size-complex="10pt" style:font-weight-complex="normal"/>
    </style:style>
    <style:style style:name="T617" style:family="text">
      <style:text-properties style:use-window-font-color="true" loext:opacity="0%" style:text-position="0% 100%" style:font-name="Calibri2" fo:font-size="10pt" fo:font-weight="normal" officeooo:rsid="00ccc776" fo:background-color="transparent" loext:char-shading-value="0" style:font-name-asian="Calibri2" style:font-size-asian="8.75pt" style:font-weight-asian="normal" style:font-name-complex="Calibri2" style:font-size-complex="10pt" style:font-weight-complex="normal"/>
    </style:style>
    <style:style style:name="T618" style:family="text">
      <style:text-properties style:use-window-font-color="true" loext:opacity="0%" style:text-position="0% 100%" style:font-name="Calibri2" fo:font-size="10pt" fo:font-weight="normal" officeooo:rsid="00ce05e7" fo:background-color="transparent" loext:char-shading-value="0" style:font-name-asian="Calibri2" style:font-size-asian="8.75pt" style:font-weight-asian="normal" style:font-name-complex="Calibri2" style:font-size-complex="10pt" style:font-weight-complex="normal"/>
    </style:style>
    <style:style style:name="T619" style:family="text">
      <style:text-properties style:use-window-font-color="true" loext:opacity="0%" style:text-position="0% 100%" style:font-name="Calibri2" fo:font-size="10pt" fo:font-weight="normal" officeooo:rsid="00cf1b20" fo:background-color="transparent" loext:char-shading-value="0" style:font-name-asian="Calibri2" style:font-size-asian="8.75pt" style:font-weight-asian="normal" style:font-name-complex="Calibri2" style:font-size-complex="10pt" style:font-weight-complex="normal"/>
    </style:style>
    <style:style style:name="T620" style:family="text">
      <style:text-properties style:use-window-font-color="true" loext:opacity="0%" style:text-position="0% 100%" style:font-name="Calibri2" fo:font-size="10pt" fo:font-weight="normal" officeooo:rsid="00d04752" fo:background-color="transparent" loext:char-shading-value="0" style:font-name-asian="Calibri2" style:font-size-asian="8.75pt" style:font-weight-asian="normal" style:font-name-complex="Calibri2" style:font-size-complex="10pt" style:font-weight-complex="normal"/>
    </style:style>
    <style:style style:name="T621" style:family="text">
      <style:text-properties style:use-window-font-color="true" loext:opacity="0%" style:text-position="0% 100%" style:font-name="Calibri2" fo:font-size="10pt" fo:font-weight="normal" officeooo:rsid="00d0ea1c" fo:background-color="transparent" loext:char-shading-value="0" style:font-name-asian="Calibri2" style:font-size-asian="8.75pt" style:font-weight-asian="normal" style:font-name-complex="Calibri2" style:font-size-complex="10pt" style:font-weight-complex="normal"/>
    </style:style>
    <style:style style:name="T622" style:family="text">
      <style:text-properties style:use-window-font-color="true" loext:opacity="0%" style:text-position="0% 100%" style:font-name="Calibri2" fo:font-size="10pt" fo:font-weight="normal" officeooo:rsid="00d279a1" fo:background-color="transparent" loext:char-shading-value="0" style:font-name-asian="Calibri2" style:font-size-asian="8.75pt" style:font-weight-asian="normal" style:font-name-complex="Calibri2" style:font-size-complex="10pt" style:font-weight-complex="normal"/>
    </style:style>
    <style:style style:name="T623" style:family="text">
      <style:text-properties style:use-window-font-color="true" loext:opacity="0%" style:text-position="0% 100%" style:font-name="Calibri2" fo:font-size="10pt" fo:font-weight="normal" officeooo:rsid="00d36d3c" fo:background-color="transparent" loext:char-shading-value="0" style:font-name-asian="Calibri2" style:font-size-asian="8.75pt" style:font-weight-asian="normal" style:font-name-complex="Calibri2" style:font-size-complex="10pt" style:font-weight-complex="normal"/>
    </style:style>
    <style:style style:name="T624" style:family="text">
      <style:text-properties style:use-window-font-color="true" loext:opacity="0%" style:text-position="0% 100%" style:font-name="Calibri2" fo:font-size="10pt" fo:font-weight="normal" officeooo:rsid="00d37f37" fo:background-color="transparent" loext:char-shading-value="0" style:font-name-asian="Calibri2" style:font-size-asian="8.75pt" style:font-weight-asian="normal" style:font-name-complex="Calibri2" style:font-size-complex="10pt" style:font-weight-complex="normal"/>
    </style:style>
    <style:style style:name="T625" style:family="text">
      <style:text-properties style:use-window-font-color="true" loext:opacity="0%" style:text-position="0% 100%" style:font-name="Calibri2" fo:font-size="10pt" fo:font-weight="normal" officeooo:rsid="00d53fca" fo:background-color="transparent" loext:char-shading-value="0" style:font-name-asian="Calibri2" style:font-size-asian="8.75pt" style:font-weight-asian="normal" style:font-name-complex="Calibri2" style:font-size-complex="10pt" style:font-weight-complex="normal"/>
    </style:style>
    <style:style style:name="T626" style:family="text">
      <style:text-properties style:use-window-font-color="true" loext:opacity="0%" style:text-position="0% 100%" style:font-name="Calibri2" fo:font-size="10pt" fo:font-weight="normal" officeooo:rsid="00d62505" fo:background-color="transparent" loext:char-shading-value="0" style:font-name-asian="Calibri2" style:font-size-asian="8.75pt" style:font-weight-asian="normal" style:font-name-complex="Calibri2" style:font-size-complex="10pt" style:font-weight-complex="normal"/>
    </style:style>
    <style:style style:name="T627" style:family="text">
      <style:text-properties style:use-window-font-color="true" loext:opacity="0%" style:text-position="0% 100%" style:font-name="Calibri2" fo:font-size="10pt" fo:font-weight="normal" officeooo:rsid="00d7d569" fo:background-color="transparent" loext:char-shading-value="0" style:font-name-asian="Calibri2" style:font-size-asian="8.75pt" style:font-weight-asian="normal" style:font-name-complex="Calibri2" style:font-size-complex="10pt" style:font-weight-complex="normal"/>
    </style:style>
    <style:style style:name="T628" style:family="text">
      <style:text-properties style:use-window-font-color="true" loext:opacity="0%" style:text-position="0% 100%" style:font-name="Calibri2" fo:font-size="10pt" fo:font-weight="normal" officeooo:rsid="00d975c3" fo:background-color="transparent" loext:char-shading-value="0" style:font-name-asian="Calibri2" style:font-size-asian="8.75pt" style:font-weight-asian="normal" style:font-name-complex="Calibri2" style:font-size-complex="10pt" style:font-weight-complex="normal"/>
    </style:style>
    <style:style style:name="T629" style:family="text">
      <style:text-properties style:use-window-font-color="true" loext:opacity="0%" style:text-position="0% 100%" style:font-name="Calibri2" fo:font-size="10pt" fo:font-weight="normal" officeooo:rsid="00da51b6" fo:background-color="transparent" loext:char-shading-value="0" style:font-name-asian="Calibri2" style:font-size-asian="8.75pt" style:font-weight-asian="normal" style:font-name-complex="Calibri2" style:font-size-complex="10pt" style:font-weight-complex="normal"/>
    </style:style>
    <style:style style:name="T630" style:family="text">
      <style:text-properties style:use-window-font-color="true" loext:opacity="0%" style:text-position="0% 100%" style:font-name="Calibri2" fo:font-size="10pt" fo:font-weight="normal" officeooo:rsid="00ddc9e8" fo:background-color="transparent" loext:char-shading-value="0" style:font-name-asian="Calibri2" style:font-size-asian="8.75pt" style:font-weight-asian="normal" style:font-name-complex="Calibri2" style:font-size-complex="10pt" style:font-weight-complex="normal"/>
    </style:style>
    <style:style style:name="T631" style:family="text">
      <style:text-properties style:use-window-font-color="true" loext:opacity="0%" style:text-position="0% 100%" style:font-name="Calibri2" fo:font-size="10pt" fo:font-weight="normal" officeooo:rsid="00de5126" fo:background-color="transparent" loext:char-shading-value="0" style:font-name-asian="Calibri2" style:font-size-asian="8.75pt" style:font-weight-asian="normal" style:font-name-complex="Calibri2" style:font-size-complex="10pt" style:font-weight-complex="normal"/>
    </style:style>
    <style:style style:name="T632" style:family="text">
      <style:text-properties style:use-window-font-color="true" loext:opacity="0%" style:text-position="0% 100%" style:font-name="Calibri2" fo:font-size="10pt" fo:font-weight="normal" officeooo:rsid="00e35289" fo:background-color="transparent" loext:char-shading-value="0" style:font-name-asian="Calibri2" style:font-size-asian="8.75pt" style:font-weight-asian="normal" style:font-name-complex="Calibri2" style:font-size-complex="10pt" style:font-weight-complex="normal"/>
    </style:style>
    <style:style style:name="T633" style:family="text">
      <style:text-properties style:use-window-font-color="true" loext:opacity="0%" style:text-position="0% 100%" style:font-name="Calibri2" fo:font-size="10pt" fo:font-weight="normal" officeooo:rsid="00db341d" fo:background-color="transparent" loext:char-shading-value="0" style:font-name-asian="Calibri2" style:font-size-asian="8.75pt" style:font-weight-asian="normal" style:font-name-complex="Calibri2" style:font-size-complex="10pt" style:font-weight-complex="normal"/>
    </style:style>
    <style:style style:name="T634" style:family="text">
      <style:text-properties style:use-window-font-color="true" loext:opacity="0%" style:text-position="0% 100%" style:font-name="Calibri2" fo:font-size="10pt" fo:font-weight="normal" officeooo:rsid="00db724a" fo:background-color="transparent" loext:char-shading-value="0" style:font-name-asian="Calibri2" style:font-size-asian="8.75pt" style:font-weight-asian="normal" style:font-name-complex="Calibri2" style:font-size-complex="10pt" style:font-weight-complex="normal"/>
    </style:style>
    <style:style style:name="T635" style:family="text">
      <style:text-properties style:use-window-font-color="true" loext:opacity="0%" style:text-position="0% 100%" style:font-name="Calibri2" fo:font-size="10pt" fo:font-weight="normal" officeooo:rsid="00df5d0d" fo:background-color="transparent" loext:char-shading-value="0" style:font-name-asian="Calibri2" style:font-size-asian="8.75pt" style:font-weight-asian="normal" style:font-name-complex="Calibri2" style:font-size-complex="10pt" style:font-weight-complex="normal"/>
    </style:style>
    <style:style style:name="T636" style:family="text">
      <style:text-properties style:use-window-font-color="true" loext:opacity="0%" style:text-position="0% 100%" style:font-name="Calibri2" fo:font-size="10pt" fo:font-weight="normal" officeooo:rsid="00dfc042" fo:background-color="transparent" loext:char-shading-value="0" style:font-name-asian="Calibri2" style:font-size-asian="8.75pt" style:font-weight-asian="normal" style:font-name-complex="Calibri2" style:font-size-complex="10pt" style:font-weight-complex="normal"/>
    </style:style>
    <style:style style:name="T637" style:family="text">
      <style:text-properties style:use-window-font-color="true" loext:opacity="0%" style:text-position="0% 100%" style:font-name="Calibri2" fo:font-size="10pt" fo:font-weight="normal" officeooo:rsid="00e2b32b" fo:background-color="transparent" loext:char-shading-value="0" style:font-name-asian="Calibri2" style:font-size-asian="8.75pt" style:font-weight-asian="normal" style:font-name-complex="Calibri2" style:font-size-complex="10pt" style:font-weight-complex="normal"/>
    </style:style>
    <style:style style:name="T638" style:family="text">
      <style:text-properties style:use-window-font-color="true" loext:opacity="0%" style:text-position="0% 100%" style:font-name="Calibri2" fo:font-size="10pt" fo:font-weight="normal" officeooo:rsid="00e100bf" fo:background-color="transparent" loext:char-shading-value="0" style:font-name-asian="Calibri2" style:font-size-asian="8.75pt" style:font-weight-asian="normal" style:font-name-complex="Calibri2" style:font-size-complex="10pt" style:font-weight-complex="normal"/>
    </style:style>
    <style:style style:name="T639" style:family="text">
      <style:text-properties style:use-window-font-color="true" loext:opacity="0%" style:text-position="0% 100%" style:font-name="Calibri2" fo:font-size="10pt" fo:font-weight="normal" officeooo:rsid="072d4a38" fo:background-color="transparent" loext:char-shading-value="0" style:font-name-asian="Calibri2" style:font-size-asian="8.75pt" style:font-weight-asian="normal" style:font-name-complex="Calibri2" style:font-size-complex="10pt" style:font-weight-complex="normal"/>
    </style:style>
    <style:style style:name="T640" style:family="text">
      <style:text-properties style:use-window-font-color="true" loext:opacity="0%" style:text-position="0% 100%" style:font-name="Calibri2" fo:font-size="10pt" fo:font-weight="normal" officeooo:rsid="072e487c" fo:background-color="transparent" loext:char-shading-value="0" style:font-name-asian="Calibri2" style:font-size-asian="8.75pt" style:font-weight-asian="normal" style:font-name-complex="Calibri2" style:font-size-complex="10pt" style:font-weight-complex="normal"/>
    </style:style>
    <style:style style:name="T641" style:family="text">
      <style:text-properties style:use-window-font-color="true" loext:opacity="0%" style:text-position="0% 100%" style:font-name="Calibri2" fo:font-size="10pt" fo:font-weight="normal" officeooo:rsid="07312452" fo:background-color="transparent" loext:char-shading-value="0" style:font-name-asian="Calibri2" style:font-size-asian="8.75pt" style:font-weight-asian="normal" style:font-name-complex="Calibri2" style:font-size-complex="10pt" style:font-weight-complex="normal"/>
    </style:style>
    <style:style style:name="T642" style:family="text">
      <style:text-properties style:use-window-font-color="true" loext:opacity="0%" style:text-position="0% 100%" style:font-name="Calibri2" fo:font-size="10pt" fo:font-weight="normal" officeooo:rsid="07323205" fo:background-color="transparent" loext:char-shading-value="0" style:font-name-asian="Calibri2" style:font-size-asian="8.75pt" style:font-weight-asian="normal" style:font-name-complex="Calibri2" style:font-size-complex="10pt" style:font-weight-complex="normal"/>
    </style:style>
    <style:style style:name="T643" style:family="text">
      <style:text-properties style:use-window-font-color="true" loext:opacity="0%" style:text-position="0% 100%" style:font-name="Calibri2" fo:font-size="10pt" fo:font-weight="normal" officeooo:rsid="0732c923" fo:background-color="transparent" loext:char-shading-value="0" style:font-name-asian="Calibri2" style:font-size-asian="8.75pt" style:font-weight-asian="normal" style:font-name-complex="Calibri2" style:font-size-complex="10pt" style:font-weight-complex="normal"/>
    </style:style>
    <style:style style:name="T644" style:family="text">
      <style:text-properties style:use-window-font-color="true" loext:opacity="0%" style:text-position="0% 100%" style:font-name="Calibri2" fo:font-size="10pt" fo:font-weight="normal" officeooo:rsid="0733a9f7" fo:background-color="transparent" loext:char-shading-value="0" style:font-name-asian="Calibri2" style:font-size-asian="8.75pt" style:font-weight-asian="normal" style:font-name-complex="Calibri2" style:font-size-complex="10pt" style:font-weight-complex="normal"/>
    </style:style>
    <style:style style:name="T645" style:family="text">
      <style:text-properties style:use-window-font-color="true" loext:opacity="0%" style:text-position="0% 100%" style:font-name="Calibri2" fo:font-size="10pt" fo:font-weight="normal" officeooo:rsid="07349af6" fo:background-color="transparent" loext:char-shading-value="0" style:font-name-asian="Calibri2" style:font-size-asian="8.75pt" style:font-weight-asian="normal" style:font-name-complex="Calibri2" style:font-size-complex="10pt" style:font-weight-complex="normal"/>
    </style:style>
    <style:style style:name="T646" style:family="text">
      <style:text-properties style:use-window-font-color="true" loext:opacity="0%" style:text-position="0% 100%" style:font-name="Calibri2" fo:font-size="10pt" fo:font-weight="normal" officeooo:rsid="07360b09" fo:background-color="transparent" loext:char-shading-value="0" style:font-name-asian="Calibri2" style:font-size-asian="8.75pt" style:font-weight-asian="normal" style:font-name-complex="Calibri2" style:font-size-complex="10pt" style:font-weight-complex="normal"/>
    </style:style>
    <style:style style:name="T647" style:family="text">
      <style:text-properties style:use-window-font-color="true" loext:opacity="0%" style:text-position="0% 100%" style:font-name="Calibri2" fo:font-size="10pt" fo:font-weight="normal" officeooo:rsid="07378cd3" fo:background-color="transparent" loext:char-shading-value="0" style:font-name-asian="Calibri2" style:font-size-asian="8.75pt" style:font-weight-asian="normal" style:font-name-complex="Calibri2" style:font-size-complex="10pt" style:font-weight-complex="normal"/>
    </style:style>
    <style:style style:name="T648" style:family="text">
      <style:text-properties style:use-window-font-color="true" loext:opacity="0%" style:text-position="0% 100%" style:font-name="Calibri2" fo:font-size="10pt" fo:font-weight="normal" officeooo:rsid="073956ee" fo:background-color="transparent" loext:char-shading-value="0" style:font-name-asian="Calibri2" style:font-size-asian="8.75pt" style:font-weight-asian="normal" style:font-name-complex="Calibri2" style:font-size-complex="10pt" style:font-weight-complex="normal"/>
    </style:style>
    <style:style style:name="T649" style:family="text">
      <style:text-properties style:use-window-font-color="true" loext:opacity="0%" style:text-position="0% 100%" style:font-name="Calibri2" fo:font-size="10pt" fo:font-weight="normal" officeooo:rsid="073a869e" fo:background-color="transparent" loext:char-shading-value="0" style:font-name-asian="Calibri2" style:font-size-asian="8.75pt" style:font-weight-asian="normal" style:font-name-complex="Calibri2" style:font-size-complex="10pt" style:font-weight-complex="normal"/>
    </style:style>
    <style:style style:name="T650" style:family="text">
      <style:text-properties style:use-window-font-color="true" loext:opacity="0%" style:text-position="0% 100%" style:font-name="Calibri2" fo:font-size="10pt" fo:font-weight="normal" officeooo:rsid="073c4882" fo:background-color="transparent" loext:char-shading-value="0" style:font-name-asian="Calibri2" style:font-size-asian="8.75pt" style:font-weight-asian="normal" style:font-name-complex="Calibri2" style:font-size-complex="10pt" style:font-weight-complex="normal"/>
    </style:style>
    <style:style style:name="T651" style:family="text">
      <style:text-properties style:use-window-font-color="true" loext:opacity="0%" style:text-position="0% 100%" style:font-name="Calibri2" fo:font-size="10pt" fo:font-weight="normal" officeooo:rsid="073d866c" fo:background-color="transparent" loext:char-shading-value="0" style:font-name-asian="Calibri2" style:font-size-asian="8.75pt" style:font-weight-asian="normal" style:font-name-complex="Calibri2" style:font-size-complex="10pt" style:font-weight-complex="normal"/>
    </style:style>
    <style:style style:name="T652" style:family="text">
      <style:text-properties style:use-window-font-color="true" loext:opacity="0%" style:text-position="0% 100%" style:font-name="Calibri2" fo:font-size="10pt" fo:font-weight="normal" officeooo:rsid="073e3e51" fo:background-color="transparent" loext:char-shading-value="0" style:font-name-asian="Calibri2" style:font-size-asian="8.75pt" style:font-weight-asian="normal" style:font-name-complex="Calibri2" style:font-size-complex="10pt" style:font-weight-complex="normal"/>
    </style:style>
    <style:style style:name="T653" style:family="text">
      <style:text-properties style:use-window-font-color="true" loext:opacity="0%" style:text-position="0% 100%" style:font-name="Calibri2" fo:font-size="10pt" fo:font-weight="normal" officeooo:rsid="073f8eae" fo:background-color="transparent" loext:char-shading-value="0" style:font-name-asian="Calibri2" style:font-size-asian="8.75pt" style:font-weight-asian="normal" style:font-name-complex="Calibri2" style:font-size-complex="10pt" style:font-weight-complex="normal"/>
    </style:style>
    <style:style style:name="T654" style:family="text">
      <style:text-properties style:use-window-font-color="true" loext:opacity="0%" style:text-position="0% 100%" style:font-name="Calibri2" fo:font-size="10pt" fo:font-weight="normal" officeooo:rsid="0740cf73" fo:background-color="transparent" loext:char-shading-value="0" style:font-name-asian="Calibri2" style:font-size-asian="8.75pt" style:font-weight-asian="normal" style:font-name-complex="Calibri2" style:font-size-complex="10pt" style:font-weight-complex="normal"/>
    </style:style>
    <style:style style:name="T655" style:family="text">
      <style:text-properties style:use-window-font-color="true" loext:opacity="0%" style:text-position="0% 100%" style:font-name="Calibri2" fo:font-size="10pt" fo:font-weight="normal" officeooo:rsid="074261f5" fo:background-color="transparent" loext:char-shading-value="0" style:font-name-asian="Calibri2" style:font-size-asian="8.75pt" style:font-weight-asian="normal" style:font-name-complex="Calibri2" style:font-size-complex="10pt" style:font-weight-complex="normal"/>
    </style:style>
    <style:style style:name="T656" style:family="text">
      <style:text-properties style:use-window-font-color="true" loext:opacity="0%" style:text-position="0% 100%" style:font-name="Calibri2" fo:font-size="10pt" fo:font-weight="normal" officeooo:rsid="0742f7a0" fo:background-color="transparent" loext:char-shading-value="0" style:font-name-asian="Calibri2" style:font-size-asian="8.75pt" style:font-weight-asian="normal" style:font-name-complex="Calibri2" style:font-size-complex="10pt" style:font-weight-complex="normal"/>
    </style:style>
    <style:style style:name="T657" style:family="text">
      <style:text-properties style:use-window-font-color="true" loext:opacity="0%" style:text-position="0% 100%" style:font-name="Calibri2" fo:font-size="10pt" fo:font-weight="normal" officeooo:rsid="0743fbd6" fo:background-color="transparent" loext:char-shading-value="0" style:font-name-asian="Calibri2" style:font-size-asian="8.75pt" style:font-weight-asian="normal" style:font-name-complex="Calibri2" style:font-size-complex="10pt" style:font-weight-complex="normal"/>
    </style:style>
    <style:style style:name="T658" style:family="text">
      <style:text-properties style:use-window-font-color="true" loext:opacity="0%" style:text-position="0% 100%" style:font-name="Calibri2" fo:font-size="10pt" fo:font-weight="normal" officeooo:rsid="0742acd1" fo:background-color="transparent" loext:char-shading-value="0" style:font-name-asian="Calibri2" style:font-size-asian="8.75pt" style:font-weight-asian="normal" style:font-name-complex="Calibri2" style:font-size-complex="10pt" style:font-weight-complex="normal"/>
    </style:style>
    <style:style style:name="T659" style:family="text">
      <style:text-properties style:use-window-font-color="true" loext:opacity="0%" style:text-position="0% 100%" style:font-name="Calibri2" fo:font-size="10pt" fo:font-weight="normal" officeooo:rsid="00e3e5c3" fo:background-color="transparent" loext:char-shading-value="0" style:font-name-asian="Calibri2" style:font-size-asian="8.75pt" style:font-weight-asian="normal" style:font-name-complex="Calibri2" style:font-size-complex="10pt" style:font-weight-complex="normal"/>
    </style:style>
    <style:style style:name="T660" style:family="text">
      <style:text-properties style:use-window-font-color="true" loext:opacity="0%" style:text-position="0% 100%" style:font-name="Calibri2" fo:font-size="10pt" fo:font-weight="normal" officeooo:rsid="00e3a948" fo:background-color="transparent" loext:char-shading-value="0" style:font-name-asian="Calibri2" style:font-size-asian="8.75pt" style:font-weight-asian="normal" style:font-name-complex="Calibri2" style:font-size-complex="10pt" style:font-weight-complex="normal"/>
    </style:style>
    <style:style style:name="T661" style:family="text">
      <style:text-properties style:use-window-font-color="true" loext:opacity="0%" style:text-position="0% 100%" style:font-name="Calibri2" fo:font-size="10pt" fo:font-weight="normal" officeooo:rsid="07443c19" fo:background-color="transparent" loext:char-shading-value="0" style:font-name-asian="Calibri2" style:font-size-asian="8.75pt" style:font-weight-asian="normal" style:font-name-complex="Calibri2" style:font-size-complex="10pt" style:font-weight-complex="normal"/>
    </style:style>
    <style:style style:name="T662" style:family="text">
      <style:text-properties style:use-window-font-color="true" loext:opacity="0%" style:text-position="0% 100%" style:font-name="Calibri2" fo:font-size="10pt" fo:font-weight="normal" officeooo:rsid="00e3f2af" fo:background-color="transparent" loext:char-shading-value="0" style:font-name-asian="Calibri2" style:font-size-asian="8.75pt" style:font-weight-asian="normal" style:font-name-complex="Calibri2" style:font-size-complex="10pt" style:font-weight-complex="normal"/>
    </style:style>
    <style:style style:name="T663" style:family="text">
      <style:text-properties style:use-window-font-color="true" loext:opacity="0%" style:text-position="0% 100%" style:font-name="Calibri2" fo:font-size="10pt" fo:font-weight="normal" officeooo:rsid="0744d753" fo:background-color="transparent" loext:char-shading-value="0" style:font-name-asian="Calibri2" style:font-size-asian="8.75pt" style:font-weight-asian="normal" style:font-name-complex="Calibri2" style:font-size-complex="10pt" style:font-weight-complex="normal"/>
    </style:style>
    <style:style style:name="T664" style:family="text">
      <style:text-properties style:use-window-font-color="true" loext:opacity="0%" style:text-position="0% 100%" style:font-name="Calibri2" fo:font-size="10pt" fo:font-weight="normal" officeooo:rsid="00e5014c" fo:background-color="transparent" loext:char-shading-value="0" style:font-name-asian="Calibri2" style:font-size-asian="8.75pt" style:font-weight-asian="normal" style:font-name-complex="Calibri2" style:font-size-complex="10pt" style:font-weight-complex="normal"/>
    </style:style>
    <style:style style:name="T665" style:family="text">
      <style:text-properties style:use-window-font-color="true" loext:opacity="0%" style:text-position="0% 100%" style:font-name="Calibri2" fo:font-size="10pt" fo:font-weight="normal" officeooo:rsid="00e6b2b5" fo:background-color="transparent" loext:char-shading-value="0" style:font-name-asian="Calibri2" style:font-size-asian="8.75pt" style:font-weight-asian="normal" style:font-name-complex="Calibri2" style:font-size-complex="10pt" style:font-weight-complex="normal"/>
    </style:style>
    <style:style style:name="T666" style:family="text">
      <style:text-properties style:use-window-font-color="true" loext:opacity="0%" style:text-position="0% 100%" style:font-name="Calibri2" fo:font-size="10pt" fo:font-weight="normal" officeooo:rsid="00e723e3" fo:background-color="transparent" loext:char-shading-value="0" style:font-name-asian="Calibri2" style:font-size-asian="8.75pt" style:font-weight-asian="normal" style:font-name-complex="Calibri2" style:font-size-complex="10pt" style:font-weight-complex="normal"/>
    </style:style>
    <style:style style:name="T667" style:family="text">
      <style:text-properties style:use-window-font-color="true" loext:opacity="0%" style:text-position="0% 100%" style:font-name="Calibri2" fo:font-size="10pt" fo:font-weight="normal" officeooo:rsid="00e894ce" fo:background-color="transparent" loext:char-shading-value="0" style:font-name-asian="Calibri2" style:font-size-asian="8.75pt" style:font-weight-asian="normal" style:font-name-complex="Calibri2" style:font-size-complex="10pt" style:font-weight-complex="normal"/>
    </style:style>
    <style:style style:name="T668" style:family="text">
      <style:text-properties style:use-window-font-color="true" loext:opacity="0%" style:text-position="0% 100%" style:font-name="Calibri2" fo:font-size="10pt" fo:font-weight="normal" officeooo:rsid="00ea4a59" fo:background-color="transparent" loext:char-shading-value="0" style:font-name-asian="Calibri2" style:font-size-asian="8.75pt" style:font-weight-asian="normal" style:font-name-complex="Calibri2" style:font-size-complex="10pt" style:font-weight-complex="normal"/>
    </style:style>
    <style:style style:name="T669" style:family="text">
      <style:text-properties style:use-window-font-color="true" loext:opacity="0%" style:text-position="0% 100%" style:font-name="Calibri2" fo:font-size="10pt" fo:font-weight="normal" officeooo:rsid="00ebb485" fo:background-color="transparent" loext:char-shading-value="0" style:font-name-asian="Calibri2" style:font-size-asian="8.75pt" style:font-weight-asian="normal" style:font-name-complex="Calibri2" style:font-size-complex="10pt" style:font-weight-complex="normal"/>
    </style:style>
    <style:style style:name="T670" style:family="text">
      <style:text-properties style:use-window-font-color="true" loext:opacity="0%" style:text-position="0% 100%" style:font-name="Calibri2" fo:font-size="10pt" fo:font-weight="normal" officeooo:rsid="0745e39d" fo:background-color="transparent" loext:char-shading-value="0" style:font-name-asian="Calibri2" style:font-size-asian="8.75pt" style:font-weight-asian="normal" style:font-name-complex="Calibri2" style:font-size-complex="10pt" style:font-weight-complex="normal"/>
    </style:style>
    <style:style style:name="T671" style:family="text">
      <style:text-properties style:use-window-font-color="true" loext:opacity="0%" style:text-position="0% 100%" style:font-name="Calibri2" fo:font-size="10pt" fo:font-weight="normal" officeooo:rsid="07462e27" fo:background-color="transparent" loext:char-shading-value="0" style:font-name-asian="Calibri2" style:font-size-asian="8.75pt" style:font-weight-asian="normal" style:font-name-complex="Calibri2" style:font-size-complex="10pt" style:font-weight-complex="normal"/>
    </style:style>
    <style:style style:name="T672" style:family="text">
      <style:text-properties style:use-window-font-color="true" loext:opacity="0%" style:text-position="0% 100%" style:font-name="Calibri2" fo:font-size="10pt" fo:font-weight="normal" officeooo:rsid="074658cf" fo:background-color="transparent" loext:char-shading-value="0" style:font-name-asian="Calibri2" style:font-size-asian="8.75pt" style:font-weight-asian="normal" style:font-name-complex="Calibri2" style:font-size-complex="10pt" style:font-weight-complex="normal"/>
    </style:style>
    <style:style style:name="T673" style:family="text">
      <style:text-properties style:use-window-font-color="true" loext:opacity="0%" style:text-position="0% 100%" style:font-name="Calibri2" fo:font-size="10pt" fo:font-weight="normal" officeooo:rsid="07483d5f" fo:background-color="transparent" loext:char-shading-value="0" style:font-name-asian="Calibri2" style:font-size-asian="8.75pt" style:font-weight-asian="normal" style:font-name-complex="Calibri2" style:font-size-complex="10pt" style:font-weight-complex="normal"/>
    </style:style>
    <style:style style:name="T674" style:family="text">
      <style:text-properties style:use-window-font-color="true" loext:opacity="0%" style:text-position="0% 100%" style:font-name="Calibri2" fo:font-size="10pt" fo:font-weight="normal" officeooo:rsid="0748e3f5" fo:background-color="transparent" loext:char-shading-value="0" style:font-name-asian="Calibri2" style:font-size-asian="8.75pt" style:font-weight-asian="normal" style:font-name-complex="Calibri2" style:font-size-complex="10pt" style:font-weight-complex="normal"/>
    </style:style>
    <style:style style:name="T675" style:family="text">
      <style:text-properties style:use-window-font-color="true" loext:opacity="0%" style:text-position="0% 100%" style:font-name="Calibri2" fo:font-size="10pt" fo:font-weight="normal" officeooo:rsid="07494d9b" fo:background-color="transparent" loext:char-shading-value="0" style:font-name-asian="Calibri2" style:font-size-asian="8.75pt" style:font-weight-asian="normal" style:font-name-complex="Calibri2" style:font-size-complex="10pt" style:font-weight-complex="normal"/>
    </style:style>
    <style:style style:name="T676" style:family="text">
      <style:text-properties style:use-window-font-color="true" loext:opacity="0%" style:text-position="0% 100%" style:font-name="Calibri2" fo:font-size="10pt" fo:font-weight="normal" officeooo:rsid="074a4916" fo:background-color="transparent" loext:char-shading-value="0" style:font-name-asian="Calibri2" style:font-size-asian="8.75pt" style:font-weight-asian="normal" style:font-name-complex="Calibri2" style:font-size-complex="10pt" style:font-weight-complex="normal"/>
    </style:style>
    <style:style style:name="T677" style:family="text">
      <style:text-properties style:use-window-font-color="true" loext:opacity="0%" style:text-position="0% 100%" style:font-name="Calibri2" fo:font-size="10p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678" style:family="text">
      <style:text-properties style:use-window-font-color="true" loext:opacity="0%" style:text-position="0% 100%" style:font-name="Calibri2" fo:font-size="10pt" fo:font-weight="normal" officeooo:rsid="074b7913" fo:background-color="transparent" loext:char-shading-value="0" style:font-name-asian="Calibri2" style:font-size-asian="8.75pt" style:font-weight-asian="normal" style:font-name-complex="Calibri2" style:font-size-complex="10pt" style:font-weight-complex="normal"/>
    </style:style>
    <style:style style:name="T679" style:family="text">
      <style:text-properties style:use-window-font-color="true" loext:opacity="0%" style:text-position="0% 100%" style:font-name="Calibri2" fo:font-size="10pt" fo:font-weight="normal" officeooo:rsid="074c3ab9" fo:background-color="transparent" loext:char-shading-value="0" style:font-name-asian="Calibri2" style:font-size-asian="8.75pt" style:font-weight-asian="normal" style:font-name-complex="Calibri2" style:font-size-complex="10pt" style:font-weight-complex="normal"/>
    </style:style>
    <style:style style:name="T680" style:family="text">
      <style:text-properties style:use-window-font-color="true" loext:opacity="0%" style:text-position="0% 100%" style:font-name="Calibri2" fo:font-size="10pt" fo:font-weight="normal" officeooo:rsid="074e0422" fo:background-color="transparent" loext:char-shading-value="0" style:font-name-asian="Calibri2" style:font-size-asian="8.75pt" style:font-weight-asian="normal" style:font-name-complex="Calibri2" style:font-size-complex="10pt" style:font-weight-complex="normal"/>
    </style:style>
    <style:style style:name="T681" style:family="text">
      <style:text-properties style:use-window-font-color="true" loext:opacity="0%" style:text-position="0% 100%" style:font-name="Calibri2" fo:font-size="10pt" fo:font-weight="normal" officeooo:rsid="00efc186" fo:background-color="transparent" loext:char-shading-value="0" style:font-name-asian="Calibri2" style:font-size-asian="8.75pt" style:font-weight-asian="normal" style:font-name-complex="Calibri2" style:font-size-complex="10pt" style:font-weight-complex="normal"/>
    </style:style>
    <style:style style:name="T682" style:family="text">
      <style:text-properties style:use-window-font-color="true" loext:opacity="0%" style:text-position="0% 100%" style:font-name="Calibri2" fo:font-size="10pt" fo:font-weight="normal" officeooo:rsid="0753b691" fo:background-color="transparent" loext:char-shading-value="0" style:font-name-asian="Calibri2" style:font-size-asian="8.75pt" style:font-weight-asian="normal" style:font-name-complex="Calibri2" style:font-size-complex="10pt" style:font-weight-complex="normal"/>
    </style:style>
    <style:style style:name="T683" style:family="text">
      <style:text-properties style:use-window-font-color="true" loext:opacity="0%" style:text-position="0% 100%" style:font-name="Calibri2" fo:font-size="10pt" fo:font-weight="normal" officeooo:rsid="00f11996" fo:background-color="transparent" loext:char-shading-value="0" style:font-name-asian="Calibri2" style:font-size-asian="8.75pt" style:font-weight-asian="normal" style:font-name-complex="Calibri2" style:font-size-complex="10pt" style:font-weight-complex="normal"/>
    </style:style>
    <style:style style:name="T684" style:family="text">
      <style:text-properties style:use-window-font-color="true" loext:opacity="0%" style:text-position="0% 100%" style:font-name="Calibri2" fo:font-size="10pt" fo:font-weight="normal" officeooo:rsid="00f24dbb" fo:background-color="transparent" loext:char-shading-value="0" style:font-name-asian="Calibri2" style:font-size-asian="8.75pt" style:font-weight-asian="normal" style:font-name-complex="Calibri2" style:font-size-complex="10pt" style:font-weight-complex="normal"/>
    </style:style>
    <style:style style:name="T685" style:family="text">
      <style:text-properties style:use-window-font-color="true" loext:opacity="0%" style:text-position="0% 100%" style:font-name="Calibri2" fo:font-size="10pt" fo:font-weight="normal" officeooo:rsid="07541cf5" fo:background-color="transparent" loext:char-shading-value="0" style:font-name-asian="Calibri2" style:font-size-asian="8.75pt" style:font-weight-asian="normal" style:font-name-complex="Calibri2" style:font-size-complex="10pt" style:font-weight-complex="normal"/>
    </style:style>
    <style:style style:name="T686" style:family="text">
      <style:text-properties style:use-window-font-color="true" loext:opacity="0%" style:text-position="0% 100%" style:font-name="Calibri2" fo:font-size="10pt" fo:font-weight="normal" officeooo:rsid="00f259fa" fo:background-color="transparent" loext:char-shading-value="0" style:font-name-asian="Calibri2" style:font-size-asian="8.75pt" style:font-weight-asian="normal" style:font-name-complex="Calibri2" style:font-size-complex="10pt" style:font-weight-complex="normal"/>
    </style:style>
    <style:style style:name="T687" style:family="text">
      <style:text-properties style:use-window-font-color="true" loext:opacity="0%" style:text-position="0% 100%" style:font-name="Calibri2" fo:font-size="10pt" fo:font-weight="normal" officeooo:rsid="009b096d" fo:background-color="transparent" loext:char-shading-value="0" style:font-name-asian="Calibri2" style:font-size-asian="8.75pt" style:font-weight-asian="normal" style:font-name-complex="Calibri2" style:font-size-complex="10pt" style:font-weight-complex="normal"/>
    </style:style>
    <style:style style:name="T688" style:family="text">
      <style:text-properties style:use-window-font-color="true" loext:opacity="0%" style:text-position="0% 100%" style:font-name="Calibri2" fo:font-size="10pt" fo:font-weight="normal" officeooo:rsid="00f37434" fo:background-color="transparent" loext:char-shading-value="0" style:font-name-asian="Calibri2" style:font-size-asian="8.75pt" style:font-weight-asian="normal" style:font-name-complex="Calibri2" style:font-size-complex="10pt" style:font-weight-complex="normal"/>
    </style:style>
    <style:style style:name="T689" style:family="text">
      <style:text-properties style:use-window-font-color="true" loext:opacity="0%" style:text-position="0% 100%" style:font-name="Calibri2" fo:font-size="10pt" fo:font-weight="normal" officeooo:rsid="07559dc5" fo:background-color="transparent" loext:char-shading-value="0" style:font-name-asian="Calibri2" style:font-size-asian="8.75pt" style:font-weight-asian="normal" style:font-name-complex="Calibri2" style:font-size-complex="10pt" style:font-weight-complex="normal"/>
    </style:style>
    <style:style style:name="T690" style:family="text">
      <style:text-properties style:use-window-font-color="true" loext:opacity="0%" style:text-position="0% 100%" style:font-name="Calibri2" fo:font-size="10pt" fo:font-weight="normal" officeooo:rsid="00f42ddf" fo:background-color="transparent" loext:char-shading-value="0" style:font-name-asian="Calibri2" style:font-size-asian="8.75pt" style:font-weight-asian="normal" style:font-name-complex="Calibri2" style:font-size-complex="10pt" style:font-weight-complex="normal"/>
    </style:style>
    <style:style style:name="T691" style:family="text">
      <style:text-properties style:use-window-font-color="true" loext:opacity="0%" style:text-position="0% 100%" style:font-name="Calibri2" fo:font-size="10pt" fo:font-weight="normal" officeooo:rsid="0756d5ad" fo:background-color="transparent" loext:char-shading-value="0" style:font-name-asian="Calibri2" style:font-size-asian="8.75pt" style:font-weight-asian="normal" style:font-name-complex="Calibri2" style:font-size-complex="10pt" style:font-weight-complex="normal"/>
    </style:style>
    <style:style style:name="T692" style:family="text">
      <style:text-properties style:use-window-font-color="true" loext:opacity="0%" style:text-position="0% 100%" style:font-name="Calibri2" fo:font-size="10pt" fo:font-weight="normal" officeooo:rsid="00f48a21" fo:background-color="transparent" loext:char-shading-value="0" style:font-name-asian="Calibri2" style:font-size-asian="8.75pt" style:font-weight-asian="normal" style:font-name-complex="Calibri2" style:font-size-complex="10pt" style:font-weight-complex="normal"/>
    </style:style>
    <style:style style:name="T693" style:family="text">
      <style:text-properties style:use-window-font-color="true" loext:opacity="0%" style:text-position="0% 100%" style:font-name="Calibri2" fo:font-size="10pt" fo:font-weight="normal" officeooo:rsid="00f5bc46" fo:background-color="transparent" loext:char-shading-value="0" style:font-name-asian="Calibri2" style:font-size-asian="8.75pt" style:font-weight-asian="normal" style:font-name-complex="Calibri2" style:font-size-complex="10pt" style:font-weight-complex="normal"/>
    </style:style>
    <style:style style:name="T694" style:family="text">
      <style:text-properties style:use-window-font-color="true" loext:opacity="0%" style:text-position="0% 100%" style:font-name="Calibri2" fo:font-size="10pt" fo:font-weight="normal" officeooo:rsid="07581eef" fo:background-color="transparent" loext:char-shading-value="0" style:font-name-asian="Calibri2" style:font-size-asian="8.75pt" style:font-weight-asian="normal" style:font-name-complex="Calibri2" style:font-size-complex="10pt" style:font-weight-complex="normal"/>
    </style:style>
    <style:style style:name="T695" style:family="text">
      <style:text-properties style:use-window-font-color="true" loext:opacity="0%" style:text-position="0% 100%" style:font-name="Calibri2" fo:font-size="10pt" fo:font-weight="normal" officeooo:rsid="00f66725" fo:background-color="transparent" loext:char-shading-value="0" style:font-name-asian="Calibri2" style:font-size-asian="8.75pt" style:font-weight-asian="normal" style:font-name-complex="Calibri2" style:font-size-complex="10pt" style:font-weight-complex="normal"/>
    </style:style>
    <style:style style:name="T696" style:family="text">
      <style:text-properties style:use-window-font-color="true" loext:opacity="0%" style:text-position="0% 100%" style:font-name="Calibri2" fo:font-size="10pt" fo:font-weight="normal" officeooo:rsid="00f80c98" fo:background-color="transparent" loext:char-shading-value="0" style:font-name-asian="Calibri2" style:font-size-asian="8.75pt" style:font-weight-asian="normal" style:font-name-complex="Calibri2" style:font-size-complex="10pt" style:font-weight-complex="normal"/>
    </style:style>
    <style:style style:name="T697" style:family="text">
      <style:text-properties style:use-window-font-color="true" loext:opacity="0%" style:text-position="0% 100%" style:font-name="Calibri2" fo:font-size="10pt" fo:font-weight="normal" officeooo:rsid="00faca37" fo:background-color="transparent" loext:char-shading-value="0" style:font-name-asian="Calibri2" style:font-size-asian="8.75pt" style:font-weight-asian="normal" style:font-name-complex="Calibri2" style:font-size-complex="10pt" style:font-weight-complex="normal"/>
    </style:style>
    <style:style style:name="T698" style:family="text">
      <style:text-properties style:use-window-font-color="true" loext:opacity="0%" style:text-position="0% 100%" style:font-name="Calibri2" fo:font-size="10pt" fo:font-weight="normal" officeooo:rsid="07584bbf" fo:background-color="transparent" loext:char-shading-value="0" style:font-name-asian="Calibri2" style:font-size-asian="8.75pt" style:font-weight-asian="normal" style:font-name-complex="Calibri2" style:font-size-complex="10pt" style:font-weight-complex="normal"/>
    </style:style>
    <style:style style:name="T699" style:family="text">
      <style:text-properties style:use-window-font-color="true" loext:opacity="0%" style:text-position="0% 100%" style:font-name="Calibri2" fo:font-size="10pt" fo:font-weight="normal" officeooo:rsid="075a1e8b" fo:background-color="transparent" loext:char-shading-value="0" style:font-name-asian="Calibri2" style:font-size-asian="8.75pt" style:font-weight-asian="normal" style:font-name-complex="Calibri2" style:font-size-complex="10pt" style:font-weight-complex="normal"/>
    </style:style>
    <style:style style:name="T700" style:family="text">
      <style:text-properties style:use-window-font-color="true" loext:opacity="0%" style:text-position="0% 100%" style:font-name="Calibri2" fo:font-size="10pt" fo:font-weight="normal" officeooo:rsid="075ad7a6" fo:background-color="transparent" loext:char-shading-value="0" style:font-name-asian="Calibri2" style:font-size-asian="8.75pt" style:font-weight-asian="normal" style:font-name-complex="Calibri2" style:font-size-complex="10pt" style:font-weight-complex="normal"/>
    </style:style>
    <style:style style:name="T701" style:family="text">
      <style:text-properties style:use-window-font-color="true" loext:opacity="0%" style:text-position="0% 100%" style:font-name="Calibri2" fo:font-size="10pt" fo:font-weight="normal" officeooo:rsid="00fbfce9" fo:background-color="transparent" loext:char-shading-value="0" style:font-name-asian="Calibri2" style:font-size-asian="8.75pt" style:font-weight-asian="normal" style:font-name-complex="Calibri2" style:font-size-complex="10pt" style:font-weight-complex="normal"/>
    </style:style>
    <style:style style:name="T702" style:family="text">
      <style:text-properties style:use-window-font-color="true" loext:opacity="0%" style:text-position="0% 100%" style:font-name="Calibri2" fo:font-size="10pt" fo:font-weight="normal" officeooo:rsid="07597a78" fo:background-color="transparent" loext:char-shading-value="0" style:font-name-asian="Calibri2" style:font-size-asian="8.75pt" style:font-weight-asian="normal" style:font-name-complex="Calibri2" style:font-size-complex="10pt" style:font-weight-complex="normal"/>
    </style:style>
    <style:style style:name="T703" style:family="text">
      <style:text-properties style:use-window-font-color="true" loext:opacity="0%" style:text-position="0% 100%" style:font-name="Calibri2" fo:font-size="10pt" fo:font-weight="normal" officeooo:rsid="00fda6c5" fo:background-color="transparent" loext:char-shading-value="0" style:font-name-asian="Calibri2" style:font-size-asian="8.75pt" style:font-weight-asian="normal" style:font-name-complex="Calibri2" style:font-size-complex="10pt" style:font-weight-complex="normal"/>
    </style:style>
    <style:style style:name="T704" style:family="text">
      <style:text-properties style:use-window-font-color="true" loext:opacity="0%" style:text-position="0% 100%" style:font-name="Calibri2" fo:font-size="10pt" fo:font-weight="normal" officeooo:rsid="00ff304f" fo:background-color="transparent" loext:char-shading-value="0" style:font-name-asian="Calibri2" style:font-size-asian="8.75pt" style:font-weight-asian="normal" style:font-name-complex="Calibri2" style:font-size-complex="10pt" style:font-weight-complex="normal"/>
    </style:style>
    <style:style style:name="T705" style:family="text">
      <style:text-properties style:use-window-font-color="true" loext:opacity="0%" style:text-position="0% 100%" style:font-name="Calibri2" fo:font-size="10pt" fo:font-weight="normal" officeooo:rsid="0100ebd9" fo:background-color="transparent" loext:char-shading-value="0" style:font-name-asian="Calibri2" style:font-size-asian="8.75pt" style:font-weight-asian="normal" style:font-name-complex="Calibri2" style:font-size-complex="10pt" style:font-weight-complex="normal"/>
    </style:style>
    <style:style style:name="T706" style:family="text">
      <style:text-properties style:use-window-font-color="true" loext:opacity="0%" style:text-position="0% 100%" style:font-name="Calibri2" fo:font-size="10pt" fo:font-weight="normal" officeooo:rsid="0102e90a" fo:background-color="transparent" loext:char-shading-value="0" style:font-name-asian="Calibri2" style:font-size-asian="8.75pt" style:font-weight-asian="normal" style:font-name-complex="Calibri2" style:font-size-complex="10pt" style:font-weight-complex="normal"/>
    </style:style>
    <style:style style:name="T707" style:family="text">
      <style:text-properties style:use-window-font-color="true" loext:opacity="0%" style:text-position="0% 100%" style:font-name="Calibri2" fo:font-size="10pt" fo:font-weight="normal" officeooo:rsid="0109a447" fo:background-color="transparent" loext:char-shading-value="0" style:font-name-asian="Calibri2" style:font-size-asian="8.75pt" style:font-weight-asian="normal" style:font-name-complex="Calibri2" style:font-size-complex="10pt" style:font-weight-complex="normal"/>
    </style:style>
    <style:style style:name="T708" style:family="text">
      <style:text-properties style:use-window-font-color="true" loext:opacity="0%" style:text-position="0% 100%" style:font-name="Calibri2" fo:font-size="10pt" fo:font-weight="normal" officeooo:rsid="0104d511" fo:background-color="transparent" loext:char-shading-value="0" style:font-name-asian="Calibri2" style:font-size-asian="8.75pt" style:font-weight-asian="normal" style:font-name-complex="Calibri2" style:font-size-complex="10pt" style:font-weight-complex="normal"/>
    </style:style>
    <style:style style:name="T709" style:family="text">
      <style:text-properties style:use-window-font-color="true" loext:opacity="0%" style:text-position="0% 100%" style:font-name="Calibri2" fo:font-size="10pt" fo:font-weight="normal" officeooo:rsid="01065fc3" fo:background-color="transparent" loext:char-shading-value="0" style:font-name-asian="Calibri2" style:font-size-asian="8.75pt" style:font-weight-asian="normal" style:font-name-complex="Calibri2" style:font-size-complex="10pt" style:font-weight-complex="normal"/>
    </style:style>
    <style:style style:name="T710" style:family="text">
      <style:text-properties style:use-window-font-color="true" loext:opacity="0%" style:text-position="0% 100%" style:font-name="Calibri2" fo:font-size="10pt" fo:font-weight="normal" officeooo:rsid="0107ba8b" fo:background-color="transparent" loext:char-shading-value="0" style:font-name-asian="Calibri2" style:font-size-asian="8.75pt" style:font-weight-asian="normal" style:font-name-complex="Calibri2" style:font-size-complex="10pt" style:font-weight-complex="normal"/>
    </style:style>
    <style:style style:name="T711" style:family="text">
      <style:text-properties style:use-window-font-color="true" loext:opacity="0%" style:text-position="0% 100%" style:font-name="Calibri2" fo:font-size="10pt" fo:font-weight="normal" officeooo:rsid="0109d356" fo:background-color="transparent" loext:char-shading-value="0" style:font-name-asian="Calibri2" style:font-size-asian="8.75pt" style:font-weight-asian="normal" style:font-name-complex="Calibri2" style:font-size-complex="10pt" style:font-weight-complex="normal"/>
    </style:style>
    <style:style style:name="T712" style:family="text">
      <style:text-properties style:use-window-font-color="true" loext:opacity="0%" style:text-position="0% 100%" style:font-name="Calibri2" fo:font-size="10pt" fo:font-weight="normal" officeooo:rsid="010b0853" fo:background-color="transparent" loext:char-shading-value="0" style:font-name-asian="Calibri2" style:font-size-asian="8.75pt" style:font-weight-asian="normal" style:font-name-complex="Calibri2" style:font-size-complex="10pt" style:font-weight-complex="normal"/>
    </style:style>
    <style:style style:name="T713" style:family="text">
      <style:text-properties style:use-window-font-color="true" loext:opacity="0%" style:text-position="0% 100%" style:font-name="Calibri2" fo:font-size="10pt" fo:font-weight="normal" officeooo:rsid="010cd2f1" fo:background-color="transparent" loext:char-shading-value="0" style:font-name-asian="Calibri2" style:font-size-asian="8.75pt" style:font-weight-asian="normal" style:font-name-complex="Calibri2" style:font-size-complex="10pt" style:font-weight-complex="normal"/>
    </style:style>
    <style:style style:name="T714" style:family="text">
      <style:text-properties style:use-window-font-color="true" loext:opacity="0%" style:text-position="0% 100%" style:font-name="Calibri2" fo:font-size="10pt" fo:font-weight="normal" officeooo:rsid="010ea4e8" fo:background-color="transparent" loext:char-shading-value="0" style:font-name-asian="Calibri2" style:font-size-asian="8.75pt" style:font-weight-asian="normal" style:font-name-complex="Calibri2" style:font-size-complex="10pt" style:font-weight-complex="normal"/>
    </style:style>
    <style:style style:name="T715" style:family="text">
      <style:text-properties style:use-window-font-color="true" loext:opacity="0%" style:text-position="0% 100%" style:font-name="Calibri2" fo:font-size="10pt" fo:font-weight="normal" officeooo:rsid="075c050f" fo:background-color="transparent" loext:char-shading-value="0" style:font-name-asian="Calibri2" style:font-size-asian="8.75pt" style:font-weight-asian="normal" style:font-name-complex="Calibri2" style:font-size-complex="10pt" style:font-weight-complex="normal"/>
    </style:style>
    <style:style style:name="T716" style:family="text">
      <style:text-properties style:use-window-font-color="true" loext:opacity="0%" style:text-position="0% 100%" style:font-name="Calibri2" fo:font-size="10pt" fo:font-weight="normal" officeooo:rsid="075c7b16" fo:background-color="transparent" loext:char-shading-value="0" style:font-name-asian="Calibri2" style:font-size-asian="8.75pt" style:font-weight-asian="normal" style:font-name-complex="Calibri2" style:font-size-complex="10pt" style:font-weight-complex="normal"/>
    </style:style>
    <style:style style:name="T717" style:family="text">
      <style:text-properties style:use-window-font-color="true" loext:opacity="0%" style:text-position="0% 100%" style:font-name="Calibri2" fo:font-size="10pt" fo:font-weight="normal" officeooo:rsid="075db903" fo:background-color="transparent" loext:char-shading-value="0" style:font-name-asian="Calibri2" style:font-size-asian="8.75pt" style:font-weight-asian="normal" style:font-name-complex="Calibri2" style:font-size-complex="10pt" style:font-weight-complex="normal"/>
    </style:style>
    <style:style style:name="T718" style:family="text">
      <style:text-properties style:use-window-font-color="true" loext:opacity="0%" style:text-position="0% 100%" style:font-name="Calibri2" fo:font-size="10pt" fo:font-weight="normal" officeooo:rsid="075f3457" fo:background-color="transparent" loext:char-shading-value="0" style:font-name-asian="Calibri2" style:font-size-asian="8.75pt" style:font-weight-asian="normal" style:font-name-complex="Calibri2" style:font-size-complex="10pt" style:font-weight-complex="normal"/>
    </style:style>
    <style:style style:name="T719" style:family="text">
      <style:text-properties style:use-window-font-color="true" loext:opacity="0%" style:text-position="0% 100%" style:font-name="Calibri2" fo:font-size="10pt" fo:font-weight="normal" officeooo:rsid="075f8228" fo:background-color="transparent" loext:char-shading-value="0" style:font-name-asian="Calibri2" style:font-size-asian="8.75pt" style:font-weight-asian="normal" style:font-name-complex="Calibri2" style:font-size-complex="10pt" style:font-weight-complex="normal"/>
    </style:style>
    <style:style style:name="T720" style:family="text">
      <style:text-properties style:use-window-font-color="true" loext:opacity="0%" style:text-position="0% 100%" style:font-name="Calibri2" fo:font-size="10pt" fo:font-weight="normal" officeooo:rsid="0761e86a" fo:background-color="transparent" loext:char-shading-value="0" style:font-name-asian="Calibri2" style:font-size-asian="8.75pt" style:font-weight-asian="normal" style:font-name-complex="Calibri2" style:font-size-complex="10pt" style:font-weight-complex="normal"/>
    </style:style>
    <style:style style:name="T721" style:family="text">
      <style:text-properties style:use-window-font-color="true" loext:opacity="0%" style:text-position="0% 100%" style:font-name="Calibri2" fo:font-size="10pt" fo:font-weight="normal" officeooo:rsid="0763af64" fo:background-color="transparent" loext:char-shading-value="0" style:font-name-asian="Calibri2" style:font-size-asian="8.75pt" style:font-weight-asian="normal" style:font-name-complex="Calibri2" style:font-size-complex="10pt" style:font-weight-complex="normal"/>
    </style:style>
    <style:style style:name="T722" style:family="text">
      <style:text-properties style:use-window-font-color="true" loext:opacity="0%" style:text-position="0% 100%" style:font-name="Calibri2" fo:font-size="10pt" fo:font-weight="normal" officeooo:rsid="0763eac1" fo:background-color="transparent" loext:char-shading-value="0" style:font-name-asian="Calibri2" style:font-size-asian="8.75pt" style:font-weight-asian="normal" style:font-name-complex="Calibri2" style:font-size-complex="10pt" style:font-weight-complex="normal"/>
    </style:style>
    <style:style style:name="T723" style:family="text">
      <style:text-properties style:use-window-font-color="true" loext:opacity="0%" style:text-position="0% 100%" style:font-name="Calibri2" fo:font-size="10pt" fo:font-weight="normal" officeooo:rsid="07659dd1" fo:background-color="transparent" loext:char-shading-value="0" style:font-name-asian="Calibri2" style:font-size-asian="8.75pt" style:font-weight-asian="normal" style:font-name-complex="Calibri2" style:font-size-complex="10pt" style:font-weight-complex="normal"/>
    </style:style>
    <style:style style:name="T724" style:family="text">
      <style:text-properties style:use-window-font-color="true" loext:opacity="0%" style:text-position="0% 100%" style:font-name="Calibri2" fo:font-size="10pt" fo:font-weight="normal" officeooo:rsid="0765d8bd" fo:background-color="transparent" loext:char-shading-value="0" style:font-name-asian="Calibri2" style:font-size-asian="8.75pt" style:font-weight-asian="normal" style:font-name-complex="Calibri2" style:font-size-complex="10pt" style:font-weight-complex="normal"/>
    </style:style>
    <style:style style:name="T725" style:family="text">
      <style:text-properties style:use-window-font-color="true" loext:opacity="0%" style:text-position="0% 100%" style:font-name="Calibri2" fo:font-size="10pt" fo:font-weight="normal" officeooo:rsid="0766600d" fo:background-color="transparent" loext:char-shading-value="0" style:font-name-asian="Calibri2" style:font-size-asian="8.75pt" style:font-weight-asian="normal" style:font-name-complex="Calibri2" style:font-size-complex="10pt" style:font-weight-complex="normal"/>
    </style:style>
    <style:style style:name="T726" style:family="text">
      <style:text-properties style:use-window-font-color="true" loext:opacity="0%" style:text-position="0% 100%" style:font-name="Calibri2" fo:font-size="10pt" fo:font-weight="normal" officeooo:rsid="07697e35" fo:background-color="transparent" loext:char-shading-value="0" style:font-name-asian="Calibri2" style:font-size-asian="8.75pt" style:font-weight-asian="normal" style:font-name-complex="Calibri2" style:font-size-complex="10pt" style:font-weight-complex="normal"/>
    </style:style>
    <style:style style:name="T727" style:family="text">
      <style:text-properties style:use-window-font-color="true" loext:opacity="0%" style:text-position="0% 100%" style:font-name="Calibri2" fo:font-size="10pt" fo:font-weight="normal" officeooo:rsid="0769e100" fo:background-color="transparent" loext:char-shading-value="0" style:font-name-asian="Calibri2" style:font-size-asian="8.75pt" style:font-weight-asian="normal" style:font-name-complex="Calibri2" style:font-size-complex="10pt" style:font-weight-complex="normal"/>
    </style:style>
    <style:style style:name="T728" style:family="text">
      <style:text-properties style:use-window-font-color="true" loext:opacity="0%" style:text-position="0% 100%" style:font-name="Calibri2" fo:font-size="10pt" fo:font-weight="normal" officeooo:rsid="076c8c44" fo:background-color="transparent" loext:char-shading-value="0" style:font-name-asian="Calibri2" style:font-size-asian="8.75pt" style:font-weight-asian="normal" style:font-name-complex="Calibri2" style:font-size-complex="10pt" style:font-weight-complex="normal"/>
    </style:style>
    <style:style style:name="T729" style:family="text">
      <style:text-properties style:use-window-font-color="true" loext:opacity="0%" style:text-position="0% 100%" style:font-name="Calibri2" fo:font-size="10pt" fo:font-weight="normal" officeooo:rsid="076cd1b8" fo:background-color="transparent" loext:char-shading-value="0" style:font-name-asian="Calibri2" style:font-size-asian="8.75pt" style:font-weight-asian="normal" style:font-name-complex="Calibri2" style:font-size-complex="10pt" style:font-weight-complex="normal"/>
    </style:style>
    <style:style style:name="T730" style:family="text">
      <style:text-properties style:use-window-font-color="true" loext:opacity="0%" style:text-position="0% 100%" style:font-name="Calibri2" fo:font-size="10pt" fo:font-weight="normal" officeooo:rsid="010fd21d" fo:background-color="transparent" loext:char-shading-value="0" style:font-name-asian="Calibri2" style:font-size-asian="8.75pt" style:font-weight-asian="normal" style:font-name-complex="Calibri2" style:font-size-complex="10pt" style:font-weight-complex="normal"/>
    </style:style>
    <style:style style:name="T731" style:family="text">
      <style:text-properties style:use-window-font-color="true" loext:opacity="0%" style:text-position="0% 100%" style:font-name="Calibri2" fo:font-size="10pt" fo:font-weight="normal" officeooo:rsid="01107f5f" fo:background-color="transparent" loext:char-shading-value="0" style:font-name-asian="Calibri2" style:font-size-asian="8.75pt" style:font-weight-asian="normal" style:font-name-complex="Calibri2" style:font-size-complex="10pt" style:font-weight-complex="normal"/>
    </style:style>
    <style:style style:name="T732" style:family="text">
      <style:text-properties style:use-window-font-color="true" loext:opacity="0%" style:text-position="0% 100%" style:font-name="Calibri2" fo:font-size="10pt" fo:font-weight="normal" officeooo:rsid="0111ba53" fo:background-color="transparent" loext:char-shading-value="0" style:font-name-asian="Calibri2" style:font-size-asian="8.75pt" style:font-weight-asian="normal" style:font-name-complex="Calibri2" style:font-size-complex="10pt" style:font-weight-complex="normal"/>
    </style:style>
    <style:style style:name="T733" style:family="text">
      <style:text-properties style:use-window-font-color="true" loext:opacity="0%" style:text-position="0% 100%" style:font-name="Calibri2" fo:font-size="10pt" fo:font-weight="normal" officeooo:rsid="01120ce7" fo:background-color="transparent" loext:char-shading-value="0" style:font-name-asian="Calibri2" style:font-size-asian="8.75pt" style:font-weight-asian="normal" style:font-name-complex="Calibri2" style:font-size-complex="10pt" style:font-weight-complex="normal"/>
    </style:style>
    <style:style style:name="T734" style:family="text">
      <style:text-properties style:use-window-font-color="true" loext:opacity="0%" style:text-position="0% 100%" style:font-name="Calibri2" fo:font-size="10pt" fo:font-weight="normal" officeooo:rsid="011575da" fo:background-color="transparent" loext:char-shading-value="0" style:font-name-asian="Calibri2" style:font-size-asian="8.75pt" style:font-weight-asian="normal" style:font-name-complex="Calibri2" style:font-size-complex="10pt" style:font-weight-complex="normal"/>
    </style:style>
    <style:style style:name="T735" style:family="text">
      <style:text-properties style:use-window-font-color="true" loext:opacity="0%" style:text-position="0% 100%" style:font-name="Calibri2" fo:font-size="10pt" fo:font-weight="normal" officeooo:rsid="01169eff" fo:background-color="transparent" loext:char-shading-value="0" style:font-name-asian="Calibri2" style:font-size-asian="8.75pt" style:font-weight-asian="normal" style:font-name-complex="Calibri2" style:font-size-complex="10pt" style:font-weight-complex="normal"/>
    </style:style>
    <style:style style:name="T736" style:family="text">
      <style:text-properties style:use-window-font-color="true" loext:opacity="0%" style:text-position="0% 100%" style:font-name="Calibri2" fo:font-size="10pt" fo:font-weight="normal" officeooo:rsid="0118496e" fo:background-color="transparent" loext:char-shading-value="0" style:font-name-asian="Calibri2" style:font-size-asian="8.75pt" style:font-weight-asian="normal" style:font-name-complex="Calibri2" style:font-size-complex="10pt" style:font-weight-complex="normal"/>
    </style:style>
    <style:style style:name="T737" style:family="text">
      <style:text-properties style:use-window-font-color="true" loext:opacity="0%" style:text-position="0% 100%" style:font-name="Calibri2" fo:font-size="10pt" fo:font-weight="normal" officeooo:rsid="0123b93d" fo:background-color="transparent" loext:char-shading-value="0" style:font-name-asian="Calibri2" style:font-size-asian="8.75pt" style:font-weight-asian="normal" style:font-name-complex="Calibri2" style:font-size-complex="10pt" style:font-weight-complex="normal"/>
    </style:style>
    <style:style style:name="T738" style:family="text">
      <style:text-properties style:use-window-font-color="true" loext:opacity="0%" style:text-position="0% 100%" style:font-name="Calibri2" fo:font-size="10pt" fo:font-weight="normal" officeooo:rsid="0118fce0" fo:background-color="transparent" loext:char-shading-value="0" style:font-name-asian="Calibri2" style:font-size-asian="8.75pt" style:font-weight-asian="normal" style:font-name-complex="Calibri2" style:font-size-complex="10pt" style:font-weight-complex="normal"/>
    </style:style>
    <style:style style:name="T739" style:family="text">
      <style:text-properties style:use-window-font-color="true" loext:opacity="0%" style:text-position="0% 100%" style:font-name="Calibri2" fo:font-size="10pt" fo:font-weight="normal" officeooo:rsid="011bf78d" fo:background-color="transparent" loext:char-shading-value="0" style:font-name-asian="Calibri2" style:font-size-asian="8.75pt" style:font-weight-asian="normal" style:font-name-complex="Calibri2" style:font-size-complex="10pt" style:font-weight-complex="normal"/>
    </style:style>
    <style:style style:name="T740" style:family="text">
      <style:text-properties style:use-window-font-color="true" loext:opacity="0%" style:text-position="0% 100%" style:font-name="Calibri2" fo:font-size="10pt" fo:font-weight="normal" officeooo:rsid="0119bf2f" fo:background-color="transparent" loext:char-shading-value="0" style:font-name-asian="Calibri2" style:font-size-asian="8.75pt" style:font-weight-asian="normal" style:font-name-complex="Calibri2" style:font-size-complex="10pt" style:font-weight-complex="normal"/>
    </style:style>
    <style:style style:name="T741" style:family="text">
      <style:text-properties style:use-window-font-color="true" loext:opacity="0%" style:text-position="0% 100%" style:font-name="Calibri2" fo:font-size="10pt" fo:font-weight="normal" officeooo:rsid="011a2466" fo:background-color="transparent" loext:char-shading-value="0" style:font-name-asian="Calibri2" style:font-size-asian="8.75pt" style:font-weight-asian="normal" style:font-name-complex="Calibri2" style:font-size-complex="10pt" style:font-weight-complex="normal"/>
    </style:style>
    <style:style style:name="T742" style:family="text">
      <style:text-properties style:use-window-font-color="true" loext:opacity="0%" style:text-position="0% 100%" style:font-name="Calibri2" fo:font-size="10pt" fo:font-weight="normal" officeooo:rsid="011dbbff" fo:background-color="transparent" loext:char-shading-value="0" style:font-name-asian="Calibri2" style:font-size-asian="8.75pt" style:font-weight-asian="normal" style:font-name-complex="Calibri2" style:font-size-complex="10pt" style:font-weight-complex="normal"/>
    </style:style>
    <style:style style:name="T743" style:family="text">
      <style:text-properties style:use-window-font-color="true" loext:opacity="0%" style:text-position="0% 100%" style:font-name="Calibri2" fo:font-size="10pt" fo:font-weight="normal" officeooo:rsid="011e98a9" fo:background-color="transparent" loext:char-shading-value="0" style:font-name-asian="Calibri2" style:font-size-asian="8.75pt" style:font-weight-asian="normal" style:font-name-complex="Calibri2" style:font-size-complex="10pt" style:font-weight-complex="normal"/>
    </style:style>
    <style:style style:name="T744" style:family="text">
      <style:text-properties style:use-window-font-color="true" loext:opacity="0%" style:text-position="0% 100%" style:font-name="Calibri2" fo:font-size="10pt" fo:font-weight="normal" officeooo:rsid="011f74cf" fo:background-color="transparent" loext:char-shading-value="0" style:font-name-asian="Calibri2" style:font-size-asian="8.75pt" style:font-weight-asian="normal" style:font-name-complex="Calibri2" style:font-size-complex="10pt" style:font-weight-complex="normal"/>
    </style:style>
    <style:style style:name="T745" style:family="text">
      <style:text-properties style:use-window-font-color="true" loext:opacity="0%" style:text-position="0% 100%" style:font-name="Calibri2" fo:font-size="10pt" fo:font-weight="normal" officeooo:rsid="0120d699" fo:background-color="transparent" loext:char-shading-value="0" style:font-name-asian="Calibri2" style:font-size-asian="8.75pt" style:font-weight-asian="normal" style:font-name-complex="Calibri2" style:font-size-complex="10pt" style:font-weight-complex="normal"/>
    </style:style>
    <style:style style:name="T746" style:family="text">
      <style:text-properties style:use-window-font-color="true" loext:opacity="0%" style:text-position="0% 100%" style:font-name="Calibri2" fo:font-size="10pt" fo:font-weight="normal" officeooo:rsid="076e8af3" fo:background-color="transparent" loext:char-shading-value="0" style:font-name-asian="Calibri2" style:font-size-asian="8.75pt" style:font-weight-asian="normal" style:font-name-complex="Calibri2" style:font-size-complex="10pt" style:font-weight-complex="normal"/>
    </style:style>
    <style:style style:name="T747" style:family="text">
      <style:text-properties style:use-window-font-color="true" loext:opacity="0%" style:text-position="0% 100%" style:font-name="Calibri2" fo:font-size="10pt" fo:font-weight="normal" officeooo:rsid="076edadc" fo:background-color="transparent" loext:char-shading-value="0" style:font-name-asian="Calibri2" style:font-size-asian="8.75pt" style:font-weight-asian="normal" style:font-name-complex="Calibri2" style:font-size-complex="10pt" style:font-weight-complex="normal"/>
    </style:style>
    <style:style style:name="T748" style:family="text">
      <style:text-properties style:use-window-font-color="true" loext:opacity="0%" style:text-position="0% 100%" style:font-name="Calibri2" fo:font-size="10pt" fo:font-weight="normal" officeooo:rsid="0771b340" fo:background-color="transparent" loext:char-shading-value="0" style:font-name-asian="Calibri2" style:font-size-asian="8.75pt" style:font-weight-asian="normal" style:font-name-complex="Calibri2" style:font-size-complex="10pt" style:font-weight-complex="normal"/>
    </style:style>
    <style:style style:name="T749" style:family="text">
      <style:text-properties style:use-window-font-color="true" loext:opacity="0%" style:text-position="0% 100%" style:font-name="Calibri2" fo:font-size="10pt" fo:font-weight="normal" officeooo:rsid="0771e07a" fo:background-color="transparent" loext:char-shading-value="0" style:font-name-asian="Calibri2" style:font-size-asian="8.75pt" style:font-weight-asian="normal" style:font-name-complex="Calibri2" style:font-size-complex="10pt" style:font-weight-complex="normal"/>
    </style:style>
    <style:style style:name="T750" style:family="text">
      <style:text-properties style:use-window-font-color="true" loext:opacity="0%" style:text-position="0% 100%" style:font-name="Calibri2" fo:font-size="10pt" fo:font-weight="normal" officeooo:rsid="077268c9" fo:background-color="transparent" loext:char-shading-value="0" style:font-name-asian="Calibri2" style:font-size-asian="8.75pt" style:font-weight-asian="normal" style:font-name-complex="Calibri2" style:font-size-complex="10pt" style:font-weight-complex="normal"/>
    </style:style>
    <style:style style:name="T751" style:family="text">
      <style:text-properties style:use-window-font-color="true" loext:opacity="0%" style:text-position="0% 100%" style:font-name="Calibri2" fo:font-size="10pt" fo:font-weight="normal" officeooo:rsid="0773500a" fo:background-color="transparent" loext:char-shading-value="0" style:font-name-asian="Calibri2" style:font-size-asian="8.75pt" style:font-weight-asian="normal" style:font-name-complex="Calibri2" style:font-size-complex="10pt" style:font-weight-complex="normal"/>
    </style:style>
    <style:style style:name="T752" style:family="text">
      <style:text-properties style:use-window-font-color="true" loext:opacity="0%" style:text-position="0% 100%" style:font-name="Calibri2" fo:font-size="10pt" fo:font-weight="normal" officeooo:rsid="077493a5" fo:background-color="transparent" loext:char-shading-value="0" style:font-name-asian="Calibri2" style:font-size-asian="8.75pt" style:font-weight-asian="normal" style:font-name-complex="Calibri2" style:font-size-complex="10pt" style:font-weight-complex="normal"/>
    </style:style>
    <style:style style:name="T753" style:family="text">
      <style:text-properties style:use-window-font-color="true" loext:opacity="0%" style:text-position="0% 100%" style:font-name="Calibri2" fo:font-size="10pt" fo:font-weight="normal" officeooo:rsid="07762c0f" fo:background-color="transparent" loext:char-shading-value="0" style:font-name-asian="Calibri2" style:font-size-asian="8.75pt" style:font-weight-asian="normal" style:font-name-complex="Calibri2" style:font-size-complex="10pt" style:font-weight-complex="normal"/>
    </style:style>
    <style:style style:name="T754" style:family="text">
      <style:text-properties style:use-window-font-color="true" loext:opacity="0%" style:text-position="0% 100%" style:font-name="Calibri2" fo:font-size="10pt" fo:font-weight="normal" officeooo:rsid="0776a53a" fo:background-color="transparent" loext:char-shading-value="0" style:font-name-asian="Calibri2" style:font-size-asian="8.75pt" style:font-weight-asian="normal" style:font-name-complex="Calibri2" style:font-size-complex="10pt" style:font-weight-complex="normal"/>
    </style:style>
    <style:style style:name="T755" style:family="text">
      <style:text-properties style:use-window-font-color="true" loext:opacity="0%" style:text-position="0% 100%" style:font-name="Calibri2" fo:font-size="10pt" fo:font-weight="normal" officeooo:rsid="0777ca2b" fo:background-color="transparent" loext:char-shading-value="0" style:font-name-asian="Calibri2" style:font-size-asian="8.75pt" style:font-weight-asian="normal" style:font-name-complex="Calibri2" style:font-size-complex="10pt" style:font-weight-complex="normal"/>
    </style:style>
    <style:style style:name="T756" style:family="text">
      <style:text-properties style:use-window-font-color="true" loext:opacity="0%" style:text-position="0% 100%" style:font-name="Calibri2" fo:font-size="10pt" fo:font-weight="normal" officeooo:rsid="07784cde" fo:background-color="transparent" loext:char-shading-value="0" style:font-name-asian="Calibri2" style:font-size-asian="8.75pt" style:font-weight-asian="normal" style:font-name-complex="Calibri2" style:font-size-complex="10pt" style:font-weight-complex="normal"/>
    </style:style>
    <style:style style:name="T757" style:family="text">
      <style:text-properties style:use-window-font-color="true" loext:opacity="0%" style:text-position="0% 100%" style:font-name="Calibri2" fo:font-size="10pt" fo:font-weight="normal" officeooo:rsid="07787658" fo:background-color="transparent" loext:char-shading-value="0" style:font-name-asian="Calibri2" style:font-size-asian="8.75pt" style:font-weight-asian="normal" style:font-name-complex="Calibri2" style:font-size-complex="10pt" style:font-weight-complex="normal"/>
    </style:style>
    <style:style style:name="T758" style:family="text">
      <style:text-properties style:use-window-font-color="true" loext:opacity="0%" style:text-position="0% 100%" style:font-name="Calibri2" fo:font-size="10pt" fo:font-weight="normal" officeooo:rsid="077c0888" fo:background-color="transparent" loext:char-shading-value="0" style:font-name-asian="Calibri2" style:font-size-asian="8.75pt" style:font-weight-asian="normal" style:font-name-complex="Calibri2" style:font-size-complex="10pt" style:font-weight-complex="normal"/>
    </style:style>
    <style:style style:name="T759" style:family="text">
      <style:text-properties style:use-window-font-color="true" loext:opacity="0%" style:text-position="0% 100%" style:font-name="Calibri2" fo:font-size="10pt" fo:font-weight="normal" officeooo:rsid="077c5540" fo:background-color="transparent" loext:char-shading-value="0" style:font-name-asian="Calibri2" style:font-size-asian="8.75pt" style:font-weight-asian="normal" style:font-name-complex="Calibri2" style:font-size-complex="10pt" style:font-weight-complex="normal"/>
    </style:style>
    <style:style style:name="T760" style:family="text">
      <style:text-properties style:use-window-font-color="true" loext:opacity="0%" style:text-position="0% 100%" style:font-name="Calibri2" fo:font-size="10pt" fo:font-weight="normal" officeooo:rsid="077d04b1" fo:background-color="transparent" loext:char-shading-value="0" style:font-name-asian="Calibri2" style:font-size-asian="8.75pt" style:font-weight-asian="normal" style:font-name-complex="Calibri2" style:font-size-complex="10pt" style:font-weight-complex="normal"/>
    </style:style>
    <style:style style:name="T761" style:family="text">
      <style:text-properties style:use-window-font-color="true" loext:opacity="0%" style:text-position="0% 100%" style:font-name="Calibri2" fo:font-size="10pt" fo:font-weight="normal" officeooo:rsid="077e4c8e" fo:background-color="transparent" loext:char-shading-value="0" style:font-name-asian="Calibri2" style:font-size-asian="8.75pt" style:font-weight-asian="normal" style:font-name-complex="Calibri2" style:font-size-complex="10pt" style:font-weight-complex="normal"/>
    </style:style>
    <style:style style:name="T762" style:family="text">
      <style:text-properties style:use-window-font-color="true" loext:opacity="0%" style:text-position="0% 100%" style:font-name="Calibri2" fo:font-size="10pt" fo:font-weight="normal" officeooo:rsid="07821322" fo:background-color="transparent" loext:char-shading-value="0" style:font-name-asian="Calibri2" style:font-size-asian="8.75pt" style:font-weight-asian="normal" style:font-name-complex="Calibri2" style:font-size-complex="10pt" style:font-weight-complex="normal"/>
    </style:style>
    <style:style style:name="T763" style:family="text">
      <style:text-properties style:use-window-font-color="true" loext:opacity="0%" style:text-position="0% 100%" style:font-name="Calibri2" fo:font-size="10pt" fo:font-weight="normal" officeooo:rsid="078385e6" fo:background-color="transparent" loext:char-shading-value="0" style:font-name-asian="Calibri2" style:font-size-asian="8.75pt" style:font-weight-asian="normal" style:font-name-complex="Calibri2" style:font-size-complex="10pt" style:font-weight-complex="normal"/>
    </style:style>
    <style:style style:name="T764" style:family="text">
      <style:text-properties style:use-window-font-color="true" loext:opacity="0%" style:text-position="0% 100%" style:font-name="Calibri2" fo:font-size="10pt" fo:font-weight="normal" officeooo:rsid="0787fc70" fo:background-color="transparent" loext:char-shading-value="0" style:font-name-asian="Calibri2" style:font-size-asian="8.75pt" style:font-weight-asian="normal" style:font-name-complex="Calibri2" style:font-size-complex="10pt" style:font-weight-complex="normal"/>
    </style:style>
    <style:style style:name="T765" style:family="text">
      <style:text-properties style:use-window-font-color="true" loext:opacity="0%" style:text-position="0% 100%" style:font-name="Calibri2" fo:font-size="10pt" fo:font-weight="normal" officeooo:rsid="0785fa66" fo:background-color="transparent" loext:char-shading-value="0" style:font-name-asian="Calibri2" style:font-size-asian="8.75pt" style:font-weight-asian="normal" style:font-name-complex="Calibri2" style:font-size-complex="10pt" style:font-weight-complex="normal"/>
    </style:style>
    <style:style style:name="T766" style:family="text">
      <style:text-properties style:use-window-font-color="true" loext:opacity="0%" style:text-position="0% 100%" style:font-name="Calibri2" fo:font-size="10pt" fo:font-weight="normal" officeooo:rsid="078470e5" fo:background-color="transparent" loext:char-shading-value="0" style:font-name-asian="Calibri2" style:font-size-asian="8.75pt" style:font-weight-asian="normal" style:font-name-complex="Calibri2" style:font-size-complex="10pt" style:font-weight-complex="normal"/>
    </style:style>
    <style:style style:name="T767" style:family="text">
      <style:text-properties style:use-window-font-color="true" loext:opacity="0%" style:text-position="0% 100%" style:font-name="Calibri2" fo:font-size="10pt" fo:font-weight="normal" officeooo:rsid="07893dd3" fo:background-color="transparent" loext:char-shading-value="0" style:font-name-asian="Calibri2" style:font-size-asian="8.75pt" style:font-weight-asian="normal" style:font-name-complex="Calibri2" style:font-size-complex="10pt" style:font-weight-complex="normal"/>
    </style:style>
    <style:style style:name="T768" style:family="text">
      <style:text-properties style:use-window-font-color="true" loext:opacity="0%" style:text-position="0% 100%" style:font-name="Calibri2" fo:font-size="10pt" fo:font-weight="normal" officeooo:rsid="0121b120" fo:background-color="transparent" loext:char-shading-value="0" style:font-name-asian="Calibri2" style:font-size-asian="8.75pt" style:font-weight-asian="normal" style:font-name-complex="Calibri2" style:font-size-complex="10pt" style:font-weight-complex="normal"/>
    </style:style>
    <style:style style:name="T769" style:family="text">
      <style:text-properties style:use-window-font-color="true" loext:opacity="0%" style:text-position="0% 100%" style:font-name="Calibri2" fo:font-size="10pt" fo:font-weight="normal" officeooo:rsid="0787a4e3" fo:background-color="transparent" loext:char-shading-value="0" style:font-name-asian="Calibri2" style:font-size-asian="8.75pt" style:font-weight-asian="normal" style:font-name-complex="Calibri2" style:font-size-complex="10pt" style:font-weight-complex="normal"/>
    </style:style>
    <style:style style:name="T770" style:family="text">
      <style:text-properties style:use-window-font-color="true" loext:opacity="0%" style:text-position="0% 100%" style:font-name="Calibri2" fo:font-size="10pt" fo:font-weight="normal" officeooo:rsid="0789eb18" fo:background-color="transparent" loext:char-shading-value="0" style:font-name-asian="Calibri2" style:font-size-asian="8.75pt" style:font-weight-asian="normal" style:font-name-complex="Calibri2" style:font-size-complex="10pt" style:font-weight-complex="normal"/>
    </style:style>
    <style:style style:name="T771" style:family="text">
      <style:text-properties style:use-window-font-color="true" loext:opacity="0%" style:text-position="0% 100%" style:font-name="Calibri2" fo:font-size="10pt" fo:font-weight="normal" officeooo:rsid="0123618f" fo:background-color="transparent" loext:char-shading-value="0" style:font-name-asian="Calibri2" style:font-size-asian="8.75pt" style:font-weight-asian="normal" style:font-name-complex="Calibri2" style:font-size-complex="10pt" style:font-weight-complex="normal"/>
    </style:style>
    <style:style style:name="T772" style:family="text">
      <style:text-properties style:use-window-font-color="true" loext:opacity="0%" style:text-position="0% 100%" style:font-name="Calibri2" fo:font-size="10pt" fo:font-weight="normal" officeooo:rsid="078be6af" fo:background-color="transparent" loext:char-shading-value="0" style:font-name-asian="Calibri2" style:font-size-asian="8.75pt" style:font-weight-asian="normal" style:font-name-complex="Calibri2" style:font-size-complex="10pt" style:font-weight-complex="normal"/>
    </style:style>
    <style:style style:name="T773" style:family="text">
      <style:text-properties style:use-window-font-color="true" loext:opacity="0%" style:text-position="0% 100%" style:font-name="Calibri2" fo:font-size="10pt" fo:font-weight="normal" officeooo:rsid="078dde81" fo:background-color="transparent" loext:char-shading-value="0" style:font-name-asian="Calibri2" style:font-size-asian="8.75pt" style:font-weight-asian="normal" style:font-name-complex="Calibri2" style:font-size-complex="10pt" style:font-weight-complex="normal"/>
    </style:style>
    <style:style style:name="T774" style:family="text">
      <style:text-properties style:use-window-font-color="true" loext:opacity="0%" style:text-position="0% 100%" style:font-name="Calibri2" fo:font-size="10pt" fo:font-weight="normal" officeooo:rsid="07919385" fo:background-color="transparent" loext:char-shading-value="0" style:font-name-asian="Calibri2" style:font-size-asian="8.75pt" style:font-weight-asian="normal" style:font-name-complex="Calibri2" style:font-size-complex="10pt" style:font-weight-complex="normal"/>
    </style:style>
    <style:style style:name="T775" style:family="text">
      <style:text-properties style:use-window-font-color="true" loext:opacity="0%" style:text-position="0% 100%" style:font-name="Calibri2" fo:font-size="10pt" fo:font-weight="normal" officeooo:rsid="078ff856" fo:background-color="transparent" loext:char-shading-value="0" style:font-name-asian="Calibri2" style:font-size-asian="8.75pt" style:font-weight-asian="normal" style:font-name-complex="Calibri2" style:font-size-complex="10pt" style:font-weight-complex="normal"/>
    </style:style>
    <style:style style:name="T776" style:family="text">
      <style:text-properties style:use-window-font-color="true" loext:opacity="0%" style:text-position="0% 100%" style:font-name="Calibri2" fo:font-size="10pt" fo:font-weight="normal" officeooo:rsid="012524db" fo:background-color="transparent" loext:char-shading-value="0" style:font-name-asian="Calibri2" style:font-size-asian="8.75pt" style:font-weight-asian="normal" style:font-name-complex="Calibri2" style:font-size-complex="10pt" style:font-weight-complex="normal"/>
    </style:style>
    <style:style style:name="T777" style:family="text">
      <style:text-properties style:use-window-font-color="true" loext:opacity="0%" style:text-position="0% 100%" style:font-name="Calibri2" fo:font-size="10pt" fo:font-weight="normal" officeooo:rsid="078fbef3" fo:background-color="transparent" loext:char-shading-value="0" style:font-name-asian="Calibri2" style:font-size-asian="8.75pt" style:font-weight-asian="normal" style:font-name-complex="Calibri2" style:font-size-complex="10pt" style:font-weight-complex="normal"/>
    </style:style>
    <style:style style:name="T778" style:family="text">
      <style:text-properties style:use-window-font-color="true" loext:opacity="0%" style:text-position="0% 100%" style:font-name="Calibri2" fo:font-size="10pt" fo:font-weight="normal" officeooo:rsid="01254828" fo:background-color="transparent" loext:char-shading-value="0" style:font-name-asian="Calibri2" style:font-size-asian="8.75pt" style:font-weight-asian="normal" style:font-name-complex="Calibri2" style:font-size-complex="10pt" style:font-weight-complex="normal"/>
    </style:style>
    <style:style style:name="T779" style:family="text">
      <style:text-properties style:use-window-font-color="true" loext:opacity="0%" style:text-position="0% 100%" style:font-name="Calibri2" fo:font-size="10pt" fo:font-weight="normal" officeooo:rsid="079362a2" fo:background-color="transparent" loext:char-shading-value="0" style:font-name-asian="Calibri2" style:font-size-asian="8.75pt" style:font-weight-asian="normal" style:font-name-complex="Calibri2" style:font-size-complex="10pt" style:font-weight-complex="normal"/>
    </style:style>
    <style:style style:name="T780" style:family="text">
      <style:text-properties style:use-window-font-color="true" loext:opacity="0%" style:text-position="0% 100%" style:font-name="Calibri2" fo:font-size="10pt" fo:font-weight="normal" officeooo:rsid="01261f6f" fo:background-color="transparent" loext:char-shading-value="0" style:font-name-asian="Calibri2" style:font-size-asian="8.75pt" style:font-weight-asian="normal" style:font-name-complex="Calibri2" style:font-size-complex="10pt" style:font-weight-complex="normal"/>
    </style:style>
    <style:style style:name="T781" style:family="text">
      <style:text-properties style:use-window-font-color="true" loext:opacity="0%" style:text-position="0% 100%" style:font-name="Calibri2" fo:font-size="10pt" fo:font-weight="normal" officeooo:rsid="01268a20" fo:background-color="transparent" loext:char-shading-value="0" style:font-name-asian="Calibri2" style:font-size-asian="8.75pt" style:font-weight-asian="normal" style:font-name-complex="Calibri2" style:font-size-complex="10pt" style:font-weight-complex="normal"/>
    </style:style>
    <style:style style:name="T782" style:family="text">
      <style:text-properties style:use-window-font-color="true" loext:opacity="0%" style:text-position="0% 100%" style:font-name="Calibri2" fo:font-size="10pt" fo:font-weight="normal" officeooo:rsid="0793aaaa" fo:background-color="transparent" loext:char-shading-value="0" style:font-name-asian="Calibri2" style:font-size-asian="8.75pt" style:font-weight-asian="normal" style:font-name-complex="Calibri2" style:font-size-complex="10pt" style:font-weight-complex="normal"/>
    </style:style>
    <style:style style:name="T783" style:family="text">
      <style:text-properties style:use-window-font-color="true" loext:opacity="0%" style:text-position="0% 100%" style:font-name="Calibri2" fo:font-size="10pt" fo:font-weight="normal" officeooo:rsid="01269316" fo:background-color="transparent" loext:char-shading-value="0" style:font-name-asian="Calibri2" style:font-size-asian="8.75pt" style:font-weight-asian="normal" style:font-name-complex="Calibri2" style:font-size-complex="10pt" style:font-weight-complex="normal"/>
    </style:style>
    <style:style style:name="T784" style:family="text">
      <style:text-properties style:use-window-font-color="true" loext:opacity="0%" style:text-position="0% 100%" style:font-name="Calibri2" fo:font-size="10pt" fo:font-weight="normal" officeooo:rsid="0128270b" fo:background-color="transparent" loext:char-shading-value="0" style:font-name-asian="Calibri2" style:font-size-asian="8.75pt" style:font-weight-asian="normal" style:font-name-complex="Calibri2" style:font-size-complex="10pt" style:font-weight-complex="normal"/>
    </style:style>
    <style:style style:name="T785" style:family="text">
      <style:text-properties style:use-window-font-color="true" loext:opacity="0%" style:text-position="0% 100%" style:font-name="Calibri2" fo:font-size="10pt" fo:font-weight="normal" officeooo:rsid="0799f060" fo:background-color="transparent" loext:char-shading-value="0" style:font-name-asian="Calibri2" style:font-size-asian="8.75pt" style:font-weight-asian="normal" style:font-name-complex="Calibri2" style:font-size-complex="10pt" style:font-weight-complex="normal"/>
    </style:style>
    <style:style style:name="T786" style:family="text">
      <style:text-properties style:use-window-font-color="true" loext:opacity="0%" style:text-position="0% 100%" style:font-name="Calibri2" fo:font-size="10pt" fo:font-weight="normal" officeooo:rsid="0799e1f1" fo:background-color="transparent" loext:char-shading-value="0" style:font-name-asian="Calibri2" style:font-size-asian="8.75pt" style:font-weight-asian="normal" style:font-name-complex="Calibri2" style:font-size-complex="10pt" style:font-weight-complex="normal"/>
    </style:style>
    <style:style style:name="T787" style:family="text">
      <style:text-properties style:use-window-font-color="true" loext:opacity="0%" style:text-position="0% 100%" style:font-name="Calibri2" fo:font-size="10pt" fo:font-weight="normal" officeooo:rsid="079ba3f2" fo:background-color="transparent" loext:char-shading-value="0" style:font-name-asian="Calibri2" style:font-size-asian="8.75pt" style:font-weight-asian="normal" style:font-name-complex="Calibri2" style:font-size-complex="10pt" style:font-weight-complex="normal"/>
    </style:style>
    <style:style style:name="T788" style:family="text">
      <style:text-properties style:use-window-font-color="true" loext:opacity="0%" style:text-position="0% 100%" style:font-name="Calibri2" fo:font-size="10pt" fo:font-weight="normal" officeooo:rsid="07a3d771" fo:background-color="transparent" loext:char-shading-value="0" style:font-name-asian="Calibri2" style:font-size-asian="8.75pt" style:font-weight-asian="normal" style:font-name-complex="Calibri2" style:font-size-complex="10pt" style:font-weight-complex="normal"/>
    </style:style>
    <style:style style:name="T789" style:family="text">
      <style:text-properties style:use-window-font-color="true" loext:opacity="0%" style:text-position="0% 100%" style:font-name="Calibri2" fo:font-size="10pt" fo:font-weight="normal" officeooo:rsid="0799b0ca" fo:background-color="transparent" loext:char-shading-value="0" style:font-name-asian="Calibri2" style:font-size-asian="8.75pt" style:font-weight-asian="normal" style:font-name-complex="Calibri2" style:font-size-complex="10pt" style:font-weight-complex="normal"/>
    </style:style>
    <style:style style:name="T790" style:family="text">
      <style:text-properties style:use-window-font-color="true" loext:opacity="0%" style:text-position="0% 100%" style:font-name="Calibri2" fo:font-size="10pt" fo:font-weight="normal" officeooo:rsid="0128b1d4" fo:background-color="transparent" loext:char-shading-value="0" style:font-name-asian="Calibri2" style:font-size-asian="8.75pt" style:font-weight-asian="normal" style:font-name-complex="Calibri2" style:font-size-complex="10pt" style:font-weight-complex="normal"/>
    </style:style>
    <style:style style:name="T791" style:family="text">
      <style:text-properties style:use-window-font-color="true" loext:opacity="0%" style:text-position="0% 100%" style:font-name="Calibri2" fo:font-size="10pt" fo:font-weight="normal" officeooo:rsid="079c9502" fo:background-color="transparent" loext:char-shading-value="0" style:font-name-asian="Calibri2" style:font-size-asian="8.75pt" style:font-weight-asian="normal" style:font-name-complex="Calibri2" style:font-size-complex="10pt" style:font-weight-complex="normal"/>
    </style:style>
    <style:style style:name="T792" style:family="text">
      <style:text-properties style:use-window-font-color="true" loext:opacity="0%" style:text-position="0% 100%" style:font-name="Calibri2" fo:font-size="10pt" fo:font-weight="normal" officeooo:rsid="079e4dd7" fo:background-color="transparent" loext:char-shading-value="0" style:font-name-asian="Calibri2" style:font-size-asian="8.75pt" style:font-weight-asian="normal" style:font-name-complex="Calibri2" style:font-size-complex="10pt" style:font-weight-complex="normal"/>
    </style:style>
    <style:style style:name="T793" style:family="text">
      <style:text-properties style:use-window-font-color="true" loext:opacity="0%" style:text-position="0% 100%" style:font-name="Calibri2" fo:font-size="10pt" fo:font-weight="normal" officeooo:rsid="0129fdde" fo:background-color="transparent" loext:char-shading-value="0" style:font-name-asian="Calibri2" style:font-size-asian="8.75pt" style:font-weight-asian="normal" style:font-name-complex="Calibri2" style:font-size-complex="10pt" style:font-weight-complex="normal"/>
    </style:style>
    <style:style style:name="T794" style:family="text">
      <style:text-properties style:use-window-font-color="true" loext:opacity="0%" style:text-position="0% 100%" style:font-name="Calibri2" fo:font-size="10pt" fo:font-weight="normal" officeooo:rsid="079f5c76" fo:background-color="transparent" loext:char-shading-value="0" style:font-name-asian="Calibri2" style:font-size-asian="8.75pt" style:font-weight-asian="normal" style:font-name-complex="Calibri2" style:font-size-complex="10pt" style:font-weight-complex="normal"/>
    </style:style>
    <style:style style:name="T795" style:family="text">
      <style:text-properties style:use-window-font-color="true" loext:opacity="0%" style:text-position="0% 100%" style:font-name="Calibri2" fo:font-size="10pt" fo:font-weight="normal" officeooo:rsid="079f96d8" fo:background-color="transparent" loext:char-shading-value="0" style:font-name-asian="Calibri2" style:font-size-asian="8.75pt" style:font-weight-asian="normal" style:font-name-complex="Calibri2" style:font-size-complex="10pt" style:font-weight-complex="normal"/>
    </style:style>
    <style:style style:name="T796" style:family="text">
      <style:text-properties style:use-window-font-color="true" loext:opacity="0%" style:text-position="0% 100%" style:font-name="Calibri2" fo:font-size="10pt" fo:font-weight="normal" officeooo:rsid="012b212a" fo:background-color="transparent" loext:char-shading-value="0" style:font-name-asian="Calibri2" style:font-size-asian="8.75pt" style:font-weight-asian="normal" style:font-name-complex="Calibri2" style:font-size-complex="10pt" style:font-weight-complex="normal"/>
    </style:style>
    <style:style style:name="T797" style:family="text">
      <style:text-properties style:use-window-font-color="true" loext:opacity="0%" style:text-position="0% 100%" style:font-name="Calibri2" fo:font-size="10pt" fo:font-weight="normal" officeooo:rsid="079a9cf1" fo:background-color="transparent" loext:char-shading-value="0" style:font-name-asian="Calibri2" style:font-size-asian="8.75pt" style:font-weight-asian="normal" style:font-name-complex="Calibri2" style:font-size-complex="10pt" style:font-weight-complex="normal"/>
    </style:style>
    <style:style style:name="T798" style:family="text">
      <style:text-properties style:use-window-font-color="true" loext:opacity="0%" style:text-position="0% 100%" style:font-name="Calibri2" fo:font-size="10pt" fo:font-weight="normal" officeooo:rsid="07a15dfa" fo:background-color="transparent" loext:char-shading-value="0" style:font-name-asian="Calibri2" style:font-size-asian="8.75pt" style:font-weight-asian="normal" style:font-name-complex="Calibri2" style:font-size-complex="10pt" style:font-weight-complex="normal"/>
    </style:style>
    <style:style style:name="T799" style:family="text">
      <style:text-properties style:use-window-font-color="true" loext:opacity="0%" style:text-position="0% 100%" style:font-name="Calibri2" fo:font-size="10pt" fo:font-weight="normal" officeooo:rsid="07a1967a" fo:background-color="transparent" loext:char-shading-value="0" style:font-name-asian="Calibri2" style:font-size-asian="8.75pt" style:font-weight-asian="normal" style:font-name-complex="Calibri2" style:font-size-complex="10pt" style:font-weight-complex="normal"/>
    </style:style>
    <style:style style:name="T800" style:family="text">
      <style:text-properties style:use-window-font-color="true" loext:opacity="0%" style:text-position="0% 100%" style:font-name="Calibri2" fo:font-size="10pt" fo:font-weight="normal" officeooo:rsid="012b5840" fo:background-color="transparent" loext:char-shading-value="0" style:font-name-asian="Calibri2" style:font-size-asian="8.75pt" style:font-weight-asian="normal" style:font-name-complex="Calibri2" style:font-size-complex="10pt" style:font-weight-complex="normal"/>
    </style:style>
    <style:style style:name="T801" style:family="text">
      <style:text-properties style:use-window-font-color="true" loext:opacity="0%" style:text-position="0% 100%" style:font-name="Calibri2" fo:font-size="10pt" fo:font-weight="normal" officeooo:rsid="012cfe4e" fo:background-color="transparent" loext:char-shading-value="0" style:font-name-asian="Calibri2" style:font-size-asian="8.75pt" style:font-weight-asian="normal" style:font-name-complex="Calibri2" style:font-size-complex="10pt" style:font-weight-complex="normal"/>
    </style:style>
    <style:style style:name="T802" style:family="text">
      <style:text-properties style:use-window-font-color="true" loext:opacity="0%" style:text-position="0% 100%" style:font-name="Calibri2" fo:font-size="10pt" fo:font-weight="normal" officeooo:rsid="07a5c476" fo:background-color="transparent" loext:char-shading-value="0" style:font-name-asian="Calibri2" style:font-size-asian="8.75pt" style:font-weight-asian="normal" style:font-name-complex="Calibri2" style:font-size-complex="10pt" style:font-weight-complex="normal"/>
    </style:style>
    <style:style style:name="T803" style:family="text">
      <style:text-properties style:use-window-font-color="true" loext:opacity="0%" style:text-position="0% 100%" style:font-name="Calibri2" fo:font-size="10pt" fo:font-weight="normal" officeooo:rsid="012d8874" fo:background-color="transparent" loext:char-shading-value="0" style:font-name-asian="Calibri2" style:font-size-asian="8.75pt" style:font-weight-asian="normal" style:font-name-complex="Calibri2" style:font-size-complex="10pt" style:font-weight-complex="normal"/>
    </style:style>
    <style:style style:name="T804" style:family="text">
      <style:text-properties style:use-window-font-color="true" loext:opacity="0%" style:text-position="0% 100%" style:font-name="Calibri2" fo:font-size="10pt" fo:font-weight="normal" officeooo:rsid="07a6b540" fo:background-color="transparent" loext:char-shading-value="0" style:font-name-asian="Calibri2" style:font-size-asian="8.75pt" style:font-weight-asian="normal" style:font-name-complex="Calibri2" style:font-size-complex="10pt" style:font-weight-complex="normal"/>
    </style:style>
    <style:style style:name="T805" style:family="text">
      <style:text-properties style:use-window-font-color="true" loext:opacity="0%" style:text-position="0% 100%" style:font-name="Calibri2" fo:font-size="10pt" fo:font-weight="normal" officeooo:rsid="012e1fbb" fo:background-color="transparent" loext:char-shading-value="0" style:font-name-asian="Calibri2" style:font-size-asian="8.75pt" style:font-weight-asian="normal" style:font-name-complex="Calibri2" style:font-size-complex="10pt" style:font-weight-complex="normal"/>
    </style:style>
    <style:style style:name="T806" style:family="text">
      <style:text-properties style:use-window-font-color="true" loext:opacity="0%" style:text-position="0% 100%" style:font-name="Calibri2" fo:font-size="10pt" fo:font-weight="normal" officeooo:rsid="012fdf36" fo:background-color="transparent" loext:char-shading-value="0" style:font-name-asian="Calibri2" style:font-size-asian="8.75pt" style:font-weight-asian="normal" style:font-name-complex="Calibri2" style:font-size-complex="10pt" style:font-weight-complex="normal"/>
    </style:style>
    <style:style style:name="T807" style:family="text">
      <style:text-properties style:use-window-font-color="true" loext:opacity="0%" style:text-position="0% 100%" style:font-name="Calibri2" fo:font-size="10pt" fo:font-weight="normal" officeooo:rsid="01312209" fo:background-color="transparent" loext:char-shading-value="0" style:font-name-asian="Calibri2" style:font-size-asian="8.75pt" style:font-weight-asian="normal" style:font-name-complex="Calibri2" style:font-size-complex="10pt" style:font-weight-complex="normal"/>
    </style:style>
    <style:style style:name="T808" style:family="text">
      <style:text-properties style:use-window-font-color="true" loext:opacity="0%" style:text-position="0% 100%" style:font-name="Calibri2" fo:font-size="10pt" fo:font-weight="normal" officeooo:rsid="0133144e" fo:background-color="transparent" loext:char-shading-value="0" style:font-name-asian="Calibri2" style:font-size-asian="8.75pt" style:font-weight-asian="normal" style:font-name-complex="Calibri2" style:font-size-complex="10pt" style:font-weight-complex="normal"/>
    </style:style>
    <style:style style:name="T809" style:family="text">
      <style:text-properties style:use-window-font-color="true" loext:opacity="0%" style:text-position="0% 100%" style:font-name="Calibri2" fo:font-size="10pt" fo:font-weight="normal" officeooo:rsid="0134d5ef" fo:background-color="transparent" loext:char-shading-value="0" style:font-name-asian="Calibri2" style:font-size-asian="8.75pt" style:font-weight-asian="normal" style:font-name-complex="Calibri2" style:font-size-complex="10pt" style:font-weight-complex="normal"/>
    </style:style>
    <style:style style:name="T810" style:family="text">
      <style:text-properties style:use-window-font-color="true" loext:opacity="0%" style:text-position="0% 100%" style:font-name="Calibri2" fo:font-size="10pt" fo:font-weight="normal" officeooo:rsid="01358260" fo:background-color="transparent" loext:char-shading-value="0" style:font-name-asian="Calibri2" style:font-size-asian="8.75pt" style:font-weight-asian="normal" style:font-name-complex="Calibri2" style:font-size-complex="10pt" style:font-weight-complex="normal"/>
    </style:style>
    <style:style style:name="T811" style:family="text">
      <style:text-properties style:use-window-font-color="true" loext:opacity="0%" style:text-position="0% 100%" style:font-name="Calibri2" fo:font-size="10pt" fo:font-weight="normal" officeooo:rsid="01377e64" fo:background-color="transparent" loext:char-shading-value="0" style:font-name-asian="Calibri2" style:font-size-asian="8.75pt" style:font-weight-asian="normal" style:font-name-complex="Calibri2" style:font-size-complex="10pt" style:font-weight-complex="normal"/>
    </style:style>
    <style:style style:name="T812" style:family="text">
      <style:text-properties style:use-window-font-color="true" loext:opacity="0%" style:text-position="0% 100%" style:font-name="Calibri2" fo:font-size="10pt" fo:font-weight="normal" officeooo:rsid="0137caa0" fo:background-color="transparent" loext:char-shading-value="0" style:font-name-asian="Calibri2" style:font-size-asian="8.75pt" style:font-weight-asian="normal" style:font-name-complex="Calibri2" style:font-size-complex="10pt" style:font-weight-complex="normal"/>
    </style:style>
    <style:style style:name="T813" style:family="text">
      <style:text-properties style:use-window-font-color="true" loext:opacity="0%" style:text-position="0% 100%" style:font-name="Calibri2" fo:font-size="10pt" fo:font-weight="normal" officeooo:rsid="01387dbc" fo:background-color="transparent" loext:char-shading-value="0" style:font-name-asian="Calibri2" style:font-size-asian="8.75pt" style:font-weight-asian="normal" style:font-name-complex="Calibri2" style:font-size-complex="10pt" style:font-weight-complex="normal"/>
    </style:style>
    <style:style style:name="T814" style:family="text">
      <style:text-properties style:use-window-font-color="true" loext:opacity="0%" style:text-position="0% 100%" style:font-name="Calibri2" fo:font-size="10pt" fo:font-weight="normal" officeooo:rsid="014bbc33" fo:background-color="transparent" loext:char-shading-value="0" style:font-name-asian="Calibri2" style:font-size-asian="8.75pt" style:font-weight-asian="normal" style:font-name-complex="Calibri2" style:font-size-complex="10pt" style:font-weight-complex="normal"/>
    </style:style>
    <style:style style:name="T815" style:family="text">
      <style:text-properties style:use-window-font-color="true" loext:opacity="0%" style:text-position="0% 100%" style:font-name="Calibri2" fo:font-size="10pt" fo:font-weight="normal" officeooo:rsid="013a36ad" fo:background-color="transparent" loext:char-shading-value="0" style:font-name-asian="Calibri2" style:font-size-asian="8.75pt" style:font-weight-asian="normal" style:font-name-complex="Calibri2" style:font-size-complex="10pt" style:font-weight-complex="normal"/>
    </style:style>
    <style:style style:name="T816" style:family="text">
      <style:text-properties style:use-window-font-color="true" loext:opacity="0%" style:text-position="0% 100%" style:font-name="Calibri2" fo:font-size="10pt" fo:font-weight="normal" officeooo:rsid="013affaa" fo:background-color="transparent" loext:char-shading-value="0" style:font-name-asian="Calibri2" style:font-size-asian="8.75pt" style:font-weight-asian="normal" style:font-name-complex="Calibri2" style:font-size-complex="10pt" style:font-weight-complex="normal"/>
    </style:style>
    <style:style style:name="T817" style:family="text">
      <style:text-properties style:use-window-font-color="true" loext:opacity="0%" style:text-position="0% 100%" style:font-name="Calibri2" fo:font-size="10pt" fo:font-weight="normal" officeooo:rsid="013ccf62" fo:background-color="transparent" loext:char-shading-value="0" style:font-name-asian="Calibri2" style:font-size-asian="8.75pt" style:font-weight-asian="normal" style:font-name-complex="Calibri2" style:font-size-complex="10pt" style:font-weight-complex="normal"/>
    </style:style>
    <style:style style:name="T818" style:family="text">
      <style:text-properties style:use-window-font-color="true" loext:opacity="0%" style:text-position="0% 100%" style:font-name="Calibri2" fo:font-size="10pt" fo:font-weight="normal" officeooo:rsid="013e5117" fo:background-color="transparent" loext:char-shading-value="0" style:font-name-asian="Calibri2" style:font-size-asian="8.75pt" style:font-weight-asian="normal" style:font-name-complex="Calibri2" style:font-size-complex="10pt" style:font-weight-complex="normal"/>
    </style:style>
    <style:style style:name="T819" style:family="text">
      <style:text-properties style:use-window-font-color="true" loext:opacity="0%" style:text-position="0% 100%" style:font-name="Calibri2" fo:font-size="10pt" fo:font-weight="normal" officeooo:rsid="013f0269" fo:background-color="transparent" loext:char-shading-value="0" style:font-name-asian="Calibri2" style:font-size-asian="8.75pt" style:font-weight-asian="normal" style:font-name-complex="Calibri2" style:font-size-complex="10pt" style:font-weight-complex="normal"/>
    </style:style>
    <style:style style:name="T820" style:family="text">
      <style:text-properties style:use-window-font-color="true" loext:opacity="0%" style:text-position="0% 100%" style:font-name="Calibri2" fo:font-size="10pt" fo:font-weight="normal" officeooo:rsid="013fcb24" fo:background-color="transparent" loext:char-shading-value="0" style:font-name-asian="Calibri2" style:font-size-asian="8.75pt" style:font-weight-asian="normal" style:font-name-complex="Calibri2" style:font-size-complex="10pt" style:font-weight-complex="normal"/>
    </style:style>
    <style:style style:name="T821" style:family="text">
      <style:text-properties style:use-window-font-color="true" loext:opacity="0%" style:text-position="0% 100%" style:font-name="Calibri2" fo:font-size="10pt" fo:font-weight="normal" officeooo:rsid="01444efc" fo:background-color="transparent" loext:char-shading-value="0" style:font-name-asian="Calibri2" style:font-size-asian="8.75pt" style:font-weight-asian="normal" style:font-name-complex="Calibri2" style:font-size-complex="10pt" style:font-weight-complex="normal"/>
    </style:style>
    <style:style style:name="T822" style:family="text">
      <style:text-properties style:use-window-font-color="true" loext:opacity="0%" style:text-position="0% 100%" style:font-name="Calibri2" fo:font-size="10pt" fo:font-weight="normal" officeooo:rsid="014158d6" fo:background-color="transparent" loext:char-shading-value="0" style:font-name-asian="Calibri2" style:font-size-asian="8.75pt" style:font-weight-asian="normal" style:font-name-complex="Calibri2" style:font-size-complex="10pt" style:font-weight-complex="normal"/>
    </style:style>
    <style:style style:name="T823" style:family="text">
      <style:text-properties style:use-window-font-color="true" loext:opacity="0%" style:text-position="0% 100%" style:font-name="Calibri2" fo:font-size="10pt" fo:font-weight="normal" officeooo:rsid="07a90fbf" fo:background-color="transparent" loext:char-shading-value="0" style:font-name-asian="Calibri2" style:font-size-asian="8.75pt" style:font-weight-asian="normal" style:font-name-complex="Calibri2" style:font-size-complex="10pt" style:font-weight-complex="normal"/>
    </style:style>
    <style:style style:name="T824" style:family="text">
      <style:text-properties style:use-window-font-color="true" loext:opacity="0%" style:text-position="0% 100%" style:font-name="Calibri2" fo:font-size="10pt" fo:font-weight="normal" officeooo:rsid="07a9febb" fo:background-color="transparent" loext:char-shading-value="0" style:font-name-asian="Calibri2" style:font-size-asian="8.75pt" style:font-weight-asian="normal" style:font-name-complex="Calibri2" style:font-size-complex="10pt" style:font-weight-complex="normal"/>
    </style:style>
    <style:style style:name="T825" style:family="text">
      <style:text-properties style:use-window-font-color="true" loext:opacity="0%" style:text-position="0% 100%" style:font-name="Calibri2" fo:font-size="10pt" fo:font-weight="normal" officeooo:rsid="07aa0e88" fo:background-color="transparent" loext:char-shading-value="0" style:font-name-asian="Calibri2" style:font-size-asian="8.75pt" style:font-weight-asian="normal" style:font-name-complex="Calibri2" style:font-size-complex="10pt" style:font-weight-complex="normal"/>
    </style:style>
    <style:style style:name="T826" style:family="text">
      <style:text-properties style:use-window-font-color="true" loext:opacity="0%" style:text-position="0% 100%" style:font-name="Calibri2" fo:font-size="10pt" fo:font-weight="normal" officeooo:rsid="07ab5006" fo:background-color="transparent" loext:char-shading-value="0" style:font-name-asian="Calibri2" style:font-size-asian="8.75pt" style:font-weight-asian="normal" style:font-name-complex="Calibri2" style:font-size-complex="10pt" style:font-weight-complex="normal"/>
    </style:style>
    <style:style style:name="T827" style:family="text">
      <style:text-properties style:use-window-font-color="true" loext:opacity="0%" style:text-position="0% 100%" style:font-name="Calibri2" fo:font-size="10pt" fo:font-weight="normal" officeooo:rsid="07ad7722" fo:background-color="transparent" loext:char-shading-value="0" style:font-name-asian="Calibri2" style:font-size-asian="8.75pt" style:font-weight-asian="normal" style:font-name-complex="Calibri2" style:font-size-complex="10pt" style:font-weight-complex="normal"/>
    </style:style>
    <style:style style:name="T828" style:family="text">
      <style:text-properties style:use-window-font-color="true" loext:opacity="0%" style:text-position="0% 100%" style:font-name="Calibri2" fo:font-size="10pt" fo:font-weight="normal" officeooo:rsid="07ae67e8" fo:background-color="transparent" loext:char-shading-value="0" style:font-name-asian="Calibri2" style:font-size-asian="8.75pt" style:font-weight-asian="normal" style:font-name-complex="Calibri2" style:font-size-complex="10pt" style:font-weight-complex="normal"/>
    </style:style>
    <style:style style:name="T829" style:family="text">
      <style:text-properties style:use-window-font-color="true" loext:opacity="0%" style:text-position="0% 100%" style:font-name="Calibri2" fo:font-size="10pt" fo:font-weight="normal" officeooo:rsid="07af3a62" fo:background-color="transparent" loext:char-shading-value="0" style:font-name-asian="Calibri2" style:font-size-asian="8.75pt" style:font-weight-asian="normal" style:font-name-complex="Calibri2" style:font-size-complex="10pt" style:font-weight-complex="normal"/>
    </style:style>
    <style:style style:name="T830" style:family="text">
      <style:text-properties style:use-window-font-color="true" loext:opacity="0%" style:text-position="0% 100%" style:font-name="Calibri2" fo:font-size="10pt" fo:font-weight="normal" officeooo:rsid="07b017ed" fo:background-color="transparent" loext:char-shading-value="0" style:font-name-asian="Calibri2" style:font-size-asian="8.75pt" style:font-weight-asian="normal" style:font-name-complex="Calibri2" style:font-size-complex="10pt" style:font-weight-complex="normal"/>
    </style:style>
    <style:style style:name="T831" style:family="text">
      <style:text-properties style:use-window-font-color="true" loext:opacity="0%" style:text-position="0% 100%" style:font-name="Calibri2" fo:font-size="10pt" fo:font-weight="normal" officeooo:rsid="07b1ad23" fo:background-color="transparent" loext:char-shading-value="0" style:font-name-asian="Calibri2" style:font-size-asian="8.75pt" style:font-weight-asian="normal" style:font-name-complex="Calibri2" style:font-size-complex="10pt" style:font-weight-complex="normal"/>
    </style:style>
    <style:style style:name="T832" style:family="text">
      <style:text-properties style:use-window-font-color="true" loext:opacity="0%" style:text-position="0% 100%" style:font-name="Calibri2" fo:font-size="10pt" fo:font-weight="normal" officeooo:rsid="07b3145c" fo:background-color="transparent" loext:char-shading-value="0" style:font-name-asian="Calibri2" style:font-size-asian="8.75pt" style:font-weight-asian="normal" style:font-name-complex="Calibri2" style:font-size-complex="10pt" style:font-weight-complex="normal"/>
    </style:style>
    <style:style style:name="T833" style:family="text">
      <style:text-properties style:use-window-font-color="true" loext:opacity="0%" style:text-position="0% 100%" style:font-name="Calibri2" fo:font-size="10pt" fo:font-weight="normal" officeooo:rsid="07b4b9b4" fo:background-color="transparent" loext:char-shading-value="0" style:font-name-asian="Calibri2" style:font-size-asian="8.75pt" style:font-weight-asian="normal" style:font-name-complex="Calibri2" style:font-size-complex="10pt" style:font-weight-complex="normal"/>
    </style:style>
    <style:style style:name="T834" style:family="text">
      <style:text-properties style:use-window-font-color="true" loext:opacity="0%" style:text-position="0% 100%" style:font-name="Calibri2" fo:font-size="10pt" fo:font-weight="normal" officeooo:rsid="07b56cc1" fo:background-color="transparent" loext:char-shading-value="0" style:font-name-asian="Calibri2" style:font-size-asian="8.75pt" style:font-weight-asian="normal" style:font-name-complex="Calibri2" style:font-size-complex="10pt" style:font-weight-complex="normal"/>
    </style:style>
    <style:style style:name="T835" style:family="text">
      <style:text-properties style:use-window-font-color="true" loext:opacity="0%" style:text-position="0% 100%" style:font-name="Calibri2" fo:font-size="10pt" fo:font-weight="normal" officeooo:rsid="07b58a54" fo:background-color="transparent" loext:char-shading-value="0" style:font-name-asian="Calibri2" style:font-size-asian="8.75pt" style:font-weight-asian="normal" style:font-name-complex="Calibri2" style:font-size-complex="10pt" style:font-weight-complex="normal"/>
    </style:style>
    <style:style style:name="T836" style:family="text">
      <style:text-properties style:use-window-font-color="true" loext:opacity="0%" style:text-position="0% 100%" style:font-name="Calibri2" fo:font-size="10pt" fo:font-weight="normal" officeooo:rsid="07b5f35e" fo:background-color="transparent" loext:char-shading-value="0" style:font-name-asian="Calibri2" style:font-size-asian="8.75pt" style:font-weight-asian="normal" style:font-name-complex="Calibri2" style:font-size-complex="10pt" style:font-weight-complex="normal"/>
    </style:style>
    <style:style style:name="T837" style:family="text">
      <style:text-properties style:use-window-font-color="true" loext:opacity="0%" style:text-position="0% 100%" style:font-name="Calibri2" fo:font-size="10pt" fo:font-weight="normal" officeooo:rsid="07b73630" fo:background-color="transparent" loext:char-shading-value="0" style:font-name-asian="Calibri2" style:font-size-asian="8.75pt" style:font-weight-asian="normal" style:font-name-complex="Calibri2" style:font-size-complex="10pt" style:font-weight-complex="normal"/>
    </style:style>
    <style:style style:name="T838" style:family="text">
      <style:text-properties style:use-window-font-color="true" loext:opacity="0%" style:text-position="0% 100%" style:font-name="Calibri2" fo:font-size="10pt" fo:font-weight="normal" officeooo:rsid="07b921d8" fo:background-color="transparent" loext:char-shading-value="0" style:font-name-asian="Calibri2" style:font-size-asian="8.75pt" style:font-weight-asian="normal" style:font-name-complex="Calibri2" style:font-size-complex="10pt" style:font-weight-complex="normal"/>
    </style:style>
    <style:style style:name="T839" style:family="text">
      <style:text-properties style:use-window-font-color="true" loext:opacity="0%" style:text-position="0% 100%" style:font-name="Calibri2" fo:font-size="10pt" fo:font-weight="normal" officeooo:rsid="07ba6111" fo:background-color="transparent" loext:char-shading-value="0" style:font-name-asian="Calibri2" style:font-size-asian="8.75pt" style:font-weight-asian="normal" style:font-name-complex="Calibri2" style:font-size-complex="10pt" style:font-weight-complex="normal"/>
    </style:style>
    <style:style style:name="T840" style:family="text">
      <style:text-properties style:use-window-font-color="true" loext:opacity="0%" style:text-position="0% 100%" style:font-name="Calibri2" fo:font-size="10pt" fo:font-weight="normal" officeooo:rsid="07bbec63" fo:background-color="transparent" loext:char-shading-value="0" style:font-name-asian="Calibri2" style:font-size-asian="8.75pt" style:font-weight-asian="normal" style:font-name-complex="Calibri2" style:font-size-complex="10pt" style:font-weight-complex="normal"/>
    </style:style>
    <style:style style:name="T841" style:family="text">
      <style:text-properties style:use-window-font-color="true" loext:opacity="0%" style:text-position="0% 100%" style:font-name="Calibri2" fo:font-size="10pt" fo:font-weight="normal" officeooo:rsid="07bcd30e" fo:background-color="transparent" loext:char-shading-value="0" style:font-name-asian="Calibri2" style:font-size-asian="8.75pt" style:font-weight-asian="normal" style:font-name-complex="Calibri2" style:font-size-complex="10pt" style:font-weight-complex="normal"/>
    </style:style>
    <style:style style:name="T842" style:family="text">
      <style:text-properties style:use-window-font-color="true" loext:opacity="0%" style:text-position="0% 100%" style:font-name="Calibri2" fo:font-size="10pt" fo:font-weight="normal" officeooo:rsid="07bd0200" fo:background-color="transparent" loext:char-shading-value="0" style:font-name-asian="Calibri2" style:font-size-asian="8.75pt" style:font-weight-asian="normal" style:font-name-complex="Calibri2" style:font-size-complex="10pt" style:font-weight-complex="normal"/>
    </style:style>
    <style:style style:name="T843" style:family="text">
      <style:text-properties style:use-window-font-color="true" loext:opacity="0%" style:text-position="0% 100%" style:font-name="Calibri2" fo:font-size="10pt" fo:font-weight="normal" officeooo:rsid="07be80f7" fo:background-color="transparent" loext:char-shading-value="0" style:font-name-asian="Calibri2" style:font-size-asian="8.75pt" style:font-weight-asian="normal" style:font-name-complex="Calibri2" style:font-size-complex="10pt" style:font-weight-complex="normal"/>
    </style:style>
    <style:style style:name="T844" style:family="text">
      <style:text-properties style:use-window-font-color="true" loext:opacity="0%" style:text-position="0% 100%" style:font-name="Calibri2" fo:font-size="10pt" fo:font-weight="normal" officeooo:rsid="07bfee67" fo:background-color="transparent" loext:char-shading-value="0" style:font-name-asian="Calibri2" style:font-size-asian="8.75pt" style:font-weight-asian="normal" style:font-name-complex="Calibri2" style:font-size-complex="10pt" style:font-weight-complex="normal"/>
    </style:style>
    <style:style style:name="T845" style:family="text">
      <style:text-properties style:use-window-font-color="true" loext:opacity="0%" style:text-position="0% 100%" style:font-name="Calibri2" fo:font-size="10pt" fo:font-weight="normal" officeooo:rsid="07c1a680" fo:background-color="transparent" loext:char-shading-value="0" style:font-name-asian="Calibri2" style:font-size-asian="8.75pt" style:font-weight-asian="normal" style:font-name-complex="Calibri2" style:font-size-complex="10pt" style:font-weight-complex="normal"/>
    </style:style>
    <style:style style:name="T846" style:family="text">
      <style:text-properties style:use-window-font-color="true" loext:opacity="0%" style:text-position="0% 100%" style:font-name="Calibri2" fo:font-size="10pt" fo:font-weight="normal" officeooo:rsid="07c2360f" fo:background-color="transparent" loext:char-shading-value="0" style:font-name-asian="Calibri2" style:font-size-asian="8.75pt" style:font-weight-asian="normal" style:font-name-complex="Calibri2" style:font-size-complex="10pt" style:font-weight-complex="normal"/>
    </style:style>
    <style:style style:name="T847" style:family="text">
      <style:text-properties style:use-window-font-color="true" loext:opacity="0%" style:text-position="0% 100%" style:font-name="Calibri2" fo:font-size="10pt" fo:font-weight="normal" officeooo:rsid="07c78185" fo:background-color="transparent" loext:char-shading-value="0" style:font-name-asian="Calibri2" style:font-size-asian="8.75pt" style:font-weight-asian="normal" style:font-name-complex="Calibri2" style:font-size-complex="10pt" style:font-weight-complex="normal"/>
    </style:style>
    <style:style style:name="T848" style:family="text">
      <style:text-properties style:use-window-font-color="true" loext:opacity="0%" style:text-position="0% 100%" style:font-name="Calibri2" fo:font-size="10pt" fo:font-weight="normal" officeooo:rsid="07c7cf03" fo:background-color="transparent" loext:char-shading-value="0" style:font-name-asian="Calibri2" style:font-size-asian="8.75pt" style:font-weight-asian="normal" style:font-name-complex="Calibri2" style:font-size-complex="10pt" style:font-weight-complex="normal"/>
    </style:style>
    <style:style style:name="T849" style:family="text">
      <style:text-properties style:use-window-font-color="true" loext:opacity="0%" style:text-position="0% 100%" style:font-name="Calibri2" fo:font-size="10pt" fo:font-weight="normal" officeooo:rsid="07c8177d" fo:background-color="transparent" loext:char-shading-value="0" style:font-name-asian="Calibri2" style:font-size-asian="8.75pt" style:font-weight-asian="normal" style:font-name-complex="Calibri2" style:font-size-complex="10pt" style:font-weight-complex="normal"/>
    </style:style>
    <style:style style:name="T850" style:family="text">
      <style:text-properties style:use-window-font-color="true" loext:opacity="0%" style:text-position="0% 100%" style:font-name="Calibri2" fo:font-size="10pt" fo:font-weight="normal" officeooo:rsid="07c87da3" fo:background-color="transparent" loext:char-shading-value="0" style:font-name-asian="Calibri2" style:font-size-asian="8.75pt" style:font-weight-asian="normal" style:font-name-complex="Calibri2" style:font-size-complex="10pt" style:font-weight-complex="normal"/>
    </style:style>
    <style:style style:name="T851" style:family="text">
      <style:text-properties style:use-window-font-color="true" loext:opacity="0%" style:text-position="0% 100%" style:font-name="Calibri2" fo:font-size="10pt" fo:font-weight="normal" officeooo:rsid="07c9c47a" fo:background-color="transparent" loext:char-shading-value="0" style:font-name-asian="Calibri2" style:font-size-asian="8.75pt" style:font-weight-asian="normal" style:font-name-complex="Calibri2" style:font-size-complex="10pt" style:font-weight-complex="normal"/>
    </style:style>
    <style:style style:name="T852" style:family="text">
      <style:text-properties style:use-window-font-color="true" loext:opacity="0%" style:text-position="0% 100%" style:font-name="Calibri2" fo:font-size="10pt" fo:font-weight="normal" officeooo:rsid="07cb4bc9" fo:background-color="transparent" loext:char-shading-value="0" style:font-name-asian="Calibri2" style:font-size-asian="8.75pt" style:font-weight-asian="normal" style:font-name-complex="Calibri2" style:font-size-complex="10pt" style:font-weight-complex="normal"/>
    </style:style>
    <style:style style:name="T853" style:family="text">
      <style:text-properties style:use-window-font-color="true" loext:opacity="0%" style:text-position="0% 100%" style:font-name="Calibri2" fo:font-size="10pt" fo:font-weight="normal" officeooo:rsid="07cc67d7" fo:background-color="transparent" loext:char-shading-value="0" style:font-name-asian="Calibri2" style:font-size-asian="8.75pt" style:font-weight-asian="normal" style:font-name-complex="Calibri2" style:font-size-complex="10pt" style:font-weight-complex="normal"/>
    </style:style>
    <style:style style:name="T854" style:family="text">
      <style:text-properties style:use-window-font-color="true" loext:opacity="0%" style:text-position="0% 100%" style:font-name="Calibri2" fo:font-size="10pt" fo:font-weight="normal" officeooo:rsid="07ccad92" fo:background-color="transparent" loext:char-shading-value="0" style:font-name-asian="Calibri2" style:font-size-asian="8.75pt" style:font-weight-asian="normal" style:font-name-complex="Calibri2" style:font-size-complex="10pt" style:font-weight-complex="normal"/>
    </style:style>
    <style:style style:name="T855" style:family="text">
      <style:text-properties style:use-window-font-color="true" loext:opacity="0%" style:text-position="0% 100%" style:font-name="Calibri2" fo:font-size="10pt" fo:font-weight="normal" officeooo:rsid="07cd31b7" fo:background-color="transparent" loext:char-shading-value="0" style:font-name-asian="Calibri2" style:font-size-asian="8.75pt" style:font-weight-asian="normal" style:font-name-complex="Calibri2" style:font-size-complex="10pt" style:font-weight-complex="normal"/>
    </style:style>
    <style:style style:name="T856" style:family="text">
      <style:text-properties style:use-window-font-color="true" loext:opacity="0%" style:text-position="0% 100%" style:font-name="Calibri2" fo:font-size="10pt" fo:font-weight="normal" officeooo:rsid="07cd4061" fo:background-color="transparent" loext:char-shading-value="0" style:font-name-asian="Calibri2" style:font-size-asian="8.75pt" style:font-weight-asian="normal" style:font-name-complex="Calibri2" style:font-size-complex="10pt" style:font-weight-complex="normal"/>
    </style:style>
    <style:style style:name="T857" style:family="text">
      <style:text-properties style:use-window-font-color="true" loext:opacity="0%" style:text-position="0% 100%" style:font-name="Calibri2" fo:font-size="10pt" fo:font-weight="normal" officeooo:rsid="07cf1954" fo:background-color="transparent" loext:char-shading-value="0" style:font-name-asian="Calibri2" style:font-size-asian="8.75pt" style:font-weight-asian="normal" style:font-name-complex="Calibri2" style:font-size-complex="10pt" style:font-weight-complex="normal"/>
    </style:style>
    <style:style style:name="T858" style:family="text">
      <style:text-properties style:use-window-font-color="true" loext:opacity="0%" style:text-position="0% 100%" style:font-name="Calibri2" fo:font-size="10pt" fo:font-weight="normal" officeooo:rsid="07d09992" fo:background-color="transparent" loext:char-shading-value="0" style:font-name-asian="Calibri2" style:font-size-asian="8.75pt" style:font-weight-asian="normal" style:font-name-complex="Calibri2" style:font-size-complex="10pt" style:font-weight-complex="normal"/>
    </style:style>
    <style:style style:name="T859" style:family="text">
      <style:text-properties style:use-window-font-color="true" loext:opacity="0%" style:text-position="0% 100%" style:font-name="Calibri2" fo:font-size="10pt" fo:font-weight="normal" officeooo:rsid="07d20c48" fo:background-color="transparent" loext:char-shading-value="0" style:font-name-asian="Calibri2" style:font-size-asian="8.75pt" style:font-weight-asian="normal" style:font-name-complex="Calibri2" style:font-size-complex="10pt" style:font-weight-complex="normal"/>
    </style:style>
    <style:style style:name="T860" style:family="text">
      <style:text-properties style:use-window-font-color="true" loext:opacity="0%" style:text-position="0% 100%" style:font-name="Calibri2" fo:font-size="10pt" fo:font-weight="normal" officeooo:rsid="07d3b0c1" fo:background-color="transparent" loext:char-shading-value="0" style:font-name-asian="Calibri2" style:font-size-asian="8.75pt" style:font-weight-asian="normal" style:font-name-complex="Calibri2" style:font-size-complex="10pt" style:font-weight-complex="normal"/>
    </style:style>
    <style:style style:name="T861" style:family="text">
      <style:text-properties style:use-window-font-color="true" loext:opacity="0%" style:text-position="0% 100%" style:font-name="Calibri2" fo:font-size="10pt" fo:font-weight="normal" officeooo:rsid="07d429e4" fo:background-color="transparent" loext:char-shading-value="0" style:font-name-asian="Calibri2" style:font-size-asian="8.75pt" style:font-weight-asian="normal" style:font-name-complex="Calibri2" style:font-size-complex="10pt" style:font-weight-complex="normal"/>
    </style:style>
    <style:style style:name="T862" style:family="text">
      <style:text-properties style:use-window-font-color="true" loext:opacity="0%" style:text-position="0% 100%" style:font-name="Calibri2" fo:font-size="10pt" fo:font-weight="normal" officeooo:rsid="07d5fe9a" fo:background-color="transparent" loext:char-shading-value="0" style:font-name-asian="Calibri2" style:font-size-asian="8.75pt" style:font-weight-asian="normal" style:font-name-complex="Calibri2" style:font-size-complex="10pt" style:font-weight-complex="normal"/>
    </style:style>
    <style:style style:name="T863" style:family="text">
      <style:text-properties style:use-window-font-color="true" loext:opacity="0%" style:text-position="0% 100%" style:font-name="Calibri2" fo:font-size="10pt" fo:font-weight="normal" officeooo:rsid="07d70bd9" fo:background-color="transparent" loext:char-shading-value="0" style:font-name-asian="Calibri2" style:font-size-asian="8.75pt" style:font-weight-asian="normal" style:font-name-complex="Calibri2" style:font-size-complex="10pt" style:font-weight-complex="normal"/>
    </style:style>
    <style:style style:name="T864" style:family="text">
      <style:text-properties style:use-window-font-color="true" loext:opacity="0%" style:text-position="0% 100%" style:font-name="Calibri2" fo:font-size="10pt" fo:font-weight="normal" officeooo:rsid="07d91968" fo:background-color="transparent" loext:char-shading-value="0" style:font-name-asian="Calibri2" style:font-size-asian="8.75pt" style:font-weight-asian="normal" style:font-name-complex="Calibri2" style:font-size-complex="10pt" style:font-weight-complex="normal"/>
    </style:style>
    <style:style style:name="T865" style:family="text">
      <style:text-properties style:use-window-font-color="true" loext:opacity="0%" style:text-position="0% 100%" style:font-name="Calibri2" fo:font-size="10pt" fo:font-weight="normal" officeooo:rsid="01426b75" fo:background-color="transparent" loext:char-shading-value="0" style:font-name-asian="Calibri2" style:font-size-asian="8.75pt" style:font-weight-asian="normal" style:font-name-complex="Calibri2" style:font-size-complex="10pt" style:font-weight-complex="normal"/>
    </style:style>
    <style:style style:name="T866" style:family="text">
      <style:text-properties style:use-window-font-color="true" loext:opacity="0%" style:text-position="0% 100%" style:font-name="Calibri2" fo:font-size="10pt" fo:font-weight="normal" officeooo:rsid="07d757b9" fo:background-color="transparent" loext:char-shading-value="0" style:font-name-asian="Calibri2" style:font-size-asian="8.75pt" style:font-weight-asian="normal" style:font-name-complex="Calibri2" style:font-size-complex="10pt" style:font-weight-complex="normal"/>
    </style:style>
    <style:style style:name="T867" style:family="text">
      <style:text-properties style:use-window-font-color="true" loext:opacity="0%" style:text-position="0% 100%" style:font-name="Calibri2" fo:font-size="10pt" fo:font-weight="normal" officeooo:rsid="07e4ecff" fo:background-color="transparent" loext:char-shading-value="0" style:font-name-asian="Calibri2" style:font-size-asian="8.75pt" style:font-weight-asian="normal" style:font-name-complex="Calibri2" style:font-size-complex="10pt" style:font-weight-complex="normal"/>
    </style:style>
    <style:style style:name="T868" style:family="text">
      <style:text-properties style:use-window-font-color="true" loext:opacity="0%" style:text-position="0% 100%" style:font-name="Calibri2" fo:font-size="10pt" fo:font-weight="normal" officeooo:rsid="07e5bf92" fo:background-color="transparent" loext:char-shading-value="0" style:font-name-asian="Calibri2" style:font-size-asian="8.75pt" style:font-weight-asian="normal" style:font-name-complex="Calibri2" style:font-size-complex="10pt" style:font-weight-complex="normal"/>
    </style:style>
    <style:style style:name="T869" style:family="text">
      <style:text-properties style:use-window-font-color="true" loext:opacity="0%" style:text-position="0% 100%" style:font-name="Calibri2" fo:font-size="10pt" fo:font-weight="normal" officeooo:rsid="07da8f09" fo:background-color="transparent" loext:char-shading-value="0" style:font-name-asian="Calibri2" style:font-size-asian="8.75pt" style:font-weight-asian="normal" style:font-name-complex="Calibri2" style:font-size-complex="10pt" style:font-weight-complex="normal"/>
    </style:style>
    <style:style style:name="T870" style:family="text">
      <style:text-properties style:use-window-font-color="true" loext:opacity="0%" style:text-position="0% 100%" style:font-name="Calibri2" fo:font-size="10pt" fo:font-weight="normal" officeooo:rsid="07dc16c5" fo:background-color="transparent" loext:char-shading-value="0" style:font-name-asian="Calibri2" style:font-size-asian="8.75pt" style:font-weight-asian="normal" style:font-name-complex="Calibri2" style:font-size-complex="10pt" style:font-weight-complex="normal"/>
    </style:style>
    <style:style style:name="T871" style:family="text">
      <style:text-properties style:use-window-font-color="true" loext:opacity="0%" style:text-position="0% 100%" style:font-name="Calibri2" fo:font-size="10pt" fo:font-weight="normal" officeooo:rsid="07dfb432" fo:background-color="transparent" loext:char-shading-value="0" style:font-name-asian="Calibri2" style:font-size-asian="8.75pt" style:font-weight-asian="normal" style:font-name-complex="Calibri2" style:font-size-complex="10pt" style:font-weight-complex="normal"/>
    </style:style>
    <style:style style:name="T872" style:family="text">
      <style:text-properties style:use-window-font-color="true" loext:opacity="0%" style:text-position="0% 100%" style:font-name="Calibri2" fo:font-size="10pt" fo:font-weight="normal" officeooo:rsid="07dde5a1" fo:background-color="transparent" loext:char-shading-value="0" style:font-name-asian="Calibri2" style:font-size-asian="8.75pt" style:font-weight-asian="normal" style:font-name-complex="Calibri2" style:font-size-complex="10pt" style:font-weight-complex="normal"/>
    </style:style>
    <style:style style:name="T873" style:family="text">
      <style:text-properties style:use-window-font-color="true" loext:opacity="0%" style:text-position="0% 100%" style:font-name="Calibri2" fo:font-size="10pt" fo:font-weight="normal" officeooo:rsid="07df63d9" fo:background-color="transparent" loext:char-shading-value="0" style:font-name-asian="Calibri2" style:font-size-asian="8.75pt" style:font-weight-asian="normal" style:font-name-complex="Calibri2" style:font-size-complex="10pt" style:font-weight-complex="normal"/>
    </style:style>
    <style:style style:name="T874" style:family="text">
      <style:text-properties style:use-window-font-color="true" loext:opacity="0%" style:text-position="0% 100%" style:font-name="Calibri2" fo:font-size="10pt" fo:font-weight="normal" officeooo:rsid="07e0b221" fo:background-color="transparent" loext:char-shading-value="0" style:font-name-asian="Calibri2" style:font-size-asian="8.75pt" style:font-weight-asian="normal" style:font-name-complex="Calibri2" style:font-size-complex="10pt" style:font-weight-complex="normal"/>
    </style:style>
    <style:style style:name="T875" style:family="text">
      <style:text-properties style:use-window-font-color="true" loext:opacity="0%" style:text-position="0% 100%" style:font-name="Calibri2" fo:font-size="10pt" fo:font-weight="normal" officeooo:rsid="07e1bef9" fo:background-color="transparent" loext:char-shading-value="0" style:font-name-asian="Calibri2" style:font-size-asian="8.75pt" style:font-weight-asian="normal" style:font-name-complex="Calibri2" style:font-size-complex="10pt" style:font-weight-complex="normal"/>
    </style:style>
    <style:style style:name="T876" style:family="text">
      <style:text-properties style:use-window-font-color="true" loext:opacity="0%" style:text-position="0% 100%" style:font-name="Calibri2" fo:font-size="10pt" fo:font-weight="normal" officeooo:rsid="07e25500" fo:background-color="transparent" loext:char-shading-value="0" style:font-name-asian="Calibri2" style:font-size-asian="8.75pt" style:font-weight-asian="normal" style:font-name-complex="Calibri2" style:font-size-complex="10pt" style:font-weight-complex="normal"/>
    </style:style>
    <style:style style:name="T877" style:family="text">
      <style:text-properties style:use-window-font-color="true" loext:opacity="0%" style:text-position="0% 100%" style:font-name="Calibri2" fo:font-size="10pt" fo:font-weight="normal" officeooo:rsid="07e2d694" fo:background-color="transparent" loext:char-shading-value="0" style:font-name-asian="Calibri2" style:font-size-asian="8.75pt" style:font-weight-asian="normal" style:font-name-complex="Calibri2" style:font-size-complex="10pt" style:font-weight-complex="normal"/>
    </style:style>
    <style:style style:name="T878" style:family="text">
      <style:text-properties style:use-window-font-color="true" loext:opacity="0%" style:text-position="0% 100%" style:font-name="Calibri2" fo:font-size="10pt" fo:font-weight="normal" officeooo:rsid="0146b0c1" fo:background-color="transparent" loext:char-shading-value="0" style:font-name-asian="Calibri2" style:font-size-asian="8.75pt" style:font-weight-asian="normal" style:font-name-complex="Calibri2" style:font-size-complex="10pt" style:font-weight-complex="normal"/>
    </style:style>
    <style:style style:name="T879" style:family="text">
      <style:text-properties style:use-window-font-color="true" loext:opacity="0%" style:text-position="0% 100%" style:font-name="Calibri2" fo:font-size="10pt" fo:font-weight="normal" officeooo:rsid="07e418e3" fo:background-color="transparent" loext:char-shading-value="0" style:font-name-asian="Calibri2" style:font-size-asian="8.75pt" style:font-weight-asian="normal" style:font-name-complex="Calibri2" style:font-size-complex="10pt" style:font-weight-complex="normal"/>
    </style:style>
    <style:style style:name="T880" style:family="text">
      <style:text-properties style:use-window-font-color="true" loext:opacity="0%" style:text-position="0% 100%" style:font-name="Calibri2" fo:font-size="10pt" fo:font-weight="normal" officeooo:rsid="01488951" fo:background-color="transparent" loext:char-shading-value="0" style:font-name-asian="Calibri2" style:font-size-asian="8.75pt" style:font-weight-asian="normal" style:font-name-complex="Calibri2" style:font-size-complex="10pt" style:font-weight-complex="normal"/>
    </style:style>
    <style:style style:name="T881" style:family="text">
      <style:text-properties style:use-window-font-color="true" loext:opacity="0%" style:text-position="0% 100%" style:font-name="Calibri2" fo:font-size="10pt" fo:font-weight="normal" officeooo:rsid="0148fc60" fo:background-color="transparent" loext:char-shading-value="0" style:font-name-asian="Calibri2" style:font-size-asian="8.75pt" style:font-weight-asian="normal" style:font-name-complex="Calibri2" style:font-size-complex="10pt" style:font-weight-complex="normal"/>
    </style:style>
    <style:style style:name="T882" style:family="text">
      <style:text-properties style:use-window-font-color="true" loext:opacity="0%" style:text-position="0% 100%" style:font-name="Calibri2" fo:font-size="10pt" fo:font-weight="normal" officeooo:rsid="01499d5e" fo:background-color="transparent" loext:char-shading-value="0" style:font-name-asian="Calibri2" style:font-size-asian="8.75pt" style:font-weight-asian="normal" style:font-name-complex="Calibri2" style:font-size-complex="10pt" style:font-weight-complex="normal"/>
    </style:style>
    <style:style style:name="T883" style:family="text">
      <style:text-properties style:use-window-font-color="true" loext:opacity="0%" style:text-position="0% 100%" style:font-name="Calibri2" fo:font-size="10pt" fo:font-weight="normal" officeooo:rsid="014e7250" fo:background-color="transparent" loext:char-shading-value="0" style:font-name-asian="Calibri2" style:font-size-asian="8.75pt" style:font-weight-asian="normal" style:font-name-complex="Calibri2" style:font-size-complex="10pt" style:font-weight-complex="normal"/>
    </style:style>
    <style:style style:name="T884" style:family="text">
      <style:text-properties style:use-window-font-color="true" loext:opacity="0%" style:text-position="0% 100%" style:font-name="Calibri2" fo:font-size="10pt" fo:font-weight="normal" officeooo:rsid="015233dc" fo:background-color="transparent" loext:char-shading-value="0" style:font-name-asian="Calibri2" style:font-size-asian="8.75pt" style:font-weight-asian="normal" style:font-name-complex="Calibri2" style:font-size-complex="10pt" style:font-weight-complex="normal"/>
    </style:style>
    <style:style style:name="T885" style:family="text">
      <style:text-properties style:use-window-font-color="true" loext:opacity="0%" style:text-position="0% 100%" style:font-name="Calibri2" fo:font-size="10pt" fo:font-weight="normal" officeooo:rsid="01550705" fo:background-color="transparent" loext:char-shading-value="0" style:font-name-asian="Calibri2" style:font-size-asian="8.75pt" style:font-weight-asian="normal" style:font-name-complex="Calibri2" style:font-size-complex="10pt" style:font-weight-complex="normal"/>
    </style:style>
    <style:style style:name="T886" style:family="text">
      <style:text-properties style:use-window-font-color="true" loext:opacity="0%" style:text-position="0% 100%" style:font-name="Calibri2" fo:font-size="10pt" fo:font-weight="normal" officeooo:rsid="015866d6" fo:background-color="transparent" loext:char-shading-value="0" style:font-name-asian="Calibri2" style:font-size-asian="8.75pt" style:font-weight-asian="normal" style:font-name-complex="Calibri2" style:font-size-complex="10pt" style:font-weight-complex="normal"/>
    </style:style>
    <style:style style:name="T887" style:family="text">
      <style:text-properties style:use-window-font-color="true" loext:opacity="0%" style:text-position="0% 100%" style:font-name="Calibri2" fo:font-size="10pt" fo:font-weight="normal" officeooo:rsid="01569b2c" fo:background-color="transparent" loext:char-shading-value="0" style:font-name-asian="Calibri2" style:font-size-asian="8.75pt" style:font-weight-asian="normal" style:font-name-complex="Calibri2" style:font-size-complex="10pt" style:font-weight-complex="normal"/>
    </style:style>
    <style:style style:name="T888" style:family="text">
      <style:text-properties style:use-window-font-color="true" loext:opacity="0%" style:text-position="0% 100%" style:font-name="Calibri2" fo:font-size="10pt" fo:font-weight="normal" officeooo:rsid="0159e4e3" fo:background-color="transparent" loext:char-shading-value="0" style:font-name-asian="Calibri2" style:font-size-asian="8.75pt" style:font-weight-asian="normal" style:font-name-complex="Calibri2" style:font-size-complex="10pt" style:font-weight-complex="normal"/>
    </style:style>
    <style:style style:name="T889" style:family="text">
      <style:text-properties style:use-window-font-color="true" loext:opacity="0%" style:text-position="0% 100%" style:font-name="Calibri2" fo:font-size="10pt" fo:font-weight="normal" officeooo:rsid="015aadc3" fo:background-color="transparent" loext:char-shading-value="0" style:font-name-asian="Calibri2" style:font-size-asian="8.75pt" style:font-weight-asian="normal" style:font-name-complex="Calibri2" style:font-size-complex="10pt" style:font-weight-complex="normal"/>
    </style:style>
    <style:style style:name="T890" style:family="text">
      <style:text-properties style:use-window-font-color="true" loext:opacity="0%" style:text-position="0% 100%" style:font-name="Calibri2" fo:font-size="10pt" fo:font-weight="normal" officeooo:rsid="015d6918" fo:background-color="transparent" loext:char-shading-value="0" style:font-name-asian="Calibri2" style:font-size-asian="8.75pt" style:font-weight-asian="normal" style:font-name-complex="Calibri2" style:font-size-complex="10pt" style:font-weight-complex="normal"/>
    </style:style>
    <style:style style:name="T891" style:family="text">
      <style:text-properties style:use-window-font-color="true" loext:opacity="0%" style:text-position="0% 100%" style:font-name="Calibri2" fo:font-size="10pt" fo:font-weight="normal" officeooo:rsid="015f10ab" fo:background-color="transparent" loext:char-shading-value="0" style:font-name-asian="Calibri2" style:font-size-asian="8.75pt" style:font-weight-asian="normal" style:font-name-complex="Calibri2" style:font-size-complex="10pt" style:font-weight-complex="normal"/>
    </style:style>
    <style:style style:name="T892" style:family="text">
      <style:text-properties style:use-window-font-color="true" loext:opacity="0%" style:text-position="0% 100%" style:font-name="Calibri2" fo:font-size="10pt" fo:font-weight="normal" officeooo:rsid="015f1d7f" fo:background-color="transparent" loext:char-shading-value="0" style:font-name-asian="Calibri2" style:font-size-asian="8.75pt" style:font-weight-asian="normal" style:font-name-complex="Calibri2" style:font-size-complex="10pt" style:font-weight-complex="normal"/>
    </style:style>
    <style:style style:name="T893" style:family="text">
      <style:text-properties style:use-window-font-color="true" loext:opacity="0%" style:text-position="0% 100%" style:font-name="Calibri2" fo:font-size="10pt" fo:font-weight="normal" officeooo:rsid="016176e2" fo:background-color="transparent" loext:char-shading-value="0" style:font-name-asian="Calibri2" style:font-size-asian="8.75pt" style:font-weight-asian="normal" style:font-name-complex="Calibri2" style:font-size-complex="10pt" style:font-weight-complex="normal"/>
    </style:style>
    <style:style style:name="T894" style:family="text">
      <style:text-properties style:use-window-font-color="true" loext:opacity="0%" style:text-position="0% 100%" style:font-name="Calibri2" fo:font-size="10pt" fo:font-weight="normal" officeooo:rsid="01617eec" fo:background-color="transparent" loext:char-shading-value="0" style:font-name-asian="Calibri2" style:font-size-asian="8.75pt" style:font-weight-asian="normal" style:font-name-complex="Calibri2" style:font-size-complex="10pt" style:font-weight-complex="normal"/>
    </style:style>
    <style:style style:name="T895" style:family="text">
      <style:text-properties style:use-window-font-color="true" loext:opacity="0%" style:text-position="0% 100%" style:font-name="Calibri2" fo:font-size="10pt" fo:font-weight="normal" officeooo:rsid="0162ef48" fo:background-color="transparent" loext:char-shading-value="0" style:font-name-asian="Calibri2" style:font-size-asian="8.75pt" style:font-weight-asian="normal" style:font-name-complex="Calibri2" style:font-size-complex="10pt" style:font-weight-complex="normal"/>
    </style:style>
    <style:style style:name="T896" style:family="text">
      <style:text-properties style:use-window-font-color="true" loext:opacity="0%" style:text-position="0% 100%" style:font-name="Calibri2" fo:font-size="10pt" fo:font-weight="normal" officeooo:rsid="0165edde" fo:background-color="transparent" loext:char-shading-value="0" style:font-name-asian="Calibri2" style:font-size-asian="8.75pt" style:font-weight-asian="normal" style:font-name-complex="Calibri2" style:font-size-complex="10pt" style:font-weight-complex="normal"/>
    </style:style>
    <style:style style:name="T897" style:family="text">
      <style:text-properties style:use-window-font-color="true" loext:opacity="0%" style:text-position="0% 100%" style:font-name="Calibri2" fo:font-size="10pt" fo:font-weight="normal" officeooo:rsid="0167676d" fo:background-color="transparent" loext:char-shading-value="0" style:font-name-asian="Calibri2" style:font-size-asian="8.75pt" style:font-weight-asian="normal" style:font-name-complex="Calibri2" style:font-size-complex="10pt" style:font-weight-complex="normal"/>
    </style:style>
    <style:style style:name="T898" style:family="text">
      <style:text-properties style:use-window-font-color="true" loext:opacity="0%" style:text-position="0% 100%" style:font-name="Calibri2" fo:font-size="10pt" fo:font-weight="normal" officeooo:rsid="01695ddf" fo:background-color="transparent" loext:char-shading-value="0" style:font-name-asian="Calibri2" style:font-size-asian="8.75pt" style:font-weight-asian="normal" style:font-name-complex="Calibri2" style:font-size-complex="10pt" style:font-weight-complex="normal"/>
    </style:style>
    <style:style style:name="T899" style:family="text">
      <style:text-properties style:use-window-font-color="true" loext:opacity="0%" style:text-position="0% 100%" style:font-name="Calibri2" fo:font-size="10pt" fo:font-weight="normal" officeooo:rsid="0169b84a" fo:background-color="transparent" loext:char-shading-value="0" style:font-name-asian="Calibri2" style:font-size-asian="8.75pt" style:font-weight-asian="normal" style:font-name-complex="Calibri2" style:font-size-complex="10pt" style:font-weight-complex="normal"/>
    </style:style>
    <style:style style:name="T900" style:family="text">
      <style:text-properties style:use-window-font-color="true" loext:opacity="0%" style:text-position="0% 100%" style:font-name="Calibri2" fo:font-size="10pt" fo:font-weight="normal" officeooo:rsid="0169dd8a" fo:background-color="transparent" loext:char-shading-value="0" style:font-name-asian="Calibri2" style:font-size-asian="8.75pt" style:font-weight-asian="normal" style:font-name-complex="Calibri2" style:font-size-complex="10pt" style:font-weight-complex="normal"/>
    </style:style>
    <style:style style:name="T901" style:family="text">
      <style:text-properties style:use-window-font-color="true" loext:opacity="0%" style:text-position="0% 100%" style:font-name="Calibri2" fo:font-size="10pt" fo:font-weight="normal" officeooo:rsid="016a322e" fo:background-color="transparent" loext:char-shading-value="0" style:font-name-asian="Calibri2" style:font-size-asian="8.75pt" style:font-weight-asian="normal" style:font-name-complex="Calibri2" style:font-size-complex="10pt" style:font-weight-complex="normal"/>
    </style:style>
    <style:style style:name="T902" style:family="text">
      <style:text-properties style:use-window-font-color="true" loext:opacity="0%" style:text-position="0% 100%" style:font-name="Calibri2" fo:font-size="10pt" fo:font-weight="normal" officeooo:rsid="016b5912" fo:background-color="transparent" loext:char-shading-value="0" style:font-name-asian="Calibri2" style:font-size-asian="8.75pt" style:font-weight-asian="normal" style:font-name-complex="Calibri2" style:font-size-complex="10pt" style:font-weight-complex="normal"/>
    </style:style>
    <style:style style:name="T903" style:family="text">
      <style:text-properties style:use-window-font-color="true" loext:opacity="0%" style:text-position="0% 100%" style:font-name="Calibri2" fo:font-size="10pt" fo:font-weight="normal" officeooo:rsid="016d2aa8" fo:background-color="transparent" loext:char-shading-value="0" style:font-name-asian="Calibri2" style:font-size-asian="8.75pt" style:font-weight-asian="normal" style:font-name-complex="Calibri2" style:font-size-complex="10pt" style:font-weight-complex="normal"/>
    </style:style>
    <style:style style:name="T904" style:family="text">
      <style:text-properties style:use-window-font-color="true" loext:opacity="0%" style:text-position="0% 100%" style:font-name="Calibri2" fo:font-size="10pt" fo:font-weight="normal" officeooo:rsid="016ea074" fo:background-color="transparent" loext:char-shading-value="0" style:font-name-asian="Calibri2" style:font-size-asian="8.75pt" style:font-weight-asian="normal" style:font-name-complex="Calibri2" style:font-size-complex="10pt" style:font-weight-complex="normal"/>
    </style:style>
    <style:style style:name="T905" style:family="text">
      <style:text-properties style:use-window-font-color="true" loext:opacity="0%" style:text-position="0% 100%" style:font-name="Calibri2" fo:font-size="10pt" fo:font-weight="normal" officeooo:rsid="016faa91" fo:background-color="transparent" loext:char-shading-value="0" style:font-name-asian="Calibri2" style:font-size-asian="8.75pt" style:font-weight-asian="normal" style:font-name-complex="Calibri2" style:font-size-complex="10pt" style:font-weight-complex="normal"/>
    </style:style>
    <style:style style:name="T906" style:family="text">
      <style:text-properties style:use-window-font-color="true" loext:opacity="0%" style:text-position="0% 100%" style:font-name="Calibri2" fo:font-size="10pt" fo:font-weight="normal" officeooo:rsid="01704b34" fo:background-color="transparent" loext:char-shading-value="0" style:font-name-asian="Calibri2" style:font-size-asian="8.75pt" style:font-weight-asian="normal" style:font-name-complex="Calibri2" style:font-size-complex="10pt" style:font-weight-complex="normal"/>
    </style:style>
    <style:style style:name="T907" style:family="text">
      <style:text-properties style:use-window-font-color="true" loext:opacity="0%" style:text-position="0% 100%" style:font-name="Calibri2" fo:font-size="10pt" fo:font-weight="normal" officeooo:rsid="0171ff4f" fo:background-color="transparent" loext:char-shading-value="0" style:font-name-asian="Calibri2" style:font-size-asian="8.75pt" style:font-weight-asian="normal" style:font-name-complex="Calibri2" style:font-size-complex="10pt" style:font-weight-complex="normal"/>
    </style:style>
    <style:style style:name="T908" style:family="text">
      <style:text-properties style:use-window-font-color="true" loext:opacity="0%" style:text-position="0% 100%" style:font-name="Calibri2" fo:font-size="10pt" fo:font-weight="normal" officeooo:rsid="0172d1ef" fo:background-color="transparent" loext:char-shading-value="0" style:font-name-asian="Calibri2" style:font-size-asian="8.75pt" style:font-weight-asian="normal" style:font-name-complex="Calibri2" style:font-size-complex="10pt" style:font-weight-complex="normal"/>
    </style:style>
    <style:style style:name="T909" style:family="text">
      <style:text-properties style:use-window-font-color="true" loext:opacity="0%" style:text-position="0% 100%" style:font-name="Calibri2" fo:font-size="10pt" fo:font-weight="normal" officeooo:rsid="01769063" fo:background-color="transparent" loext:char-shading-value="0" style:font-name-asian="Calibri2" style:font-size-asian="8.75pt" style:font-weight-asian="normal" style:font-name-complex="Calibri2" style:font-size-complex="10pt" style:font-weight-complex="normal"/>
    </style:style>
    <style:style style:name="T910" style:family="text">
      <style:text-properties style:use-window-font-color="true" loext:opacity="0%" style:text-position="0% 100%" style:font-name="Calibri2" fo:font-size="10pt" fo:font-weight="normal" officeooo:rsid="0173f621" fo:background-color="transparent" loext:char-shading-value="0" style:font-name-asian="Calibri2" style:font-size-asian="8.75pt" style:font-weight-asian="normal" style:font-name-complex="Calibri2" style:font-size-complex="10pt" style:font-weight-complex="normal"/>
    </style:style>
    <style:style style:name="T911" style:family="text">
      <style:text-properties style:use-window-font-color="true" loext:opacity="0%" style:text-position="0% 100%" style:font-name="Calibri2" fo:font-size="10pt" fo:font-weight="normal" officeooo:rsid="0175c670" fo:background-color="transparent" loext:char-shading-value="0" style:font-name-asian="Calibri2" style:font-size-asian="8.75pt" style:font-weight-asian="normal" style:font-name-complex="Calibri2" style:font-size-complex="10pt" style:font-weight-complex="normal"/>
    </style:style>
    <style:style style:name="T912" style:family="text">
      <style:text-properties style:use-window-font-color="true" loext:opacity="0%" style:text-position="0% 100%" style:font-name="Calibri2" fo:font-size="10pt" fo:font-weight="normal" officeooo:rsid="0177e5fc" fo:background-color="transparent" loext:char-shading-value="0" style:font-name-asian="Calibri2" style:font-size-asian="8.75pt" style:font-weight-asian="normal" style:font-name-complex="Calibri2" style:font-size-complex="10pt" style:font-weight-complex="normal"/>
    </style:style>
    <style:style style:name="T913" style:family="text">
      <style:text-properties style:use-window-font-color="true" loext:opacity="0%" style:text-position="0% 100%" style:font-name="Calibri2" fo:font-size="10pt" fo:font-weight="normal" officeooo:rsid="07e672cf" fo:background-color="transparent" loext:char-shading-value="0" style:font-name-asian="Calibri2" style:font-size-asian="8.75pt" style:font-weight-asian="normal" style:font-name-complex="Calibri2" style:font-size-complex="10pt" style:font-weight-complex="normal"/>
    </style:style>
    <style:style style:name="T914" style:family="text">
      <style:text-properties style:use-window-font-color="true" loext:opacity="0%" style:text-position="0% 100%" style:font-name="Calibri2" fo:font-size="10pt" fo:font-weight="normal" officeooo:rsid="07e8a042" fo:background-color="transparent" loext:char-shading-value="0" style:font-name-asian="Calibri2" style:font-size-asian="8.75pt" style:font-weight-asian="normal" style:font-name-complex="Calibri2" style:font-size-complex="10pt" style:font-weight-complex="normal"/>
    </style:style>
    <style:style style:name="T915" style:family="text">
      <style:text-properties style:use-window-font-color="true" loext:opacity="0%" style:text-position="0% 100%" style:font-name="Calibri2" fo:font-size="10pt" fo:font-weight="normal" officeooo:rsid="07e9fa7d" fo:background-color="transparent" loext:char-shading-value="0" style:font-name-asian="Calibri2" style:font-size-asian="8.75pt" style:font-weight-asian="normal" style:font-name-complex="Calibri2" style:font-size-complex="10pt" style:font-weight-complex="normal"/>
    </style:style>
    <style:style style:name="T916" style:family="text">
      <style:text-properties style:use-window-font-color="true" loext:opacity="0%" style:text-position="0% 100%" style:font-name="Calibri2" fo:font-size="10pt" fo:font-weight="normal" officeooo:rsid="07eab298" fo:background-color="transparent" loext:char-shading-value="0" style:font-name-asian="Calibri2" style:font-size-asian="8.75pt" style:font-weight-asian="normal" style:font-name-complex="Calibri2" style:font-size-complex="10pt" style:font-weight-complex="normal"/>
    </style:style>
    <style:style style:name="T917" style:family="text">
      <style:text-properties style:use-window-font-color="true" loext:opacity="0%" style:text-position="0% 100%" style:font-name="Calibri2" fo:font-size="10pt" fo:font-weight="normal" officeooo:rsid="07ebdce6" fo:background-color="transparent" loext:char-shading-value="0" style:font-name-asian="Calibri2" style:font-size-asian="8.75pt" style:font-weight-asian="normal" style:font-name-complex="Calibri2" style:font-size-complex="10pt" style:font-weight-complex="normal"/>
    </style:style>
    <style:style style:name="T918" style:family="text">
      <style:text-properties style:use-window-font-color="true" loext:opacity="0%" style:text-position="0% 100%" style:font-name="Calibri2" fo:font-size="10pt" fo:font-weight="normal" officeooo:rsid="07ebf641" fo:background-color="transparent" loext:char-shading-value="0" style:font-name-asian="Calibri2" style:font-size-asian="8.75pt" style:font-weight-asian="normal" style:font-name-complex="Calibri2" style:font-size-complex="10pt" style:font-weight-complex="normal"/>
    </style:style>
    <style:style style:name="T919" style:family="text">
      <style:text-properties style:use-window-font-color="true" loext:opacity="0%" style:text-position="0% 100%" style:font-name="Calibri2" fo:font-size="10pt" fo:font-weight="normal" officeooo:rsid="07ed730c" fo:background-color="transparent" loext:char-shading-value="0" style:font-name-asian="Calibri2" style:font-size-asian="8.75pt" style:font-weight-asian="normal" style:font-name-complex="Calibri2" style:font-size-complex="10pt" style:font-weight-complex="normal"/>
    </style:style>
    <style:style style:name="T920" style:family="text">
      <style:text-properties style:use-window-font-color="true" loext:opacity="0%" style:text-position="0% 100%" style:font-name="Calibri2" fo:font-size="10pt" fo:font-weight="normal" officeooo:rsid="07ef72a1" fo:background-color="transparent" loext:char-shading-value="0" style:font-name-asian="Calibri2" style:font-size-asian="8.75pt" style:font-weight-asian="normal" style:font-name-complex="Calibri2" style:font-size-complex="10pt" style:font-weight-complex="normal"/>
    </style:style>
    <style:style style:name="T921" style:family="text">
      <style:text-properties style:use-window-font-color="true" loext:opacity="0%" style:text-position="0% 100%" style:font-name="Calibri2" fo:font-size="10pt" fo:font-weight="normal" officeooo:rsid="07efbae9" fo:background-color="transparent" loext:char-shading-value="0" style:font-name-asian="Calibri2" style:font-size-asian="8.75pt" style:font-weight-asian="normal" style:font-name-complex="Calibri2" style:font-size-complex="10pt" style:font-weight-complex="normal"/>
    </style:style>
    <style:style style:name="T922" style:family="text">
      <style:text-properties style:use-window-font-color="true" loext:opacity="0%" style:text-position="0% 100%" style:font-name="Calibri2" fo:font-size="10pt" fo:font-weight="normal" officeooo:rsid="07f014ed" fo:background-color="transparent" loext:char-shading-value="0" style:font-name-asian="Calibri2" style:font-size-asian="8.75pt" style:font-weight-asian="normal" style:font-name-complex="Calibri2" style:font-size-complex="10pt" style:font-weight-complex="normal"/>
    </style:style>
    <style:style style:name="T923" style:family="text">
      <style:text-properties style:use-window-font-color="true" loext:opacity="0%" style:text-position="0% 100%" style:font-name="Calibri2" fo:font-size="10pt" fo:font-weight="normal" officeooo:rsid="07f18868" fo:background-color="transparent" loext:char-shading-value="0" style:font-name-asian="Calibri2" style:font-size-asian="8.75pt" style:font-weight-asian="normal" style:font-name-complex="Calibri2" style:font-size-complex="10pt" style:font-weight-complex="normal"/>
    </style:style>
    <style:style style:name="T924" style:family="text">
      <style:text-properties style:use-window-font-color="true" loext:opacity="0%" style:text-position="0% 100%" style:font-name="Calibri2" fo:font-size="10pt" fo:font-weight="normal" officeooo:rsid="07f2a60d" fo:background-color="transparent" loext:char-shading-value="0" style:font-name-asian="Calibri2" style:font-size-asian="8.75pt" style:font-weight-asian="normal" style:font-name-complex="Calibri2" style:font-size-complex="10pt" style:font-weight-complex="normal"/>
    </style:style>
    <style:style style:name="T925" style:family="text">
      <style:text-properties style:use-window-font-color="true" loext:opacity="0%" style:text-position="0% 100%" style:font-name="Calibri2" fo:font-size="10pt" fo:font-weight="normal" officeooo:rsid="07f37003" fo:background-color="transparent" loext:char-shading-value="0" style:font-name-asian="Calibri2" style:font-size-asian="8.75pt" style:font-weight-asian="normal" style:font-name-complex="Calibri2" style:font-size-complex="10pt" style:font-weight-complex="normal"/>
    </style:style>
    <style:style style:name="T926" style:family="text">
      <style:text-properties style:use-window-font-color="true" loext:opacity="0%" style:text-position="0% 100%" style:font-name="Calibri2" fo:font-size="10pt" fo:font-weight="normal" officeooo:rsid="07f3fe86" fo:background-color="transparent" loext:char-shading-value="0" style:font-name-asian="Calibri2" style:font-size-asian="8.75pt" style:font-weight-asian="normal" style:font-name-complex="Calibri2" style:font-size-complex="10pt" style:font-weight-complex="normal"/>
    </style:style>
    <style:style style:name="T927" style:family="text">
      <style:text-properties style:use-window-font-color="true" loext:opacity="0%" style:text-position="0% 100%" style:font-name="Calibri2" fo:font-size="10pt" fo:font-weight="normal" officeooo:rsid="07f54c23" fo:background-color="transparent" loext:char-shading-value="0" style:font-name-asian="Calibri2" style:font-size-asian="8.75pt" style:font-weight-asian="normal" style:font-name-complex="Calibri2" style:font-size-complex="10pt" style:font-weight-complex="normal"/>
    </style:style>
    <style:style style:name="T928" style:family="text">
      <style:text-properties style:use-window-font-color="true" loext:opacity="0%" style:text-position="0% 100%" style:font-name="Calibri2" fo:font-size="10pt" fo:font-weight="normal" officeooo:rsid="07f5cbf1" fo:background-color="transparent" loext:char-shading-value="0" style:font-name-asian="Calibri2" style:font-size-asian="8.75pt" style:font-weight-asian="normal" style:font-name-complex="Calibri2" style:font-size-complex="10pt" style:font-weight-complex="normal"/>
    </style:style>
    <style:style style:name="T929" style:family="text">
      <style:text-properties style:use-window-font-color="true" loext:opacity="0%" style:text-position="0% 100%" style:font-name="Calibri2" fo:font-size="10pt" fo:font-weight="normal" officeooo:rsid="07f73705" fo:background-color="transparent" loext:char-shading-value="0" style:font-name-asian="Calibri2" style:font-size-asian="8.75pt" style:font-weight-asian="normal" style:font-name-complex="Calibri2" style:font-size-complex="10pt" style:font-weight-complex="normal"/>
    </style:style>
    <style:style style:name="T930" style:family="text">
      <style:text-properties style:use-window-font-color="true" loext:opacity="0%" style:text-position="0% 100%" style:font-name="Calibri2" fo:font-size="10pt" fo:font-weight="normal" officeooo:rsid="07f8f3d5" fo:background-color="transparent" loext:char-shading-value="0" style:font-name-asian="Calibri2" style:font-size-asian="8.75pt" style:font-weight-asian="normal" style:font-name-complex="Calibri2" style:font-size-complex="10pt" style:font-weight-complex="normal"/>
    </style:style>
    <style:style style:name="T931" style:family="text">
      <style:text-properties style:use-window-font-color="true" loext:opacity="0%" style:text-position="0% 100%" style:font-name="Calibri2" fo:font-size="10pt" fo:font-weight="normal" officeooo:rsid="07f99886" fo:background-color="transparent" loext:char-shading-value="0" style:font-name-asian="Calibri2" style:font-size-asian="8.75pt" style:font-weight-asian="normal" style:font-name-complex="Calibri2" style:font-size-complex="10pt" style:font-weight-complex="normal"/>
    </style:style>
    <style:style style:name="T932" style:family="text">
      <style:text-properties style:use-window-font-color="true" loext:opacity="0%" style:text-position="0% 100%" style:font-name="Calibri2" fo:font-size="10pt" fo:font-weight="normal" officeooo:rsid="07f9f0e9" fo:background-color="transparent" loext:char-shading-value="0" style:font-name-asian="Calibri2" style:font-size-asian="8.75pt" style:font-weight-asian="normal" style:font-name-complex="Calibri2" style:font-size-complex="10pt" style:font-weight-complex="normal"/>
    </style:style>
    <style:style style:name="T933" style:family="text">
      <style:text-properties style:use-window-font-color="true" loext:opacity="0%" style:text-position="0% 100%" style:font-name="Calibri2" fo:font-size="10pt" fo:font-weight="normal" officeooo:rsid="07fa2d37" fo:background-color="transparent" loext:char-shading-value="0" style:font-name-asian="Calibri2" style:font-size-asian="8.75pt" style:font-weight-asian="normal" style:font-name-complex="Calibri2" style:font-size-complex="10pt" style:font-weight-complex="normal"/>
    </style:style>
    <style:style style:name="T934" style:family="text">
      <style:text-properties style:use-window-font-color="true" loext:opacity="0%" style:text-position="0% 100%" style:font-name="Calibri2" fo:font-size="10pt" fo:font-weight="normal" officeooo:rsid="07fbdc10" fo:background-color="transparent" loext:char-shading-value="0" style:font-name-asian="Calibri2" style:font-size-asian="8.75pt" style:font-weight-asian="normal" style:font-name-complex="Calibri2" style:font-size-complex="10pt" style:font-weight-complex="normal"/>
    </style:style>
    <style:style style:name="T935" style:family="text">
      <style:text-properties style:use-window-font-color="true" loext:opacity="0%" style:text-position="0% 100%" style:font-name="Calibri2" fo:font-size="10pt" fo:font-weight="normal" officeooo:rsid="07fd579a" fo:background-color="transparent" loext:char-shading-value="0" style:font-name-asian="Calibri2" style:font-size-asian="8.75pt" style:font-weight-asian="normal" style:font-name-complex="Calibri2" style:font-size-complex="10pt" style:font-weight-complex="normal"/>
    </style:style>
    <style:style style:name="T936" style:family="text">
      <style:text-properties style:use-window-font-color="true" loext:opacity="0%" style:text-position="0% 100%" style:font-name="Calibri2" fo:font-size="10pt" fo:font-weight="normal" officeooo:rsid="07feb76b" fo:background-color="transparent" loext:char-shading-value="0" style:font-name-asian="Calibri2" style:font-size-asian="8.75pt" style:font-weight-asian="normal" style:font-name-complex="Calibri2" style:font-size-complex="10pt" style:font-weight-complex="normal"/>
    </style:style>
    <style:style style:name="T937" style:family="text">
      <style:text-properties style:use-window-font-color="true" loext:opacity="0%" style:text-position="0% 100%" style:font-name="Calibri2" fo:font-size="10pt" fo:font-weight="normal" officeooo:rsid="0801b662" fo:background-color="transparent" loext:char-shading-value="0" style:font-name-asian="Calibri2" style:font-size-asian="8.75pt" style:font-weight-asian="normal" style:font-name-complex="Calibri2" style:font-size-complex="10pt" style:font-weight-complex="normal"/>
    </style:style>
    <style:style style:name="T938" style:family="text">
      <style:text-properties style:use-window-font-color="true" loext:opacity="0%" style:text-position="0% 100%" style:font-name="Calibri2" fo:font-size="10pt" fo:font-weight="normal" officeooo:rsid="0802fdf7" fo:background-color="transparent" loext:char-shading-value="0" style:font-name-asian="Calibri2" style:font-size-asian="8.75pt" style:font-weight-asian="normal" style:font-name-complex="Calibri2" style:font-size-complex="10pt" style:font-weight-complex="normal"/>
    </style:style>
    <style:style style:name="T939" style:family="text">
      <style:text-properties style:use-window-font-color="true" loext:opacity="0%" style:text-position="0% 100%" style:font-name="Calibri2" fo:font-size="10pt" fo:font-weight="normal" officeooo:rsid="0806c3f1" fo:background-color="transparent" loext:char-shading-value="0" style:font-name-asian="Calibri2" style:font-size-asian="8.75pt" style:font-weight-asian="normal" style:font-name-complex="Calibri2" style:font-size-complex="10pt" style:font-weight-complex="normal"/>
    </style:style>
    <style:style style:name="T940" style:family="text">
      <style:text-properties style:use-window-font-color="true" loext:opacity="0%" style:text-position="0% 100%" style:font-name="Calibri2" fo:font-size="10pt" fo:font-weight="normal" officeooo:rsid="0807543b" fo:background-color="transparent" loext:char-shading-value="0" style:font-name-asian="Calibri2" style:font-size-asian="8.75pt" style:font-weight-asian="normal" style:font-name-complex="Calibri2" style:font-size-complex="10pt" style:font-weight-complex="normal"/>
    </style:style>
    <style:style style:name="T941" style:family="text">
      <style:text-properties style:use-window-font-color="true" loext:opacity="0%" style:text-position="0% 100%" style:font-name="Calibri2" fo:font-size="10pt" fo:font-weight="normal" officeooo:rsid="017ae923" fo:background-color="transparent" loext:char-shading-value="0" style:font-name-asian="Calibri2" style:font-size-asian="8.75pt" style:font-weight-asian="normal" style:font-name-complex="Calibri2" style:font-size-complex="10pt" style:font-weight-complex="normal"/>
    </style:style>
    <style:style style:name="T942" style:family="text">
      <style:text-properties style:use-window-font-color="true" loext:opacity="0%" style:text-position="0% 100%" style:font-name="Calibri2" fo:font-size="10pt" fo:font-weight="normal" officeooo:rsid="017cb598" fo:background-color="transparent" loext:char-shading-value="0" style:font-name-asian="Calibri2" style:font-size-asian="8.75pt" style:font-weight-asian="normal" style:font-name-complex="Calibri2" style:font-size-complex="10pt" style:font-weight-complex="normal"/>
    </style:style>
    <style:style style:name="T943" style:family="text">
      <style:text-properties style:use-window-font-color="true" loext:opacity="0%" style:text-position="0% 100%" style:font-name="Calibri2" fo:font-size="10pt" fo:font-weight="normal" officeooo:rsid="017db6cd" fo:background-color="transparent" loext:char-shading-value="0" style:font-name-asian="Calibri2" style:font-size-asian="8.75pt" style:font-weight-asian="normal" style:font-name-complex="Calibri2" style:font-size-complex="10pt" style:font-weight-complex="normal"/>
    </style:style>
    <style:style style:name="T944" style:family="text">
      <style:text-properties style:use-window-font-color="true" loext:opacity="0%" style:text-position="0% 100%" style:font-name="Calibri2" fo:font-size="10pt" fo:font-weight="normal" officeooo:rsid="017f3a3f" fo:background-color="transparent" loext:char-shading-value="0" style:font-name-asian="Calibri2" style:font-size-asian="8.75pt" style:font-weight-asian="normal" style:font-name-complex="Calibri2" style:font-size-complex="10pt" style:font-weight-complex="normal"/>
    </style:style>
    <style:style style:name="T945" style:family="text">
      <style:text-properties style:use-window-font-color="true" loext:opacity="0%" style:text-position="0% 100%" style:font-name="Calibri2" fo:font-size="10pt" fo:font-weight="normal" officeooo:rsid="080a1d70" fo:background-color="transparent" loext:char-shading-value="0" style:font-name-asian="Calibri2" style:font-size-asian="8.75pt" style:font-weight-asian="normal" style:font-name-complex="Calibri2" style:font-size-complex="10pt" style:font-weight-complex="normal"/>
    </style:style>
    <style:style style:name="T946" style:family="text">
      <style:text-properties style:use-window-font-color="true" loext:opacity="0%" style:text-position="0% 100%" style:font-name="Calibri2" fo:font-size="10pt" fo:font-weight="normal" officeooo:rsid="01815e0d" fo:background-color="transparent" loext:char-shading-value="0" style:font-name-asian="Calibri2" style:font-size-asian="8.75pt" style:font-weight-asian="normal" style:font-name-complex="Calibri2" style:font-size-complex="10pt" style:font-weight-complex="normal"/>
    </style:style>
    <style:style style:name="T947" style:family="text">
      <style:text-properties style:use-window-font-color="true" loext:opacity="0%" style:text-position="0% 100%" style:font-name="Calibri2" fo:font-size="10pt" fo:font-weight="normal" officeooo:rsid="01826a23" fo:background-color="transparent" loext:char-shading-value="0" style:font-name-asian="Calibri2" style:font-size-asian="8.75pt" style:font-weight-asian="normal" style:font-name-complex="Calibri2" style:font-size-complex="10pt" style:font-weight-complex="normal"/>
    </style:style>
    <style:style style:name="T948" style:family="text">
      <style:text-properties style:use-window-font-color="true" loext:opacity="0%" style:text-position="0% 100%" style:font-name="Calibri2" fo:font-size="10pt" fo:font-weight="normal" officeooo:rsid="080b4d9b" fo:background-color="transparent" loext:char-shading-value="0" style:font-name-asian="Calibri2" style:font-size-asian="8.75pt" style:font-weight-asian="normal" style:font-name-complex="Calibri2" style:font-size-complex="10pt" style:font-weight-complex="normal"/>
    </style:style>
    <style:style style:name="T949" style:family="text">
      <style:text-properties style:use-window-font-color="true" loext:opacity="0%" style:text-position="0% 100%" style:font-name="Calibri2" fo:font-size="10pt" fo:font-weight="normal" officeooo:rsid="0184264b" fo:background-color="transparent" loext:char-shading-value="0" style:font-name-asian="Calibri2" style:font-size-asian="8.75pt" style:font-weight-asian="normal" style:font-name-complex="Calibri2" style:font-size-complex="10pt" style:font-weight-complex="normal"/>
    </style:style>
    <style:style style:name="T950" style:family="text">
      <style:text-properties style:use-window-font-color="true" loext:opacity="0%" style:text-position="0% 100%" style:font-name="Calibri2" fo:font-size="10pt" fo:font-weight="normal" officeooo:rsid="0185ce62" fo:background-color="transparent" loext:char-shading-value="0" style:font-name-asian="Calibri2" style:font-size-asian="8.75pt" style:font-weight-asian="normal" style:font-name-complex="Calibri2" style:font-size-complex="10pt" style:font-weight-complex="normal"/>
    </style:style>
    <style:style style:name="T951" style:family="text">
      <style:text-properties style:use-window-font-color="true" loext:opacity="0%" style:text-position="0% 100%" style:font-name="Calibri2" fo:font-size="10pt" fo:font-weight="normal" officeooo:rsid="01875af8" fo:background-color="transparent" loext:char-shading-value="0" style:font-name-asian="Calibri2" style:font-size-asian="8.75pt" style:font-weight-asian="normal" style:font-name-complex="Calibri2" style:font-size-complex="10pt" style:font-weight-complex="normal"/>
    </style:style>
    <style:style style:name="T952" style:family="text">
      <style:text-properties style:use-window-font-color="true" loext:opacity="0%" style:text-position="0% 100%" style:font-name="Calibri2" fo:font-size="10pt" fo:font-weight="normal" officeooo:rsid="017fed05" fo:background-color="transparent" loext:char-shading-value="0" style:font-name-asian="Calibri2" style:font-size-asian="8.75pt" style:font-weight-asian="normal" style:font-name-complex="Calibri2" style:font-size-complex="10pt" style:font-weight-complex="normal"/>
    </style:style>
    <style:style style:name="T953" style:family="text">
      <style:text-properties style:use-window-font-color="true" loext:opacity="0%" style:text-position="0% 100%" style:font-name="Calibri2" fo:font-size="10pt" fo:font-weight="normal" officeooo:rsid="080a950a" fo:background-color="transparent" loext:char-shading-value="0" style:font-name-asian="Calibri2" style:font-size-asian="8.75pt" style:font-weight-asian="normal" style:font-name-complex="Calibri2" style:font-size-complex="10pt" style:font-weight-complex="normal"/>
    </style:style>
    <style:style style:name="T954" style:family="text">
      <style:text-properties style:use-window-font-color="true" loext:opacity="0%" style:text-position="0% 100%" style:font-name="Calibri2" fo:font-size="10pt" fo:font-weight="normal" officeooo:rsid="01901859" fo:background-color="transparent" loext:char-shading-value="0" style:font-name-asian="Calibri2" style:font-size-asian="8.75pt" style:font-weight-asian="normal" style:font-name-complex="Calibri2" style:font-size-complex="10pt" style:font-weight-complex="normal"/>
    </style:style>
    <style:style style:name="T955" style:family="text">
      <style:text-properties style:use-window-font-color="true" loext:opacity="0%" style:text-position="0% 100%" style:font-name="Calibri2" fo:font-size="10pt" fo:font-weight="normal" officeooo:rsid="080de681" fo:background-color="transparent" loext:char-shading-value="0" style:font-name-asian="Calibri2" style:font-size-asian="8.75pt" style:font-weight-asian="normal" style:font-name-complex="Calibri2" style:font-size-complex="10pt" style:font-weight-complex="normal"/>
    </style:style>
    <style:style style:name="T956" style:family="text">
      <style:text-properties style:use-window-font-color="true" loext:opacity="0%" style:text-position="0% 100%" style:font-name="Calibri2" fo:font-size="10pt" fo:font-weight="normal" officeooo:rsid="080ee52d" fo:background-color="transparent" loext:char-shading-value="0" style:font-name-asian="Calibri2" style:font-size-asian="8.75pt" style:font-weight-asian="normal" style:font-name-complex="Calibri2" style:font-size-complex="10pt" style:font-weight-complex="normal"/>
    </style:style>
    <style:style style:name="T957" style:family="text">
      <style:text-properties style:use-window-font-color="true" loext:opacity="0%" style:text-position="0% 100%" style:font-name="Calibri2" fo:font-size="10pt" fo:font-weight="normal" officeooo:rsid="081092d5" fo:background-color="transparent" loext:char-shading-value="0" style:font-name-asian="Calibri2" style:font-size-asian="8.75pt" style:font-weight-asian="normal" style:font-name-complex="Calibri2" style:font-size-complex="10pt" style:font-weight-complex="normal"/>
    </style:style>
    <style:style style:name="T958" style:family="text">
      <style:text-properties style:use-window-font-color="true" loext:opacity="0%" style:text-position="0% 100%" style:font-name="Calibri2" fo:font-size="10pt" fo:font-weight="normal" officeooo:rsid="01918ea3" fo:background-color="transparent" loext:char-shading-value="0" style:font-name-asian="Calibri2" style:font-size-asian="8.75pt" style:font-weight-asian="normal" style:font-name-complex="Calibri2" style:font-size-complex="10pt" style:font-weight-complex="normal"/>
    </style:style>
    <style:style style:name="T959" style:family="text">
      <style:text-properties style:use-window-font-color="true" loext:opacity="0%" style:text-position="0% 100%" style:font-name="Calibri2" fo:font-size="10pt" fo:font-weight="normal" officeooo:rsid="01920108" fo:background-color="transparent" loext:char-shading-value="0" style:font-name-asian="Calibri2" style:font-size-asian="8.75pt" style:font-weight-asian="normal" style:font-name-complex="Calibri2" style:font-size-complex="10pt" style:font-weight-complex="normal"/>
    </style:style>
    <style:style style:name="T960" style:family="text">
      <style:text-properties style:use-window-font-color="true" loext:opacity="0%" style:text-position="0% 100%" style:font-name="Calibri2" fo:font-size="10pt" fo:font-weight="normal" officeooo:rsid="0193cfac" fo:background-color="transparent" loext:char-shading-value="0" style:font-name-asian="Calibri2" style:font-size-asian="8.75pt" style:font-weight-asian="normal" style:font-name-complex="Calibri2" style:font-size-complex="10pt" style:font-weight-complex="normal"/>
    </style:style>
    <style:style style:name="T961" style:family="text">
      <style:text-properties style:use-window-font-color="true" loext:opacity="0%" style:text-position="0% 100%" style:font-name="Calibri2" fo:font-size="10pt" fo:font-weight="normal" officeooo:rsid="01955da1" fo:background-color="transparent" loext:char-shading-value="0" style:font-name-asian="Calibri2" style:font-size-asian="8.75pt" style:font-weight-asian="normal" style:font-name-complex="Calibri2" style:font-size-complex="10pt" style:font-weight-complex="normal"/>
    </style:style>
    <style:style style:name="T962" style:family="text">
      <style:text-properties style:use-window-font-color="true" loext:opacity="0%" style:text-position="0% 100%" style:font-name="Calibri2" fo:font-size="10pt" fo:font-weight="normal" officeooo:rsid="0195a0ec" fo:background-color="transparent" loext:char-shading-value="0" style:font-name-asian="Calibri2" style:font-size-asian="8.75pt" style:font-weight-asian="normal" style:font-name-complex="Calibri2" style:font-size-complex="10pt" style:font-weight-complex="normal"/>
    </style:style>
    <style:style style:name="T963" style:family="text">
      <style:text-properties style:use-window-font-color="true" loext:opacity="0%" style:text-position="0% 100%" style:font-name="Calibri2" fo:font-size="10pt" fo:font-weight="normal" officeooo:rsid="0195d8b0" fo:background-color="transparent" loext:char-shading-value="0" style:font-name-asian="Calibri2" style:font-size-asian="8.75pt" style:font-weight-asian="normal" style:font-name-complex="Calibri2" style:font-size-complex="10pt" style:font-weight-complex="normal"/>
    </style:style>
    <style:style style:name="T964" style:family="text">
      <style:text-properties style:use-window-font-color="true" loext:opacity="0%" style:text-position="0% 100%" style:font-name="Calibri2" fo:font-size="10pt" fo:font-weight="normal" officeooo:rsid="019667e8" fo:background-color="transparent" loext:char-shading-value="0" style:font-name-asian="Calibri2" style:font-size-asian="8.75pt" style:font-weight-asian="normal" style:font-name-complex="Calibri2" style:font-size-complex="10pt" style:font-weight-complex="normal"/>
    </style:style>
    <style:style style:name="T965" style:family="text">
      <style:text-properties style:use-window-font-color="true" loext:opacity="0%" style:text-position="0% 100%" style:font-name="Calibri2" fo:font-size="10pt" fo:font-weight="normal" officeooo:rsid="0197e50f" fo:background-color="transparent" loext:char-shading-value="0" style:font-name-asian="Calibri2" style:font-size-asian="8.75pt" style:font-weight-asian="normal" style:font-name-complex="Calibri2" style:font-size-complex="10pt" style:font-weight-complex="normal"/>
    </style:style>
    <style:style style:name="T966" style:family="text">
      <style:text-properties style:use-window-font-color="true" loext:opacity="0%" style:text-position="0% 100%" style:font-name="Calibri2" fo:font-size="10pt" fo:font-weight="normal" officeooo:rsid="02769571" fo:background-color="transparent" loext:char-shading-value="0" style:font-name-asian="Calibri2" style:font-size-asian="8.75pt" style:font-weight-asian="normal" style:font-name-complex="Calibri2" style:font-size-complex="10pt" style:font-weight-complex="normal"/>
    </style:style>
    <style:style style:name="T967" style:family="text">
      <style:text-properties style:use-window-font-color="true" loext:opacity="0%" style:text-position="0% 100%" style:font-name="Calibri2" fo:font-size="10pt" fo:font-weight="normal" officeooo:rsid="0199a3f6" fo:background-color="transparent" loext:char-shading-value="0" style:font-name-asian="Calibri2" style:font-size-asian="8.75pt" style:font-weight-asian="normal" style:font-name-complex="Calibri2" style:font-size-complex="10pt" style:font-weight-complex="normal"/>
    </style:style>
    <style:style style:name="T968" style:family="text">
      <style:text-properties style:use-window-font-color="true" loext:opacity="0%" style:text-position="0% 100%" style:font-name="Calibri2" fo:font-size="10pt" fo:font-weight="normal" officeooo:rsid="019a07e6" fo:background-color="transparent" loext:char-shading-value="0" style:font-name-asian="Calibri2" style:font-size-asian="8.75pt" style:font-weight-asian="normal" style:font-name-complex="Calibri2" style:font-size-complex="10pt" style:font-weight-complex="normal"/>
    </style:style>
    <style:style style:name="T969" style:family="text">
      <style:text-properties style:use-window-font-color="true" loext:opacity="0%" style:text-position="0% 100%" style:font-name="Calibri2" fo:font-size="10pt" fo:font-weight="normal" officeooo:rsid="019baf70" fo:background-color="transparent" loext:char-shading-value="0" style:font-name-asian="Calibri2" style:font-size-asian="8.75pt" style:font-weight-asian="normal" style:font-name-complex="Calibri2" style:font-size-complex="10pt" style:font-weight-complex="normal"/>
    </style:style>
    <style:style style:name="T970" style:family="text">
      <style:text-properties style:use-window-font-color="true" loext:opacity="0%" style:text-position="0% 100%" style:font-name="Calibri2" fo:font-size="10pt" fo:font-weight="normal" officeooo:rsid="019c19cb" fo:background-color="transparent" loext:char-shading-value="0" style:font-name-asian="Calibri2" style:font-size-asian="8.75pt" style:font-weight-asian="normal" style:font-name-complex="Calibri2" style:font-size-complex="10pt" style:font-weight-complex="normal"/>
    </style:style>
    <style:style style:name="T971" style:family="text">
      <style:text-properties style:use-window-font-color="true" loext:opacity="0%" style:text-position="0% 100%" style:font-name="Calibri2" fo:font-size="10pt" fo:font-weight="normal" officeooo:rsid="019c9c77" fo:background-color="transparent" loext:char-shading-value="0" style:font-name-asian="Calibri2" style:font-size-asian="8.75pt" style:font-weight-asian="normal" style:font-name-complex="Calibri2" style:font-size-complex="10pt" style:font-weight-complex="normal"/>
    </style:style>
    <style:style style:name="T972" style:family="text">
      <style:text-properties style:use-window-font-color="true" loext:opacity="0%" style:text-position="0% 100%" style:font-name="Calibri2" fo:font-size="10pt" fo:font-weight="normal" officeooo:rsid="019d114d" fo:background-color="transparent" loext:char-shading-value="0" style:font-name-asian="Calibri2" style:font-size-asian="8.75pt" style:font-weight-asian="normal" style:font-name-complex="Calibri2" style:font-size-complex="10pt" style:font-weight-complex="normal"/>
    </style:style>
    <style:style style:name="T973" style:family="text">
      <style:text-properties style:use-window-font-color="true" loext:opacity="0%" style:text-position="0% 100%" style:font-name="Calibri2" fo:font-size="10pt" fo:font-weight="normal" officeooo:rsid="019d5139" fo:background-color="transparent" loext:char-shading-value="0" style:font-name-asian="Calibri2" style:font-size-asian="8.75pt" style:font-weight-asian="normal" style:font-name-complex="Calibri2" style:font-size-complex="10pt" style:font-weight-complex="normal"/>
    </style:style>
    <style:style style:name="T974" style:family="text">
      <style:text-properties style:use-window-font-color="true" loext:opacity="0%" style:text-position="0% 100%" style:font-name="Calibri2" fo:font-size="10pt" fo:font-weight="normal" officeooo:rsid="019dbfc7" fo:background-color="transparent" loext:char-shading-value="0" style:font-name-asian="Calibri2" style:font-size-asian="8.75pt" style:font-weight-asian="normal" style:font-name-complex="Calibri2" style:font-size-complex="10pt" style:font-weight-complex="normal"/>
    </style:style>
    <style:style style:name="T975" style:family="text">
      <style:text-properties style:use-window-font-color="true" loext:opacity="0%" style:text-position="0% 100%" style:font-name="Calibri2" fo:font-size="10pt" fo:font-weight="normal" officeooo:rsid="019e9dd4" fo:background-color="transparent" loext:char-shading-value="0" style:font-name-asian="Calibri2" style:font-size-asian="8.75pt" style:font-weight-asian="normal" style:font-name-complex="Calibri2" style:font-size-complex="10pt" style:font-weight-complex="normal"/>
    </style:style>
    <style:style style:name="T976" style:family="text">
      <style:text-properties style:use-window-font-color="true" loext:opacity="0%" style:text-position="0% 100%" style:font-name="Calibri2" fo:font-size="10pt" fo:font-weight="normal" officeooo:rsid="01a0434d" fo:background-color="transparent" loext:char-shading-value="0" style:font-name-asian="Calibri2" style:font-size-asian="8.75pt" style:font-weight-asian="normal" style:font-name-complex="Calibri2" style:font-size-complex="10pt" style:font-weight-complex="normal"/>
    </style:style>
    <style:style style:name="T977" style:family="text">
      <style:text-properties style:use-window-font-color="true" loext:opacity="0%" style:text-position="0% 100%" style:font-name="Calibri2" fo:font-size="10pt" fo:font-weight="normal" officeooo:rsid="01a1615b" fo:background-color="transparent" loext:char-shading-value="0" style:font-name-asian="Calibri2" style:font-size-asian="8.75pt" style:font-weight-asian="normal" style:font-name-complex="Calibri2" style:font-size-complex="10pt" style:font-weight-complex="normal"/>
    </style:style>
    <style:style style:name="T978" style:family="text">
      <style:text-properties style:use-window-font-color="true" loext:opacity="0%" style:text-position="0% 100%" style:font-name="Calibri2" fo:font-size="10pt" fo:font-weight="normal" officeooo:rsid="01a1fee7" fo:background-color="transparent" loext:char-shading-value="0" style:font-name-asian="Calibri2" style:font-size-asian="8.75pt" style:font-weight-asian="normal" style:font-name-complex="Calibri2" style:font-size-complex="10pt" style:font-weight-complex="normal"/>
    </style:style>
    <style:style style:name="T979" style:family="text">
      <style:text-properties style:use-window-font-color="true" loext:opacity="0%" style:text-position="0% 100%" style:font-name="Calibri2" fo:font-size="10pt" fo:font-weight="normal" officeooo:rsid="01a433ea" fo:background-color="transparent" loext:char-shading-value="0" style:font-name-asian="Calibri2" style:font-size-asian="8.75pt" style:font-weight-asian="normal" style:font-name-complex="Calibri2" style:font-size-complex="10pt" style:font-weight-complex="normal"/>
    </style:style>
    <style:style style:name="T980" style:family="text">
      <style:text-properties style:use-window-font-color="true" loext:opacity="0%" style:text-position="0% 100%" style:font-name="Calibri2" fo:font-size="10pt" fo:font-weight="normal" officeooo:rsid="01a5ade2" fo:background-color="transparent" loext:char-shading-value="0" style:font-name-asian="Calibri2" style:font-size-asian="8.75pt" style:font-weight-asian="normal" style:font-name-complex="Calibri2" style:font-size-complex="10pt" style:font-weight-complex="normal"/>
    </style:style>
    <style:style style:name="T981" style:family="text">
      <style:text-properties style:use-window-font-color="true" loext:opacity="0%" style:text-position="0% 100%" style:font-name="Calibri2" fo:font-size="10pt" fo:font-weight="normal" officeooo:rsid="01a86dee" fo:background-color="transparent" loext:char-shading-value="0" style:font-name-asian="Calibri2" style:font-size-asian="8.75pt" style:font-weight-asian="normal" style:font-name-complex="Calibri2" style:font-size-complex="10pt" style:font-weight-complex="normal"/>
    </style:style>
    <style:style style:name="T982" style:family="text">
      <style:text-properties style:use-window-font-color="true" loext:opacity="0%" style:text-position="0% 100%" style:font-name="Calibri2" fo:font-size="10pt" fo:font-weight="normal" officeooo:rsid="01abb3ed" fo:background-color="transparent" loext:char-shading-value="0" style:font-name-asian="Calibri2" style:font-size-asian="8.75pt" style:font-weight-asian="normal" style:font-name-complex="Calibri2" style:font-size-complex="10pt" style:font-weight-complex="normal"/>
    </style:style>
    <style:style style:name="T983" style:family="text">
      <style:text-properties style:use-window-font-color="true" loext:opacity="0%" style:text-position="0% 100%" style:font-name="Calibri2" fo:font-size="10pt" fo:font-weight="normal" officeooo:rsid="01cbeb3d" fo:background-color="transparent" loext:char-shading-value="0" style:font-name-asian="Calibri2" style:font-size-asian="8.75pt" style:font-weight-asian="normal" style:font-name-complex="Calibri2" style:font-size-complex="10pt" style:font-weight-complex="normal"/>
    </style:style>
    <style:style style:name="T984" style:family="text">
      <style:text-properties style:use-window-font-color="true" loext:opacity="0%" style:text-position="0% 100%" style:font-name="Calibri2" fo:font-size="10pt" fo:font-weight="normal" officeooo:rsid="01cee92c" fo:background-color="transparent" loext:char-shading-value="0" style:font-name-asian="Calibri2" style:font-size-asian="8.75pt" style:font-weight-asian="normal" style:font-name-complex="Calibri2" style:font-size-complex="10pt" style:font-weight-complex="normal"/>
    </style:style>
    <style:style style:name="T985" style:family="text">
      <style:text-properties style:use-window-font-color="true" loext:opacity="0%" style:text-position="0% 100%" style:font-name="Calibri2" fo:font-size="10pt" fo:font-weight="normal" officeooo:rsid="01cf8dcc" fo:background-color="transparent" loext:char-shading-value="0" style:font-name-asian="Calibri2" style:font-size-asian="8.75pt" style:font-weight-asian="normal" style:font-name-complex="Calibri2" style:font-size-complex="10pt" style:font-weight-complex="normal"/>
    </style:style>
    <style:style style:name="T986" style:family="text">
      <style:text-properties style:use-window-font-color="true" loext:opacity="0%" style:text-position="0% 100%" style:font-name="Calibri2" fo:font-size="10pt" fo:font-weight="normal" officeooo:rsid="01d073e0" fo:background-color="transparent" loext:char-shading-value="0" style:font-name-asian="Calibri2" style:font-size-asian="8.75pt" style:font-weight-asian="normal" style:font-name-complex="Calibri2" style:font-size-complex="10pt" style:font-weight-complex="normal"/>
    </style:style>
    <style:style style:name="T987" style:family="text">
      <style:text-properties style:use-window-font-color="true" loext:opacity="0%" style:text-position="0% 100%" style:font-name="Calibri2" fo:font-size="10pt" fo:font-weight="normal" officeooo:rsid="01d191d4" fo:background-color="transparent" loext:char-shading-value="0" style:font-name-asian="Calibri2" style:font-size-asian="8.75pt" style:font-weight-asian="normal" style:font-name-complex="Calibri2" style:font-size-complex="10pt" style:font-weight-complex="normal"/>
    </style:style>
    <style:style style:name="T988" style:family="text">
      <style:text-properties style:use-window-font-color="true" loext:opacity="0%" style:text-position="0% 100%" style:font-name="Calibri2" fo:font-size="10pt" fo:font-weight="normal" officeooo:rsid="01d30399" fo:background-color="transparent" loext:char-shading-value="0" style:font-name-asian="Calibri2" style:font-size-asian="8.75pt" style:font-weight-asian="normal" style:font-name-complex="Calibri2" style:font-size-complex="10pt" style:font-weight-complex="normal"/>
    </style:style>
    <style:style style:name="T989" style:family="text">
      <style:text-properties style:use-window-font-color="true" loext:opacity="0%" style:text-position="0% 100%" style:font-name="Calibri2" fo:font-size="10pt" fo:font-weight="normal" officeooo:rsid="01d31297" fo:background-color="transparent" loext:char-shading-value="0" style:font-name-asian="Calibri2" style:font-size-asian="8.75pt" style:font-weight-asian="normal" style:font-name-complex="Calibri2" style:font-size-complex="10pt" style:font-weight-complex="normal"/>
    </style:style>
    <style:style style:name="T990" style:family="text">
      <style:text-properties style:use-window-font-color="true" loext:opacity="0%" style:text-position="0% 100%" style:font-name="Calibri2" fo:font-size="10pt" fo:font-weight="normal" officeooo:rsid="01d4d9be" fo:background-color="transparent" loext:char-shading-value="0" style:font-name-asian="Calibri2" style:font-size-asian="8.75pt" style:font-weight-asian="normal" style:font-name-complex="Calibri2" style:font-size-complex="10pt" style:font-weight-complex="normal"/>
    </style:style>
    <style:style style:name="T991" style:family="text">
      <style:text-properties style:use-window-font-color="true" loext:opacity="0%" style:text-position="0% 100%" style:font-name="Calibri2" fo:font-size="10pt" fo:font-weight="normal" officeooo:rsid="01d6608f" fo:background-color="transparent" loext:char-shading-value="0" style:font-name-asian="Calibri2" style:font-size-asian="8.75pt" style:font-weight-asian="normal" style:font-name-complex="Calibri2" style:font-size-complex="10pt" style:font-weight-complex="normal"/>
    </style:style>
    <style:style style:name="T992" style:family="text">
      <style:text-properties style:use-window-font-color="true" loext:opacity="0%" style:text-position="0% 100%" style:font-name="Calibri2" fo:font-size="10pt" fo:font-weight="normal" officeooo:rsid="01d82c28" fo:background-color="transparent" loext:char-shading-value="0" style:font-name-asian="Calibri2" style:font-size-asian="8.75pt" style:font-weight-asian="normal" style:font-name-complex="Calibri2" style:font-size-complex="10pt" style:font-weight-complex="normal"/>
    </style:style>
    <style:style style:name="T993" style:family="text">
      <style:text-properties style:use-window-font-color="true" loext:opacity="0%" style:text-position="0% 100%" style:font-name="Calibri2" fo:font-size="10pt" fo:font-weight="normal" officeooo:rsid="0813260b" fo:background-color="transparent" loext:char-shading-value="0" style:font-name-asian="Calibri2" style:font-size-asian="8.75pt" style:font-weight-asian="normal" style:font-name-complex="Calibri2" style:font-size-complex="10pt" style:font-weight-complex="normal"/>
    </style:style>
    <style:style style:name="T994" style:family="text">
      <style:text-properties style:use-window-font-color="true" loext:opacity="0%" style:text-position="0% 100%" style:font-name="Calibri2" fo:font-size="10pt" fo:font-weight="normal" officeooo:rsid="08146c12" fo:background-color="transparent" loext:char-shading-value="0" style:font-name-asian="Calibri2" style:font-size-asian="8.75pt" style:font-weight-asian="normal" style:font-name-complex="Calibri2" style:font-size-complex="10pt" style:font-weight-complex="normal"/>
    </style:style>
    <style:style style:name="T995" style:family="text">
      <style:text-properties style:use-window-font-color="true" loext:opacity="0%" style:text-position="0% 100%" style:font-name="Calibri2" fo:font-size="10pt" fo:font-weight="normal" officeooo:rsid="08162dfd" fo:background-color="transparent" loext:char-shading-value="0" style:font-name-asian="Calibri2" style:font-size-asian="8.75pt" style:font-weight-asian="normal" style:font-name-complex="Calibri2" style:font-size-complex="10pt" style:font-weight-complex="normal"/>
    </style:style>
    <style:style style:name="T996" style:family="text">
      <style:text-properties style:use-window-font-color="true" loext:opacity="0%" style:text-position="0% 100%" style:font-name="Calibri2" fo:font-size="10pt" fo:font-weight="normal" officeooo:rsid="08181530" fo:background-color="transparent" loext:char-shading-value="0" style:font-name-asian="Calibri2" style:font-size-asian="8.75pt" style:font-weight-asian="normal" style:font-name-complex="Calibri2" style:font-size-complex="10pt" style:font-weight-complex="normal"/>
    </style:style>
    <style:style style:name="T997" style:family="text">
      <style:text-properties style:use-window-font-color="true" loext:opacity="0%" style:text-position="0% 100%" style:font-name="Calibri2" fo:font-size="10pt" fo:font-weight="normal" officeooo:rsid="0819346f" fo:background-color="transparent" loext:char-shading-value="0" style:font-name-asian="Calibri2" style:font-size-asian="8.75pt" style:font-weight-asian="normal" style:font-name-complex="Calibri2" style:font-size-complex="10pt" style:font-weight-complex="normal"/>
    </style:style>
    <style:style style:name="T998" style:family="text">
      <style:text-properties style:use-window-font-color="true" loext:opacity="0%" style:text-position="0% 100%" style:font-name="Calibri2" fo:font-size="10pt" fo:font-weight="normal" officeooo:rsid="0819c48b" fo:background-color="transparent" loext:char-shading-value="0" style:font-name-asian="Calibri2" style:font-size-asian="8.75pt" style:font-weight-asian="normal" style:font-name-complex="Calibri2" style:font-size-complex="10pt" style:font-weight-complex="normal"/>
    </style:style>
    <style:style style:name="T999" style:family="text">
      <style:text-properties style:use-window-font-color="true" loext:opacity="0%" style:text-position="0% 100%" style:font-name="Calibri2" fo:font-size="10pt" fo:font-weight="normal" officeooo:rsid="081b725e" fo:background-color="transparent" loext:char-shading-value="0" style:font-name-asian="Calibri2" style:font-size-asian="8.75pt" style:font-weight-asian="normal" style:font-name-complex="Calibri2" style:font-size-complex="10pt" style:font-weight-complex="normal"/>
    </style:style>
    <style:style style:name="T1000" style:family="text">
      <style:text-properties style:use-window-font-color="true" loext:opacity="0%" style:text-position="0% 100%" style:font-name="Calibri2" fo:font-size="10pt" fo:font-weight="normal" officeooo:rsid="081baeec" fo:background-color="transparent" loext:char-shading-value="0" style:font-name-asian="Calibri2" style:font-size-asian="8.75pt" style:font-weight-asian="normal" style:font-name-complex="Calibri2" style:font-size-complex="10pt" style:font-weight-complex="normal"/>
    </style:style>
    <style:style style:name="T1001" style:family="text">
      <style:text-properties style:use-window-font-color="true" loext:opacity="0%" style:text-position="0% 100%" style:font-name="Calibri2" fo:font-size="10pt" fo:font-weight="normal" officeooo:rsid="081c588b" fo:background-color="transparent" loext:char-shading-value="0" style:font-name-asian="Calibri2" style:font-size-asian="8.75pt" style:font-weight-asian="normal" style:font-name-complex="Calibri2" style:font-size-complex="10pt" style:font-weight-complex="normal"/>
    </style:style>
    <style:style style:name="T1002" style:family="text">
      <style:text-properties style:use-window-font-color="true" loext:opacity="0%" style:text-position="0% 100%" style:font-name="Calibri2" fo:font-size="10pt" fo:font-weight="normal" officeooo:rsid="081ff6cf" fo:background-color="transparent" loext:char-shading-value="0" style:font-name-asian="Calibri2" style:font-size-asian="8.75pt" style:font-weight-asian="normal" style:font-name-complex="Calibri2" style:font-size-complex="10pt" style:font-weight-complex="normal"/>
    </style:style>
    <style:style style:name="T1003" style:family="text">
      <style:text-properties style:use-window-font-color="true" loext:opacity="0%" style:text-position="0% 100%" style:font-name="Calibri2" fo:font-size="10pt" fo:font-weight="normal" officeooo:rsid="08207a83" fo:background-color="transparent" loext:char-shading-value="0" style:font-name-asian="Calibri2" style:font-size-asian="8.75pt" style:font-weight-asian="normal" style:font-name-complex="Calibri2" style:font-size-complex="10pt" style:font-weight-complex="normal"/>
    </style:style>
    <style:style style:name="T1004" style:family="text">
      <style:text-properties style:use-window-font-color="true" loext:opacity="0%" style:text-position="0% 100%" style:font-name="Calibri2" fo:font-size="10pt" fo:font-weight="normal" officeooo:rsid="082213d7" fo:background-color="transparent" loext:char-shading-value="0" style:font-name-asian="Calibri2" style:font-size-asian="8.75pt" style:font-weight-asian="normal" style:font-name-complex="Calibri2" style:font-size-complex="10pt" style:font-weight-complex="normal"/>
    </style:style>
    <style:style style:name="T1005" style:family="text">
      <style:text-properties style:use-window-font-color="true" loext:opacity="0%" style:text-position="0% 100%" style:font-name="Calibri2" fo:font-size="10pt" fo:font-weight="normal" officeooo:rsid="082545f7" fo:background-color="transparent" loext:char-shading-value="0" style:font-name-asian="Calibri2" style:font-size-asian="8.75pt" style:font-weight-asian="normal" style:font-name-complex="Calibri2" style:font-size-complex="10pt" style:font-weight-complex="normal"/>
    </style:style>
    <style:style style:name="T1006" style:family="text">
      <style:text-properties style:use-window-font-color="true" loext:opacity="0%" style:text-position="0% 100%" style:font-name="Calibri2" fo:font-size="10pt" fo:font-weight="normal" officeooo:rsid="0826f375" fo:background-color="transparent" loext:char-shading-value="0" style:font-name-asian="Calibri2" style:font-size-asian="8.75pt" style:font-weight-asian="normal" style:font-name-complex="Calibri2" style:font-size-complex="10pt" style:font-weight-complex="normal"/>
    </style:style>
    <style:style style:name="T1007" style:family="text">
      <style:text-properties style:use-window-font-color="true" loext:opacity="0%" style:text-position="0% 100%" style:font-name="Calibri2" fo:font-size="10pt" fo:font-weight="normal" officeooo:rsid="082c0f8d" fo:background-color="transparent" loext:char-shading-value="0" style:font-name-asian="Calibri2" style:font-size-asian="8.75pt" style:font-weight-asian="normal" style:font-name-complex="Calibri2" style:font-size-complex="10pt" style:font-weight-complex="normal"/>
    </style:style>
    <style:style style:name="T1008" style:family="text">
      <style:text-properties style:use-window-font-color="true" loext:opacity="0%" style:text-position="0% 100%" style:font-name="Calibri2" fo:font-size="10pt" fo:font-weight="normal" officeooo:rsid="082d3bde" fo:background-color="transparent" loext:char-shading-value="0" style:font-name-asian="Calibri2" style:font-size-asian="8.75pt" style:font-weight-asian="normal" style:font-name-complex="Calibri2" style:font-size-complex="10pt" style:font-weight-complex="normal"/>
    </style:style>
    <style:style style:name="T1009" style:family="text">
      <style:text-properties style:use-window-font-color="true" loext:opacity="0%" style:text-position="0% 100%" style:font-name="Calibri2" fo:font-size="10pt" fo:font-weight="normal" officeooo:rsid="082e5437" fo:background-color="transparent" loext:char-shading-value="0" style:font-name-asian="Calibri2" style:font-size-asian="8.75pt" style:font-weight-asian="normal" style:font-name-complex="Calibri2" style:font-size-complex="10pt" style:font-weight-complex="normal"/>
    </style:style>
    <style:style style:name="T1010" style:family="text">
      <style:text-properties style:use-window-font-color="true" loext:opacity="0%" style:text-position="0% 100%" style:font-name="Calibri2" fo:font-size="10pt" fo:font-weight="normal" officeooo:rsid="082f5bbb" fo:background-color="transparent" loext:char-shading-value="0" style:font-name-asian="Calibri2" style:font-size-asian="8.75pt" style:font-weight-asian="normal" style:font-name-complex="Calibri2" style:font-size-complex="10pt" style:font-weight-complex="normal"/>
    </style:style>
    <style:style style:name="T1011" style:family="text">
      <style:text-properties style:use-window-font-color="true" loext:opacity="0%" style:text-position="0% 100%" style:font-name="Calibri2" fo:font-size="10pt" fo:font-weight="normal" officeooo:rsid="08313dbb" fo:background-color="transparent" loext:char-shading-value="0" style:font-name-asian="Calibri2" style:font-size-asian="8.75pt" style:font-weight-asian="normal" style:font-name-complex="Calibri2" style:font-size-complex="10pt" style:font-weight-complex="normal"/>
    </style:style>
    <style:style style:name="T1012" style:family="text">
      <style:text-properties style:use-window-font-color="true" loext:opacity="0%" style:text-position="0% 100%" style:font-name="Calibri2" fo:font-size="10pt" fo:font-weight="normal" officeooo:rsid="08318694" fo:background-color="transparent" loext:char-shading-value="0" style:font-name-asian="Calibri2" style:font-size-asian="8.75pt" style:font-weight-asian="normal" style:font-name-complex="Calibri2" style:font-size-complex="10pt" style:font-weight-complex="normal"/>
    </style:style>
    <style:style style:name="T1013" style:family="text">
      <style:text-properties style:use-window-font-color="true" loext:opacity="0%" style:text-position="0% 100%" style:font-name="Calibri2" fo:font-size="10pt" fo:font-weight="normal" officeooo:rsid="0832a2c9" fo:background-color="transparent" loext:char-shading-value="0" style:font-name-asian="Calibri2" style:font-size-asian="8.75pt" style:font-weight-asian="normal" style:font-name-complex="Calibri2" style:font-size-complex="10pt" style:font-weight-complex="normal"/>
    </style:style>
    <style:style style:name="T1014" style:family="text">
      <style:text-properties style:use-window-font-color="true" loext:opacity="0%" style:text-position="0% 100%" style:font-name="Calibri2" fo:font-size="10pt" fo:font-weight="normal" officeooo:rsid="0833066d" fo:background-color="transparent" loext:char-shading-value="0" style:font-name-asian="Calibri2" style:font-size-asian="8.75pt" style:font-weight-asian="normal" style:font-name-complex="Calibri2" style:font-size-complex="10pt" style:font-weight-complex="normal"/>
    </style:style>
    <style:style style:name="T1015" style:family="text">
      <style:text-properties style:use-window-font-color="true" loext:opacity="0%" style:text-position="0% 100%" style:font-name="Calibri2" fo:font-size="10pt" fo:font-weight="normal" officeooo:rsid="08337cf2" fo:background-color="transparent" loext:char-shading-value="0" style:font-name-asian="Calibri2" style:font-size-asian="8.75pt" style:font-weight-asian="normal" style:font-name-complex="Calibri2" style:font-size-complex="10pt" style:font-weight-complex="normal"/>
    </style:style>
    <style:style style:name="T1016" style:family="text">
      <style:text-properties style:use-window-font-color="true" loext:opacity="0%" style:text-position="0% 100%" style:font-name="Calibri2" fo:font-size="10pt" fo:font-weight="normal" officeooo:rsid="01e1ebde" fo:background-color="transparent" loext:char-shading-value="0" style:font-name-asian="Calibri2" style:font-size-asian="8.75pt" style:font-weight-asian="normal" style:font-name-complex="Calibri2" style:font-size-complex="10pt" style:font-weight-complex="normal"/>
    </style:style>
    <style:style style:name="T1017" style:family="text">
      <style:text-properties style:use-window-font-color="true" loext:opacity="0%" style:text-position="0% 100%" style:font-name="Calibri2" fo:font-size="10pt" fo:font-weight="normal" officeooo:rsid="01e37359" fo:background-color="transparent" loext:char-shading-value="0" style:font-name-asian="Calibri2" style:font-size-asian="8.75pt" style:font-weight-asian="normal" style:font-name-complex="Calibri2" style:font-size-complex="10pt" style:font-weight-complex="normal"/>
    </style:style>
    <style:style style:name="T1018" style:family="text">
      <style:text-properties style:use-window-font-color="true" loext:opacity="0%" style:text-position="0% 100%" style:font-name="Calibri2" fo:font-size="10pt" fo:font-weight="normal" officeooo:rsid="01e7355e" fo:background-color="transparent" loext:char-shading-value="0" style:font-name-asian="Calibri2" style:font-size-asian="8.75pt" style:font-weight-asian="normal" style:font-name-complex="Calibri2" style:font-size-complex="10pt" style:font-weight-complex="normal"/>
    </style:style>
    <style:style style:name="T1019" style:family="text">
      <style:text-properties style:use-window-font-color="true" loext:opacity="0%" style:text-position="0% 100%" style:font-name="Calibri2" fo:font-size="10pt" fo:font-weight="normal" officeooo:rsid="01e8fe02" fo:background-color="transparent" loext:char-shading-value="0" style:font-name-asian="Calibri2" style:font-size-asian="8.75pt" style:font-weight-asian="normal" style:font-name-complex="Calibri2" style:font-size-complex="10pt" style:font-weight-complex="normal"/>
    </style:style>
    <style:style style:name="T1020" style:family="text">
      <style:text-properties style:use-window-font-color="true" loext:opacity="0%" style:text-position="0% 100%" style:font-name="Calibri2" fo:font-size="10pt" fo:font-weight="normal" officeooo:rsid="01ee1fc2" fo:background-color="transparent" loext:char-shading-value="0" style:font-name-asian="Calibri2" style:font-size-asian="8.75pt" style:font-weight-asian="normal" style:font-name-complex="Calibri2" style:font-size-complex="10pt" style:font-weight-complex="normal"/>
    </style:style>
    <style:style style:name="T1021" style:family="text">
      <style:text-properties style:use-window-font-color="true" loext:opacity="0%" style:text-position="0% 100%" style:font-name="Calibri2" fo:font-size="10pt" fo:font-weight="normal" officeooo:rsid="01efec2f" fo:background-color="transparent" loext:char-shading-value="0" style:font-name-asian="Calibri2" style:font-size-asian="8.75pt" style:font-weight-asian="normal" style:font-name-complex="Calibri2" style:font-size-complex="10pt" style:font-weight-complex="normal"/>
    </style:style>
    <style:style style:name="T1022" style:family="text">
      <style:text-properties style:use-window-font-color="true" loext:opacity="0%" style:text-position="0% 100%" style:font-name="Calibri2" fo:font-size="10pt" fo:font-weight="normal" officeooo:rsid="01f04dc4" fo:background-color="transparent" loext:char-shading-value="0" style:font-name-asian="Calibri2" style:font-size-asian="8.75pt" style:font-weight-asian="normal" style:font-name-complex="Calibri2" style:font-size-complex="10pt" style:font-weight-complex="normal"/>
    </style:style>
    <style:style style:name="T1023" style:family="text">
      <style:text-properties style:use-window-font-color="true" loext:opacity="0%" style:text-position="0% 100%" style:font-name="Calibri2" fo:font-size="10pt" fo:font-weight="normal" officeooo:rsid="01f1e0a7" fo:background-color="transparent" loext:char-shading-value="0" style:font-name-asian="Calibri2" style:font-size-asian="8.75pt" style:font-weight-asian="normal" style:font-name-complex="Calibri2" style:font-size-complex="10pt" style:font-weight-complex="normal"/>
    </style:style>
    <style:style style:name="T1024" style:family="text">
      <style:text-properties style:use-window-font-color="true" loext:opacity="0%" style:text-position="0% 100%" style:font-name="Calibri2" fo:font-size="10pt" fo:font-weight="normal" officeooo:rsid="01f3d75b" fo:background-color="transparent" loext:char-shading-value="0" style:font-name-asian="Calibri2" style:font-size-asian="8.75pt" style:font-weight-asian="normal" style:font-name-complex="Calibri2" style:font-size-complex="10pt" style:font-weight-complex="normal"/>
    </style:style>
    <style:style style:name="T1025" style:family="text">
      <style:text-properties style:use-window-font-color="true" loext:opacity="0%" style:text-position="0% 100%" style:font-name="Calibri2" fo:font-size="10pt" fo:font-weight="normal" officeooo:rsid="01f6415a" fo:background-color="transparent" loext:char-shading-value="0" style:font-name-asian="Calibri2" style:font-size-asian="8.75pt" style:font-weight-asian="normal" style:font-name-complex="Calibri2" style:font-size-complex="10pt" style:font-weight-complex="normal"/>
    </style:style>
    <style:style style:name="T1026" style:family="text">
      <style:text-properties style:use-window-font-color="true" loext:opacity="0%" style:text-position="0% 100%" style:font-name="Calibri2" fo:font-size="10pt" fo:font-weight="normal" officeooo:rsid="01f86820" fo:background-color="transparent" loext:char-shading-value="0" style:font-name-asian="Calibri2" style:font-size-asian="8.75pt" style:font-weight-asian="normal" style:font-name-complex="Calibri2" style:font-size-complex="10pt" style:font-weight-complex="normal"/>
    </style:style>
    <style:style style:name="T1027" style:family="text">
      <style:text-properties style:use-window-font-color="true" loext:opacity="0%" style:text-position="0% 100%" style:font-name="Calibri2" fo:font-size="10pt" fo:font-weight="normal" officeooo:rsid="01f94969" fo:background-color="transparent" loext:char-shading-value="0" style:font-name-asian="Calibri2" style:font-size-asian="8.75pt" style:font-weight-asian="normal" style:font-name-complex="Calibri2" style:font-size-complex="10pt" style:font-weight-complex="normal"/>
    </style:style>
    <style:style style:name="T1028" style:family="text">
      <style:text-properties style:use-window-font-color="true" loext:opacity="0%" style:text-position="0% 100%" style:font-name="Calibri2" fo:font-size="10pt" fo:font-weight="normal" officeooo:rsid="01f97624" fo:background-color="transparent" loext:char-shading-value="0" style:font-name-asian="Calibri2" style:font-size-asian="8.75pt" style:font-weight-asian="normal" style:font-name-complex="Calibri2" style:font-size-complex="10pt" style:font-weight-complex="normal"/>
    </style:style>
    <style:style style:name="T1029" style:family="text">
      <style:text-properties style:use-window-font-color="true" loext:opacity="0%" style:text-position="0% 100%" style:font-name="Calibri2" fo:font-size="10pt" fo:font-weight="normal" officeooo:rsid="01fb11a8" fo:background-color="transparent" loext:char-shading-value="0" style:font-name-asian="Calibri2" style:font-size-asian="8.75pt" style:font-weight-asian="normal" style:font-name-complex="Calibri2" style:font-size-complex="10pt" style:font-weight-complex="normal"/>
    </style:style>
    <style:style style:name="T1030" style:family="text">
      <style:text-properties style:use-window-font-color="true" loext:opacity="0%" style:text-position="0% 100%" style:font-name="Calibri2" fo:font-size="10pt" fo:font-weight="normal" officeooo:rsid="01fb21bd" fo:background-color="transparent" loext:char-shading-value="0" style:font-name-asian="Calibri2" style:font-size-asian="8.75pt" style:font-weight-asian="normal" style:font-name-complex="Calibri2" style:font-size-complex="10pt" style:font-weight-complex="normal"/>
    </style:style>
    <style:style style:name="T1031" style:family="text">
      <style:text-properties style:use-window-font-color="true" loext:opacity="0%" style:text-position="0% 100%" style:font-name="Calibri2" fo:font-size="10pt" fo:font-weight="normal" officeooo:rsid="01fd1fb3" fo:background-color="transparent" loext:char-shading-value="0" style:font-name-asian="Calibri2" style:font-size-asian="8.75pt" style:font-weight-asian="normal" style:font-name-complex="Calibri2" style:font-size-complex="10pt" style:font-weight-complex="normal"/>
    </style:style>
    <style:style style:name="T1032" style:family="text">
      <style:text-properties style:use-window-font-color="true" loext:opacity="0%" style:text-position="0% 100%" style:font-name="Calibri2" fo:font-size="10pt" fo:font-weight="normal" officeooo:rsid="01febcc0" fo:background-color="transparent" loext:char-shading-value="0" style:font-name-asian="Calibri2" style:font-size-asian="8.75pt" style:font-weight-asian="normal" style:font-name-complex="Calibri2" style:font-size-complex="10pt" style:font-weight-complex="normal"/>
    </style:style>
    <style:style style:name="T1033" style:family="text">
      <style:text-properties style:use-window-font-color="true" loext:opacity="0%" style:text-position="0% 100%" style:font-name="Calibri2" fo:font-size="10pt" fo:font-weight="normal" officeooo:rsid="0200aa15" fo:background-color="transparent" loext:char-shading-value="0" style:font-name-asian="Calibri2" style:font-size-asian="8.75pt" style:font-weight-asian="normal" style:font-name-complex="Calibri2" style:font-size-complex="10pt" style:font-weight-complex="normal"/>
    </style:style>
    <style:style style:name="T1034" style:family="text">
      <style:text-properties style:use-window-font-color="true" loext:opacity="0%" style:text-position="0% 100%" style:font-name="Calibri2" fo:font-size="10pt" fo:font-weight="normal" officeooo:rsid="02024a49" fo:background-color="transparent" loext:char-shading-value="0" style:font-name-asian="Calibri2" style:font-size-asian="8.75pt" style:font-weight-asian="normal" style:font-name-complex="Calibri2" style:font-size-complex="10pt" style:font-weight-complex="normal"/>
    </style:style>
    <style:style style:name="T1035" style:family="text">
      <style:text-properties style:use-window-font-color="true" loext:opacity="0%" style:text-position="0% 100%" style:font-name="Calibri2" fo:font-size="10pt" fo:font-weight="normal" officeooo:rsid="02030fa6" fo:background-color="transparent" loext:char-shading-value="0" style:font-name-asian="Calibri2" style:font-size-asian="8.75pt" style:font-weight-asian="normal" style:font-name-complex="Calibri2" style:font-size-complex="10pt" style:font-weight-complex="normal"/>
    </style:style>
    <style:style style:name="T1036" style:family="text">
      <style:text-properties style:use-window-font-color="true" loext:opacity="0%" style:text-position="0% 100%" style:font-name="Calibri2" fo:font-size="10pt" fo:font-weight="normal" officeooo:rsid="0203c006" fo:background-color="transparent" loext:char-shading-value="0" style:font-name-asian="Calibri2" style:font-size-asian="8.75pt" style:font-weight-asian="normal" style:font-name-complex="Calibri2" style:font-size-complex="10pt" style:font-weight-complex="normal"/>
    </style:style>
    <style:style style:name="T1037" style:family="text">
      <style:text-properties style:use-window-font-color="true" loext:opacity="0%" style:text-position="0% 100%" style:font-name="Calibri2" fo:font-size="10pt" fo:font-weight="normal" officeooo:rsid="0207e74c" fo:background-color="transparent" loext:char-shading-value="0" style:font-name-asian="Calibri2" style:font-size-asian="8.75pt" style:font-weight-asian="normal" style:font-name-complex="Calibri2" style:font-size-complex="10pt" style:font-weight-complex="normal"/>
    </style:style>
    <style:style style:name="T1038" style:family="text">
      <style:text-properties style:use-window-font-color="true" loext:opacity="0%" style:text-position="0% 100%" style:font-name="Calibri2" fo:font-size="10pt" fo:font-weight="normal" officeooo:rsid="02091a46" fo:background-color="transparent" loext:char-shading-value="0" style:font-name-asian="Calibri2" style:font-size-asian="8.75pt" style:font-weight-asian="normal" style:font-name-complex="Calibri2" style:font-size-complex="10pt" style:font-weight-complex="normal"/>
    </style:style>
    <style:style style:name="T1039" style:family="text">
      <style:text-properties style:use-window-font-color="true" loext:opacity="0%" style:text-position="0% 100%" style:font-name="Calibri2" fo:font-size="10pt" fo:font-weight="normal" officeooo:rsid="0209891c" fo:background-color="transparent" loext:char-shading-value="0" style:font-name-asian="Calibri2" style:font-size-asian="8.75pt" style:font-weight-asian="normal" style:font-name-complex="Calibri2" style:font-size-complex="10pt" style:font-weight-complex="normal"/>
    </style:style>
    <style:style style:name="T1040" style:family="text">
      <style:text-properties style:use-window-font-color="true" loext:opacity="0%" style:text-position="0% 100%" style:font-name="Calibri2" fo:font-size="10pt" fo:font-weight="normal" officeooo:rsid="020aaa67" fo:background-color="transparent" loext:char-shading-value="0" style:font-name-asian="Calibri2" style:font-size-asian="8.75pt" style:font-weight-asian="normal" style:font-name-complex="Calibri2" style:font-size-complex="10pt" style:font-weight-complex="normal"/>
    </style:style>
    <style:style style:name="T1041" style:family="text">
      <style:text-properties style:use-window-font-color="true" loext:opacity="0%" style:text-position="0% 100%" style:font-name="Calibri2" fo:font-size="10pt" fo:font-weight="normal" officeooo:rsid="020f1912" fo:background-color="transparent" loext:char-shading-value="0" style:font-name-asian="Calibri2" style:font-size-asian="8.75pt" style:font-weight-asian="normal" style:font-name-complex="Calibri2" style:font-size-complex="10pt" style:font-weight-complex="normal"/>
    </style:style>
    <style:style style:name="T1042" style:family="text">
      <style:text-properties style:use-window-font-color="true" loext:opacity="0%" style:text-position="0% 100%" style:font-name="Calibri2" fo:font-size="10pt" fo:font-weight="normal" officeooo:rsid="020b77c9" fo:background-color="transparent" loext:char-shading-value="0" style:font-name-asian="Calibri2" style:font-size-asian="8.75pt" style:font-weight-asian="normal" style:font-name-complex="Calibri2" style:font-size-complex="10pt" style:font-weight-complex="normal"/>
    </style:style>
    <style:style style:name="T1043" style:family="text">
      <style:text-properties style:use-window-font-color="true" loext:opacity="0%" style:text-position="0% 100%" style:font-name="Calibri2" fo:font-size="10pt" fo:font-weight="normal" officeooo:rsid="020d6931" fo:background-color="transparent" loext:char-shading-value="0" style:font-name-asian="Calibri2" style:font-size-asian="8.75pt" style:font-weight-asian="normal" style:font-name-complex="Calibri2" style:font-size-complex="10pt" style:font-weight-complex="normal"/>
    </style:style>
    <style:style style:name="T1044" style:family="text">
      <style:text-properties style:use-window-font-color="true" loext:opacity="0%" style:text-position="0% 100%" style:font-name="Calibri2" fo:font-size="10pt" fo:font-weight="normal" officeooo:rsid="020f86f3" fo:background-color="transparent" loext:char-shading-value="0" style:font-name-asian="Calibri2" style:font-size-asian="8.75pt" style:font-weight-asian="normal" style:font-name-complex="Calibri2" style:font-size-complex="10pt" style:font-weight-complex="normal"/>
    </style:style>
    <style:style style:name="T1045" style:family="text">
      <style:text-properties style:use-window-font-color="true" loext:opacity="0%" style:text-position="0% 100%" style:font-name="Calibri2" fo:font-size="10pt" fo:font-weight="normal" officeooo:rsid="0210a0ab" fo:background-color="transparent" loext:char-shading-value="0" style:font-name-asian="Calibri2" style:font-size-asian="8.75pt" style:font-weight-asian="normal" style:font-name-complex="Calibri2" style:font-size-complex="10pt" style:font-weight-complex="normal"/>
    </style:style>
    <style:style style:name="T1046" style:family="text">
      <style:text-properties style:use-window-font-color="true" loext:opacity="0%" style:text-position="0% 100%" style:font-name="Calibri2" fo:font-size="10pt" fo:font-weight="normal" officeooo:rsid="021203d2" fo:background-color="transparent" loext:char-shading-value="0" style:font-name-asian="Calibri2" style:font-size-asian="8.75pt" style:font-weight-asian="normal" style:font-name-complex="Calibri2" style:font-size-complex="10pt" style:font-weight-complex="normal"/>
    </style:style>
    <style:style style:name="T1047" style:family="text">
      <style:text-properties style:use-window-font-color="true" loext:opacity="0%" style:text-position="0% 100%" style:font-name="Calibri2" fo:font-size="10pt" fo:font-weight="normal" officeooo:rsid="0211158b" fo:background-color="transparent" loext:char-shading-value="0" style:font-name-asian="Calibri2" style:font-size-asian="8.75pt" style:font-weight-asian="normal" style:font-name-complex="Calibri2" style:font-size-complex="10pt" style:font-weight-complex="normal"/>
    </style:style>
    <style:style style:name="T1048" style:family="text">
      <style:text-properties style:use-window-font-color="true" loext:opacity="0%" style:text-position="0% 100%" style:font-name="Calibri2" fo:font-size="10pt" fo:font-weight="normal" officeooo:rsid="0211a846" fo:background-color="transparent" loext:char-shading-value="0" style:font-name-asian="Calibri2" style:font-size-asian="8.75pt" style:font-weight-asian="normal" style:font-name-complex="Calibri2" style:font-size-complex="10pt" style:font-weight-complex="normal"/>
    </style:style>
    <style:style style:name="T1049" style:family="text">
      <style:text-properties style:use-window-font-color="true" loext:opacity="0%" style:text-position="0% 100%" style:font-name="Calibri2" fo:font-size="10pt" fo:font-weight="normal" officeooo:rsid="02123cbf" fo:background-color="transparent" loext:char-shading-value="0" style:font-name-asian="Calibri2" style:font-size-asian="8.75pt" style:font-weight-asian="normal" style:font-name-complex="Calibri2" style:font-size-complex="10pt" style:font-weight-complex="normal"/>
    </style:style>
    <style:style style:name="T1050" style:family="text">
      <style:text-properties style:use-window-font-color="true" loext:opacity="0%" style:text-position="0% 100%" style:font-name="Calibri2" fo:font-size="10pt" fo:font-weight="normal" officeooo:rsid="02126b52" fo:background-color="transparent" loext:char-shading-value="0" style:font-name-asian="Calibri2" style:font-size-asian="8.75pt" style:font-weight-asian="normal" style:font-name-complex="Calibri2" style:font-size-complex="10pt" style:font-weight-complex="normal"/>
    </style:style>
    <style:style style:name="T1051" style:family="text">
      <style:text-properties style:use-window-font-color="true" loext:opacity="0%" style:text-position="0% 100%" style:font-name="Calibri2" fo:font-size="10pt" fo:font-weight="normal" officeooo:rsid="0212a22d" fo:background-color="transparent" loext:char-shading-value="0" style:font-name-asian="Calibri2" style:font-size-asian="8.75pt" style:font-weight-asian="normal" style:font-name-complex="Calibri2" style:font-size-complex="10pt" style:font-weight-complex="normal"/>
    </style:style>
    <style:style style:name="T1052" style:family="text">
      <style:text-properties style:use-window-font-color="true" loext:opacity="0%" style:text-position="0% 100%" style:font-name="Calibri2" fo:font-size="10pt" fo:font-weight="normal" officeooo:rsid="02145618" fo:background-color="transparent" loext:char-shading-value="0" style:font-name-asian="Calibri2" style:font-size-asian="8.75pt" style:font-weight-asian="normal" style:font-name-complex="Calibri2" style:font-size-complex="10pt" style:font-weight-complex="normal"/>
    </style:style>
    <style:style style:name="T1053" style:family="text">
      <style:text-properties style:use-window-font-color="true" loext:opacity="0%" style:text-position="0% 100%" style:font-name="Calibri2" fo:font-size="10pt" fo:font-weight="normal" officeooo:rsid="0214ad3d" fo:background-color="transparent" loext:char-shading-value="0" style:font-name-asian="Calibri2" style:font-size-asian="8.75pt" style:font-weight-asian="normal" style:font-name-complex="Calibri2" style:font-size-complex="10pt" style:font-weight-complex="normal"/>
    </style:style>
    <style:style style:name="T1054" style:family="text">
      <style:text-properties style:use-window-font-color="true" loext:opacity="0%" style:text-position="0% 100%" style:font-name="Calibri2" fo:font-size="10pt" fo:font-weight="normal" officeooo:rsid="02154d95" fo:background-color="transparent" loext:char-shading-value="0" style:font-name-asian="Calibri2" style:font-size-asian="8.75pt" style:font-weight-asian="normal" style:font-name-complex="Calibri2" style:font-size-complex="10pt" style:font-weight-complex="normal"/>
    </style:style>
    <style:style style:name="T1055" style:family="text">
      <style:text-properties style:use-window-font-color="true" loext:opacity="0%" style:text-position="0% 100%" style:font-name="Calibri2" fo:font-size="10pt" fo:font-weight="normal" officeooo:rsid="0216605f" fo:background-color="transparent" loext:char-shading-value="0" style:font-name-asian="Calibri2" style:font-size-asian="8.75pt" style:font-weight-asian="normal" style:font-name-complex="Calibri2" style:font-size-complex="10pt" style:font-weight-complex="normal"/>
    </style:style>
    <style:style style:name="T1056" style:family="text">
      <style:text-properties style:use-window-font-color="true" loext:opacity="0%" style:text-position="0% 100%" style:font-name="Calibri2" fo:font-size="10pt" fo:font-weight="normal" officeooo:rsid="02177056" fo:background-color="transparent" loext:char-shading-value="0" style:font-name-asian="Calibri2" style:font-size-asian="8.75pt" style:font-weight-asian="normal" style:font-name-complex="Calibri2" style:font-size-complex="10pt" style:font-weight-complex="normal"/>
    </style:style>
    <style:style style:name="T1057" style:family="text">
      <style:text-properties style:use-window-font-color="true" loext:opacity="0%" style:text-position="0% 100%" style:font-name="Calibri2" fo:font-size="10pt" fo:font-weight="normal" officeooo:rsid="0218bf46" fo:background-color="transparent" loext:char-shading-value="0" style:font-name-asian="Calibri2" style:font-size-asian="8.75pt" style:font-weight-asian="normal" style:font-name-complex="Calibri2" style:font-size-complex="10pt" style:font-weight-complex="normal"/>
    </style:style>
    <style:style style:name="T1058" style:family="text">
      <style:text-properties style:use-window-font-color="true" loext:opacity="0%" style:text-position="0% 100%" style:font-name="Calibri2" fo:font-size="10pt" fo:font-weight="normal" officeooo:rsid="02194580" fo:background-color="transparent" loext:char-shading-value="0" style:font-name-asian="Calibri2" style:font-size-asian="8.75pt" style:font-weight-asian="normal" style:font-name-complex="Calibri2" style:font-size-complex="10pt" style:font-weight-complex="normal"/>
    </style:style>
    <style:style style:name="T1059" style:family="text">
      <style:text-properties style:use-window-font-color="true" loext:opacity="0%" style:text-position="0% 100%" style:font-name="Calibri2" fo:font-size="10pt" fo:font-weight="normal" officeooo:rsid="021b2f4a" fo:background-color="transparent" loext:char-shading-value="0" style:font-name-asian="Calibri2" style:font-size-asian="8.75pt" style:font-weight-asian="normal" style:font-name-complex="Calibri2" style:font-size-complex="10pt" style:font-weight-complex="normal"/>
    </style:style>
    <style:style style:name="T1060" style:family="text">
      <style:text-properties style:use-window-font-color="true" loext:opacity="0%" style:text-position="0% 100%" style:font-name="Calibri2" fo:font-size="10pt" fo:font-weight="normal" officeooo:rsid="021c1d33" fo:background-color="transparent" loext:char-shading-value="0" style:font-name-asian="Calibri2" style:font-size-asian="8.75pt" style:font-weight-asian="normal" style:font-name-complex="Calibri2" style:font-size-complex="10pt" style:font-weight-complex="normal"/>
    </style:style>
    <style:style style:name="T1061" style:family="text">
      <style:text-properties style:use-window-font-color="true" loext:opacity="0%" style:text-position="0% 100%" style:font-name="Calibri2" fo:font-size="10pt" fo:font-weight="normal" officeooo:rsid="021c71f3" fo:background-color="transparent" loext:char-shading-value="0" style:font-name-asian="Calibri2" style:font-size-asian="8.75pt" style:font-weight-asian="normal" style:font-name-complex="Calibri2" style:font-size-complex="10pt" style:font-weight-complex="normal"/>
    </style:style>
    <style:style style:name="T1062" style:family="text">
      <style:text-properties style:use-window-font-color="true" loext:opacity="0%" style:text-position="0% 100%" style:font-name="Calibri2" fo:font-size="10pt" fo:font-weight="normal" officeooo:rsid="021df9b0" fo:background-color="transparent" loext:char-shading-value="0" style:font-name-asian="Calibri2" style:font-size-asian="8.75pt" style:font-weight-asian="normal" style:font-name-complex="Calibri2" style:font-size-complex="10pt" style:font-weight-complex="normal"/>
    </style:style>
    <style:style style:name="T1063" style:family="text">
      <style:text-properties style:use-window-font-color="true" loext:opacity="0%" style:text-position="0% 100%" style:font-name="Calibri2" fo:font-size="10pt" fo:font-weight="normal" officeooo:rsid="021e8518" fo:background-color="transparent" loext:char-shading-value="0" style:font-name-asian="Calibri2" style:font-size-asian="8.75pt" style:font-weight-asian="normal" style:font-name-complex="Calibri2" style:font-size-complex="10pt" style:font-weight-complex="normal"/>
    </style:style>
    <style:style style:name="T1064" style:family="text">
      <style:text-properties style:use-window-font-color="true" loext:opacity="0%" style:text-position="0% 100%" style:font-name="Calibri2" fo:font-size="10pt" fo:font-weight="normal" officeooo:rsid="02208ee4" fo:background-color="transparent" loext:char-shading-value="0" style:font-name-asian="Calibri2" style:font-size-asian="8.75pt" style:font-weight-asian="normal" style:font-name-complex="Calibri2" style:font-size-complex="10pt" style:font-weight-complex="normal"/>
    </style:style>
    <style:style style:name="T1065" style:family="text">
      <style:text-properties style:use-window-font-color="true" loext:opacity="0%" style:text-position="0% 100%" style:font-name="Calibri2" fo:font-size="10pt" fo:font-weight="normal" officeooo:rsid="02219d7b" fo:background-color="transparent" loext:char-shading-value="0" style:font-name-asian="Calibri2" style:font-size-asian="8.75pt" style:font-weight-asian="normal" style:font-name-complex="Calibri2" style:font-size-complex="10pt" style:font-weight-complex="normal"/>
    </style:style>
    <style:style style:name="T1066" style:family="text">
      <style:text-properties style:use-window-font-color="true" loext:opacity="0%" style:text-position="0% 100%" style:font-name="Calibri2" fo:font-size="10pt" fo:font-weight="normal" officeooo:rsid="022283e5" fo:background-color="transparent" loext:char-shading-value="0" style:font-name-asian="Calibri2" style:font-size-asian="8.75pt" style:font-weight-asian="normal" style:font-name-complex="Calibri2" style:font-size-complex="10pt" style:font-weight-complex="normal"/>
    </style:style>
    <style:style style:name="T1067" style:family="text">
      <style:text-properties style:use-window-font-color="true" loext:opacity="0%" style:text-position="0% 100%" style:font-name="Calibri2" fo:font-size="10pt" fo:font-weight="normal" officeooo:rsid="02238302" fo:background-color="transparent" loext:char-shading-value="0" style:font-name-asian="Calibri2" style:font-size-asian="8.75pt" style:font-weight-asian="normal" style:font-name-complex="Calibri2" style:font-size-complex="10pt" style:font-weight-complex="normal"/>
    </style:style>
    <style:style style:name="T1068" style:family="text">
      <style:text-properties style:use-window-font-color="true" loext:opacity="0%" style:text-position="0% 100%" style:font-name="Calibri2" fo:font-size="10pt" fo:font-weight="normal" officeooo:rsid="022626dd" fo:background-color="transparent" loext:char-shading-value="0" style:font-name-asian="Calibri2" style:font-size-asian="8.75pt" style:font-weight-asian="normal" style:font-name-complex="Calibri2" style:font-size-complex="10pt" style:font-weight-complex="normal"/>
    </style:style>
    <style:style style:name="T1069" style:family="text">
      <style:text-properties style:use-window-font-color="true" loext:opacity="0%" style:text-position="0% 100%" style:font-name="Calibri2" fo:font-size="10pt" fo:font-weight="normal" officeooo:rsid="02245efa" fo:background-color="transparent" loext:char-shading-value="0" style:font-name-asian="Calibri2" style:font-size-asian="8.75pt" style:font-weight-asian="normal" style:font-name-complex="Calibri2" style:font-size-complex="10pt" style:font-weight-complex="normal"/>
    </style:style>
    <style:style style:name="T1070" style:family="text">
      <style:text-properties style:use-window-font-color="true" loext:opacity="0%" style:text-position="0% 100%" style:font-name="Calibri2" fo:font-size="10pt" fo:font-weight="normal" officeooo:rsid="02265615" fo:background-color="transparent" loext:char-shading-value="0" style:font-name-asian="Calibri2" style:font-size-asian="8.75pt" style:font-weight-asian="normal" style:font-name-complex="Calibri2" style:font-size-complex="10pt" style:font-weight-complex="normal"/>
    </style:style>
    <style:style style:name="T1071" style:family="text">
      <style:text-properties style:use-window-font-color="true" loext:opacity="0%" style:text-position="0% 100%" style:font-name="Calibri2" fo:font-size="10pt" fo:font-weight="normal" officeooo:rsid="01db7bd6" fo:background-color="transparent" loext:char-shading-value="0" style:font-name-asian="Calibri2" style:font-size-asian="8.75pt" style:font-weight-asian="normal" style:font-name-complex="Calibri2" style:font-size-complex="10pt" style:font-weight-complex="normal"/>
    </style:style>
    <style:style style:name="T1072" style:family="text">
      <style:text-properties style:use-window-font-color="true" loext:opacity="0%" style:text-position="0% 100%" style:font-name="Calibri2" fo:font-size="10pt" fo:font-weight="normal" officeooo:rsid="0836247c" fo:background-color="transparent" loext:char-shading-value="0" style:font-name-asian="Calibri2" style:font-size-asian="8.75pt" style:font-weight-asian="normal" style:font-name-complex="Calibri2" style:font-size-complex="10pt" style:font-weight-complex="normal"/>
    </style:style>
    <style:style style:name="T1073" style:family="text">
      <style:text-properties style:use-window-font-color="true" loext:opacity="0%" style:text-position="0% 100%" style:font-name="Calibri2" fo:font-size="10pt" fo:font-weight="normal" officeooo:rsid="0834f51e" fo:background-color="transparent" loext:char-shading-value="0" style:font-name-asian="Calibri2" style:font-size-asian="8.75pt" style:font-weight-asian="normal" style:font-name-complex="Calibri2" style:font-size-complex="10pt" style:font-weight-complex="normal"/>
    </style:style>
    <style:style style:name="T1074" style:family="text">
      <style:text-properties style:use-window-font-color="true" loext:opacity="0%" style:text-position="0% 100%" style:font-name="Calibri2" fo:font-size="10pt" fo:font-weight="normal" officeooo:rsid="01dd35b3" fo:background-color="transparent" loext:char-shading-value="0" style:font-name-asian="Calibri2" style:font-size-asian="8.75pt" style:font-weight-asian="normal" style:font-name-complex="Calibri2" style:font-size-complex="10pt" style:font-weight-complex="normal"/>
    </style:style>
    <style:style style:name="T1075" style:family="text">
      <style:text-properties style:use-window-font-color="true" loext:opacity="0%" style:text-position="0% 100%" style:font-name="Calibri2" fo:font-size="10pt" fo:font-weight="normal" officeooo:rsid="08369c0f" fo:background-color="transparent" loext:char-shading-value="0" style:font-name-asian="Calibri2" style:font-size-asian="8.75pt" style:font-weight-asian="normal" style:font-name-complex="Calibri2" style:font-size-complex="10pt" style:font-weight-complex="normal"/>
    </style:style>
    <style:style style:name="T1076" style:family="text">
      <style:text-properties style:use-window-font-color="true" loext:opacity="0%" style:text-position="0% 100%" style:font-name="Calibri2" fo:font-size="10pt" fo:font-weight="normal" officeooo:rsid="01e073c5" fo:background-color="transparent" loext:char-shading-value="0" style:font-name-asian="Calibri2" style:font-size-asian="8.75pt" style:font-weight-asian="normal" style:font-name-complex="Calibri2" style:font-size-complex="10pt" style:font-weight-complex="normal"/>
    </style:style>
    <style:style style:name="T1077" style:family="text">
      <style:text-properties style:use-window-font-color="true" loext:opacity="0%" style:text-position="0% 100%" style:font-name="Calibri2" fo:font-size="10pt" fo:font-weight="normal" officeooo:rsid="083782f8" fo:background-color="transparent" loext:char-shading-value="0" style:font-name-asian="Calibri2" style:font-size-asian="8.75pt" style:font-weight-asian="normal" style:font-name-complex="Calibri2" style:font-size-complex="10pt" style:font-weight-complex="normal"/>
    </style:style>
    <style:style style:name="T1078" style:family="text">
      <style:text-properties style:use-window-font-color="true" loext:opacity="0%" style:text-position="0% 100%" style:font-name="Calibri2" fo:font-size="10pt" fo:font-weight="normal" officeooo:rsid="083919d9" fo:background-color="transparent" loext:char-shading-value="0" style:font-name-asian="Calibri2" style:font-size-asian="8.75pt" style:font-weight-asian="normal" style:font-name-complex="Calibri2" style:font-size-complex="10pt" style:font-weight-complex="normal"/>
    </style:style>
    <style:style style:name="T1079" style:family="text">
      <style:text-properties style:use-window-font-color="true" loext:opacity="0%" style:text-position="0% 100%" style:font-name="Calibri2" fo:font-size="10pt" fo:font-weight="normal" officeooo:rsid="083c0f8f" fo:background-color="transparent" loext:char-shading-value="0" style:font-name-asian="Calibri2" style:font-size-asian="8.75pt" style:font-weight-asian="normal" style:font-name-complex="Calibri2" style:font-size-complex="10pt" style:font-weight-complex="normal"/>
    </style:style>
    <style:style style:name="T1080" style:family="text">
      <style:text-properties style:use-window-font-color="true" loext:opacity="0%" style:text-position="0% 100%" style:font-name="Calibri2" fo:font-size="10pt" fo:font-weight="normal" officeooo:rsid="083dd690" fo:background-color="transparent" loext:char-shading-value="0" style:font-name-asian="Calibri2" style:font-size-asian="8.75pt" style:font-weight-asian="normal" style:font-name-complex="Calibri2" style:font-size-complex="10pt" style:font-weight-complex="normal"/>
    </style:style>
    <style:style style:name="T1081" style:family="text">
      <style:text-properties style:use-window-font-color="true" loext:opacity="0%" style:text-position="0% 100%" style:font-name="Calibri2" fo:font-size="10pt" fo:font-weight="normal" officeooo:rsid="0840e48e" fo:background-color="transparent" loext:char-shading-value="0" style:font-name-asian="Calibri2" style:font-size-asian="8.75pt" style:font-weight-asian="normal" style:font-name-complex="Calibri2" style:font-size-complex="10pt" style:font-weight-complex="normal"/>
    </style:style>
    <style:style style:name="T1082" style:family="text">
      <style:text-properties style:use-window-font-color="true" loext:opacity="0%" style:text-position="0% 100%" style:font-name="Calibri2" fo:font-size="10pt" fo:font-weight="normal" officeooo:rsid="084262fc" fo:background-color="transparent" loext:char-shading-value="0" style:font-name-asian="Calibri2" style:font-size-asian="8.75pt" style:font-weight-asian="normal" style:font-name-complex="Calibri2" style:font-size-complex="10pt" style:font-weight-complex="normal"/>
    </style:style>
    <style:style style:name="T1083" style:family="text">
      <style:text-properties style:use-window-font-color="true" loext:opacity="0%" style:text-position="0% 100%" style:font-name="Calibri2" fo:font-size="10pt" fo:font-weight="normal" officeooo:rsid="084289bf" fo:background-color="transparent" loext:char-shading-value="0" style:font-name-asian="Calibri2" style:font-size-asian="8.75pt" style:font-weight-asian="normal" style:font-name-complex="Calibri2" style:font-size-complex="10pt" style:font-weight-complex="normal"/>
    </style:style>
    <style:style style:name="T1084" style:family="text">
      <style:text-properties style:use-window-font-color="true" loext:opacity="0%" style:text-position="0% 100%" style:font-name="Calibri2" fo:font-size="10pt" fo:font-weight="normal" officeooo:rsid="084464e7" fo:background-color="transparent" loext:char-shading-value="0" style:font-name-asian="Calibri2" style:font-size-asian="8.75pt" style:font-weight-asian="normal" style:font-name-complex="Calibri2" style:font-size-complex="10pt" style:font-weight-complex="normal"/>
    </style:style>
    <style:style style:name="T1085" style:family="text">
      <style:text-properties style:use-window-font-color="true" loext:opacity="0%" style:text-position="0% 100%" style:font-name="Calibri2" fo:font-size="10pt" fo:font-weight="normal" officeooo:rsid="0845ce81" fo:background-color="transparent" loext:char-shading-value="0" style:font-name-asian="Calibri2" style:font-size-asian="8.75pt" style:font-weight-asian="normal" style:font-name-complex="Calibri2" style:font-size-complex="10pt" style:font-weight-complex="normal"/>
    </style:style>
    <style:style style:name="T1086" style:family="text">
      <style:text-properties style:use-window-font-color="true" loext:opacity="0%" style:text-position="0% 100%" style:font-name="Calibri2" fo:font-size="10pt" fo:font-weight="normal" officeooo:rsid="08479753" fo:background-color="transparent" loext:char-shading-value="0" style:font-name-asian="Calibri2" style:font-size-asian="8.75pt" style:font-weight-asian="normal" style:font-name-complex="Calibri2" style:font-size-complex="10pt" style:font-weight-complex="normal"/>
    </style:style>
    <style:style style:name="T1087" style:family="text">
      <style:text-properties style:use-window-font-color="true" loext:opacity="0%" style:text-position="0% 100%" style:font-name="Calibri2" fo:font-size="10pt" fo:font-weight="normal" officeooo:rsid="0848133f" fo:background-color="transparent" loext:char-shading-value="0" style:font-name-asian="Calibri2" style:font-size-asian="8.75pt" style:font-weight-asian="normal" style:font-name-complex="Calibri2" style:font-size-complex="10pt" style:font-weight-complex="normal"/>
    </style:style>
    <style:style style:name="T1088" style:family="text">
      <style:text-properties style:use-window-font-color="true" loext:opacity="0%" style:text-position="0% 100%" style:font-name="Calibri2" fo:font-size="10pt" fo:font-weight="normal" officeooo:rsid="084946c7" fo:background-color="transparent" loext:char-shading-value="0" style:font-name-asian="Calibri2" style:font-size-asian="8.75pt" style:font-weight-asian="normal" style:font-name-complex="Calibri2" style:font-size-complex="10pt" style:font-weight-complex="normal"/>
    </style:style>
    <style:style style:name="T1089" style:family="text">
      <style:text-properties style:use-window-font-color="true" loext:opacity="0%" style:text-position="0% 100%" style:font-name="Calibri2" fo:font-size="10pt" fo:font-weight="normal" officeooo:rsid="084b675c" fo:background-color="transparent" loext:char-shading-value="0" style:font-name-asian="Calibri2" style:font-size-asian="8.75pt" style:font-weight-asian="normal" style:font-name-complex="Calibri2" style:font-size-complex="10pt" style:font-weight-complex="normal"/>
    </style:style>
    <style:style style:name="T1090" style:family="text">
      <style:text-properties style:use-window-font-color="true" loext:opacity="0%" style:text-position="0% 100%" style:font-name="Calibri2" fo:font-size="10pt" fo:font-weight="normal" officeooo:rsid="084c4dc0" fo:background-color="transparent" loext:char-shading-value="0" style:font-name-asian="Calibri2" style:font-size-asian="8.75pt" style:font-weight-asian="normal" style:font-name-complex="Calibri2" style:font-size-complex="10pt" style:font-weight-complex="normal"/>
    </style:style>
    <style:style style:name="T1091" style:family="text">
      <style:text-properties style:use-window-font-color="true" loext:opacity="0%" style:text-position="0% 100%" style:font-name="Calibri2" fo:font-size="10pt" fo:font-weight="normal" officeooo:rsid="084d8938" fo:background-color="transparent" loext:char-shading-value="0" style:font-name-asian="Calibri2" style:font-size-asian="8.75pt" style:font-weight-asian="normal" style:font-name-complex="Calibri2" style:font-size-complex="10pt" style:font-weight-complex="normal"/>
    </style:style>
    <style:style style:name="T1092" style:family="text">
      <style:text-properties style:use-window-font-color="true" loext:opacity="0%" style:text-position="0% 100%" style:font-name="Calibri2" fo:font-size="10pt" fo:font-weight="normal" officeooo:rsid="084f5276" fo:background-color="transparent" loext:char-shading-value="0" style:font-name-asian="Calibri2" style:font-size-asian="8.75pt" style:font-weight-asian="normal" style:font-name-complex="Calibri2" style:font-size-complex="10pt" style:font-weight-complex="normal"/>
    </style:style>
    <style:style style:name="T1093" style:family="text">
      <style:text-properties style:use-window-font-color="true" loext:opacity="0%" style:text-position="0% 100%" style:font-name="Calibri2" fo:font-size="10pt" fo:font-weight="normal" officeooo:rsid="0854e8b2" fo:background-color="transparent" loext:char-shading-value="0" style:font-name-asian="Calibri2" style:font-size-asian="8.75pt" style:font-weight-asian="normal" style:font-name-complex="Calibri2" style:font-size-complex="10pt" style:font-weight-complex="normal"/>
    </style:style>
    <style:style style:name="T1094" style:family="text">
      <style:text-properties style:use-window-font-color="true" loext:opacity="0%" style:text-position="0% 100%" style:font-name="Calibri2" fo:font-size="10pt" fo:font-weight="normal" officeooo:rsid="0854e8b2" fo:background-color="transparent" loext:char-shading-value="0" style:font-name-asian="Calibri2" style:font-size-asian="8.75pt" style:font-weight-asian="normal" style:font-name-complex="Calibri2" style:font-size-complex="10pt" style:font-weight-complex="normal" loext:padding="0cm" loext:border="none"/>
    </style:style>
    <style:style style:name="T1095" style:family="text">
      <style:text-properties style:use-window-font-color="true" loext:opacity="0%" style:text-position="0% 100%" style:font-name="Calibri2" fo:font-size="10pt" fo:font-weight="normal" officeooo:rsid="0856ac7b" fo:background-color="transparent" loext:char-shading-value="0" style:font-name-asian="Calibri2" style:font-size-asian="8.75pt" style:font-weight-asian="normal" style:font-name-complex="Calibri2" style:font-size-complex="10pt" style:font-weight-complex="normal"/>
    </style:style>
    <style:style style:name="T1096" style:family="text">
      <style:text-properties style:use-window-font-color="true" loext:opacity="0%" style:text-position="0% 100%" style:font-name="Calibri2" fo:font-size="10pt" fo:font-weight="normal" officeooo:rsid="0857d4bb" fo:background-color="transparent" loext:char-shading-value="0" style:font-name-asian="Calibri2" style:font-size-asian="8.75pt" style:font-weight-asian="normal" style:font-name-complex="Calibri2" style:font-size-complex="10pt" style:font-weight-complex="normal"/>
    </style:style>
    <style:style style:name="T1097" style:family="text">
      <style:text-properties style:use-window-font-color="true" loext:opacity="0%" style:text-position="0% 100%" style:font-name="Calibri2" fo:font-size="10pt" fo:font-weight="normal" officeooo:rsid="085b12e3" fo:background-color="transparent" loext:char-shading-value="0" style:font-name-asian="Calibri2" style:font-size-asian="8.75pt" style:font-weight-asian="normal" style:font-name-complex="Calibri2" style:font-size-complex="10pt" style:font-weight-complex="normal"/>
    </style:style>
    <style:style style:name="T1098" style:family="text">
      <style:text-properties style:use-window-font-color="true" loext:opacity="0%" style:text-position="0% 100%" style:font-name="Calibri2" fo:font-size="10pt" fo:font-weight="normal" officeooo:rsid="085c6839" fo:background-color="transparent" loext:char-shading-value="0" style:font-name-asian="Calibri2" style:font-size-asian="8.75pt" style:font-weight-asian="normal" style:font-name-complex="Calibri2" style:font-size-complex="10pt" style:font-weight-complex="normal"/>
    </style:style>
    <style:style style:name="T1099" style:family="text">
      <style:text-properties style:use-window-font-color="true" loext:opacity="0%" style:text-position="0% 100%" style:font-name="Calibri2" fo:font-size="10pt" fo:font-weight="normal" officeooo:rsid="085d56ed" fo:background-color="transparent" loext:char-shading-value="0" style:font-name-asian="Calibri2" style:font-size-asian="8.75pt" style:font-weight-asian="normal" style:font-name-complex="Calibri2" style:font-size-complex="10pt" style:font-weight-complex="normal"/>
    </style:style>
    <style:style style:name="T1100" style:family="text">
      <style:text-properties style:use-window-font-color="true" loext:opacity="0%" style:text-position="0% 100%" style:font-name="Calibri2" fo:font-size="10pt" fo:font-weight="normal" officeooo:rsid="085f0c8e" fo:background-color="transparent" loext:char-shading-value="0" style:font-name-asian="Calibri2" style:font-size-asian="8.75pt" style:font-weight-asian="normal" style:font-name-complex="Calibri2" style:font-size-complex="10pt" style:font-weight-complex="normal"/>
    </style:style>
    <style:style style:name="T1101" style:family="text">
      <style:text-properties style:use-window-font-color="true" loext:opacity="0%" style:text-position="0% 100%" style:font-name="Calibri2" fo:font-size="10pt" fo:font-weight="normal" officeooo:rsid="08608d45" fo:background-color="transparent" loext:char-shading-value="0" style:font-name-asian="Calibri2" style:font-size-asian="8.75pt" style:font-weight-asian="normal" style:font-name-complex="Calibri2" style:font-size-complex="10pt" style:font-weight-complex="normal"/>
    </style:style>
    <style:style style:name="T1102" style:family="text">
      <style:text-properties style:use-window-font-color="true" loext:opacity="0%" style:text-position="0% 100%" style:font-name="Calibri2" fo:font-size="10pt" fo:font-weight="normal" officeooo:rsid="08612a1a" fo:background-color="transparent" loext:char-shading-value="0" style:font-name-asian="Calibri2" style:font-size-asian="8.75pt" style:font-weight-asian="normal" style:font-name-complex="Calibri2" style:font-size-complex="10pt" style:font-weight-complex="normal"/>
    </style:style>
    <style:style style:name="T1103" style:family="text">
      <style:text-properties style:use-window-font-color="true" loext:opacity="0%" style:text-position="0% 100%" style:font-name="Calibri2" fo:font-size="10pt" fo:font-weight="normal" officeooo:rsid="0861d063" fo:background-color="transparent" loext:char-shading-value="0" style:font-name-asian="Calibri2" style:font-size-asian="8.75pt" style:font-weight-asian="normal" style:font-name-complex="Calibri2" style:font-size-complex="10pt" style:font-weight-complex="normal"/>
    </style:style>
    <style:style style:name="T1104" style:family="text">
      <style:text-properties style:use-window-font-color="true" loext:opacity="0%" style:text-position="0% 100%" style:font-name="Calibri2" fo:font-size="10pt" fo:font-weight="normal" officeooo:rsid="0861d6f4" fo:background-color="transparent" loext:char-shading-value="0" style:font-name-asian="Calibri2" style:font-size-asian="8.75pt" style:font-weight-asian="normal" style:font-name-complex="Calibri2" style:font-size-complex="10pt" style:font-weight-complex="normal"/>
    </style:style>
    <style:style style:name="T1105" style:family="text">
      <style:text-properties style:use-window-font-color="true" loext:opacity="0%" style:text-position="0% 100%" style:font-name="Calibri2" fo:font-size="10pt" fo:font-weight="normal" officeooo:rsid="0862b9ed" fo:background-color="transparent" loext:char-shading-value="0" style:font-name-asian="Calibri2" style:font-size-asian="8.75pt" style:font-weight-asian="normal" style:font-name-complex="Calibri2" style:font-size-complex="10pt" style:font-weight-complex="normal"/>
    </style:style>
    <style:style style:name="T1106" style:family="text">
      <style:text-properties style:use-window-font-color="true" loext:opacity="0%" style:text-position="0% 100%" style:font-name="Calibri2" fo:font-size="10pt" fo:font-weight="normal" officeooo:rsid="0862cc07" fo:background-color="transparent" loext:char-shading-value="0" style:font-name-asian="Calibri2" style:font-size-asian="8.75pt" style:font-weight-asian="normal" style:font-name-complex="Calibri2" style:font-size-complex="10pt" style:font-weight-complex="normal"/>
    </style:style>
    <style:style style:name="T1107" style:family="text">
      <style:text-properties style:use-window-font-color="true" loext:opacity="0%" style:text-position="0% 100%" style:font-name="Calibri2" fo:font-size="10pt" fo:font-weight="normal" officeooo:rsid="08649109" fo:background-color="transparent" loext:char-shading-value="0" style:font-name-asian="Calibri2" style:font-size-asian="8.75pt" style:font-weight-asian="normal" style:font-name-complex="Calibri2" style:font-size-complex="10pt" style:font-weight-complex="normal"/>
    </style:style>
    <style:style style:name="T1108" style:family="text">
      <style:text-properties style:use-window-font-color="true" loext:opacity="0%" style:text-position="0% 100%" style:font-name="Calibri2" fo:font-size="10pt" fo:font-weight="normal" officeooo:rsid="0864ddaa" fo:background-color="transparent" loext:char-shading-value="0" style:font-name-asian="Calibri2" style:font-size-asian="8.75pt" style:font-weight-asian="normal" style:font-name-complex="Calibri2" style:font-size-complex="10pt" style:font-weight-complex="normal"/>
    </style:style>
    <style:style style:name="T1109" style:family="text">
      <style:text-properties style:use-window-font-color="true" loext:opacity="0%" style:text-position="0% 100%" style:font-name="Calibri2" fo:font-size="10pt" fo:font-weight="normal" officeooo:rsid="08660f14" fo:background-color="transparent" loext:char-shading-value="0" style:font-name-asian="Calibri2" style:font-size-asian="8.75pt" style:font-weight-asian="normal" style:font-name-complex="Calibri2" style:font-size-complex="10pt" style:font-weight-complex="normal"/>
    </style:style>
    <style:style style:name="T1110" style:family="text">
      <style:text-properties style:use-window-font-color="true" loext:opacity="0%" style:text-position="0% 100%" style:font-name="Calibri2" fo:font-size="10pt" fo:font-weight="normal" officeooo:rsid="08661e17" fo:background-color="transparent" loext:char-shading-value="0" style:font-name-asian="Calibri2" style:font-size-asian="8.75pt" style:font-weight-asian="normal" style:font-name-complex="Calibri2" style:font-size-complex="10pt" style:font-weight-complex="normal"/>
    </style:style>
    <style:style style:name="T1111" style:family="text">
      <style:text-properties style:use-window-font-color="true" loext:opacity="0%" style:text-position="0% 100%" style:font-name="Calibri2" fo:font-size="10pt" fo:font-weight="normal" officeooo:rsid="0867d1ea" fo:background-color="transparent" loext:char-shading-value="0" style:font-name-asian="Calibri2" style:font-size-asian="8.75pt" style:font-weight-asian="normal" style:font-name-complex="Calibri2" style:font-size-complex="10pt" style:font-weight-complex="normal"/>
    </style:style>
    <style:style style:name="T1112" style:family="text">
      <style:text-properties style:use-window-font-color="true" loext:opacity="0%" style:text-position="0% 100%" style:font-name="Calibri2" fo:font-size="10pt" fo:font-weight="normal" officeooo:rsid="086ac478" fo:background-color="transparent" loext:char-shading-value="0" style:font-name-asian="Calibri2" style:font-size-asian="8.75pt" style:font-weight-asian="normal" style:font-name-complex="Calibri2" style:font-size-complex="10pt" style:font-weight-complex="normal"/>
    </style:style>
    <style:style style:name="T1113" style:family="text">
      <style:text-properties style:use-window-font-color="true" loext:opacity="0%" style:text-position="0% 100%" style:font-name="Calibri2" fo:font-size="10pt" fo:font-weight="normal" officeooo:rsid="086ceb03" fo:background-color="transparent" loext:char-shading-value="0" style:font-name-asian="Calibri2" style:font-size-asian="8.75pt" style:font-weight-asian="normal" style:font-name-complex="Calibri2" style:font-size-complex="10pt" style:font-weight-complex="normal"/>
    </style:style>
    <style:style style:name="T1114" style:family="text">
      <style:text-properties style:use-window-font-color="true" loext:opacity="0%" style:text-position="0% 100%" style:font-name="Calibri2" fo:font-size="10pt" fo:font-weight="normal" officeooo:rsid="086e40d2" fo:background-color="transparent" loext:char-shading-value="0" style:font-name-asian="Calibri2" style:font-size-asian="8.75pt" style:font-weight-asian="normal" style:font-name-complex="Calibri2" style:font-size-complex="10pt" style:font-weight-complex="normal"/>
    </style:style>
    <style:style style:name="T1115" style:family="text">
      <style:text-properties style:use-window-font-color="true" loext:opacity="0%" style:text-position="0% 100%" style:font-name="Calibri2" fo:font-size="10pt" fo:font-weight="normal" officeooo:rsid="08718a41" fo:background-color="transparent" loext:char-shading-value="0" style:font-name-asian="Calibri2" style:font-size-asian="8.75pt" style:font-weight-asian="normal" style:font-name-complex="Calibri2" style:font-size-complex="10pt" style:font-weight-complex="normal"/>
    </style:style>
    <style:style style:name="T1116"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117" style:family="text">
      <style:text-properties style:use-window-font-color="true" loext:opacity="0%" style:text-position="0% 100%" style:font-name="Calibri2" fo:font-size="10pt" fo:font-weight="normal" officeooo:rsid="023a8d70" fo:background-color="transparent" loext:char-shading-value="0" style:font-name-asian="Calibri2" style:font-size-asian="8.75pt" style:font-weight-asian="normal" style:font-name-complex="Calibri2" style:font-size-complex="10pt" style:font-weight-complex="normal"/>
    </style:style>
    <style:style style:name="T1118" style:family="text">
      <style:text-properties style:use-window-font-color="true" loext:opacity="0%" style:text-position="0% 100%" style:font-name="Calibri2" fo:font-size="10pt" fo:font-weight="normal" officeooo:rsid="023a9326" fo:background-color="transparent" loext:char-shading-value="0" style:font-name-asian="Calibri2" style:font-size-asian="8.75pt" style:font-weight-asian="normal" style:font-name-complex="Calibri2" style:font-size-complex="10pt" style:font-weight-complex="normal"/>
    </style:style>
    <style:style style:name="T1119" style:family="text">
      <style:text-properties style:use-window-font-color="true" loext:opacity="0%" style:text-position="0% 100%" style:font-name="Calibri2" fo:font-size="10pt" fo:font-weight="normal" officeooo:rsid="087e68a7" fo:background-color="transparent" loext:char-shading-value="0" style:font-name-asian="Calibri2" style:font-size-asian="8.75pt" style:font-weight-asian="normal" style:font-name-complex="Calibri2" style:font-size-complex="10pt" style:font-weight-complex="normal"/>
    </style:style>
    <style:style style:name="T1120" style:family="text">
      <style:text-properties style:use-window-font-color="true" loext:opacity="0%" style:text-position="0% 100%" style:font-name="Calibri2" fo:font-size="10pt" fo:font-weight="normal" officeooo:rsid="023bc1ce" fo:background-color="transparent" loext:char-shading-value="0" style:font-name-asian="Calibri2" style:font-size-asian="8.75pt" style:font-weight-asian="normal" style:font-name-complex="Calibri2" style:font-size-complex="10pt" style:font-weight-complex="normal"/>
    </style:style>
    <style:style style:name="T1121" style:family="text">
      <style:text-properties style:use-window-font-color="true" loext:opacity="0%" style:text-position="0% 100%" style:font-name="Calibri2" fo:font-size="10pt" fo:font-weight="normal" officeooo:rsid="0230133a" fo:background-color="transparent" loext:char-shading-value="0" style:font-name-asian="Calibri2" style:font-size-asian="8.75pt" style:font-weight-asian="normal" style:font-name-complex="Calibri2" style:font-size-complex="10pt" style:font-weight-complex="normal"/>
    </style:style>
    <style:style style:name="T1122" style:family="text">
      <style:text-properties style:use-window-font-color="true" loext:opacity="0%" style:text-position="0% 100%" style:font-name="Calibri2" fo:font-size="10pt" fo:font-weight="normal" officeooo:rsid="0872b6c9" fo:background-color="transparent" loext:char-shading-value="0" style:font-name-asian="Calibri2" style:font-size-asian="8.75pt" style:font-weight-asian="normal" style:font-name-complex="Calibri2" style:font-size-complex="10pt" style:font-weight-complex="normal"/>
    </style:style>
    <style:style style:name="T1123" style:family="text">
      <style:text-properties style:use-window-font-color="true" loext:opacity="0%" style:text-position="0% 100%" style:font-name="Calibri2" fo:font-size="10pt" fo:font-weight="normal" officeooo:rsid="087d26a8" fo:background-color="transparent" loext:char-shading-value="0" style:font-name-asian="Calibri2" style:font-size-asian="8.75pt" style:font-weight-asian="normal" style:font-name-complex="Calibri2" style:font-size-complex="10pt" style:font-weight-complex="normal"/>
    </style:style>
    <style:style style:name="T1124" style:family="text">
      <style:text-properties style:use-window-font-color="true" loext:opacity="0%" style:text-position="0% 100%" style:font-name="Calibri2" fo:font-size="10pt" fo:font-weight="normal" officeooo:rsid="023c7b01" fo:background-color="transparent" loext:char-shading-value="0" style:font-name-asian="Calibri2" style:font-size-asian="8.75pt" style:font-weight-asian="normal" style:font-name-complex="Calibri2" style:font-size-complex="10pt" style:font-weight-complex="normal"/>
    </style:style>
    <style:style style:name="T1125" style:family="text">
      <style:text-properties style:use-window-font-color="true" loext:opacity="0%" style:text-position="0% 100%" style:font-name="Calibri2" fo:font-size="10pt" fo:font-weight="normal" officeooo:rsid="02408f0c" fo:background-color="transparent" loext:char-shading-value="0" style:font-name-asian="Calibri2" style:font-size-asian="8.75pt" style:font-weight-asian="normal" style:font-name-complex="Calibri2" style:font-size-complex="10pt" style:font-weight-complex="normal"/>
    </style:style>
    <style:style style:name="T1126" style:family="text">
      <style:text-properties style:use-window-font-color="true" loext:opacity="0%" style:text-position="0% 100%" style:font-name="Calibri2" fo:font-size="10pt" fo:font-weight="normal" officeooo:rsid="0880106e" fo:background-color="transparent" loext:char-shading-value="0" style:font-name-asian="Calibri2" style:font-size-asian="8.75pt" style:font-weight-asian="normal" style:font-name-complex="Calibri2" style:font-size-complex="10pt" style:font-weight-complex="normal"/>
    </style:style>
    <style:style style:name="T1127" style:family="text">
      <style:text-properties style:use-window-font-color="true" loext:opacity="0%" style:text-position="0% 100%" style:font-name="Calibri2" fo:font-size="10pt" fo:font-weight="normal" officeooo:rsid="0881175e" fo:background-color="transparent" loext:char-shading-value="0" style:font-name-asian="Calibri2" style:font-size-asian="8.75pt" style:font-weight-asian="normal" style:font-name-complex="Calibri2" style:font-size-complex="10pt" style:font-weight-complex="normal"/>
    </style:style>
    <style:style style:name="T1128" style:family="text">
      <style:text-properties style:use-window-font-color="true" loext:opacity="0%" style:text-position="0% 100%" style:font-name="Calibri2" fo:font-size="10pt" fo:font-weight="normal" officeooo:rsid="088b3961" fo:background-color="transparent" loext:char-shading-value="0" style:font-name-asian="Calibri2" style:font-size-asian="8.75pt" style:font-weight-asian="normal" style:font-name-complex="Calibri2" style:font-size-complex="10pt" style:font-weight-complex="normal"/>
    </style:style>
    <style:style style:name="T1129" style:family="text">
      <style:text-properties style:use-window-font-color="true" loext:opacity="0%" style:text-position="0% 100%" style:font-name="Calibri2" fo:font-size="10pt" fo:font-weight="normal" officeooo:rsid="0882ca44" fo:background-color="transparent" loext:char-shading-value="0" style:font-name-asian="Calibri2" style:font-size-asian="8.75pt" style:font-weight-asian="normal" style:font-name-complex="Calibri2" style:font-size-complex="10pt" style:font-weight-complex="normal"/>
    </style:style>
    <style:style style:name="T1130" style:family="text">
      <style:text-properties style:use-window-font-color="true" loext:opacity="0%" style:text-position="0% 100%" style:font-name="Calibri2" fo:font-size="10pt" fo:font-weight="normal" officeooo:rsid="088496fd" fo:background-color="transparent" loext:char-shading-value="0" style:font-name-asian="Calibri2" style:font-size-asian="8.75pt" style:font-weight-asian="normal" style:font-name-complex="Calibri2" style:font-size-complex="10pt" style:font-weight-complex="normal"/>
    </style:style>
    <style:style style:name="T1131" style:family="text">
      <style:text-properties style:use-window-font-color="true" loext:opacity="0%" style:text-position="0% 100%" style:font-name="Calibri2" fo:font-size="10pt" fo:font-weight="normal" officeooo:rsid="088c6d60" fo:background-color="transparent" loext:char-shading-value="0" style:font-name-asian="Calibri2" style:font-size-asian="8.75pt" style:font-weight-asian="normal" style:font-name-complex="Calibri2" style:font-size-complex="10pt" style:font-weight-complex="normal"/>
    </style:style>
    <style:style style:name="T1132" style:family="text">
      <style:text-properties style:use-window-font-color="true" loext:opacity="0%" style:text-position="0% 100%" style:font-name="Calibri2" fo:font-size="10pt" fo:font-weight="normal" officeooo:rsid="08850126" fo:background-color="transparent" loext:char-shading-value="0" style:font-name-asian="Calibri2" style:font-size-asian="8.75pt" style:font-weight-asian="normal" style:font-name-complex="Calibri2" style:font-size-complex="10pt" style:font-weight-complex="normal"/>
    </style:style>
    <style:style style:name="T1133" style:family="text">
      <style:text-properties style:use-window-font-color="true" loext:opacity="0%" style:text-position="0% 100%" style:font-name="Calibri2" fo:font-size="10pt" fo:font-weight="normal" officeooo:rsid="023ed1dd" fo:background-color="transparent" loext:char-shading-value="0" style:font-name-asian="Calibri2" style:font-size-asian="8.75pt" style:font-weight-asian="normal" style:font-name-complex="Calibri2" style:font-size-complex="10pt" style:font-weight-complex="normal"/>
    </style:style>
    <style:style style:name="T1134" style:family="text">
      <style:text-properties style:use-window-font-color="true" loext:opacity="0%" style:text-position="0% 100%" style:font-name="Calibri2" fo:font-size="10pt" fo:font-weight="normal" officeooo:rsid="023eea92" fo:background-color="transparent" loext:char-shading-value="0" style:font-name-asian="Calibri2" style:font-size-asian="8.75pt" style:font-weight-asian="normal" style:font-name-complex="Calibri2" style:font-size-complex="10pt" style:font-weight-complex="normal"/>
    </style:style>
    <style:style style:name="T1135" style:family="text">
      <style:text-properties style:use-window-font-color="true" loext:opacity="0%" style:text-position="0% 100%" style:font-name="Calibri2" fo:font-size="10pt" fo:font-weight="normal" officeooo:rsid="087c5004" fo:background-color="transparent" loext:char-shading-value="0" style:font-name-asian="Calibri2" style:font-size-asian="8.75pt" style:font-weight-asian="normal" style:font-name-complex="Calibri2" style:font-size-complex="10pt" style:font-weight-complex="normal"/>
    </style:style>
    <style:style style:name="T1136" style:family="text">
      <style:text-properties style:use-window-font-color="true" loext:opacity="0%" style:text-position="0% 100%" style:font-name="Calibri2" fo:font-size="10pt" fo:font-weight="normal" officeooo:rsid="088955a0" fo:background-color="transparent" loext:char-shading-value="0" style:font-name-asian="Calibri2" style:font-size-asian="8.75pt" style:font-weight-asian="normal" style:font-name-complex="Calibri2" style:font-size-complex="10pt" style:font-weight-complex="normal"/>
    </style:style>
    <style:style style:name="T1137" style:family="text">
      <style:text-properties style:use-window-font-color="true" loext:opacity="0%" style:text-position="0% 100%" style:font-name="Calibri2" fo:font-size="10pt" fo:font-weight="normal" officeooo:rsid="08864fee" fo:background-color="transparent" loext:char-shading-value="0" style:font-name-asian="Calibri2" style:font-size-asian="8.75pt" style:font-weight-asian="normal" style:font-name-complex="Calibri2" style:font-size-complex="10pt" style:font-weight-complex="normal"/>
    </style:style>
    <style:style style:name="T1138" style:family="text">
      <style:text-properties style:use-window-font-color="true" loext:opacity="0%" style:text-position="0% 100%" style:font-name="Calibri2" fo:font-size="10pt" fo:font-weight="normal" officeooo:rsid="023f6ecd" fo:background-color="transparent" loext:char-shading-value="0" style:font-name-asian="Calibri2" style:font-size-asian="8.75pt" style:font-weight-asian="normal" style:font-name-complex="Calibri2" style:font-size-complex="10pt" style:font-weight-complex="normal"/>
    </style:style>
    <style:style style:name="T1139" style:family="text">
      <style:text-properties style:use-window-font-color="true" loext:opacity="0%" style:text-position="0% 100%" style:font-name="Calibri2" fo:font-size="10pt" fo:font-weight="normal" officeooo:rsid="08874959" fo:background-color="transparent" loext:char-shading-value="0" style:font-name-asian="Calibri2" style:font-size-asian="8.75pt" style:font-weight-asian="normal" style:font-name-complex="Calibri2" style:font-size-complex="10pt" style:font-weight-complex="normal"/>
    </style:style>
    <style:style style:name="T1140" style:family="text">
      <style:text-properties style:use-window-font-color="true" loext:opacity="0%" style:text-position="0% 100%" style:font-name="Calibri2" fo:font-size="10pt" fo:font-weight="normal" officeooo:rsid="087cbe69" fo:background-color="transparent" loext:char-shading-value="0" style:font-name-asian="Calibri2" style:font-size-asian="8.75pt" style:font-weight-asian="normal" style:font-name-complex="Calibri2" style:font-size-complex="10pt" style:font-weight-complex="normal"/>
    </style:style>
    <style:style style:name="T1141" style:family="text">
      <style:text-properties style:use-window-font-color="true" loext:opacity="0%" style:text-position="0% 100%" style:font-name="Calibri2" fo:font-size="10pt" fo:font-weight="normal" officeooo:rsid="0887cee1" fo:background-color="transparent" loext:char-shading-value="0" style:font-name-asian="Calibri2" style:font-size-asian="8.75pt" style:font-weight-asian="normal" style:font-name-complex="Calibri2" style:font-size-complex="10pt" style:font-weight-complex="normal"/>
    </style:style>
    <style:style style:name="T1142" style:family="text">
      <style:text-properties style:use-window-font-color="true" loext:opacity="0%" style:text-position="0% 100%" style:font-name="Calibri2" fo:font-size="10pt" fo:font-weight="normal" officeooo:rsid="02328314" fo:background-color="transparent" loext:char-shading-value="0" style:font-name-asian="Calibri2" style:font-size-asian="8.75pt" style:font-weight-asian="normal" style:font-name-complex="Calibri2" style:font-size-complex="10pt" style:font-weight-complex="normal"/>
    </style:style>
    <style:style style:name="T1143" style:family="text">
      <style:text-properties style:use-window-font-color="true" loext:opacity="0%" style:text-position="0% 100%" style:font-name="Calibri2" fo:font-size="10pt" fo:font-weight="normal" officeooo:rsid="024359a2" fo:background-color="transparent" loext:char-shading-value="0" style:font-name-asian="Calibri2" style:font-size-asian="8.75pt" style:font-weight-asian="normal" style:font-name-complex="Calibri2" style:font-size-complex="10pt" style:font-weight-complex="normal"/>
    </style:style>
    <style:style style:name="T1144" style:family="text">
      <style:text-properties style:use-window-font-color="true" loext:opacity="0%" style:text-position="0% 100%" style:font-name="Calibri2" fo:font-size="10pt" fo:font-weight="normal" officeooo:rsid="024721a2" fo:background-color="transparent" loext:char-shading-value="0" style:font-name-asian="Calibri2" style:font-size-asian="8.75pt" style:font-weight-asian="normal" style:font-name-complex="Calibri2" style:font-size-complex="10pt" style:font-weight-complex="normal"/>
    </style:style>
    <style:style style:name="T1145" style:family="text">
      <style:text-properties style:use-window-font-color="true" loext:opacity="0%" style:text-position="0% 100%" style:font-name="Calibri2" fo:font-size="10pt" fo:font-weight="normal" officeooo:rsid="0231ed99" fo:background-color="transparent" loext:char-shading-value="0" style:font-name-asian="Calibri2" style:font-size-asian="8.75pt" style:font-weight-asian="normal" style:font-name-complex="Calibri2" style:font-size-complex="10pt" style:font-weight-complex="normal"/>
    </style:style>
    <style:style style:name="T1146" style:family="text">
      <style:text-properties style:use-window-font-color="true" loext:opacity="0%" style:text-position="0% 100%" style:font-name="Calibri2" fo:font-size="10pt" fo:font-weight="normal" officeooo:rsid="024548e2" fo:background-color="transparent" loext:char-shading-value="0" style:font-name-asian="Calibri2" style:font-size-asian="8.75pt" style:font-weight-asian="normal" style:font-name-complex="Calibri2" style:font-size-complex="10pt" style:font-weight-complex="normal"/>
    </style:style>
    <style:style style:name="T1147" style:family="text">
      <style:text-properties style:use-window-font-color="true" loext:opacity="0%" style:text-position="0% 100%" style:font-name="Calibri2" fo:font-size="10pt" fo:font-weight="normal" officeooo:rsid="0248c6f6" fo:background-color="transparent" loext:char-shading-value="0" style:font-name-asian="Calibri2" style:font-size-asian="8.75pt" style:font-weight-asian="normal" style:font-name-complex="Calibri2" style:font-size-complex="10pt" style:font-weight-complex="normal"/>
    </style:style>
    <style:style style:name="T1148" style:family="text">
      <style:text-properties style:use-window-font-color="true" loext:opacity="0%" style:text-position="0% 100%" style:font-name="Calibri2" fo:font-size="10pt" fo:font-weight="normal" officeooo:rsid="024b87c7" fo:background-color="transparent" loext:char-shading-value="0" style:font-name-asian="Calibri2" style:font-size-asian="8.75pt" style:font-weight-asian="normal" style:font-name-complex="Calibri2" style:font-size-complex="10pt" style:font-weight-complex="normal"/>
    </style:style>
    <style:style style:name="T1149" style:family="text">
      <style:text-properties style:use-window-font-color="true" loext:opacity="0%" style:text-position="0% 100%" style:font-name="Calibri2" fo:font-size="10pt" fo:font-weight="normal" officeooo:rsid="0890c671" fo:background-color="transparent" loext:char-shading-value="0" style:font-name-asian="Calibri2" style:font-size-asian="8.75pt" style:font-weight-asian="normal" style:font-name-complex="Calibri2" style:font-size-complex="10pt" style:font-weight-complex="normal"/>
    </style:style>
    <style:style style:name="T1150" style:family="text">
      <style:text-properties style:use-window-font-color="true" loext:opacity="0%" style:text-position="0% 100%" style:font-name="Calibri2" fo:font-size="10pt" fo:font-weight="normal" officeooo:rsid="08928bb3" fo:background-color="transparent" loext:char-shading-value="0" style:font-name-asian="Calibri2" style:font-size-asian="8.75pt" style:font-weight-asian="normal" style:font-name-complex="Calibri2" style:font-size-complex="10pt" style:font-weight-complex="normal"/>
    </style:style>
    <style:style style:name="T1151" style:family="text">
      <style:text-properties style:use-window-font-color="true" loext:opacity="0%" style:text-position="0% 100%" style:font-name="Calibri2" fo:font-size="10pt" fo:font-weight="normal" officeooo:rsid="024d1fce" fo:background-color="transparent" loext:char-shading-value="0" style:font-name-asian="Calibri2" style:font-size-asian="8.75pt" style:font-weight-asian="normal" style:font-name-complex="Calibri2" style:font-size-complex="10pt" style:font-weight-complex="normal"/>
    </style:style>
    <style:style style:name="T1152" style:family="text">
      <style:text-properties style:use-window-font-color="true" loext:opacity="0%" style:text-position="0% 100%" style:font-name="Calibri2" fo:font-size="10pt" fo:font-weight="normal" officeooo:rsid="0250f6c8" fo:background-color="transparent" loext:char-shading-value="0" style:font-name-asian="Calibri2" style:font-size-asian="8.75pt" style:font-weight-asian="normal" style:font-name-complex="Calibri2" style:font-size-complex="10pt" style:font-weight-complex="normal"/>
    </style:style>
    <style:style style:name="T1153" style:family="text">
      <style:text-properties style:use-window-font-color="true" loext:opacity="0%" style:text-position="0% 100%" style:font-name="Calibri2" fo:font-size="10pt" fo:font-weight="normal" officeooo:rsid="025e40f3" fo:background-color="transparent" loext:char-shading-value="0" style:font-name-asian="Calibri2" style:font-size-asian="8.75pt" style:font-weight-asian="normal" style:font-name-complex="Calibri2" style:font-size-complex="10pt" style:font-weight-complex="normal"/>
    </style:style>
    <style:style style:name="T1154" style:family="text">
      <style:text-properties style:use-window-font-color="true" loext:opacity="0%" style:text-position="0% 100%" style:font-name="Calibri2" fo:font-size="10pt" fo:font-weight="normal" officeooo:rsid="025e81c5" fo:background-color="transparent" loext:char-shading-value="0" style:font-name-asian="Calibri2" style:font-size-asian="8.75pt" style:font-weight-asian="normal" style:font-name-complex="Calibri2" style:font-size-complex="10pt" style:font-weight-complex="normal"/>
    </style:style>
    <style:style style:name="T1155" style:family="text">
      <style:text-properties style:use-window-font-color="true" loext:opacity="0%" style:text-position="0% 100%" style:font-name="Calibri2" fo:font-size="10pt" fo:font-weight="normal" officeooo:rsid="089ac479" fo:background-color="transparent" loext:char-shading-value="0" style:font-name-asian="Calibri2" style:font-size-asian="8.75pt" style:font-weight-asian="normal" style:font-name-complex="Calibri2" style:font-size-complex="10pt" style:font-weight-complex="normal"/>
    </style:style>
    <style:style style:name="T1156" style:family="text">
      <style:text-properties style:use-window-font-color="true" loext:opacity="0%" style:text-position="0% 100%" style:font-name="Calibri2" fo:font-size="10pt" fo:font-weight="normal" officeooo:rsid="025f1141" fo:background-color="transparent" loext:char-shading-value="0" style:font-name-asian="Calibri2" style:font-size-asian="8.75pt" style:font-weight-asian="normal" style:font-name-complex="Calibri2" style:font-size-complex="10pt" style:font-weight-complex="normal"/>
    </style:style>
    <style:style style:name="T1157" style:family="text">
      <style:text-properties style:use-window-font-color="true" loext:opacity="0%" style:text-position="0% 100%" style:font-name="Calibri2" fo:font-size="10pt" fo:font-weight="normal" officeooo:rsid="089c8d6a" fo:background-color="transparent" loext:char-shading-value="0" style:font-name-asian="Calibri2" style:font-size-asian="8.75pt" style:font-weight-asian="normal" style:font-name-complex="Calibri2" style:font-size-complex="10pt" style:font-weight-complex="normal"/>
    </style:style>
    <style:style style:name="T1158" style:family="text">
      <style:text-properties style:use-window-font-color="true" loext:opacity="0%" style:text-position="0% 100%" style:font-name="Calibri2" fo:font-size="10pt" fo:font-weight="normal" officeooo:rsid="08a7d1d3" fo:background-color="transparent" loext:char-shading-value="0" style:font-name-asian="Calibri2" style:font-size-asian="8.75pt" style:font-weight-asian="normal" style:font-name-complex="Calibri2" style:font-size-complex="10pt" style:font-weight-complex="normal"/>
    </style:style>
    <style:style style:name="T1159" style:family="text">
      <style:text-properties style:use-window-font-color="true" loext:opacity="0%" style:text-position="0% 100%" style:font-name="Calibri2" fo:font-size="10pt" fo:font-weight="normal" officeooo:rsid="027afa26" fo:background-color="transparent" loext:char-shading-value="0" style:font-name-asian="Calibri2" style:font-size-asian="8.75pt" style:font-weight-asian="normal" style:font-name-complex="Calibri2" style:font-size-complex="10pt" style:font-weight-complex="normal"/>
    </style:style>
    <style:style style:name="T1160" style:family="text">
      <style:text-properties style:use-window-font-color="true" loext:opacity="0%" style:text-position="0% 100%" style:font-name="Calibri2" fo:font-size="10pt" fo:font-weight="normal" officeooo:rsid="027bcd29" fo:background-color="transparent" loext:char-shading-value="0" style:font-name-asian="Calibri2" style:font-size-asian="8.75pt" style:font-weight-asian="normal" style:font-name-complex="Calibri2" style:font-size-complex="10pt" style:font-weight-complex="normal"/>
    </style:style>
    <style:style style:name="T1161" style:family="text">
      <style:text-properties style:use-window-font-color="true" loext:opacity="0%" style:text-position="0% 100%" style:font-name="Calibri2" fo:font-size="10pt" fo:font-weight="normal" officeooo:rsid="027cc3e5" fo:background-color="transparent" loext:char-shading-value="0" style:font-name-asian="Calibri2" style:font-size-asian="8.75pt" style:font-weight-asian="normal" style:font-name-complex="Calibri2" style:font-size-complex="10pt" style:font-weight-complex="normal"/>
    </style:style>
    <style:style style:name="T1162" style:family="text">
      <style:text-properties style:use-window-font-color="true" loext:opacity="0%" style:text-position="0% 100%" style:font-name="Calibri2" fo:font-size="10pt" fo:font-weight="normal" officeooo:rsid="027ceaa9" fo:background-color="transparent" loext:char-shading-value="0" style:font-name-asian="Calibri2" style:font-size-asian="8.75pt" style:font-weight-asian="normal" style:font-name-complex="Calibri2" style:font-size-complex="10pt" style:font-weight-complex="normal"/>
    </style:style>
    <style:style style:name="T1163" style:family="text">
      <style:text-properties style:use-window-font-color="true" loext:opacity="0%" style:text-position="0% 100%" style:font-name="Calibri2" fo:font-size="10pt" fo:font-weight="normal" officeooo:rsid="027d099b" fo:background-color="transparent" loext:char-shading-value="0" style:font-name-asian="Calibri2" style:font-size-asian="8.75pt" style:font-weight-asian="normal" style:font-name-complex="Calibri2" style:font-size-complex="10pt" style:font-weight-complex="normal"/>
    </style:style>
    <style:style style:name="T1164" style:family="text">
      <style:text-properties style:use-window-font-color="true" loext:opacity="0%" style:text-position="0% 100%" style:font-name="Calibri2" fo:font-size="10pt" fo:font-weight="normal" officeooo:rsid="027d8eca" fo:background-color="transparent" loext:char-shading-value="0" style:font-name-asian="Calibri2" style:font-size-asian="8.75pt" style:font-weight-asian="normal" style:font-name-complex="Calibri2" style:font-size-complex="10pt" style:font-weight-complex="normal"/>
    </style:style>
    <style:style style:name="T1165" style:family="text">
      <style:text-properties style:use-window-font-color="true" loext:opacity="0%" style:text-position="0% 100%" style:font-name="Calibri2" fo:font-size="10pt" fo:font-weight="normal" officeooo:rsid="027dbc36" fo:background-color="transparent" loext:char-shading-value="0" style:font-name-asian="Calibri2" style:font-size-asian="8.75pt" style:font-weight-asian="normal" style:font-name-complex="Calibri2" style:font-size-complex="10pt" style:font-weight-complex="normal"/>
    </style:style>
    <style:style style:name="T1166" style:family="text">
      <style:text-properties style:use-window-font-color="true" loext:opacity="0%" style:text-position="0% 100%" style:font-name="Calibri2" fo:font-size="10pt" fo:font-weight="normal" officeooo:rsid="027d9d1a" fo:background-color="transparent" loext:char-shading-value="0" style:font-name-asian="Calibri2" style:font-size-asian="8.75pt" style:font-weight-asian="normal" style:font-name-complex="Calibri2" style:font-size-complex="10pt" style:font-weight-complex="normal"/>
    </style:style>
    <style:style style:name="T1167" style:family="text">
      <style:text-properties style:use-window-font-color="true" loext:opacity="0%" style:text-position="0% 100%" style:font-name="Calibri2" fo:font-size="10pt" fo:font-weight="normal" officeooo:rsid="08a9284b" fo:background-color="transparent" loext:char-shading-value="0" style:font-name-asian="Calibri2" style:font-size-asian="8.75pt" style:font-weight-asian="normal" style:font-name-complex="Calibri2" style:font-size-complex="10pt" style:font-weight-complex="normal"/>
    </style:style>
    <style:style style:name="T1168" style:family="text">
      <style:text-properties style:use-window-font-color="true" loext:opacity="0%" style:text-position="0% 100%" style:font-name="Calibri2" fo:font-size="10pt" fo:font-weight="normal" officeooo:rsid="08aaa4cb" fo:background-color="transparent" loext:char-shading-value="0" style:font-name-asian="Calibri2" style:font-size-asian="8.75pt" style:font-weight-asian="normal" style:font-name-complex="Calibri2" style:font-size-complex="10pt" style:font-weight-complex="normal"/>
    </style:style>
    <style:style style:name="T1169" style:family="text">
      <style:text-properties style:use-window-font-color="true" loext:opacity="0%" style:text-position="0% 100%" style:font-name="Calibri2" fo:font-size="10pt" fo:font-weight="normal" officeooo:rsid="08abf04f" fo:background-color="transparent" loext:char-shading-value="0" style:font-name-asian="Calibri2" style:font-size-asian="8.75pt" style:font-weight-asian="normal" style:font-name-complex="Calibri2" style:font-size-complex="10pt" style:font-weight-complex="normal"/>
    </style:style>
    <style:style style:name="T1170" style:family="text">
      <style:text-properties style:use-window-font-color="true" loext:opacity="0%" style:text-position="0% 100%" style:font-name="Calibri2" fo:font-size="10pt" fo:font-weight="normal" officeooo:rsid="08acb4d9" fo:background-color="transparent" loext:char-shading-value="0" style:font-name-asian="Calibri2" style:font-size-asian="8.75pt" style:font-weight-asian="normal" style:font-name-complex="Calibri2" style:font-size-complex="10pt" style:font-weight-complex="normal"/>
    </style:style>
    <style:style style:name="T1171" style:family="text">
      <style:text-properties style:use-window-font-color="true" loext:opacity="0%" style:text-position="0% 100%" style:font-name="Calibri2" fo:font-size="10pt" fo:font-weight="normal" officeooo:rsid="027e5afb" fo:background-color="transparent" loext:char-shading-value="0" style:font-name-asian="Calibri2" style:font-size-asian="8.75pt" style:font-weight-asian="normal" style:font-name-complex="Calibri2" style:font-size-complex="10pt" style:font-weight-complex="normal"/>
    </style:style>
    <style:style style:name="T1172" style:family="text">
      <style:text-properties style:use-window-font-color="true" loext:opacity="0%" style:text-position="0% 100%" style:font-name="Calibri2" fo:font-size="10pt" fo:font-weight="normal" officeooo:rsid="027e9c15" fo:background-color="transparent" loext:char-shading-value="0" style:font-name-asian="Calibri2" style:font-size-asian="8.75pt" style:font-weight-asian="normal" style:font-name-complex="Calibri2" style:font-size-complex="10pt" style:font-weight-complex="normal"/>
    </style:style>
    <style:style style:name="T1173" style:family="text">
      <style:text-properties style:use-window-font-color="true" loext:opacity="0%" style:text-position="0% 100%" style:font-name="Calibri2" fo:font-size="10pt" fo:font-weight="normal" officeooo:rsid="027fb725" fo:background-color="transparent" loext:char-shading-value="0" style:font-name-asian="Calibri2" style:font-size-asian="8.75pt" style:font-weight-asian="normal" style:font-name-complex="Calibri2" style:font-size-complex="10pt" style:font-weight-complex="normal"/>
    </style:style>
    <style:style style:name="T1174" style:family="text">
      <style:text-properties style:use-window-font-color="true" loext:opacity="0%" style:text-position="0% 100%" style:font-name="Calibri2" fo:font-size="10pt" fo:font-weight="normal" officeooo:rsid="0280a321" fo:background-color="transparent" loext:char-shading-value="0" style:font-name-asian="Calibri2" style:font-size-asian="8.75pt" style:font-weight-asian="normal" style:font-name-complex="Calibri2" style:font-size-complex="10pt" style:font-weight-complex="normal"/>
    </style:style>
    <style:style style:name="T1175" style:family="text">
      <style:text-properties style:use-window-font-color="true" loext:opacity="0%" style:text-position="0% 100%" style:font-name="Calibri2" fo:font-size="10pt" fo:font-weight="normal" officeooo:rsid="0280f3ec" fo:background-color="transparent" loext:char-shading-value="0" style:font-name-asian="Calibri2" style:font-size-asian="8.75pt" style:font-weight-asian="normal" style:font-name-complex="Calibri2" style:font-size-complex="10pt" style:font-weight-complex="normal"/>
    </style:style>
    <style:style style:name="T1176" style:family="text">
      <style:text-properties style:use-window-font-color="true" loext:opacity="0%" style:text-position="0% 100%" style:font-name="Calibri2" fo:font-size="10pt" fo:font-weight="normal" officeooo:rsid="02813de4" fo:background-color="transparent" loext:char-shading-value="0" style:font-name-asian="Calibri2" style:font-size-asian="8.75pt" style:font-weight-asian="normal" style:font-name-complex="Calibri2" style:font-size-complex="10pt" style:font-weight-complex="normal"/>
    </style:style>
    <style:style style:name="T1177" style:family="text">
      <style:text-properties style:use-window-font-color="true" loext:opacity="0%" style:text-position="0% 100%" style:font-name="Calibri2" fo:font-size="10pt" fo:font-weight="normal" officeooo:rsid="028172eb" fo:background-color="transparent" loext:char-shading-value="0" style:font-name-asian="Calibri2" style:font-size-asian="8.75pt" style:font-weight-asian="normal" style:font-name-complex="Calibri2" style:font-size-complex="10pt" style:font-weight-complex="normal"/>
    </style:style>
    <style:style style:name="T1178" style:family="text">
      <style:text-properties style:use-window-font-color="true" loext:opacity="0%" style:text-position="0% 100%" style:font-name="Calibri2" fo:font-size="10pt" fo:font-weight="normal" officeooo:rsid="0282407e" fo:background-color="transparent" loext:char-shading-value="0" style:font-name-asian="Calibri2" style:font-size-asian="8.75pt" style:font-weight-asian="normal" style:font-name-complex="Calibri2" style:font-size-complex="10pt" style:font-weight-complex="normal"/>
    </style:style>
    <style:style style:name="T1179" style:family="text">
      <style:text-properties style:use-window-font-color="true" loext:opacity="0%" style:text-position="0% 100%" style:font-name="Calibri2" fo:font-size="10pt" fo:font-weight="normal" officeooo:rsid="0283e443" fo:background-color="transparent" loext:char-shading-value="0" style:font-name-asian="Calibri2" style:font-size-asian="8.75pt" style:font-weight-asian="normal" style:font-name-complex="Calibri2" style:font-size-complex="10pt" style:font-weight-complex="normal"/>
    </style:style>
    <style:style style:name="T1180" style:family="text">
      <style:text-properties style:use-window-font-color="true" loext:opacity="0%" style:text-position="0% 100%" style:font-name="Calibri2" fo:font-size="10pt" fo:font-weight="normal" officeooo:rsid="0284889e" fo:background-color="transparent" loext:char-shading-value="0" style:font-name-asian="Calibri2" style:font-size-asian="8.75pt" style:font-weight-asian="normal" style:font-name-complex="Calibri2" style:font-size-complex="10pt" style:font-weight-complex="normal"/>
    </style:style>
    <style:style style:name="T1181" style:family="text">
      <style:text-properties style:use-window-font-color="true" loext:opacity="0%" style:text-position="0% 100%" style:font-name="Calibri2" fo:font-size="10pt" fo:font-weight="normal" officeooo:rsid="0285f9b0" fo:background-color="transparent" loext:char-shading-value="0" style:font-name-asian="Calibri2" style:font-size-asian="8.75pt" style:font-weight-asian="normal" style:font-name-complex="Calibri2" style:font-size-complex="10pt" style:font-weight-complex="normal"/>
    </style:style>
    <style:style style:name="T1182" style:family="text">
      <style:text-properties style:use-window-font-color="true" loext:opacity="0%" style:text-position="0% 100%" style:font-name="Calibri2" fo:font-size="10pt" fo:font-weight="normal" officeooo:rsid="0287a216" fo:background-color="transparent" loext:char-shading-value="0" style:font-name-asian="Calibri2" style:font-size-asian="8.75pt" style:font-weight-asian="normal" style:font-name-complex="Calibri2" style:font-size-complex="10pt" style:font-weight-complex="normal"/>
    </style:style>
    <style:style style:name="T1183" style:family="text">
      <style:text-properties style:use-window-font-color="true" loext:opacity="0%" style:text-position="0% 100%" style:font-name="Calibri2" fo:font-size="10pt" fo:font-weight="normal" officeooo:rsid="0288d115" fo:background-color="transparent" loext:char-shading-value="0" style:font-name-asian="Calibri2" style:font-size-asian="8.75pt" style:font-weight-asian="normal" style:font-name-complex="Calibri2" style:font-size-complex="10pt" style:font-weight-complex="normal"/>
    </style:style>
    <style:style style:name="T1184" style:family="text">
      <style:text-properties style:use-window-font-color="true" loext:opacity="0%" style:text-position="0% 100%" style:font-name="Calibri2" fo:font-size="10pt" fo:font-weight="normal" officeooo:rsid="028a40db" fo:background-color="transparent" loext:char-shading-value="0" style:font-name-asian="Calibri2" style:font-size-asian="8.75pt" style:font-weight-asian="normal" style:font-name-complex="Calibri2" style:font-size-complex="10pt" style:font-weight-complex="normal"/>
    </style:style>
    <style:style style:name="T1185" style:family="text">
      <style:text-properties style:use-window-font-color="true" loext:opacity="0%" style:text-position="0% 100%" style:font-name="Calibri2" fo:font-size="10pt" fo:font-weight="normal" officeooo:rsid="028b2666" fo:background-color="transparent" loext:char-shading-value="0" style:font-name-asian="Calibri2" style:font-size-asian="8.75pt" style:font-weight-asian="normal" style:font-name-complex="Calibri2" style:font-size-complex="10pt" style:font-weight-complex="normal"/>
    </style:style>
    <style:style style:name="T1186" style:family="text">
      <style:text-properties style:use-window-font-color="true" loext:opacity="0%" style:text-position="0% 100%" style:font-name="Calibri2" fo:font-size="10pt" fo:font-weight="normal" officeooo:rsid="028ca79b" fo:background-color="transparent" loext:char-shading-value="0" style:font-name-asian="Calibri2" style:font-size-asian="8.75pt" style:font-weight-asian="normal" style:font-name-complex="Calibri2" style:font-size-complex="10pt" style:font-weight-complex="normal"/>
    </style:style>
    <style:style style:name="T1187" style:family="text">
      <style:text-properties style:use-window-font-color="true" loext:opacity="0%" style:text-position="0% 100%" style:font-name="Calibri2" fo:font-size="10pt" fo:font-weight="normal" officeooo:rsid="028d3fde" fo:background-color="transparent" loext:char-shading-value="0" style:font-name-asian="Calibri2" style:font-size-asian="8.75pt" style:font-weight-asian="normal" style:font-name-complex="Calibri2" style:font-size-complex="10pt" style:font-weight-complex="normal"/>
    </style:style>
    <style:style style:name="T1188" style:family="text">
      <style:text-properties style:use-window-font-color="true" loext:opacity="0%" style:text-position="0% 100%" style:font-name="Calibri2" fo:font-size="10pt" fo:font-weight="normal" officeooo:rsid="028e69a3" fo:background-color="transparent" loext:char-shading-value="0" style:font-name-asian="Calibri2" style:font-size-asian="8.75pt" style:font-weight-asian="normal" style:font-name-complex="Calibri2" style:font-size-complex="10pt" style:font-weight-complex="normal"/>
    </style:style>
    <style:style style:name="T1189" style:family="text">
      <style:text-properties style:use-window-font-color="true" loext:opacity="0%" style:text-position="0% 100%" style:font-name="Calibri2" fo:font-size="10pt" fo:font-weight="normal" officeooo:rsid="08b60fce" fo:background-color="transparent" loext:char-shading-value="0" style:font-name-asian="Calibri2" style:font-size-asian="8.75pt" style:font-weight-asian="normal" style:font-name-complex="Calibri2" style:font-size-complex="10pt" style:font-weight-complex="normal"/>
    </style:style>
    <style:style style:name="T1190" style:family="text">
      <style:text-properties style:use-window-font-color="true" loext:opacity="0%" style:text-position="0% 100%" style:font-name="Calibri2" fo:font-size="10pt" fo:font-weight="normal" officeooo:rsid="08b954bc" fo:background-color="transparent" loext:char-shading-value="0" style:font-name-asian="Calibri2" style:font-size-asian="8.75pt" style:font-weight-asian="normal" style:font-name-complex="Calibri2" style:font-size-complex="10pt" style:font-weight-complex="normal"/>
    </style:style>
    <style:style style:name="T1191" style:family="text">
      <style:text-properties style:use-window-font-color="true" loext:opacity="0%" style:text-position="0% 100%" style:font-name="Calibri2" fo:font-size="10pt" fo:font-weight="normal" officeooo:rsid="08bb0b1c" fo:background-color="transparent" loext:char-shading-value="0" style:font-name-asian="Calibri2" style:font-size-asian="8.75pt" style:font-weight-asian="normal" style:font-name-complex="Calibri2" style:font-size-complex="10pt" style:font-weight-complex="normal"/>
    </style:style>
    <style:style style:name="T1192" style:family="text">
      <style:text-properties style:use-window-font-color="true" loext:opacity="0%" style:text-position="0% 100%" style:font-name="Calibri2" fo:font-size="10pt" fo:font-weight="normal" officeooo:rsid="08bba745" fo:background-color="transparent" loext:char-shading-value="0" style:font-name-asian="Calibri2" style:font-size-asian="8.75pt" style:font-weight-asian="normal" style:font-name-complex="Calibri2" style:font-size-complex="10pt" style:font-weight-complex="normal"/>
    </style:style>
    <style:style style:name="T1193" style:family="text">
      <style:text-properties style:use-window-font-color="true" loext:opacity="0%" style:text-position="0% 100%" style:font-name="Calibri2" fo:font-size="10pt" fo:font-weight="normal" officeooo:rsid="029006c7" fo:background-color="transparent" loext:char-shading-value="0" style:font-name-asian="Calibri2" style:font-size-asian="8.75pt" style:font-weight-asian="normal" style:font-name-complex="Calibri2" style:font-size-complex="10pt" style:font-weight-complex="normal"/>
    </style:style>
    <style:style style:name="T1194" style:family="text">
      <style:text-properties style:use-window-font-color="true" loext:opacity="0%" style:text-position="0% 100%" style:font-name="Calibri2" fo:font-size="10pt" fo:font-weight="normal" officeooo:rsid="02916293" fo:background-color="transparent" loext:char-shading-value="0" style:font-name-asian="Calibri2" style:font-size-asian="8.75pt" style:font-weight-asian="normal" style:font-name-complex="Calibri2" style:font-size-complex="10pt" style:font-weight-complex="normal"/>
    </style:style>
    <style:style style:name="T1195" style:family="text">
      <style:text-properties style:use-window-font-color="true" loext:opacity="0%" style:text-position="0% 100%" style:font-name="Calibri2" fo:font-size="10pt" fo:font-weight="normal" officeooo:rsid="02928292" fo:background-color="transparent" loext:char-shading-value="0" style:font-name-asian="Calibri2" style:font-size-asian="8.75pt" style:font-weight-asian="normal" style:font-name-complex="Calibri2" style:font-size-complex="10pt" style:font-weight-complex="normal"/>
    </style:style>
    <style:style style:name="T1196" style:family="text">
      <style:text-properties style:use-window-font-color="true" loext:opacity="0%" style:text-position="0% 100%" style:font-name="Calibri2" fo:font-size="10pt" fo:font-weight="normal" officeooo:rsid="02943c20" fo:background-color="transparent" loext:char-shading-value="0" style:font-name-asian="Calibri2" style:font-size-asian="8.75pt" style:font-weight-asian="normal" style:font-name-complex="Calibri2" style:font-size-complex="10pt" style:font-weight-complex="normal"/>
    </style:style>
    <style:style style:name="T1197" style:family="text">
      <style:text-properties style:use-window-font-color="true" loext:opacity="0%" style:text-position="0% 100%" style:font-name="Calibri2" fo:font-size="10pt" fo:font-weight="normal" officeooo:rsid="08bc916d" fo:background-color="transparent" loext:char-shading-value="0" style:font-name-asian="Calibri2" style:font-size-asian="8.75pt" style:font-weight-asian="normal" style:font-name-complex="Calibri2" style:font-size-complex="10pt" style:font-weight-complex="normal"/>
    </style:style>
    <style:style style:name="T1198" style:family="text">
      <style:text-properties style:use-window-font-color="true" loext:opacity="0%" style:text-position="0% 100%" style:font-name="Calibri2" fo:font-size="10pt" fo:font-weight="normal" officeooo:rsid="029632bb" fo:background-color="transparent" loext:char-shading-value="0" style:font-name-asian="Calibri2" style:font-size-asian="8.75pt" style:font-weight-asian="normal" style:font-name-complex="Calibri2" style:font-size-complex="10pt" style:font-weight-complex="normal"/>
    </style:style>
    <style:style style:name="T1199" style:family="text">
      <style:text-properties style:use-window-font-color="true" loext:opacity="0%" style:text-position="0% 100%" style:font-name="Calibri2" fo:font-size="10pt" fo:font-weight="normal" officeooo:rsid="0298a663" fo:background-color="transparent" loext:char-shading-value="0" style:font-name-asian="Calibri2" style:font-size-asian="8.75pt" style:font-weight-asian="normal" style:font-name-complex="Calibri2" style:font-size-complex="10pt" style:font-weight-complex="normal"/>
    </style:style>
    <style:style style:name="T1200" style:family="text">
      <style:text-properties style:use-window-font-color="true" loext:opacity="0%" style:text-position="0% 100%" style:font-name="Calibri2" fo:font-size="10pt" fo:font-weight="normal" officeooo:rsid="029abaee" fo:background-color="transparent" loext:char-shading-value="0" style:font-name-asian="Calibri2" style:font-size-asian="8.75pt" style:font-weight-asian="normal" style:font-name-complex="Calibri2" style:font-size-complex="10pt" style:font-weight-complex="normal"/>
    </style:style>
    <style:style style:name="T1201" style:family="text">
      <style:text-properties style:use-window-font-color="true" loext:opacity="0%" style:text-position="0% 100%" style:font-name="Calibri2" fo:font-size="10pt" fo:font-weight="normal" officeooo:rsid="029bc027" fo:background-color="transparent" loext:char-shading-value="0" style:font-name-asian="Calibri2" style:font-size-asian="8.75pt" style:font-weight-asian="normal" style:font-name-complex="Calibri2" style:font-size-complex="10pt" style:font-weight-complex="normal"/>
    </style:style>
    <style:style style:name="T1202" style:family="text">
      <style:text-properties style:use-window-font-color="true" loext:opacity="0%" style:text-position="0% 100%" style:font-name="Calibri2" fo:font-size="10pt" fo:font-weight="normal" officeooo:rsid="029d719b" fo:background-color="transparent" loext:char-shading-value="0" style:font-name-asian="Calibri2" style:font-size-asian="8.75pt" style:font-weight-asian="normal" style:font-name-complex="Calibri2" style:font-size-complex="10pt" style:font-weight-complex="normal"/>
    </style:style>
    <style:style style:name="T1203" style:family="text">
      <style:text-properties style:use-window-font-color="true" loext:opacity="0%" style:text-position="0% 100%" style:font-name="Calibri2" fo:font-size="10pt" fo:font-weight="normal" officeooo:rsid="029f322e" fo:background-color="transparent" loext:char-shading-value="0" style:font-name-asian="Calibri2" style:font-size-asian="8.75pt" style:font-weight-asian="normal" style:font-name-complex="Calibri2" style:font-size-complex="10pt" style:font-weight-complex="normal"/>
    </style:style>
    <style:style style:name="T1204" style:family="text">
      <style:text-properties style:use-window-font-color="true" loext:opacity="0%" style:text-position="0% 100%" style:font-name="Calibri2" fo:font-size="10pt" fo:font-weight="normal" officeooo:rsid="029f5284" fo:background-color="transparent" loext:char-shading-value="0" style:font-name-asian="Calibri2" style:font-size-asian="8.75pt" style:font-weight-asian="normal" style:font-name-complex="Calibri2" style:font-size-complex="10pt" style:font-weight-complex="normal"/>
    </style:style>
    <style:style style:name="T1205" style:family="text">
      <style:text-properties style:use-window-font-color="true" loext:opacity="0%" style:text-position="0% 100%" style:font-name="Calibri2" fo:font-size="10pt" fo:font-weight="normal" officeooo:rsid="02a0a2cf" fo:background-color="transparent" loext:char-shading-value="0" style:font-name-asian="Calibri2" style:font-size-asian="8.75pt" style:font-weight-asian="normal" style:font-name-complex="Calibri2" style:font-size-complex="10pt" style:font-weight-complex="normal"/>
    </style:style>
    <style:style style:name="T1206" style:family="text">
      <style:text-properties style:use-window-font-color="true" loext:opacity="0%" style:text-position="0% 100%" style:font-name="Calibri2" fo:font-size="10pt" fo:font-weight="normal" officeooo:rsid="08bf583f" fo:background-color="transparent" loext:char-shading-value="0" style:font-name-asian="Calibri2" style:font-size-asian="8.75pt" style:font-weight-asian="normal" style:font-name-complex="Calibri2" style:font-size-complex="10pt" style:font-weight-complex="normal"/>
    </style:style>
    <style:style style:name="T1207" style:family="text">
      <style:text-properties style:use-window-font-color="true" loext:opacity="0%" style:text-position="0% 100%" style:font-name="Calibri2" fo:font-size="10pt" fo:font-weight="normal" officeooo:rsid="08ca17ab" fo:background-color="transparent" loext:char-shading-value="0" style:font-name-asian="Calibri2" style:font-size-asian="8.75pt" style:font-weight-asian="normal" style:font-name-complex="Calibri2" style:font-size-complex="10pt" style:font-weight-complex="normal"/>
    </style:style>
    <style:style style:name="T1208" style:family="text">
      <style:text-properties style:use-window-font-color="true" loext:opacity="0%" style:text-position="0% 100%" style:font-name="Calibri2" fo:font-size="10pt" fo:font-weight="normal" officeooo:rsid="08cb9511" fo:background-color="transparent" loext:char-shading-value="0" style:font-name-asian="Calibri2" style:font-size-asian="8.75pt" style:font-weight-asian="normal" style:font-name-complex="Calibri2" style:font-size-complex="10pt" style:font-weight-complex="normal"/>
    </style:style>
    <style:style style:name="T1209" style:family="text">
      <style:text-properties style:use-window-font-color="true" loext:opacity="0%" style:text-position="0% 100%" style:font-name="Calibri2" fo:font-size="10pt" fo:font-weight="normal" officeooo:rsid="08cca1ad" fo:background-color="transparent" loext:char-shading-value="0" style:font-name-asian="Calibri2" style:font-size-asian="8.75pt" style:font-weight-asian="normal" style:font-name-complex="Calibri2" style:font-size-complex="10pt" style:font-weight-complex="normal"/>
    </style:style>
    <style:style style:name="T1210" style:family="text">
      <style:text-properties style:use-window-font-color="true" loext:opacity="0%" style:text-position="0% 100%" style:font-name="Calibri2" fo:font-size="10pt" fo:font-weight="normal" officeooo:rsid="02a8c7f5" fo:background-color="transparent" loext:char-shading-value="0" style:font-name-asian="Calibri2" style:font-size-asian="8.75pt" style:font-weight-asian="normal" style:font-name-complex="Calibri2" style:font-size-complex="10pt" style:font-weight-complex="normal"/>
    </style:style>
    <style:style style:name="T1211" style:family="text">
      <style:text-properties style:use-window-font-color="true" loext:opacity="0%" style:text-position="0% 100%" style:font-name="Calibri2" fo:font-size="10pt" fo:font-weight="normal" officeooo:rsid="08d8e8f0" fo:background-color="transparent" loext:char-shading-value="0" style:font-name-asian="Calibri2" style:font-size-asian="8.75pt" style:font-weight-asian="normal" style:font-name-complex="Calibri2" style:font-size-complex="10pt" style:font-weight-complex="normal"/>
    </style:style>
    <style:style style:name="T1212" style:family="text">
      <style:text-properties style:use-window-font-color="true" loext:opacity="0%" style:text-position="0% 100%" style:font-name="Calibri2" fo:font-size="10pt" fo:font-weight="normal" officeooo:rsid="02afc99c" fo:background-color="transparent" loext:char-shading-value="0" style:font-name-asian="Calibri2" style:font-size-asian="8.75pt" style:font-weight-asian="normal" style:font-name-complex="Calibri2" style:font-size-complex="10pt" style:font-weight-complex="normal"/>
    </style:style>
    <style:style style:name="T1213" style:family="text">
      <style:text-properties style:use-window-font-color="true" loext:opacity="0%" style:text-position="0% 100%" style:font-name="Calibri2" fo:font-size="10pt" fo:font-weight="normal" officeooo:rsid="08d221f4" fo:background-color="transparent" loext:char-shading-value="0" style:font-name-asian="Calibri2" style:font-size-asian="8.75pt" style:font-weight-asian="normal" style:font-name-complex="Calibri2" style:font-size-complex="10pt" style:font-weight-complex="normal"/>
    </style:style>
    <style:style style:name="T1214" style:family="text">
      <style:text-properties style:use-window-font-color="true" loext:opacity="0%" style:text-position="0% 100%" style:font-name="Calibri2" fo:font-size="10pt" fo:font-weight="normal" officeooo:rsid="08da7ca3" fo:background-color="transparent" loext:char-shading-value="0" style:font-name-asian="Calibri2" style:font-size-asian="8.75pt" style:font-weight-asian="normal" style:font-name-complex="Calibri2" style:font-size-complex="10pt" style:font-weight-complex="normal"/>
    </style:style>
    <style:style style:name="T1215" style:family="text">
      <style:text-properties style:use-window-font-color="true" loext:opacity="0%" style:text-position="0% 100%" style:font-name="Calibri2" fo:font-size="10pt" fo:font-weight="normal" officeooo:rsid="02b279ac" fo:background-color="transparent" loext:char-shading-value="0" style:font-name-asian="Calibri2" style:font-size-asian="8.75pt" style:font-weight-asian="normal" style:font-name-complex="Calibri2" style:font-size-complex="10pt" style:font-weight-complex="normal"/>
    </style:style>
    <style:style style:name="T1216" style:family="text">
      <style:text-properties style:use-window-font-color="true" loext:opacity="0%" style:text-position="0% 100%" style:font-name="Calibri2" fo:font-size="10pt" fo:font-weight="normal" officeooo:rsid="08d4087d" fo:background-color="transparent" loext:char-shading-value="0" style:font-name-asian="Calibri2" style:font-size-asian="8.75pt" style:font-weight-asian="normal" style:font-name-complex="Calibri2" style:font-size-complex="10pt" style:font-weight-complex="normal"/>
    </style:style>
    <style:style style:name="T1217" style:family="text">
      <style:text-properties style:use-window-font-color="true" loext:opacity="0%" style:text-position="0% 100%" style:font-name="Calibri2" fo:font-size="10pt" fo:font-weight="normal" officeooo:rsid="02b197cd" fo:background-color="transparent" loext:char-shading-value="0" style:font-name-asian="Calibri2" style:font-size-asian="8.75pt" style:font-weight-asian="normal" style:font-name-complex="Calibri2" style:font-size-complex="10pt" style:font-weight-complex="normal"/>
    </style:style>
    <style:style style:name="T1218" style:family="text">
      <style:text-properties style:use-window-font-color="true" loext:opacity="0%" style:text-position="0% 100%" style:font-name="Calibri2" fo:font-size="10pt" fo:font-weight="normal" officeooo:rsid="08db66f2" fo:background-color="transparent" loext:char-shading-value="0" style:font-name-asian="Calibri2" style:font-size-asian="8.75pt" style:font-weight-asian="normal" style:font-name-complex="Calibri2" style:font-size-complex="10pt" style:font-weight-complex="normal"/>
    </style:style>
    <style:style style:name="T1219" style:family="text">
      <style:text-properties style:use-window-font-color="true" loext:opacity="0%" style:text-position="0% 100%" style:font-name="Calibri2" fo:font-size="10pt" fo:font-weight="normal" officeooo:rsid="02b2d968" fo:background-color="transparent" loext:char-shading-value="0" style:font-name-asian="Calibri2" style:font-size-asian="8.75pt" style:font-weight-asian="normal" style:font-name-complex="Calibri2" style:font-size-complex="10pt" style:font-weight-complex="normal"/>
    </style:style>
    <style:style style:name="T1220" style:family="text">
      <style:text-properties style:use-window-font-color="true" loext:opacity="0%" style:text-position="0% 100%" style:font-name="Calibri2" fo:font-size="10pt" fo:font-weight="normal" officeooo:rsid="02aa2275" fo:background-color="transparent" loext:char-shading-value="0" style:font-name-asian="Calibri2" style:font-size-asian="8.75pt" style:font-weight-asian="normal" style:font-name-complex="Calibri2" style:font-size-complex="10pt" style:font-weight-complex="normal"/>
    </style:style>
    <style:style style:name="T1221" style:family="text">
      <style:text-properties style:use-window-font-color="true" loext:opacity="0%" style:text-position="0% 100%" style:font-name="Calibri2" fo:font-size="10pt" fo:font-weight="normal" officeooo:rsid="02ab4253" fo:background-color="transparent" loext:char-shading-value="0" style:font-name-asian="Calibri2" style:font-size-asian="8.75pt" style:font-weight-asian="normal" style:font-name-complex="Calibri2" style:font-size-complex="10pt" style:font-weight-complex="normal"/>
    </style:style>
    <style:style style:name="T1222" style:family="text">
      <style:text-properties style:use-window-font-color="true" loext:opacity="0%" style:text-position="0% 100%" style:font-name="Calibri2" fo:font-size="10pt" fo:font-weight="normal" officeooo:rsid="08d70e06" fo:background-color="transparent" loext:char-shading-value="0" style:font-name-asian="Calibri2" style:font-size-asian="8.75pt" style:font-weight-asian="normal" style:font-name-complex="Calibri2" style:font-size-complex="10pt" style:font-weight-complex="normal"/>
    </style:style>
    <style:style style:name="T1223" style:family="text">
      <style:text-properties style:use-window-font-color="true" loext:opacity="0%" style:text-position="0% 100%" style:font-name="Calibri2" fo:font-size="10pt" fo:font-weight="normal" officeooo:rsid="02ad08f3" fo:background-color="transparent" loext:char-shading-value="0" style:font-name-asian="Calibri2" style:font-size-asian="8.75pt" style:font-weight-asian="normal" style:font-name-complex="Calibri2" style:font-size-complex="10pt" style:font-weight-complex="normal"/>
    </style:style>
    <style:style style:name="T1224" style:family="text">
      <style:text-properties style:use-window-font-color="true" loext:opacity="0%" style:text-position="0% 100%" style:font-name="Calibri2" fo:font-size="10pt" fo:font-weight="normal" officeooo:rsid="02a2080a" fo:background-color="transparent" loext:char-shading-value="0" style:font-name-asian="Calibri2" style:font-size-asian="8.75pt" style:font-weight-asian="normal" style:font-name-complex="Calibri2" style:font-size-complex="10pt" style:font-weight-complex="normal"/>
    </style:style>
    <style:style style:name="T1225" style:family="text">
      <style:text-properties style:use-window-font-color="true" loext:opacity="0%" style:text-position="0% 100%" style:font-name="Calibri2" fo:font-size="10pt" fo:font-weight="normal" officeooo:rsid="08d5d325" fo:background-color="transparent" loext:char-shading-value="0" style:font-name-asian="Calibri2" style:font-size-asian="8.75pt" style:font-weight-asian="normal" style:font-name-complex="Calibri2" style:font-size-complex="10pt" style:font-weight-complex="normal"/>
    </style:style>
    <style:style style:name="T1226" style:family="text">
      <style:text-properties style:use-window-font-color="true" loext:opacity="0%" style:text-position="0% 100%" style:font-name="Calibri2" fo:font-size="10pt" fo:font-weight="normal" officeooo:rsid="08de8672" fo:background-color="transparent" loext:char-shading-value="0" style:font-name-asian="Calibri2" style:font-size-asian="8.75pt" style:font-weight-asian="normal" style:font-name-complex="Calibri2" style:font-size-complex="10pt" style:font-weight-complex="normal"/>
    </style:style>
    <style:style style:name="T1227" style:family="text">
      <style:text-properties style:use-window-font-color="true" loext:opacity="0%" style:text-position="0% 100%" style:font-name="Calibri2" fo:font-size="10pt" fo:font-weight="normal" officeooo:rsid="08df2e2e" fo:background-color="transparent" loext:char-shading-value="0" style:font-name-asian="Calibri2" style:font-size-asian="8.75pt" style:font-weight-asian="normal" style:font-name-complex="Calibri2" style:font-size-complex="10pt" style:font-weight-complex="normal"/>
    </style:style>
    <style:style style:name="T1228" style:family="text">
      <style:text-properties style:use-window-font-color="true" loext:opacity="0%" style:text-position="0% 100%" style:font-name="Calibri2" fo:font-size="10pt" fo:font-weight="normal" officeooo:rsid="08e0b641" fo:background-color="transparent" loext:char-shading-value="0" style:font-name-asian="Calibri2" style:font-size-asian="8.75pt" style:font-weight-asian="normal" style:font-name-complex="Calibri2" style:font-size-complex="10pt" style:font-weight-complex="normal"/>
    </style:style>
    <style:style style:name="T1229" style:family="text">
      <style:text-properties style:use-window-font-color="true" loext:opacity="0%" style:text-position="0% 100%" style:font-name="Calibri2" fo:font-size="10pt" fo:font-weight="normal" officeooo:rsid="08e3c627" fo:background-color="transparent" loext:char-shading-value="0" style:font-name-asian="Calibri2" style:font-size-asian="8.75pt" style:font-weight-asian="normal" style:font-name-complex="Calibri2" style:font-size-complex="10pt" style:font-weight-complex="normal"/>
    </style:style>
    <style:style style:name="T1230" style:family="text">
      <style:text-properties style:use-window-font-color="true" loext:opacity="0%" style:text-position="0% 100%" style:font-name="Calibri2" fo:font-size="10pt" fo:font-weight="normal" officeooo:rsid="08e57516" fo:background-color="transparent" loext:char-shading-value="0" style:font-name-asian="Calibri2" style:font-size-asian="8.75pt" style:font-weight-asian="normal" style:font-name-complex="Calibri2" style:font-size-complex="10pt" style:font-weight-complex="normal"/>
    </style:style>
    <style:style style:name="T1231" style:family="text">
      <style:text-properties style:use-window-font-color="true" loext:opacity="0%" style:text-position="0% 100%" style:font-name="Calibri2" fo:font-size="10pt" fo:font-weight="normal" officeooo:rsid="08e69319" fo:background-color="transparent" loext:char-shading-value="0" style:font-name-asian="Calibri2" style:font-size-asian="8.75pt" style:font-weight-asian="normal" style:font-name-complex="Calibri2" style:font-size-complex="10pt" style:font-weight-complex="normal"/>
    </style:style>
    <style:style style:name="T1232" style:family="text">
      <style:text-properties style:use-window-font-color="true" loext:opacity="0%" style:text-position="0% 100%" style:font-name="Calibri2" fo:font-size="10pt" fo:font-weight="normal" officeooo:rsid="08e85b8d" fo:background-color="transparent" loext:char-shading-value="0" style:font-name-asian="Calibri2" style:font-size-asian="8.75pt" style:font-weight-asian="normal" style:font-name-complex="Calibri2" style:font-size-complex="10pt" style:font-weight-complex="normal"/>
    </style:style>
    <style:style style:name="T1233" style:family="text">
      <style:text-properties style:use-window-font-color="true" loext:opacity="0%" style:text-position="0% 100%" style:font-name="Calibri2" fo:font-size="10pt" fo:font-weight="normal" officeooo:rsid="08eadeaa" fo:background-color="transparent" loext:char-shading-value="0" style:font-name-asian="Calibri2" style:font-size-asian="8.75pt" style:font-weight-asian="normal" style:font-name-complex="Calibri2" style:font-size-complex="10pt" style:font-weight-complex="normal"/>
    </style:style>
    <style:style style:name="T1234" style:family="text">
      <style:text-properties style:use-window-font-color="true" loext:opacity="0%" style:text-position="0% 100%" style:font-name="Calibri2" fo:font-size="10pt" fo:font-weight="normal" officeooo:rsid="08ed8b54" fo:background-color="transparent" loext:char-shading-value="0" style:font-name-asian="Calibri2" style:font-size-asian="8.75pt" style:font-weight-asian="normal" style:font-name-complex="Calibri2" style:font-size-complex="10pt" style:font-weight-complex="normal"/>
    </style:style>
    <style:style style:name="T1235" style:family="text">
      <style:text-properties style:use-window-font-color="true" loext:opacity="0%" style:text-position="0% 100%" style:font-name="Calibri2" fo:font-size="10pt" fo:font-weight="normal" officeooo:rsid="08eead7f" fo:background-color="transparent" loext:char-shading-value="0" style:font-name-asian="Calibri2" style:font-size-asian="8.75pt" style:font-weight-asian="normal" style:font-name-complex="Calibri2" style:font-size-complex="10pt" style:font-weight-complex="normal"/>
    </style:style>
    <style:style style:name="T1236" style:family="text">
      <style:text-properties style:use-window-font-color="true" loext:opacity="0%" style:text-position="0% 100%" style:font-name="Calibri2" fo:font-size="10pt" fo:font-weight="normal" officeooo:rsid="08ef3576" fo:background-color="transparent" loext:char-shading-value="0" style:font-name-asian="Calibri2" style:font-size-asian="8.75pt" style:font-weight-asian="normal" style:font-name-complex="Calibri2" style:font-size-complex="10pt" style:font-weight-complex="normal"/>
    </style:style>
    <style:style style:name="T1237" style:family="text">
      <style:text-properties style:use-window-font-color="true" loext:opacity="0%" style:text-position="0% 100%" style:font-name="Calibri2" fo:font-size="10pt" fo:font-weight="normal" officeooo:rsid="08ef7495" fo:background-color="transparent" loext:char-shading-value="0" style:font-name-asian="Calibri2" style:font-size-asian="8.75pt" style:font-weight-asian="normal" style:font-name-complex="Calibri2" style:font-size-complex="10pt" style:font-weight-complex="normal"/>
    </style:style>
    <style:style style:name="T1238" style:family="text">
      <style:text-properties style:use-window-font-color="true" loext:opacity="0%" style:text-position="0% 100%" style:font-name="Calibri2" fo:font-size="10pt" fo:font-weight="normal" officeooo:rsid="08f13c4a" fo:background-color="transparent" loext:char-shading-value="0" style:font-name-asian="Calibri2" style:font-size-asian="8.75pt" style:font-weight-asian="normal" style:font-name-complex="Calibri2" style:font-size-complex="10pt" style:font-weight-complex="normal"/>
    </style:style>
    <style:style style:name="T1239" style:family="text">
      <style:text-properties style:use-window-font-color="true" loext:opacity="0%" style:text-position="0% 100%" style:font-name="Calibri2" fo:font-size="10pt" fo:font-weight="normal" officeooo:rsid="08f2c64b" fo:background-color="transparent" loext:char-shading-value="0" style:font-name-asian="Calibri2" style:font-size-asian="8.75pt" style:font-weight-asian="normal" style:font-name-complex="Calibri2" style:font-size-complex="10pt" style:font-weight-complex="normal"/>
    </style:style>
    <style:style style:name="T1240" style:family="text">
      <style:text-properties style:use-window-font-color="true" loext:opacity="0%" style:text-position="0% 100%" style:font-name="Calibri2" fo:font-size="10pt" fo:font-weight="normal" officeooo:rsid="08f31e5c" fo:background-color="transparent" loext:char-shading-value="0" style:font-name-asian="Calibri2" style:font-size-asian="8.75pt" style:font-weight-asian="normal" style:font-name-complex="Calibri2" style:font-size-complex="10pt" style:font-weight-complex="normal"/>
    </style:style>
    <style:style style:name="T1241" style:family="text">
      <style:text-properties style:use-window-font-color="true" loext:opacity="0%" style:text-position="0% 100%" style:font-name="Calibri2" fo:font-size="10pt" fo:font-weight="normal" officeooo:rsid="08f46f18" fo:background-color="transparent" loext:char-shading-value="0" style:font-name-asian="Calibri2" style:font-size-asian="8.75pt" style:font-weight-asian="normal" style:font-name-complex="Calibri2" style:font-size-complex="10pt" style:font-weight-complex="normal"/>
    </style:style>
    <style:style style:name="T1242" style:family="text">
      <style:text-properties style:use-window-font-color="true" loext:opacity="0%" style:text-position="0% 100%" style:font-name="Calibri2" fo:font-size="10pt" fo:font-weight="normal" officeooo:rsid="02ce6190" fo:background-color="transparent" loext:char-shading-value="0" style:font-name-asian="Calibri2" style:font-size-asian="8.75pt" style:font-weight-asian="normal" style:font-name-complex="Calibri2" style:font-size-complex="10pt" style:font-weight-complex="normal"/>
    </style:style>
    <style:style style:name="T1243" style:family="text">
      <style:text-properties style:use-window-font-color="true" loext:opacity="0%" style:text-position="0% 100%" style:font-name="Calibri2" fo:font-size="10pt" fo:font-weight="normal" officeooo:rsid="02d154c7" fo:background-color="transparent" loext:char-shading-value="0" style:font-name-asian="Calibri2" style:font-size-asian="8.75pt" style:font-weight-asian="normal" style:font-name-complex="Calibri2" style:font-size-complex="10pt" style:font-weight-complex="normal"/>
    </style:style>
    <style:style style:name="T1244" style:family="text">
      <style:text-properties style:use-window-font-color="true" loext:opacity="0%" style:text-position="0% 100%" style:font-name="Calibri2" fo:font-size="10pt" fo:font-weight="normal" officeooo:rsid="02d50eb1" fo:background-color="transparent" loext:char-shading-value="0" style:font-name-asian="Calibri2" style:font-size-asian="8.75pt" style:font-weight-asian="normal" style:font-name-complex="Calibri2" style:font-size-complex="10pt" style:font-weight-complex="normal"/>
    </style:style>
    <style:style style:name="T1245" style:family="text">
      <style:text-properties style:use-window-font-color="true" loext:opacity="0%" style:text-position="0% 100%" style:font-name="Calibri2" fo:font-size="10pt" fo:font-weight="normal" officeooo:rsid="08f68d73" fo:background-color="transparent" loext:char-shading-value="0" style:font-name-asian="Calibri2" style:font-size-asian="8.75pt" style:font-weight-asian="normal" style:font-name-complex="Calibri2" style:font-size-complex="10pt" style:font-weight-complex="normal"/>
    </style:style>
    <style:style style:name="T1246" style:family="text">
      <style:text-properties style:use-window-font-color="true" loext:opacity="0%" style:text-position="0% 100%" style:font-name="Calibri2" fo:font-size="10pt" fo:font-weight="normal" officeooo:rsid="02d704d2" fo:background-color="transparent" loext:char-shading-value="0" style:font-name-asian="Calibri2" style:font-size-asian="8.75pt" style:font-weight-asian="normal" style:font-name-complex="Calibri2" style:font-size-complex="10pt" style:font-weight-complex="normal"/>
    </style:style>
    <style:style style:name="T1247" style:family="text">
      <style:text-properties style:use-window-font-color="true" loext:opacity="0%" style:text-position="0% 100%" style:font-name="Calibri2" fo:font-size="10pt" fo:font-weight="normal" officeooo:rsid="02d75948" fo:background-color="transparent" loext:char-shading-value="0" style:font-name-asian="Calibri2" style:font-size-asian="8.75pt" style:font-weight-asian="normal" style:font-name-complex="Calibri2" style:font-size-complex="10pt" style:font-weight-complex="normal"/>
    </style:style>
    <style:style style:name="T1248" style:family="text">
      <style:text-properties style:use-window-font-color="true" loext:opacity="0%" style:text-position="0% 100%" style:font-name="Calibri2" fo:font-size="10pt" fo:font-weight="normal" officeooo:rsid="08f7cf64" fo:background-color="transparent" loext:char-shading-value="0" style:font-name-asian="Calibri2" style:font-size-asian="8.75pt" style:font-weight-asian="normal" style:font-name-complex="Calibri2" style:font-size-complex="10pt" style:font-weight-complex="normal"/>
    </style:style>
    <style:style style:name="T1249" style:family="text">
      <style:text-properties style:use-window-font-color="true" loext:opacity="0%" style:text-position="0% 100%" style:font-name="Calibri2" fo:font-size="10pt" fo:font-weight="normal" officeooo:rsid="02d8f6ed" fo:background-color="transparent" loext:char-shading-value="0" style:font-name-asian="Calibri2" style:font-size-asian="8.75pt" style:font-weight-asian="normal" style:font-name-complex="Calibri2" style:font-size-complex="10pt" style:font-weight-complex="normal"/>
    </style:style>
    <style:style style:name="T1250" style:family="text">
      <style:text-properties style:use-window-font-color="true" loext:opacity="0%" style:text-position="0% 100%" style:font-name="Calibri2" fo:font-size="10pt" fo:font-weight="normal" officeooo:rsid="02d90370" fo:background-color="transparent" loext:char-shading-value="0" style:font-name-asian="Calibri2" style:font-size-asian="8.75pt" style:font-weight-asian="normal" style:font-name-complex="Calibri2" style:font-size-complex="10pt" style:font-weight-complex="normal"/>
    </style:style>
    <style:style style:name="T1251" style:family="text">
      <style:text-properties style:use-window-font-color="true" loext:opacity="0%" style:text-position="0% 100%" style:font-name="Calibri2" fo:font-size="10pt" fo:font-weight="normal" officeooo:rsid="08f7ddc7" fo:background-color="transparent" loext:char-shading-value="0" style:font-name-asian="Calibri2" style:font-size-asian="8.75pt" style:font-weight-asian="normal" style:font-name-complex="Calibri2" style:font-size-complex="10pt" style:font-weight-complex="normal"/>
    </style:style>
    <style:style style:name="T1252" style:family="text">
      <style:text-properties style:use-window-font-color="true" loext:opacity="0%" style:text-position="0% 100%" style:font-name="Calibri2" fo:font-size="10pt" fo:font-weight="normal" officeooo:rsid="08fa5fcc" fo:background-color="transparent" loext:char-shading-value="0" style:font-name-asian="Calibri2" style:font-size-asian="8.75pt" style:font-weight-asian="normal" style:font-name-complex="Calibri2" style:font-size-complex="10pt" style:font-weight-complex="normal"/>
    </style:style>
    <style:style style:name="T1253" style:family="text">
      <style:text-properties style:use-window-font-color="true" loext:opacity="0%" style:text-position="0% 100%" style:font-name="Calibri2" fo:font-size="10pt" fo:font-weight="normal" officeooo:rsid="02f628f7" fo:background-color="transparent" loext:char-shading-value="0" style:font-name-asian="Calibri2" style:font-size-asian="8.75pt" style:font-weight-asian="normal" style:font-name-complex="Calibri2" style:font-size-complex="10pt" style:font-weight-complex="normal"/>
    </style:style>
    <style:style style:name="T1254" style:family="text">
      <style:text-properties style:use-window-font-color="true" loext:opacity="0%" style:text-position="0% 100%" style:font-name="Calibri2" fo:font-size="10pt" fo:font-weight="normal" officeooo:rsid="090b6923" fo:background-color="transparent" loext:char-shading-value="0" style:font-name-asian="Calibri2" style:font-size-asian="8.75pt" style:font-weight-asian="normal" style:font-name-complex="Calibri2" style:font-size-complex="10pt" style:font-weight-complex="normal"/>
    </style:style>
    <style:style style:name="T1255" style:family="text">
      <style:text-properties style:use-window-font-color="true" loext:opacity="0%" style:text-position="0% 100%" style:font-name="Calibri2" fo:font-size="10pt" fo:font-weight="normal" officeooo:rsid="02f7cafa" fo:background-color="transparent" loext:char-shading-value="0" style:font-name-asian="Calibri2" style:font-size-asian="8.75pt" style:font-weight-asian="normal" style:font-name-complex="Calibri2" style:font-size-complex="10pt" style:font-weight-complex="normal"/>
    </style:style>
    <style:style style:name="T1256" style:family="text">
      <style:text-properties style:use-window-font-color="true" loext:opacity="0%" style:text-position="0% 100%" style:font-name="Calibri2" fo:font-size="10pt" fo:font-weight="normal" officeooo:rsid="02f9b37b" fo:background-color="transparent" loext:char-shading-value="0" style:font-name-asian="Calibri2" style:font-size-asian="8.75pt" style:font-weight-asian="normal" style:font-name-complex="Calibri2" style:font-size-complex="10pt" style:font-weight-complex="normal"/>
    </style:style>
    <style:style style:name="T1257" style:family="text">
      <style:text-properties style:use-window-font-color="true" loext:opacity="0%" style:text-position="0% 100%" style:font-name="Calibri2" fo:font-size="10pt" fo:font-weight="normal" officeooo:rsid="02fdb11a" fo:background-color="transparent" loext:char-shading-value="0" style:font-name-asian="Calibri2" style:font-size-asian="8.75pt" style:font-weight-asian="normal" style:font-name-complex="Calibri2" style:font-size-complex="10pt" style:font-weight-complex="normal"/>
    </style:style>
    <style:style style:name="T1258" style:family="text">
      <style:text-properties style:use-window-font-color="true" loext:opacity="0%" style:text-position="0% 100%" style:font-name="Calibri2" fo:font-size="10pt" fo:font-weight="normal" officeooo:rsid="09144cb2" fo:background-color="transparent" loext:char-shading-value="0" style:font-name-asian="Calibri2" style:font-size-asian="8.75pt" style:font-weight-asian="normal" style:font-name-complex="Calibri2" style:font-size-complex="10pt" style:font-weight-complex="normal"/>
    </style:style>
    <style:style style:name="T1259" style:family="text">
      <style:text-properties style:use-window-font-color="true" loext:opacity="0%" style:text-position="0% 100%" style:font-name="Calibri2" fo:font-size="10pt" fo:font-weight="normal" officeooo:rsid="02ff09a9" fo:background-color="transparent" loext:char-shading-value="0" style:font-name-asian="Calibri2" style:font-size-asian="8.75pt" style:font-weight-asian="normal" style:font-name-complex="Calibri2" style:font-size-complex="10pt" style:font-weight-complex="normal"/>
    </style:style>
    <style:style style:name="T1260" style:family="text">
      <style:text-properties style:use-window-font-color="true" loext:opacity="0%" style:text-position="0% 100%" style:font-name="Calibri2" fo:font-size="10pt" fo:font-weight="normal" officeooo:rsid="0300c227" fo:background-color="transparent" loext:char-shading-value="0" style:font-name-asian="Calibri2" style:font-size-asian="8.75pt" style:font-weight-asian="normal" style:font-name-complex="Calibri2" style:font-size-complex="10pt" style:font-weight-complex="normal"/>
    </style:style>
    <style:style style:name="T1261" style:family="text">
      <style:text-properties style:use-window-font-color="true" loext:opacity="0%" style:text-position="0% 100%" style:font-name="Calibri2" fo:font-size="10pt" fo:font-weight="normal" officeooo:rsid="09164bbc" fo:background-color="transparent" loext:char-shading-value="0" style:font-name-asian="Calibri2" style:font-size-asian="8.75pt" style:font-weight-asian="normal" style:font-name-complex="Calibri2" style:font-size-complex="10pt" style:font-weight-complex="normal"/>
    </style:style>
    <style:style style:name="T1262" style:family="text">
      <style:text-properties style:use-window-font-color="true" loext:opacity="0%" style:text-position="0% 100%" style:font-name="Calibri2" fo:font-size="10pt" fo:font-weight="normal" officeooo:rsid="030b0a16" fo:background-color="transparent" loext:char-shading-value="0" style:font-name-asian="Calibri2" style:font-size-asian="8.75pt" style:font-weight-asian="normal" style:font-name-complex="Calibri2" style:font-size-complex="10pt" style:font-weight-complex="normal"/>
    </style:style>
    <style:style style:name="T1263" style:family="text">
      <style:text-properties style:use-window-font-color="true" loext:opacity="0%" style:text-position="0% 100%" style:font-name="Calibri2" fo:font-size="10pt" fo:font-weight="normal" officeooo:rsid="091b62d5" fo:background-color="transparent" loext:char-shading-value="0" style:font-name-asian="Calibri2" style:font-size-asian="8.75pt" style:font-weight-asian="normal" style:font-name-complex="Calibri2" style:font-size-complex="10pt" style:font-weight-complex="normal"/>
    </style:style>
    <style:style style:name="T1264" style:family="text">
      <style:text-properties style:use-window-font-color="true" loext:opacity="0%" style:text-position="0% 100%" style:font-name="Calibri2" fo:font-size="10pt" fo:font-weight="normal" officeooo:rsid="030cc16f" fo:background-color="transparent" loext:char-shading-value="0" style:font-name-asian="Calibri2" style:font-size-asian="8.75pt" style:font-weight-asian="normal" style:font-name-complex="Calibri2" style:font-size-complex="10pt" style:font-weight-complex="normal"/>
    </style:style>
    <style:style style:name="T1265" style:family="text">
      <style:text-properties style:use-window-font-color="true" loext:opacity="0%" style:text-position="0% 100%" style:font-name="Calibri2" fo:font-size="10pt" fo:font-weight="normal" officeooo:rsid="091ecc29" fo:background-color="transparent" loext:char-shading-value="0" style:font-name-asian="Calibri2" style:font-size-asian="8.75pt" style:font-weight-asian="normal" style:font-name-complex="Calibri2" style:font-size-complex="10pt" style:font-weight-complex="normal"/>
    </style:style>
    <style:style style:name="T1266" style:family="text">
      <style:text-properties style:use-window-font-color="true" loext:opacity="0%" style:text-position="0% 100%" style:font-name="Calibri2" fo:font-size="10pt" fo:font-weight="normal" officeooo:rsid="0310aebb" fo:background-color="transparent" loext:char-shading-value="0" style:font-name-asian="Calibri2" style:font-size-asian="8.75pt" style:font-weight-asian="normal" style:font-name-complex="Calibri2" style:font-size-complex="10pt" style:font-weight-complex="normal"/>
    </style:style>
    <style:style style:name="T1267" style:family="text">
      <style:text-properties style:use-window-font-color="true" loext:opacity="0%" style:text-position="0% 100%" style:font-name="Calibri2" fo:font-size="10pt" fo:font-weight="normal" officeooo:rsid="09254b13" fo:background-color="transparent" loext:char-shading-value="0" style:font-name-asian="Calibri2" style:font-size-asian="8.75pt" style:font-weight-asian="normal" style:font-name-complex="Calibri2" style:font-size-complex="10pt" style:font-weight-complex="normal"/>
    </style:style>
    <style:style style:name="T1268" style:family="text">
      <style:text-properties style:use-window-font-color="true" loext:opacity="0%" style:text-position="0% 100%" style:font-name="Calibri2" fo:font-size="10pt" fo:font-weight="normal" officeooo:rsid="03124ef8" fo:background-color="transparent" loext:char-shading-value="0" style:font-name-asian="Calibri2" style:font-size-asian="8.75pt" style:font-weight-asian="normal" style:font-name-complex="Calibri2" style:font-size-complex="10pt" style:font-weight-complex="normal"/>
    </style:style>
    <style:style style:name="T1269" style:family="text">
      <style:text-properties style:use-window-font-color="true" loext:opacity="0%" style:text-position="0% 100%" style:font-name="Calibri2" fo:font-size="10pt" fo:font-weight="normal" officeooo:rsid="0312edb0" fo:background-color="transparent" loext:char-shading-value="0" style:font-name-asian="Calibri2" style:font-size-asian="8.75pt" style:font-weight-asian="normal" style:font-name-complex="Calibri2" style:font-size-complex="10pt" style:font-weight-complex="normal"/>
    </style:style>
    <style:style style:name="T1270" style:family="text">
      <style:text-properties style:use-window-font-color="true" loext:opacity="0%" style:text-position="0% 100%" style:font-name="Calibri2" fo:font-size="10pt" fo:font-weight="normal" officeooo:rsid="09273551" fo:background-color="transparent" loext:char-shading-value="0" style:font-name-asian="Calibri2" style:font-size-asian="8.75pt" style:font-weight-asian="normal" style:font-name-complex="Calibri2" style:font-size-complex="10pt" style:font-weight-complex="normal"/>
    </style:style>
    <style:style style:name="T1271" style:family="text">
      <style:text-properties style:use-window-font-color="true" loext:opacity="0%" style:text-position="0% 100%" style:font-name="Calibri2" fo:font-size="10pt" fo:font-weight="normal" officeooo:rsid="031334a8" fo:background-color="transparent" loext:char-shading-value="0" style:font-name-asian="Calibri2" style:font-size-asian="8.75pt" style:font-weight-asian="normal" style:font-name-complex="Calibri2" style:font-size-complex="10pt" style:font-weight-complex="normal"/>
    </style:style>
    <style:style style:name="T1272" style:family="text">
      <style:text-properties style:use-window-font-color="true" loext:opacity="0%" style:text-position="0% 100%" style:font-name="Calibri2" fo:font-size="10pt" fo:font-weight="normal" officeooo:rsid="0313e48a" fo:background-color="transparent" loext:char-shading-value="0" style:font-name-asian="Calibri2" style:font-size-asian="8.75pt" style:font-weight-asian="normal" style:font-name-complex="Calibri2" style:font-size-complex="10pt" style:font-weight-complex="normal"/>
    </style:style>
    <style:style style:name="T1273" style:family="text">
      <style:text-properties style:use-window-font-color="true" loext:opacity="0%" style:text-position="0% 100%" style:font-name="Calibri2" fo:font-size="10pt" fo:font-weight="normal" officeooo:rsid="0314059a" fo:background-color="transparent" loext:char-shading-value="0" style:font-name-asian="Calibri2" style:font-size-asian="8.75pt" style:font-weight-asian="normal" style:font-name-complex="Calibri2" style:font-size-complex="10pt" style:font-weight-complex="normal"/>
    </style:style>
    <style:style style:name="T1274" style:family="text">
      <style:text-properties style:use-window-font-color="true" loext:opacity="0%" style:text-position="0% 100%" style:font-name="Calibri2" fo:font-size="10pt" fo:font-weight="normal" officeooo:rsid="0928e5ea" fo:background-color="transparent" loext:char-shading-value="0" style:font-name-asian="Calibri2" style:font-size-asian="8.75pt" style:font-weight-asian="normal" style:font-name-complex="Calibri2" style:font-size-complex="10pt" style:font-weight-complex="normal"/>
    </style:style>
    <style:style style:name="T1275" style:family="text">
      <style:text-properties style:use-window-font-color="true" loext:opacity="0%" style:text-position="0% 100%" style:font-name="Calibri2" fo:font-size="10pt" fo:font-weight="normal" officeooo:rsid="092a2780" fo:background-color="transparent" loext:char-shading-value="0" style:font-name-asian="Calibri2" style:font-size-asian="8.75pt" style:font-weight-asian="normal" style:font-name-complex="Calibri2" style:font-size-complex="10pt" style:font-weight-complex="normal"/>
    </style:style>
    <style:style style:name="T1276" style:family="text">
      <style:text-properties style:use-window-font-color="true" loext:opacity="0%" style:text-position="0% 100%" style:font-name="Calibri2" fo:font-size="10pt" fo:font-weight="normal" officeooo:rsid="092e5f02" fo:background-color="transparent" loext:char-shading-value="0" style:font-name-asian="Calibri2" style:font-size-asian="8.75pt" style:font-weight-asian="normal" style:font-name-complex="Calibri2" style:font-size-complex="10pt" style:font-weight-complex="normal"/>
    </style:style>
    <style:style style:name="T1277" style:family="text">
      <style:text-properties style:use-window-font-color="true" loext:opacity="0%" style:text-position="0% 100%" style:font-name="Calibri2" fo:font-size="10pt" fo:font-weight="normal" officeooo:rsid="092e890b" fo:background-color="transparent" loext:char-shading-value="0" style:font-name-asian="Calibri2" style:font-size-asian="8.75pt" style:font-weight-asian="normal" style:font-name-complex="Calibri2" style:font-size-complex="10pt" style:font-weight-complex="normal"/>
    </style:style>
    <style:style style:name="T1278" style:family="text">
      <style:text-properties style:use-window-font-color="true" loext:opacity="0%" style:text-position="0% 100%" style:font-name="Calibri2" fo:font-size="10pt" fo:font-weight="normal" officeooo:rsid="092fef20" fo:background-color="transparent" loext:char-shading-value="0" style:font-name-asian="Calibri2" style:font-size-asian="8.75pt" style:font-weight-asian="normal" style:font-name-complex="Calibri2" style:font-size-complex="10pt" style:font-weight-complex="normal"/>
    </style:style>
    <style:style style:name="T1279" style:family="text">
      <style:text-properties style:use-window-font-color="true" loext:opacity="0%" style:text-position="0% 100%" style:font-name="Calibri2" fo:font-size="10pt" fo:font-weight="normal" officeooo:rsid="09347131" fo:background-color="transparent" loext:char-shading-value="0" style:font-name-asian="Calibri2" style:font-size-asian="8.75pt" style:font-weight-asian="normal" style:font-name-complex="Calibri2" style:font-size-complex="10pt" style:font-weight-complex="normal"/>
    </style:style>
    <style:style style:name="T1280" style:family="text">
      <style:text-properties style:use-window-font-color="true" loext:opacity="0%" style:text-position="0% 100%" style:font-name="Calibri2" fo:font-size="10pt" fo:font-weight="normal" officeooo:rsid="09328958" fo:background-color="transparent" loext:char-shading-value="0" style:font-name-asian="Calibri2" style:font-size-asian="8.75pt" style:font-weight-asian="normal" style:font-name-complex="Calibri2" style:font-size-complex="10pt" style:font-weight-complex="normal"/>
    </style:style>
    <style:style style:name="T1281" style:family="text">
      <style:text-properties style:use-window-font-color="true" loext:opacity="0%" style:text-position="0% 100%" style:font-name="Calibri2" fo:font-size="10pt" fo:font-weight="normal" officeooo:rsid="03142eb8" fo:background-color="transparent" loext:char-shading-value="0" style:font-name-asian="Calibri2" style:font-size-asian="8.75pt" style:font-weight-asian="normal" style:font-name-complex="Calibri2" style:font-size-complex="10pt" style:font-weight-complex="normal"/>
    </style:style>
    <style:style style:name="T1282" style:family="text">
      <style:text-properties style:use-window-font-color="true" loext:opacity="0%" style:text-position="0% 100%" style:font-name="Calibri2" fo:font-size="10pt" fo:font-weight="normal" officeooo:rsid="0935e129" fo:background-color="transparent" loext:char-shading-value="0" style:font-name-asian="Calibri2" style:font-size-asian="8.75pt" style:font-weight-asian="normal" style:font-name-complex="Calibri2" style:font-size-complex="10pt" style:font-weight-complex="normal"/>
    </style:style>
    <style:style style:name="T1283" style:family="text">
      <style:text-properties style:use-window-font-color="true" loext:opacity="0%" style:text-position="0% 100%" style:font-name="Calibri2" fo:font-size="10pt" fo:font-weight="normal" officeooo:rsid="0937cdc3" fo:background-color="transparent" loext:char-shading-value="0" style:font-name-asian="Calibri2" style:font-size-asian="8.75pt" style:font-weight-asian="normal" style:font-name-complex="Calibri2" style:font-size-complex="10pt" style:font-weight-complex="normal"/>
    </style:style>
    <style:style style:name="T1284" style:family="text">
      <style:text-properties style:use-window-font-color="true" loext:opacity="0%" style:text-position="0% 100%" style:font-name="Calibri2" fo:font-size="10pt" fo:font-weight="normal" officeooo:rsid="0939a247" fo:background-color="transparent" loext:char-shading-value="0" style:font-name-asian="Calibri2" style:font-size-asian="8.75pt" style:font-weight-asian="normal" style:font-name-complex="Calibri2" style:font-size-complex="10pt" style:font-weight-complex="normal"/>
    </style:style>
    <style:style style:name="T1285" style:family="text">
      <style:text-properties style:use-window-font-color="true" loext:opacity="0%" style:text-position="0% 100%" style:font-name="Calibri2" fo:font-size="10pt" fo:font-weight="normal" officeooo:rsid="03143f65" fo:background-color="transparent" loext:char-shading-value="0" style:font-name-asian="Calibri2" style:font-size-asian="8.75pt" style:font-weight-asian="normal" style:font-name-complex="Calibri2" style:font-size-complex="10pt" style:font-weight-complex="normal"/>
    </style:style>
    <style:style style:name="T1286" style:family="text">
      <style:text-properties style:use-window-font-color="true" loext:opacity="0%" style:text-position="0% 100%" style:font-name="Calibri2" fo:font-size="10pt" fo:font-weight="normal" officeooo:rsid="03147318" fo:background-color="transparent" loext:char-shading-value="0" style:font-name-asian="Calibri2" style:font-size-asian="8.75pt" style:font-weight-asian="normal" style:font-name-complex="Calibri2" style:font-size-complex="10pt" style:font-weight-complex="normal"/>
    </style:style>
    <style:style style:name="T1287" style:family="text">
      <style:text-properties style:use-window-font-color="true" loext:opacity="0%" style:text-position="0% 100%" style:font-name="Calibri2" fo:font-size="10pt" fo:font-weight="normal" officeooo:rsid="0315060a" fo:background-color="transparent" loext:char-shading-value="0" style:font-name-asian="Calibri2" style:font-size-asian="8.75pt" style:font-weight-asian="normal" style:font-name-complex="Calibri2" style:font-size-complex="10pt" style:font-weight-complex="normal"/>
    </style:style>
    <style:style style:name="T1288" style:family="text">
      <style:text-properties style:use-window-font-color="true" loext:opacity="0%" style:text-position="0% 100%" style:font-name="Calibri2" fo:font-size="10pt" fo:font-weight="normal" officeooo:rsid="032a5743" fo:background-color="transparent" loext:char-shading-value="0" style:font-name-asian="Calibri2" style:font-size-asian="8.75pt" style:font-weight-asian="normal" style:font-name-complex="Calibri2" style:font-size-complex="10pt" style:font-weight-complex="normal"/>
    </style:style>
    <style:style style:name="T1289" style:family="text">
      <style:text-properties style:use-window-font-color="true" loext:opacity="0%" style:text-position="0% 100%" style:font-name="Calibri2" fo:font-size="10pt" fo:font-weight="normal" officeooo:rsid="09469974" fo:background-color="transparent" loext:char-shading-value="0" style:font-name-asian="Calibri2" style:font-size-asian="8.75pt" style:font-weight-asian="normal" style:font-name-complex="Calibri2" style:font-size-complex="10pt" style:font-weight-complex="normal"/>
    </style:style>
    <style:style style:name="T1290" style:family="text">
      <style:text-properties style:use-window-font-color="true" loext:opacity="0%" style:text-position="0% 100%" style:font-name="Calibri2" fo:font-size="10pt" fo:font-weight="normal" officeooo:rsid="0942756e" fo:background-color="transparent" loext:char-shading-value="0" style:font-name-asian="Calibri2" style:font-size-asian="8.75pt" style:font-weight-asian="normal" style:font-name-complex="Calibri2" style:font-size-complex="10pt" style:font-weight-complex="normal"/>
    </style:style>
    <style:style style:name="T1291" style:family="text">
      <style:text-properties style:use-window-font-color="true" loext:opacity="0%" style:text-position="0% 100%" style:font-name="Calibri2" fo:font-size="10pt" fo:font-weight="normal" officeooo:rsid="03268d6e" fo:background-color="transparent" loext:char-shading-value="0" style:font-name-asian="Calibri2" style:font-size-asian="8.75pt" style:font-weight-asian="normal" style:font-name-complex="Calibri2" style:font-size-complex="10pt" style:font-weight-complex="normal"/>
    </style:style>
    <style:style style:name="T1292" style:family="text">
      <style:text-properties style:use-window-font-color="true" loext:opacity="0%" style:text-position="0% 100%" style:font-name="Calibri2" fo:font-size="10pt" fo:font-weight="normal" officeooo:rsid="032ae68b" fo:background-color="transparent" loext:char-shading-value="0" style:font-name-asian="Calibri2" style:font-size-asian="8.75pt" style:font-weight-asian="normal" style:font-name-complex="Calibri2" style:font-size-complex="10pt" style:font-weight-complex="normal"/>
    </style:style>
    <style:style style:name="T1293" style:family="text">
      <style:text-properties style:use-window-font-color="true" loext:opacity="0%" style:text-position="0% 100%" style:font-name="Calibri2" fo:font-size="10pt" fo:font-weight="normal" officeooo:rsid="032ae68b" fo:background-color="transparent" loext:char-shading-value="0" style:font-name-asian="Calibri2" style:font-size-asian="8.75pt" style:font-weight-asian="normal" style:font-name-complex="Calibri2" style:font-size-complex="10pt" style:font-weight-complex="normal"/>
    </style:style>
    <style:style style:name="T1294" style:family="text">
      <style:text-properties style:use-window-font-color="true" loext:opacity="0%" style:text-position="0% 100%" style:font-name="Calibri2" fo:font-size="10pt" fo:font-weight="normal" officeooo:rsid="032cb8db" fo:background-color="transparent" loext:char-shading-value="0" style:font-name-asian="Calibri2" style:font-size-asian="8.75pt" style:font-weight-asian="normal" style:font-name-complex="Calibri2" style:font-size-complex="10pt" style:font-weight-complex="normal"/>
    </style:style>
    <style:style style:name="T1295" style:family="text">
      <style:text-properties style:use-window-font-color="true" loext:opacity="0%" style:text-position="0% 100%" style:font-name="Calibri2" fo:font-size="10pt" fo:font-weight="normal" officeooo:rsid="0316d919" fo:background-color="transparent" loext:char-shading-value="0" style:font-name-asian="Calibri2" style:font-size-asian="8.75pt" style:font-weight-asian="normal" style:font-name-complex="Calibri2" style:font-size-complex="10pt" style:font-weight-complex="normal"/>
    </style:style>
    <style:style style:name="T1296" style:family="text">
      <style:text-properties style:use-window-font-color="true" loext:opacity="0%" style:text-position="0% 100%" style:font-name="Calibri2" fo:font-size="10pt" fo:font-weight="normal" officeooo:rsid="03185520" fo:background-color="transparent" loext:char-shading-value="0" style:font-name-asian="Calibri2" style:font-size-asian="8.75pt" style:font-weight-asian="normal" style:font-name-complex="Calibri2" style:font-size-complex="10pt" style:font-weight-complex="normal"/>
    </style:style>
    <style:style style:name="T1297" style:family="text">
      <style:text-properties style:use-window-font-color="true" loext:opacity="0%" style:text-position="0% 100%" style:font-name="Calibri2" fo:font-size="10pt" fo:font-weight="normal" officeooo:rsid="093eb4cb" fo:background-color="transparent" loext:char-shading-value="0" style:font-name-asian="Calibri2" style:font-size-asian="8.75pt" style:font-weight-asian="normal" style:font-name-complex="Calibri2" style:font-size-complex="10pt" style:font-weight-complex="normal"/>
    </style:style>
    <style:style style:name="T1298" style:family="text">
      <style:text-properties style:use-window-font-color="true" loext:opacity="0%" style:text-position="0% 100%" style:font-name="Calibri2" fo:font-size="10pt" fo:font-weight="normal" officeooo:rsid="03201fc9" fo:background-color="transparent" loext:char-shading-value="0" style:font-name-asian="Calibri2" style:font-size-asian="8.75pt" style:font-weight-asian="normal" style:font-name-complex="Calibri2" style:font-size-complex="10pt" style:font-weight-complex="normal"/>
    </style:style>
    <style:style style:name="T1299" style:family="text">
      <style:text-properties style:use-window-font-color="true" loext:opacity="0%" style:text-position="0% 100%" style:font-name="Calibri2" fo:font-size="10pt" fo:font-weight="normal" officeooo:rsid="0321e390" fo:background-color="transparent" loext:char-shading-value="0" style:font-name-asian="Calibri2" style:font-size-asian="8.75pt" style:font-weight-asian="normal" style:font-name-complex="Calibri2" style:font-size-complex="10pt" style:font-weight-complex="normal"/>
    </style:style>
    <style:style style:name="T1300" style:family="text">
      <style:text-properties style:use-window-font-color="true" loext:opacity="0%" style:text-position="0% 100%" style:font-name="Calibri2" fo:font-size="10pt" fo:font-weight="normal" officeooo:rsid="03233223" fo:background-color="transparent" loext:char-shading-value="0" style:font-name-asian="Calibri2" style:font-size-asian="8.75pt" style:font-weight-asian="normal" style:font-name-complex="Calibri2" style:font-size-complex="10pt" style:font-weight-complex="normal"/>
    </style:style>
    <style:style style:name="T1301" style:family="text">
      <style:text-properties style:use-window-font-color="true" loext:opacity="0%" style:text-position="0% 100%" style:font-name="Calibri2" fo:font-size="10pt" fo:font-weight="normal" officeooo:rsid="09400071" fo:background-color="transparent" loext:char-shading-value="0" style:font-name-asian="Calibri2" style:font-size-asian="8.75pt" style:font-weight-asian="normal" style:font-name-complex="Calibri2" style:font-size-complex="10pt" style:font-weight-complex="normal"/>
    </style:style>
    <style:style style:name="T1302" style:family="text">
      <style:text-properties style:use-window-font-color="true" loext:opacity="0%" style:text-position="0% 100%" style:font-name="Calibri2" fo:font-size="10pt" fo:font-weight="normal" officeooo:rsid="0324db94" fo:background-color="transparent" loext:char-shading-value="0" style:font-name-asian="Calibri2" style:font-size-asian="8.75pt" style:font-weight-asian="normal" style:font-name-complex="Calibri2" style:font-size-complex="10pt" style:font-weight-complex="normal"/>
    </style:style>
    <style:style style:name="T1303" style:family="text">
      <style:text-properties style:use-window-font-color="true" loext:opacity="0%" style:text-position="0% 100%" style:font-name="Calibri2" fo:font-size="10pt" fo:font-weight="normal" officeooo:rsid="03264f2a" fo:background-color="transparent" loext:char-shading-value="0" style:font-name-asian="Calibri2" style:font-size-asian="8.75pt" style:font-weight-asian="normal" style:font-name-complex="Calibri2" style:font-size-complex="10pt" style:font-weight-complex="normal"/>
    </style:style>
    <style:style style:name="T1304" style:family="text">
      <style:text-properties style:use-window-font-color="true" loext:opacity="0%" style:text-position="0% 100%" style:font-name="Calibri2" fo:font-size="10pt" fo:font-weight="normal" officeooo:rsid="09408aa7" fo:background-color="transparent" loext:char-shading-value="0" style:font-name-asian="Calibri2" style:font-size-asian="8.75pt" style:font-weight-asian="normal" style:font-name-complex="Calibri2" style:font-size-complex="10pt" style:font-weight-complex="normal"/>
    </style:style>
    <style:style style:name="T1305" style:family="text">
      <style:text-properties style:use-window-font-color="true" loext:opacity="0%" style:text-position="0% 100%" style:font-name="Calibri2" fo:font-size="10pt" fo:font-weight="normal" officeooo:rsid="032717c7" fo:background-color="transparent" loext:char-shading-value="0" style:font-name-asian="Calibri2" style:font-size-asian="8.75pt" style:font-weight-asian="normal" style:font-name-complex="Calibri2" style:font-size-complex="10pt" style:font-weight-complex="normal"/>
    </style:style>
    <style:style style:name="T1306" style:family="text">
      <style:text-properties style:use-window-font-color="true" loext:opacity="0%" style:text-position="0% 100%" style:font-name="Calibri2" fo:font-size="10pt" fo:font-weight="normal" officeooo:rsid="0328dff0" fo:background-color="transparent" loext:char-shading-value="0" style:font-name-asian="Calibri2" style:font-size-asian="8.75pt" style:font-weight-asian="normal" style:font-name-complex="Calibri2" style:font-size-complex="10pt" style:font-weight-complex="normal"/>
    </style:style>
    <style:style style:name="T1307" style:family="text">
      <style:text-properties style:use-window-font-color="true" loext:opacity="0%" style:text-position="0% 100%" style:font-name="Calibri2" fo:font-size="10pt" fo:font-weight="normal" officeooo:rsid="094bafa8" fo:background-color="transparent" loext:char-shading-value="0" style:font-name-asian="Calibri2" style:font-size-asian="8.75pt" style:font-weight-asian="normal" style:font-name-complex="Calibri2" style:font-size-complex="10pt" style:font-weight-complex="normal"/>
    </style:style>
    <style:style style:name="T1308" style:family="text">
      <style:text-properties style:use-window-font-color="true" loext:opacity="0%" style:text-position="0% 100%" style:font-name="Calibri2" fo:font-size="10pt" fo:font-weight="normal" officeooo:rsid="094da6d1" fo:background-color="transparent" loext:char-shading-value="0" style:font-name-asian="Calibri2" style:font-size-asian="8.75pt" style:font-weight-asian="normal" style:font-name-complex="Calibri2" style:font-size-complex="10pt" style:font-weight-complex="normal"/>
    </style:style>
    <style:style style:name="T1309" style:family="text">
      <style:text-properties style:use-window-font-color="true" loext:opacity="0%" style:text-position="0% 100%" style:font-name="Calibri2" fo:font-size="10pt" fo:font-weight="normal" officeooo:rsid="032a40a1" fo:background-color="transparent" loext:char-shading-value="0" style:font-name-asian="Calibri2" style:font-size-asian="8.75pt" style:font-weight-asian="normal" style:font-name-complex="Calibri2" style:font-size-complex="10pt" style:font-weight-complex="normal"/>
    </style:style>
    <style:style style:name="T1310" style:family="text">
      <style:text-properties style:use-window-font-color="true" loext:opacity="0%" style:text-position="0% 100%" style:font-name="Calibri2" fo:font-size="10pt" fo:font-weight="normal" officeooo:rsid="094e8bc6" fo:background-color="transparent" loext:char-shading-value="0" style:font-name-asian="Calibri2" style:font-size-asian="8.75pt" style:font-weight-asian="normal" style:font-name-complex="Calibri2" style:font-size-complex="10pt" style:font-weight-complex="normal"/>
    </style:style>
    <style:style style:name="T1311" style:family="text">
      <style:text-properties style:use-window-font-color="true" loext:opacity="0%" style:text-position="0% 100%" style:font-name="Calibri2" fo:font-size="10pt" fo:font-weight="normal" officeooo:rsid="0332f1b4" fo:background-color="transparent" loext:char-shading-value="0" style:font-name-asian="Calibri2" style:font-size-asian="8.75pt" style:font-weight-asian="normal" style:font-name-complex="Calibri2" style:font-size-complex="10pt" style:font-weight-complex="normal"/>
    </style:style>
    <style:style style:name="T1312" style:family="text">
      <style:text-properties style:use-window-font-color="true" loext:opacity="0%" style:text-position="0% 100%" style:font-name="Calibri2" fo:font-size="10pt" fo:font-weight="normal" officeooo:rsid="095689a5" fo:background-color="transparent" loext:char-shading-value="0" style:font-name-asian="Calibri2" style:font-size-asian="8.75pt" style:font-weight-asian="normal" style:font-name-complex="Calibri2" style:font-size-complex="10pt" style:font-weight-complex="normal"/>
    </style:style>
    <style:style style:name="T1313" style:family="text">
      <style:text-properties style:use-window-font-color="true" loext:opacity="0%" style:text-position="0% 100%" style:font-name="Calibri2" fo:font-size="10pt" fo:font-weight="normal" officeooo:rsid="03343846" fo:background-color="transparent" loext:char-shading-value="0" style:font-name-asian="Calibri2" style:font-size-asian="8.75pt" style:font-weight-asian="normal" style:font-name-complex="Calibri2" style:font-size-complex="10pt" style:font-weight-complex="normal"/>
    </style:style>
    <style:style style:name="T1314" style:family="text">
      <style:text-properties style:use-window-font-color="true" loext:opacity="0%" style:text-position="0% 100%" style:font-name="Calibri2" fo:font-size="10pt" fo:font-weight="normal" officeooo:rsid="0957e2ab" fo:background-color="transparent" loext:char-shading-value="0" style:font-name-asian="Calibri2" style:font-size-asian="8.75pt" style:font-weight-asian="normal" style:font-name-complex="Calibri2" style:font-size-complex="10pt" style:font-weight-complex="normal"/>
    </style:style>
    <style:style style:name="T1315" style:family="text">
      <style:text-properties style:use-window-font-color="true" loext:opacity="0%" style:text-position="0% 100%" style:font-name="Calibri2" fo:font-size="10pt" fo:font-weight="normal" officeooo:rsid="0950fa6e" fo:background-color="transparent" loext:char-shading-value="0" style:font-name-asian="Calibri2" style:font-size-asian="8.75pt" style:font-weight-asian="normal" style:font-name-complex="Calibri2" style:font-size-complex="10pt" style:font-weight-complex="normal"/>
    </style:style>
    <style:style style:name="T1316" style:family="text">
      <style:text-properties style:use-window-font-color="true" loext:opacity="0%" style:text-position="0% 100%" style:font-name="Calibri2" fo:font-size="10pt" fo:font-weight="normal" officeooo:rsid="03357f30" fo:background-color="transparent" loext:char-shading-value="0" style:font-name-asian="Calibri2" style:font-size-asian="8.75pt" style:font-weight-asian="normal" style:font-name-complex="Calibri2" style:font-size-complex="10pt" style:font-weight-complex="normal"/>
    </style:style>
    <style:style style:name="T1317" style:family="text">
      <style:text-properties style:use-window-font-color="true" loext:opacity="0%" style:text-position="0% 100%" style:font-name="Calibri2" fo:font-size="10pt" fo:font-weight="normal" officeooo:rsid="0952df5d" fo:background-color="transparent" loext:char-shading-value="0" style:font-name-asian="Calibri2" style:font-size-asian="8.75pt" style:font-weight-asian="normal" style:font-name-complex="Calibri2" style:font-size-complex="10pt" style:font-weight-complex="normal"/>
    </style:style>
    <style:style style:name="T1318" style:family="text">
      <style:text-properties style:use-window-font-color="true" loext:opacity="0%" style:text-position="0% 100%" style:font-name="Calibri2" fo:font-size="10pt" fo:font-weight="normal" officeooo:rsid="03475e9b" fo:background-color="transparent" loext:char-shading-value="0" style:font-name-asian="Calibri2" style:font-size-asian="8.75pt" style:font-weight-asian="normal" style:font-name-complex="Calibri2" style:font-size-complex="10pt" style:font-weight-complex="normal"/>
    </style:style>
    <style:style style:name="T1319" style:family="text">
      <style:text-properties style:use-window-font-color="true" loext:opacity="0%" style:text-position="0% 100%" style:font-name="Calibri2" fo:font-size="10pt" fo:font-weight="normal" officeooo:rsid="095907af" fo:background-color="transparent" loext:char-shading-value="0" style:font-name-asian="Calibri2" style:font-size-asian="8.75pt" style:font-weight-asian="normal" style:font-name-complex="Calibri2" style:font-size-complex="10pt" style:font-weight-complex="normal"/>
    </style:style>
    <style:style style:name="T1320" style:family="text">
      <style:text-properties style:use-window-font-color="true" loext:opacity="0%" style:text-position="0% 100%" style:font-name="Calibri2" fo:font-size="10pt" fo:font-weight="normal" officeooo:rsid="034a6334" fo:background-color="transparent" loext:char-shading-value="0" style:font-name-asian="Calibri2" style:font-size-asian="8.75pt" style:font-weight-asian="normal" style:font-name-complex="Calibri2" style:font-size-complex="10pt" style:font-weight-complex="normal"/>
    </style:style>
    <style:style style:name="T1321" style:family="text">
      <style:text-properties style:use-window-font-color="true" loext:opacity="0%" style:text-position="0% 100%" style:font-name="Calibri2" fo:font-size="10pt" fo:font-weight="normal" officeooo:rsid="0954b574" fo:background-color="transparent" loext:char-shading-value="0" style:font-name-asian="Calibri2" style:font-size-asian="8.75pt" style:font-weight-asian="normal" style:font-name-complex="Calibri2" style:font-size-complex="10pt" style:font-weight-complex="normal"/>
    </style:style>
    <style:style style:name="T1322" style:family="text">
      <style:text-properties style:use-window-font-color="true" loext:opacity="0%" style:text-position="0% 100%" style:font-name="Calibri2" fo:font-size="10pt" fo:font-weight="normal" officeooo:rsid="034ac4d8" fo:background-color="transparent" loext:char-shading-value="0" style:font-name-asian="Calibri2" style:font-size-asian="8.75pt" style:font-weight-asian="normal" style:font-name-complex="Calibri2" style:font-size-complex="10pt" style:font-weight-complex="normal"/>
    </style:style>
    <style:style style:name="T1323" style:family="text">
      <style:text-properties style:use-window-font-color="true" loext:opacity="0%" style:text-position="0% 100%" style:font-name="Calibri2" fo:font-size="10pt" fo:font-weight="normal" officeooo:rsid="034b5a2a" fo:background-color="transparent" loext:char-shading-value="0" style:font-name-asian="Calibri2" style:font-size-asian="8.75pt" style:font-weight-asian="normal" style:font-name-complex="Calibri2" style:font-size-complex="10pt" style:font-weight-complex="normal"/>
    </style:style>
    <style:style style:name="T1324" style:family="text">
      <style:text-properties style:use-window-font-color="true" loext:opacity="0%" style:text-position="0% 100%" style:font-name="Calibri2" fo:font-size="10pt" fo:font-weight="normal" officeooo:rsid="034cde3f" fo:background-color="transparent" loext:char-shading-value="0" style:font-name-asian="Calibri2" style:font-size-asian="8.75pt" style:font-weight-asian="normal" style:font-name-complex="Calibri2" style:font-size-complex="10pt" style:font-weight-complex="normal"/>
    </style:style>
    <style:style style:name="T1325" style:family="text">
      <style:text-properties style:use-window-font-color="true" loext:opacity="0%" style:text-position="0% 100%" style:font-name="Calibri2" fo:font-size="10pt" fo:font-weight="normal" officeooo:rsid="034c0353" fo:background-color="transparent" loext:char-shading-value="0" style:font-name-asian="Calibri2" style:font-size-asian="8.75pt" style:font-weight-asian="normal" style:font-name-complex="Calibri2" style:font-size-complex="10pt" style:font-weight-complex="normal"/>
    </style:style>
    <style:style style:name="T1326" style:family="text">
      <style:text-properties style:use-window-font-color="true" loext:opacity="0%" style:text-position="0% 100%" style:font-name="Calibri2" fo:font-size="10pt" fo:font-weight="normal" officeooo:rsid="034d2068" fo:background-color="transparent" loext:char-shading-value="0" style:font-name-asian="Calibri2" style:font-size-asian="8.75pt" style:font-weight-asian="normal" style:font-name-complex="Calibri2" style:font-size-complex="10pt" style:font-weight-complex="normal"/>
    </style:style>
    <style:style style:name="T1327" style:family="text">
      <style:text-properties style:use-window-font-color="true" loext:opacity="0%" style:text-position="0% 100%" style:font-name="Calibri2" fo:font-size="10pt" fo:font-weight="normal" officeooo:rsid="034dd2e7" fo:background-color="transparent" loext:char-shading-value="0" style:font-name-asian="Calibri2" style:font-size-asian="8.75pt" style:font-weight-asian="normal" style:font-name-complex="Calibri2" style:font-size-complex="10pt" style:font-weight-complex="normal"/>
    </style:style>
    <style:style style:name="T1328" style:family="text">
      <style:text-properties style:use-window-font-color="true" loext:opacity="0%" style:text-position="0% 100%" style:font-name="Calibri2" fo:font-size="10pt" fo:font-weight="normal" officeooo:rsid="095aee66" fo:background-color="transparent" loext:char-shading-value="0" style:font-name-asian="Calibri2" style:font-size-asian="8.75pt" style:font-weight-asian="normal" style:font-name-complex="Calibri2" style:font-size-complex="10pt" style:font-weight-complex="normal"/>
    </style:style>
    <style:style style:name="T1329" style:family="text">
      <style:text-properties style:use-window-font-color="true" loext:opacity="0%" style:text-position="0% 100%" style:font-name="Calibri2" fo:font-size="10pt" fo:font-weight="normal" officeooo:rsid="034dfabe" fo:background-color="transparent" loext:char-shading-value="0" style:font-name-asian="Calibri2" style:font-size-asian="8.75pt" style:font-weight-asian="normal" style:font-name-complex="Calibri2" style:font-size-complex="10pt" style:font-weight-complex="normal"/>
    </style:style>
    <style:style style:name="T1330" style:family="text">
      <style:text-properties style:use-window-font-color="true" loext:opacity="0%" style:text-position="0% 100%" style:font-name="Calibri2" fo:font-size="10pt" fo:font-weight="normal" officeooo:rsid="034e895b" fo:background-color="transparent" loext:char-shading-value="0" style:font-name-asian="Calibri2" style:font-size-asian="8.75pt" style:font-weight-asian="normal" style:font-name-complex="Calibri2" style:font-size-complex="10pt" style:font-weight-complex="normal"/>
    </style:style>
    <style:style style:name="T1331" style:family="text">
      <style:text-properties style:use-window-font-color="true" loext:opacity="0%" style:text-position="0% 100%" style:font-name="Calibri2" fo:font-size="10pt" fo:font-weight="normal" officeooo:rsid="034e6dd6" fo:background-color="transparent" loext:char-shading-value="0" style:font-name-asian="Calibri2" style:font-size-asian="8.75pt" style:font-weight-asian="normal" style:font-name-complex="Calibri2" style:font-size-complex="10pt" style:font-weight-complex="normal"/>
    </style:style>
    <style:style style:name="T1332" style:family="text">
      <style:text-properties style:use-window-font-color="true" loext:opacity="0%" style:text-position="0% 100%" style:font-name="Calibri2" fo:font-size="10pt" fo:font-weight="normal" officeooo:rsid="09592fb6" fo:background-color="transparent" loext:char-shading-value="0" style:font-name-asian="Calibri2" style:font-size-asian="8.75pt" style:font-weight-asian="normal" style:font-name-complex="Calibri2" style:font-size-complex="10pt" style:font-weight-complex="normal"/>
    </style:style>
    <style:style style:name="T1333" style:family="text">
      <style:text-properties style:use-window-font-color="true" loext:opacity="0%" style:text-position="0% 100%" style:font-name="Calibri2" fo:font-size="10pt" fo:font-weight="normal" officeooo:rsid="034f617f" fo:background-color="transparent" loext:char-shading-value="0" style:font-name-asian="Calibri2" style:font-size-asian="8.75pt" style:font-weight-asian="normal" style:font-name-complex="Calibri2" style:font-size-complex="10pt" style:font-weight-complex="normal"/>
    </style:style>
    <style:style style:name="T1334" style:family="text">
      <style:text-properties style:use-window-font-color="true" loext:opacity="0%" style:text-position="0% 100%" style:font-name="Calibri2" fo:font-size="10pt" fo:font-weight="normal" officeooo:rsid="0352d5af" fo:background-color="transparent" loext:char-shading-value="0" style:font-name-asian="Calibri2" style:font-size-asian="8.75pt" style:font-weight-asian="normal" style:font-name-complex="Calibri2" style:font-size-complex="10pt" style:font-weight-complex="normal"/>
    </style:style>
    <style:style style:name="T1335" style:family="text">
      <style:text-properties style:use-window-font-color="true" loext:opacity="0%" style:text-position="0% 100%" style:font-name="Calibri2" fo:font-size="10pt" fo:font-weight="normal" officeooo:rsid="03512ce9" fo:background-color="transparent" loext:char-shading-value="0" style:font-name-asian="Calibri2" style:font-size-asian="8.75pt" style:font-weight-asian="normal" style:font-name-complex="Calibri2" style:font-size-complex="10pt" style:font-weight-complex="normal"/>
    </style:style>
    <style:style style:name="T1336" style:family="text">
      <style:text-properties style:use-window-font-color="true" loext:opacity="0%" style:text-position="0% 100%" style:font-name="Calibri2" fo:font-size="10pt" fo:font-weight="normal" officeooo:rsid="03552621" fo:background-color="transparent" loext:char-shading-value="0" style:font-name-asian="Calibri2" style:font-size-asian="8.75pt" style:font-weight-asian="normal" style:font-name-complex="Calibri2" style:font-size-complex="10pt" style:font-weight-complex="normal"/>
    </style:style>
    <style:style style:name="T1337" style:family="text">
      <style:text-properties style:use-window-font-color="true" loext:opacity="0%" style:text-position="0% 100%" style:font-name="Calibri2" fo:font-size="10pt" fo:font-weight="normal" officeooo:rsid="03535c0d" fo:background-color="transparent" loext:char-shading-value="0" style:font-name-asian="Calibri2" style:font-size-asian="8.75pt" style:font-weight-asian="normal" style:font-name-complex="Calibri2" style:font-size-complex="10pt" style:font-weight-complex="normal"/>
    </style:style>
    <style:style style:name="T1338" style:family="text">
      <style:text-properties style:use-window-font-color="true" loext:opacity="0%" style:text-position="0% 100%" style:font-name="Calibri2" fo:font-size="10pt" fo:font-weight="normal" officeooo:rsid="0354b017" fo:background-color="transparent" loext:char-shading-value="0" style:font-name-asian="Calibri2" style:font-size-asian="8.75pt" style:font-weight-asian="normal" style:font-name-complex="Calibri2" style:font-size-complex="10pt" style:font-weight-complex="normal"/>
    </style:style>
    <style:style style:name="T1339" style:family="text">
      <style:text-properties style:use-window-font-color="true" loext:opacity="0%" style:text-position="0% 100%" style:font-name="Calibri2" fo:font-size="10pt" fo:font-weight="normal" officeooo:rsid="095ca299" fo:background-color="transparent" loext:char-shading-value="0" style:font-name-asian="Calibri2" style:font-size-asian="8.75pt" style:font-weight-asian="normal" style:font-name-complex="Calibri2" style:font-size-complex="10pt" style:font-weight-complex="normal"/>
    </style:style>
    <style:style style:name="T1340" style:family="text">
      <style:text-properties style:use-window-font-color="true" loext:opacity="0%" style:text-position="0% 100%" style:font-name="Calibri2" fo:font-size="10pt" fo:font-weight="normal" fo:background-color="transparent" loext:char-shading-value="0" style:font-name-asian="Calibri2" style:font-size-asian="10pt" style:font-name-complex="Calibri2" style:font-size-complex="10pt"/>
    </style:style>
    <style:style style:name="T1341" style:family="text">
      <style:text-properties style:use-window-font-color="true" loext:opacity="0%" style:text-position="0% 100%" style:font-name="Calibri2" fo:font-size="10pt" fo:font-weight="normal" officeooo:rsid="04d751d8" fo:background-color="transparent" loext:char-shading-value="0" style:font-name-asian="Calibri2" style:font-size-asian="10pt" style:font-name-complex="Calibri2" style:font-size-complex="10pt"/>
    </style:style>
    <style:style style:name="T1342" style:family="text">
      <style:text-properties style:use-window-font-color="true" loext:opacity="0%" style:text-position="0% 100%" style:font-name="Calibri2" fo:font-size="10pt" fo:font-weight="normal" officeooo:rsid="008bd542" fo:background-color="transparent" loext:char-shading-value="0" style:font-name-asian="Calibri2" style:font-size-asian="10pt" style:font-name-complex="Calibri2" style:font-size-complex="10pt"/>
    </style:style>
    <style:style style:name="T1343" style:family="text">
      <style:text-properties style:use-window-font-color="true" loext:opacity="0%" style:text-position="0% 100%" style:font-name="Calibri2" fo:font-size="10pt" fo:font-weight="normal" officeooo:rsid="06c39c35" fo:background-color="transparent" loext:char-shading-value="0" style:font-name-asian="Calibri2" style:font-size-asian="10pt" style:font-name-complex="Calibri2" style:font-size-complex="10pt"/>
    </style:style>
    <style:style style:name="T1344" style:family="text">
      <style:text-properties style:use-window-font-color="true" loext:opacity="0%" style:text-position="0% 100%" style:font-name="Calibri2" fo:font-size="10pt" fo:font-weight="normal" officeooo:rsid="06c18a8f" fo:background-color="transparent" loext:char-shading-value="0" style:font-name-asian="Calibri2" style:font-size-asian="10pt" style:font-name-complex="Calibri2" style:font-size-complex="10pt"/>
    </style:style>
    <style:style style:name="T1345" style:family="text">
      <style:text-properties style:use-window-font-color="true" loext:opacity="0%" style:text-position="0% 100%" style:font-name="Calibri2" fo:font-size="10pt" fo:font-weight="normal" officeooo:rsid="008d9fe7" fo:background-color="transparent" loext:char-shading-value="0" style:font-name-asian="Calibri2" style:font-size-asian="10pt" style:font-name-complex="Calibri2" style:font-size-complex="10pt"/>
    </style:style>
    <style:style style:name="T1346" style:family="text">
      <style:text-properties style:use-window-font-color="true" loext:opacity="0%" style:text-position="0% 100%" style:font-name="Calibri2" fo:font-size="10pt" fo:font-weight="normal" officeooo:rsid="06c55f96" fo:background-color="transparent" loext:char-shading-value="0" style:font-name-asian="Calibri2" style:font-size-asian="10pt" style:font-name-complex="Calibri2" style:font-size-complex="10pt"/>
    </style:style>
    <style:style style:name="T1347" style:family="text">
      <style:text-properties style:use-window-font-color="true" loext:opacity="0%" style:text-position="0% 100%" style:font-name="Calibri2" fo:font-size="10pt" fo:font-weight="normal" officeooo:rsid="008e75f2" fo:background-color="transparent" loext:char-shading-value="0" style:font-name-asian="Calibri2" style:font-size-asian="10pt" style:font-name-complex="Calibri2" style:font-size-complex="10pt"/>
    </style:style>
    <style:style style:name="T1348" style:family="text">
      <style:text-properties style:use-window-font-color="true" loext:opacity="0%" style:text-position="0% 100%" style:font-name="Calibri2" fo:font-size="10pt" fo:font-weight="normal" officeooo:rsid="06c83d4a" fo:background-color="transparent" loext:char-shading-value="0" style:font-name-asian="Calibri2" style:font-size-asian="10pt" style:font-name-complex="Calibri2" style:font-size-complex="10pt"/>
    </style:style>
    <style:style style:name="T1349" style:family="text">
      <style:text-properties style:use-window-font-color="true" loext:opacity="0%" style:text-position="0% 100%" style:font-name="Calibri2" fo:font-size="10pt" fo:font-weight="normal" officeooo:rsid="032a5743" fo:background-color="transparent" loext:char-shading-value="0" style:font-name-asian="Calibri2" style:font-size-asian="10pt" style:font-weight-asian="normal" style:font-name-complex="Calibri2" style:font-size-complex="10pt" style:font-weight-complex="normal"/>
    </style:style>
    <style:style style:name="T1350" style:family="text">
      <style:text-properties style:use-window-font-color="true" loext:opacity="0%" style:text-position="0% 100%" style:font-name="Calibri2" fo:font-size="10pt" fo:font-weight="bold" officeooo:rsid="02b504ec" fo:background-color="transparent" loext:char-shading-value="0" style:font-name-asian="Calibri2" style:font-size-asian="8.75pt" style:font-weight-asian="bold" style:font-name-complex="Calibri2" style:font-size-complex="10pt" style:font-weight-complex="bold"/>
    </style:style>
    <style:style style:name="T1351" style:family="text">
      <style:text-properties style:use-window-font-color="true" loext:opacity="0%" style:text-position="0% 100%" style:font-name="Calibri2" fo:font-size="10pt" fo:font-weight="bold" officeooo:rsid="00d53fca" fo:background-color="transparent" loext:char-shading-value="0" style:font-name-asian="Calibri2" style:font-size-asian="8.75pt" style:font-weight-asian="bold" style:font-name-complex="Calibri2" style:font-size-complex="10pt" style:font-weight-complex="bold"/>
    </style:style>
    <style:style style:name="T1352" style:family="text">
      <style:text-properties style:use-window-font-color="true" loext:opacity="0%" style:text-position="0% 100%" style:font-name="Calibri2" fo:font-size="10pt" fo:font-weight="bold" officeooo:rsid="00da51b6" fo:background-color="transparent" loext:char-shading-value="0" style:font-name-asian="Calibri2" style:font-size-asian="8.75pt" style:font-weight-asian="bold" style:font-name-complex="Calibri2" style:font-size-complex="10pt" style:font-weight-complex="bold"/>
    </style:style>
    <style:style style:name="T1353" style:family="text">
      <style:text-properties style:use-window-font-color="true" loext:opacity="0%" style:text-position="0% 100%" style:font-name="Calibri2" fo:font-size="10pt" fo:font-weight="bold" officeooo:rsid="00dc87c7" fo:background-color="transparent" loext:char-shading-value="0" style:font-name-asian="Calibri2" style:font-size-asian="8.75pt" style:font-weight-asian="bold" style:font-name-complex="Calibri2" style:font-size-complex="10pt" style:font-weight-complex="bold" loext:padding="0cm" loext:border="none"/>
    </style:style>
    <style:style style:name="T1354" style:family="text">
      <style:text-properties style:use-window-font-color="true" loext:opacity="0%" style:text-position="0% 100%" style:font-name="Calibri2" fo:font-size="10pt" fo:font-weight="bold" officeooo:rsid="073e3e51" fo:background-color="transparent" loext:char-shading-value="0" style:font-name-asian="Calibri2" style:font-size-asian="8.75pt" style:font-weight-asian="bold" style:font-name-complex="Calibri2" style:font-size-complex="10pt" style:font-weight-complex="bold" loext:padding="0cm" loext:border="none"/>
    </style:style>
    <style:style style:name="T1355" style:family="text">
      <style:text-properties style:use-window-font-color="true" loext:opacity="0%" style:text-position="0% 100%" style:font-name="Calibri2" fo:font-size="10pt" fo:font-weight="bold" officeooo:rsid="00e3f2af" fo:background-color="transparent" loext:char-shading-value="0" style:font-name-asian="Calibri2" style:font-size-asian="8.75pt" style:font-weight-asian="bold" style:font-name-complex="Calibri2" style:font-size-complex="10pt" style:font-weight-complex="bold"/>
    </style:style>
    <style:style style:name="T1356" style:family="text">
      <style:text-properties style:use-window-font-color="true" loext:opacity="0%" style:text-position="0% 100%" style:font-name="Calibri2" fo:font-size="10pt" fo:font-weight="bold" officeooo:rsid="00e6b2b5" fo:background-color="transparent" loext:char-shading-value="0" style:font-name-asian="Calibri2" style:font-size-asian="8.75pt" style:font-weight-asian="bold" style:font-name-complex="Calibri2" style:font-size-complex="10pt" style:font-weight-complex="bold"/>
    </style:style>
    <style:style style:name="T1357" style:family="text">
      <style:text-properties style:use-window-font-color="true" loext:opacity="0%" style:text-position="0% 100%" style:font-name="Calibri2" fo:font-size="10pt" fo:font-weight="bold" officeooo:rsid="00f11996" fo:background-color="transparent" loext:char-shading-value="0" style:font-name-asian="Calibri2" style:font-size-asian="8.75pt" style:font-weight-asian="bold" style:font-name-complex="Calibri2" style:font-size-complex="10pt" style:font-weight-complex="bold"/>
    </style:style>
    <style:style style:name="T1358" style:family="text">
      <style:text-properties style:use-window-font-color="true" loext:opacity="0%" style:text-position="0% 100%" style:font-name="Calibri2" fo:font-size="10pt" fo:font-weight="bold" officeooo:rsid="00f42ddf" fo:background-color="transparent" loext:char-shading-value="0" style:font-name-asian="Calibri2" style:font-size-asian="8.75pt" style:font-weight-asian="bold" style:font-name-complex="Calibri2" style:font-size-complex="10pt" style:font-weight-complex="bold"/>
    </style:style>
    <style:style style:name="T1359" style:family="text">
      <style:text-properties style:use-window-font-color="true" loext:opacity="0%" style:text-position="0% 100%" style:font-name="Calibri2" fo:font-size="10pt" fo:font-weight="bold" officeooo:rsid="0118496e" fo:background-color="transparent" loext:char-shading-value="0" style:font-name-asian="Calibri2" style:font-size-asian="8.75pt" style:font-weight-asian="bold" style:font-name-complex="Calibri2" style:font-size-complex="10pt" style:font-weight-complex="bold"/>
    </style:style>
    <style:style style:name="T1360" style:family="text">
      <style:text-properties style:use-window-font-color="true" loext:opacity="0%" style:text-position="0% 100%" style:font-name="Calibri2" fo:font-size="10pt" fo:font-weight="bold" officeooo:rsid="011575da" fo:background-color="transparent" loext:char-shading-value="0" style:font-name-asian="Calibri2" style:font-size-asian="8.75pt" style:font-weight-asian="bold" style:font-name-complex="Calibri2" style:font-size-complex="10pt" style:font-weight-complex="bold"/>
    </style:style>
    <style:style style:name="T1361" style:family="text">
      <style:text-properties style:use-window-font-color="true" loext:opacity="0%" style:text-position="0% 100%" style:font-name="Calibri2" fo:font-size="10pt" fo:font-weight="bold" officeooo:rsid="0123618f" fo:background-color="transparent" loext:char-shading-value="0" style:font-name-asian="Calibri2" style:font-size-asian="8.75pt" style:font-weight-asian="bold" style:font-name-complex="Calibri2" style:font-size-complex="10pt" style:font-weight-complex="bold"/>
    </style:style>
    <style:style style:name="T1362" style:family="text">
      <style:text-properties style:use-window-font-color="true" loext:opacity="0%" style:text-position="0% 100%" style:font-name="Calibri2" fo:font-size="10pt" fo:font-weight="bold" officeooo:rsid="01261f6f" fo:background-color="transparent" loext:char-shading-value="0" style:font-name-asian="Calibri2" style:font-size-asian="8.75pt" style:font-weight-asian="bold" style:font-name-complex="Calibri2" style:font-size-complex="10pt" style:font-weight-complex="bold"/>
    </style:style>
    <style:style style:name="T1363" style:family="text">
      <style:text-properties style:use-window-font-color="true" loext:opacity="0%" style:text-position="0% 100%" style:font-name="Calibri2" fo:font-size="10pt" fo:font-weight="bold" officeooo:rsid="01269316" fo:background-color="transparent" loext:char-shading-value="0" style:font-name-asian="Calibri2" style:font-size-asian="8.75pt" style:font-weight-asian="bold" style:font-name-complex="Calibri2" style:font-size-complex="10pt" style:font-weight-complex="bold"/>
    </style:style>
    <style:style style:name="T1364" style:family="text">
      <style:text-properties style:use-window-font-color="true" loext:opacity="0%" style:text-position="0% 100%" style:font-name="Calibri2" fo:font-size="10pt" fo:font-weight="bold" officeooo:rsid="0128270b" fo:background-color="transparent" loext:char-shading-value="0" style:font-name-asian="Calibri2" style:font-size-asian="8.75pt" style:font-weight-asian="bold" style:font-name-complex="Calibri2" style:font-size-complex="10pt" style:font-weight-complex="bold"/>
    </style:style>
    <style:style style:name="T1365" style:family="text">
      <style:text-properties style:use-window-font-color="true" loext:opacity="0%" style:text-position="0% 100%" style:font-name="Calibri2" fo:font-size="10pt" fo:font-weight="bold" officeooo:rsid="012e1fbb" fo:background-color="transparent" loext:char-shading-value="0" style:font-name-asian="Calibri2" style:font-size-asian="8.75pt" style:font-weight-asian="bold" style:font-name-complex="Calibri2" style:font-size-complex="10pt" style:font-weight-complex="bold"/>
    </style:style>
    <style:style style:name="T1366" style:family="text">
      <style:text-properties style:use-window-font-color="true" loext:opacity="0%" style:text-position="0% 100%" style:font-name="Calibri2" fo:font-size="10pt" fo:font-weight="bold" officeooo:rsid="01358260" fo:background-color="transparent" loext:char-shading-value="0" style:font-name-asian="Calibri2" style:font-size-asian="8.75pt" style:font-weight-asian="bold" style:font-name-complex="Calibri2" style:font-size-complex="10pt" style:font-weight-complex="bold"/>
    </style:style>
    <style:style style:name="T1367" style:family="text">
      <style:text-properties style:use-window-font-color="true" loext:opacity="0%" style:text-position="0% 100%" style:font-name="Calibri2" fo:font-size="10pt" fo:font-weight="bold" officeooo:rsid="013fcb24" fo:background-color="transparent" loext:char-shading-value="0" style:font-name-asian="Calibri2" style:font-size-asian="8.75pt" style:font-weight-asian="bold" style:font-name-complex="Calibri2" style:font-size-complex="10pt" style:font-weight-complex="bold"/>
    </style:style>
    <style:style style:name="T1368" style:family="text">
      <style:text-properties style:use-window-font-color="true" loext:opacity="0%" style:text-position="0% 100%" style:font-name="Calibri2" fo:font-size="10pt" fo:font-weight="bold" officeooo:rsid="015d6918" fo:background-color="transparent" loext:char-shading-value="0" style:font-name-asian="Calibri2" style:font-size-asian="8.75pt" style:font-weight-asian="bold" style:font-name-complex="Calibri2" style:font-size-complex="10pt" style:font-weight-complex="bold"/>
    </style:style>
    <style:style style:name="T1369" style:family="text">
      <style:text-properties style:use-window-font-color="true" loext:opacity="0%" style:text-position="0% 100%" style:font-name="Calibri2" fo:font-size="10pt" fo:font-weight="bold" officeooo:rsid="015f10ab" fo:background-color="transparent" loext:char-shading-value="0" style:font-name-asian="Calibri2" style:font-size-asian="8.75pt" style:font-weight-asian="bold" style:font-name-complex="Calibri2" style:font-size-complex="10pt" style:font-weight-complex="bold"/>
    </style:style>
    <style:style style:name="T1370" style:family="text">
      <style:text-properties style:use-window-font-color="true" loext:opacity="0%" style:text-position="0% 100%" style:font-name="Calibri2" fo:font-size="10pt" fo:font-weight="bold" officeooo:rsid="01488951" fo:background-color="transparent" loext:char-shading-value="0" style:font-name-asian="Calibri2" style:font-size-asian="8.75pt" style:font-weight-asian="bold" style:font-name-complex="Calibri2" style:font-size-complex="10pt" style:font-weight-complex="bold"/>
    </style:style>
    <style:style style:name="T1371" style:family="text">
      <style:text-properties style:use-window-font-color="true" loext:opacity="0%" style:text-position="0% 100%" style:font-name="Calibri2" fo:font-size="10pt" fo:font-weight="bold" officeooo:rsid="02238302" fo:background-color="transparent" loext:char-shading-value="0" style:font-name-asian="Calibri2" style:font-size-asian="8.75pt" style:font-weight-asian="bold" style:font-name-complex="Calibri2" style:font-size-complex="10pt" style:font-weight-complex="bold"/>
    </style:style>
    <style:style style:name="T1372" style:family="text">
      <style:text-properties style:use-window-font-color="true" loext:opacity="0%" style:text-position="0% 100%" style:font-name="Calibri2" fo:font-size="10pt" fo:font-weight="bold" officeooo:rsid="01e073c5" fo:background-color="transparent" loext:char-shading-value="0" style:font-name-asian="Calibri2" style:font-size-asian="8.75pt" style:font-weight-asian="bold" style:font-name-complex="Calibri2" style:font-size-complex="10pt" style:font-weight-complex="bold"/>
    </style:style>
    <style:style style:name="T1373" style:family="text">
      <style:text-properties style:use-window-font-color="true" loext:opacity="0%" style:text-position="0% 100%" style:font-name="Calibri2" fo:font-size="10pt" fo:font-weight="bold" officeooo:rsid="01e37359" fo:background-color="transparent" loext:char-shading-value="0" style:font-name-asian="Calibri2" style:font-size-asian="8.75pt" style:font-weight-asian="bold" style:font-name-complex="Calibri2" style:font-size-complex="10pt" style:font-weight-complex="bold"/>
    </style:style>
    <style:style style:name="T1374" style:family="text">
      <style:text-properties style:use-window-font-color="true" loext:opacity="0%" style:text-position="0% 100%" style:font-name="Calibri2" fo:font-size="10pt" fo:font-weight="bold" officeooo:rsid="02b8a36a" fo:background-color="transparent" loext:char-shading-value="0" style:font-name-asian="Calibri2" style:font-size-asian="8.75pt" style:font-weight-asian="bold" style:font-name-complex="Calibri2" style:font-size-complex="10pt" style:font-weight-complex="bold"/>
    </style:style>
    <style:style style:name="T1375" style:family="text">
      <style:text-properties style:use-window-font-color="true" loext:opacity="0%" style:text-position="0% 100%" style:font-name="Calibri2" fo:font-size="10pt" fo:font-weight="bold" officeooo:rsid="0280a321" fo:background-color="transparent" loext:char-shading-value="0" style:font-name-asian="Calibri2" style:font-size-asian="8.75pt" style:font-weight-asian="bold" style:font-name-complex="Calibri2" style:font-size-complex="10pt" style:font-weight-complex="bold"/>
    </style:style>
    <style:style style:name="T1376" style:family="text">
      <style:text-properties style:use-window-font-color="true" loext:opacity="0%" style:text-position="0% 100%" style:font-name="Calibri2" fo:font-size="10pt" fo:font-weight="bold" officeooo:rsid="02a0a2cf" fo:background-color="transparent" loext:char-shading-value="0" style:font-name-asian="Calibri2" style:font-size-asian="8.75pt" style:font-weight-asian="bold" style:font-name-complex="Calibri2" style:font-size-complex="10pt" style:font-weight-complex="bold"/>
    </style:style>
    <style:style style:name="T1377" style:family="text">
      <style:text-properties style:use-window-font-color="true" loext:opacity="0%" style:text-position="0% 100%" style:font-name="Calibri2" fo:font-size="10pt" fo:font-weight="bold" officeooo:rsid="02d90370" fo:background-color="transparent" loext:char-shading-value="0" style:font-name-asian="Calibri2" style:font-size-asian="8.75pt" style:font-weight-asian="bold" style:font-name-complex="Calibri2" style:font-size-complex="10pt" style:font-weight-complex="bold"/>
    </style:style>
    <style:style style:name="T1378" style:family="text">
      <style:text-properties style:use-window-font-color="true" loext:opacity="0%" style:text-position="0% 100%" style:font-name="Calibri2" fo:font-size="10pt" fo:font-weight="bold" officeooo:rsid="02f628f7" fo:background-color="transparent" loext:char-shading-value="0" style:font-name-asian="Calibri2" style:font-size-asian="8.75pt" style:font-weight-asian="bold" style:font-name-complex="Calibri2" style:font-size-complex="10pt" style:font-weight-complex="bold"/>
    </style:style>
    <style:style style:name="T1379" style:family="text">
      <style:text-properties style:use-window-font-color="true" loext:opacity="0%" style:text-position="0% 100%" style:font-name="Calibri2" fo:font-size="10pt" fo:font-weight="bold" officeooo:rsid="031334a8" fo:background-color="transparent" loext:char-shading-value="0" style:font-name-asian="Calibri2" style:font-size-asian="8.75pt" style:font-weight-asian="bold" style:font-name-complex="Calibri2" style:font-size-complex="10pt" style:font-weight-complex="bold"/>
    </style:style>
    <style:style style:name="T1380" style:family="text">
      <style:text-properties style:use-window-font-color="true" loext:opacity="0%" style:text-position="0% 100%" style:font-name="Calibri2" fo:font-size="10pt" fo:font-weight="bold" officeooo:rsid="03142eb8" fo:background-color="transparent" loext:char-shading-value="0" style:font-name-asian="Calibri2" style:font-size-asian="8.75pt" style:font-weight-asian="bold" style:font-name-complex="Calibri2" style:font-size-complex="10pt" style:font-weight-complex="bold"/>
    </style:style>
    <style:style style:name="T1381" style:family="text">
      <style:text-properties style:use-window-font-color="true" loext:opacity="0%" style:text-position="0% 100%" style:font-name="Calibri2" fo:font-size="10pt" fo:language="it" fo:country="IT" fo:font-weight="normal" officeooo:rsid="00c49a5a" fo:background-color="transparent" loext:char-shading-value="0" style:font-name-asian="Calibri2" style:font-size-asian="8.75pt" style:font-weight-asian="normal" style:font-name-complex="Calibri2" style:font-size-complex="10pt" style:font-weight-complex="normal"/>
    </style:style>
    <style:style style:name="T1382" style:family="text">
      <style:text-properties style:use-window-font-color="true" loext:opacity="0%" style:text-position="0% 100%" style:font-name="Calibri2" fo:font-size="10pt" fo:language="it" fo:country="IT" fo:font-weight="normal" officeooo:rsid="07216f76" fo:background-color="transparent" loext:char-shading-value="0" style:font-name-asian="Calibri2" style:font-size-asian="8.75pt" style:font-weight-asian="normal" style:font-name-complex="Calibri2" style:font-size-complex="10pt" style:font-weight-complex="normal"/>
    </style:style>
    <style:style style:name="T1383" style:family="text">
      <style:text-properties style:use-window-font-color="true" loext:opacity="0%" style:text-position="0% 100%" style:font-name="Calibri2" fo:font-size="10pt" fo:language="it" fo:country="IT" fo:font-weight="normal" officeooo:rsid="0745e39d" fo:background-color="transparent" loext:char-shading-value="0" style:font-name-asian="Calibri2" style:font-size-asian="8.75pt" style:font-weight-asian="normal" style:font-name-complex="Calibri2" style:font-size-complex="10pt" style:font-weight-complex="normal"/>
    </style:style>
    <style:style style:name="T1384" style:family="text">
      <style:text-properties style:use-window-font-color="true" loext:opacity="0%" style:text-position="0% 100%" style:font-name="Calibri2" fo:font-size="10pt" fo:language="it" fo:country="IT" fo:font-weight="normal" officeooo:rsid="07462e27" fo:background-color="transparent" loext:char-shading-value="0" style:font-name-asian="Calibri2" style:font-size-asian="8.75pt" style:font-weight-asian="normal" style:font-name-complex="Calibri2" style:font-size-complex="10pt" style:font-weight-complex="normal"/>
    </style:style>
    <style:style style:name="T1385" style:family="text">
      <style:text-properties style:use-window-font-color="true" loext:opacity="0%" style:text-position="0% 100%" style:font-name="Calibri2" fo:font-size="10pt" fo:language="it" fo:country="IT" fo:font-weight="normal" officeooo:rsid="00e894ce" fo:background-color="transparent" loext:char-shading-value="0" style:font-name-asian="Calibri2" style:font-size-asian="8.75pt" style:font-weight-asian="normal" style:font-name-complex="Calibri2" style:font-size-complex="10pt" style:font-weight-complex="normal"/>
    </style:style>
    <style:style style:name="T1386" style:family="text">
      <style:text-properties style:use-window-font-color="true" loext:opacity="0%" style:text-position="0% 100%" style:font-name="Calibri2" fo:font-size="10pt" fo:language="it" fo:country="I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1387" style:family="text">
      <style:text-properties style:use-window-font-color="true" loext:opacity="0%" style:text-position="0% 100%" style:font-name="Calibri2" fo:font-size="10pt" fo:language="it" fo:country="IT" fo:font-weight="normal" officeooo:rsid="010fd21d" fo:background-color="transparent" loext:char-shading-value="0" style:font-name-asian="Calibri2" style:font-size-asian="8.75pt" style:font-weight-asian="normal" style:font-name-complex="Calibri2" style:font-size-complex="10pt" style:font-weight-complex="normal"/>
    </style:style>
    <style:style style:name="T1388" style:family="text">
      <style:text-properties style:use-window-font-color="true" loext:opacity="0%" style:text-position="0% 100%" style:font-name="Calibri2" fo:font-size="10pt" fo:language="it" fo:country="IT" fo:font-weight="normal" officeooo:rsid="0771b340" fo:background-color="transparent" loext:char-shading-value="0" style:font-name-asian="Calibri2" style:font-size-asian="8.75pt" style:font-weight-asian="normal" style:font-name-complex="Calibri2" style:font-size-complex="10pt" style:font-weight-complex="normal"/>
    </style:style>
    <style:style style:name="T1389" style:family="text">
      <style:text-properties style:use-window-font-color="true" loext:opacity="0%" style:text-position="0% 100%" style:font-name="Calibri2" fo:font-size="10pt" fo:language="it" fo:country="IT" fo:font-weight="normal" officeooo:rsid="0119bf2f" fo:background-color="transparent" loext:char-shading-value="0" style:font-name-asian="Calibri2" style:font-size-asian="8.75pt" style:font-weight-asian="normal" style:font-name-complex="Calibri2" style:font-size-complex="10pt" style:font-weight-complex="normal"/>
    </style:style>
    <style:style style:name="T1390" style:family="text">
      <style:text-properties style:use-window-font-color="true" loext:opacity="0%" style:text-position="0% 100%" style:font-name="Calibri2" fo:font-size="10pt" fo:language="it" fo:country="IT" fo:font-weight="normal" officeooo:rsid="077c0888" fo:background-color="transparent" loext:char-shading-value="0" style:font-name-asian="Calibri2" style:font-size-asian="8.75pt" style:font-weight-asian="normal" style:font-name-complex="Calibri2" style:font-size-complex="10pt" style:font-weight-complex="normal"/>
    </style:style>
    <style:style style:name="T1391" style:family="text">
      <style:text-properties style:use-window-font-color="true" loext:opacity="0%" style:text-position="0% 100%" style:font-name="Calibri2" fo:font-size="10pt" fo:language="it" fo:country="IT" fo:font-weight="normal" officeooo:rsid="077c5540" fo:background-color="transparent" loext:char-shading-value="0" style:font-name-asian="Calibri2" style:font-size-asian="8.75pt" style:font-weight-asian="normal" style:font-name-complex="Calibri2" style:font-size-complex="10pt" style:font-weight-complex="normal"/>
    </style:style>
    <style:style style:name="T1392" style:family="text">
      <style:text-properties style:use-window-font-color="true" loext:opacity="0%" style:text-position="0% 100%" style:font-name="Calibri2" fo:font-size="10pt" fo:language="it" fo:country="IT" fo:font-weight="normal" officeooo:rsid="01358260" fo:background-color="transparent" loext:char-shading-value="0" style:font-name-asian="Calibri2" style:font-size-asian="8.75pt" style:font-weight-asian="normal" style:font-name-complex="Calibri2" style:font-size-complex="10pt" style:font-weight-complex="normal"/>
    </style:style>
    <style:style style:name="T1393" style:family="text">
      <style:text-properties style:use-window-font-color="true" loext:opacity="0%" style:text-position="0% 100%" style:font-name="Calibri2" fo:font-size="10pt" fo:language="it" fo:country="IT" fo:font-weight="normal" officeooo:rsid="07efbae9" fo:background-color="transparent" loext:char-shading-value="0" style:font-name-asian="Calibri2" style:font-size-asian="8.75pt" style:font-weight-asian="normal" style:font-name-complex="Calibri2" style:font-size-complex="10pt" style:font-weight-complex="normal"/>
    </style:style>
    <style:style style:name="T1394" style:family="text">
      <style:text-properties style:use-window-font-color="true" loext:opacity="0%" style:text-position="0% 100%" style:font-name="Calibri2" fo:font-size="10pt" fo:language="it" fo:country="IT" fo:font-weight="normal" officeooo:rsid="015aadc3" fo:background-color="transparent" loext:char-shading-value="0" style:font-name-asian="Calibri2" style:font-size-asian="8.75pt" style:font-weight-asian="normal" style:font-name-complex="Calibri2" style:font-size-complex="10pt" style:font-weight-complex="normal"/>
    </style:style>
    <style:style style:name="T1395" style:family="text">
      <style:text-properties style:use-window-font-color="true" loext:opacity="0%" style:text-position="0% 100%" style:font-name="Calibri2" fo:font-size="10pt" fo:language="it" fo:country="IT" fo:font-weight="normal" officeooo:rsid="080de681" fo:background-color="transparent" loext:char-shading-value="0" style:font-name-asian="Calibri2" style:font-size-asian="8.75pt" style:font-weight-asian="normal" style:font-name-complex="Calibri2" style:font-size-complex="10pt" style:font-weight-complex="normal"/>
    </style:style>
    <style:style style:name="T1396" style:family="text">
      <style:text-properties style:use-window-font-color="true" loext:opacity="0%" style:text-position="0% 100%" style:font-name="Calibri2" fo:font-size="10pt" fo:language="it" fo:country="IT" fo:font-weight="normal" officeooo:rsid="080df05e" fo:background-color="transparent" loext:char-shading-value="0" style:font-name-asian="Calibri2" style:font-size-asian="8.75pt" style:font-weight-asian="normal" style:font-name-complex="Calibri2" style:font-size-complex="10pt" style:font-weight-complex="normal"/>
    </style:style>
    <style:style style:name="T1397" style:family="text">
      <style:text-properties style:use-window-font-color="true" loext:opacity="0%" style:text-position="0% 100%" style:font-name="Calibri2" fo:font-size="10pt" fo:language="it" fo:country="IT" fo:font-weight="normal" officeooo:rsid="01826a23" fo:background-color="transparent" loext:char-shading-value="0" style:font-name-asian="Calibri2" style:font-size-asian="8.75pt" style:font-weight-asian="normal" style:font-name-complex="Calibri2" style:font-size-complex="10pt" style:font-weight-complex="normal"/>
    </style:style>
    <style:style style:name="T1398" style:family="text">
      <style:text-properties style:use-window-font-color="true" loext:opacity="0%" style:text-position="0% 100%" style:font-name="Calibri2" fo:font-size="10pt" fo:language="it" fo:country="IT" fo:font-weight="normal" officeooo:rsid="08146c12" fo:background-color="transparent" loext:char-shading-value="0" style:font-name-asian="Calibri2" style:font-size-asian="8.75pt" style:font-weight-asian="normal" style:font-name-complex="Calibri2" style:font-size-complex="10pt" style:font-weight-complex="normal"/>
    </style:style>
    <style:style style:name="T1399" style:family="text">
      <style:text-properties style:use-window-font-color="true" loext:opacity="0%" style:text-position="0% 100%" style:font-name="Calibri2" fo:font-size="10pt" fo:language="it" fo:country="IT" fo:font-weight="normal" officeooo:rsid="019baf70" fo:background-color="transparent" loext:char-shading-value="0" style:font-name-asian="Calibri2" style:font-size-asian="8.75pt" style:font-weight-asian="normal" style:font-name-complex="Calibri2" style:font-size-complex="10pt" style:font-weight-complex="normal"/>
    </style:style>
    <style:style style:name="T1400" style:family="text">
      <style:text-properties style:use-window-font-color="true" loext:opacity="0%" style:text-position="0% 100%" style:font-name="Calibri2" fo:font-size="10pt" fo:language="it" fo:country="IT" fo:font-weight="normal" officeooo:rsid="081e2f8c" fo:background-color="transparent" loext:char-shading-value="0" style:font-name-asian="Calibri2" style:font-size-asian="8.75pt" style:font-weight-asian="normal" style:font-name-complex="Calibri2" style:font-size-complex="10pt" style:font-weight-complex="normal"/>
    </style:style>
    <style:style style:name="T1401" style:family="text">
      <style:text-properties style:use-window-font-color="true" loext:opacity="0%" style:text-position="0% 100%" style:font-name="Calibri2" fo:font-size="10pt" fo:language="it" fo:country="IT" fo:font-weight="normal" officeooo:rsid="08207a83" fo:background-color="transparent" loext:char-shading-value="0" style:font-name-asian="Calibri2" style:font-size-asian="8.75pt" style:font-weight-asian="normal" style:font-name-complex="Calibri2" style:font-size-complex="10pt" style:font-weight-complex="normal"/>
    </style:style>
    <style:style style:name="T1402" style:family="text">
      <style:text-properties style:use-window-font-color="true" loext:opacity="0%" style:text-position="0% 100%" style:font-name="Calibri2" fo:font-size="10pt" fo:language="it" fo:country="IT" fo:font-weight="normal" officeooo:rsid="019d114d" fo:background-color="transparent" loext:char-shading-value="0" style:font-name-asian="Calibri2" style:font-size-asian="8.75pt" style:font-weight-asian="normal" style:font-name-complex="Calibri2" style:font-size-complex="10pt" style:font-weight-complex="normal"/>
    </style:style>
    <style:style style:name="T1403" style:family="text">
      <style:text-properties style:use-window-font-color="true" loext:opacity="0%" style:text-position="0% 100%" style:font-name="Calibri2" fo:font-size="10pt" fo:language="it" fo:country="IT" fo:font-weight="normal" officeooo:rsid="082213d7" fo:background-color="transparent" loext:char-shading-value="0" style:font-name-asian="Calibri2" style:font-size-asian="8.75pt" style:font-weight-asian="normal" style:font-name-complex="Calibri2" style:font-size-complex="10pt" style:font-weight-complex="normal"/>
    </style:style>
    <style:style style:name="T1404" style:family="text">
      <style:text-properties style:use-window-font-color="true" loext:opacity="0%" style:text-position="0% 100%" style:font-name="Calibri2" fo:font-size="10pt" fo:language="it" fo:country="IT" fo:font-weight="normal" officeooo:rsid="0832a2c9" fo:background-color="transparent" loext:char-shading-value="0" style:font-name-asian="Calibri2" style:font-size-asian="8.75pt" style:font-weight-asian="normal" style:font-name-complex="Calibri2" style:font-size-complex="10pt" style:font-weight-complex="normal"/>
    </style:style>
    <style:style style:name="T1405" style:family="text">
      <style:text-properties style:use-window-font-color="true" loext:opacity="0%" style:text-position="0% 100%" style:font-name="Calibri2" fo:font-size="10pt" fo:language="it" fo:country="IT" fo:font-weight="normal" officeooo:rsid="08337cf2" fo:background-color="transparent" loext:char-shading-value="0" style:font-name-asian="Calibri2" style:font-size-asian="8.75pt" style:font-weight-asian="normal" style:font-name-complex="Calibri2" style:font-size-complex="10pt" style:font-weight-complex="normal"/>
    </style:style>
    <style:style style:name="T1406" style:family="text">
      <style:text-properties style:use-window-font-color="true" loext:opacity="0%" style:text-position="0% 100%" style:font-name="Calibri2" fo:font-size="10pt" fo:language="it" fo:country="IT" fo:font-weight="normal" officeooo:rsid="083919d9" fo:background-color="transparent" loext:char-shading-value="0" style:font-name-asian="Calibri2" style:font-size-asian="8.75pt" style:font-weight-asian="normal" style:font-name-complex="Calibri2" style:font-size-complex="10pt" style:font-weight-complex="normal"/>
    </style:style>
    <style:style style:name="T1407" style:family="text">
      <style:text-properties style:use-window-font-color="true" loext:opacity="0%" style:text-position="0% 100%" style:font-name="Calibri2" fo:font-size="10pt" fo:language="it" fo:country="IT" fo:font-weight="normal" officeooo:rsid="083ee552" fo:background-color="transparent" loext:char-shading-value="0" style:font-name-asian="Calibri2" style:font-size-asian="8.75pt" style:font-weight-asian="normal" style:font-name-complex="Calibri2" style:font-size-complex="10pt" style:font-weight-complex="normal"/>
    </style:style>
    <style:style style:name="T1408" style:family="text">
      <style:text-properties style:use-window-font-color="true" loext:opacity="0%" style:text-position="0% 100%" style:font-name="Calibri2" fo:font-size="10pt" fo:language="it" fo:country="IT" fo:font-weight="normal" officeooo:rsid="0840e48e" fo:background-color="transparent" loext:char-shading-value="0" style:font-name-asian="Calibri2" style:font-size-asian="8.75pt" style:font-weight-asian="normal" style:font-name-complex="Calibri2" style:font-size-complex="10pt" style:font-weight-complex="normal"/>
    </style:style>
    <style:style style:name="T1409" style:family="text">
      <style:text-properties style:use-window-font-color="true" loext:opacity="0%" style:text-position="0% 100%" style:font-name="Calibri2" fo:font-size="10pt" fo:language="it" fo:country="IT" fo:font-weight="normal" officeooo:rsid="01e1ebde" fo:background-color="transparent" loext:char-shading-value="0" style:font-name-asian="Calibri2" style:font-size-asian="8.75pt" style:font-weight-asian="normal" style:font-name-complex="Calibri2" style:font-size-complex="10pt" style:font-weight-complex="normal"/>
    </style:style>
    <style:style style:name="T1410" style:family="text">
      <style:text-properties style:use-window-font-color="true" loext:opacity="0%" style:text-position="0% 100%" style:font-name="Calibri2" fo:font-size="10pt" fo:language="it" fo:country="IT" fo:font-weight="normal" officeooo:rsid="0845ce81" fo:background-color="transparent" loext:char-shading-value="0" style:font-name-asian="Calibri2" style:font-size-asian="8.75pt" style:font-weight-asian="normal" style:font-name-complex="Calibri2" style:font-size-complex="10pt" style:font-weight-complex="normal"/>
    </style:style>
    <style:style style:name="T1411" style:family="text">
      <style:text-properties style:use-window-font-color="true" loext:opacity="0%" style:text-position="0% 100%" style:font-name="Calibri2" fo:font-size="10pt" fo:language="it" fo:country="IT" fo:font-weight="normal" officeooo:rsid="01e7355e" fo:background-color="transparent" loext:char-shading-value="0" style:font-name-asian="Calibri2" style:font-size-asian="8.75pt" style:font-weight-asian="normal" style:font-name-complex="Calibri2" style:font-size-complex="10pt" style:font-weight-complex="normal"/>
    </style:style>
    <style:style style:name="T1412" style:family="text">
      <style:text-properties style:use-window-font-color="true" loext:opacity="0%" style:text-position="0% 100%" style:font-name="Calibri2" fo:font-size="10pt" fo:language="it" fo:country="IT" fo:font-weight="normal" officeooo:rsid="084a1fb9" fo:background-color="transparent" loext:char-shading-value="0" style:font-name-asian="Calibri2" style:font-size-asian="8.75pt" style:font-weight-asian="normal" style:font-name-complex="Calibri2" style:font-size-complex="10pt" style:font-weight-complex="normal"/>
    </style:style>
    <style:style style:name="T1413" style:family="text">
      <style:text-properties style:use-window-font-color="true" loext:opacity="0%" style:text-position="0% 100%" style:font-name="Calibri2" fo:font-size="10pt" fo:language="it" fo:country="IT" fo:font-weight="normal" officeooo:rsid="01f3d75b" fo:background-color="transparent" loext:char-shading-value="0" style:font-name-asian="Calibri2" style:font-size-asian="8.75pt" style:font-weight-asian="normal" style:font-name-complex="Calibri2" style:font-size-complex="10pt" style:font-weight-complex="normal"/>
    </style:style>
    <style:style style:name="T1414" style:family="text">
      <style:text-properties style:use-window-font-color="true" loext:opacity="0%" style:text-position="0% 100%" style:font-name="Calibri2" fo:font-size="10pt" fo:language="it" fo:country="IT" fo:font-weight="normal" officeooo:rsid="08537ae3" fo:background-color="transparent" loext:char-shading-value="0" style:font-name-asian="Calibri2" style:font-size-asian="8.75pt" style:font-weight-asian="normal" style:font-name-complex="Calibri2" style:font-size-complex="10pt" style:font-weight-complex="normal"/>
    </style:style>
    <style:style style:name="T1415" style:family="text">
      <style:text-properties style:use-window-font-color="true" loext:opacity="0%" style:text-position="0% 100%" style:font-name="Calibri2" fo:font-size="10pt" fo:language="it" fo:country="IT" fo:font-weight="normal" officeooo:rsid="085411f1" fo:background-color="transparent" loext:char-shading-value="0" style:font-name-asian="Calibri2" style:font-size-asian="8.75pt" style:font-weight-asian="normal" style:font-name-complex="Calibri2" style:font-size-complex="10pt" style:font-weight-complex="normal"/>
    </style:style>
    <style:style style:name="T1416" style:family="text">
      <style:text-properties style:use-window-font-color="true" loext:opacity="0%" style:text-position="0% 100%" style:font-name="Calibri2" fo:font-size="10pt" fo:language="it" fo:country="IT" fo:font-weight="normal" officeooo:rsid="0211158b" fo:background-color="transparent" loext:char-shading-value="0" style:font-name-asian="Calibri2" style:font-size-asian="8.75pt" style:font-weight-asian="normal" style:font-name-complex="Calibri2" style:font-size-complex="10pt" style:font-weight-complex="normal"/>
    </style:style>
    <style:style style:name="T1417" style:family="text">
      <style:text-properties style:use-window-font-color="true" loext:opacity="0%" style:text-position="0% 100%" style:font-name="Calibri2" fo:font-size="10pt" fo:language="it" fo:country="IT" fo:font-weight="normal" officeooo:rsid="085f0c8e" fo:background-color="transparent" loext:char-shading-value="0" style:font-name-asian="Calibri2" style:font-size-asian="8.75pt" style:font-weight-asian="normal" style:font-name-complex="Calibri2" style:font-size-complex="10pt" style:font-weight-complex="normal"/>
    </style:style>
    <style:style style:name="T1418" style:family="text">
      <style:text-properties style:use-window-font-color="true" loext:opacity="0%" style:text-position="0% 100%" style:font-name="Calibri2" fo:font-size="10pt" fo:language="it" fo:country="IT" fo:font-weight="normal" officeooo:rsid="0867d1ea" fo:background-color="transparent" loext:char-shading-value="0" style:font-name-asian="Calibri2" style:font-size-asian="8.75pt" style:font-weight-asian="normal" style:font-name-complex="Calibri2" style:font-size-complex="10pt" style:font-weight-complex="normal"/>
    </style:style>
    <style:style style:name="T1419" style:family="text">
      <style:text-properties style:use-window-font-color="true" loext:opacity="0%" style:text-position="0% 100%" style:font-name="Calibri2" fo:font-size="10pt" fo:language="it" fo:country="IT" fo:font-weight="normal" officeooo:rsid="08abf04f" fo:background-color="transparent" loext:char-shading-value="0" style:font-name-asian="Calibri2" style:font-size-asian="8.75pt" style:font-weight-asian="normal" style:font-name-complex="Calibri2" style:font-size-complex="10pt" style:font-weight-complex="normal"/>
    </style:style>
    <style:style style:name="T1420" style:family="text">
      <style:text-properties style:use-window-font-color="true" loext:opacity="0%" style:text-position="0% 100%" style:font-name="Calibri2" fo:font-size="10pt" fo:language="it" fo:country="IT" fo:font-weight="normal" officeooo:rsid="08b672f6" fo:background-color="transparent" loext:char-shading-value="0" style:font-name-asian="Calibri2" style:font-size-asian="8.75pt" style:font-weight-asian="normal" style:font-name-complex="Calibri2" style:font-size-complex="10pt" style:font-weight-complex="normal"/>
    </style:style>
    <style:style style:name="T1421" style:family="text">
      <style:text-properties style:use-window-font-color="true" loext:opacity="0%" style:text-position="0% 100%" style:font-name="Calibri2" fo:font-size="10pt" fo:language="it" fo:country="IT" fo:font-weight="normal" officeooo:rsid="027e9c15" fo:background-color="transparent" loext:char-shading-value="0" style:font-name-asian="Calibri2" style:font-size-asian="8.75pt" style:font-weight-asian="normal" style:font-name-complex="Calibri2" style:font-size-complex="10pt" style:font-weight-complex="normal"/>
    </style:style>
    <style:style style:name="T1422" style:family="text">
      <style:text-properties style:use-window-font-color="true" loext:opacity="0%" style:text-position="0% 100%" style:font-name="Calibri2" fo:font-size="10pt" fo:language="it" fo:country="IT" fo:font-weight="normal" officeooo:rsid="08b954bc" fo:background-color="transparent" loext:char-shading-value="0" style:font-name-asian="Calibri2" style:font-size-asian="8.75pt" style:font-weight-asian="normal" style:font-name-complex="Calibri2" style:font-size-complex="10pt" style:font-weight-complex="normal"/>
    </style:style>
    <style:style style:name="T1423" style:family="text">
      <style:text-properties style:use-window-font-color="true" loext:opacity="0%" style:text-position="0% 100%" style:font-name="Calibri2" fo:font-size="10pt" fo:language="it" fo:country="IT" fo:font-weight="normal" officeooo:rsid="028d3fde" fo:background-color="transparent" loext:char-shading-value="0" style:font-name-asian="Calibri2" style:font-size-asian="8.75pt" style:font-weight-asian="normal" style:font-name-complex="Calibri2" style:font-size-complex="10pt" style:font-weight-complex="normal"/>
    </style:style>
    <style:style style:name="T1424" style:family="text">
      <style:text-properties style:use-window-font-color="true" loext:opacity="0%" style:text-position="0% 100%" style:font-name="Calibri2" fo:font-size="10pt" fo:language="it" fo:country="IT" fo:font-weight="normal" officeooo:rsid="08baf63b" fo:background-color="transparent" loext:char-shading-value="0" style:font-name-asian="Calibri2" style:font-size-asian="8.75pt" style:font-weight-asian="normal" style:font-name-complex="Calibri2" style:font-size-complex="10pt" style:font-weight-complex="normal"/>
    </style:style>
    <style:style style:name="T1425" style:family="text">
      <style:text-properties style:use-window-font-color="true" loext:opacity="0%" style:text-position="0% 100%" style:font-name="Calibri2" fo:font-size="10pt" fo:language="it" fo:country="IT" fo:font-weight="normal" officeooo:rsid="02928292" fo:background-color="transparent" loext:char-shading-value="0" style:font-name-asian="Calibri2" style:font-size-asian="8.75pt" style:font-weight-asian="normal" style:font-name-complex="Calibri2" style:font-size-complex="10pt" style:font-weight-complex="normal"/>
    </style:style>
    <style:style style:name="T1426" style:family="text">
      <style:text-properties style:use-window-font-color="true" loext:opacity="0%" style:text-position="0% 100%" style:font-name="Calibri2" fo:font-size="10pt" fo:language="it" fo:country="IT" fo:font-weight="normal" officeooo:rsid="029abaee" fo:background-color="transparent" loext:char-shading-value="0" style:font-name-asian="Calibri2" style:font-size-asian="8.75pt" style:font-weight-asian="normal" style:font-name-complex="Calibri2" style:font-size-complex="10pt" style:font-weight-complex="normal"/>
    </style:style>
    <style:style style:name="T1427" style:family="text">
      <style:text-properties style:use-window-font-color="true" loext:opacity="0%" style:text-position="0% 100%" style:font-name="Calibri2" fo:font-size="10pt" fo:language="it" fo:country="IT" fo:font-weight="normal" officeooo:rsid="08c7a1af" fo:background-color="transparent" loext:char-shading-value="0" style:font-name-asian="Calibri2" style:font-size-asian="8.75pt" style:font-weight-asian="normal" style:font-name-complex="Calibri2" style:font-size-complex="10pt" style:font-weight-complex="normal"/>
    </style:style>
    <style:style style:name="T1428" style:family="text">
      <style:text-properties style:use-window-font-color="true" loext:opacity="0%" style:text-position="0% 100%" style:font-name="Calibri2" fo:font-size="10pt" fo:language="it" fo:country="IT" fo:font-weight="normal" officeooo:rsid="02997f97" fo:background-color="transparent" loext:char-shading-value="0" style:font-name-asian="Calibri2" style:font-size-asian="8.75pt" style:font-weight-asian="normal" style:font-name-complex="Calibri2" style:font-size-complex="10pt" style:font-weight-complex="normal"/>
    </style:style>
    <style:style style:name="T1429" style:family="text">
      <style:text-properties style:use-window-font-color="true" loext:opacity="0%" style:text-position="0% 100%" style:font-name="Calibri2" fo:font-size="10pt" fo:language="it" fo:country="IT" fo:font-weight="normal" officeooo:rsid="029d719b" fo:background-color="transparent" loext:char-shading-value="0" style:font-name-asian="Calibri2" style:font-size-asian="8.75pt" style:font-weight-asian="normal" style:font-name-complex="Calibri2" style:font-size-complex="10pt" style:font-weight-complex="normal"/>
    </style:style>
    <style:style style:name="T1430" style:family="text">
      <style:text-properties style:use-window-font-color="true" loext:opacity="0%" style:text-position="0% 100%" style:font-name="Calibri2" fo:font-size="10pt" fo:language="it" fo:country="IT" fo:font-weight="normal" officeooo:rsid="08c4eab1" fo:background-color="transparent" loext:char-shading-value="0" style:font-name-asian="Calibri2" style:font-size-asian="8.75pt" style:font-weight-asian="normal" style:font-name-complex="Calibri2" style:font-size-complex="10pt" style:font-weight-complex="normal"/>
    </style:style>
    <style:style style:name="T1431" style:family="text">
      <style:text-properties style:use-window-font-color="true" loext:opacity="0%" style:text-position="0% 100%" style:font-name="Calibri2" fo:font-size="10pt" fo:language="it" fo:country="IT" fo:font-weight="normal" officeooo:rsid="08c94d6c" fo:background-color="transparent" loext:char-shading-value="0" style:font-name-asian="Calibri2" style:font-size-asian="8.75pt" style:font-weight-asian="normal" style:font-name-complex="Calibri2" style:font-size-complex="10pt" style:font-weight-complex="normal"/>
    </style:style>
    <style:style style:name="T1432" style:family="text">
      <style:text-properties style:use-window-font-color="true" loext:opacity="0%" style:text-position="0% 100%" style:font-name="Calibri2" fo:font-size="10pt" fo:language="it" fo:country="IT" fo:font-weight="normal" officeooo:rsid="02bbdb15" fo:background-color="transparent" loext:char-shading-value="0" style:font-name-asian="Calibri2" style:font-size-asian="8.75pt" style:font-weight-asian="normal" style:font-name-complex="Calibri2" style:font-size-complex="10pt" style:font-weight-complex="normal"/>
    </style:style>
    <style:style style:name="T1433" style:family="text">
      <style:text-properties style:use-window-font-color="true" loext:opacity="0%" style:text-position="0% 100%" style:font-name="Calibri2" fo:font-size="10pt" fo:language="it" fo:country="IT" fo:font-weight="normal" officeooo:rsid="08e57516" fo:background-color="transparent" loext:char-shading-value="0" style:font-name-asian="Calibri2" style:font-size-asian="8.75pt" style:font-weight-asian="normal" style:font-name-complex="Calibri2" style:font-size-complex="10pt" style:font-weight-complex="normal"/>
    </style:style>
    <style:style style:name="T1434" style:family="text">
      <style:text-properties style:use-window-font-color="true" loext:opacity="0%" style:text-position="0% 100%" style:font-name="Calibri2" fo:font-size="10pt" fo:language="it" fo:country="IT" fo:font-weight="normal" officeooo:rsid="08e85b8d" fo:background-color="transparent" loext:char-shading-value="0" style:font-name-asian="Calibri2" style:font-size-asian="8.75pt" style:font-weight-asian="normal" style:font-name-complex="Calibri2" style:font-size-complex="10pt" style:font-weight-complex="normal"/>
    </style:style>
    <style:style style:name="T1435" style:family="text">
      <style:text-properties style:use-window-font-color="true" loext:opacity="0%" style:text-position="0% 100%" style:font-name="Calibri2" fo:font-size="10pt" fo:language="it" fo:country="IT" fo:font-weight="normal" officeooo:rsid="08e962df" fo:background-color="transparent" loext:char-shading-value="0" style:font-name-asian="Calibri2" style:font-size-asian="8.75pt" style:font-weight-asian="normal" style:font-name-complex="Calibri2" style:font-size-complex="10pt" style:font-weight-complex="normal"/>
    </style:style>
    <style:style style:name="T1436" style:family="text">
      <style:text-properties style:use-window-font-color="true" loext:opacity="0%" style:text-position="0% 100%" style:font-name="Calibri2" fo:font-size="10pt" fo:language="it" fo:country="IT" fo:font-weight="normal" officeooo:rsid="08ed8b54" fo:background-color="transparent" loext:char-shading-value="0" style:font-name-asian="Calibri2" style:font-size-asian="8.75pt" style:font-weight-asian="normal" style:font-name-complex="Calibri2" style:font-size-complex="10pt" style:font-weight-complex="normal"/>
    </style:style>
    <style:style style:name="T1437" style:family="text">
      <style:text-properties style:use-window-font-color="true" loext:opacity="0%" style:text-position="0% 100%" style:font-name="Calibri2" fo:font-size="10pt" fo:language="it" fo:country="IT" fo:font-weight="normal" officeooo:rsid="08eead7f" fo:background-color="transparent" loext:char-shading-value="0" style:font-name-asian="Calibri2" style:font-size-asian="8.75pt" style:font-weight-asian="normal" style:font-name-complex="Calibri2" style:font-size-complex="10pt" style:font-weight-complex="normal"/>
    </style:style>
    <style:style style:name="T1438" style:family="text">
      <style:text-properties style:use-window-font-color="true" loext:opacity="0%" style:text-position="0% 100%" style:font-name="Calibri2" fo:font-size="10pt" fo:language="it" fo:country="IT" fo:font-weight="normal" officeooo:rsid="02ff09a9" fo:background-color="transparent" loext:char-shading-value="0" style:font-name-asian="Calibri2" style:font-size-asian="8.75pt" style:font-weight-asian="normal" style:font-name-complex="Calibri2" style:font-size-complex="10pt" style:font-weight-complex="normal"/>
    </style:style>
    <style:style style:name="T1439" style:family="text">
      <style:text-properties style:use-window-font-color="true" loext:opacity="0%" style:text-position="0% 100%" style:font-name="Calibri2" fo:font-size="10pt" fo:language="it" fo:country="IT" fo:font-weight="normal" officeooo:rsid="0300c227" fo:background-color="transparent" loext:char-shading-value="0" style:font-name-asian="Calibri2" style:font-size-asian="8.75pt" style:font-weight-asian="normal" style:font-name-complex="Calibri2" style:font-size-complex="10pt" style:font-weight-complex="normal"/>
    </style:style>
    <style:style style:name="T1440" style:family="text">
      <style:text-properties style:use-window-font-color="true" loext:opacity="0%" style:text-position="0% 100%" style:font-name="Calibri2" fo:font-size="10pt" fo:language="it" fo:country="IT" fo:font-weight="normal" officeooo:rsid="091f90dd" fo:background-color="transparent" loext:char-shading-value="0" style:font-name-asian="Calibri2" style:font-size-asian="8.75pt" style:font-weight-asian="normal" style:font-name-complex="Calibri2" style:font-size-complex="10pt" style:font-weight-complex="normal"/>
    </style:style>
    <style:style style:name="T1441" style:family="text">
      <style:text-properties style:use-window-font-color="true" loext:opacity="0%" style:text-position="0% 100%" style:font-name="Calibri2" fo:font-size="10pt" fo:language="it" fo:country="IT" fo:font-weight="normal" officeooo:rsid="09225d86" fo:background-color="transparent" loext:char-shading-value="0" style:font-name-asian="Calibri2" style:font-size-asian="8.75pt" style:font-weight-asian="normal" style:font-name-complex="Calibri2" style:font-size-complex="10pt" style:font-weight-complex="normal"/>
    </style:style>
    <style:style style:name="T1442" style:family="text">
      <style:text-properties style:use-window-font-color="true" loext:opacity="0%" style:text-position="0% 100%" style:font-name="Calibri2" fo:font-size="10pt" fo:language="it" fo:country="IT" fo:font-weight="normal" officeooo:rsid="092a2780" fo:background-color="transparent" loext:char-shading-value="0" style:font-name-asian="Calibri2" style:font-size-asian="8.75pt" style:font-weight-asian="normal" style:font-name-complex="Calibri2" style:font-size-complex="10pt" style:font-weight-complex="normal"/>
    </style:style>
    <style:style style:name="T1443" style:family="text">
      <style:text-properties style:use-window-font-color="true" loext:opacity="0%" style:text-position="0% 100%" style:font-name="Calibri2" fo:font-size="10pt" fo:language="it" fo:country="IT" fo:font-weight="normal" officeooo:rsid="0312edb0" fo:background-color="transparent" loext:char-shading-value="0" style:font-name-asian="Calibri2" style:font-size-asian="8.75pt" style:font-weight-asian="normal" style:font-name-complex="Calibri2" style:font-size-complex="10pt" style:font-weight-complex="normal"/>
    </style:style>
    <style:style style:name="T1444" style:family="text">
      <style:text-properties style:use-window-font-color="true" loext:opacity="0%" style:text-position="0% 100%" style:font-name="Calibri2" fo:font-size="10pt" fo:language="it" fo:country="IT" fo:font-weight="normal" officeooo:rsid="092d0daf" fo:background-color="transparent" loext:char-shading-value="0" style:font-name-asian="Calibri2" style:font-size-asian="8.75pt" style:font-weight-asian="normal" style:font-name-complex="Calibri2" style:font-size-complex="10pt" style:font-weight-complex="normal"/>
    </style:style>
    <style:style style:name="T1445" style:family="text">
      <style:text-properties style:use-window-font-color="true" loext:opacity="0%" style:text-position="0% 100%" style:font-name="Calibri2" fo:font-size="10pt" fo:language="it" fo:country="IT" fo:font-weight="normal" officeooo:rsid="093b9158" fo:background-color="transparent" loext:char-shading-value="0" style:font-name-asian="Calibri2" style:font-size-asian="8.75pt" style:font-weight-asian="normal" style:font-name-complex="Calibri2" style:font-size-complex="10pt" style:font-weight-complex="normal"/>
    </style:style>
    <style:style style:name="T1446" style:family="text">
      <style:text-properties style:use-window-font-color="true" loext:opacity="0%" style:text-position="0% 100%" style:font-name="Calibri2" fo:font-size="10pt" fo:language="it" fo:country="IT" fo:font-weight="normal" officeooo:rsid="02f7cafa" fo:background-color="transparent" loext:char-shading-value="0" style:font-name-asian="Calibri2" style:font-size-asian="10pt" style:font-weight-asian="normal" style:font-name-complex="Calibri2" style:font-size-complex="10pt" style:font-weight-complex="normal"/>
    </style:style>
    <style:style style:name="T1447" style:family="text">
      <style:text-properties style:use-window-font-color="true" loext:opacity="0%" style:text-position="0% 100%" style:font-name="Calibri2" fo:font-size="10pt" fo:language="it" fo:country="IT" fo:font-weight="normal" officeooo:rsid="032a5743" fo:background-color="transparent" loext:char-shading-value="0" style:font-name-asian="Calibri2" style:font-size-asian="10pt" style:font-weight-asian="normal" style:font-name-complex="Calibri2" style:font-size-complex="10pt" style:font-weight-complex="normal"/>
    </style:style>
    <style:style style:name="T1448" style:family="text">
      <style:text-properties style:use-window-font-color="true" loext:opacity="0%" style:text-position="0% 100%" style:font-name="Calibri2" fo:font-size="10pt" style:text-underline-style="solid" style:text-underline-width="auto" style:text-underline-color="font-color"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1449" style:family="text">
      <style:text-properties style:use-window-font-color="true" loext:opacity="0%" style:text-position="0% 100%" style:font-name="Calibri2" fo:font-size="10pt" style:text-underline-style="solid" style:text-underline-width="auto" style:text-underline-color="font-color"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1450" style:family="text">
      <style:text-properties style:use-window-font-color="true" loext:opacity="0%" style:text-position="0% 100%" style:font-name="Calibri2" fo:font-size="10pt" style:text-underline-style="solid" style:text-underline-width="auto" style:text-underline-color="font-color" fo:font-weight="normal" officeooo:rsid="07bfee67" fo:background-color="transparent" loext:char-shading-value="0" style:font-name-asian="Calibri2" style:font-size-asian="8.75pt" style:font-weight-asian="normal" style:font-name-complex="Calibri2" style:font-size-complex="10pt" style:font-weight-complex="normal"/>
    </style:style>
    <style:style style:name="T1451" style:family="text">
      <style:text-properties style:use-window-font-color="true" loext:opacity="0%" style:text-position="0% 100%" style:font-name="Calibri2" fo:font-size="10pt" style:text-underline-style="solid" style:text-underline-width="auto" style:text-underline-color="font-color" fo:font-weight="normal" officeooo:rsid="013ccf62" fo:background-color="transparent" loext:char-shading-value="0" style:font-name-asian="Calibri2" style:font-size-asian="8.75pt" style:font-weight-asian="normal" style:font-name-complex="Calibri2" style:font-size-complex="10pt" style:font-weight-complex="normal"/>
    </style:style>
    <style:style style:name="T1452" style:family="text">
      <style:text-properties style:use-window-font-color="true" loext:opacity="0%" style:text-position="0% 100%" style:font-name="Calibri2" fo:font-size="10pt" style:text-underline-style="solid" style:text-underline-width="auto" style:text-underline-color="font-color" fo:font-weight="normal" officeooo:rsid="07b73630" fo:background-color="transparent" loext:char-shading-value="0" style:font-name-asian="Calibri2" style:font-size-asian="8.75pt" style:font-weight-asian="normal" style:font-name-complex="Calibri2" style:font-size-complex="10pt" style:font-weight-complex="normal"/>
    </style:style>
    <style:style style:name="T1453" style:family="text">
      <style:text-properties style:use-window-font-color="true" loext:opacity="0%" style:text-position="0% 100%" style:font-name="Calibri2" fo:font-size="10pt" style:text-underline-style="solid" style:text-underline-width="auto" style:text-underline-color="font-color" fo:font-weight="normal" officeooo:rsid="07c78185" fo:background-color="transparent" loext:char-shading-value="0" style:font-name-asian="Calibri2" style:font-size-asian="8.75pt" style:font-weight-asian="normal" style:font-name-complex="Calibri2" style:font-size-complex="10pt" style:font-weight-complex="normal"/>
    </style:style>
    <style:style style:name="T1454" style:family="text">
      <style:text-properties style:use-window-font-color="true" loext:opacity="0%" style:text-position="0% 100%" style:font-name="Calibri2" fo:font-size="10pt" style:text-underline-style="solid" style:text-underline-width="auto" style:text-underline-color="font-color" fo:font-weight="normal" officeooo:rsid="07c7cf03" fo:background-color="transparent" loext:char-shading-value="0" style:font-name-asian="Calibri2" style:font-size-asian="8.75pt" style:font-weight-asian="normal" style:font-name-complex="Calibri2" style:font-size-complex="10pt" style:font-weight-complex="normal"/>
    </style:style>
    <style:style style:name="T1455" style:family="text">
      <style:text-properties style:use-window-font-color="true" loext:opacity="0%" style:text-position="0% 100%" style:font-name="Calibri2" fo:font-size="10pt" style:text-underline-style="solid" style:text-underline-width="auto" style:text-underline-color="font-color" fo:font-weight="normal" officeooo:rsid="0207f8fe" fo:background-color="transparent" loext:char-shading-value="0" style:font-name-asian="Calibri2" style:font-size-asian="8.75pt" style:font-weight-asian="normal" style:font-name-complex="Calibri2" style:font-size-complex="10pt" style:font-weight-complex="normal"/>
    </style:style>
    <style:style style:name="T1456" style:family="text">
      <style:text-properties style:use-window-font-color="true" loext:opacity="0%" style:text-position="0% 100%" style:font-name="Calibri2" fo:font-size="10pt" style:text-underline-style="solid" style:text-underline-width="auto" style:text-underline-color="font-color" fo:font-weight="normal" officeooo:rsid="0881175e" fo:background-color="transparent" loext:char-shading-value="0" style:font-name-asian="Calibri2" style:font-size-asian="8.75pt" style:font-weight-asian="normal" style:font-name-complex="Calibri2" style:font-size-complex="10pt" style:font-weight-complex="normal"/>
    </style:style>
    <style:style style:name="T1457" style:family="text">
      <style:text-properties style:use-window-font-color="true" loext:opacity="0%" style:text-position="0% 100%" style:font-name="Calibri2" fo:font-size="10pt" style:text-underline-style="solid" style:text-underline-width="auto" style:text-underline-color="font-color" fo:font-weight="normal" officeooo:rsid="023ed1dd" fo:background-color="transparent" loext:char-shading-value="0" style:font-name-asian="Calibri2" style:font-size-asian="8.75pt" style:font-weight-asian="normal" style:font-name-complex="Calibri2" style:font-size-complex="10pt" style:font-weight-complex="normal"/>
    </style:style>
    <style:style style:name="T1458" style:family="text">
      <style:text-properties style:use-window-font-color="true" loext:opacity="0%" style:text-position="0% 100%" style:font-name="Calibri2" fo:font-size="10pt" style:text-underline-style="solid" style:text-underline-width="auto" style:text-underline-color="font-color" fo:font-weight="normal" officeooo:rsid="02408f0c" fo:background-color="transparent" loext:char-shading-value="0" style:font-name-asian="Calibri2" style:font-size-asian="8.75pt" style:font-weight-asian="normal" style:font-name-complex="Calibri2" style:font-size-complex="10pt" style:font-weight-complex="normal"/>
    </style:style>
    <style:style style:name="T1459" style:family="text">
      <style:text-properties style:use-window-font-color="true" loext:opacity="0%" style:text-position="0% 100%" style:font-name="Calibri2" fo:font-size="10pt" style:text-underline-style="none"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1460" style:family="text">
      <style:text-properties style:use-window-font-color="true" loext:opacity="0%" style:text-position="0% 100%" style:font-name="Calibri2" fo:font-size="10pt" style:text-underline-style="none" fo:font-weight="normal" officeooo:rsid="07262ffe" fo:background-color="transparent" loext:char-shading-value="0" style:font-name-asian="Calibri2" style:font-size-asian="8.75pt" style:font-weight-asian="normal" style:font-name-complex="Calibri2" style:font-size-complex="10pt" style:font-weight-complex="normal"/>
    </style:style>
    <style:style style:name="T1461" style:family="text">
      <style:text-properties style:use-window-font-color="true" loext:opacity="0%" style:text-position="0% 100%" style:font-name="Calibri2" fo:font-size="10pt" fo:font-style="italic" fo:font-weight="normal"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2" style:family="text">
      <style:text-properties style:use-window-font-color="true" loext:opacity="0%" style:text-position="0% 100%" style:font-name="Calibri2" fo:font-size="10pt" fo:font-style="italic" fo:font-weight="normal" officeooo:rsid="00de5126"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3" style:family="text">
      <style:text-properties style:use-window-font-color="true" loext:opacity="0%" style:text-position="0% 100%" style:font-name="Calibri2" fo:font-size="10pt" fo:font-style="italic" fo:font-weight="normal" officeooo:rsid="00faca37"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4" style:family="text">
      <style:text-properties style:use-window-font-color="true" loext:opacity="0%" style:text-position="0% 100%" style:font-name="Calibri2" fo:font-size="10pt" fo:font-style="italic" fo:font-weight="normal" officeooo:rsid="0766600d"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5" style:family="text">
      <style:text-properties style:use-window-font-color="true" loext:opacity="0%" style:text-position="0% 100%" style:font-name="Calibri2" fo:font-size="10pt" fo:font-style="italic" fo:font-weight="normal" officeooo:rsid="011f74cf"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6" style:family="text">
      <style:text-properties style:use-window-font-color="true" loext:opacity="0%" style:text-position="0% 100%" style:font-name="Calibri2" fo:font-size="10pt" fo:font-style="italic" fo:font-weight="normal" officeooo:rsid="07814488"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7" style:family="text">
      <style:text-properties style:use-window-font-color="true" loext:opacity="0%" style:text-position="0% 100%" style:font-name="Calibri2" fo:font-size="10pt" fo:font-style="italic" fo:font-weight="normal" officeooo:rsid="0120d699"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8" style:family="text">
      <style:text-properties style:use-window-font-color="true" loext:opacity="0%" style:text-position="0% 100%" style:font-name="Calibri2" fo:font-size="10pt" fo:font-style="italic" fo:font-weight="normal" officeooo:rsid="07c8177d"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69" style:family="text">
      <style:text-properties style:use-window-font-color="true" loext:opacity="0%" style:text-position="0% 100%" style:font-name="Calibri2" fo:font-size="10pt" fo:font-style="italic" fo:font-weight="normal" officeooo:rsid="07c87da3"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0" style:family="text">
      <style:text-properties style:use-window-font-color="true" loext:opacity="0%" style:text-position="0% 100%" style:font-name="Calibri2" fo:font-size="10pt" fo:font-style="italic" fo:font-weight="normal" officeooo:rsid="013e5117"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1" style:family="text">
      <style:text-properties style:use-window-font-color="true" loext:opacity="0%" style:text-position="0% 100%" style:font-name="Calibri2" fo:font-size="10pt" fo:font-style="italic" fo:font-weight="normal" officeooo:rsid="028a40db"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2" style:family="text">
      <style:text-properties style:use-window-font-color="true" loext:opacity="0%" style:text-position="0% 100%" style:font-name="Calibri2" fo:font-size="10pt" fo:font-style="italic" fo:font-weight="normal" officeooo:rsid="028b2666"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3" style:family="text">
      <style:text-properties style:use-window-font-color="true" loext:opacity="0%" style:text-position="0% 100%" style:font-name="Calibri2" fo:font-size="10pt" fo:font-style="italic" fo:font-weight="normal" officeooo:rsid="02aa2275"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4" style:family="text">
      <style:text-properties style:use-window-font-color="true" loext:opacity="0%" style:text-position="0% 100%" style:font-name="Calibri2" fo:font-size="10pt" fo:font-style="italic" fo:font-weight="normal" officeooo:rsid="08df2e2e"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5" style:family="text">
      <style:text-properties style:use-window-font-color="true" loext:opacity="0%" style:text-position="0% 100%" style:font-name="Calibri2" fo:font-size="10pt" fo:font-style="italic" fo:font-weight="normal" officeooo:rsid="02b4ac01"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6" style:family="text">
      <style:text-properties style:use-window-font-color="true" loext:opacity="0%" style:text-position="0% 100%" style:font-name="Calibri2" fo:font-size="10pt" fo:font-style="italic" fo:font-weight="normal" officeooo:rsid="02bd4b89"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7" style:family="text">
      <style:text-properties style:use-window-font-color="true" loext:opacity="0%" style:text-position="0% 100%" style:font-name="Calibri2" fo:font-size="10pt" fo:font-style="italic" fo:font-weight="normal" officeooo:rsid="02d50eb1"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1478" style:family="text">
      <style:text-properties style:use-window-font-color="true" loext:opacity="0%" style:text-position="0% 100%" style:font-name="Calibri2" fo:font-size="10pt" fo:font-style="normal" fo:font-weight="normal" officeooo:rsid="0209891c" fo:background-color="transparent" loext:char-shading-value="0" style:font-name-asian="Calibri2" style:font-size-asian="8.75pt" style:font-style-asian="normal" style:font-weight-asian="normal" style:font-name-complex="Calibri2" style:font-size-complex="10pt" style:font-style-complex="normal" style:font-weight-complex="normal"/>
    </style:style>
    <style:style style:name="T1479" style:family="text">
      <style:text-properties style:use-window-font-color="true" loext:opacity="0%" style:text-position="0% 100%" style:font-name="Calibri2" fo:font-size="12pt" fo:font-weight="bold" officeooo:rsid="00ce05e7" fo:background-color="transparent" loext:char-shading-value="0" style:font-name-asian="Calibri2" style:font-size-asian="12pt" style:font-weight-asian="bold" style:font-name-complex="Calibri2" style:font-size-complex="12pt" style:font-weight-complex="bold"/>
    </style:style>
    <style:style style:name="T1480" style:family="text">
      <style:text-properties style:use-window-font-color="true" loext:opacity="0%" style:text-position="0% 100%" style:font-name="Calibri2" fo:font-size="12pt" fo:font-weight="bold" officeooo:rsid="0109d356" fo:background-color="transparent" loext:char-shading-value="0" style:font-name-asian="Calibri2" style:font-size-asian="12pt" style:font-weight-asian="bold" style:font-name-complex="Calibri2" style:font-size-complex="12pt" style:font-weight-complex="bold"/>
    </style:style>
    <style:style style:name="T1481" style:family="text">
      <style:text-properties style:use-window-font-color="true" loext:opacity="0%" style:text-position="0% 100%" style:font-name="Calibri2" fo:font-size="12pt" fo:font-weight="bold" officeooo:rsid="012fdf36" fo:background-color="transparent" loext:char-shading-value="0" style:font-name-asian="Calibri2" style:font-size-asian="12pt" style:font-weight-asian="bold" style:font-name-complex="Calibri2" style:font-size-complex="12pt" style:font-weight-complex="bold"/>
    </style:style>
    <style:style style:name="T1482" style:family="text">
      <style:text-properties style:use-window-font-color="true" loext:opacity="0%" style:text-position="0% 100%" style:font-name="Calibri2" fo:font-size="12pt" fo:font-weight="bold" officeooo:rsid="07f8f3d5" fo:background-color="transparent" loext:char-shading-value="0" style:font-name-asian="Calibri2" style:font-size-asian="12pt" style:font-weight-asian="bold" style:font-name-complex="Calibri2" style:font-size-complex="12pt" style:font-weight-complex="bold"/>
    </style:style>
    <style:style style:name="T1483" style:family="text">
      <style:text-properties style:use-window-font-color="true" loext:opacity="0%" style:text-position="0% 100%" style:font-name="Calibri2" fo:font-size="12pt" fo:font-weight="bold" officeooo:rsid="01901859" fo:background-color="transparent" loext:char-shading-value="0" style:font-name-asian="Calibri2" style:font-size-asian="12pt" style:font-weight-asian="bold" style:font-name-complex="Calibri2" style:font-size-complex="12pt" style:font-weight-complex="bold"/>
    </style:style>
    <style:style style:name="T1484" style:family="text">
      <style:text-properties style:use-window-font-color="true" loext:opacity="0%" style:text-position="0% 100%" style:font-name="Calibri2" fo:font-size="11pt" fo:font-weight="bold" officeooo:rsid="00c63563" fo:background-color="transparent" loext:char-shading-value="0" style:font-name-asian="Calibri2" style:font-size-asian="11pt" style:font-weight-asian="bold" style:font-name-complex="Calibri2" style:font-size-complex="11pt" style:font-weight-complex="bold"/>
    </style:style>
    <style:style style:name="T1485" style:family="text">
      <style:text-properties style:use-window-font-color="true" loext:opacity="0%" style:text-position="0% 100%" style:font-name="Calibri2" fo:font-size="11pt" fo:font-weight="bold" officeooo:rsid="020f86f3" fo:background-color="transparent" loext:char-shading-value="0" style:font-name-asian="Calibri2" style:font-size-asian="11pt" style:font-weight-asian="bold" style:font-name-complex="Calibri2" style:font-size-complex="11pt" style:font-weight-complex="bold"/>
    </style:style>
    <style:style style:name="T1486" style:family="text">
      <style:text-properties style:use-window-font-color="true" loext:opacity="0%" style:text-position="0% 100%" style:font-name="Calibri" fo:font-size="10pt" fo:font-weight="normal" officeooo:rsid="008e75f2" fo:background-color="transparent" loext:char-shading-value="0" style:font-name-asian="Calibri2" style:font-size-asian="10pt" style:font-name-complex="Calibri2" style:font-size-complex="10pt" loext:padding="0cm" loext:border="none"/>
    </style:style>
    <style:style style:name="T1487" style:family="text">
      <style:text-properties style:use-window-font-color="true" loext:opacity="0%" style:text-position="0% 100%" style:font-name="Calibri" fo:font-size="10pt" fo:font-weight="normal" officeooo:rsid="03143f65" fo:background-color="transparent" loext:char-shading-value="0" style:font-name-asian="Calibri2" style:font-size-asian="10pt" style:font-weight-asian="normal" style:font-name-complex="Calibri2" style:font-size-complex="10pt" style:font-weight-complex="normal"/>
    </style:style>
    <style:style style:name="T1488"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2" style:font-size-asian="10pt" style:font-weight-asian="normal" style:font-name-complex="Calibri2" style:font-size-complex="10pt" style:font-weight-complex="normal"/>
    </style:style>
    <style:style style:name="T1489" style:family="text">
      <style:text-properties style:use-window-font-color="true" loext:opacity="0%" style:text-position="0% 100%" style:font-name="Calibri1" fo:font-size="10pt" fo:font-weight="normal" officeooo:rsid="0740cf73" fo:background-color="transparent" loext:char-shading-value="0" style:font-name-asian="Calibri2" style:font-size-asian="8.75pt" style:font-weight-asian="normal" style:font-name-complex="Calibri2" style:font-size-complex="10pt" style:font-weight-complex="normal"/>
    </style:style>
    <style:style style:name="T1490" style:family="text">
      <style:text-properties style:use-window-font-color="true" loext:opacity="0%" style:text-position="0% 100%" style:font-name="Calibri1" fo:font-size="10pt" fo:font-weight="normal" officeooo:rsid="074b7913" fo:background-color="transparent" loext:char-shading-value="0" style:font-name-asian="Calibri2" style:font-size-asian="8.75pt" style:font-weight-asian="normal" style:font-name-complex="Calibri2" style:font-size-complex="10pt" style:font-weight-complex="normal"/>
    </style:style>
    <style:style style:name="T1491" style:family="text">
      <style:text-properties style:use-window-font-color="true" loext:opacity="0%" style:text-position="0% 100%" style:font-name="Calibri1" fo:font-size="10pt" fo:font-weight="normal" officeooo:rsid="077d04b1" fo:background-color="transparent" loext:char-shading-value="0" style:font-name-asian="Calibri2" style:font-size-asian="8.75pt" style:font-weight-asian="normal" style:font-name-complex="Calibri2" style:font-size-complex="10pt" style:font-weight-complex="normal"/>
    </style:style>
    <style:style style:name="T1492" style:family="text">
      <style:text-properties style:use-window-font-color="true" loext:opacity="0%" style:text-position="0% 100%" style:font-name="Calibri1" fo:font-size="10pt" fo:font-weight="normal" officeooo:rsid="07b921d8" fo:background-color="transparent" loext:char-shading-value="0" style:font-name-asian="Calibri2" style:font-size-asian="8.75pt" style:font-weight-asian="normal" style:font-name-complex="Calibri2" style:font-size-complex="10pt" style:font-weight-complex="normal"/>
    </style:style>
    <style:style style:name="T1493" style:family="text">
      <style:text-properties style:use-window-font-color="true" loext:opacity="0%" style:text-position="0% 100%" style:font-name="Calibri1" fo:font-size="10pt" fo:font-weight="normal" officeooo:rsid="07ba6111" fo:background-color="transparent" loext:char-shading-value="0" style:font-name-asian="Calibri2" style:font-size-asian="8.75pt" style:font-weight-asian="normal" style:font-name-complex="Calibri2" style:font-size-complex="10pt" style:font-weight-complex="normal"/>
    </style:style>
    <style:style style:name="T1494" style:family="text">
      <style:text-properties style:use-window-font-color="true" loext:opacity="0%" style:text-position="0% 100%" style:font-name="Calibri1" fo:font-size="10pt" fo:font-weight="normal" officeooo:rsid="08162dfd" fo:background-color="transparent" loext:char-shading-value="0" style:font-name-asian="Calibri2" style:font-size-asian="8.75pt" style:font-weight-asian="normal" style:font-name-complex="Calibri2" style:font-size-complex="10pt" style:font-weight-complex="normal"/>
    </style:style>
    <style:style style:name="T1495" style:family="text">
      <style:text-properties style:use-window-font-color="true" loext:opacity="0%" style:text-position="0% 100%" style:font-name="Calibri1" fo:font-size="10pt" fo:font-weight="normal" officeooo:rsid="081b725e" fo:background-color="transparent" loext:char-shading-value="0" style:font-name-asian="Calibri2" style:font-size-asian="8.75pt" style:font-weight-asian="normal" style:font-name-complex="Calibri2" style:font-size-complex="10pt" style:font-weight-complex="normal"/>
    </style:style>
    <style:style style:name="T1496" style:family="text">
      <style:text-properties style:use-window-font-color="true" loext:opacity="0%" style:text-position="0% 100%" style:font-name="Calibri1" fo:font-size="10pt" fo:font-weight="normal" officeooo:rsid="088496fd" fo:background-color="transparent" loext:char-shading-value="0" style:font-name-asian="Calibri2" style:font-size-asian="8.75pt" style:font-weight-asian="normal" style:font-name-complex="Calibri2" style:font-size-complex="10pt" style:font-weight-complex="normal"/>
    </style:style>
    <style:style style:name="T1497"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498" style:family="text">
      <style:text-properties style:use-window-font-color="true" loext:opacity="0%" style:text-position="0% 100%" style:font-name="Calibri" fo:font-size="10pt" fo:font-weight="normal" officeooo:rsid="095aee66" fo:background-color="transparent" loext:char-shading-value="0" style:font-name-asian="Calibri2" style:font-size-asian="10pt" style:font-weight-asian="normal" style:font-name-complex="Calibri2" style:font-size-complex="10pt" style:font-weight-complex="normal"/>
    </style:style>
    <style:style style:name="T1499" style:family="text">
      <style:text-properties style:use-window-font-color="true" loext:opacity="0%" style:text-line-through-style="none" style:text-line-through-type="none" style:font-name="Calibri2" fo:font-size="10pt" fo:font-weight="normal" fo:background-color="transparent" loext:char-shading-value="0" style:font-name-asian="Calibri2" style:font-size-asian="10pt" style:font-name-complex="Calibri2" style:font-size-complex="10pt"/>
    </style:style>
    <style:style style:name="T1500" style:family="text">
      <style:text-properties style:use-window-font-color="true" loext:opacity="0%" style:text-line-through-style="none" style:text-line-through-type="none" style:font-name="Calibri2" fo:font-size="10pt" fo:font-weight="normal" officeooo:rsid="03b98b82" fo:background-color="transparent" loext:char-shading-value="0" style:font-name-asian="Calibri2" style:font-size-asian="10pt" style:font-name-complex="Calibri2" style:font-size-complex="10pt"/>
    </style:style>
    <style:style style:name="T1501" style:family="text">
      <style:text-properties style:use-window-font-color="true" loext:opacity="0%" style:text-line-through-style="none" style:text-line-through-type="none" style:font-name="Calibri2" fo:font-size="10pt" fo:font-weight="normal" officeooo:rsid="03b7fb7e" fo:background-color="transparent" loext:char-shading-value="0" style:font-name-asian="Calibri2" style:font-size-asian="10pt" style:font-name-complex="Calibri2" style:font-size-complex="10pt"/>
    </style:style>
    <style:style style:name="T1502" style:family="text">
      <style:text-properties style:use-window-font-color="true" loext:opacity="0%" style:text-line-through-style="none" style:text-line-through-type="none" style:font-name="Calibri2" fo:font-size="10pt" fo:font-weight="normal" officeooo:rsid="03b85382" fo:background-color="transparent" loext:char-shading-value="0" style:font-name-asian="Calibri2" style:font-size-asian="10pt" style:font-name-complex="Calibri2" style:font-size-complex="10pt"/>
    </style:style>
    <style:style style:name="T1503" style:family="text">
      <style:text-properties style:use-window-font-color="true" loext:opacity="0%" style:text-line-through-style="none" style:text-line-through-type="none" style:font-name="Calibri2" fo:font-size="10pt" fo:font-weight="normal" officeooo:rsid="03bb05e2" fo:background-color="transparent" loext:char-shading-value="0" style:font-name-asian="Calibri2" style:font-size-asian="10pt" style:font-name-complex="Calibri2" style:font-size-complex="10pt"/>
    </style:style>
    <style:style style:name="T1504" style:family="text">
      <style:text-properties style:use-window-font-color="true" loext:opacity="0%" style:font-name="Calibri1" fo:font-size="10pt" fo:font-weight="normal" officeooo:rsid="045017cf" fo:background-color="transparent" loext:char-shading-value="0" style:font-name-asian="Calibri2" style:font-size-asian="10pt" style:font-name-complex="Calibri2" style:font-size-complex="10pt"/>
    </style:style>
    <style:style style:name="T1505" style:family="text">
      <style:text-properties style:use-window-font-color="true" loext:opacity="0%" style:font-name="Calibri1" fo:font-size="10pt" fo:font-weight="normal" officeooo:rsid="04580758" fo:background-color="transparent" loext:char-shading-value="0" style:font-name-asian="Calibri2" style:font-size-asian="10pt" style:font-name-complex="Calibri2" style:font-size-complex="10pt"/>
    </style:style>
    <style:style style:name="T1506" style:family="text">
      <style:text-properties style:use-window-font-color="true" loext:opacity="0%" style:font-name="Calibri1" fo:font-size="10pt" fo:font-weight="normal" officeooo:rsid="053c0c69" fo:background-color="transparent" loext:char-shading-value="0" style:font-name-asian="Calibri2" style:font-size-asian="10pt" style:font-name-complex="Calibri2" style:font-size-complex="10pt"/>
    </style:style>
    <style:style style:name="T1507" style:family="text">
      <style:text-properties style:use-window-font-color="true" loext:opacity="0%" style:font-name="Calibri1" fo:font-size="10pt" fo:font-weight="normal" officeooo:rsid="054a0e25" fo:background-color="transparent" loext:char-shading-value="0" style:font-name-asian="Calibri2" style:font-size-asian="10pt" style:font-name-complex="Calibri2" style:font-size-complex="10pt"/>
    </style:style>
    <style:style style:name="T1508" style:family="text">
      <style:text-properties style:use-window-font-color="true" loext:opacity="0%" style:font-name="Calibri1" fo:font-size="10pt" fo:font-weight="normal" officeooo:rsid="054f9f4f" fo:background-color="transparent" loext:char-shading-value="0" style:font-name-asian="Calibri2" style:font-size-asian="10pt" style:font-name-complex="Calibri2" style:font-size-complex="10pt"/>
    </style:style>
    <style:style style:name="T1509" style:family="text">
      <style:text-properties style:use-window-font-color="true" loext:opacity="0%" style:font-name="Calibri1" fo:font-size="10pt" fo:font-weight="normal" officeooo:rsid="0563b5ab" fo:background-color="transparent" loext:char-shading-value="0" style:font-name-asian="Calibri2" style:font-size-asian="10pt" style:font-name-complex="Calibri2" style:font-size-complex="10pt"/>
    </style:style>
    <style:style style:name="T1510" style:family="text">
      <style:text-properties style:use-window-font-color="true" loext:opacity="0%" style:font-name="Calibri1" fo:font-size="10pt" fo:font-weight="normal" officeooo:rsid="0610b794" fo:background-color="transparent" loext:char-shading-value="0" style:font-name-asian="Calibri2" style:font-size-asian="10pt" style:font-name-complex="Calibri2" style:font-size-complex="10pt"/>
    </style:style>
    <style:style style:name="T1511" style:family="text">
      <style:text-properties style:use-window-font-color="true" loext:opacity="0%" style:font-name="Calibri1" fo:font-size="10pt" fo:font-weight="normal" officeooo:rsid="061602c4" fo:background-color="transparent" loext:char-shading-value="0" style:font-name-asian="Calibri2" style:font-size-asian="10pt" style:font-name-complex="Calibri2" style:font-size-complex="10pt"/>
    </style:style>
    <style:style style:name="T1512" style:family="text">
      <style:text-properties style:use-window-font-color="true" loext:opacity="0%" style:text-position="33% 80%" style:font-name="Calibri2" fo:font-size="10pt" fo:font-weight="normal" officeooo:rsid="04c8c2a8" fo:background-color="transparent" loext:char-shading-value="0" style:font-name-asian="Calibri2" style:font-size-asian="10pt" style:font-name-complex="Calibri2" style:font-size-complex="10pt"/>
    </style:style>
    <style:style style:name="T1513" style:family="text">
      <style:text-properties style:use-window-font-color="true" loext:opacity="0%" style:font-name="Calibri" fo:font-size="10pt" fo:font-weight="normal" fo:background-color="transparent" loext:char-shading-value="0" style:font-name-asian="Calibri2" style:font-size-asian="10pt" style:font-name-complex="Calibri2" style:font-size-complex="10pt"/>
    </style:style>
    <style:style style:name="T1514" style:family="text">
      <style:text-properties officeooo:rsid="000cb228"/>
    </style:style>
    <style:style style:name="T1515" style:family="text">
      <style:text-properties officeooo:rsid="000ea8f8"/>
    </style:style>
    <style:style style:name="T1516" style:family="text">
      <style:text-properties officeooo:rsid="0010721b"/>
    </style:style>
    <style:style style:name="T1517" style:family="text">
      <style:text-properties officeooo:rsid="001186bd"/>
    </style:style>
    <style:style style:name="T1518" style:family="text">
      <style:text-properties officeooo:rsid="00119d0a"/>
    </style:style>
    <style:style style:name="T1519" style:family="text">
      <style:text-properties officeooo:rsid="0012a22d"/>
    </style:style>
    <style:style style:name="T1520" style:family="text">
      <style:text-properties style:text-position="sub 58%"/>
    </style:style>
    <style:style style:name="T1521" style:family="text">
      <style:text-properties style:text-position="sub 58%" officeooo:rsid="0012a22d"/>
    </style:style>
    <style:style style:name="T1522" style:family="text">
      <style:text-properties style:text-position="sub 58%" officeooo:rsid="00134c72"/>
    </style:style>
    <style:style style:name="T1523" style:family="text">
      <style:text-properties style:text-position="sub 58%" officeooo:rsid="00194d15" style:font-weight-asian="normal" style:font-weight-complex="normal"/>
    </style:style>
    <style:style style:name="T1524" style:family="text">
      <style:text-properties style:text-position="sub 58%" officeooo:rsid="001ac7c4" style:font-weight-asian="normal" style:font-weight-complex="normal"/>
    </style:style>
    <style:style style:name="T1525" style:family="text">
      <style:text-properties style:text-position="sub 58%" officeooo:rsid="00154cf5" style:font-weight-asian="normal" style:font-weight-complex="normal"/>
    </style:style>
    <style:style style:name="T1526" style:family="text">
      <style:text-properties style:text-position="sub 58%" officeooo:rsid="001ca0e5" style:font-weight-asian="normal" style:font-weight-complex="normal"/>
    </style:style>
    <style:style style:name="T1527" style:family="text">
      <style:text-properties style:text-position="sub 58%" officeooo:rsid="063940bc" style:font-weight-asian="normal" style:font-weight-complex="normal"/>
    </style:style>
    <style:style style:name="T1528" style:family="text">
      <style:text-properties style:text-position="sub 58%" officeooo:rsid="00359862"/>
    </style:style>
    <style:style style:name="T1529" style:family="text">
      <style:text-properties style:text-position="sub 58%" officeooo:rsid="0040a30b"/>
    </style:style>
    <style:style style:name="T1530" style:family="text">
      <style:text-properties style:text-position="sub 58%" officeooo:rsid="004e7dcc"/>
    </style:style>
    <style:style style:name="T1531" style:family="text">
      <style:text-properties style:text-position="sub 58%" fo:font-size="10pt" officeooo:rsid="00998a74" style:font-size-asian="8.75pt" style:font-weight-asian="normal" style:font-size-complex="10pt" style:font-weight-complex="normal"/>
    </style:style>
    <style:style style:name="T1532" style:family="text">
      <style:text-properties style:text-position="sub 58%" fo:font-size="10pt" officeooo:rsid="009a2755" style:font-size-asian="8.75pt" style:font-weight-asian="normal" style:font-size-complex="10pt" style:font-weight-complex="normal"/>
    </style:style>
    <style:style style:name="T1533" style:family="text">
      <style:text-properties style:text-position="sub 58%" fo:font-size="10pt" officeooo:rsid="06da1fa4" style:font-size-asian="8.75pt" style:font-weight-asian="normal" style:font-size-complex="10pt" style:font-weight-complex="normal"/>
    </style:style>
    <style:style style:name="T1534" style:family="text">
      <style:text-properties style:text-position="sub 58%" fo:font-size="10pt" officeooo:rsid="00abc753" style:font-size-asian="8.75pt" style:font-weight-asian="normal" style:font-size-complex="10pt" style:font-weight-complex="normal"/>
    </style:style>
    <style:style style:name="T1535" style:family="text">
      <style:text-properties style:text-position="sub 58%" fo:font-size="10pt" officeooo:rsid="00af4671" style:font-size-asian="8.75pt" style:font-weight-asian="normal" style:font-size-complex="10pt" style:font-weight-complex="normal"/>
    </style:style>
    <style:style style:name="T1536" style:family="text">
      <style:text-properties style:text-position="sub 58%" fo:font-size="10pt" officeooo:rsid="00b82a51" style:font-size-asian="8.75pt" style:font-weight-asian="normal" style:font-size-complex="10pt" style:font-weight-complex="normal"/>
    </style:style>
    <style:style style:name="T1537" style:family="text">
      <style:text-properties style:text-position="sub 58%" fo:font-size="10pt" officeooo:rsid="00b85aef" style:font-size-asian="8.75pt" style:font-weight-asian="normal" style:font-size-complex="10pt" style:font-weight-complex="normal"/>
    </style:style>
    <style:style style:name="T1538" style:family="text">
      <style:text-properties style:text-position="sub 58%" fo:font-size="10pt" officeooo:rsid="00b9656c" style:font-size-asian="8.75pt" style:font-weight-asian="normal" style:font-size-complex="10pt" style:font-weight-complex="normal"/>
    </style:style>
    <style:style style:name="T1539" style:family="text">
      <style:text-properties style:text-position="sub 58%" fo:font-size="10pt" officeooo:rsid="00ccc776" style:font-size-asian="8.75pt" style:font-weight-asian="normal" style:font-size-complex="10pt" style:font-weight-complex="normal"/>
    </style:style>
    <style:style style:name="T1540" style:family="text">
      <style:text-properties style:text-position="sub 58%" fo:font-size="10pt" style:font-size-asian="10pt" style:font-size-complex="10pt"/>
    </style:style>
    <style:style style:name="T1541" style:family="text">
      <style:text-properties style:text-position="sub 58%" fo:font-size="10pt" officeooo:rsid="005ca54a" style:font-size-asian="10pt" style:font-size-complex="10pt"/>
    </style:style>
    <style:style style:name="T1542" style:family="text">
      <style:text-properties style:text-position="sub 58%" fo:font-size="10pt" officeooo:rsid="00627f18" style:font-size-asian="10pt" style:font-size-complex="10pt"/>
    </style:style>
    <style:style style:name="T1543" style:family="text">
      <style:text-properties style:text-position="sub 58%" fo:font-size="10pt" officeooo:rsid="06a6897e" style:font-size-asian="10pt" style:font-size-complex="10pt"/>
    </style:style>
    <style:style style:name="T1544" style:family="text">
      <style:text-properties style:text-position="sub 58%" fo:font-size="10pt" officeooo:rsid="006ca2af" style:font-size-asian="10pt" style:font-size-complex="10pt"/>
    </style:style>
    <style:style style:name="T1545" style:family="text">
      <style:text-properties style:text-position="sub 58%" fo:font-size="10pt" officeooo:rsid="0078345b" style:font-size-asian="10pt" style:font-size-complex="10pt"/>
    </style:style>
    <style:style style:name="T1546" style:family="text">
      <style:text-properties style:text-position="sub 58%" fo:font-size="10pt" officeooo:rsid="007895f4" style:font-size-asian="10pt" style:font-size-complex="10pt"/>
    </style:style>
    <style:style style:name="T1547" style:family="text">
      <style:text-properties style:text-position="sub 58%" fo:font-size="10pt" officeooo:rsid="0080ff1b" style:font-size-asian="10pt" style:font-size-complex="10pt"/>
    </style:style>
    <style:style style:name="T1548" style:family="text">
      <style:text-properties style:text-position="sub 58%" fo:font-size="10pt" officeooo:rsid="00896c2a" style:font-size-asian="10pt" style:font-size-complex="10pt"/>
    </style:style>
    <style:style style:name="T1549" style:family="text">
      <style:text-properties style:text-position="sub 58%" fo:font-size="10pt" officeooo:rsid="00627f18" style:font-size-asian="10pt" style:font-weight-asian="normal" style:font-size-complex="10pt" style:font-weight-complex="normal"/>
    </style:style>
    <style:style style:name="T1550" style:family="text">
      <style:text-properties style:text-position="sub 58%" officeooo:rsid="02f9b37b"/>
    </style:style>
    <style:style style:name="T1551" style:family="text">
      <style:text-properties style:text-position="sub 58%" officeooo:rsid="0010721b"/>
    </style:style>
    <style:style style:name="T1552" style:family="text">
      <style:text-properties style:text-position="sub 58%" officeooo:rsid="00134c72" style:font-weight-asian="bold" style:font-weight-complex="bold"/>
    </style:style>
    <style:style style:name="T1553" style:family="text">
      <style:text-properties style:text-position="sub 58%" officeooo:rsid="0627a06a" style:font-weight-asian="bold" style:font-weight-complex="bold"/>
    </style:style>
    <style:style style:name="T1554" style:family="text">
      <style:text-properties style:text-position="sub 58%" officeooo:rsid="0014ad18"/>
    </style:style>
    <style:style style:name="T1555" style:family="text">
      <style:text-properties style:text-position="sub 58%" officeooo:rsid="0033be92"/>
    </style:style>
    <style:style style:name="T1556" style:family="text">
      <style:text-properties style:text-position="sub 58%" officeooo:rsid="0034b777"/>
    </style:style>
    <style:style style:name="T1557" style:family="text">
      <style:text-properties style:text-position="sub 58%" officeooo:rsid="003a16a0"/>
    </style:style>
    <style:style style:name="T1558" style:family="text">
      <style:text-properties style:text-position="sub 58%" officeooo:rsid="003a7381"/>
    </style:style>
    <style:style style:name="T1559" style:family="text">
      <style:text-properties style:text-position="sub 58%" officeooo:rsid="003aeaa1"/>
    </style:style>
    <style:style style:name="T1560" style:family="text">
      <style:text-properties style:text-position="sub 58%" officeooo:rsid="065a33af"/>
    </style:style>
    <style:style style:name="T1561" style:family="text">
      <style:text-properties style:text-position="sub 58%" officeooo:rsid="065db0d7"/>
    </style:style>
    <style:style style:name="T1562" style:family="text">
      <style:text-properties style:text-position="sub 58%" officeooo:rsid="0671d38f"/>
    </style:style>
    <style:style style:name="T1563"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64" style:family="text">
      <style:text-properties officeooo:rsid="00134c72"/>
    </style:style>
    <style:style style:name="T1565" style:family="text">
      <style:text-properties style:text-position="0% 100%"/>
    </style:style>
    <style:style style:name="T1566" style:family="text">
      <style:text-properties style:text-position="0% 100%" officeooo:rsid="00134c72"/>
    </style:style>
    <style:style style:name="T1567" style:family="text">
      <style:text-properties style:text-position="0% 100%" officeooo:rsid="0014ad18"/>
    </style:style>
    <style:style style:name="T1568" style:family="text">
      <style:text-properties style:text-position="0% 100%" fo:font-weight="bold" officeooo:rsid="0014ad18" style:font-weight-asian="bold" style:font-weight-complex="bold"/>
    </style:style>
    <style:style style:name="T1569" style:family="text">
      <style:text-properties style:text-position="0% 100%" fo:font-weight="bold" officeooo:rsid="00154cf5" style:font-weight-asian="bold" style:font-weight-complex="bold"/>
    </style:style>
    <style:style style:name="T1570" style:family="text">
      <style:text-properties style:text-position="0% 100%" fo:font-weight="bold" officeooo:rsid="0016852d" style:font-weight-asian="bold" style:font-weight-complex="bold"/>
    </style:style>
    <style:style style:name="T1571" style:family="text">
      <style:text-properties style:text-position="0% 100%" fo:font-weight="bold" officeooo:rsid="003e7763" style:font-weight-asian="bold" style:font-weight-complex="bold"/>
    </style:style>
    <style:style style:name="T1572" style:family="text">
      <style:text-properties style:text-position="0% 100%" officeooo:rsid="00154cf5"/>
    </style:style>
    <style:style style:name="T1573" style:family="text">
      <style:text-properties style:text-position="0% 100%" officeooo:rsid="00154cf5" style:font-weight-asian="normal" style:font-weight-complex="normal"/>
    </style:style>
    <style:style style:name="T1574" style:family="text">
      <style:text-properties style:text-position="0% 100%" officeooo:rsid="001763ba" style:font-weight-asian="normal" style:font-weight-complex="normal"/>
    </style:style>
    <style:style style:name="T1575" style:family="text">
      <style:text-properties style:text-position="0% 100%" officeooo:rsid="00194d15" style:font-weight-asian="normal" style:font-weight-complex="normal"/>
    </style:style>
    <style:style style:name="T1576" style:family="text">
      <style:text-properties style:text-position="0% 100%" officeooo:rsid="001ac7c4" style:font-weight-asian="normal" style:font-weight-complex="normal"/>
    </style:style>
    <style:style style:name="T1577" style:family="text">
      <style:text-properties style:text-position="0% 100%" officeooo:rsid="001ca0e5" style:font-weight-asian="normal" style:font-weight-complex="normal"/>
    </style:style>
    <style:style style:name="T1578" style:family="text">
      <style:text-properties style:text-position="0% 100%" officeooo:rsid="001f3cbd" style:font-weight-asian="normal" style:font-weight-complex="normal"/>
    </style:style>
    <style:style style:name="T1579" style:family="text">
      <style:text-properties style:text-position="0% 100%" officeooo:rsid="0020a84f" style:font-weight-asian="normal" style:font-weight-complex="normal"/>
    </style:style>
    <style:style style:name="T1580" style:family="text">
      <style:text-properties style:text-position="0% 100%" officeooo:rsid="002137b9" style:font-weight-asian="normal" style:font-weight-complex="normal"/>
    </style:style>
    <style:style style:name="T1581" style:family="text">
      <style:text-properties style:text-position="0% 100%" officeooo:rsid="00227abb" style:font-weight-asian="normal" style:font-weight-complex="normal"/>
    </style:style>
    <style:style style:name="T1582" style:family="text">
      <style:text-properties style:text-position="0% 100%" officeooo:rsid="002444b5" style:font-weight-asian="normal" style:font-weight-complex="normal"/>
    </style:style>
    <style:style style:name="T1583" style:family="text">
      <style:text-properties style:text-position="0% 100%" officeooo:rsid="0024e527" style:font-weight-asian="normal" style:font-weight-complex="normal"/>
    </style:style>
    <style:style style:name="T1584" style:family="text">
      <style:text-properties style:text-position="0% 100%" officeooo:rsid="00268c2b" style:font-weight-asian="normal" style:font-weight-complex="normal"/>
    </style:style>
    <style:style style:name="T1585" style:family="text">
      <style:text-properties style:text-position="0% 100%" officeooo:rsid="002796e4" style:font-weight-asian="normal" style:font-weight-complex="normal"/>
    </style:style>
    <style:style style:name="T1586" style:family="text">
      <style:text-properties style:text-position="0% 100%" officeooo:rsid="002887e2" style:font-weight-asian="normal" style:font-weight-complex="normal"/>
    </style:style>
    <style:style style:name="T1587" style:family="text">
      <style:text-properties style:text-position="0% 100%" officeooo:rsid="0029623e" style:font-weight-asian="normal" style:font-weight-complex="normal"/>
    </style:style>
    <style:style style:name="T1588" style:family="text">
      <style:text-properties style:text-position="0% 100%" officeooo:rsid="002a6392" style:font-weight-asian="normal" style:font-weight-complex="normal"/>
    </style:style>
    <style:style style:name="T1589" style:family="text">
      <style:text-properties style:text-position="0% 100%" officeooo:rsid="002b116c" style:font-weight-asian="normal" style:font-weight-complex="normal"/>
    </style:style>
    <style:style style:name="T1590" style:family="text">
      <style:text-properties style:text-position="0% 100%" officeooo:rsid="002ca41d" style:font-weight-asian="normal" style:font-weight-complex="normal"/>
    </style:style>
    <style:style style:name="T1591" style:family="text">
      <style:text-properties style:text-position="0% 100%" officeooo:rsid="002e7909" style:font-weight-asian="normal" style:font-weight-complex="normal"/>
    </style:style>
    <style:style style:name="T1592" style:family="text">
      <style:text-properties style:text-position="0% 100%" officeooo:rsid="003060ac" style:font-weight-asian="normal" style:font-weight-complex="normal"/>
    </style:style>
    <style:style style:name="T1593" style:family="text">
      <style:text-properties style:text-position="0% 100%" officeooo:rsid="062da743" style:font-weight-asian="normal" style:font-weight-complex="normal"/>
    </style:style>
    <style:style style:name="T1594" style:family="text">
      <style:text-properties style:text-position="0% 100%" officeooo:rsid="062ede91" style:font-weight-asian="normal" style:font-weight-complex="normal"/>
    </style:style>
    <style:style style:name="T1595" style:family="text">
      <style:text-properties style:text-position="0% 100%" officeooo:rsid="062f1b66" style:font-weight-asian="normal" style:font-weight-complex="normal"/>
    </style:style>
    <style:style style:name="T1596" style:family="text">
      <style:text-properties style:text-position="0% 100%" officeooo:rsid="063207eb" style:font-weight-asian="normal" style:font-weight-complex="normal"/>
    </style:style>
    <style:style style:name="T1597" style:family="text">
      <style:text-properties style:text-position="0% 100%" officeooo:rsid="0638e8e1" style:font-weight-asian="normal" style:font-weight-complex="normal"/>
    </style:style>
    <style:style style:name="T1598" style:family="text">
      <style:text-properties style:text-position="0% 100%" officeooo:rsid="063940bc" style:font-weight-asian="normal" style:font-weight-complex="normal"/>
    </style:style>
    <style:style style:name="T1599" style:family="text">
      <style:text-properties style:text-position="0% 100%" officeooo:rsid="0639dbe1" style:font-weight-asian="normal" style:font-weight-complex="normal"/>
    </style:style>
    <style:style style:name="T1600" style:family="text">
      <style:text-properties style:text-position="0% 100%" officeooo:rsid="063a00dd" style:font-weight-asian="normal" style:font-weight-complex="normal"/>
    </style:style>
    <style:style style:name="T1601" style:family="text">
      <style:text-properties style:text-position="0% 100%" officeooo:rsid="063ad139" style:font-weight-asian="normal" style:font-weight-complex="normal"/>
    </style:style>
    <style:style style:name="T1602" style:family="text">
      <style:text-properties style:text-position="0% 100%" officeooo:rsid="063e0a90" style:font-weight-asian="normal" style:font-weight-complex="normal"/>
    </style:style>
    <style:style style:name="T1603" style:family="text">
      <style:text-properties style:text-position="0% 100%" officeooo:rsid="063f68f9" style:font-weight-asian="normal" style:font-weight-complex="normal"/>
    </style:style>
    <style:style style:name="T1604" style:family="text">
      <style:text-properties style:text-position="0% 100%" fo:font-style="italic" officeooo:rsid="002137b9" style:font-style-asian="italic" style:font-weight-asian="normal" style:font-style-complex="italic" style:font-weight-complex="normal"/>
    </style:style>
    <style:style style:name="T1605" style:family="text">
      <style:text-properties style:text-position="0% 100%" fo:font-style="italic" officeooo:rsid="0638e8e1" style:font-style-asian="italic" style:font-weight-asian="normal" style:font-style-complex="italic" style:font-weight-complex="normal"/>
    </style:style>
    <style:style style:name="T1606" style:family="text">
      <style:text-properties style:text-position="0% 100%" officeooo:rsid="003a7381"/>
    </style:style>
    <style:style style:name="T1607" style:family="text">
      <style:text-properties style:text-position="0% 100%" officeooo:rsid="003aeaa1"/>
    </style:style>
    <style:style style:name="T1608" style:family="text">
      <style:text-properties style:text-position="0% 100%" officeooo:rsid="003c8b24"/>
    </style:style>
    <style:style style:name="T1609" style:family="text">
      <style:text-properties style:text-position="0% 100%" officeooo:rsid="003e7763"/>
    </style:style>
    <style:style style:name="T1610" style:family="text">
      <style:text-properties style:text-position="0% 100%" officeooo:rsid="003ea79a"/>
    </style:style>
    <style:style style:name="T1611" style:family="text">
      <style:text-properties style:text-position="0% 100%" officeooo:rsid="0040a30b"/>
    </style:style>
    <style:style style:name="T1612" style:family="text">
      <style:text-properties style:text-position="0% 100%" officeooo:rsid="0040f447"/>
    </style:style>
    <style:style style:name="T1613" style:family="text">
      <style:text-properties style:text-position="0% 100%" officeooo:rsid="0042dc30"/>
    </style:style>
    <style:style style:name="T1614" style:family="text">
      <style:text-properties style:text-position="0% 100%" officeooo:rsid="00437deb"/>
    </style:style>
    <style:style style:name="T1615" style:family="text">
      <style:text-properties style:text-position="0% 100%" officeooo:rsid="0045641b"/>
    </style:style>
    <style:style style:name="T1616" style:family="text">
      <style:text-properties style:text-position="0% 100%" officeooo:rsid="0046f80f"/>
    </style:style>
    <style:style style:name="T1617" style:family="text">
      <style:text-properties style:text-position="0% 100%" officeooo:rsid="0047d033"/>
    </style:style>
    <style:style style:name="T1618" style:family="text">
      <style:text-properties style:text-position="0% 100%" officeooo:rsid="0049c193"/>
    </style:style>
    <style:style style:name="T1619" style:family="text">
      <style:text-properties style:text-position="0% 100%" officeooo:rsid="004b23aa"/>
    </style:style>
    <style:style style:name="T1620" style:family="text">
      <style:text-properties style:text-position="0% 100%" officeooo:rsid="004cabb6"/>
    </style:style>
    <style:style style:name="T1621" style:family="text">
      <style:text-properties style:text-position="0% 100%" officeooo:rsid="004e7dcc"/>
    </style:style>
    <style:style style:name="T1622" style:family="text">
      <style:text-properties style:text-position="0% 100%" officeooo:rsid="004fd809"/>
    </style:style>
    <style:style style:name="T1623" style:family="text">
      <style:text-properties style:text-position="0% 100%" officeooo:rsid="00502a96"/>
    </style:style>
    <style:style style:name="T1624" style:family="text">
      <style:text-properties style:text-position="0% 100%" officeooo:rsid="00513a4f"/>
    </style:style>
    <style:style style:name="T1625" style:family="text">
      <style:text-properties style:text-position="0% 100%" officeooo:rsid="00515eb2"/>
    </style:style>
    <style:style style:name="T1626" style:family="text">
      <style:text-properties style:text-position="0% 100%" officeooo:rsid="00533fb2"/>
    </style:style>
    <style:style style:name="T1627" style:family="text">
      <style:text-properties style:text-position="0% 100%" officeooo:rsid="005422e6"/>
    </style:style>
    <style:style style:name="T1628" style:family="text">
      <style:text-properties style:text-position="0% 100%" fo:font-size="10pt" style:font-size-asian="10pt" style:font-size-complex="10pt"/>
    </style:style>
    <style:style style:name="T1629" style:family="text">
      <style:text-properties style:text-position="0% 100%" fo:font-size="10pt" officeooo:rsid="00578d1a" style:font-size-asian="10pt" style:font-size-complex="10pt"/>
    </style:style>
    <style:style style:name="T1630" style:family="text">
      <style:text-properties style:text-position="0% 100%" fo:font-size="10pt" officeooo:rsid="00578d1f" style:font-size-asian="10pt" style:font-size-complex="10pt"/>
    </style:style>
    <style:style style:name="T1631" style:family="text">
      <style:text-properties style:text-position="0% 100%" fo:font-size="10pt" officeooo:rsid="0057ce61" style:font-size-asian="10pt" style:font-size-complex="10pt"/>
    </style:style>
    <style:style style:name="T1632" style:family="text">
      <style:text-properties style:text-position="0% 100%" fo:font-size="10pt" officeooo:rsid="005855f1" style:font-size-asian="10pt" style:font-size-complex="10pt"/>
    </style:style>
    <style:style style:name="T1633" style:family="text">
      <style:text-properties style:text-position="0% 100%" fo:font-size="10pt" officeooo:rsid="00591fad" style:font-size-asian="10pt" style:font-size-complex="10pt"/>
    </style:style>
    <style:style style:name="T1634" style:family="text">
      <style:text-properties style:text-position="0% 100%" fo:font-size="10pt" officeooo:rsid="005920c9" style:font-size-asian="10pt" style:font-size-complex="10pt"/>
    </style:style>
    <style:style style:name="T1635" style:family="text">
      <style:text-properties style:text-position="0% 100%" fo:font-size="10pt" officeooo:rsid="005ca54a" style:font-size-asian="10pt" style:font-size-complex="10pt"/>
    </style:style>
    <style:style style:name="T1636" style:family="text">
      <style:text-properties style:text-position="0% 100%" fo:font-size="10pt" officeooo:rsid="005fc581" style:font-size-asian="10pt" style:font-size-complex="10pt"/>
    </style:style>
    <style:style style:name="T1637" style:family="text">
      <style:text-properties style:text-position="0% 100%" fo:font-size="10pt" officeooo:rsid="0060bd7f" style:font-size-asian="10pt" style:font-size-complex="10pt"/>
    </style:style>
    <style:style style:name="T1638" style:family="text">
      <style:text-properties style:text-position="0% 100%" fo:font-size="10pt" officeooo:rsid="00627f18" style:font-size-asian="10pt" style:font-size-complex="10pt"/>
    </style:style>
    <style:style style:name="T1639" style:family="text">
      <style:text-properties style:text-position="0% 100%" fo:font-size="10pt" officeooo:rsid="0063d417" style:font-size-asian="10pt" style:font-size-complex="10pt"/>
    </style:style>
    <style:style style:name="T1640" style:family="text">
      <style:text-properties style:text-position="0% 100%" fo:font-size="10pt" officeooo:rsid="00658b26" style:font-size-asian="10pt" style:font-size-complex="10pt"/>
    </style:style>
    <style:style style:name="T1641" style:family="text">
      <style:text-properties style:text-position="0% 100%" fo:font-size="10pt" officeooo:rsid="006599f8" style:font-size-asian="10pt" style:font-size-complex="10pt"/>
    </style:style>
    <style:style style:name="T1642" style:family="text">
      <style:text-properties style:text-position="0% 100%" fo:font-size="10pt" officeooo:rsid="006a8adb" style:font-size-asian="10pt" style:font-size-complex="10pt"/>
    </style:style>
    <style:style style:name="T1643" style:family="text">
      <style:text-properties style:text-position="0% 100%" fo:font-size="10pt" officeooo:rsid="006b8b31" style:font-size-asian="10pt" style:font-size-complex="10pt"/>
    </style:style>
    <style:style style:name="T1644" style:family="text">
      <style:text-properties style:text-position="0% 100%" fo:font-size="10pt" officeooo:rsid="006b9ba0" style:font-size-asian="10pt" style:font-size-complex="10pt"/>
    </style:style>
    <style:style style:name="T1645" style:family="text">
      <style:text-properties style:text-position="0% 100%" fo:font-size="10pt" officeooo:rsid="006c238c" style:font-size-asian="10pt" style:font-size-complex="10pt"/>
    </style:style>
    <style:style style:name="T1646" style:family="text">
      <style:text-properties style:text-position="0% 100%" fo:font-size="10pt" officeooo:rsid="006ca2af" style:font-size-asian="10pt" style:font-size-complex="10pt"/>
    </style:style>
    <style:style style:name="T1647" style:family="text">
      <style:text-properties style:text-position="0% 100%" fo:font-size="10pt" officeooo:rsid="006cfdea" style:font-size-asian="10pt" style:font-size-complex="10pt"/>
    </style:style>
    <style:style style:name="T1648" style:family="text">
      <style:text-properties style:text-position="0% 100%" fo:font-size="10pt" officeooo:rsid="006e4720" style:font-size-asian="10pt" style:font-size-complex="10pt"/>
    </style:style>
    <style:style style:name="T1649" style:family="text">
      <style:text-properties style:text-position="0% 100%" fo:font-size="10pt" officeooo:rsid="00712625" style:font-size-asian="10pt" style:font-size-complex="10pt"/>
    </style:style>
    <style:style style:name="T1650" style:family="text">
      <style:text-properties style:text-position="0% 100%" fo:font-size="10pt" officeooo:rsid="00715fa9" style:font-size-asian="10pt" style:font-size-complex="10pt"/>
    </style:style>
    <style:style style:name="T1651" style:family="text">
      <style:text-properties style:text-position="0% 100%" fo:font-size="10pt" officeooo:rsid="0072e442" style:font-size-asian="10pt" style:font-size-complex="10pt"/>
    </style:style>
    <style:style style:name="T1652" style:family="text">
      <style:text-properties style:text-position="0% 100%" fo:font-size="10pt" officeooo:rsid="0073bb5d" style:font-size-asian="10pt" style:font-size-complex="10pt"/>
    </style:style>
    <style:style style:name="T1653" style:family="text">
      <style:text-properties style:text-position="0% 100%" fo:font-size="10pt" officeooo:rsid="00756e0c" style:font-size-asian="10pt" style:font-size-complex="10pt"/>
    </style:style>
    <style:style style:name="T1654" style:family="text">
      <style:text-properties style:text-position="0% 100%" fo:font-size="10pt" officeooo:rsid="00757e13" style:font-size-asian="10pt" style:font-size-complex="10pt"/>
    </style:style>
    <style:style style:name="T1655" style:family="text">
      <style:text-properties style:text-position="0% 100%" fo:font-size="10pt" officeooo:rsid="0076c84f" style:font-size-asian="10pt" style:font-size-complex="10pt"/>
    </style:style>
    <style:style style:name="T1656" style:family="text">
      <style:text-properties style:text-position="0% 100%" fo:font-size="10pt" officeooo:rsid="0078345b" style:font-size-asian="10pt" style:font-size-complex="10pt"/>
    </style:style>
    <style:style style:name="T1657" style:family="text">
      <style:text-properties style:text-position="0% 100%" fo:font-size="10pt" officeooo:rsid="007895f4" style:font-size-asian="10pt" style:font-size-complex="10pt"/>
    </style:style>
    <style:style style:name="T1658" style:family="text">
      <style:text-properties style:text-position="0% 100%" fo:font-size="10pt" officeooo:rsid="007a09ca" style:font-size-asian="10pt" style:font-size-complex="10pt"/>
    </style:style>
    <style:style style:name="T1659" style:family="text">
      <style:text-properties style:text-position="0% 100%" fo:font-size="10pt" officeooo:rsid="007c4cdf" style:font-size-asian="10pt" style:font-size-complex="10pt"/>
    </style:style>
    <style:style style:name="T1660" style:family="text">
      <style:text-properties style:text-position="0% 100%" fo:font-size="10pt" officeooo:rsid="007d13a7" style:font-size-asian="10pt" style:font-size-complex="10pt"/>
    </style:style>
    <style:style style:name="T1661" style:family="text">
      <style:text-properties style:text-position="0% 100%" fo:font-size="10pt" officeooo:rsid="007e4276" style:font-size-asian="10pt" style:font-size-complex="10pt"/>
    </style:style>
    <style:style style:name="T1662" style:family="text">
      <style:text-properties style:text-position="0% 100%" fo:font-size="10pt" officeooo:rsid="00800634" style:font-size-asian="10pt" style:font-size-complex="10pt"/>
    </style:style>
    <style:style style:name="T1663" style:family="text">
      <style:text-properties style:text-position="0% 100%" fo:font-size="10pt" officeooo:rsid="0080ff1b" style:font-size-asian="10pt" style:font-size-complex="10pt"/>
    </style:style>
    <style:style style:name="T1664" style:family="text">
      <style:text-properties style:text-position="0% 100%" fo:font-size="10pt" officeooo:rsid="0081d7d9" style:font-size-asian="10pt" style:font-size-complex="10pt"/>
    </style:style>
    <style:style style:name="T1665" style:family="text">
      <style:text-properties style:text-position="0% 100%" fo:font-size="10pt" officeooo:rsid="00839ba2" style:font-size-asian="10pt" style:font-size-complex="10pt"/>
    </style:style>
    <style:style style:name="T1666" style:family="text">
      <style:text-properties style:text-position="0% 100%" fo:font-size="10pt" officeooo:rsid="00847d0b" style:font-size-asian="10pt" style:font-size-complex="10pt"/>
    </style:style>
    <style:style style:name="T1667" style:family="text">
      <style:text-properties style:text-position="0% 100%" fo:font-size="10pt" officeooo:rsid="00856c60" style:font-size-asian="10pt" style:font-size-complex="10pt"/>
    </style:style>
    <style:style style:name="T1668" style:family="text">
      <style:text-properties style:text-position="0% 100%" fo:font-size="10pt" officeooo:rsid="0086d767" style:font-size-asian="10pt" style:font-size-complex="10pt"/>
    </style:style>
    <style:style style:name="T1669" style:family="text">
      <style:text-properties style:text-position="0% 100%" fo:font-size="10pt" officeooo:rsid="0087b010" style:font-size-asian="10pt" style:font-size-complex="10pt"/>
    </style:style>
    <style:style style:name="T1670" style:family="text">
      <style:text-properties style:text-position="0% 100%" fo:font-size="10pt" officeooo:rsid="00896c2a" style:font-size-asian="10pt" style:font-size-complex="10pt"/>
    </style:style>
    <style:style style:name="T1671" style:family="text">
      <style:text-properties style:text-position="0% 100%" fo:font-size="10pt" officeooo:rsid="0089d2bf" style:font-size-asian="10pt" style:font-size-complex="10pt"/>
    </style:style>
    <style:style style:name="T1672" style:family="text">
      <style:text-properties style:text-position="0% 100%" fo:font-size="10pt" officeooo:rsid="008a37f4" style:font-size-asian="10pt" style:font-size-complex="10pt"/>
    </style:style>
    <style:style style:name="T1673" style:family="text">
      <style:text-properties style:text-position="0% 100%" fo:font-size="10pt" officeooo:rsid="008bd542" style:font-size-asian="10pt" style:font-size-complex="10pt"/>
    </style:style>
    <style:style style:name="T1674" style:family="text">
      <style:text-properties style:text-position="0% 100%" fo:font-size="10pt" officeooo:rsid="008e75f2" style:font-size-asian="10pt" style:font-size-complex="10pt"/>
    </style:style>
    <style:style style:name="T1675" style:family="text">
      <style:text-properties style:text-position="0% 100%" fo:font-size="10pt" officeooo:rsid="008f5d3b" style:font-size-asian="10pt" style:font-size-complex="10pt"/>
    </style:style>
    <style:style style:name="T1676" style:family="text">
      <style:text-properties style:text-position="0% 100%" fo:font-size="10pt" officeooo:rsid="00911e5c" style:font-size-asian="10pt" style:font-size-complex="10pt"/>
    </style:style>
    <style:style style:name="T1677" style:family="text">
      <style:text-properties style:text-position="0% 100%" fo:font-size="10pt" officeooo:rsid="009d34de" style:font-size-asian="10pt" style:font-size-complex="10pt"/>
    </style:style>
    <style:style style:name="T1678" style:family="text">
      <style:text-properties style:text-position="0% 100%" fo:font-size="10pt" officeooo:rsid="0691756a" style:font-size-asian="10pt" style:font-size-complex="10pt"/>
    </style:style>
    <style:style style:name="T1679" style:family="text">
      <style:text-properties style:text-position="0% 100%" fo:font-size="10pt" officeooo:rsid="0692a958" style:font-size-asian="10pt" style:font-size-complex="10pt"/>
    </style:style>
    <style:style style:name="T1680" style:family="text">
      <style:text-properties style:text-position="0% 100%" fo:font-size="10pt" officeooo:rsid="0694267b" style:font-size-asian="10pt" style:font-size-complex="10pt"/>
    </style:style>
    <style:style style:name="T1681" style:family="text">
      <style:text-properties style:text-position="0% 100%" fo:font-size="10pt" officeooo:rsid="06950928" style:font-size-asian="10pt" style:font-size-complex="10pt"/>
    </style:style>
    <style:style style:name="T1682" style:family="text">
      <style:text-properties style:text-position="0% 100%" fo:font-size="10pt" officeooo:rsid="0695d075" style:font-size-asian="10pt" style:font-size-complex="10pt"/>
    </style:style>
    <style:style style:name="T1683" style:family="text">
      <style:text-properties style:text-position="0% 100%" fo:font-size="10pt" officeooo:rsid="069757f8" style:font-size-asian="10pt" style:font-size-complex="10pt"/>
    </style:style>
    <style:style style:name="T1684" style:family="text">
      <style:text-properties style:text-position="0% 100%" fo:font-size="10pt" officeooo:rsid="06993134" style:font-size-asian="10pt" style:font-size-complex="10pt"/>
    </style:style>
    <style:style style:name="T1685" style:family="text">
      <style:text-properties style:text-position="0% 100%" fo:font-size="10pt" officeooo:rsid="0699a12c" style:font-size-asian="10pt" style:font-size-complex="10pt"/>
    </style:style>
    <style:style style:name="T1686" style:family="text">
      <style:text-properties style:text-position="0% 100%" fo:font-size="10pt" officeooo:rsid="069b9fd0" style:font-size-asian="10pt" style:font-size-complex="10pt"/>
    </style:style>
    <style:style style:name="T1687" style:family="text">
      <style:text-properties style:text-position="0% 100%" fo:font-size="10pt" officeooo:rsid="069e8195" style:font-size-asian="10pt" style:font-size-complex="10pt"/>
    </style:style>
    <style:style style:name="T1688" style:family="text">
      <style:text-properties style:text-position="0% 100%" fo:font-size="10pt" officeooo:rsid="06a0755b" style:font-size-asian="10pt" style:font-size-complex="10pt"/>
    </style:style>
    <style:style style:name="T1689" style:family="text">
      <style:text-properties style:text-position="0% 100%" fo:font-size="10pt" officeooo:rsid="06a200a0" style:font-size-asian="10pt" style:font-size-complex="10pt"/>
    </style:style>
    <style:style style:name="T1690" style:family="text">
      <style:text-properties style:text-position="0% 100%" fo:font-size="10pt" officeooo:rsid="06a56ac5" style:font-size-asian="10pt" style:font-size-complex="10pt"/>
    </style:style>
    <style:style style:name="T1691" style:family="text">
      <style:text-properties style:text-position="0% 100%" fo:font-size="10pt" officeooo:rsid="06a6897e" style:font-size-asian="10pt" style:font-size-complex="10pt"/>
    </style:style>
    <style:style style:name="T1692" style:family="text">
      <style:text-properties style:text-position="0% 100%" fo:font-size="10pt" officeooo:rsid="06a6b16b" style:font-size-asian="10pt" style:font-size-complex="10pt"/>
    </style:style>
    <style:style style:name="T1693" style:family="text">
      <style:text-properties style:text-position="0% 100%" fo:font-size="10pt" officeooo:rsid="06a8ae07" style:font-size-asian="10pt" style:font-size-complex="10pt"/>
    </style:style>
    <style:style style:name="T1694" style:family="text">
      <style:text-properties style:text-position="0% 100%" fo:font-size="10pt" officeooo:rsid="06a9e195" style:font-size-asian="10pt" style:font-size-complex="10pt"/>
    </style:style>
    <style:style style:name="T1695" style:family="text">
      <style:text-properties style:text-position="0% 100%" fo:font-size="10pt" officeooo:rsid="06abb487" style:font-size-asian="10pt" style:font-size-complex="10pt"/>
    </style:style>
    <style:style style:name="T1696" style:family="text">
      <style:text-properties style:text-position="0% 100%" fo:font-size="10pt" officeooo:rsid="06ad5854" style:font-size-asian="10pt" style:font-size-complex="10pt"/>
    </style:style>
    <style:style style:name="T1697" style:family="text">
      <style:text-properties style:text-position="0% 100%" fo:font-size="10pt" officeooo:rsid="06aefc83" style:font-size-asian="10pt" style:font-size-complex="10pt"/>
    </style:style>
    <style:style style:name="T1698" style:family="text">
      <style:text-properties style:text-position="0% 100%" fo:font-size="10pt" officeooo:rsid="06b0cdff" style:font-size-asian="10pt" style:font-size-complex="10pt"/>
    </style:style>
    <style:style style:name="T1699" style:family="text">
      <style:text-properties style:text-position="0% 100%" fo:font-size="10pt" officeooo:rsid="06b1c74b" style:font-size-asian="10pt" style:font-size-complex="10pt"/>
    </style:style>
    <style:style style:name="T1700" style:family="text">
      <style:text-properties style:text-position="0% 100%" fo:font-size="10pt" officeooo:rsid="06b1fa0d" style:font-size-asian="10pt" style:font-size-complex="10pt"/>
    </style:style>
    <style:style style:name="T1701" style:family="text">
      <style:text-properties style:text-position="0% 100%" fo:font-size="10pt" officeooo:rsid="06b2d4bb" style:font-size-asian="10pt" style:font-size-complex="10pt"/>
    </style:style>
    <style:style style:name="T1702" style:family="text">
      <style:text-properties style:text-position="0% 100%" fo:font-size="10pt" officeooo:rsid="06b4ab23" style:font-size-asian="10pt" style:font-size-complex="10pt"/>
    </style:style>
    <style:style style:name="T1703" style:family="text">
      <style:text-properties style:text-position="0% 100%" fo:font-size="10pt" officeooo:rsid="06b544e4" style:font-size-asian="10pt" style:font-size-complex="10pt"/>
    </style:style>
    <style:style style:name="T1704" style:family="text">
      <style:text-properties style:text-position="0% 100%" fo:font-size="10pt" officeooo:rsid="06b64c1c" style:font-size-asian="10pt" style:font-size-complex="10pt"/>
    </style:style>
    <style:style style:name="T1705" style:family="text">
      <style:text-properties style:text-position="0% 100%" fo:font-size="10pt" officeooo:rsid="06b7c669" style:font-size-asian="10pt" style:font-size-complex="10pt"/>
    </style:style>
    <style:style style:name="T1706" style:family="text">
      <style:text-properties style:text-position="0% 100%" fo:font-size="10pt" officeooo:rsid="06b8bb5e" style:font-size-asian="10pt" style:font-size-complex="10pt"/>
    </style:style>
    <style:style style:name="T1707" style:family="text">
      <style:text-properties style:text-position="0% 100%" fo:font-size="10pt" officeooo:rsid="06ba79e9" style:font-size-asian="10pt" style:font-size-complex="10pt"/>
    </style:style>
    <style:style style:name="T1708" style:family="text">
      <style:text-properties style:text-position="0% 100%" fo:font-size="10pt" officeooo:rsid="06bc3ea1" style:font-size-asian="10pt" style:font-size-complex="10pt"/>
    </style:style>
    <style:style style:name="T1709" style:family="text">
      <style:text-properties style:text-position="0% 100%" fo:font-size="10pt" officeooo:rsid="06bd2a58" style:font-size-asian="10pt" style:font-size-complex="10pt"/>
    </style:style>
    <style:style style:name="T1710" style:family="text">
      <style:text-properties style:text-position="0% 100%" fo:font-size="10pt" officeooo:rsid="06bd4a0f" style:font-size-asian="10pt" style:font-size-complex="10pt"/>
    </style:style>
    <style:style style:name="T1711" style:family="text">
      <style:text-properties style:text-position="0% 100%" fo:font-size="10pt" officeooo:rsid="06be3087" style:font-size-asian="10pt" style:font-size-complex="10pt"/>
    </style:style>
    <style:style style:name="T1712" style:family="text">
      <style:text-properties style:text-position="0% 100%" fo:font-size="10pt" officeooo:rsid="06be9781" style:font-size-asian="10pt" style:font-size-complex="10pt"/>
    </style:style>
    <style:style style:name="T1713" style:family="text">
      <style:text-properties style:text-position="0% 100%" fo:font-size="10pt" officeooo:rsid="06bf55c5" style:font-size-asian="10pt" style:font-size-complex="10pt"/>
    </style:style>
    <style:style style:name="T1714" style:family="text">
      <style:text-properties style:text-position="0% 100%" fo:font-size="10pt" officeooo:rsid="06c0a580" style:font-size-asian="10pt" style:font-size-complex="10pt"/>
    </style:style>
    <style:style style:name="T1715" style:family="text">
      <style:text-properties style:text-position="0% 100%" fo:font-size="10pt" officeooo:rsid="06c12f6e" style:font-size-asian="10pt" style:font-size-complex="10pt"/>
    </style:style>
    <style:style style:name="T1716" style:family="text">
      <style:text-properties style:text-position="0% 100%" fo:font-size="10pt" officeooo:rsid="06c33b5b" style:font-size-asian="10pt" style:font-size-complex="10pt"/>
    </style:style>
    <style:style style:name="T1717" style:family="text">
      <style:text-properties style:text-position="0% 100%" fo:font-size="10pt" officeooo:rsid="06c39c35" style:font-size-asian="10pt" style:font-size-complex="10pt"/>
    </style:style>
    <style:style style:name="T1718" style:family="text">
      <style:text-properties style:text-position="0% 100%" fo:font-size="10pt" officeooo:rsid="06c83d4a" style:font-size-asian="10pt" style:font-size-complex="10pt"/>
    </style:style>
    <style:style style:name="T1719" style:family="text">
      <style:text-properties style:text-position="0% 100%" fo:font-size="10pt" officeooo:rsid="06c9c78d" style:font-size-asian="10pt" style:font-size-complex="10pt"/>
    </style:style>
    <style:style style:name="T1720" style:family="text">
      <style:text-properties style:text-position="0% 100%" fo:font-size="10pt" officeooo:rsid="06cb5fa1" style:font-size-asian="10pt" style:font-size-complex="10pt"/>
    </style:style>
    <style:style style:name="T1721" style:family="text">
      <style:text-properties style:text-position="0% 100%" fo:font-size="10pt" officeooo:rsid="06ccd689" style:font-size-asian="10pt" style:font-size-complex="10pt"/>
    </style:style>
    <style:style style:name="T1722" style:family="text">
      <style:text-properties style:text-position="0% 100%" fo:font-size="10pt" officeooo:rsid="06cd82ad" style:font-size-asian="10pt" style:font-size-complex="10pt"/>
    </style:style>
    <style:style style:name="T1723" style:family="text">
      <style:text-properties style:text-position="0% 100%" fo:font-size="10pt" officeooo:rsid="06cd8641" style:font-size-asian="10pt" style:font-size-complex="10pt"/>
    </style:style>
    <style:style style:name="T1724" style:family="text">
      <style:text-properties style:text-position="0% 100%" fo:font-size="10pt" officeooo:rsid="06ce74e4" style:font-size-asian="10pt" style:font-size-complex="10pt"/>
    </style:style>
    <style:style style:name="T1725" style:family="text">
      <style:text-properties style:text-position="0% 100%" fo:font-size="10pt" officeooo:rsid="06abb487" style:font-size-asian="10pt" style:font-weight-asian="normal" style:font-size-complex="10pt" style:font-weight-complex="normal"/>
    </style:style>
    <style:style style:name="T1726" style:family="text">
      <style:text-properties style:text-position="0% 100%" fo:font-size="10pt" officeooo:rsid="06ad5854" style:font-size-asian="10pt" style:font-weight-asian="normal" style:font-size-complex="10pt" style:font-weight-complex="normal"/>
    </style:style>
    <style:style style:name="T1727" style:family="text">
      <style:text-properties style:text-position="0% 100%" fo:font-size="10pt" officeooo:rsid="06ad5854" style:font-size-asian="10pt" style:font-weight-asian="bold" style:font-size-complex="10pt" style:font-weight-complex="bold"/>
    </style:style>
    <style:style style:name="T1728" style:family="text">
      <style:text-properties style:text-position="0% 100%" fo:font-size="10pt" fo:font-weight="bold" style:font-size-asian="10pt" style:font-weight-asian="bold" style:font-size-complex="10pt" style:font-weight-complex="bold"/>
    </style:style>
    <style:style style:name="T1729" style:family="text">
      <style:text-properties style:text-position="0% 100%" fo:font-size="10pt" fo:font-weight="bold" officeooo:rsid="006b8b31" style:font-size-asian="10pt" style:font-weight-asian="bold" style:font-size-complex="10pt" style:font-weight-complex="bold"/>
    </style:style>
    <style:style style:name="T1730" style:family="text">
      <style:text-properties style:text-position="0% 100%" fo:font-size="10pt" fo:font-weight="bold" officeooo:rsid="006b9ba0" style:font-size-asian="10pt" style:font-weight-asian="bold" style:font-size-complex="10pt" style:font-weight-complex="bold"/>
    </style:style>
    <style:style style:name="T1731" style:family="text">
      <style:text-properties style:text-position="0% 100%" fo:font-size="10pt" fo:font-weight="bold" officeooo:rsid="006c238c" style:font-size-asian="10pt" style:font-weight-asian="bold" style:font-size-complex="10pt" style:font-weight-complex="bold"/>
    </style:style>
    <style:style style:name="T1732" style:family="text">
      <style:text-properties style:text-position="0% 100%" fo:font-size="10pt" fo:font-weight="bold" officeooo:rsid="06abb487" style:font-size-asian="10pt" style:font-weight-asian="bold" style:font-size-complex="10pt" style:font-weight-complex="bold"/>
    </style:style>
    <style:style style:name="T1733" style:family="text">
      <style:text-properties style:text-position="0% 100%" fo:font-size="10pt" fo:font-weight="bold" officeooo:rsid="06ad5854" style:font-size-asian="10pt" style:font-weight-asian="bold" style:font-size-complex="10pt" style:font-weight-complex="bold"/>
    </style:style>
    <style:style style:name="T1734" style:family="text">
      <style:text-properties style:text-position="0% 100%" fo:font-size="10pt" fo:font-weight="bold" officeooo:rsid="00a6c352" style:font-size-asian="8.75pt" style:font-weight-asian="bold" style:font-size-complex="10pt" style:font-weight-complex="bold"/>
    </style:style>
    <style:style style:name="T1735" style:family="text">
      <style:text-properties style:text-position="0% 100%" fo:font-size="10pt" fo:font-weight="bold" officeooo:rsid="00998a74" style:font-size-asian="8.75pt" style:font-weight-asian="bold" style:font-size-complex="10pt" style:font-weight-complex="bold"/>
    </style:style>
    <style:style style:name="T1736" style:family="text">
      <style:text-properties style:text-position="0% 100%" fo:font-size="10pt" fo:font-weight="bold" officeooo:rsid="00ed23cd" style:font-size-asian="8.75pt" style:font-weight-asian="bold" style:font-size-complex="10pt" style:font-weight-complex="bold"/>
    </style:style>
    <style:style style:name="T1737" style:family="text">
      <style:text-properties style:text-position="0% 100%" fo:font-size="10pt" fo:font-weight="bold" officeooo:rsid="00efc186" style:font-size-asian="8.75pt" style:font-weight-asian="bold" style:font-size-complex="10pt" style:font-weight-complex="bold"/>
    </style:style>
    <style:style style:name="T1738" style:family="text">
      <style:text-properties style:text-position="0% 100%" fo:font-size="10pt" fo:font-weight="bold" officeooo:rsid="06d4b045" style:font-size-asian="8.75pt" style:font-weight-asian="bold" style:font-size-complex="10pt" style:font-weight-complex="bold"/>
    </style:style>
    <style:style style:name="T1739" style:family="text">
      <style:text-properties style:text-position="0% 100%" fo:font-size="10pt" fo:font-weight="bold" officeooo:rsid="06dbbaa4" style:font-size-asian="8.75pt" style:font-weight-asian="bold" style:font-size-complex="10pt" style:font-weight-complex="bold"/>
    </style:style>
    <style:style style:name="T1740" style:family="text">
      <style:text-properties style:text-position="0% 100%" fo:font-size="10pt" style:text-underline-style="solid" style:text-underline-width="auto" style:text-underline-color="font-color" officeooo:rsid="0078345b" style:font-size-asian="10pt" style:font-size-complex="10pt"/>
    </style:style>
    <style:style style:name="T1741" style:family="text">
      <style:text-properties style:text-position="0% 100%" fo:font-size="10pt" style:text-underline-style="solid" style:text-underline-width="auto" style:text-underline-color="font-color" officeooo:rsid="0076c84f" style:font-size-asian="10pt" style:font-size-complex="10pt"/>
    </style:style>
    <style:style style:name="T1742" style:family="text">
      <style:text-properties style:text-position="0% 100%" fo:font-size="10pt" style:text-underline-style="solid" style:text-underline-width="auto" style:text-underline-color="font-color" officeooo:rsid="006ca2af" style:font-size-asian="10pt" style:font-size-complex="10pt"/>
    </style:style>
    <style:style style:name="T1743" style:family="text">
      <style:text-properties style:text-position="0% 100%" fo:font-size="10pt" style:text-underline-style="solid" style:text-underline-width="auto" style:text-underline-color="font-color" officeooo:rsid="007e4276" style:font-size-asian="10pt" style:font-size-complex="10pt"/>
    </style:style>
    <style:style style:name="T1744" style:family="text">
      <style:text-properties style:text-position="0% 100%" fo:font-size="10pt" style:text-underline-style="solid" style:text-underline-width="auto" style:text-underline-color="font-color" officeooo:rsid="06c12f6e" style:font-size-asian="10pt" style:font-size-complex="10pt"/>
    </style:style>
    <style:style style:name="T1745"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46"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47"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48" style:family="text">
      <style:text-properties style:text-position="0% 100%" fo:font-size="10pt" style:font-size-asian="8.75pt" style:font-weight-asian="normal" style:font-size-complex="10pt" style:font-weight-complex="normal"/>
    </style:style>
    <style:style style:name="T1749" style:family="text">
      <style:text-properties style:text-position="0% 100%" fo:font-size="10pt" officeooo:rsid="0092760c" style:font-size-asian="8.75pt" style:font-weight-asian="normal" style:font-size-complex="10pt" style:font-weight-complex="normal"/>
    </style:style>
    <style:style style:name="T1750" style:family="text">
      <style:text-properties style:text-position="0% 100%" fo:font-size="10pt" officeooo:rsid="0092fd41" style:font-size-asian="8.75pt" style:font-weight-asian="normal" style:font-size-complex="10pt" style:font-weight-complex="normal"/>
    </style:style>
    <style:style style:name="T1751" style:family="text">
      <style:text-properties style:text-position="0% 100%" fo:font-size="10pt" officeooo:rsid="00939ffc" style:font-size-asian="8.75pt" style:font-weight-asian="normal" style:font-size-complex="10pt" style:font-weight-complex="normal"/>
    </style:style>
    <style:style style:name="T1752" style:family="text">
      <style:text-properties style:text-position="0% 100%" fo:font-size="10pt" officeooo:rsid="0094ca73" style:font-size-asian="8.75pt" style:font-weight-asian="normal" style:font-size-complex="10pt" style:font-weight-complex="normal"/>
    </style:style>
    <style:style style:name="T1753" style:family="text">
      <style:text-properties style:text-position="0% 100%" fo:font-size="10pt" officeooo:rsid="00966575" style:font-size-asian="8.75pt" style:font-weight-asian="normal" style:font-size-complex="10pt" style:font-weight-complex="normal"/>
    </style:style>
    <style:style style:name="T1754" style:family="text">
      <style:text-properties style:text-position="0% 100%" fo:font-size="10pt" officeooo:rsid="009666d6" style:font-size-asian="8.75pt" style:font-weight-asian="normal" style:font-size-complex="10pt" style:font-weight-complex="normal"/>
    </style:style>
    <style:style style:name="T1755" style:family="text">
      <style:text-properties style:text-position="0% 100%" fo:font-size="10pt" officeooo:rsid="00978448" style:font-size-asian="8.75pt" style:font-weight-asian="normal" style:font-size-complex="10pt" style:font-weight-complex="normal"/>
    </style:style>
    <style:style style:name="T1756" style:family="text">
      <style:text-properties style:text-position="0% 100%" fo:font-size="10pt" officeooo:rsid="00982dfb" style:font-size-asian="8.75pt" style:font-weight-asian="normal" style:font-size-complex="10pt" style:font-weight-complex="normal"/>
    </style:style>
    <style:style style:name="T1757" style:family="text">
      <style:text-properties style:text-position="0% 100%" fo:font-size="10pt" officeooo:rsid="00995312" style:font-size-asian="8.75pt" style:font-weight-asian="normal" style:font-size-complex="10pt" style:font-weight-complex="normal"/>
    </style:style>
    <style:style style:name="T1758" style:family="text">
      <style:text-properties style:text-position="0% 100%" fo:font-size="10pt" officeooo:rsid="00998a74" style:font-size-asian="8.75pt" style:font-weight-asian="normal" style:font-size-complex="10pt" style:font-weight-complex="normal"/>
    </style:style>
    <style:style style:name="T1759" style:family="text">
      <style:text-properties style:text-position="0% 100%" fo:font-size="10pt" officeooo:rsid="009a2755" style:font-size-asian="8.75pt" style:font-weight-asian="normal" style:font-size-complex="10pt" style:font-weight-complex="normal"/>
    </style:style>
    <style:style style:name="T1760" style:family="text">
      <style:text-properties style:text-position="0% 100%" fo:font-size="10pt" officeooo:rsid="009b096d" style:font-size-asian="8.75pt" style:font-weight-asian="normal" style:font-size-complex="10pt" style:font-weight-complex="normal"/>
    </style:style>
    <style:style style:name="T1761" style:family="text">
      <style:text-properties style:text-position="0% 100%" fo:font-size="10pt" officeooo:rsid="009efc57" style:font-size-asian="8.75pt" style:font-weight-asian="normal" style:font-size-complex="10pt" style:font-weight-complex="normal"/>
    </style:style>
    <style:style style:name="T1762" style:family="text">
      <style:text-properties style:text-position="0% 100%" fo:font-size="10pt" officeooo:rsid="009ff249" style:font-size-asian="8.75pt" style:font-weight-asian="normal" style:font-size-complex="10pt" style:font-weight-complex="normal"/>
    </style:style>
    <style:style style:name="T1763" style:family="text">
      <style:text-properties style:text-position="0% 100%" fo:font-size="10pt" officeooo:rsid="00a1e173" style:font-size-asian="8.75pt" style:font-weight-asian="normal" style:font-size-complex="10pt" style:font-weight-complex="normal"/>
    </style:style>
    <style:style style:name="T1764" style:family="text">
      <style:text-properties style:text-position="0% 100%" fo:font-size="10pt" officeooo:rsid="00a30af2" style:font-size-asian="8.75pt" style:font-weight-asian="normal" style:font-size-complex="10pt" style:font-weight-complex="normal"/>
    </style:style>
    <style:style style:name="T1765" style:family="text">
      <style:text-properties style:text-position="0% 100%" fo:font-size="10pt" officeooo:rsid="00a4e480" style:font-size-asian="8.75pt" style:font-weight-asian="normal" style:font-size-complex="10pt" style:font-weight-complex="normal"/>
    </style:style>
    <style:style style:name="T1766" style:family="text">
      <style:text-properties style:text-position="0% 100%" fo:font-size="10pt" officeooo:rsid="00a61761" style:font-size-asian="8.75pt" style:font-weight-asian="normal" style:font-size-complex="10pt" style:font-weight-complex="normal"/>
    </style:style>
    <style:style style:name="T1767" style:family="text">
      <style:text-properties style:text-position="0% 100%" fo:font-size="10pt" officeooo:rsid="00a65dc9" style:font-size-asian="8.75pt" style:font-weight-asian="normal" style:font-size-complex="10pt" style:font-weight-complex="normal"/>
    </style:style>
    <style:style style:name="T1768" style:family="text">
      <style:text-properties style:text-position="0% 100%" fo:font-size="10pt" officeooo:rsid="00a6c352" style:font-size-asian="8.75pt" style:font-weight-asian="normal" style:font-size-complex="10pt" style:font-weight-complex="normal"/>
    </style:style>
    <style:style style:name="T1769" style:family="text">
      <style:text-properties style:text-position="0% 100%" fo:font-size="10pt" officeooo:rsid="00a71d34" style:font-size-asian="8.75pt" style:font-weight-asian="normal" style:font-size-complex="10pt" style:font-weight-complex="normal"/>
    </style:style>
    <style:style style:name="T1770" style:family="text">
      <style:text-properties style:text-position="0% 100%" fo:font-size="10pt" officeooo:rsid="00a83442" style:font-size-asian="8.75pt" style:font-weight-asian="normal" style:font-size-complex="10pt" style:font-weight-complex="normal"/>
    </style:style>
    <style:style style:name="T1771" style:family="text">
      <style:text-properties style:text-position="0% 100%" fo:font-size="10pt" officeooo:rsid="00a9b3b3" style:font-size-asian="8.75pt" style:font-weight-asian="normal" style:font-size-complex="10pt" style:font-weight-complex="normal"/>
    </style:style>
    <style:style style:name="T1772" style:family="text">
      <style:text-properties style:text-position="0% 100%" fo:font-size="10pt" officeooo:rsid="00aa82a6" style:font-size-asian="8.75pt" style:font-weight-asian="normal" style:font-size-complex="10pt" style:font-weight-complex="normal"/>
    </style:style>
    <style:style style:name="T1773" style:family="text">
      <style:text-properties style:text-position="0% 100%" fo:font-size="10pt" officeooo:rsid="00abc753" style:font-size-asian="8.75pt" style:font-weight-asian="normal" style:font-size-complex="10pt" style:font-weight-complex="normal"/>
    </style:style>
    <style:style style:name="T1774" style:family="text">
      <style:text-properties style:text-position="0% 100%" fo:font-size="10pt" officeooo:rsid="00abd81f" style:font-size-asian="8.75pt" style:font-weight-asian="normal" style:font-size-complex="10pt" style:font-weight-complex="normal"/>
    </style:style>
    <style:style style:name="T1775" style:family="text">
      <style:text-properties style:text-position="0% 100%" fo:font-size="10pt" officeooo:rsid="00ad9654" style:font-size-asian="8.75pt" style:font-weight-asian="normal" style:font-size-complex="10pt" style:font-weight-complex="normal"/>
    </style:style>
    <style:style style:name="T1776" style:family="text">
      <style:text-properties style:text-position="0% 100%" fo:font-size="10pt" officeooo:rsid="00af4671" style:font-size-asian="8.75pt" style:font-weight-asian="normal" style:font-size-complex="10pt" style:font-weight-complex="normal"/>
    </style:style>
    <style:style style:name="T1777" style:family="text">
      <style:text-properties style:text-position="0% 100%" fo:font-size="10pt" officeooo:rsid="00b0af9e" style:font-size-asian="8.75pt" style:font-weight-asian="normal" style:font-size-complex="10pt" style:font-weight-complex="normal"/>
    </style:style>
    <style:style style:name="T1778" style:family="text">
      <style:text-properties style:text-position="0% 100%" fo:font-size="10pt" officeooo:rsid="00b19673" style:font-size-asian="8.75pt" style:font-weight-asian="normal" style:font-size-complex="10pt" style:font-weight-complex="normal"/>
    </style:style>
    <style:style style:name="T1779" style:family="text">
      <style:text-properties style:text-position="0% 100%" fo:font-size="10pt" officeooo:rsid="00b345ab" style:font-size-asian="8.75pt" style:font-weight-asian="normal" style:font-size-complex="10pt" style:font-weight-complex="normal"/>
    </style:style>
    <style:style style:name="T1780" style:family="text">
      <style:text-properties style:text-position="0% 100%" fo:font-size="10pt" officeooo:rsid="00b5000a" style:font-size-asian="8.75pt" style:font-weight-asian="normal" style:font-size-complex="10pt" style:font-weight-complex="normal"/>
    </style:style>
    <style:style style:name="T1781" style:family="text">
      <style:text-properties style:text-position="0% 100%" fo:font-size="10pt" officeooo:rsid="00b6aad4" style:font-size-asian="8.75pt" style:font-weight-asian="normal" style:font-size-complex="10pt" style:font-weight-complex="normal"/>
    </style:style>
    <style:style style:name="T1782" style:family="text">
      <style:text-properties style:text-position="0% 100%" fo:font-size="10pt" officeooo:rsid="00b82a51" style:font-size-asian="8.75pt" style:font-weight-asian="normal" style:font-size-complex="10pt" style:font-weight-complex="normal"/>
    </style:style>
    <style:style style:name="T1783" style:family="text">
      <style:text-properties style:text-position="0% 100%" fo:font-size="10pt" officeooo:rsid="00b85aef" style:font-size-asian="8.75pt" style:font-weight-asian="normal" style:font-size-complex="10pt" style:font-weight-complex="normal"/>
    </style:style>
    <style:style style:name="T1784" style:family="text">
      <style:text-properties style:text-position="0% 100%" fo:font-size="10pt" officeooo:rsid="00b9656c" style:font-size-asian="8.75pt" style:font-weight-asian="normal" style:font-size-complex="10pt" style:font-weight-complex="normal"/>
    </style:style>
    <style:style style:name="T1785" style:family="text">
      <style:text-properties style:text-position="0% 100%" fo:font-size="10pt" officeooo:rsid="00bad2c7" style:font-size-asian="8.75pt" style:font-weight-asian="normal" style:font-size-complex="10pt" style:font-weight-complex="normal"/>
    </style:style>
    <style:style style:name="T1786" style:family="text">
      <style:text-properties style:text-position="0% 100%" fo:font-size="10pt" officeooo:rsid="00bcc95c" style:font-size-asian="8.75pt" style:font-weight-asian="normal" style:font-size-complex="10pt" style:font-weight-complex="normal"/>
    </style:style>
    <style:style style:name="T1787" style:family="text">
      <style:text-properties style:text-position="0% 100%" fo:font-size="10pt" officeooo:rsid="00c0f594" style:font-size-asian="8.75pt" style:font-weight-asian="normal" style:font-size-complex="10pt" style:font-weight-complex="normal"/>
    </style:style>
    <style:style style:name="T1788" style:family="text">
      <style:text-properties style:text-position="0% 100%" fo:font-size="10pt" officeooo:rsid="00caff18" style:font-size-asian="8.75pt" style:font-weight-asian="normal" style:font-size-complex="10pt" style:font-weight-complex="normal"/>
    </style:style>
    <style:style style:name="T1789" style:family="text">
      <style:text-properties style:text-position="0% 100%" fo:font-size="10pt" officeooo:rsid="00ccc776" style:font-size-asian="8.75pt" style:font-weight-asian="normal" style:font-size-complex="10pt" style:font-weight-complex="normal"/>
    </style:style>
    <style:style style:name="T1790" style:family="text">
      <style:text-properties style:text-position="0% 100%" fo:font-size="10pt" officeooo:rsid="00e3f2af" style:font-size-asian="8.75pt" style:font-weight-asian="normal" style:font-size-complex="10pt" style:font-weight-complex="normal"/>
    </style:style>
    <style:style style:name="T1791" style:family="text">
      <style:text-properties style:text-position="0% 100%" fo:font-size="10pt" officeooo:rsid="00ebb485" style:font-size-asian="8.75pt" style:font-weight-asian="normal" style:font-size-complex="10pt" style:font-weight-complex="normal"/>
    </style:style>
    <style:style style:name="T1792" style:family="text">
      <style:text-properties style:text-position="0% 100%" fo:font-size="10pt" officeooo:rsid="00ec6081" style:font-size-asian="8.75pt" style:font-weight-asian="normal" style:font-size-complex="10pt" style:font-weight-complex="normal"/>
    </style:style>
    <style:style style:name="T1793" style:family="text">
      <style:text-properties style:text-position="0% 100%" fo:font-size="10pt" officeooo:rsid="00ed23cd" style:font-size-asian="8.75pt" style:font-weight-asian="normal" style:font-size-complex="10pt" style:font-weight-complex="normal"/>
    </style:style>
    <style:style style:name="T1794" style:family="text">
      <style:text-properties style:text-position="0% 100%" fo:font-size="10pt" officeooo:rsid="00eeff52" style:font-size-asian="8.75pt" style:font-weight-asian="normal" style:font-size-complex="10pt" style:font-weight-complex="normal"/>
    </style:style>
    <style:style style:name="T1795" style:family="text">
      <style:text-properties style:text-position="0% 100%" fo:font-size="10pt" officeooo:rsid="00efc186" style:font-size-asian="8.75pt" style:font-weight-asian="normal" style:font-size-complex="10pt" style:font-weight-complex="normal"/>
    </style:style>
    <style:style style:name="T1796" style:family="text">
      <style:text-properties style:text-position="0% 100%" fo:font-size="10pt" officeooo:rsid="00f11996" style:font-size-asian="8.75pt" style:font-weight-asian="normal" style:font-size-complex="10pt" style:font-weight-complex="normal"/>
    </style:style>
    <style:style style:name="T1797" style:family="text">
      <style:text-properties style:text-position="0% 100%" fo:font-size="10pt" officeooo:rsid="00f259fa" style:font-size-asian="8.75pt" style:font-weight-asian="normal" style:font-size-complex="10pt" style:font-weight-complex="normal"/>
    </style:style>
    <style:style style:name="T1798" style:family="text">
      <style:text-properties style:text-position="0% 100%" fo:font-size="10pt" officeooo:rsid="00f37434" style:font-size-asian="8.75pt" style:font-weight-asian="normal" style:font-size-complex="10pt" style:font-weight-complex="normal"/>
    </style:style>
    <style:style style:name="T1799" style:family="text">
      <style:text-properties style:text-position="0% 100%" fo:font-size="10pt" officeooo:rsid="02274da0" style:font-size-asian="8.75pt" style:font-weight-asian="normal" style:font-size-complex="10pt" style:font-weight-complex="normal"/>
    </style:style>
    <style:style style:name="T1800" style:family="text">
      <style:text-properties style:text-position="0% 100%" fo:font-size="10pt" officeooo:rsid="02296d2e" style:font-size-asian="8.75pt" style:font-weight-asian="normal" style:font-size-complex="10pt" style:font-weight-complex="normal"/>
    </style:style>
    <style:style style:name="T1801" style:family="text">
      <style:text-properties style:text-position="0% 100%" fo:font-size="10pt" officeooo:rsid="022b661a" style:font-size-asian="8.75pt" style:font-weight-asian="normal" style:font-size-complex="10pt" style:font-weight-complex="normal"/>
    </style:style>
    <style:style style:name="T1802" style:family="text">
      <style:text-properties style:text-position="0% 100%" fo:font-size="10pt" officeooo:rsid="022daabd" style:font-size-asian="8.75pt" style:font-weight-asian="normal" style:font-size-complex="10pt" style:font-weight-complex="normal"/>
    </style:style>
    <style:style style:name="T1803" style:family="text">
      <style:text-properties style:text-position="0% 100%" fo:font-size="10pt" officeooo:rsid="022edd13" style:font-size-asian="8.75pt" style:font-weight-asian="normal" style:font-size-complex="10pt" style:font-weight-complex="normal"/>
    </style:style>
    <style:style style:name="T1804" style:family="text">
      <style:text-properties style:text-position="0% 100%" fo:font-size="10pt" officeooo:rsid="022ee061" style:font-size-asian="8.75pt" style:font-weight-asian="normal" style:font-size-complex="10pt" style:font-weight-complex="normal"/>
    </style:style>
    <style:style style:name="T1805" style:family="text">
      <style:text-properties style:text-position="0% 100%" fo:font-size="10pt" officeooo:rsid="022f6b4a" style:font-size-asian="8.75pt" style:font-weight-asian="normal" style:font-size-complex="10pt" style:font-weight-complex="normal"/>
    </style:style>
    <style:style style:name="T1806" style:family="text">
      <style:text-properties style:text-position="0% 100%" fo:font-size="10pt" officeooo:rsid="02341c03" style:font-size-asian="8.75pt" style:font-weight-asian="normal" style:font-size-complex="10pt" style:font-weight-complex="normal"/>
    </style:style>
    <style:style style:name="T1807" style:family="text">
      <style:text-properties style:text-position="0% 100%" fo:font-size="10pt" officeooo:rsid="02357aed" style:font-size-asian="8.75pt" style:font-weight-asian="normal" style:font-size-complex="10pt" style:font-weight-complex="normal"/>
    </style:style>
    <style:style style:name="T1808" style:family="text">
      <style:text-properties style:text-position="0% 100%" fo:font-size="10pt" officeooo:rsid="0236fdfb" style:font-size-asian="8.75pt" style:font-weight-asian="normal" style:font-size-complex="10pt" style:font-weight-complex="normal"/>
    </style:style>
    <style:style style:name="T1809" style:family="text">
      <style:text-properties style:text-position="0% 100%" fo:font-size="10pt" officeooo:rsid="0237e300" style:font-size-asian="8.75pt" style:font-weight-asian="normal" style:font-size-complex="10pt" style:font-weight-complex="normal"/>
    </style:style>
    <style:style style:name="T1810" style:family="text">
      <style:text-properties style:text-position="0% 100%" fo:font-size="10pt" officeooo:rsid="0237f23d" style:font-size-asian="8.75pt" style:font-weight-asian="normal" style:font-size-complex="10pt" style:font-weight-complex="normal"/>
    </style:style>
    <style:style style:name="T1811" style:family="text">
      <style:text-properties style:text-position="0% 100%" fo:font-size="10pt" officeooo:rsid="023a8d70" style:font-size-asian="8.75pt" style:font-weight-asian="normal" style:font-size-complex="10pt" style:font-weight-complex="normal"/>
    </style:style>
    <style:style style:name="T1812" style:family="text">
      <style:text-properties style:text-position="0% 100%" fo:font-size="10pt" officeooo:rsid="025235a0" style:font-size-asian="8.75pt" style:font-weight-asian="normal" style:font-size-complex="10pt" style:font-weight-complex="normal"/>
    </style:style>
    <style:style style:name="T1813" style:family="text">
      <style:text-properties style:text-position="0% 100%" fo:font-size="10pt" officeooo:rsid="02541bbe" style:font-size-asian="8.75pt" style:font-weight-asian="normal" style:font-size-complex="10pt" style:font-weight-complex="normal"/>
    </style:style>
    <style:style style:name="T1814" style:family="text">
      <style:text-properties style:text-position="0% 100%" fo:font-size="10pt" officeooo:rsid="02546ce0" style:font-size-asian="8.75pt" style:font-weight-asian="normal" style:font-size-complex="10pt" style:font-weight-complex="normal"/>
    </style:style>
    <style:style style:name="T1815" style:family="text">
      <style:text-properties style:text-position="0% 100%" fo:font-size="10pt" officeooo:rsid="0254e11e" style:font-size-asian="8.75pt" style:font-weight-asian="normal" style:font-size-complex="10pt" style:font-weight-complex="normal"/>
    </style:style>
    <style:style style:name="T1816" style:family="text">
      <style:text-properties style:text-position="0% 100%" fo:font-size="10pt" officeooo:rsid="0255b744" style:font-size-asian="8.75pt" style:font-weight-asian="normal" style:font-size-complex="10pt" style:font-weight-complex="normal"/>
    </style:style>
    <style:style style:name="T1817" style:family="text">
      <style:text-properties style:text-position="0% 100%" fo:font-size="10pt" officeooo:rsid="0257b339" style:font-size-asian="8.75pt" style:font-weight-asian="normal" style:font-size-complex="10pt" style:font-weight-complex="normal"/>
    </style:style>
    <style:style style:name="T1818" style:family="text">
      <style:text-properties style:text-position="0% 100%" fo:font-size="10pt" officeooo:rsid="025998a0" style:font-size-asian="8.75pt" style:font-weight-asian="normal" style:font-size-complex="10pt" style:font-weight-complex="normal"/>
    </style:style>
    <style:style style:name="T1819" style:family="text">
      <style:text-properties style:text-position="0% 100%" fo:font-size="10pt" officeooo:rsid="0259cc9e" style:font-size-asian="8.75pt" style:font-weight-asian="normal" style:font-size-complex="10pt" style:font-weight-complex="normal"/>
    </style:style>
    <style:style style:name="T1820" style:family="text">
      <style:text-properties style:text-position="0% 100%" fo:font-size="10pt" officeooo:rsid="025aac1d" style:font-size-asian="8.75pt" style:font-weight-asian="normal" style:font-size-complex="10pt" style:font-weight-complex="normal"/>
    </style:style>
    <style:style style:name="T1821" style:family="text">
      <style:text-properties style:text-position="0% 100%" fo:font-size="10pt" officeooo:rsid="025b6fb2" style:font-size-asian="8.75pt" style:font-weight-asian="normal" style:font-size-complex="10pt" style:font-weight-complex="normal"/>
    </style:style>
    <style:style style:name="T1822" style:family="text">
      <style:text-properties style:text-position="0% 100%" fo:font-size="10pt" officeooo:rsid="025c5f95" style:font-size-asian="8.75pt" style:font-weight-asian="normal" style:font-size-complex="10pt" style:font-weight-complex="normal"/>
    </style:style>
    <style:style style:name="T1823" style:family="text">
      <style:text-properties style:text-position="0% 100%" fo:font-size="10pt" officeooo:rsid="025dcccd" style:font-size-asian="8.75pt" style:font-weight-asian="normal" style:font-size-complex="10pt" style:font-weight-complex="normal"/>
    </style:style>
    <style:style style:name="T1824" style:family="text">
      <style:text-properties style:text-position="0% 100%" fo:font-size="10pt" officeooo:rsid="0262bfae" style:font-size-asian="8.75pt" style:font-weight-asian="normal" style:font-size-complex="10pt" style:font-weight-complex="normal"/>
    </style:style>
    <style:style style:name="T1825" style:family="text">
      <style:text-properties style:text-position="0% 100%" fo:font-size="10pt" officeooo:rsid="02632842" style:font-size-asian="8.75pt" style:font-weight-asian="normal" style:font-size-complex="10pt" style:font-weight-complex="normal"/>
    </style:style>
    <style:style style:name="T1826" style:family="text">
      <style:text-properties style:text-position="0% 100%" fo:font-size="10pt" officeooo:rsid="02640d34" style:font-size-asian="8.75pt" style:font-weight-asian="normal" style:font-size-complex="10pt" style:font-weight-complex="normal"/>
    </style:style>
    <style:style style:name="T1827" style:family="text">
      <style:text-properties style:text-position="0% 100%" fo:font-size="10pt" officeooo:rsid="0264ad14" style:font-size-asian="8.75pt" style:font-weight-asian="normal" style:font-size-complex="10pt" style:font-weight-complex="normal"/>
    </style:style>
    <style:style style:name="T1828" style:family="text">
      <style:text-properties style:text-position="0% 100%" fo:font-size="10pt" officeooo:rsid="026616b9" style:font-size-asian="8.75pt" style:font-weight-asian="normal" style:font-size-complex="10pt" style:font-weight-complex="normal"/>
    </style:style>
    <style:style style:name="T1829" style:family="text">
      <style:text-properties style:text-position="0% 100%" fo:font-size="10pt" officeooo:rsid="0266c0e3" style:font-size-asian="8.75pt" style:font-weight-asian="normal" style:font-size-complex="10pt" style:font-weight-complex="normal"/>
    </style:style>
    <style:style style:name="T1830" style:family="text">
      <style:text-properties style:text-position="0% 100%" fo:font-size="10pt" officeooo:rsid="02678bd4" style:font-size-asian="8.75pt" style:font-weight-asian="normal" style:font-size-complex="10pt" style:font-weight-complex="normal"/>
    </style:style>
    <style:style style:name="T1831" style:family="text">
      <style:text-properties style:text-position="0% 100%" fo:font-size="10pt" officeooo:rsid="0268f435" style:font-size-asian="8.75pt" style:font-weight-asian="normal" style:font-size-complex="10pt" style:font-weight-complex="normal"/>
    </style:style>
    <style:style style:name="T1832" style:family="text">
      <style:text-properties style:text-position="0% 100%" fo:font-size="10pt" officeooo:rsid="026a1ae8" style:font-size-asian="8.75pt" style:font-weight-asian="normal" style:font-size-complex="10pt" style:font-weight-complex="normal"/>
    </style:style>
    <style:style style:name="T1833" style:family="text">
      <style:text-properties style:text-position="0% 100%" fo:font-size="10pt" officeooo:rsid="026b44a6" style:font-size-asian="8.75pt" style:font-weight-asian="normal" style:font-size-complex="10pt" style:font-weight-complex="normal"/>
    </style:style>
    <style:style style:name="T1834" style:family="text">
      <style:text-properties style:text-position="0% 100%" fo:font-size="10pt" officeooo:rsid="026cf44b" style:font-size-asian="8.75pt" style:font-weight-asian="normal" style:font-size-complex="10pt" style:font-weight-complex="normal"/>
    </style:style>
    <style:style style:name="T1835" style:family="text">
      <style:text-properties style:text-position="0% 100%" fo:font-size="10pt" officeooo:rsid="02708b28" style:font-size-asian="8.75pt" style:font-weight-asian="normal" style:font-size-complex="10pt" style:font-weight-complex="normal"/>
    </style:style>
    <style:style style:name="T1836" style:family="text">
      <style:text-properties style:text-position="0% 100%" fo:font-size="10pt" officeooo:rsid="0271ca7f" style:font-size-asian="8.75pt" style:font-weight-asian="normal" style:font-size-complex="10pt" style:font-weight-complex="normal"/>
    </style:style>
    <style:style style:name="T1837" style:family="text">
      <style:text-properties style:text-position="0% 100%" fo:font-size="10pt" officeooo:rsid="0273abe0" style:font-size-asian="8.75pt" style:font-weight-asian="normal" style:font-size-complex="10pt" style:font-weight-complex="normal"/>
    </style:style>
    <style:style style:name="T1838" style:family="text">
      <style:text-properties style:text-position="0% 100%" fo:font-size="10pt" officeooo:rsid="0273f6df" style:font-size-asian="8.75pt" style:font-weight-asian="normal" style:font-size-complex="10pt" style:font-weight-complex="normal"/>
    </style:style>
    <style:style style:name="T1839" style:family="text">
      <style:text-properties style:text-position="0% 100%" fo:font-size="10pt" officeooo:rsid="02748741" style:font-size-asian="8.75pt" style:font-weight-asian="normal" style:font-size-complex="10pt" style:font-weight-complex="normal"/>
    </style:style>
    <style:style style:name="T1840" style:family="text">
      <style:text-properties style:text-position="0% 100%" fo:font-size="10pt" officeooo:rsid="0275ab28" style:font-size-asian="8.75pt" style:font-weight-asian="normal" style:font-size-complex="10pt" style:font-weight-complex="normal"/>
    </style:style>
    <style:style style:name="T1841" style:family="text">
      <style:text-properties style:text-position="0% 100%" fo:font-size="10pt" officeooo:rsid="02769571" style:font-size-asian="8.75pt" style:font-weight-asian="normal" style:font-size-complex="10pt" style:font-weight-complex="normal"/>
    </style:style>
    <style:style style:name="T1842" style:family="text">
      <style:text-properties style:text-position="0% 100%" fo:font-size="10pt" officeooo:rsid="0279afa2" style:font-size-asian="8.75pt" style:font-weight-asian="normal" style:font-size-complex="10pt" style:font-weight-complex="normal"/>
    </style:style>
    <style:style style:name="T1843" style:family="text">
      <style:text-properties style:text-position="0% 100%" fo:font-size="10pt" officeooo:rsid="027af083" style:font-size-asian="8.75pt" style:font-weight-asian="normal" style:font-size-complex="10pt" style:font-weight-complex="normal"/>
    </style:style>
    <style:style style:name="T1844" style:family="text">
      <style:text-properties style:text-position="0% 100%" fo:font-size="10pt" officeooo:rsid="027afa26" style:font-size-asian="8.75pt" style:font-weight-asian="normal" style:font-size-complex="10pt" style:font-weight-complex="normal"/>
    </style:style>
    <style:style style:name="T1845" style:family="text">
      <style:text-properties style:text-position="0% 100%" fo:font-size="10pt" officeooo:rsid="02a0a2cf" style:font-size-asian="8.75pt" style:font-weight-asian="normal" style:font-size-complex="10pt" style:font-weight-complex="normal"/>
    </style:style>
    <style:style style:name="T1846" style:family="text">
      <style:text-properties style:text-position="0% 100%" fo:font-size="10pt" officeooo:rsid="02a6662e" style:font-size-asian="8.75pt" style:font-weight-asian="normal" style:font-size-complex="10pt" style:font-weight-complex="normal"/>
    </style:style>
    <style:style style:name="T1847" style:family="text">
      <style:text-properties style:text-position="0% 100%" fo:font-size="10pt" officeooo:rsid="02a78797" style:font-size-asian="8.75pt" style:font-weight-asian="normal" style:font-size-complex="10pt" style:font-weight-complex="normal"/>
    </style:style>
    <style:style style:name="T1848" style:family="text">
      <style:text-properties style:text-position="0% 100%" fo:font-size="10pt" officeooo:rsid="02a7fa9c" style:font-size-asian="8.75pt" style:font-weight-asian="normal" style:font-size-complex="10pt" style:font-weight-complex="normal"/>
    </style:style>
    <style:style style:name="T1849" style:family="text">
      <style:text-properties style:text-position="0% 100%" fo:font-size="10pt" officeooo:rsid="02a8c7f5" style:font-size-asian="8.75pt" style:font-weight-asian="normal" style:font-size-complex="10pt" style:font-weight-complex="normal"/>
    </style:style>
    <style:style style:name="T1850" style:family="text">
      <style:text-properties style:text-position="0% 100%" fo:font-size="10pt" officeooo:rsid="06ceaeac" style:font-size-asian="8.75pt" style:font-weight-asian="normal" style:font-size-complex="10pt" style:font-weight-complex="normal"/>
    </style:style>
    <style:style style:name="T1851" style:family="text">
      <style:text-properties style:text-position="0% 100%" fo:font-size="10pt" officeooo:rsid="06cf127b" style:font-size-asian="8.75pt" style:font-weight-asian="normal" style:font-size-complex="10pt" style:font-weight-complex="normal"/>
    </style:style>
    <style:style style:name="T1852" style:family="text">
      <style:text-properties style:text-position="0% 100%" fo:font-size="10pt" officeooo:rsid="06d0d5b5" style:font-size-asian="8.75pt" style:font-weight-asian="normal" style:font-size-complex="10pt" style:font-weight-complex="normal"/>
    </style:style>
    <style:style style:name="T1853" style:family="text">
      <style:text-properties style:text-position="0% 100%" fo:font-size="10pt" officeooo:rsid="06d1e442" style:font-size-asian="8.75pt" style:font-weight-asian="normal" style:font-size-complex="10pt" style:font-weight-complex="normal"/>
    </style:style>
    <style:style style:name="T1854" style:family="text">
      <style:text-properties style:text-position="0% 100%" fo:font-size="10pt" officeooo:rsid="06d2f78e" style:font-size-asian="8.75pt" style:font-weight-asian="normal" style:font-size-complex="10pt" style:font-weight-complex="normal"/>
    </style:style>
    <style:style style:name="T1855" style:family="text">
      <style:text-properties style:text-position="0% 100%" fo:font-size="10pt" officeooo:rsid="06d4b045" style:font-size-asian="8.75pt" style:font-weight-asian="normal" style:font-size-complex="10pt" style:font-weight-complex="normal"/>
    </style:style>
    <style:style style:name="T1856" style:family="text">
      <style:text-properties style:text-position="0% 100%" fo:font-size="10pt" officeooo:rsid="06d6a835" style:font-size-asian="8.75pt" style:font-weight-asian="normal" style:font-size-complex="10pt" style:font-weight-complex="normal"/>
    </style:style>
    <style:style style:name="T1857" style:family="text">
      <style:text-properties style:text-position="0% 100%" fo:font-size="10pt" officeooo:rsid="06d74fdb" style:font-size-asian="8.75pt" style:font-weight-asian="normal" style:font-size-complex="10pt" style:font-weight-complex="normal"/>
    </style:style>
    <style:style style:name="T1858" style:family="text">
      <style:text-properties style:text-position="0% 100%" fo:font-size="10pt" officeooo:rsid="06da1fa4" style:font-size-asian="8.75pt" style:font-weight-asian="normal" style:font-size-complex="10pt" style:font-weight-complex="normal"/>
    </style:style>
    <style:style style:name="T1859" style:family="text">
      <style:text-properties style:text-position="0% 100%" fo:font-size="10pt" officeooo:rsid="06da676b" style:font-size-asian="8.75pt" style:font-weight-asian="normal" style:font-size-complex="10pt" style:font-weight-complex="normal"/>
    </style:style>
    <style:style style:name="T1860" style:family="text">
      <style:text-properties style:text-position="0% 100%" fo:font-size="10pt" officeooo:rsid="06dbbaa4" style:font-size-asian="8.75pt" style:font-weight-asian="normal" style:font-size-complex="10pt" style:font-weight-complex="normal"/>
    </style:style>
    <style:style style:name="T1861" style:family="text">
      <style:text-properties style:text-position="0% 100%" fo:font-size="10pt" officeooo:rsid="06dd1f52" style:font-size-asian="8.75pt" style:font-weight-asian="normal" style:font-size-complex="10pt" style:font-weight-complex="normal"/>
    </style:style>
    <style:style style:name="T1862" style:family="text">
      <style:text-properties style:text-position="0% 100%" fo:font-size="10pt" officeooo:rsid="06e261dc" style:font-size-asian="8.75pt" style:font-weight-asian="normal" style:font-size-complex="10pt" style:font-weight-complex="normal"/>
    </style:style>
    <style:style style:name="T1863" style:family="text">
      <style:text-properties style:text-position="0% 100%" fo:font-size="10pt" officeooo:rsid="06e3c7ac" style:font-size-asian="8.75pt" style:font-weight-asian="normal" style:font-size-complex="10pt" style:font-weight-complex="normal"/>
    </style:style>
    <style:style style:name="T1864" style:family="text">
      <style:text-properties style:text-position="0% 100%" fo:font-size="10pt" officeooo:rsid="06e4bfe4" style:font-size-asian="8.75pt" style:font-weight-asian="normal" style:font-size-complex="10pt" style:font-weight-complex="normal"/>
    </style:style>
    <style:style style:name="T1865" style:family="text">
      <style:text-properties style:text-position="0% 100%" fo:font-size="10pt" officeooo:rsid="06e58b57" style:font-size-asian="8.75pt" style:font-weight-asian="normal" style:font-size-complex="10pt" style:font-weight-complex="normal"/>
    </style:style>
    <style:style style:name="T1866" style:family="text">
      <style:text-properties style:text-position="0% 100%" fo:font-size="10pt" officeooo:rsid="06e591cb" style:font-size-asian="8.75pt" style:font-weight-asian="normal" style:font-size-complex="10pt" style:font-weight-complex="normal"/>
    </style:style>
    <style:style style:name="T1867" style:family="text">
      <style:text-properties style:text-position="0% 100%" fo:font-size="10pt" officeooo:rsid="06e77234" style:font-size-asian="8.75pt" style:font-weight-asian="normal" style:font-size-complex="10pt" style:font-weight-complex="normal"/>
    </style:style>
    <style:style style:name="T1868" style:family="text">
      <style:text-properties style:text-position="0% 100%" fo:font-size="10pt" officeooo:rsid="06e80e31" style:font-size-asian="8.75pt" style:font-weight-asian="normal" style:font-size-complex="10pt" style:font-weight-complex="normal"/>
    </style:style>
    <style:style style:name="T1869" style:family="text">
      <style:text-properties style:text-position="0% 100%" fo:font-size="10pt" officeooo:rsid="06e95b87" style:font-size-asian="8.75pt" style:font-weight-asian="normal" style:font-size-complex="10pt" style:font-weight-complex="normal"/>
    </style:style>
    <style:style style:name="T1870" style:family="text">
      <style:text-properties style:text-position="0% 100%" fo:font-size="10pt" officeooo:rsid="06ea48df" style:font-size-asian="8.75pt" style:font-weight-asian="normal" style:font-size-complex="10pt" style:font-weight-complex="normal"/>
    </style:style>
    <style:style style:name="T1871" style:family="text">
      <style:text-properties style:text-position="0% 100%" fo:font-size="10pt" officeooo:rsid="06eb7560" style:font-size-asian="8.75pt" style:font-weight-asian="normal" style:font-size-complex="10pt" style:font-weight-complex="normal"/>
    </style:style>
    <style:style style:name="T1872" style:family="text">
      <style:text-properties style:text-position="0% 100%" fo:font-size="10pt" officeooo:rsid="06ed666a" style:font-size-asian="8.75pt" style:font-weight-asian="normal" style:font-size-complex="10pt" style:font-weight-complex="normal"/>
    </style:style>
    <style:style style:name="T1873" style:family="text">
      <style:text-properties style:text-position="0% 100%" fo:font-size="10pt" officeooo:rsid="0728a05f" style:font-size-asian="8.75pt" style:font-weight-asian="normal" style:font-size-complex="10pt" style:font-weight-complex="normal"/>
    </style:style>
    <style:style style:name="T1874" style:family="text">
      <style:text-properties style:text-position="0% 100%" fo:font-size="10pt" officeooo:rsid="07293d34" style:font-size-asian="8.75pt" style:font-weight-asian="normal" style:font-size-complex="10pt" style:font-weight-complex="normal"/>
    </style:style>
    <style:style style:name="T1875" style:family="text">
      <style:text-properties style:text-position="0% 100%" fo:font-size="10pt" officeooo:rsid="072adb54" style:font-size-asian="8.75pt" style:font-weight-asian="normal" style:font-size-complex="10pt" style:font-weight-complex="normal"/>
    </style:style>
    <style:style style:name="T1876" style:family="text">
      <style:text-properties style:text-position="0% 100%" fo:font-size="10pt" officeooo:rsid="074e4dd1" style:font-size-asian="8.75pt" style:font-weight-asian="normal" style:font-size-complex="10pt" style:font-weight-complex="normal"/>
    </style:style>
    <style:style style:name="T1877" style:family="text">
      <style:text-properties style:text-position="0% 100%" fo:font-size="10pt" officeooo:rsid="074fe122" style:font-size-asian="8.75pt" style:font-weight-asian="normal" style:font-size-complex="10pt" style:font-weight-complex="normal"/>
    </style:style>
    <style:style style:name="T1878" style:family="text">
      <style:text-properties style:text-position="0% 100%" fo:font-size="10pt" officeooo:rsid="074b7913" style:font-size-asian="8.75pt" style:font-weight-asian="normal" style:font-size-complex="10pt" style:font-weight-complex="normal"/>
    </style:style>
    <style:style style:name="T1879" style:family="text">
      <style:text-properties style:text-position="0% 100%" fo:font-size="10pt" officeooo:rsid="07535d25" style:font-size-asian="8.75pt" style:font-weight-asian="normal" style:font-size-complex="10pt" style:font-weight-complex="normal"/>
    </style:style>
    <style:style style:name="T1880" style:family="text">
      <style:text-properties style:text-position="0% 100%" fo:font-size="10pt" officeooo:rsid="075ad7a6" style:font-size-asian="8.75pt" style:font-weight-asian="normal" style:font-size-complex="10pt" style:font-weight-complex="normal"/>
    </style:style>
    <style:style style:name="T1881" style:family="text">
      <style:text-properties style:text-position="0% 100%" fo:font-size="10pt" officeooo:rsid="07da8f09" style:font-size-asian="8.75pt" style:font-weight-asian="normal" style:font-size-complex="10pt" style:font-weight-complex="normal"/>
    </style:style>
    <style:style style:name="T1882" style:family="text">
      <style:text-properties style:text-position="0% 100%" fo:font-size="10pt" officeooo:rsid="0871bbff" style:font-size-asian="8.75pt" style:font-weight-asian="normal" style:font-size-complex="10pt" style:font-weight-complex="normal"/>
    </style:style>
    <style:style style:name="T1883" style:family="text">
      <style:text-properties style:text-position="0% 100%" fo:font-size="10pt" officeooo:rsid="087b3cc2" style:font-size-asian="8.75pt" style:font-weight-asian="normal" style:font-size-complex="10pt" style:font-weight-complex="normal"/>
    </style:style>
    <style:style style:name="T1884" style:family="text">
      <style:text-properties style:text-position="0% 100%" fo:font-size="10pt" officeooo:rsid="087bc451" style:font-size-asian="8.75pt" style:font-weight-asian="normal" style:font-size-complex="10pt" style:font-weight-complex="normal"/>
    </style:style>
    <style:style style:name="T1885" style:family="text">
      <style:text-properties style:text-position="0% 100%" fo:font-size="10pt" officeooo:rsid="0892b011" style:font-size-asian="8.75pt" style:font-weight-asian="normal" style:font-size-complex="10pt" style:font-weight-complex="normal"/>
    </style:style>
    <style:style style:name="T1886" style:family="text">
      <style:text-properties style:text-position="0% 100%" fo:font-size="10pt" officeooo:rsid="089582cb" style:font-size-asian="8.75pt" style:font-weight-asian="normal" style:font-size-complex="10pt" style:font-weight-complex="normal"/>
    </style:style>
    <style:style style:name="T1887" style:family="text">
      <style:text-properties style:text-position="0% 100%" fo:font-size="10pt" officeooo:rsid="0896e1c6" style:font-size-asian="8.75pt" style:font-weight-asian="normal" style:font-size-complex="10pt" style:font-weight-complex="normal"/>
    </style:style>
    <style:style style:name="T1888" style:family="text">
      <style:text-properties style:text-position="0% 100%" fo:font-size="10pt" officeooo:rsid="089756d3" style:font-size-asian="8.75pt" style:font-weight-asian="normal" style:font-size-complex="10pt" style:font-weight-complex="normal"/>
    </style:style>
    <style:style style:name="T1889" style:family="text">
      <style:text-properties style:text-position="0% 100%" fo:font-size="10pt" officeooo:rsid="08991548" style:font-size-asian="8.75pt" style:font-weight-asian="normal" style:font-size-complex="10pt" style:font-weight-complex="normal"/>
    </style:style>
    <style:style style:name="T1890" style:family="text">
      <style:text-properties style:text-position="0% 100%" fo:font-size="10pt" officeooo:rsid="089d780e" style:font-size-asian="8.75pt" style:font-weight-asian="normal" style:font-size-complex="10pt" style:font-weight-complex="normal"/>
    </style:style>
    <style:style style:name="T1891" style:family="text">
      <style:text-properties style:text-position="0% 100%" fo:font-size="10pt" officeooo:rsid="08a034f1" style:font-size-asian="8.75pt" style:font-weight-asian="normal" style:font-size-complex="10pt" style:font-weight-complex="normal"/>
    </style:style>
    <style:style style:name="T1892" style:family="text">
      <style:text-properties style:text-position="0% 100%" fo:font-size="10pt" officeooo:rsid="08a24404" style:font-size-asian="8.75pt" style:font-weight-asian="normal" style:font-size-complex="10pt" style:font-weight-complex="normal"/>
    </style:style>
    <style:style style:name="T1893" style:family="text">
      <style:text-properties style:text-position="0% 100%" fo:font-size="10pt" officeooo:rsid="08a26dda" style:font-size-asian="8.75pt" style:font-weight-asian="normal" style:font-size-complex="10pt" style:font-weight-complex="normal"/>
    </style:style>
    <style:style style:name="T1894" style:family="text">
      <style:text-properties style:text-position="0% 100%" fo:font-size="10pt" officeooo:rsid="08a52dc3" style:font-size-asian="8.75pt" style:font-weight-asian="normal" style:font-size-complex="10pt" style:font-weight-complex="normal"/>
    </style:style>
    <style:style style:name="T1895" style:family="text">
      <style:text-properties style:text-position="0% 100%" fo:font-size="10pt" officeooo:rsid="08d685a4" style:font-size-asian="8.75pt" style:font-weight-asian="normal" style:font-size-complex="10pt" style:font-weight-complex="normal"/>
    </style:style>
    <style:style style:name="T1896" style:family="text">
      <style:text-properties style:text-position="0% 100%" fo:font-size="10pt" officeooo:rsid="08ddae63" style:font-size-asian="8.75pt" style:font-weight-asian="normal" style:font-size-complex="10pt" style:font-weight-complex="normal"/>
    </style:style>
    <style:style style:name="T189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89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899"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00"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01" style:family="text">
      <style:text-properties style:text-position="0% 100%" fo:font-size="10pt" fo:language="it" fo:country="IT" style:font-size-asian="8.75pt" style:font-weight-asian="normal" style:font-size-complex="10pt" style:font-weight-complex="normal"/>
    </style:style>
    <style:style style:name="T1902" style:family="text">
      <style:text-properties style:text-position="0% 100%" fo:font-size="10pt" fo:language="it" fo:country="IT" officeooo:rsid="00c0f594" style:font-size-asian="8.75pt" style:font-weight-asian="normal" style:font-size-complex="10pt" style:font-weight-complex="normal"/>
    </style:style>
    <style:style style:name="T1903" style:family="text">
      <style:text-properties style:text-position="0% 100%" fo:font-size="10pt" fo:language="it" fo:country="IT" officeooo:rsid="00c49a5a" style:font-size-asian="8.75pt" style:font-weight-asian="normal" style:font-size-complex="10pt" style:font-weight-complex="normal"/>
    </style:style>
    <style:style style:name="T1904" style:family="text">
      <style:text-properties style:text-position="0% 100%" fo:font-size="10pt" fo:language="it" fo:country="IT" officeooo:rsid="00ccc776" style:font-size-asian="8.75pt" style:font-weight-asian="normal" style:font-size-complex="10pt" style:font-weight-complex="normal"/>
    </style:style>
    <style:style style:name="T1905" style:family="text">
      <style:text-properties style:text-position="0% 100%" fo:font-size="10pt" fo:language="it" fo:country="IT" officeooo:rsid="00e3f2af" style:font-size-asian="8.75pt" style:font-weight-asian="normal" style:font-size-complex="10pt" style:font-weight-complex="normal"/>
    </style:style>
    <style:style style:name="T1906" style:family="text">
      <style:text-properties style:text-position="0% 100%" fo:font-size="10pt" fo:language="it" fo:country="IT" officeooo:rsid="075ad7a6" style:font-size-asian="8.75pt" style:font-weight-asian="normal" style:font-size-complex="10pt" style:font-weight-complex="normal"/>
    </style:style>
    <style:style style:name="T1907" style:family="text">
      <style:text-properties style:text-position="0% 100%" fo:font-size="10pt" fo:language="it" fo:country="IT" officeooo:rsid="012d8874" style:font-size-asian="8.75pt" style:font-weight-asian="normal" style:font-size-complex="10pt" style:font-weight-complex="normal"/>
    </style:style>
    <style:style style:name="T1908" style:family="text">
      <style:text-properties style:text-position="0% 100%" fo:font-size="10pt" fo:language="it" fo:country="IT" officeooo:rsid="07a757b9" style:font-size-asian="8.75pt" style:font-weight-asian="normal" style:font-size-complex="10pt" style:font-weight-complex="normal"/>
    </style:style>
    <style:style style:name="T1909" style:family="text">
      <style:text-properties style:text-position="0% 100%" fo:font-size="10pt" fo:language="it" fo:country="IT" officeooo:rsid="07a7ac2e" style:font-size-asian="8.75pt" style:font-weight-asian="normal" style:font-size-complex="10pt" style:font-weight-complex="normal"/>
    </style:style>
    <style:style style:name="T1910" style:family="text">
      <style:text-properties style:text-position="0% 100%" fo:font-size="10pt" fo:language="it" fo:country="IT" officeooo:rsid="07ab48a7" style:font-size-asian="8.75pt" style:font-weight-asian="normal" style:font-size-complex="10pt" style:font-weight-complex="normal"/>
    </style:style>
    <style:style style:name="T1911" style:family="text">
      <style:text-properties style:text-position="0% 100%" fo:font-size="10pt" fo:language="it" fo:country="IT" officeooo:rsid="07da8f09" style:font-size-asian="8.75pt" style:font-weight-asian="normal" style:font-size-complex="10pt" style:font-weight-complex="normal"/>
    </style:style>
    <style:style style:name="T1912" style:family="text">
      <style:text-properties style:text-position="0% 100%" fo:font-size="10pt" fo:language="it" fo:country="IT" officeooo:rsid="07e5bf92" style:font-size-asian="8.75pt" style:font-weight-asian="normal" style:font-size-complex="10pt" style:font-weight-complex="normal"/>
    </style:style>
    <style:style style:name="T1913" style:family="text">
      <style:text-properties style:text-position="0% 100%" fo:font-size="10pt" fo:language="it" fo:country="IT" officeooo:rsid="07e672cf" style:font-size-asian="8.75pt" style:font-weight-asian="normal" style:font-size-complex="10pt" style:font-weight-complex="normal"/>
    </style:style>
    <style:style style:name="T1914" style:family="text">
      <style:text-properties style:text-position="0% 100%" fo:font-size="10pt" fo:language="it" fo:country="IT" officeooo:rsid="024721a2" style:font-size-asian="8.75pt" style:font-weight-asian="normal" style:font-size-complex="10pt" style:font-weight-complex="normal"/>
    </style:style>
    <style:style style:name="T1915" style:family="text">
      <style:text-properties style:text-position="0% 100%" fo:font-size="10pt" fo:language="it" fo:country="IT" officeooo:rsid="0250f6c8" style:font-size-asian="8.75pt" style:font-weight-asian="normal" style:font-size-complex="10pt" style:font-weight-complex="normal"/>
    </style:style>
    <style:style style:name="T1916" style:family="text">
      <style:text-properties style:text-position="0% 100%" fo:font-size="10pt" fo:language="it" fo:country="IT" officeooo:rsid="0893be62" style:font-size-asian="8.75pt" style:font-weight-asian="normal" style:font-size-complex="10pt" style:font-weight-complex="normal"/>
    </style:style>
    <style:style style:name="T1917" style:family="text">
      <style:text-properties style:text-position="0% 100%" fo:font-size="10pt" fo:language="it" fo:country="IT" officeooo:rsid="089509e3" style:font-size-asian="8.75pt" style:font-weight-asian="normal" style:font-size-complex="10pt" style:font-weight-complex="normal"/>
    </style:style>
    <style:style style:name="T1918" style:family="text">
      <style:text-properties style:text-position="0% 100%" fo:font-size="10pt" fo:language="it" fo:country="IT" officeooo:rsid="089582cb" style:font-size-asian="8.75pt" style:font-weight-asian="normal" style:font-size-complex="10pt" style:font-weight-complex="normal"/>
    </style:style>
    <style:style style:name="T1919" style:family="text">
      <style:text-properties style:text-position="0% 100%" fo:font-size="10pt" fo:language="it" fo:country="IT" officeooo:rsid="08abf04f" style:font-size-asian="8.75pt" style:font-weight-asian="normal" style:font-size-complex="10pt" style:font-weight-complex="normal"/>
    </style:style>
    <style:style style:name="T1920" style:family="text">
      <style:text-properties style:text-position="0% 100%" fo:font-size="10pt" fo:language="it" fo:country="IT" officeooo:rsid="08bc916d" style:font-size-asian="8.75pt" style:font-weight-asian="normal" style:font-size-complex="10pt" style:font-weight-complex="normal"/>
    </style:style>
    <style:style style:name="T1921" style:family="text">
      <style:text-properties style:text-position="0% 100%" fo:font-size="12pt" fo:font-weight="bold" officeooo:rsid="0092760c" style:font-size-asian="12pt" style:font-weight-asian="bold" style:font-size-complex="12pt" style:font-weight-complex="bold"/>
    </style:style>
    <style:style style:name="T1922" style:family="text">
      <style:text-properties style:text-position="0% 100%" fo:font-size="12pt" fo:font-weight="bold" officeooo:rsid="0279afa2" style:font-size-asian="12pt" style:font-weight-asian="bold" style:font-size-complex="12pt" style:font-weight-complex="bold"/>
    </style:style>
    <style:style style:name="T1923" style:family="text">
      <style:text-properties style:text-position="0% 100%" officeooo:rsid="0627a06a" style:font-weight-asian="bold" style:font-weight-complex="bold"/>
    </style:style>
    <style:style style:name="T1924" style:family="text">
      <style:text-properties style:text-position="0% 100%" officeooo:rsid="00134c72" style:font-weight-asian="bold" style:font-weight-complex="bold"/>
    </style:style>
    <style:style style:name="T1925" style:family="text">
      <style:text-properties style:text-position="0% 100%" officeooo:rsid="0012a22d" style:font-weight-asian="bold" style:font-weight-complex="bold"/>
    </style:style>
    <style:style style:name="T1926" style:family="text">
      <style:text-properties style:text-position="0% 100%" officeooo:rsid="0012a22d"/>
    </style:style>
    <style:style style:name="T1927" style:family="text">
      <style:text-properties style:text-position="0% 100%" officeooo:rsid="062af9cd"/>
    </style:style>
    <style:style style:name="T1928" style:family="text">
      <style:text-properties style:text-position="0% 100%" officeooo:rsid="062c2289"/>
    </style:style>
    <style:style style:name="T1929" style:family="text">
      <style:text-properties style:text-position="0% 100%" style:text-underline-style="solid" style:text-underline-width="auto" style:text-underline-color="font-color" officeooo:rsid="003a7381"/>
    </style:style>
    <style:style style:name="T1930" style:family="text">
      <style:text-properties style:text-position="0% 100%" officeooo:rsid="0649133d"/>
    </style:style>
    <style:style style:name="T1931" style:family="text">
      <style:text-properties style:text-position="0% 100%" officeooo:rsid="064a5cb6"/>
    </style:style>
    <style:style style:name="T1932" style:family="text">
      <style:text-properties style:text-position="0% 100%" officeooo:rsid="064a8d35"/>
    </style:style>
    <style:style style:name="T1933" style:family="text">
      <style:text-properties style:text-position="0% 100%" officeooo:rsid="064c2058"/>
    </style:style>
    <style:style style:name="T1934" style:family="text">
      <style:text-properties style:text-position="0% 100%" officeooo:rsid="064c7e4b"/>
    </style:style>
    <style:style style:name="T1935" style:family="text">
      <style:text-properties style:text-position="0% 100%" officeooo:rsid="064cb774"/>
    </style:style>
    <style:style style:name="T1936" style:family="text">
      <style:text-properties style:text-position="0% 100%" officeooo:rsid="064d0de6"/>
    </style:style>
    <style:style style:name="T1937" style:family="text">
      <style:text-properties style:text-position="0% 100%" officeooo:rsid="064eff83"/>
    </style:style>
    <style:style style:name="T1938" style:family="text">
      <style:text-properties style:text-position="0% 100%" officeooo:rsid="065064f5"/>
    </style:style>
    <style:style style:name="T1939" style:family="text">
      <style:text-properties style:text-position="0% 100%" officeooo:rsid="06520afc"/>
    </style:style>
    <style:style style:name="T1940" style:family="text">
      <style:text-properties style:text-position="0% 100%" officeooo:rsid="0652e62d"/>
    </style:style>
    <style:style style:name="T1941" style:family="text">
      <style:text-properties style:text-position="0% 100%" officeooo:rsid="0654c409"/>
    </style:style>
    <style:style style:name="T1942" style:family="text">
      <style:text-properties style:text-position="0% 100%" officeooo:rsid="067f8cce"/>
    </style:style>
    <style:style style:name="T1943" style:family="text">
      <style:text-properties style:text-position="0% 100%" officeooo:rsid="06806a1d"/>
    </style:style>
    <style:style style:name="T1944" style:family="text">
      <style:text-properties style:text-position="0% 100%" officeooo:rsid="0681eb0a"/>
    </style:style>
    <style:style style:name="T1945" style:family="text">
      <style:text-properties style:text-position="0% 100%" officeooo:rsid="06826dc6"/>
    </style:style>
    <style:style style:name="T1946" style:family="text">
      <style:text-properties style:text-position="0% 100%" officeooo:rsid="06843cc7"/>
    </style:style>
    <style:style style:name="T1947" style:family="text">
      <style:text-properties style:text-position="0% 100%" officeooo:rsid="068631b2"/>
    </style:style>
    <style:style style:name="T1948" style:family="text">
      <style:text-properties style:text-position="0% 100%" officeooo:rsid="068751a2"/>
    </style:style>
    <style:style style:name="T1949" style:family="text">
      <style:text-properties style:text-position="0% 100%" officeooo:rsid="0687ac7b"/>
    </style:style>
    <style:style style:name="T1950" style:family="text">
      <style:text-properties style:text-position="0% 100%" officeooo:rsid="068b6c71"/>
    </style:style>
    <style:style style:name="T1951" style:family="text">
      <style:text-properties style:text-position="0% 100%" officeooo:rsid="068cb9dd"/>
    </style:style>
    <style:style style:name="T1952" style:family="text">
      <style:text-properties style:text-position="0% 100%" officeooo:rsid="068f258c"/>
    </style:style>
    <style:style style:name="T1953" style:family="text">
      <style:text-properties style:text-position="0% 100%" officeooo:rsid="068f458f"/>
    </style:style>
    <style:style style:name="T1954" style:family="text">
      <style:text-properties style:text-position="0% 100%" style:font-name="Calibri1" fo:font-size="10pt" officeooo:rsid="06b8bb5e" style:font-size-asian="10pt" style:font-size-complex="10pt"/>
    </style:style>
    <style:style style:name="T1955" style:family="text">
      <style:text-properties style:text-position="0% 100%" style:font-name="Calibri1" fo:font-size="10pt" officeooo:rsid="074b7913" style:font-size-asian="8.75pt" style:font-weight-asian="normal" style:font-size-complex="10pt" style:font-weight-complex="normal"/>
    </style:style>
    <style:style style:name="T1956" style:family="text">
      <style:text-properties style:text-position="0% 100%" style:font-name="Calibri" fo:font-size="10pt" officeooo:rsid="008e75f2" style:font-size-asian="10pt" style:font-size-complex="10pt" loext:padding="0cm" loext:border="none"/>
    </style:style>
    <style:style style:name="T1957"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58"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59" style:family="text">
      <style:text-properties officeooo:rsid="00309066"/>
    </style:style>
    <style:style style:name="T1960" style:family="text">
      <style:text-properties officeooo:rsid="0031e387"/>
    </style:style>
    <style:style style:name="T1961" style:family="text">
      <style:text-properties officeooo:rsid="003281b4"/>
    </style:style>
    <style:style style:name="T1962" style:family="text">
      <style:text-properties officeooo:rsid="0033be92"/>
    </style:style>
    <style:style style:name="T1963" style:family="text">
      <style:text-properties officeooo:rsid="0034b777"/>
    </style:style>
    <style:style style:name="T1964" style:family="text">
      <style:text-properties officeooo:rsid="00359862"/>
    </style:style>
    <style:style style:name="T1965" style:family="text">
      <style:text-properties officeooo:rsid="00373521"/>
    </style:style>
    <style:style style:name="T1966" style:family="text">
      <style:text-properties officeooo:rsid="0038ee0f"/>
    </style:style>
    <style:style style:name="T1967" style:family="text">
      <style:text-properties officeooo:rsid="003a16a0"/>
    </style:style>
    <style:style style:name="T1968" style:family="text">
      <style:text-properties officeooo:rsid="003a7381"/>
    </style:style>
    <style:style style:name="T1969" style:family="text">
      <style:text-properties style:text-position="super 58%" officeooo:rsid="003a7381"/>
    </style:style>
    <style:style style:name="T1970" style:family="text">
      <style:text-properties fo:font-style="italic" style:font-style-asian="italic" style:font-style-complex="italic"/>
    </style:style>
    <style:style style:name="T1971" style:family="text">
      <style:text-properties fo:font-style="italic" officeooo:rsid="003a7381" style:font-style-asian="italic" style:font-style-complex="italic"/>
    </style:style>
    <style:style style:name="T1972" style:family="text">
      <style:text-properties fo:font-style="italic" officeooo:rsid="066703ae" style:font-style-asian="italic" style:font-style-complex="italic"/>
    </style:style>
    <style:style style:name="T1973" style:family="text">
      <style:text-properties fo:font-style="italic" officeooo:rsid="066492a5" style:font-style-asian="italic" style:font-style-complex="italic"/>
    </style:style>
    <style:style style:name="T1974" style:family="text">
      <style:text-properties fo:font-style="italic" officeooo:rsid="066a332e" style:font-style-asian="italic" style:font-style-complex="italic"/>
    </style:style>
    <style:style style:name="T1975" style:family="text">
      <style:text-properties fo:font-style="italic" officeooo:rsid="06642756" style:font-style-asian="italic" style:font-style-complex="italic"/>
    </style:style>
    <style:style style:name="T1976" style:family="text">
      <style:text-properties fo:font-style="italic" officeooo:rsid="067a8b2f" style:font-style-asian="italic" style:font-style-complex="italic"/>
    </style:style>
    <style:style style:name="T1977" style:family="text">
      <style:text-properties fo:font-style="italic" officeooo:rsid="091220b1" style:font-style-asian="italic" style:font-style-complex="italic"/>
    </style:style>
    <style:style style:name="T1978" style:family="text">
      <style:text-properties officeooo:rsid="02d1a71b"/>
    </style:style>
    <style:style style:name="T1979" style:family="text">
      <style:text-properties officeooo:rsid="02d2f06f"/>
    </style:style>
    <style:style style:name="T1980" style:family="text">
      <style:text-properties officeooo:rsid="02dba112"/>
    </style:style>
    <style:style style:name="T1981" style:family="text">
      <style:text-properties fo:font-weight="bold" officeooo:rsid="02e1a9f4" style:font-weight-asian="bold" style:font-weight-complex="bold"/>
    </style:style>
    <style:style style:name="T1982" style:family="text">
      <style:text-properties fo:font-weight="bold" officeooo:rsid="0356c4b1" style:font-weight-asian="bold" style:font-weight-complex="bold"/>
    </style:style>
    <style:style style:name="T1983" style:family="text">
      <style:text-properties fo:font-weight="bold" officeooo:rsid="03586f5a" style:font-weight-asian="bold" style:font-weight-complex="bold"/>
    </style:style>
    <style:style style:name="T1984" style:family="text">
      <style:text-properties fo:font-weight="bold" officeooo:rsid="037d3ca6" style:font-weight-asian="bold" style:font-weight-complex="bold"/>
    </style:style>
    <style:style style:name="T1985" style:family="text">
      <style:text-properties fo:font-weight="bold" officeooo:rsid="059fb6f6" style:font-weight-asian="bold" style:font-weight-complex="bold"/>
    </style:style>
    <style:style style:name="T1986" style:family="text">
      <style:text-properties fo:font-weight="bold" officeooo:rsid="030df89b" style:font-weight-asian="bold" style:font-weight-complex="bold"/>
    </style:style>
    <style:style style:name="T1987" style:family="text">
      <style:text-properties officeooo:rsid="02dd4a81"/>
    </style:style>
    <style:style style:name="T1988" style:family="text">
      <style:text-properties officeooo:rsid="02dd6dfe"/>
    </style:style>
    <style:style style:name="T1989" style:family="text">
      <style:text-properties officeooo:rsid="02de5bd6"/>
    </style:style>
    <style:style style:name="T1990" style:family="text">
      <style:text-properties officeooo:rsid="02dee6ba"/>
    </style:style>
    <style:style style:name="T1991" style:family="text">
      <style:text-properties officeooo:rsid="02e00714"/>
    </style:style>
    <style:style style:name="T1992" style:family="text">
      <style:text-properties officeooo:rsid="02e1681b"/>
    </style:style>
    <style:style style:name="T1993" style:family="text">
      <style:text-properties officeooo:rsid="02e1a9f4"/>
    </style:style>
    <style:style style:name="T1994" style:family="text">
      <style:text-properties fo:font-size="12pt" fo:font-weight="bold" officeooo:rsid="02e1a9f4" style:font-size-asian="12pt" style:font-weight-asian="bold" style:font-size-complex="12pt" style:font-weight-complex="bold"/>
    </style:style>
    <style:style style:name="T1995" style:family="text">
      <style:text-properties officeooo:rsid="02e1deb7"/>
    </style:style>
    <style:style style:name="T1996" style:family="text">
      <style:text-properties officeooo:rsid="02e3a78c"/>
    </style:style>
    <style:style style:name="T1997" style:family="text">
      <style:text-properties officeooo:rsid="02e4ab5f"/>
    </style:style>
    <style:style style:name="T1998" style:family="text">
      <style:text-properties style:text-underline-style="solid" style:text-underline-width="auto" style:text-underline-color="font-color" officeooo:rsid="02e4ab5f"/>
    </style:style>
    <style:style style:name="T1999" style:family="text">
      <style:text-properties officeooo:rsid="02e6c9b2"/>
    </style:style>
    <style:style style:name="T2000" style:family="text">
      <style:text-properties officeooo:rsid="02e80af6"/>
    </style:style>
    <style:style style:name="T2001" style:family="text">
      <style:text-properties officeooo:rsid="02e9abe4"/>
    </style:style>
    <style:style style:name="T2002" style:family="text">
      <style:text-properties officeooo:rsid="02e9b73d"/>
    </style:style>
    <style:style style:name="T2003" style:family="text">
      <style:text-properties officeooo:rsid="02eb9fc8"/>
    </style:style>
    <style:style style:name="T2004" style:family="text">
      <style:text-properties officeooo:rsid="02ec70b0"/>
    </style:style>
    <style:style style:name="T2005" style:family="text">
      <style:text-properties officeooo:rsid="02ed9d4a"/>
    </style:style>
    <style:style style:name="T2006" style:family="text">
      <style:text-properties officeooo:rsid="02ee5979"/>
    </style:style>
    <style:style style:name="T2007" style:family="text">
      <style:text-properties officeooo:rsid="02ef667f"/>
    </style:style>
    <style:style style:name="T2008" style:family="text">
      <style:text-properties officeooo:rsid="02f08f86"/>
    </style:style>
    <style:style style:name="T2009" style:family="text">
      <style:text-properties officeooo:rsid="02f0b80c"/>
    </style:style>
    <style:style style:name="T2010" style:family="text">
      <style:text-properties officeooo:rsid="02f2b5c2"/>
    </style:style>
    <style:style style:name="T2011" style:family="text">
      <style:text-properties officeooo:rsid="02f43bfc"/>
    </style:style>
    <style:style style:name="T2012" style:family="text">
      <style:text-properties officeooo:rsid="02f45cf3"/>
    </style:style>
    <style:style style:name="T2013" style:family="text">
      <style:text-properties officeooo:rsid="02f628f7"/>
    </style:style>
    <style:style style:name="T2014" style:family="text">
      <style:text-properties officeooo:rsid="02f9b37b"/>
    </style:style>
    <style:style style:name="T2015" style:family="text">
      <style:text-properties officeooo:rsid="02fa64ff"/>
    </style:style>
    <style:style style:name="T2016" style:family="text">
      <style:text-properties officeooo:rsid="02fcc124"/>
    </style:style>
    <style:style style:name="T2017" style:family="text">
      <style:text-properties officeooo:rsid="03021d7b"/>
    </style:style>
    <style:style style:name="T2018" style:family="text">
      <style:text-properties officeooo:rsid="0303995e"/>
    </style:style>
    <style:style style:name="T2019" style:family="text">
      <style:text-properties officeooo:rsid="0306831f"/>
    </style:style>
    <style:style style:name="T2020" style:family="text">
      <style:text-properties officeooo:rsid="0307f40d"/>
    </style:style>
    <style:style style:name="T2021" style:family="text">
      <style:text-properties officeooo:rsid="0308390d"/>
    </style:style>
    <style:style style:name="T2022" style:family="text">
      <style:text-properties officeooo:rsid="030a2214"/>
    </style:style>
    <style:style style:name="T2023" style:family="text">
      <style:text-properties officeooo:rsid="030a5c3b"/>
    </style:style>
    <style:style style:name="T2024" style:family="text">
      <style:text-properties officeooo:rsid="030cc16f"/>
    </style:style>
    <style:style style:name="T2025" style:family="text">
      <style:text-properties officeooo:rsid="030df89b"/>
    </style:style>
    <style:style style:name="T2026" style:family="text">
      <style:text-properties officeooo:rsid="030fca55"/>
    </style:style>
    <style:style style:name="T2027" style:family="text">
      <style:text-properties officeooo:rsid="03103d2f"/>
    </style:style>
    <style:style style:name="T2028" style:family="text">
      <style:text-properties officeooo:rsid="0310aebb"/>
    </style:style>
    <style:style style:name="T2029" style:family="text">
      <style:text-properties officeooo:rsid="0315060a"/>
    </style:style>
    <style:style style:name="T2030" style:family="text">
      <style:text-properties officeooo:rsid="03160455"/>
    </style:style>
    <style:style style:name="T2031" style:family="text">
      <style:text-properties officeooo:rsid="0316c2c0"/>
    </style:style>
    <style:style style:name="T2032" style:family="text">
      <style:text-properties officeooo:rsid="032a5743"/>
    </style:style>
    <style:style style:name="T2033" style:family="text">
      <style:text-properties officeooo:rsid="032cb8db"/>
    </style:style>
    <style:style style:name="T2034" style:family="text">
      <style:text-properties officeooo:rsid="032e7cc5"/>
    </style:style>
    <style:style style:name="T2035" style:family="text">
      <style:text-properties officeooo:rsid="032f45b6"/>
    </style:style>
    <style:style style:name="T2036" style:family="text">
      <style:text-properties officeooo:rsid="032fec04"/>
    </style:style>
    <style:style style:name="T2037" style:family="text">
      <style:text-properties officeooo:rsid="03311bab"/>
    </style:style>
    <style:style style:name="T2038" style:family="text">
      <style:text-properties officeooo:rsid="0332f1b4"/>
    </style:style>
    <style:style style:name="T2039" style:family="text">
      <style:text-properties officeooo:rsid="0354b017"/>
    </style:style>
    <style:style style:name="T2040" style:family="text">
      <style:text-properties officeooo:rsid="03552621"/>
    </style:style>
    <style:style style:name="T2041" style:family="text">
      <style:text-properties officeooo:rsid="0356c4b1"/>
    </style:style>
    <style:style style:name="T2042" style:family="text">
      <style:text-properties officeooo:rsid="03586f5a"/>
    </style:style>
    <style:style style:name="T2043" style:family="text">
      <style:text-properties officeooo:rsid="035a6496"/>
    </style:style>
    <style:style style:name="T2044" style:family="text">
      <style:text-properties officeooo:rsid="035ab703"/>
    </style:style>
    <style:style style:name="T2045" style:family="text">
      <style:text-properties officeooo:rsid="035c7eff"/>
    </style:style>
    <style:style style:name="T2046" style:family="text">
      <style:text-properties officeooo:rsid="035d28cc"/>
    </style:style>
    <style:style style:name="T2047" style:family="text">
      <style:text-properties officeooo:rsid="035ea8ee"/>
    </style:style>
    <style:style style:name="T2048" style:family="text">
      <style:text-properties officeooo:rsid="035ee159"/>
    </style:style>
    <style:style style:name="T2049" style:family="text">
      <style:text-properties officeooo:rsid="0360db90"/>
    </style:style>
    <style:style style:name="T2050" style:family="text">
      <style:text-properties officeooo:rsid="03612f85"/>
    </style:style>
    <style:style style:name="T2051" style:family="text">
      <style:text-properties officeooo:rsid="036287f4"/>
    </style:style>
    <style:style style:name="T2052" style:family="text">
      <style:text-properties officeooo:rsid="03649a56"/>
    </style:style>
    <style:style style:name="T2053" style:family="text">
      <style:text-properties officeooo:rsid="0365706e"/>
    </style:style>
    <style:style style:name="T2054" style:family="text">
      <style:text-properties officeooo:rsid="0365caa8"/>
    </style:style>
    <style:style style:name="T2055" style:family="text">
      <style:text-properties officeooo:rsid="03679b08"/>
    </style:style>
    <style:style style:name="T2056" style:family="text">
      <style:text-properties officeooo:rsid="036c2c5d"/>
    </style:style>
    <style:style style:name="T2057" style:family="text">
      <style:text-properties officeooo:rsid="036caf1a"/>
    </style:style>
    <style:style style:name="T2058" style:family="text">
      <style:text-properties officeooo:rsid="036e1693"/>
    </style:style>
    <style:style style:name="T2059" style:family="text">
      <style:text-properties officeooo:rsid="036f0cdb"/>
    </style:style>
    <style:style style:name="T2060" style:family="text">
      <style:text-properties officeooo:rsid="0371044a"/>
    </style:style>
    <style:style style:name="T2061" style:family="text">
      <style:text-properties officeooo:rsid="03724308"/>
    </style:style>
    <style:style style:name="T2062" style:family="text">
      <style:text-properties officeooo:rsid="0372b458"/>
    </style:style>
    <style:style style:name="T2063" style:family="text">
      <style:text-properties officeooo:rsid="0374a144"/>
    </style:style>
    <style:style style:name="T2064" style:family="text">
      <style:text-properties officeooo:rsid="0374cce5"/>
    </style:style>
    <style:style style:name="T2065" style:family="text">
      <style:text-properties officeooo:rsid="0375dfa1"/>
    </style:style>
    <style:style style:name="T2066" style:family="text">
      <style:text-properties officeooo:rsid="037742c5"/>
    </style:style>
    <style:style style:name="T2067" style:family="text">
      <style:text-properties officeooo:rsid="037863f3"/>
    </style:style>
    <style:style style:name="T2068" style:family="text">
      <style:text-properties officeooo:rsid="03795bec"/>
    </style:style>
    <style:style style:name="T2069" style:family="text">
      <style:text-properties officeooo:rsid="037adf2b"/>
    </style:style>
    <style:style style:name="T2070" style:family="text">
      <style:text-properties officeooo:rsid="037c8bea"/>
    </style:style>
    <style:style style:name="T2071" style:family="text">
      <style:text-properties officeooo:rsid="037cbede"/>
    </style:style>
    <style:style style:name="T2072" style:family="text">
      <style:text-properties officeooo:rsid="037d3ca6"/>
    </style:style>
    <style:style style:name="T2073" style:family="text">
      <style:text-properties officeooo:rsid="037da1d6"/>
    </style:style>
    <style:style style:name="T2074" style:family="text">
      <style:text-properties officeooo:rsid="037edf8c"/>
    </style:style>
    <style:style style:name="T2075" style:family="text">
      <style:text-properties officeooo:rsid="037f5ac2"/>
    </style:style>
    <style:style style:name="T2076" style:family="text">
      <style:text-properties officeooo:rsid="03811a82"/>
    </style:style>
    <style:style style:name="T2077" style:family="text">
      <style:text-properties officeooo:rsid="0382f7b5"/>
    </style:style>
    <style:style style:name="T2078" style:family="text">
      <style:text-properties officeooo:rsid="0383866c"/>
    </style:style>
    <style:style style:name="T2079" style:family="text">
      <style:text-properties officeooo:rsid="0384d4c5"/>
    </style:style>
    <style:style style:name="T2080" style:family="text">
      <style:text-properties officeooo:rsid="03858045"/>
    </style:style>
    <style:style style:name="T2081" style:family="text">
      <style:text-properties officeooo:rsid="038765ea"/>
    </style:style>
    <style:style style:name="T2082" style:family="text">
      <style:text-properties officeooo:rsid="03887472"/>
    </style:style>
    <style:style style:name="T2083" style:family="text">
      <style:text-properties officeooo:rsid="03897b8f"/>
    </style:style>
    <style:style style:name="T2084" style:family="text">
      <style:text-properties officeooo:rsid="0389ed58"/>
    </style:style>
    <style:style style:name="T2085" style:family="text">
      <style:text-properties officeooo:rsid="038ac026"/>
    </style:style>
    <style:style style:name="T2086" style:family="text">
      <style:text-properties officeooo:rsid="038c515b"/>
    </style:style>
    <style:style style:name="T2087" style:family="text">
      <style:text-properties officeooo:rsid="038de198"/>
    </style:style>
    <style:style style:name="T2088" style:family="text">
      <style:text-properties officeooo:rsid="038f140b"/>
    </style:style>
    <style:style style:name="T2089" style:family="text">
      <style:text-properties officeooo:rsid="0390794c"/>
    </style:style>
    <style:style style:name="T2090" style:family="text">
      <style:text-properties officeooo:rsid="03915c3a"/>
    </style:style>
    <style:style style:name="T2091" style:family="text">
      <style:text-properties officeooo:rsid="03923a35"/>
    </style:style>
    <style:style style:name="T2092" style:family="text">
      <style:text-properties officeooo:rsid="039300c7"/>
    </style:style>
    <style:style style:name="T2093" style:family="text">
      <style:text-properties officeooo:rsid="0393b18d"/>
    </style:style>
    <style:style style:name="T2094" style:family="text">
      <style:text-properties officeooo:rsid="0394d1bc"/>
    </style:style>
    <style:style style:name="T2095" style:family="text">
      <style:text-properties officeooo:rsid="0395c398"/>
    </style:style>
    <style:style style:name="T2096" style:family="text">
      <style:text-properties officeooo:rsid="03968052"/>
    </style:style>
    <style:style style:name="T2097" style:family="text">
      <style:text-properties officeooo:rsid="03971dbb"/>
    </style:style>
    <style:style style:name="T2098" style:family="text">
      <style:text-properties officeooo:rsid="03973977"/>
    </style:style>
    <style:style style:name="T2099" style:family="text">
      <style:text-properties officeooo:rsid="057ce4af"/>
    </style:style>
    <style:style style:name="T2100" style:family="text">
      <style:text-properties officeooo:rsid="057e77ea"/>
    </style:style>
    <style:style style:name="T2101" style:family="text">
      <style:text-properties officeooo:rsid="058b97be"/>
    </style:style>
    <style:style style:name="T2102" style:family="text">
      <style:text-properties officeooo:rsid="058bec21"/>
    </style:style>
    <style:style style:name="T2103" style:family="text">
      <style:text-properties officeooo:rsid="058db616"/>
    </style:style>
    <style:style style:name="T2104" style:family="text">
      <style:text-properties officeooo:rsid="058fa3f6"/>
    </style:style>
    <style:style style:name="T2105" style:family="text">
      <style:text-properties officeooo:rsid="0590674e"/>
    </style:style>
    <style:style style:name="T2106" style:family="text">
      <style:text-properties officeooo:rsid="0590fc79"/>
    </style:style>
    <style:style style:name="T2107" style:family="text">
      <style:text-properties officeooo:rsid="0592a7a6"/>
    </style:style>
    <style:style style:name="T2108" style:family="text">
      <style:text-properties officeooo:rsid="05940e7e"/>
    </style:style>
    <style:style style:name="T2109" style:family="text">
      <style:text-properties officeooo:rsid="0594d624"/>
    </style:style>
    <style:style style:name="T2110" style:family="text">
      <style:text-properties officeooo:rsid="0596b4a8"/>
    </style:style>
    <style:style style:name="T2111" style:family="text">
      <style:text-properties officeooo:rsid="0598432d"/>
    </style:style>
    <style:style style:name="T2112" style:family="text">
      <style:text-properties officeooo:rsid="0599db5b"/>
    </style:style>
    <style:style style:name="T2113" style:family="text">
      <style:text-properties officeooo:rsid="059b22d6"/>
    </style:style>
    <style:style style:name="T2114" style:family="text">
      <style:text-properties officeooo:rsid="059c4eeb"/>
    </style:style>
    <style:style style:name="T2115" style:family="text">
      <style:text-properties officeooo:rsid="059e0516"/>
    </style:style>
    <style:style style:name="T2116" style:family="text">
      <style:text-properties officeooo:rsid="059fb6f6"/>
    </style:style>
    <style:style style:name="T2117" style:family="text">
      <style:text-properties officeooo:rsid="05a0825d"/>
    </style:style>
    <style:style style:name="T2118" style:family="text">
      <style:text-properties officeooo:rsid="05a191ca"/>
    </style:style>
    <style:style style:name="T2119" style:family="text">
      <style:text-properties officeooo:rsid="05a1cdf8"/>
    </style:style>
    <style:style style:name="T2120" style:family="text">
      <style:text-properties officeooo:rsid="05a395a3"/>
    </style:style>
    <style:style style:name="T2121" style:family="text">
      <style:text-properties officeooo:rsid="05a43f7d"/>
    </style:style>
    <style:style style:name="T2122" style:family="text">
      <style:text-properties officeooo:rsid="05a5c4b5"/>
    </style:style>
    <style:style style:name="T2123" style:family="text">
      <style:text-properties officeooo:rsid="05a5ce31"/>
    </style:style>
    <style:style style:name="T2124" style:family="text">
      <style:text-properties officeooo:rsid="05a609ed"/>
    </style:style>
    <style:style style:name="T2125" style:family="text">
      <style:text-properties officeooo:rsid="05a7596f"/>
    </style:style>
    <style:style style:name="T2126" style:family="text">
      <style:text-properties officeooo:rsid="05a8f48e"/>
    </style:style>
    <style:style style:name="T2127" style:family="text">
      <style:text-properties officeooo:rsid="05a9cf8b"/>
    </style:style>
    <style:style style:name="T2128" style:family="text">
      <style:text-properties officeooo:rsid="05ab8889"/>
    </style:style>
    <style:style style:name="T2129" style:family="text">
      <style:text-properties officeooo:rsid="05ad241a"/>
    </style:style>
    <style:style style:name="T2130" style:family="text">
      <style:text-properties officeooo:rsid="05adf7da"/>
    </style:style>
    <style:style style:name="T2131" style:family="text">
      <style:text-properties officeooo:rsid="05ae0c8c"/>
    </style:style>
    <style:style style:name="T2132" style:family="text">
      <style:text-properties officeooo:rsid="05afa1c2"/>
    </style:style>
    <style:style style:name="T2133" style:family="text">
      <style:text-properties officeooo:rsid="05b2aa57"/>
    </style:style>
    <style:style style:name="T2134" style:family="text">
      <style:text-properties officeooo:rsid="05b45067"/>
    </style:style>
    <style:style style:name="T2135" style:family="text">
      <style:text-properties officeooo:rsid="05b4f587"/>
    </style:style>
    <style:style style:name="T2136" style:family="text">
      <style:text-properties officeooo:rsid="05b5caff"/>
    </style:style>
    <style:style style:name="T2137" style:family="text">
      <style:text-properties officeooo:rsid="05b61ffc"/>
    </style:style>
    <style:style style:name="T2138" style:family="text">
      <style:text-properties officeooo:rsid="05b73732"/>
    </style:style>
    <style:style style:name="T2139" style:family="text">
      <style:text-properties officeooo:rsid="05b8754e"/>
    </style:style>
    <style:style style:name="T2140" style:family="text">
      <style:text-properties officeooo:rsid="05b9c90f"/>
    </style:style>
    <style:style style:name="T2141" style:family="text">
      <style:text-properties officeooo:rsid="05bb4a32"/>
    </style:style>
    <style:style style:name="T2142" style:family="text">
      <style:text-properties officeooo:rsid="05bc1bbb"/>
    </style:style>
    <style:style style:name="T2143" style:family="text">
      <style:text-properties officeooo:rsid="05bc7e14"/>
    </style:style>
    <style:style style:name="T2144" style:family="text">
      <style:text-properties officeooo:rsid="05be05b1"/>
    </style:style>
    <style:style style:name="T2145" style:family="text">
      <style:text-properties officeooo:rsid="05bf66be"/>
    </style:style>
    <style:style style:name="T2146" style:family="text">
      <style:text-properties officeooo:rsid="05c0ecf7"/>
    </style:style>
    <style:style style:name="T2147" style:family="text">
      <style:text-properties officeooo:rsid="05c185b6"/>
    </style:style>
    <style:style style:name="T2148" style:family="text">
      <style:text-properties officeooo:rsid="0618d149"/>
    </style:style>
    <style:style style:name="T2149" style:family="text">
      <style:text-properties style:font-name="Calibri" fo:font-size="10pt" fo:language="it" fo:country="IT" style:font-size-asian="10pt" style:font-size-complex="10pt"/>
    </style:style>
    <style:style style:name="T2150" style:family="text">
      <style:text-properties style:font-name="Calibri" fo:font-size="10pt" style:font-size-asian="10pt" style:font-size-complex="10pt"/>
    </style:style>
    <style:style style:name="T2151" style:family="text">
      <style:text-properties officeooo:rsid="06246c2c"/>
    </style:style>
    <style:style style:name="T2152" style:family="text">
      <style:text-properties officeooo:rsid="0626062c"/>
    </style:style>
    <style:style style:name="T2153" style:family="text">
      <style:text-properties officeooo:rsid="0627a06a"/>
    </style:style>
    <style:style style:name="T2154" style:family="text">
      <style:text-properties officeooo:rsid="063207eb"/>
    </style:style>
    <style:style style:name="T2155" style:family="text">
      <style:text-properties officeooo:rsid="0635d32b"/>
    </style:style>
    <style:style style:name="T2156" style:family="text">
      <style:text-properties officeooo:rsid="0640963c"/>
    </style:style>
    <style:style style:name="T2157" style:family="text">
      <style:text-properties officeooo:rsid="06418ab8"/>
    </style:style>
    <style:style style:name="T2158" style:family="text">
      <style:text-properties officeooo:rsid="0641bccc"/>
    </style:style>
    <style:style style:name="T2159" style:family="text">
      <style:text-properties officeooo:rsid="0643289c"/>
    </style:style>
    <style:style style:name="T2160" style:family="text">
      <style:text-properties officeooo:rsid="0643e17e"/>
    </style:style>
    <style:style style:name="T2161" style:family="text">
      <style:text-properties officeooo:rsid="0645acda"/>
    </style:style>
    <style:style style:name="T2162" style:family="text">
      <style:text-properties officeooo:rsid="0646ab68"/>
    </style:style>
    <style:style style:name="T2163" style:family="text">
      <style:text-properties fo:font-style="normal" style:text-underline-style="solid" style:text-underline-width="auto" style:text-underline-color="font-color" officeooo:rsid="003a16a0" style:font-style-asian="normal" style:font-style-complex="normal"/>
    </style:style>
    <style:style style:name="T2164" style:family="text">
      <style:text-properties officeooo:rsid="06479749"/>
    </style:style>
    <style:style style:name="T2165" style:family="text">
      <style:text-properties officeooo:rsid="065999f6"/>
    </style:style>
    <style:style style:name="T2166" style:family="text">
      <style:text-properties officeooo:rsid="065a33af"/>
    </style:style>
    <style:style style:name="T2167" style:family="text">
      <style:text-properties officeooo:rsid="065bf85c"/>
    </style:style>
    <style:style style:name="T2168" style:family="text">
      <style:text-properties officeooo:rsid="065db0d7"/>
    </style:style>
    <style:style style:name="T2169" style:family="text">
      <style:text-properties officeooo:rsid="065e986a"/>
    </style:style>
    <style:style style:name="T2170" style:family="text">
      <style:text-properties officeooo:rsid="065f5b44"/>
    </style:style>
    <style:style style:name="T2171" style:family="text">
      <style:text-properties officeooo:rsid="06606c2d"/>
    </style:style>
    <style:style style:name="T2172" style:family="text">
      <style:text-properties officeooo:rsid="0660bbbb"/>
    </style:style>
    <style:style style:name="T2173" style:family="text">
      <style:text-properties officeooo:rsid="0662ae80"/>
    </style:style>
    <style:style style:name="T2174" style:family="text">
      <style:text-properties officeooo:rsid="06631b93"/>
    </style:style>
    <style:style style:name="T2175" style:family="text">
      <style:text-properties officeooo:rsid="06642756"/>
    </style:style>
    <style:style style:name="T2176" style:family="text">
      <style:text-properties officeooo:rsid="066492a5"/>
    </style:style>
    <style:style style:name="T2177" style:family="text">
      <style:text-properties officeooo:rsid="06657688"/>
    </style:style>
    <style:style style:name="T2178" style:family="text">
      <style:text-properties officeooo:rsid="066703ae"/>
    </style:style>
    <style:style style:name="T2179" style:family="text">
      <style:text-properties officeooo:rsid="06685398"/>
    </style:style>
    <style:style style:name="T2180" style:family="text">
      <style:text-properties officeooo:rsid="066a332e"/>
    </style:style>
    <style:style style:name="T2181" style:family="text">
      <style:text-properties officeooo:rsid="066b9750"/>
    </style:style>
    <style:style style:name="T2182" style:family="text">
      <style:text-properties officeooo:rsid="066d393a"/>
    </style:style>
    <style:style style:name="T2183" style:family="text">
      <style:text-properties officeooo:rsid="066ea879"/>
    </style:style>
    <style:style style:name="T2184" style:family="text">
      <style:text-properties officeooo:rsid="0670239a"/>
    </style:style>
    <style:style style:name="T2185" style:family="text">
      <style:text-properties officeooo:rsid="0671d38f"/>
    </style:style>
    <style:style style:name="T2186" style:family="text">
      <style:text-properties officeooo:rsid="0672862c"/>
    </style:style>
    <style:style style:name="T2187" style:family="text">
      <style:text-properties officeooo:rsid="0672dd89"/>
    </style:style>
    <style:style style:name="T2188" style:family="text">
      <style:text-properties officeooo:rsid="067351eb"/>
    </style:style>
    <style:style style:name="T2189" style:family="text">
      <style:text-properties officeooo:rsid="0674f735"/>
    </style:style>
    <style:style style:name="T2190" style:family="text">
      <style:text-properties officeooo:rsid="0677e2c2"/>
    </style:style>
    <style:style style:name="T2191" style:family="text">
      <style:text-properties officeooo:rsid="0678e69e"/>
    </style:style>
    <style:style style:name="T2192" style:family="text">
      <style:text-properties officeooo:rsid="067a8b2f"/>
    </style:style>
    <style:style style:name="T2193" style:family="text">
      <style:text-properties officeooo:rsid="067b377e"/>
    </style:style>
    <style:style style:name="T2194" style:family="text">
      <style:text-properties officeooo:rsid="067cca7e"/>
    </style:style>
    <style:style style:name="T2195" style:family="text">
      <style:text-properties officeooo:rsid="06f3c8de"/>
    </style:style>
    <style:style style:name="T2196" style:family="text">
      <style:text-properties officeooo:rsid="06f64538"/>
    </style:style>
    <style:style style:name="T2197" style:family="text">
      <style:text-properties officeooo:rsid="06f71b7f"/>
    </style:style>
    <style:style style:name="T2198" style:family="text">
      <style:text-properties officeooo:rsid="06f8dc6c"/>
    </style:style>
    <style:style style:name="T2199" style:family="text">
      <style:text-properties officeooo:rsid="06fbeecf"/>
    </style:style>
    <style:style style:name="T2200" style:family="text">
      <style:text-properties officeooo:rsid="06fde6e3"/>
    </style:style>
    <style:style style:name="T2201" style:family="text">
      <style:text-properties officeooo:rsid="06fe0f5e"/>
    </style:style>
    <style:style style:name="T2202" style:family="text">
      <style:text-properties officeooo:rsid="06fe634a"/>
    </style:style>
    <style:style style:name="T2203" style:family="text">
      <style:text-properties officeooo:rsid="06fec062"/>
    </style:style>
    <style:style style:name="T2204" style:family="text">
      <style:text-properties officeooo:rsid="06ff0fa4"/>
    </style:style>
    <style:style style:name="T2205" style:family="text">
      <style:text-properties officeooo:rsid="06ffb86c"/>
    </style:style>
    <style:style style:name="T2206" style:family="text">
      <style:text-properties officeooo:rsid="07005827"/>
    </style:style>
    <style:style style:name="T2207" style:family="text">
      <style:text-properties officeooo:rsid="0701b386"/>
    </style:style>
    <style:style style:name="T2208" style:family="text">
      <style:text-properties officeooo:rsid="0703a7a3"/>
    </style:style>
    <style:style style:name="T2209" style:family="text">
      <style:text-properties officeooo:rsid="070539b9"/>
    </style:style>
    <style:style style:name="T2210" style:family="text">
      <style:text-properties officeooo:rsid="070714f0"/>
    </style:style>
    <style:style style:name="T2211" style:family="text">
      <style:text-properties officeooo:rsid="070737a3"/>
    </style:style>
    <style:style style:name="T2212" style:family="text">
      <style:text-properties officeooo:rsid="07090f34"/>
    </style:style>
    <style:style style:name="T2213" style:family="text">
      <style:text-properties officeooo:rsid="0709efe2"/>
    </style:style>
    <style:style style:name="T2214" style:family="text">
      <style:text-properties officeooo:rsid="070b5cf6"/>
    </style:style>
    <style:style style:name="T2215" style:family="text">
      <style:text-properties officeooo:rsid="070cbb7f"/>
    </style:style>
    <style:style style:name="T2216" style:family="text">
      <style:text-properties officeooo:rsid="070e226f"/>
    </style:style>
    <style:style style:name="T2217" style:family="text">
      <style:text-properties officeooo:rsid="070f32a7"/>
    </style:style>
    <style:style style:name="T2218" style:family="text">
      <style:text-properties officeooo:rsid="0710c9d7"/>
    </style:style>
    <style:style style:name="T2219" style:family="text">
      <style:text-properties officeooo:rsid="0711f170"/>
    </style:style>
    <style:style style:name="T2220" style:family="text">
      <style:text-properties officeooo:rsid="07120f62"/>
    </style:style>
    <style:style style:name="T2221" style:family="text">
      <style:text-properties officeooo:rsid="0712806a"/>
    </style:style>
    <style:style style:name="T2222" style:family="text">
      <style:text-properties officeooo:rsid="071408c5"/>
    </style:style>
    <style:style style:name="T2223" style:family="text">
      <style:text-properties officeooo:rsid="0726f381"/>
    </style:style>
    <style:style style:name="T2224" style:family="text">
      <style:text-properties fo:language="it" fo:country="IT"/>
    </style:style>
    <style:style style:name="T2225" style:family="text">
      <style:text-properties fo:font-size="10pt" fo:language="it" fo:country="IT" style:font-size-asian="10pt" style:font-size-complex="10pt"/>
    </style:style>
    <style:style style:name="T2226" style:family="text">
      <style:text-properties fo:font-size="10pt" fo:language="it" fo:country="IT" officeooo:rsid="08dc9efe" style:font-size-asian="10pt" style:font-size-complex="10pt"/>
    </style:style>
    <style:style style:name="T2227" style:family="text">
      <style:text-properties fo:font-size="10pt" fo:language="it" fo:country="IT" officeooo:rsid="08f7cf64" style:font-size-asian="10pt" style:font-size-complex="10pt"/>
    </style:style>
    <style:style style:name="T2228" style:family="text">
      <style:text-properties fo:font-size="10pt" fo:language="it" fo:country="IT" officeooo:rsid="0915c565" style:font-size-asian="10pt" style:font-size-complex="10pt"/>
    </style:style>
    <style:style style:name="T2229" style:family="text">
      <style:text-properties fo:font-size="10pt" style:font-size-asian="10pt" style:font-size-complex="10pt"/>
    </style:style>
    <style:style style:name="T2230" style:family="text">
      <style:text-properties officeooo:rsid="03915c3a" fo:background-color="#ffff00" loext:char-shading-value="0"/>
    </style:style>
    <style:style style:name="T2231" style:family="text">
      <style:text-properties officeooo:rsid="03915c3a" fo:background-color="#ffff00" loext:char-shading-value="0"/>
    </style:style>
    <style:style style:name="T2232" style:family="text">
      <style:text-properties officeooo:rsid="08f60350"/>
    </style:style>
    <style:style style:name="T2233" style:family="text">
      <style:text-properties officeooo:rsid="08f83421"/>
    </style:style>
    <style:style style:name="T2234" style:family="text">
      <style:text-properties officeooo:rsid="08ff6b92"/>
    </style:style>
    <style:style style:name="T2235" style:family="text">
      <style:text-properties officeooo:rsid="0902e237"/>
    </style:style>
    <style:style style:name="T2236" style:family="text">
      <style:text-properties officeooo:rsid="0903fa4c"/>
    </style:style>
    <style:style style:name="T2237" style:family="text">
      <style:text-properties officeooo:rsid="0904b443"/>
    </style:style>
    <style:style style:name="T2238" style:family="text">
      <style:text-properties officeooo:rsid="09050b51"/>
    </style:style>
    <style:style style:name="T2239" style:family="text">
      <style:text-properties officeooo:rsid="09070d6b"/>
    </style:style>
    <style:style style:name="T2240" style:family="text">
      <style:text-properties officeooo:rsid="0908e617"/>
    </style:style>
    <style:style style:name="T2241" style:family="text">
      <style:text-properties officeooo:rsid="09095018"/>
    </style:style>
    <style:style style:name="T2242" style:family="text">
      <style:text-properties officeooo:rsid="09096bef"/>
    </style:style>
    <style:style style:name="T2243" style:family="text">
      <style:text-properties officeooo:rsid="090b2364"/>
    </style:style>
    <style:style style:name="T2244" style:family="text">
      <style:text-properties officeooo:rsid="090b3e46"/>
    </style:style>
    <style:style style:name="T2245" style:family="text">
      <style:text-properties officeooo:rsid="090e3728"/>
    </style:style>
    <style:style style:name="T2246" style:family="text">
      <style:text-properties officeooo:rsid="090e4bbe"/>
    </style:style>
    <style:style style:name="T2247" style:family="text">
      <style:text-properties officeooo:rsid="090fd376"/>
    </style:style>
    <style:style style:name="T2248" style:family="text">
      <style:text-properties officeooo:rsid="091220b1"/>
    </style:style>
    <style:style style:name="T2249" style:family="text">
      <style:text-properties officeooo:rsid="0913fb4f"/>
    </style:style>
    <style:style style:name="T2250" style:family="text">
      <style:text-properties officeooo:rsid="0919d135"/>
    </style:style>
    <style:style style:name="T2251" style:family="text">
      <style:text-properties officeooo:rsid="091c9bf7"/>
    </style:style>
    <style:style style:name="T2252" style:family="text">
      <style:text-properties officeooo:rsid="09207463"/>
    </style:style>
    <style:style style:name="T2253" style:family="text">
      <style:text-properties officeooo:rsid="0922c932"/>
    </style:style>
    <style:style style:name="T2254" style:family="text">
      <style:text-properties officeooo:rsid="0924b109"/>
    </style:style>
    <style:style style:name="T2255" style:family="text">
      <style:text-properties officeooo:rsid="09254b13"/>
    </style:style>
    <style:style style:name="T2256" style:family="text">
      <style:text-properties officeooo:rsid="092e5f02"/>
    </style:style>
    <style:style style:name="T2257" style:family="text">
      <style:text-properties officeooo:rsid="09385fe5"/>
    </style:style>
    <style:style style:name="T2258" style:family="text">
      <style:text-properties officeooo:rsid="09424270"/>
    </style:style>
    <style:style style:name="T2259" style:family="text">
      <style:text-properties officeooo:rsid="09482f12"/>
    </style:style>
    <style:style style:name="T2260" style:family="text">
      <style:text-properties officeooo:rsid="094bafa8"/>
    </style:style>
    <style:style style:name="T2261" style:family="text">
      <style:text-properties style:font-name="Calibri" fo:font-size="10pt" style:font-size-asian="10pt" style:font-size-complex="10pt" loext:padding="0cm" loext:border="none"/>
    </style:style>
    <style:style style:name="T2262" style:family="text">
      <style:text-properties style:font-name="Calibri" fo:font-size="10pt" officeooo:rsid="0957e2ab" style:font-size-asian="10pt" style:font-size-complex="10pt" loext:padding="0cm" loext:border="none"/>
    </style:style>
    <style:style style:name="T2263" style:family="text">
      <style:text-properties style:font-name="Calibri" fo:font-size="10pt" fo:language="it" fo:country="IT" style:font-size-asian="10pt" style:font-size-complex="10pt"/>
    </style:style>
    <style:style style:name="T2264" style:family="text">
      <style:text-properties officeooo:rsid="095d78f0"/>
    </style:style>
    <style:style style:name="T2265" style:family="text">
      <style:text-properties officeooo:rsid="095f0960"/>
    </style:style>
    <style:style style:name="T2266" style:family="text">
      <style:text-properties officeooo:rsid="09606532"/>
    </style:style>
    <style:style style:name="T2267" style:family="text">
      <style:text-properties officeooo:rsid="096075b7"/>
    </style:style>
    <style:style style:name="T2268" style:family="text">
      <style:text-properties officeooo:rsid="0960ec49"/>
    </style:style>
    <style:style style:name="T2269" style:family="text">
      <style:text-properties officeooo:rsid="09616f33"/>
    </style:style>
    <style:style style:name="T2270" style:family="text">
      <style:text-properties officeooo:rsid="0962f476"/>
    </style:style>
    <style:style style:name="T2271" style:family="text">
      <style:text-properties officeooo:rsid="0963ddbb"/>
    </style:style>
    <style:style style:name="T2272" style:family="text">
      <style:text-properties officeooo:rsid="09643836"/>
    </style:style>
    <style:style style:name="T2273" style:family="text">
      <style:text-properties style:font-name="Calibri1" officeooo:rsid="09643836"/>
    </style:style>
    <style:style style:name="T2274" style:family="text">
      <style:text-properties style:font-name="Calibri1" officeooo:rsid="096a0623"/>
    </style:style>
    <style:style style:name="T2275" style:family="text">
      <style:text-properties officeooo:rsid="0965952e"/>
    </style:style>
    <style:style style:name="T2276" style:family="text">
      <style:text-properties officeooo:rsid="0965f1e0"/>
    </style:style>
    <style:style style:name="T2277" style:family="text">
      <style:text-properties officeooo:rsid="0966c2ca"/>
    </style:style>
    <style:style style:name="T2278" style:family="text">
      <style:text-properties officeooo:rsid="09679945"/>
    </style:style>
    <style:style style:name="T2279" style:family="text">
      <style:text-properties officeooo:rsid="0967a3e1"/>
    </style:style>
    <style:style style:name="T2280" style:family="text">
      <style:text-properties officeooo:rsid="096863c6"/>
    </style:style>
    <style:style style:name="T2281" style:family="text">
      <style:text-properties officeooo:rsid="096a0623"/>
    </style:style>
    <style:style style:name="T2282" style:family="text">
      <style:text-properties officeooo:rsid="096a3cc5"/>
    </style:style>
    <style:style style:name="T2283" style:family="text">
      <style:text-properties officeooo:rsid="096ba0d9"/>
    </style:style>
    <style:style style:name="T2284" style:family="text">
      <style:text-properties officeooo:rsid="096c30de"/>
    </style:style>
    <style:style style:name="T2285" style:family="text">
      <style:text-properties officeooo:rsid="096cfe40"/>
    </style:style>
    <style:style style:name="T2286" style:family="text">
      <style:text-properties officeooo:rsid="096d1534"/>
    </style:style>
    <style:style style:name="T2287" style:family="text">
      <style:text-properties officeooo:rsid="096d207a"/>
    </style:style>
    <style:style style:name="T2288" style:family="text">
      <style:text-properties officeooo:rsid="096e89ee"/>
    </style:style>
    <style:style style:name="T2289" style:family="text">
      <style:text-properties officeooo:rsid="096edf0b"/>
    </style:style>
    <style:style style:name="T2290" style:family="text">
      <style:text-properties officeooo:rsid="096f8029"/>
    </style:style>
    <style:style style:name="T2291" style:family="text">
      <style:text-properties officeooo:rsid="0970808d"/>
    </style:style>
    <style:style style:name="T2292" style:family="text">
      <style:text-properties officeooo:rsid="0971fec3"/>
    </style:style>
    <style:style style:name="T2293" style:family="text">
      <style:text-properties officeooo:rsid="097281c9"/>
    </style:style>
    <style:style style:name="T2294" style:family="text">
      <style:text-properties officeooo:rsid="09741cf5"/>
    </style:style>
    <style:style style:name="T2295" style:family="text">
      <style:text-properties officeooo:rsid="09755591"/>
    </style:style>
    <style:style style:name="T2296" style:family="text">
      <style:text-properties officeooo:rsid="097585fe"/>
    </style:style>
    <style:style style:name="T2297" style:family="text">
      <style:text-properties officeooo:rsid="0976599d"/>
    </style:style>
    <style:style style:name="T2298" style:family="text">
      <style:text-properties officeooo:rsid="0976c467"/>
    </style:style>
    <style:style style:name="T2299" style:family="text">
      <style:text-properties officeooo:rsid="09774fa0"/>
    </style:style>
    <style:style style:name="T2300" style:family="text">
      <style:text-properties officeooo:rsid="0978fba1"/>
    </style:style>
    <style:style style:name="T2301" style:family="text">
      <style:text-properties officeooo:rsid="097c25c7"/>
    </style:style>
    <style:style style:name="T2302" style:family="text">
      <style:text-properties officeooo:rsid="097e1f3e"/>
    </style:style>
    <style:style style:name="T2303" style:family="text">
      <style:text-properties officeooo:rsid="097e9b1c"/>
    </style:style>
    <style:style style:name="T2304" style:family="text">
      <style:text-properties officeooo:rsid="097f1d6c"/>
    </style:style>
    <style:style style:name="T2305" style:family="text">
      <style:text-properties officeooo:rsid="097faa74"/>
    </style:style>
    <style:style style:name="T2306" style:family="text">
      <style:text-properties officeooo:rsid="0981b982"/>
    </style:style>
    <style:style style:name="T2307" style:family="text">
      <style:text-properties officeooo:rsid="0982cfba"/>
    </style:style>
    <style:style style:name="T2308" style:family="text">
      <style:text-properties officeooo:rsid="0983e8d2"/>
    </style:style>
    <style:style style:name="T2309" style:family="text">
      <style:text-properties officeooo:rsid="09845429"/>
    </style:style>
    <style:style style:name="T2310" style:family="text">
      <style:text-properties officeooo:rsid="09867c24"/>
    </style:style>
    <style:style style:name="T2311" style:family="text">
      <style:text-properties officeooo:rsid="09884961"/>
    </style:style>
    <style:style style:name="T2312" style:family="text">
      <style:text-properties officeooo:rsid="09888928"/>
    </style:style>
    <style:style style:name="T2313" style:family="text">
      <style:text-properties officeooo:rsid="098a4c1f"/>
    </style:style>
    <style:style style:name="T2314" style:family="text">
      <style:text-properties officeooo:rsid="098be0ed"/>
    </style:style>
    <style:style style:name="T2315" style:family="text">
      <style:text-properties officeooo:rsid="098d5f1a"/>
    </style:style>
    <style:style style:name="T2316" style:family="text">
      <style:text-properties officeooo:rsid="098ea0f4"/>
    </style:style>
    <style:style style:name="T2317" style:family="text">
      <style:text-properties officeooo:rsid="098f1f13"/>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50"><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499">Basse concentrazioni del prodotto finale.<text:line-break/></text:span><text:span text:style-name="T1501">Trattamento di grandi quantità di acqua reflue.</text:span><text:span text:style-name="T1499"><text:line-break/><text:line-break/></text:span><text:span text:style-name="T1502">La s</text:span><text:span text:style-name="T1499">calatura bisogna farl</text:span><text:span text:style-name="T1502">a</text:span><text:span text:style-name="T1499"> sempre: il microorganismo ha problemi di adattamento all’ambiente in cui cresce, si aumenta progressivamente la dimensione del reattore fino ad arrivare al reattore di semina che verrà utilizzato poi per arrivare al fermentatore. <text:line-break/></text:span><text:span text:style-name="T1500">Ho 3 fattori principali che limitano lo scale-</text:span><text:span text:style-name="T1503">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499">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51"><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52"><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53"><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2180904436" text:style-name="L1">
        <text:list-item>
          <text:p text:style-name="P156">Monosaccaridi</text:p>
        </text:list-item>
        <text:list-item>
          <text:p text:style-name="P156">Disaccaridi</text:p>
        </text:list-item>
        <text:list-item>
          <text:p text:style-name="P156">Oligosaccaridi</text:p>
        </text:list-item>
        <text:list-item>
          <text:p text:style-name="P156">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04">α</text:span><text:span text:style-name="T50"> e </text:span><text:span text:style-name="T1504">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05">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05">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05">β</text:span><text:span text:style-name="T50"> e quindi non siamo in grado di degradarlo (il nostro corpo ha perso la capacità di sintetizzare l’enzima in grado di degradare i legami </text:span><text:span text:style-name="T1505">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12">+</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40">C</text:span><text:span text:style-name="T542">6</text:span><text:span text:style-name="T1341"> </text:span><text:span text:style-name="T1340">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55"><text:soft-page-break/>SINTESI PROTEICA</text:p>
      <text:p text:style-name="P154"><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06">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07">α</text:span><text:span text:style-name="T50">-elica </text:span><text:span text:style-name="T355">o </text:span><text:span text:style-name="T50">foglietto </text:span><text:span text:style-name="T1507">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07">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07">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08">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09">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09">β</text:span><text:span text:style-name="T50"> carotene quando viene assunto viene rotto, le due parti del </text:span><text:span text:style-name="T1509">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00">ono</text:span> da che cosa deve essere trasportato e dalla molecola che deve diffondere verso l’interno. <text:line-break/>I trasporti assistiti hanno bisogno dei trasportatori, ci sono due categorie: <text:span text:style-name="T1970">carriers</text:span>, molecola di solito protei<text:span text:style-name="T2099">n</text:span>a in grado di interagire con ciò che deve essere trasportato e di attraversare la membrana e quindi di favorire l’ingresso della specie trasportata oppure i <text:span text:style-name="T1970">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09"><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10">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10">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11">μ</text:span><text:span text:style-name="T50"> aumenta all'aumentare di S e tende ad un limite </text:span><text:span text:style-name="T1511">μ</text:span><text:span text:style-name="T50">max per conc</text:span><text:span text:style-name="T471">entrazioni </text:span><text:span text:style-name="T50">infinite.<text:line-break/>Quindi </text:span><text:span text:style-name="T1511">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11">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11">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48">o</text:span>tti all'interno del reattore (a parte O<text:span text:style-name="T1520">2</text:span> nei processi aerobici) prima che la reazione inizi.<text:line-break/>3) Semi-Batch, possono essere continui in cui l'alimentazione del reagente è continua oppure può <text:span text:style-name="T2148">essere</text:span> intermittente, quindi carichiamo il reattore lo facciamo andare a batch per un certo periodo dopodiché lo scarichiamo parzialmente, lo carichiamo a carica nuova e così via.</text:p>
      <text:p text:style-name="P110"><text:span text:style-name="T50">4) </text:span><text:span text:style-name="T475">S</text:span><text:span text:style-name="T50">emi-continui in cui i reagenti sono reintrodotti e scaricati a tempi fissati.</text:span><text:span text:style-name="T1513"> </text:span><text:span text:style-name="T2149">Dopo un periodo iniziale in modalità batch, il reattore viene parzialmente scaricato. Quindi vengono introdotti nuovi reagenti fino al volume di reazione e la reazione continua in modalità batch fino allo scarico successivo.</text:span><text:span text:style-name="T2150">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14">una respirazione</text:span> aerobia che anaerobia tuttavia <text:span text:style-name="T2151">nei processi aerobi </text:span>l'ossidazione del glucosio produce <text:span text:style-name="T1514">una quantità di ATP che è circa 20 volte superiore a quella prodotta da quella anaerobia → la vitalità delle cellule diminuisce in condizioni anaerobiche, abbiamo quindi una diminuzione della crescita in condizioni di anossia. <text:line-break/></text:span><text:span text:style-name="T1515">Normalmente <text:s/>nei reattori una variazione di ossigeno tra il 5% e il 35% non influenza in maniera significativa la crescita e la vitalità delle cellule; </text:span><text:span text:style-name="T2152">solitamente nella fase gassosa si conduce la cultura delle cellule con il 20% di ossigeno.</text:span><text:span text:style-name="T1515"><text:line-break/>Se operiamo il reattore in condizioni anossiche (&lt;5%) questo non ci garantisce la crescita degli organismi che anzi muoiono. La conc critica dell’ossigeno è dipendente dalle condizioni di fermentazione.<text:line-break/><text:line-break/></text:span><text:span text:style-name="T1516">La conc</text:span><text:span text:style-name="T2152">entrazione</text:span><text:span text:style-name="T1516"> di O</text:span><text:span text:style-name="T1551">2</text:span><text:span text:style-name="T1516"> disciolto dipende da una serie di processi che avvengono per trasportare ossigeno da fase gassosa a quello liquido:</text:span></text:p>
      <text:p text:style-name="P41"><text:span text:style-name="T1517">1)</text:span><text:span text:style-name="T1516"> trasferimento dalla fase gas allo strato limite</text:span><text:line-break/><text:span text:style-name="T1517">2) trasferimento all’interfaccia</text:span></text:p>
      <text:p text:style-name="P42"><text:span text:style-name="T1517">3) trasferimento nello strato limite del liquido, </text:span><text:span text:style-name="T1518">ci dà la resistenza maggiore (resistenza sul film fluido), </text:span><text:span text:style-name="T2153">rate limiting step</text:span></text:p>
      <text:p text:style-name="P47">4) diffusione nella fase liquida</text:p>
      <text:p text:style-name="P43"><text:span text:style-name="T1517">5) trasferimento sullo strato cellulare e così entra nella cellula</text:span><text:line-break/><text:soft-page-break/><text:span text:style-name="T1519">La velocità di trasferimento è data da un’eq di trasporto: N</text:span><text:span text:style-name="T1522">A</text:span><text:span text:style-name="T1519">, massa trasferita per unità di volume nell’unità di tempo, moltiplicata per area dell’interfaccia per forza motrice del trasferimento che è la differenza di conc tra fase gas C* e fase liq C</text:span><text:span text:style-name="T1521">L</text:span><text:span text:style-name="T1519">. C* legata alla legge di He</text:span><text:span text:style-name="T1564">n</text:span><text:span text:style-name="T1519">ry. <text:line-break/></text:span><text:span text:style-name="T1564">La velocità di trasferimento dipende anche da K</text:span><text:span text:style-name="T1522">L</text:span><text:span text:style-name="T1566"> che al suo aumentare fa aumentare la velocità, K</text:span><text:span text:style-name="T1522">L</text:span><text:span text:style-name="T1566"> aumenta al diminuire dello spessore dello strato limite del liquido. <text:s text:c="3"/></text:span><text:span text:style-name="T1926"><text:s/></text:span><text:span text:style-name="T1925">N</text:span><text:span text:style-name="T1552">A</text:span><text:span text:style-name="T1923">= </text:span><text:span text:style-name="T1924">K</text:span><text:span text:style-name="T1552">L</text:span><text:span text:style-name="T1923">a(C*-C</text:span><text:span text:style-name="T1553">L</text:span><text:span text:style-name="T1923">)</text:span><text:span text:style-name="T1566"><text:line-break/>Per aumentare </text:span><text:span text:style-name="T1926">N</text:span><text:span text:style-name="T1522">A</text:span><text:span text:style-name="T1566"> si può pensare di aumentare la differenza tra le due conc, </text:span><text:span text:style-name="T1926">C</text:span><text:span text:style-name="T1521">L</text:span><text:span text:style-name="T1566">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67">d</text:span><text:span text:style-name="T1566">e qu</text:span><text:span text:style-name="T1567">antità <text:s/>di ossigeno all’uscita.<text:line-break/><text:line-break/>Per determinare la velocità di trasferimento dobbiamo misurare la conc di O</text:span><text:span text:style-name="T1554">2</text:span><text:span text:style-name="T1567"> in ingresso e in uscita al reattore in cond stazionarie, in principio questo è il modo migliore ma necessita di avere controllori opportuni </text:span><text:span text:style-name="T1927">e molto accurati.</text:span><text:span text:style-name="T1567"><text:line-break/>In via alternativa si può misurare la conc attraverso delle titolazioni, ad esempio attraverso il </text:span><text:span text:style-name="T1568">metodo del Solfito</text:span><text:span text:style-name="T1567">; questo si realizza attraverso la rapida ossidazione del solfito in presenza di cat</text:span><text:span text:style-name="T1927">alizzatori</text:span><text:span text:style-name="T1567"> metallici, reazione molto veloce quindi </text:span><text:span text:style-name="T1572">si assume che </text:span><text:span text:style-name="T1567">la conc del solfito consumato corrispond</text:span><text:span text:style-name="T1927">a</text:span><text:span text:style-name="T1567"> alla conc dell’ossigeno </text:span><text:span text:style-name="T1928">trasferito</text:span><text:span text:style-name="T1567">. <text:line-break/></text:span><text:span text:style-name="T1572">Se l’eccesso del solfito poi è titolato con un metodo iodometrico (aggiun</text:span><text:span text:style-name="T1927">g</text:span><text:span text:style-name="T1572">o eccesso di iodio) esso viene retrotitolato. <text:line-break/>Misurazione controllata ma non può essere fatta in presenza di una biomassa in crescita; </text:span><text:span text:style-name="T1927">n</text:span><text:span text:style-name="T1572">on ci da dunque indicazioni sulla fermentazione perché è un calcolo fatto in assenza della reazione che a noi interessa.<text:line-break/>Altrimenti abbiamo il </text:span><text:span text:style-name="T1569">dynamic “gassing ou</text:span><text:span text:style-name="T1570">t</text:span><text:span text:style-name="T1569">” method </text:span><text:span text:style-name="T1573">che ci permette di determinare il coefficiente di scambio operando in un regime transitorio.<text:line-break/>Abbiamo conc di O</text:span><text:span text:style-name="T1525">2 <text:s/></text:span><text:span text:style-name="T1573">disciolto, interrompiamo il flusso di aria e la conc di O</text:span><text:span text:style-name="T1525">2 <text:s/></text:span><text:span text:style-name="T1573">disciolto diminuisce, misuriamo la variazione in questo transitorio dopodiché rialimentiamo </text:span><text:span text:style-name="T1594">l’</text:span><text:span text:style-name="T1573">ossigeno ripart</text:span><text:span text:style-name="T1594">endo</text:span><text:span text:style-name="T1573"> con </text:span><text:span text:style-name="T1593">la </text:span><text:span text:style-name="T1573">reazione e conc di O</text:span><text:span text:style-name="T1525">2</text:span><text:span text:style-name="T1573"> aumenta </text:span><text:span text:style-name="T1594">e rimisuriamo la variazione. </text:span><text:span text:style-name="T1595">O</text:span><text:span text:style-name="T1573">tteniamo un eq di bilancio </text:span><text:span text:style-name="T1594">in cui </text:span><text:span text:style-name="T1573">qx </text:span><text:span text:style-name="T1595">è </text:span><text:span text:style-name="T1573"><text:s/>dato dalla pendenza di una curva </text:span><text:span text:style-name="T1595">e da cui riusciamo a misurare il coefficiente di scambio.</text:span><text:span text:style-name="T1573"><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574">Altri fattori che influenzano </text:span><text:span text:style-name="T1575">K</text:span><text:span text:style-name="T1523">L</text:span><text:span text:style-name="T1574"> sono il tipo di microrganismo che determina le caratteristiche reologiche del nostro sistema (può essere basso per microrganismi filamentosi); densità, vis</text:span><text:span text:style-name="T1575">cosità (</text:span><text:span text:style-name="T1574">al suo aumentare diminu</text:span><text:span text:style-name="T1575">i</text:span><text:span text:style-name="T1574">sce </text:span><text:span text:style-name="T1575">K</text:span><text:span text:style-name="T1523">L</text:span><text:span text:style-name="T1575">); composizione della fase liquida; forza ionica (elettroliti in soluzione rendono sistema di bolle più resistente alla coalescenza quindi aumenta K</text:span><text:span text:style-name="T1523">L</text:span><text:span text:style-name="T1575">); dalla natura </text:span><text:span text:style-name="T1576">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593">ne</text:span><text:span text:style-name="T1576"> abbiamo un </text:span><text:span text:style-name="T1575">K</text:span><text:span text:style-name="T1523">L</text:span><text:span text:style-name="T1576">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577">el</text:span><text:span text:style-name="T1576">la usata è 0.3-0.4 kg O</text:span><text:span text:style-name="T1524">2</text:span><text:span text:style-name="T1576">/kg substrato.<text:line-break/>In cond batch </text:span><text:span text:style-name="T1577">il problema è operare proprio a alte conc di O</text:span><text:span text:style-name="T1526">2</text:span><text:span text:style-name="T1577">, l’aria deve essere continuamente alimentata e filtrata per essere sterilizzata. Le fermentazioni batch quindi sono di fatto semi-batch dal punto di vista dell’aria.<text:line-break/></text:span><text:span text:style-name="T1576"><text:line-break/></text:span><text:span text:style-name="T1578">BIOREATTORI<text:line-break/></text:span><text:span text:style-name="T1596">Processo: materie prime + biocatalizzatore </text:span><text:span text:style-name="T1597">in un reattore</text:span><text:span text:style-name="T1596"> → reazione → downstream process </text:span><text:span text:style-name="T1579">(operazione di separazione come filtrazione, cristallizzazione oppure operazione di purificazione come cromatografia e assorbimento) per recuperare ciò che <text:s/>serve</text:span><text:span text:style-name="T1596">→ prodotto</text:span><text:span text:style-name="T1579"><text:line-break/><text:line-break/></text:span><text:span text:style-name="T1580">I processi biotecnologici si differenziano per il tipo di fermentazione, design del processo e tipo di reattore il quale è scelto per ottimizzare le prestazioni. <text:line-break/></text:span><text:span text:style-name="T1604">La funzione principale del reattore è quella di fornire le cond</text:span><text:span text:style-name="T1605">izioni</text:span><text:span text:style-name="T1604"> ottime per la crescita e per la formazione del prodotto nel particolare sistema di microrganismi che si sta impiegando.</text:span><text:span text:style-name="T1580"> <text:line-break/>La prestazione del bioreattore dipende da molti fattori come la conc</text:span><text:span text:style-name="T1598">entrazione</text:span><text:span text:style-name="T1580"> di biomassa, tutte le condizioni devono essere sterili, cond</text:span><text:span text:style-name="T1598">izioni</text:span><text:span text:style-name="T1580"> di agitazioni efficaci per garantire un rapporto di </text:span><text:span text:style-name="T1598">O</text:span><text:span text:style-name="T1527">2</text:span><text:span text:style-name="T1580"> adeguato ma non devono essere eccessive </text:span><text:soft-page-break/><text:span text:style-name="T1580">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580"><text:line-break/></text:span><text:span text:style-name="T1581">L’ottimizzazione </text:span><text:span text:style-name="T1598">del</text:span><text:span text:style-name="T1581"> processo </text:span><text:span text:style-name="T1598">di </text:span><text:span text:style-name="T1581">fermentazione significa progettare l’unità del fermentatore e </text:span><text:span text:style-name="T1598">dei</text:span><text:span text:style-name="T1581"> suoi controllori.<text:line-break/>La configurazione del processo dipend</text:span><text:span text:style-name="T1582">e </text:span><text:span text:style-name="T1581">da</text:span><text:span text:style-name="T1582">l tipo di organismo: cellule animali/vegetali, massa microbica o enzimi solubili/immobilizzati</text:span><text:span text:style-name="T1598">, d</text:span><text:span text:style-name="T1582">al tipo di reattore: batch, continuo, semi-ba</text:span><text:span text:style-name="T1599">t</text:span><text:span text:style-name="T1582">ch, plug-flow; dai fattori economici: valore del prodotto, parametri del processo.</text:span><text:span text:style-name="T1583"><text:line-break/>All’interno di un reattore è possibile controllare diversi parametri come pH, T, conc di O2, quantità di calore scambiato attraverso tutto il processo. Vi è un processo di scale up, si passa da scale in condizioni di laboratorio </text:span><text:span text:style-name="T1584">passando per</text:span><text:span text:style-name="T1583"> </text:span><text:span text:style-name="T1584">scala pilota per arrivare a scala industriale.<text:line-break/></text:span><text:span text:style-name="T1599">U</text:span><text:span text:style-name="T1584">n fermentatore può </text:span><text:span text:style-name="T1600">operare</text:span><text:span text:style-name="T1584"> anaerobio o aerobio, </text:span><text:span text:style-name="T1600">con quest’ultimo</text:span><text:span text:style-name="T1584"> utilizziamo i CSTR, reattori air-lift oppure sistemi immobilizzati.<text:line-break/><text:line-break/></text:span><text:span text:style-name="T1585">TIPI DI FERMENTATORI</text:span><text:span text:style-name="T1584"><text:line-break/>BATCH: tutti i nutrienti sono caricati all’inizio del processo, la velocità di crescita degli organismi può decrescere fino a 0 a causa dell’esaurimento del substrato oppure della conc</text:span><text:span text:style-name="T1600">entrazione</text:span><text:span text:style-name="T1584"> di tossine.<text:line-break/>Una modifica del processo batch è il fed-batch semicontinuo nella quale la diminuzione de</text:span><text:span text:style-name="T1585">i nutrienti </text:span><text:span text:style-name="T1600">è </text:span><text:span text:style-name="T1585">compensat</text:span><text:span text:style-name="T1600">a</text:span><text:span text:style-name="T1585"> da successive aggiunte</text:span><text:span text:style-name="T1579">. </text:span><text:span text:style-name="T1585">È un sistema chiuso in cui non ho flussi continui.<text:line-break/>CONTINUI: gli organismi e i loro nutrienti sono caricati continuamente nel reattore.</text:span><text:span text:style-name="T1573"><text:line-break/><text:line-break/>Lo</text:span><text:span text:style-name="T1586">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01">m</text:span><text:span text:style-name="T1586">minoacidi).<text:line-break/></text:span><text:span text:style-name="T1587">Un altro modo di organizzare i reattori è in base a come </text:span><text:span text:style-name="T1588">è</text:span><text:span text:style-name="T1587"> organizzat</text:span><text:span text:style-name="T1601">a </text:span><text:span text:style-name="T1588">la fase biologica;</text:span><text:span text:style-name="T1587"> </text:span><text:span text:style-name="T1588">gli organismi </text:span><text:span text:style-name="T1587">possono essere sospesi in brodo di coltura; cellule individuali; fiocchi e aggregati </text:span><text:span text:style-name="T1588">oppure la fase biologica può essere supportata e immobilizzata.<text:line-break/>Abbiamo i reattori a per</text:span><text:span text:style-name="T1589">colamento </text:span><text:span text:style-name="T1590">tipici</text:span><text:span text:style-name="T1588"> per la produzione dell’aceto </text:span><text:span text:style-name="T1590">oppure i trattamenti a letto fluidizzato </text:span><text:span text:style-name="T1591">utilizzati per le acque reflue.</text:span><text:span text:style-name="T1590"><text:line-break/>Un fermentatore deve </text:span><text:span text:style-name="T1591">evitare l’ingresso di microrganismi, mantenere la selettività richiesta, mantenere un volume di brodo di coltura costante, </text:span><text:span text:style-name="T1602">mantenere </text:span><text:span text:style-name="T1591">conc di ossigeno disciolto più alta della conc critica, deve contr</text:span><text:span text:style-name="T1592">ollare i parametri come T e pH e deve permettere una buona omogeneità del sistema in crescita.<text:line-break/>I materiali in contatto con le soluzioni devono resistere alla corrosione, non </text:span><text:span text:style-name="T1603">essere</text:span><text:span text:style-name="T1592"> tossic</text:span><text:span text:style-name="T1603">i</text:span><text:span text:style-name="T1592"> (in questo modo non diventeranno inibitori della crescita) e devono sopportare cicli di sterilizzazione ad alte P. </text:span><text:span text:style-name="T1603">Inoltre, l’ispezione visiva del mezzo di crescita è vantaggiosa per cui se è possibile è preferibile usare materiali trasparenti.</text:span><text:span text:style-name="T1519"><text:line-break/></text:span><text:span text:style-name="T1959"><text:line-break/>Processo aerobi</text:span><text:span text:style-name="T2154">o</text:span><text:span text:style-name="T1959">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60">(parametri fisici come T e P e parametri chimici come il pH) </text:span><text:span text:style-name="T1959">richieste per la crescita della biomassa e quindi per una buona resa del prodotto.<text:line-break/></text:span></text:p>
      <text:p text:style-name="P45"><text:span text:style-name="T1961">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55">cellule</text:span><text:span text:style-name="T1961"> animali o vegetali, se sono </text:span><text:span text:style-name="T2155">enzimi</text:span><text:span text:style-name="T1961"> solubili o immobilizzat</text:span><text:span text:style-name="T2158">i</text:span><text:span text:style-name="T2156">)</text:span><text:span text:style-name="T1961">, della configurazione del processo (tipo di reattore) e del grado economico. <text:line-break/></text:span><text:span text:style-name="T1962">Il reattore deve permettere il passaggio sia dell’ossigeno che del nutriente fino all’organismo della cellula in crescita, bisogna favorire il contatto tra gli organismi e l’ossigeno e il nutriente. </text:span><text:span text:style-name="T2158">Quasi tutte le fermentazioni sono aerobici.</text:span><text:span text:style-name="T1962"><text:line-break/>Il parametro critico per un reattore aerobio è quello di avere un trasporto di ossigeno sufficiente. <text:line-break/>L’ossigeno è il substrato più importante metabolico e la CO</text:span><text:span text:style-name="T1555">2</text:span><text:span text:style-name="T1962"> è il prodotto metabolico più importante.<text:line-break/>Scopo: massimizzare trasporto ossigeno limitato dalla solubilità dell’ossigeno e dalle barriere diffusive del film liquido che circonda le bolle di gas.<text:line-break/></text:span><text:soft-page-break/><text:span text:style-name="T1963">In assenza di carica microbica la velocità dell’ossigeno </text:span><text:span text:style-name="T2159">(OTR) </text:span><text:span text:style-name="T1963">può essere stimata con il metodo dei solfiti.<text:line-break/>Il sodio solfito è un agente riducente che reagisce con l’O</text:span><text:span text:style-name="T1556">2</text:span><text:span text:style-name="T1963"> disciolto in presenza di cat metallico a dare solfato di sodio. </text:span><text:span text:style-name="T1964">Misurando la velocità di ossidazione del solfito misuriamo la velocità di trasporto dell’O</text:span><text:span text:style-name="T1528">2</text:span><text:span text:style-name="T1964">.<text:line-break/>Il coefficiente di trasporto di massa dell’O</text:span><text:span text:style-name="T1528">2</text:span><text:span text:style-name="T1964"> può essere calcolato mediante la velocità di trasporto dell’ossigeno e della sua solubilità. </text:span><text:span text:style-name="T1965">Necessario avere dei sensori che misurino l’ossigeno disciolto.<text:line-break/><text:line-break/></text:span><text:span text:style-name="T1959">TIPI DI BIOREATTORE<text:line-break/>I bioreattori appartengono a 3 famiglie: non agitati e non aerati (birra, vino), non agitati e aerati </text:span><text:span text:style-name="T2157">(SCP) </text:span><text:span text:style-name="T1959">e agitati e aerati </text:span><text:span text:style-name="T2157">(antibiotici).<text:line-break/></text:span><text:span text:style-name="T2159">I fermentatori possono essere divisi in 4 grandi gruppi:</text:span><text:span text:style-name="T1965"><text:line-break/>BATCH: Parto da una conc di substrato, questo si consuma e quindi la sua conc si riduce.</text:span><text:span text:style-name="T1964"><text:line-break/></text:span><text:span text:style-name="T1965">CSTF </text:span><text:span text:style-name="T2160">(continuos stirred tank fermenters)</text:span><text:span text:style-name="T1965">: conc costante, il sistema di alimentazione del substrato e di uscita del prodotto sono diversi da quelli del batch.<text:line-break/>TF </text:span><text:span text:style-name="T2161">(tubular fermenters)</text:span><text:span text:style-name="T1965">: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66">Microrganismi fluidizzati dalla corrente entrante in </text:span><text:span text:style-name="T1967">maniera</text:span><text:span text:style-name="T1966"> sufficiente </text:span><text:span text:style-name="T1967">per</text:span><text:span text:style-name="T1966"> vincere le forze gravitazionali </text:span><text:span text:style-name="T1967">e non avere la loro fuoriuscita insieme al prodotto.<text:line-break/><text:line-break/>I </text:span><text:span text:style-name="T2163">substrati solidi</text:span><text:span text:style-name="T1967">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57">2</text:span><text:span text:style-name="T1967"> dipend</text:span><text:span text:style-name="T2162">e</text:span><text:span text:style-name="T1967"> dalle dimensioni delle particelle, la loro porosità e dal grado di vuoto all’interno del reattore.<text:line-break/></text:span><text:span text:style-name="T1968">Un eccesso di acqua e un annegamento del substrato hanno un effetto negativo perché occlud</text:span><text:span text:style-name="T2162">ono</text:span><text:span text:style-name="T1968"> porosità e influenza</text:span><text:span text:style-name="T2162">no</text:span><text:span text:style-name="T1968"> negativamente la velocità.<text:line-break/>Un reattore usato è quello</text:span><text:span text:style-name="T1971"> a cilindro rotante</text:span><text:span text:style-name="T1968">,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58">2</text:span><text:span text:style-name="T1968"> e un buon smaltimento di calore. La miscelazione è scarsa.<text:line-break/>Altrimenti si usano </text:span><text:span text:style-name="T1971">reattori a letto</text:span><text:span text:style-name="T1968">, </text:span><text:span text:style-name="T2164">il letto</text:span><text:span text:style-name="T1968"> può essere alto fino ad 1 m </text:span><text:span text:style-name="T2164">e</text:span><text:span text:style-name="T1968"> deve essere poroso in modo tale da essere attraversato da aria umida che viene sempre influssata dal basso.<text:line-break/>Ci sono anche i </text:span><text:span text:style-name="T1971">fermentatori a vassoi</text:span><text:span text:style-name="T1968"> utilizzati per la produzione di enzimi, per migliorare il contatto il substrato è posizionato su dei vassoi in una camera dove viene influssata l’aria e fatta circolare. Reattore utilizzato nel 1 step di acido citrico. Possono avere </text:span><text:span text:style-name="T2164">V</text:span><text:span text:style-name="T1968"> molto alti (fino a 150 m</text:span><text:span text:style-name="T1969">3</text:span><text:span text:style-name="T1606">).<text:line-break/><text:line-break/></text:span><text:span text:style-name="T1931">P</text:span><text:span text:style-name="T1606">er i </text:span><text:span text:style-name="T1929">substrati liquidi</text:span><text:span text:style-name="T1606"> </text:span><text:span text:style-name="T1931">l’areazione non è forzata, è legata all’OTR </text:span><text:span text:style-name="T1932">che dipende dalla velocità di agitazione, V del liquido e forma dei reattori.</text:span><text:span text:style-name="T1606"> </text:span><text:span text:style-name="T1931">P</text:span><text:span text:style-name="T1606">er reattori da laboratorio (piccola scala) si intendono anche semplicemente delle beute.<text:line-break/></text:span><text:span text:style-name="T1607">Per aumentare il trasporto dell’O</text:span><text:span text:style-name="T1559">2</text:span><text:span text:style-name="T1607"> si può aumentare la superficie d’interfaccia e quindi aumentare il </text:span><text:span text:style-name="T1930">V</text:span><text:span text:style-name="T1607">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08">Per sistemi a substrato liquido ad alto volume si passa a bioreattori con agitazione meccanica.<text:line-break/></text:span><text:span text:style-name="T1609">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34">i </text:span><text:span text:style-name="T1609">più utilizzato per processi asettici sono i </text:span><text:span text:style-name="T1571">STR</text:span><text:span text:style-name="T1609"> </text:span><text:span text:style-name="T1930">che </text:span><text:span text:style-name="T1609">permett</text:span><text:span text:style-name="T1930">ono</text:span><text:span text:style-name="T1609"> una buona agitazione </text:span><text:span text:style-name="T1934">ma</text:span><text:span text:style-name="T1609"> costano molt</text:span><text:span text:style-name="T1936">a causa dell’agitazione, energia e sterilizzazione.</text:span><text:span text:style-name="T1609"> </text:span><text:span text:style-name="T1935">È il reattore più comune per i processi asettici ed è anche il più omogeneo e versatile.</text:span><text:span text:style-name="T1609"> </text:span><text:span text:style-name="T1610">Punti fondamentali del reattore: agitatore, frangiflutti e il sistema di distribuzione dell’aria (sparger) nei processi aerobici.<text:line-break/></text:span><text:soft-page-break/><text:span text:style-name="T1610">Bioreattore usato per V &gt; 200 ml (al di sotto sono nelle cond</text:span><text:span text:style-name="T1932">izioni</text:span><text:span text:style-name="T1610"> da laboratorio). <text:line-break/>I sistemi senza sparger danno una aerazione sufficiente per V fino a 3 l. Agitazione fino a 600 rpm per avere una buona diffusione dell’ossigeno. </text:span><text:span text:style-name="T1611">I reattori con lo sparger possono essere grandi (V fino a 500 l).<text:line-break/>L’agitazione deve creare turbolenza per rompere bolle e favorire trasporto O</text:span><text:span text:style-name="T1529">2</text:span><text:span text:style-name="T1611">. <text:line-break/>Ci sono due tipi di agitazioni: le eliche che danno un flusso assiale, d</text:span><text:span text:style-name="T1933">anno</text:span><text:span text:style-name="T1611"> una bassa turbolenza (utilizzati con microrganismi sensibili allo stress meccanico come cellule animali) oppure ci sono le turbine che danno una maggior turbolenza e si ha un buon trasferimento di O</text:span><text:span text:style-name="T1529">2</text:span><text:span text:style-name="T1611">, ciascuna turbina ha dalle 2 alle 6 pale.<text:line-break/>La più utilizzata è la turbina Rushton, costituita da pale poste in modo perpendicolare al disco, il flusso è radiale. <text:line-break/>Una modificazione delle turbina è un Airfoil in cui le pal</text:span><text:span text:style-name="T1937">e</text:span><text:span text:style-name="T1611"> sono inclinate e si ha un flusso un po’ radiale e un po’ assiale.<text:line-break/>Il tipo di elica e di agitazione va a determinare il coefficiente di dimensionamento del K</text:span><text:span text:style-name="T1529">L.</text:span><text:span text:style-name="T1611"><text:line-break/></text:span><text:span text:style-name="T1612"><text:line-break/></text:span><text:span text:style-name="T1613">REATTORI AGITATI<text:line-break/></text:span><text:span text:style-name="T1614">Le caratteristiche reologiche del fluido possono essere newtoniane (viscosità costante per qualsiasi agitazione), non newtonian</text:span><text:span text:style-name="T1937">e</text:span><text:span text:style-name="T1614"> </text:span><text:span text:style-name="T1615">(viscosità </text:span><text:span text:style-name="T1937">in </text:span><text:span text:style-name="T1615">funzione della velocità di agitazione, </text:span><text:span text:style-name="T1942">nei </text:span><text:span text:style-name="T1615">pseudoplastici </text:span><text:span text:style-name="T1942">la viscosità diminuisce all’aumentare della velocità di taglio mentre</text:span><text:span text:style-name="T1615"> </text:span><text:span text:style-name="T1942">n</text:span><text:span text:style-name="T1615">e</text:span><text:span text:style-name="T1942">i</text:span><text:span text:style-name="T1615"> fluidi dilatanti </text:span><text:span text:style-name="T1942">la viscosità aumenta</text:span><text:span text:style-name="T1615">) </text:span><text:span text:style-name="T1616">oppure viscoelastici (al di sopra dello sforzo limite il materiale può essere fatto scorrere).<text:line-break/></text:span><text:span text:style-name="T1617">La maggior parte dei batteri dà comportamento newtoniano mentre i funghi caratterizzati da ife e materiali polimerici hanno comportamento non newtoniano. La viscosità </text:span><text:span text:style-name="T1618">del mezzo di crescita </text:span><text:span text:style-name="T1617">influenza l’efficienza dell’agitazione.<text:line-break/></text:span><text:span text:style-name="T1618">E’ necessario ottimizzare la forma, dimensione e il numero degli agitatori. </text:span><text:span text:style-name="T1616"><text:line-break/></text:span><text:span text:style-name="T1619">Lo sforzo di taglio che viene esercitato dal sistema di agitazione determina le dimensioni delle bolle. <text:line-break/></text:span><text:span text:style-name="T1620">Gli elementi di agitazione possono impartire un flusso assiale o radiale </text:span><text:span text:style-name="T1621">(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11">turbina Rushton </text:span><text:span text:style-name="T1621">è costituita da 4-6 pale intorno al disco centrale, è la turbina più comune, </text:span><text:span text:style-name="T1944">il suo diametro è un 1/3 del diametro del reattore.</text:span><text:span text:style-name="T1621"><text:line-break/>Le eliche sono più efficaci per ottenere una mix omogenea e per mantenere in sospensione i solidi e i microrganismi, danno una velocità di scorrimento </text:span><text:span text:style-name="T1943">(shear)</text:span><text:span text:style-name="T1621"> più bass</text:span><text:span text:style-name="T1943">a, </text:span><text:span text:style-name="T1621">creano meno vortici </text:span><text:span text:style-name="T1945">e sono meno efficienti a rompere le bolle.</text:span><text:span text:style-name="T1621"><text:line-break/>Shear più alto quando abbiamo profili di ingresso più affilati delle pale e meno efficaci a distribuire aria.<text:line-break/>2 esigenze presenti ma contraddittorie: avere omogeneità della massa reagente e una buona dispersione di O</text:span><text:span text:style-name="T1530">2</text:span><text:span text:style-name="T1621">. Possiamo allora usare 2 sistemi di agitazioni diversi per esempio turbina in basso e elica in alto.<text:line-break/>Il motore può essere posizionato in alto </text:span><text:span text:style-name="T1622">o in basso, metterlo in alto è </text:span><text:span text:style-name="T1621">più costoso perché </text:span><text:span text:style-name="T1946">è </text:span><text:span text:style-name="T1621">necessario supportare l’albero per evitare rottura, normalmente la velocità di rotazione è mantenuta non più del 75% della velocità critica </text:span><text:span text:style-name="T1622">di instabilità </text:span><text:span text:style-name="T1621">d</text:span><text:span text:style-name="T1622">ell’</text:span><text:span text:style-name="T1621">asse per evitare fenomeni di vibrazione </text:span><text:span text:style-name="T1622">che </text:span><text:span text:style-name="T1946">possano</text:span><text:span text:style-name="T1622"> portare alla rottura dell’albero → per dare maggiore stabilità è necessario prevedere dei supporti all’albero di rotazione.<text:line-break/>Posizionare il motore in basso </text:span><text:span text:style-name="T1946">invece</text:span><text:span text:style-name="T1622"> è più semplice però richiede più manutenzione per le tenute, bisogna evitare le infiltrazion</text:span><text:span text:style-name="T1938">i</text:span><text:span text:style-name="T1622"> del mezzo di reagente nelle tenute che possono poi danneg</text:span><text:span text:style-name="T1623">g</text:span><text:span text:style-name="T1622">iarle a lungo termine e che possono causare delle perdite nel sistema di tenute.<text:line-break/>I frangiflutti aumentano l'omogeneità del sistema reagente e aumentano l</text:span><text:span text:style-name="T1623">a </text:span><text:span text:style-name="T1622">potenza che è possibile trasferire tramite agitazione, servono ad aumentare la turbolenza.<text:line-break/></text:span><text:span text:style-name="T1947">S</text:span><text:span text:style-name="T1623">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39">a </text:span><text:span text:style-name="T1623">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48">I vortici però contribuiscono alla buona miscelazione del liquido nel fermentatore; la turbolenza è essenziale per un buon trasferimento di calore e di massa</text:span><text:span text:style-name="T1623"><text:line-break/></text:span><text:span text:style-name="T1624"><text:line-break/>Lo sparger distribuisce </text:span><text:span text:style-name="T1941">le bolle di</text:span><text:span text:style-name="T1624">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24">Lo sparger è posizionato al di sotto dell’agitatore più basso in maniera tale che l’aria venga condotta alle pale della turbina e quindi venga dispersa attraverso tutta la massa reagente.<text:line-break/></text:span><text:span text:style-name="T1949">L</text:span><text:span text:style-name="T1940">o </text:span><text:span text:style-name="T1624">sparger può essere: un tubo perforato, un sistema fatto a flauto o può essere fatto di vetro sinterizzato. </text:span><text:span text:style-name="T1949">N</text:span><text:span text:style-name="T1624">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25">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52">toroidale</text:span><text:span text:style-name="T1625">. </text:span><text:span text:style-name="T1950">Lo sparger a</text:span><text:span text:style-name="T1951">nulare</text:span><text:span text:style-name="T1950"> </text:span><text:span text:style-name="T1952">toroidale </text:span><text:span text:style-name="T1950">offre una maggiore aerazione </text:span><text:span text:style-name="T1952">permettendo così di trasportare una maggiore quantità di aria al reattore</text:span><text:span text:style-name="T1950">, è costituito da un tubo perforato ed è meno soggetto ad intasamento </text:span><text:span text:style-name="T1953">e sporcamento</text:span><text:span text:style-name="T1950">, ha circa lo stesso diametro della girante e deve essere posizionato al di sotto di esso. </text:span><text:span text:style-name="T1627">Le bolle vengono poi disperse all’interno del reattore e la dimensione delle bolle viene ridotta dal sistema di agitazione; </text:span><text:span text:style-name="T1953">l</text:span><text:span text:style-name="T1950">a risalita delle bolle attraverso le pale della girante ne favorisce la rottura.</text:span><text:span text:style-name="T1625"><text:line-break/>La dimensione dei fori </text:span><text:span text:style-name="T1626">(e delle bolle) </text:span><text:span text:style-name="T1625">non è così importante se si ha un buon sistema di agitazione.</text:span></text:p>
      <text:p text:style-name="P48">Normalmente la posizione dello sparger è fissa → più facile la costruzione del reattore.</text:p>
      <text:p text:style-name="P35"><text:span text:style-name="T1628">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40">2</text:span><text:span text:style-name="T1628"> nel gas è quasi istantaneo e quindi l’hold up, </text:span><text:span text:style-name="T1678">l</text:span><text:span text:style-name="T1628">a frazione volumetrica di gas nel liquido, non rappresenta più la capacità del sistema di favorire il trasporto di massa dell’O</text:span><text:span text:style-name="T1540">2</text:span><text:span text:style-name="T1628">,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29">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679">sterilizzati</text:span><text:span text:style-name="T1629">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680">C</text:span><text:span text:style-name="T1629"> </text:span><text:span text:style-name="T1680">evitando la condensazione dell’acqua</text:span><text:span text:style-name="T1629"> e in questo modo viene sterilizzato sia il reattore che tutte le linee di collegamento.</text:span><text:span text:style-name="T1565"><text:line-break/></text:span><text:span text:style-name="T1629">Il processo di sterilizzazione deve coinvolgere tutte le linee comprese quelle di campionamento, tutti i porti di strumentazioni, i sistemi di misura e tutti i sensori associati al reattore. <text:line-break/>È necessario </text:span><text:span text:style-name="T1679">anche </text:span><text:span text:style-name="T1629">sterilizzare l’aria in ingresso e l’aria in uscita </text:span><text:span text:style-name="T1679">in quanto i</text:span><text:span text:style-name="T1629">l sistema non deve permettere la fuoriuscit</text:span><text:span text:style-name="T1677">a</text:span><text:span text:style-name="T1629">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679">l’</text:span><text:span text:style-name="T1629">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30">il</text:span><text:span text:style-name="T1629"> fluido di reazione. </text:span><text:span text:style-name="T1630">Durante tutte le fasi del processo il bioreattore deve essere mantenuto sotto pressione per evitare </text:span><text:span text:style-name="T1680">l’</text:span><text:span text:style-name="T1630">ingresso di contaminanti nel reattore. </text:span><text:span text:style-name="T1631"><text:line-break/><text:line-break/></text:span><text:span text:style-name="T1681">Vi è la p</text:span><text:span text:style-name="T1631">ossibilità di formazione di schiume all’interno del reattore. Uno schiumeggiamento eccessivo può portare all’allagamento dei filtri d’aria in uscita (quindi contaminazione dei filtri e aumento delle perdite di carico quindi </text:span><text:soft-page-break/><text:span text:style-name="T1631">perdita del mezzo di reazio</text:span><text:span text:style-name="T1632">ne</text:span><text:span text:style-name="T1631"> e danneggiamento del reattore</text:span><text:span text:style-name="T1632">) </text:span><text:span text:style-name="T1682">e all’aumento di P con perdita del brodo di cultura e danneggiamento al reattore.</text:span><text:span text:style-name="T1631"><text:line-break/>Lo schiumeggiamento è dovuto alla presenza di tensioattivi, </text:span><text:span text:style-name="T1682">condizioni nutritive limitate e dalla lisi cellulare</text:span><text:span text:style-name="T1631">. <text:line-break/></text:span><text:span text:style-name="T1632">La schiuma può essere controllata con agenti antischiuma (es. poliglicoli polimerici a blocchi oppure polimeri siliconici </text:span><text:span text:style-name="T1633">o</text:span><text:span text:style-name="T1632"> oli vegetali). </text:span><text:span text:style-name="T1633">L’antischiuma</text:span><text:span text:style-name="T1632"> ha il compito di far coalescere </text:span><text:span text:style-name="T1633">le bolle → se abbiamo troppa antischiuma diminuiamo l’OTR perché diminuiamo la sup di scambio </text:span><text:span text:style-name="T1681">per cui</text:span><text:span text:style-name="T1633"> l’antischiuma deve essere dosato nella quantità necessaria. <text:line-break/>È necessario un sistema di misurazione del livello di schiuma </text:span><text:span text:style-name="T1683">ad esempio possiamo avere due misuratori di livello e quando il </text:span><text:span text:style-name="T1684">sensore del </text:span><text:span text:style-name="T1683">livello superiore non sente la presenza di fluido allora vuol dire che non c’è schiuma e non c’è</text:span><text:span text:style-name="T1684"> bisogno di</text:span><text:span text:style-name="T1683"> aggiu</text:span><text:span text:style-name="T1684">ngere</text:span><text:span text:style-name="T1683"> antischiuma quando invece il livello raggiunge il sensore superiore significa che si ha aumento della schiuma nel reattore e quindi viene addizionato l’antischiuma finché il livello della schiuma non si abbassa dal livello del sensore.</text:span><text:span text:style-name="T1633"><text:line-break/></text:span><text:span text:style-name="T1634">La risposta del sistema all’aggiunta di un antischiuma dipende dal mezzo di reazione </text:span><text:span text:style-name="T1684">e dalla risposta dei microrganismi all’aggiunta di antischiuma.</text:span><text:span text:style-name="T1634"><text:line-break/></text:span><text:span text:style-name="T1684">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686">v</text:span><text:span text:style-name="T1684">ello basso e costante → risponde bene all’antischiuma, </text:span><text:span text:style-name="T1685">3) <text:s/></text:span><text:span text:style-name="T1684">in cui inizialmente la schiuma è ridotta ma poi aumenta di nuovo per poi stabilizzarsi, significa che l’antischiuma introdotto è in parte </text:span><text:span text:style-name="T1686">metabolizzato</text:span><text:span text:style-name="T1684">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686">la schiuma</text:span><text:span text:style-name="T1684"> può essere aumentat</text:span><text:span text:style-name="T1686">a</text:span><text:span text:style-name="T1684"> o ridott</text:span><text:span text:style-name="T1686">a</text:span><text:span text:style-name="T1684"> dall’antischiuma.<text:line-break/></text:span><text:span text:style-name="T1635">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41">2</text:span><text:span text:style-name="T1635">, devono essere efficaci a basse conc. <text:line-break/>Devono essere economici e avere un effetto che deve durare a lungo nel tempo. <text:line-break/><text:line-break/></text:span><text:span text:style-name="T1636">Tipicamente </text:span><text:span text:style-name="T1687">si usano</text:span><text:span text:style-name="T1636"> reattori </text:span><text:span text:style-name="T1687">che </text:span><text:span text:style-name="T1636">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28">CONTROLLO DI T: </text:span><text:span text:style-name="T1690">s</text:span><text:span text:style-name="T1628">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688">il</text:span><text:span text:style-name="T1628"> riscaldamento </text:span><text:span text:style-name="T1688">è </text:span><text:span text:style-name="T1628">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689">anche il </text:span><text:span text:style-name="T1628">calore </text:span><text:span text:style-name="T1689">causato</text:span><text:span text:style-name="T1628"> </text:span><text:span text:style-name="T1689">dalla</text:span><text:span text:style-name="T1628"> miscelazione e potenza legata all’insuffl</text:span><text:span text:style-name="T1688">azione</text:span><text:span text:style-name="T1628">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28">La corrente di aria in uscita è satura di acqua quindi esiste la possibilità di avere </text:span><text:span text:style-name="T1728">condensazione</text:span><text:span text:style-name="T1628"> all’interno del filtro contaminandolo </text:span><text:span text:style-name="T1637">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28"><text:line-break/></text:span><text:span text:style-name="T1638">CONTROLLO pH: </text:span><text:span text:style-name="T1690">b</text:span><text:span text:style-name="T1638">isogna avere un sistema di misura per il pH. <text:line-break/>KOH migliore del NaOH perché meno tossico per i microorganismi anche se è più caro. <text:line-break/>HC</text:span><text:span text:style-name="T1690">l</text:span><text:span text:style-name="T1638"> troppo corrosivo per l’acciaio mentre H</text:span><text:span text:style-name="T1542">2</text:span><text:span text:style-name="T1638">SO</text:span><text:span text:style-name="T1549">4</text:span><text:span text:style-name="T1638"> deve essere usato in determinati range.<text:line-break/><text:line-break/>CONTROLLO D</text:span><text:span text:style-name="T1692">I </text:span><text:span text:style-name="T1638">O</text:span><text:span text:style-name="T1543">2</text:span><text:span text:style-name="T1638"> DISCIOLTO: Sistema che comanda </text:span><text:span text:style-name="T1691">la </text:span><text:span text:style-name="T1638">portata di aria in in</text:span><text:span text:style-name="T1692">gresso</text:span><text:span text:style-name="T1638"> sia in continuo </text:span><text:span text:style-name="T1691">che</text:span><text:span text:style-name="T1638"> in misura intermittente o che comanda la composizione del gas all’interno del reattore (controllando rapporto O</text:span><text:span text:style-name="T1542">2</text:span><text:span text:style-name="T1638">, N</text:span><text:span text:style-name="T1542">2</text:span><text:span text:style-name="T1638"> e CO</text:span><text:span text:style-name="T1542">2</text:span><text:span text:style-name="T1638">).<text:line-break/><text:line-break/></text:span><text:span text:style-name="T1639">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40">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693">possono</text:span><text:span text:style-name="T1640">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41">Un’altra possibilità per diminuire lo shear stress è immobilizzare in un substrato la massa biologica.<text:line-break/><text:line-break/>BIOCATALIZZATORI<text:line-break/></text:span><text:span text:style-name="T1694">Due</text:span><text:span text:style-name="T1641"> tipi di biocatalizzatori sono utilizzati più frequentemente nella produzione industriale: gli enzimi e le cellule o i microrganismi. </text:span><text:span text:style-name="T1642">Cellule e microrganismi utilizzati in operazioni di fermentazione, enzimi in bioconversione e biocatalisi.<text:line-break/>I processi di fermentazione coinvolgono la crescita di microrganismi o di cellule </text:span><text:span text:style-name="T1643">che catalizzano il processo → processo autocatalitico.</text:span><text:span text:style-name="T1642"> </text:span><text:span text:style-name="T1643">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29">immobilizzato</text:span><text:span text:style-name="T1643"> in maniera tale che rimanga all’interno del reattore.</text:span></text:p>
      <text:p text:style-name="P49">Ci sono metodi chimici e metodi fisici per immobilizzare gli enzimi.<text:line-break/><text:line-break/>METODI CHIMICI:</text:p>
      <text:p text:style-name="P15"><text:span text:style-name="T1725">1)</text:span><text:span text:style-name="T1732"> </text:span><text:span text:style-name="T1729">Legame chimico covalente</text:span><text:span text:style-name="T1643">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44">u</text:span><text:span text:style-name="T1643">elli NON co</text:span><text:span text:style-name="T1644">inv</text:span><text:span text:style-name="T1643">olti nell’attivi</text:span><text:span text:style-name="T1644">t</text:span><text:span text:style-name="T1643">à catalitica e nemmeno vicini per evitare inter</text:span><text:span text:style-name="T1644">a</text:span><text:span text:style-name="T1643">zione steriche. Il processo è completato in due fasi: attivazione del supporto (ad area superficiale elevata) e la reazione dell’enzima sul supporto.<text:line-break/></text:span><text:span text:style-name="T1695">2) </text:span><text:span text:style-name="T1729">Reticolazione</text:span><text:span text:style-name="T1643"> con reagenti polifunzionali (tipicamente aldeidi). Le particelle vengono reticolate e formano una sorta di gel </text:span><text:span text:style-name="T1644">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44">METODI FISICI<text:line-break/></text:span><text:span text:style-name="T1696">1) </text:span><text:span text:style-name="T1730">Inclusione in fibre vuote o poros</text:span><text:span text:style-name="T1733">e</text:span><text:span text:style-name="T1726">.</text:span><text:span text:style-name="T1730"><text:line-break/></text:span><text:span text:style-name="T1727">2) </text:span><text:span text:style-name="T1731">I</text:span><text:span text:style-name="T1730">nclusione in un gel polimerico</text:span><text:span text:style-name="T1644">, si aggiunge l’enzima ad una soluzione di monomeri e poi inizia la polimerizzazione.<text:line-break/></text:span><text:span text:style-name="T1696">3) </text:span><text:span text:style-name="T1731">Incapsulazione</text:span><text:span text:style-name="T1645">, l’enzima viene inglobato in capsule di dimensioni micrometriche </text:span><text:span text:style-name="T1697">f</text:span><text:span text:style-name="T1645">atte di materiale poroso, permette il trasporto del substrato e del prodotto ma non dell’enzima. All’interno della capsula l’enzima è in soluzione.</text:span></text:p>
      <text:p text:style-name="P16"><text:span text:style-name="T1645">L’immobilizzazione da una maggiore stabilità all’enzima </text:span><text:span text:style-name="T1698">contro gli agenti che causano la perdita e il </text:span><text:span text:style-name="T1645">cambiamento d</text:span><text:span text:style-name="T1698">ella sua</text:span><text:span text:style-name="T1645">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696"><text:s/></text:span><text:span text:style-name="T1645"><text:line-break/><text:line-break/></text:span><text:span text:style-name="T1900">Reattori aerati ma non agitati</text:span><text:span text:style-name="T1645"><text:line-break/></text:span><text:span text:style-name="T1646">BUBBLE COLUMN REACTORS (BCR)</text:span><text:span text:style-name="T1645"><text:line-break/></text:span><text:span text:style-name="T1646">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699">vicino allo</text:span><text:span text:style-name="T1646"> sparger alla base del reattore. La velocità del liquido è una funzione della portata di gas. <text:line-break/></text:span><text:span text:style-name="T1700">I</text:span><text:span text:style-name="T1646"> </text:span><text:span text:style-name="T1742">vantaggi</text:span><text:span text:style-name="T1646"> </text:span><text:span text:style-name="T1700">sono:</text:span><text:span text:style-name="T1646"> disegno economico del reattore, facilita di mantenere le cond</text:span><text:span text:style-name="T1700">izioni</text:span><text:span text:style-name="T1646"> di sterilità </text:span><text:span text:style-name="T1700">e basse possibilità di contaminazione</text:span><text:span text:style-name="T1646">, </text:span><text:span text:style-name="T1742">svantaggio</text:span><text:span text:style-name="T1646">: limitata capacità di trasferimento di O</text:span><text:span text:style-name="T1544">2</text:span><text:span text:style-name="T1646">. <text:line-break/></text:span><text:span text:style-name="T1699">Il m</text:span><text:span text:style-name="T1646">oto del liquido è un moto equicorrente al moto di gas. </text:span><text:span text:style-name="T1647">Tempo di miscelazione in funzione della portata di gas e delle caratteristiche geometriche del reattore. Per i reattori di grande dimension</text:span><text:span text:style-name="T1699">e</text:span><text:span text:style-name="T1647">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00">H</text:span><text:span text:style-name="T1647">anno al loro interno un tubo di contenimento, </text:span><text:span text:style-name="T1701">vi è</text:span><text:span text:style-name="T1647">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48">funzione</text:span><text:span text:style-name="T1647"> </text:span><text:span text:style-name="T1648">del</text:span><text:span text:style-name="T1647">le esigenze </text:span><text:span text:style-name="T1648">di trasferimento del</text:span><text:span text:style-name="T1647"> calore.<text:line-break/></text:span><text:span text:style-name="T1648">L’effetto del draft tube è che aumenta la mix assiale, genera una circolazione del fluido all’interno del reattore e riduce la coalescenza delle bolle per effetto della circolazione.<text:line-break/></text:span><text:span text:style-name="T1649">Nei reattori air-lift ci sono 3 regioni: air-riser, down-comer e zona di liberazione delle bolle e abbattimento della schiuma. </text:span><text:span text:style-name="T1702">L’air-</text:span><text:span text:style-name="T1649">riser </text:span><text:span text:style-name="T1650">è </text:span><text:span text:style-name="T1702">la zona </text:span><text:span text:style-name="T1650">dove viene posizionato lo sparger. <text:line-break/></text:span><text:span text:style-name="T1702">L’air-r</text:span><text:span text:style-name="T1650">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51">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52">del diametro di reattore nella zona di disengagement abbassa la velocità delle </text:span><text:span text:style-name="T1703">b</text:span><text:span text:style-name="T1652">olle e questo aiuta </text:span><text:span text:style-name="T1703">la</text:span><text:span text:style-name="T1652"> separazione dei gas dal liquido; </text:span><text:span text:style-name="T1653">l</text:span><text:span text:style-name="T1652">e bolle avendo velocità più bassa abbassano la possibilità di formazione di aerosol cioè trascinamento d</text:span><text:span text:style-name="T1653">i goccioline di liquido nell’aria in uscita e quindi </text:span><text:span text:style-name="T1704">si ha meno</text:span><text:span text:style-name="T1653"> possibilità di contaminazione del filtro dell’aria d’uscita. </text:span><text:span text:style-name="T1655">Anche i</text:span><text:span text:style-name="T1653">l flusso assiale </text:span><text:span text:style-name="T1654">che viene g</text:span><text:span text:style-name="T1653">enerato</text:span><text:span text:style-name="T1654"> aiuta alla riduzione della formazione di schiuma.<text:line-break/></text:span><text:span text:style-name="T1655">I </text:span><text:span text:style-name="T1741">vantaggi</text:span><text:span text:style-name="T1655"> di un air-lift è che </text:span><text:span text:style-name="T1656">sono a</text:span><text:span text:style-name="T1655"> basso shear, possono essere utilizzati organismi sensibili agli effetti di sforzi di taglio (cellule animali o vegetali), non c’è agitazione quindi </text:span><text:span text:style-name="T1656">è </text:span><text:span text:style-name="T1655">più facile mantenere </text:span><text:span text:style-name="T1656">la</text:span><text:span text:style-name="T1655"> sterilità del sistema.</text:span></text:p>
      <text:p text:style-name="P13"><text:span text:style-name="T1655">Non ho problemi </text:span><text:span text:style-name="T1656">delle</text:span><text:span text:style-name="T1655"> tenute d</text:span><text:span text:style-name="T1656">ell’asse dell’agitatore. <text:line-break/>In un reattore di grande dimensioni la P alla base del reattore aumenta la solubilità dell’O</text:span><text:span text:style-name="T1545">2</text:span><text:span text:style-name="T1656"> </text:span><text:span text:style-name="T1705">aumentando così</text:span><text:span text:style-name="T1656"> la velocità di trasporto dell’O</text:span><text:span text:style-name="T1545">2</text:span><text:span text:style-name="T1656"> (aumenta la forza motrice al trasporto). Possono essere costruiti reattori molto grandi.<text:line-break/></text:span><text:soft-page-break/><text:span text:style-name="T1656">Gli </text:span><text:span text:style-name="T1740">svantaggi</text:span><text:span text:style-name="T1656">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57">reattore agitato per cui i microrganismi si trovano in cond</text:span><text:span text:style-name="T1706">izioni</text:span><text:span text:style-name="T1657"> diverse nei diversi punti del reattore, è impossibile mantenere prossimi al massimo il valore di </text:span><text:span text:style-name="T1954">μ</text:span><text:span text:style-name="T1546">x</text:span><text:span text:style-name="T1657"> cioè il valore massimo di crescita perché è impossibile mantenere livelli di carbonio e nutrienti al massimo.<text:line-break/>La separazione del gas dal liquido non è molto efficace quando è presente schiuma. <text:line-break/></text:span><text:span text:style-name="T1707">N</text:span><text:span text:style-name="T1657">ella progettazione quindi degli air-lift questi svantaggi devono essere minimizzati → necessario mantenere una buona omogeneità in modo tale da evitare cicli di crescita elevat</text:span><text:span text:style-name="T1707">i</text:span><text:span text:style-name="T1657"> seguiti da cicli in cui i nutrient</text:span><text:span text:style-name="T1707">i</text:span><text:span text:style-name="T1657"> sono limitanti. <text:line-break/>È possibile pensare a punti di iniezione multipli, in questo modo </text:span><text:span text:style-name="T1658">si cerca</text:span><text:span text:style-name="T1657"> di mantenere una maggiore omogeneità del flusso reagente. </text:span><text:span text:style-name="T1658">I reattori air-lift tendono a non avere una zona di sforzi di taglio elevati in prossimità delle pale, questo limita il possibile danneggiamento dei microrganismi <text:s/>e aumenta la loro produttività rispetto ai reattori agitati </text:span><text:span text:style-name="T1708">STR.</text:span><text:span text:style-name="T1659"><text:line-break/><text:line-break/>REATTORI <text:s/>A LETTO IMPACCATO</text:span><text:span text:style-name="T1658"><text:line-break/></text:span><text:span text:style-name="T1660">Sono reattori nella quale è presente una fase solida che </text:span><text:span text:style-name="T1708">è</text:span><text:span text:style-name="T1660"> un supporto sulla quale sono immobilizzate cellule/enzimi assieme ad un eluente. Il volume del reattore può essere riempito interamente da fattori di riempimento e dal liquido.</text:span><text:span text:style-name="T1647"><text:line-break/></text:span><text:span text:style-name="T1661">Normalmente i reattori aerobici sono organizzati in maniera tale che il liquido sgoccioli, lambendo le particelle solide, in controcorrente alla corrente di fase di gas che scorre dal basso verso l’alto.</text:span></text:p>
      <text:p text:style-name="P17"><text:span text:style-name="T1743">Vantaggi</text:span><text:span text:style-name="T1661">: costruzione semplice ed economica, sono ottimali per reazioni enzimatiche e per il trattamento delle acque reflue. </text:span><text:span text:style-name="T1743">Svantaggi</text:span><text:span text:style-name="T1661">: non si ha controllo dei cammini del liquido, si possono formare degli aggregati nelle particelle di riempimento oppure cammini preferenziali con delle scorciatoie che riducono il tempo di permanenza </text:span><text:span text:style-name="T1663">del fluido </text:span><text:span text:style-name="T1661">all’interno del reattore.<text:line-break/><text:line-break/>REATTORI </text:span><text:span text:style-name="T1662">TRICKLE-BED</text:span><text:span text:style-name="T1645"><text:line-break/></text:span><text:span text:style-name="T1663">Sono reattori a letto impaccato nei quali la fase liquida sgocciola sulle particelle solide che non sono completamente immerse nel liquido. Il liquido scorre sulla sup</text:span><text:span text:style-name="T1709">erficie</text:span><text:span text:style-name="T1663"> del solido dove sono state immobilizzate le cellule/gli enzimi.<text:line-break/>Il film liquido è molto sottile in maniera da permettere un efficace trasporto di O</text:span><text:span text:style-name="T1547">2</text:span><text:span text:style-name="T1663"> nei processi aerobici. <text:line-break/></text:span><text:span text:style-name="T1709">Sono usati nei trattamenti delle acque reflue via anaerobia.<text:line-break/></text:span><text:span text:style-name="T1644"><text:line-break/></text:span><text:span text:style-name="T1664">REATTORI A LETTO FISSO<text:line-break/>I microrganismi sono immobilizzati per </text:span><text:span text:style-name="T1665">adsorbimento o per</text:span><text:span text:style-name="T1664"> incapsulazione. <text:line-break/></text:span><text:span text:style-name="T1665">Diversi tipi di substrato </text:span><text:span text:style-name="T1710">su cui </text:span><text:span text:style-name="T1665">possono essere </text:span><text:span text:style-name="T1710">immobilizzati sono</text:span><text:span text:style-name="T1665">: polimeri, schiume polimeriche, elementi in calcestruzzo, scarti di legno o materiale fibroso come materiale plastico o lana di vetro. Il liquido è pompato attraverso il solido</text:span><text:span text:style-name="T1711"> o è lasciato</text:span><text:span text:style-name="T1665"> sgocciola</text:span><text:span text:style-name="T1711">re</text:span><text:span text:style-name="T1665"> </text:span><text:span text:style-name="T1711">sul</text:span><text:span text:style-name="T1665">la sua superficie </text:span><text:span text:style-name="T1711">quando</text:span><text:span text:style-name="T1710"> i</text:span><text:span text:style-name="T1665">l substrato è </text:span><text:span text:style-name="T1711">convertito</text:span><text:span text:style-name="T1665"> direttamente nel prodotto.</text:span></text:p>
      <text:p text:style-name="P18"><text:span text:style-name="T1628">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13">di immobilizzazione e</text:span><text:span text:style-name="T1628"> </text:span><text:span text:style-name="T1713">favorisce il</text:span><text:span text:style-name="T1628"> trasporto di materia. <text:line-break/>Le particelle sono leggere e quin</text:span><text:span text:style-name="T1666">di p</text:span><text:span text:style-name="T1628">ossono essere sostenute all’interno del fluido, la fluidizzazione delle particelle solide nel reattore fa sì che l</text:span><text:span text:style-name="T1666">e sup</text:span><text:span text:style-name="T1712">erfici</text:span><text:span text:style-name="T1666"> delle particell</text:span><text:span text:style-name="T1667">e</text:span><text:span text:style-name="T1666"> vengano continuamente ricambiate aumentando il coefficiente di trasferimento di massa. <text:line-break/>I letti flu</text:span><text:span text:style-name="T1667">i</text:span><text:span text:style-name="T1666">di possono essere bifasici (nel caso di sistemi non aerati) o tifrasi</text:span><text:span text:style-name="T1667">ci</text:span><text:span text:style-name="T1666"> (sistemi aerati con sparger).<text:line-break/></text:span><text:span text:style-name="T1712">Sono u</text:span><text:span text:style-name="T1666">sati per impianti di trattamento di acque reflue.<text:line-break/>Vengono utilizzate cellule animali, sono intrappolate in geli o incapsulati all’interno di microcapsule.<text:line-break/></text:span><text:span text:style-name="T1667">Nei sistemi a letto fluido l’introduzione del substrato e dell’aria è in equicorrente, servono a fluidizzare le particelle solide sulle quali sono immobilizzati i microrganismi. <text:line-break/>Questi </text:span><text:span text:style-name="T1714">reattori</text:span><text:span text:style-name="T1667"> permettono di avere conc di biomassa elevata e avere trasferimento di massa nei reattori continui. <text:line-break/>La mi</text:span><text:span text:style-name="T1714">scelazione</text:span><text:span text:style-name="T1667"> in un bioreattore è assicurata dalla pompa di circolazione </text:span><text:span text:style-name="T1714">(uno dei pochi reattori con questo meccanismo).</text:span><text:span text:style-name="T1667"> </text:span><text:span text:style-name="T1714">I reattori c</text:span><text:span text:style-name="T1667">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68">SISTEMI A CELLULE FLOCCULATE: </text:span><text:span text:style-name="T1669">sistemi nei quali le cellule sono trattenute </text:span><text:span text:style-name="T1670">nel</text:span><text:span text:style-name="T1669"> reattore in quanto formano dei fiocchi.<text:line-break/>Durante la reazione le cellule coagulano e precipitano sul fondo del reattore.<text:line-break/></text:span><text:span text:style-name="T1670">S</text:span><text:span text:style-name="T1669">ono sistemi normalmente usati per il trattamento anaerobio di acque reflue. In questi processi anaerobici i batteri </text:span><text:span text:style-name="T1670">metanogenici</text:span><text:span text:style-name="T1669"> hanno una tendenza </text:span><text:span text:style-name="T1670">naturale</text:span><text:span text:style-name="T1669"> a flocculare, si formano fiocchi che vengono agitati </text:span><text:span text:style-name="T1670">dal rilascio dei gas do</text:span><text:span text:style-name="T1671">v</text:span><text:span text:style-name="T1670">uti alla fermentazione (CH</text:span><text:span text:style-name="T1548">4</text:span><text:span text:style-name="T1670"> e CO</text:span><text:span text:style-name="T1548">2</text:span><text:span text:style-name="T1670">). I sistemi flocculati di grande dimensione sono usati per la digestione anaerobia di acque di scarico industriali </text:span><text:span text:style-name="T1671">ad alta carica</text:span><text:span text:style-name="T1670"> inquinant</text:span><text:span text:style-name="T1671">e.<text:line-break/>Questi reattori sono </text:span><text:span text:style-name="T1721">egg-shaped </text:span><text:span text:style-name="T1671">(forma di uovo) perché così si migliora il movimento dei fiocchi all’interno del reattore senza presenza di zone morte.<text:line-break/></text:span><text:span text:style-name="T1667"><text:line-break/></text:span><text:span text:style-name="T1672">SISTEMI A RICI</text:span><text:span text:style-name="T1673">RCOLAZIONE: </text:span><text:span text:style-name="T1715">s</text:span><text:span text:style-name="T1673">istemi agitati nella quale </text:span><text:span text:style-name="T1715">separo</text:span><text:span text:style-name="T1673"> la corrente d’efflusso; separo la biomassa e questa la ricircolo all’interno del reattore.<text:line-break/><text:line-break/></text:span><text:span text:style-name="T1744">Reattori a letto fisso vs reattori a letto fluido</text:span><text:span text:style-name="T1673"><text:line-break/>I reattori a letto fluido sono più efficaci dei reattori a letto fisso perché </text:span><text:span text:style-name="T1717">1) </text:span><text:span text:style-name="T1673">è p</text:span><text:span text:style-name="T1716">ossibile immobilizzare una maggiore quantità di cellule nel reattore, le particelle fluidizzate hanno una superficie più ampia.</text:span><text:span text:style-name="T1673"><text:line-break/></text:span><text:span text:style-name="T1717">2) </text:span><text:span text:style-name="T1673">La velocità di trasferimento della massa è favorita da una superficie più grande e dalla miscelazione più efficace nel reattore. </text:span><text:span text:style-name="T1717">3)</text:span><text:span text:style-name="T1673"> I reattori a letto fluido sono meno soggetti a fenomeni di intasamento rispetto ai letti fissi.</text:span></text:p>
      <text:p text:style-name="P111"><text:span text:style-name="T1342">I </text:span><text:span text:style-name="T1343">reattori a letto fluido</text:span><text:span text:style-name="T1342"> sono più difficil</text:span><text:span text:style-name="T1343">i</text:span><text:span text:style-name="T1342"> da progettare perché è necessario assicurare il flusso corretto per garantire la fluidizzazione ed evitare il trasporto delle particelle fuori dal reattore. Le dimensioni delle bolle dev</text:span><text:span text:style-name="T1344">ono</text:span><text:span text:style-name="T1342"> essere controllat</text:span><text:span text:style-name="T1344">e</text:span><text:span text:style-name="T1342">, è importante evitare la fuoriuscita delle cellule dal reattore e il desorbimento. </text:span><text:span text:style-name="T1345">È</text:span><text:span text:style-name="T1342"> necessario evitare lo stripping delle cellule dalla sup del substrato e evitare il danneggiamento del supporto che porterebbe a una separazione degli organismi dal supporto </text:span><text:span text:style-name="T1346">stesso.</text:span><text:span text:style-name="T1342"><text:line-break/><text:line-break/>REATTORI A MEMBRANA<text:line-break/>Caratteristica fondamentale: presenza di una membrana </text:span><text:span text:style-name="T1347">semi </text:span><text:span text:style-name="T1342">permeabile </text:span><text:span text:style-name="T1347">che permette il passaggio dei prodotti ma </text:span><text:span text:style-name="T1348">trattenendo gli</text:span><text:span text:style-name="T1347"> enzimi. La membrana è interna al reattore.<text:line-break/>La membrana è normalmente costituita da fibre tubulari cave con diametro di circa 250 </text:span><text:span text:style-name="T1956">μm</text:span><text:span text:style-name="T1347"> e spessori di circa 50 </text:span><text:span text:style-name="T1486">μm</text:span><text:span text:style-name="T1347">. Possono essere sia batch che reattori continui, permettono una facile separazione tra l’enzima e i prodotti di reazione.</text:span></text:p>
      <text:p text:style-name="P21"><text:span text:style-name="T1674">Sono usati per sistemi con enzimi in soluzione in maniera tale da evitare gli svantaggi dell’immobilizzazione dell’enzima con i fenomeni di limitazione diffusiva associate alla immobilizzazione. <text:line-break/></text:span><text:span text:style-name="T1718">Permettono</text:span><text:span text:style-name="T1674"> un rinnovo dell’enzima in sistemi in cui si utilizzano enzimi termolabili.<text:line-break/></text:span><text:span text:style-name="T1718">Il principale s</text:span><text:span text:style-name="T1674">vantaggio </text:span><text:span text:style-name="T1718">riguarda il </text:span><text:span text:style-name="T1674">costo </text:span><text:span text:style-name="T1718">della</text:span><text:span text:style-name="T1674"> membrana </text:span><text:span text:style-name="T1718">e la</text:span><text:span text:style-name="T1674"> necessità di sostituirla a scadenze fisse.<text:line-break/><text:line-break/>Nel caso di microrganismo immobilizzato, il vantaggio è: </text:span><text:span text:style-name="T1675">avere un’alta conc</text:span><text:span text:style-name="T1718">entrazione</text:span><text:span text:style-name="T1675"> di organismi </text:span><text:span text:style-name="T1718">che permette </text:span><text:span text:style-name="T1675">flussi elevati e quindi maggiore produttività per unità di volume del reattore, di poter riutilizzare le cellule evitando costi associati alla separazione e al riciclo, favorisce la stabilità genetica </text:span><text:span text:style-name="T1719">e</text:span><text:span text:style-name="T1675"> la sensibilità degli organismi </text:span><text:span text:style-name="T1719">è ridotta</text:span><text:span text:style-name="T1675"> agli sforzi di taglio.<text:line-break/>Gli svantaggi sono che molto spesso il prodotto ottenuto è estratto dalle cellule, non posso immobilizzare la cellula sul substrato perché quel che voglio ottenere è un prodotto intra cellulare. </text:span><text:span text:style-name="T1720">I</text:span><text:span text:style-name="T1675">ntroduco </text:span><text:span text:style-name="T1720">poi</text:span><text:span text:style-name="T1675"> delle limitazio</text:span><text:span text:style-name="T1720">ni</text:span><text:span text:style-name="T1675">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67"><text:line-break/></text:span><text:span text:style-name="T1676">FOTOBIOREATTORI<text:line-break/>Sono utilizzati per alghe e cianobatteri, la difficoltà è quella di fornire luce alla biomassa senza avere foto</text:span><text:span text:style-name="T1722">ri</text:span><text:span text:style-name="T1676">attivazione (cioè insolazione eccessiva). Se non è necessario avere una cultura monosettica vengono utilizzati </text:span><text:span text:style-name="T1723">pond reactors (</text:span><text:span text:style-name="T1676">reattori ad allunaggio?</text:span><text:span text:style-name="T1723">)</text:span><text:span text:style-name="T1676">. Le lagune non devono essere troppo profonde in modo tale da </text:span><text:span text:style-name="T1724">poter </text:span><text:span text:style-name="T1676">avere irraggiamento su tutta la biomassa (per le alghe ho 15 cm). Per ottimizzare la produzione viene fatta una blanda agitazione o una ricircolazione.<text:line-break/><text:line-break/><text:line-break/><text:line-break/><text:line-break/></text:span><text:soft-page-break/><text:span text:style-name="T1921">DESIGN DEL BIOREATTORE<text:line-break/></text:span><text:span text:style-name="T1749">La progettazione d</text:span><text:span text:style-name="T1850">ei</text:span><text:span text:style-name="T1749"> reattori deve tener conto degli aspetti di sicurezza e degli aspetti normativi. <text:line-break/>Quanto questi siano limitanti dipende dalla natura del prodotto </text:span><text:span text:style-name="T1850">e</text:span><text:span text:style-name="T1749">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5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51">Fondamental</text:span><text:span text:style-name="T1851">e è</text:span><text:span text:style-name="T1751"> l’operazion</text:span><text:span text:style-name="T1851">e</text:span><text:span text:style-name="T1751"> di sterilizzazione: </text:span><text:span text:style-name="T1752">il recipiente e tutte le linee che portano al recipiente devono essere sterilizzabili. Le tubazioni a contatto con il fluido di processo inclusi additivi e agenti antischiuma e tutto ciò che possono </text:span><text:span text:style-name="T1753">fornire delle vie di ingresso devono </text:span><text:span text:style-name="T1754">essere sterilizzate </text:span><text:span text:style-name="T1755">in qualsiasi movimento durante la fermentazione</text:span><text:span text:style-name="T1754">.<text:line-break/></text:span><text:span text:style-name="T175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56"><text:line-break/></text:span><text:span text:style-name="T1757">La progettazione di un fermentatore inizia con il </text:span><text:span text:style-name="T1853">considerare</text:span><text:span text:style-name="T1757"> l’esigenza del </text:span><text:span text:style-name="T1758">processo riguardo al trasferimento di O</text:span><text:span text:style-name="T1531">2</text:span><text:span text:style-name="T1758">, calore, miscelazione e necessita di potenza all’agitatore. <text:line-break/>Il</text:span><text:span text:style-name="T1735"> </text:span><text:span text:style-name="T1758">trasferimento di massa</text:span><text:span text:style-name="T1735"> </text:span><text:span text:style-name="T1758">e il trasferimento di Q e la mix del fluido dipendono dalle caratteristiche reologiche del mezzo. </text:span><text:span text:style-name="T1852">L</text:span><text:span text:style-name="T1758">e caratteristiche reologiche di brodi di cultura di </text:span><text:span text:style-name="T1854">funghi</text:span><text:span text:style-name="T1758"> impongono dei limiti severi, ad esempio la velocità di trasferimento di Q e O</text:span><text:span text:style-name="T1531">2</text:span><text:span text:style-name="T1758"> </text:span><text:span text:style-name="T1854">può</text:span><text:span text:style-name="T1758"> essere divers</text:span><text:span text:style-name="T1854">a</text:span><text:span text:style-name="T1758"> da 50 al 5% rispetto a</text:span><text:span text:style-name="T1854">lle</text:span><text:span text:style-name="T1758"> tipiche fermentazione dei batteri. <text:line-break/>L’omogeneità della </text:span><text:span text:style-name="T1854">miscela</text:span><text:span text:style-name="T1758"> è molto peggiore che </text:span><text:span text:style-name="T1854">nei </text:span><text:span text:style-name="T1758">brodi di coltura newtoniani, questo rende anche più difficile la misura e il controllo.<text:line-break/><text:line-break/></text:span><text:span text:style-name="T1738">Trasferimento di massa</text:span><text:span text:style-name="T1758"><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59">La P totale e la frazione molare di O</text:span><text:span text:style-name="T1532">2</text:span><text:span text:style-name="T1759"> influenzano la P parziale dell’O</text:span><text:span text:style-name="T1532">2 </text:span><text:span text:style-name="T1855">direttamente, l’a</text:span><text:span text:style-name="T1759">umento della p</text:span><text:span text:style-name="T1760">o</text:span><text:span text:style-name="T1759">rtata di gas aumenta la frazione in uscita e quindi aumenta la forza motrice.<text:line-break/></text:span><text:span text:style-name="T1760">Equazioni usate come guide qualitative o semi quantitative, sono valide solo a condizioni </text:span><text:span text:style-name="T1761">prossime</text:span><text:span text:style-name="T1760"> a quelle che hanno portato alla loro formazione. </text:span><text:span text:style-name="T1761">La geometria del reattore ha un’influenza importante sulle costanti all’interno delle equazioni. </text:span><text:span text:style-name="T1760">Sono relazioni che non scalano molto bene. <text:line-break/></text:span><text:span text:style-name="T1762">Nel caso di materiali di brodi di coltura non newtoniani, il trasferimento di massa è miglior</text:span><text:span text:style-name="T1856">e</text:span><text:span text:style-name="T1762"> con turbine che hanno componenti assiali rispetto ad esempio a turbine radiali mentre con brodi newtoniani non vi è molta differenza.</text:span></text:p>
      <text:p text:style-name="P19"><text:span text:style-name="T1762">La potenza serve sia per la dispersione dei gas che per la miscelazione globale e quindi per avere omogeneità della massa reagente. Nei sistemi agitati la potenza è data sia tramite l’agitatore che con l'insufflare dei gas.<text:line-break/></text:span><text:span text:style-name="T1763">Le condizioni di flooding si hanno quando l’aria forma una camicia intorno alla turbina diminuendo la potenza massima che può essere fornita dalla turbina di agitazione al fluido. Questo fenomeno di flooding è più elevat</text:span><text:span text:style-name="T1857">o</text:span><text:span text:style-name="T1763"> in brodi di coltura viscosi con comportamento pseudoplastico (come ad esempio sistemi di miceli o sistemi in cui i nutrienti sono polisaccaridi). </text:span><text:span text:style-name="T1764">Pseudo plastico → </text:span><text:span text:style-name="T1857">l</text:span><text:span text:style-name="T1764">a viscosità diminuisce all'aumentare della velocità di agitazione.<text:line-break/></text:span><text:span text:style-name="T1765">Il fenomeno di flooding è descritto dal n° </text:span><text:span text:style-name="T1857">d</text:span><text:span text:style-name="T1765">i aerazione, questo è definito come il rapporto tra la potenza che il sistema di agita</text:span><text:span text:style-name="T1766">zion</text:span><text:span text:style-name="T1765">e è in grado di fornire al fluido in presenza di aerazione rispetto alla potenza che il sistema di agitazione può fornire in assenza di areazione. </text:span><text:span text:style-name="T1766">Il n° di aerazione dipende dalla velocità dei gas e dalle caratteristiche geometriche dell’impeller (suo diametro e sua velocità di rotazione).<text:line-break/></text:span><text:soft-page-break/><text:span text:style-name="T1766">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67">Per esempio una turbina a pale inclinate tende a non scaricarsi.<text:line-break/>Se voglio aumentare l’OTR aumento l’agitazione (aumento il </text:span><text:span text:style-name="T1858">K</text:span><text:span text:style-name="T1533">L</text:span><text:span text:style-name="T1767"> o K</text:span><text:span text:style-name="T1533">G</text:span><text:span text:style-name="T1767">)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59">anche</text:span><text:span text:style-name="T1767"> dalle dimensioni del reattore. In generale se ho microrganismi sensibili agli sforzi di shear devo cercare di mantenere la velocità dell’agitatore inferiore ad una soglia.</text:span></text:p>
      <text:p text:style-name="P20"><text:span text:style-name="T1768">L’hold up diminuisce il volume efficace del reattore. </text:span><text:span text:style-name="T1860">L</text:span><text:span text:style-name="T1768">a formatura di schiuma può limitare l’operatività del reattore e causare problemi di pulizia di asepsi e può contaminare l’uscita del reattore e in casi estremi può portare alla terminazione del reattore.<text:line-break/><text:line-break/></text:span><text:span text:style-name="T1739">T</text:span><text:span text:style-name="T1734">rasporto di calore</text:span><text:span text:style-name="T1768"><text:line-break/>Il calore che dobbiamo smaltire durante la reazione è data dalla reazione metabolica + il calore dissipato dato dall’introduzione della potenza. </text:span><text:span text:style-name="T1861">Il maggior trasferimento di calore lo si ha durante il periodo di massima crescita.</text:span><text:span text:style-name="T1767"><text:line-break/></text:span><text:span text:style-name="T1769">Calore smaltito con sistemi di scambio termico caratterizzati dai loro coefficienti di trasmission</text:span><text:span text:style-name="T1860">e</text:span><text:span text:style-name="T1769">,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61">più la</text:span><text:span text:style-name="T1769">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7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71"><text:line-break/></text:span><text:span text:style-name="T1772">Quando effettuiamo un cambiamento delle variabili non sempre otteniamo quel che vogliamo.</text:span></text:p>
      <text:p text:style-name="P22"><text:span text:style-name="T1748">Ad esempio abbiamo modificato il nutriente perché in questo modo la resa sulla base del nutriente aumenta e quindi abbiamo maggior velocità di crescita dell’organismo e quindi dobbiamo aumentare </text:span><text:span text:style-name="T1773">il trasferimento dell’O</text:span><text:span text:style-name="T1534">2</text:span><text:span text:style-name="T1773"> rispetto al valore di base di conduzione dell’impianto precedente. Ciò che possiamo fare è aumentare la portata di aria, aumentandola aumentiamo la conc di O</text:span><text:span text:style-name="T1534">2</text:span><text:span text:style-name="T1773"> nella corrente d’uscita e quindi aumentiamo la forza motrice al trasferimento di O</text:span><text:span text:style-name="T1534">2</text:span><text:span text:style-name="T1773">. Non è però l’unico effetto che otteniamo, andando ad aumentare la portata d’aria aumentiamo anche </text:span><text:span text:style-name="T177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75">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62">rispetto al</text:span><text:span text:style-name="T1775">la mix di massa, la spaziatura delle turbine e via. Quindi dobbiamo fare una prima scelta sulla tipologia del reattore.<text:line-break/></text:span><text:span text:style-name="T1776">Dobbiamo verificare che la velocità lineare dei gas sia abbastanza bassa da evitare schiumeggiamenti, evitare formazione di aer</text:span><text:span text:style-name="T1862">o</text:span><text:span text:style-name="T1776">sol nella corrente d’uscita che potrebbero contaminare e intasare il filtro dell’aria in uscita. Dobbiamo rimanere nei limiti imposti dai componenti e dagli accessori senza andare a cond estreme di P e richiesta di </text:span><text:soft-page-break/><text:span text:style-name="T1776">potenza che andrebbero ad aumentare i costi. Bisogna poi definire il tipo di agitatore, la sua dimensione e la sua velocità per poter dare una mix sufficiente alla massa di reazione e per garantire un buon trasferimento di O</text:span><text:span text:style-name="T1535">2</text:span><text:span text:style-name="T1776">.<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63">di</text:span><text:span text:style-name="T1776"> reazione. </text:span><text:span text:style-name="T1863">Bisogna</text:span><text:span text:style-name="T1776">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35">2</text:span><text:span text:style-name="T1776"> disciolto per evitare condizioni di anossia è il 10% dell’</text:span><text:span text:style-name="T1864">O</text:span><text:span text:style-name="T1535">2</text:span><text:span text:style-name="T1776"> disciolto in equilibrio alla Patm. Il brodo di crescita ha natura newtoniana e ha una bassa viscosità. L’organismo non necessit</text:span><text:span text:style-name="T1864">a</text:span><text:span text:style-name="T1776"> di autorizzazioni particolari, il confinamento ricade in uno dei casi più semplici. Abbiamo una portata massima e una T minima del fluido di raffreddamento, </text:span><text:span text:style-name="T1777">non vogliamo serpentini interni e si ha una P max e portata max del compressore per l’alimentazione dell’aria. Abbiamo definito anche un coefficiente di scam</text:span><text:span text:style-name="T1778">bio termico e un coeff di scambio lato brodo di coltura (funzione delle caratteristiche reologiche del brodo stesso). Abbiamo limitazione poi in termini di altezza </text:span><text:span text:style-name="T1865">e </text:span><text:span text:style-name="T1778">piazza del capannone. <text:line-break/></text:span><text:span text:style-name="T1779">Il fornitore del reattore ci trasmette delle correlazioni sperimentali che ha sviluppato per le sue apparecchiature; </text:span><text:span text:style-name="T1780">le condizioni di flooding </text:span><text:span text:style-name="T1781">delle sue giranti sono espresse</text:span><text:span text:style-name="T1780"> dal rapporto della p</text:span><text:span text:style-name="T1781">otenza in presenza di gas rispetto alla potenza in condizioni di assenza di gas, ci viene dato anche l’hold up. Relazioni sviluppate per turbine Rushton non interagenti tra di loro (quindi una singola turbina).<text:line-break/></text:span><text:span text:style-name="T1897">Prima stima</text:span><text:span text:style-name="T178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782">tenendo conto di quattro diverse ipotesi di operazioni a P diverse: due in condizioni di assenza di arricchimento di O</text:span><text:span text:style-name="T1536">2</text:span><text:span text:style-name="T1782"> e due in condizioni di arricchimento di O</text:span><text:span text:style-name="T1536">2</text:span><text:span text:style-name="T1782">.<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66">conosciamo </text:span><text:span text:style-name="T1782">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66">la p</text:span><text:span text:style-name="T1782">rima stima si capisce che l’arricchimento di O</text:span><text:span text:style-name="T1536">2</text:span><text:span text:style-name="T1782"> non è necessario, non è però stupido prevedere dei <text:s/>bocchelli per poter avere in futuro un arricchimento di aria con ossigeno; questo perché il massimo flow rate è piuttosto elevato </text:span><text:span text:style-name="T1783">e vedendo anche la potenza massima del compressore notiamo che siamo un po’ al limite quindi si rischia di non poter rispettare più l’OTR. <text:line-break/>Il sistema di agitazione è calcolato basato sull’ipotesi di utilizzare 2 turbine Rushton di 1</text:span><text:span text:style-name="T1868">00</text:span><text:span text:style-name="T1783"> </text:span><text:span text:style-name="T1868">c</text:span><text:span text:style-name="T1783">m di diametro ciascuna con una velocità di 150 rpm, questo ci da un’agitazione sufficiente e un buon trasferimento di O</text:span><text:span text:style-name="T1537">2</text:span><text:span text:style-name="T1783">. </text:span><text:span text:style-name="T1867">Un’altra possibilità è avere una</text:span><text:span text:style-name="T1783"> turbina con diametro maggiore e avere al di sopra un hydrofoil quindi un’elica che d</text:span><text:span text:style-name="T1867">à</text:span><text:span text:style-name="T1783"> corrente assiale.<text:line-break/>Le cond di scambio termico invece sono strette, se non si può mantenere la T del fluido di raffreddamento ma si aumenta anche soltanto del 10% </text:span><text:span text:style-name="T1869">il coefficiente di scambio termico </text:span><text:span text:style-name="T1783">non si riesce più a soddisfare il calore richiesto per raffreddare il reattore.<text:line-break/></text:span></text:p>
      <text:p text:style-name="P23"><text:span text:style-name="T1783">Secondo caso) brodo non newtoniano, alta viscosità (che diminuisce all’aumentare della velocità di agitazione), vogliamo produrre un antibiotico, microrganismo è streptomice, brodo finale con 15000 L, OTR 50 mmol/(L*h), requis</text:span><text:span text:style-name="T1870">i</text:span><text:span text:style-name="T1783">to di 10% di O</text:span><text:span text:style-name="T1537">2</text:span><text:span text:style-name="T1783"> disciolto rispetto alle cond atmosferiche, limiti imposti dal compressore, un coefficiente di trasferimento di calore che dipende dalle cond reologiche del brodo di coltura, limiti architettonici. <text:line-break/>Abbiamo ancora delle relazioni dat</text:span><text:span text:style-name="T1870">e</text:span><text:span text:style-name="T1783"> dal fornitore per progettare i flussi, sempre per turbine Rushton singole.<text:line-break/></text:span><text:span text:style-name="T1784">Facciamo ancora una </text:span><text:span text:style-name="T1898">prima stima</text:span><text:span text:style-name="T1784"> delle dimensioni del reattore e poi ci facciamo una tabella di ipotesi di cond di </text:span><text:soft-page-break/><text:span text:style-name="T1784">processo quindi P e conc di O</text:span><text:span text:style-name="T1538">2</text:span><text:span text:style-name="T1784"> nella corrente gassosa (in assenza e in presenza di arricchimento di O</text:span><text:span text:style-name="T1538">2</text:span><text:span text:style-name="T1784">),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784">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71">e</text:span><text:span text:style-name="T1784"> l’agitatore in flooding a causa delle caratteristiche non newtoniane del brodo di coltura. <text:line-break/></text:span><text:span text:style-name="T1747">Per poter avere dei margini operativi di controllo adeguato è meglio prevedere l’arricchimento. </text:span><text:span text:style-name="T1784"><text:line-break/></text:span><text:span text:style-name="T178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72">del</text:span><text:span text:style-name="T1785"> liquido </text:span><text:span text:style-name="T1786">di refrigerazione</text:span><text:span text:style-name="T1785">).<text:line-break/></text:span></text:p>
      <text:p text:style-name="P112"><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02">Il vapore viene ora immesso attraverso la linea di ingresso dell'aria per sterilizzare il filtro di ingresso; il vapore che </text:span><text:soft-page-break/><text:span text:style-name="T1902">esce dal recipiente attraverso la linea di scarico dell'aria sterilizza le tubazioni della linea di scarico e il filtro di scarico.</text:span><text:span text:style-name="T1787">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13"><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03">Prestare particolare attenzione all'orientamento delle tubazioni per evitare la possibilità di intrappolamenti d'aria e riscaldamento inadeguato. </text:span><text:span text:style-name="T1381">Valvola di fondo montata flush </text:span><text:span text:style-name="T1382">ossia a filo.</text:span><text:span text:style-name="T600"><text:line-break/></text:span><text:span text:style-name="T604"><text:line-break/></text:span><text:span text:style-name="T1484">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49"> conc di O</text:span><text:span text:style-name="T560">2</text:span><text:span text:style-name="T1449">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48">Controllo di pH</text:span><text:span text:style-name="T609"> fatt</text:span><text:span text:style-name="T615">o</text:span><text:span text:style-name="T609"> tramite un pHmetro che controlla l’aggiunta dei sistemi di neutralizzazione acidi/base.<text:line-break/></text:span><text:span text:style-name="T1448">Controllo del livello di schiuma</text:span><text:span text:style-name="T1459">: </text:span><text:span text:style-name="T1460">c</text:span><text:span text:style-name="T1459">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23">e</text:span> viene misurato come il trasporto di calore cambia in presenza o assenza di schiuma; sono dei sistemi soggetti a sporcamento perché continuamente scaldati.</text:p>
      <text:p text:style-name="P26"><text:span text:style-name="T1788">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788">BIOSENSORI<text:line-break/>Costituito da 2 elementi principal</text:span><text:span text:style-name="T1873">i</text:span><text:span text:style-name="T1788">: </text:span><text:span text:style-name="T1875">biosensore</text:span><text:span text:style-name="T1788"> </text:span><text:span text:style-name="T1874">e</text:span><text:span text:style-name="T1788"> trasduttore, </text:span><text:span text:style-name="T1789">vengono combinati in un unico strumento di misura.<text:line-break/>Il biosensore funziona misurando le caratteristiche del brodo di coltura, ad esempio può utilizzare come parametro di controllo un cambio di pH oppure la quantità di O</text:span><text:span text:style-name="T1539">2</text:span><text:span text:style-name="T1789"> disciolto. <text:line-break/>La reazione biocatalitica produce un cambiamento misurabile nelle caratteristiche del brodo di coltura, questo cambiamento è misurato e quindi è trasformato in un segnale di output dal trasduttore.</text:span></text:p>
      <text:p text:style-name="P114"><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04">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79">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1">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2">Del Factor </text:span><text:span text:style-name="T1353">(∇ </text:span><text:span text:style-name="T1354">)</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62"> <text:line-break/>La fase di riscaldamento è più veloce di quella di raffreddamento</text:span><text:span text:style-name="T631">, questo perché abbiamo un </text:span><text:span text:style-name="T1489">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15"><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05">È possibile sterilizzare un substrato più concentrato di quello utilizzato nella reazione.</text:span><text:span text:style-name="T1790">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3">empi più brevi per il ciclo di sterilizzazione, facile scale-up, meno danni al substrato </text:span><text:span text:style-name="T1384">e u</text:span><text:span text:style-name="T1383">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16"><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5">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17"><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56">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5">ll'aumentare della </text:span><text:span text:style-name="T1386">T</text:span><text:span text:style-name="T1385">,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490">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791">L’uscita dell’aria </text:span><text:span text:style-name="T1876">è </text:span><text:span text:style-name="T1791">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791">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792">I componenti più piccoli vengono separati per ultrafiltrazione (come ad esempio l’emoglobina). <text:line-break/>Con gli ioni passiamo ad osmosi inversa.<text:line-break/></text:span><text:span text:style-name="T1793">I filtri dell’aria in ingresso sono </text:span><text:span text:style-name="T1877">d</text:span><text:span text:style-name="T1793">i: lana di vetro (filtro a spessore in cui il particolato viene trattenuto a causa della diversa inerzia di particelle rispetto alla corrente di gas quindi per impatto delle particelle sulle fibre queste vengono trattenute) o di membrana di acetato </text:span><text:span text:style-name="T1877">di </text:span><text:span text:style-name="T1793">cellulosa o di policarbonato (filtro in cui la separazione avviene per effetto della dimensione della porosità della membrana).</text:span></text:p>
      <text:p text:style-name="P28"><text:span text:style-name="T1793"><text:line-break/>I </text:span><text:span text:style-name="T1736">filtri a spessore</text:span><text:span text:style-name="T1793"> hanno un livello di saturazione oltre il quale non filtrano più e non trattengono più il materiale. <text:line-break/></text:span><text:span text:style-name="T1794">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55">μ</text:span><text:span text:style-name="T1878">m</text:span><text:span text:style-name="T1794"> con un’efficienza </text:span><text:span text:style-name="T1795">superiore al</text:span><text:span text:style-name="T1794"> 99.97%, usati per correnti d’uscita </text:span><text:span text:style-name="T1795">dalle unità di fermentazione o per filtrare i gas in alimentazione alla coltura di cellule in crescita. Efficaci per tutti i microrganismi. </text:span><text:span text:style-name="T1879">Sono fatti normalmente con fibre di vetro.</text:span><text:span text:style-name="T1795"><text:line-break/>I</text:span><text:span text:style-name="T1737"> filtri a membrana</text:span><text:span text:style-name="T1795"> invece sono fatti di </text:span><text:span text:style-name="T1796">esteri cellulose, </text:span><text:span text:style-name="T1795">nylon, polisolfone, policarbonato ecc. operano per taglio dimensionale, non vengono mai saturati → </text:span><text:span text:style-name="T1879">n</text:span><text:span text:style-name="T1795">on c’è mai rischio di eccedere la capacità del filtro.</text:span></text:p>
      <text:p text:style-name="P118"><text:span text:style-name="T681">I diametri dei pori sono normalmente di 0.2 </text:span><text:span text:style-name="T1490">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57">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57">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57">(COOH, NH</text:span><text:span text:style-name="T1563">2</text:span><text:span text:style-name="T1957">, OH)</text:span><text:span text:style-name="T1958">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797">Antisettici: agenti che sono sufficientemente delicati da poter essere applicati sulla pelle </text:span><text:span text:style-name="T1798">e </text:span><text:span text:style-name="T1797">mucose, sono basati su composti di mercurio, nitrato di argento, alcol e detergenti.</text:span></text:p>
      <text:p text:style-name="P119"><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58">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63">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06">entre il SAL misura la probabilità che gli organismi sopravvivano al processo di sterilizzazione, le misurazioni di riduzione logaritmica mostrano la quantità o la percentuale di microbi vivi eliminati dopo la sterilizzazione.</text:span><text:span text:style-name="T1880">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64">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80">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87">eleziona</text:span><text:span text:style-name="T1388">ndo</text:span><text:span text:style-name="T1387">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60">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59">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89">ovvero la velocità con cui viene raccolto il filtrato liquido.<text:line-break/></text:span><text:span text:style-name="T1390">Alcune considerazioni: 1) </text:span><text:span text:style-name="T1391">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491">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65">filtropress</text:span><text:span text:style-name="T1466">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20"><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67">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1">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2">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3">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4">’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07">A causa della forza centrifuga e della differenza di densità, il liquido pesante viene spinto verso </text:span><text:span text:style-name="T1910">le pareti</text:span><text:span text:style-name="T1907">. <text:line-break/>Quando il liquido pesante si propaga attraverso le perforazioni, sposta un uguale volume di liquido leggero verso </text:span><text:span text:style-name="T1908">l’albero</text:span><text:span text:style-name="T1907">. I due liquidi che scorrono in controcorrente sono costretti </text:span><text:span text:style-name="T1909">ad </text:span><text:span text:style-name="T1907">un contatto intenso. <text:line-break/>Il liquido leggero viene raccolto all'albero e il liquido pesante viene raccolto </text:span><text:span text:style-name="T1909">sulle pareti</text:span><text:span text:style-name="T1907">.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5">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1">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66">purificazione su membrana</text:span><text:span text:style-name="T810"> sono diffusi e avvengono separando il prodotto su una membrana che è un</text:span><text:span text:style-name="T827">a barriera sottile fatta di un</text:span><text:span text:style-name="T810"> materiale </text:span><text:span text:style-name="T1392">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492">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2">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492">μ</text:span><text:span text:style-name="T838">m</text:span><text:span text:style-name="T837">. </text:span><text:span text:style-name="T843">F</text:span><text:span text:style-name="T837">iltrazione che avviene per effetto delle dimensioni delle particelle da separare. Il </text:span><text:span text:style-name="T1493">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2">Ultrafiltrazione</text:span><text:span text:style-name="T837">: utilizzo di membrana asimmetrica </text:span><text:span text:style-name="T852">micr</text:span><text:span text:style-name="T837">oporosa con delle dimensioni delle porosità da 0.1 </text:span><text:span text:style-name="T1492">μ</text:span><text:span text:style-name="T838">m</text:span><text:span text:style-name="T837"> o meno e trattiene anche le </text:span><text:span text:style-name="T838">macromolecole, fa passare soltanto il solvente e i soluti di basso peso molecolare. </text:span></text:p>
      <text:p text:style-name="P122"><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50">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493">Δ</text:span><text:span text:style-name="T837">P</text:span><text:span text:style-name="T845"> è dell’ordine delle decine di atmosfere.</text:span><text:span text:style-name="T816"><text:line-break/></text:span><text:span text:style-name="T817">La </text:span><text:span text:style-name="T1451">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3">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54">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68">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21"><text:span text:style-name="T849">Vantaggio: materiale che può essere facilmente smontato e pulito.<text:line-break/>Sistemi di membrane avvolte a </text:span><text:span text:style-name="T1468">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69">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21"><text:span text:style-name="T855">S</text:span><text:span text:style-name="T850">istema </text:span><text:span text:style-name="T1469">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69">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21"><text:span text:style-name="T850">Sistemi di </text:span><text:span text:style-name="T1469">fibre cavi</text:span><text:span text:style-name="T850">: costa poco, funziona per osmosi inversa e separazione dei gas. <text:line-break/>Si manda la soluzione nel mantello e si preleva il permeato dall’asse del sistema.<text:line-break/>Sistemi </text:span><text:span text:style-name="T1469">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23"><text:span text:style-name="T850">Sistemi a </text:span><text:span text:style-name="T1469">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69">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70">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67">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24"><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11">Tempo </text:span><text:span text:style-name="T1912">di ritenzione = tempo</text:span><text:span text:style-name="T1911"> necessario alla sostanza d</text:span><text:span text:style-name="T1912">i essere tra</text:span><text:span text:style-name="T1913">s</text:span><text:span text:style-name="T1912">cinata</text:span><text:span text:style-name="T1911"> fuori dalla colonna</text:span><text:span text:style-name="T1881">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70">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3">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25"><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82">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25"><text:span text:style-name="T890">Regola del pollice: ordine di grandezza per volta. Il n° di step dipende dal V del fermentatore finale.<text:line-break/><text:line-break/></text:span><text:soft-page-break/><text:span text:style-name="T890">SVILUPPO DELL’INOCULO<text:line-break/>L’</text:span><text:span text:style-name="T1368">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69">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26"><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4">può essere dovut</text:span><text:span text:style-name="T1396">a</text:span><text:span text:style-name="T1394"> a: </text:span><text:span text:style-name="T1395">c</text:span><text:span text:style-name="T1394">ambiamento dei nutrienti durante il trasferimento; </text:span><text:span text:style-name="T1395">c</text:span><text:span text:style-name="T1394">ambiamento nell'ambiente fisico, ad es. pH, O</text:span><text:span text:style-name="T561">2</text:span><text:span text:style-name="T1394">; </text:span><text:span text:style-name="T1395">p</text:span><text:span text:style-name="T1394">resenza di inibitore; </text:span><text:span text:style-name="T1395">g</text:span><text:span text:style-name="T1394">erminazione delle spore; Vitalità della coltura al trasferimento; </text:span><text:span text:style-name="T1395">d</text:span><text:span text:style-name="T1394">imensione dell'inoculo.</text:span><text:span text:style-name="T1397">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83">ANTIBIOTICI</text:span><text:span text:style-name="T954"><text:line-break/></text:span><text:span text:style-name="T994">Un antibiotico è “</text:span><text:span text:style-name="T1398">...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494">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494">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494">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495">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399">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400">). </text:span><text:span text:style-name="T1399">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1">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2">a sostanza in esame è posta al centro di un cilindro poroso. <text:line-break/>Le sostanze antimicrobiche diffondono dal cilindro e inibiscono la crescita intorno al cilindro </text:span><text:span text:style-name="T1403">stesso</text:span><text:span text:style-name="T1402">.</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4">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5">pH 6,5-7</text:span><text:span text:style-name="T1015">)</text:span><text:span text:style-name="T992"><text:line-break/>Si agisce su quello che è il margine di intervento ossia il substrato. </text:span></text:p>
      <text:p text:style-name="P127"><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2">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06">I</text:span><text:span text:style-name="T1407">nfatti il</text:span><text:span text:style-name="T1406"> fungo idrolizza </text:span><text:span text:style-name="T1407">il lattosio</text:span><text:span text:style-name="T1406"> lentamente, rilasciando così il glucosio e il galattosio più facilmente assimilabili a un ritmo lento. </text:span><text:span text:style-name="T1408">Il </text:span><text:span text:style-name="T1406">micelio si </text:span><text:span text:style-name="T1408">comporta</text:span><text:span text:style-name="T1406"> come se fosse semi-affamato e la biomassa </text:span><text:span text:style-name="T1408">produce</text:span><text:span text:style-name="T1406"> penicillina per un periodo di tempo molto più lungo.</text:span><text:span text:style-name="T1076"><text:line-break/>Ho anche il problema del pH. <text:line-break/></text:span><text:span text:style-name="T1079">Dentro il substrato ho</text:span><text:span text:style-name="T1076"> </text:span><text:span text:style-name="T1372">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09">tilizzare acetato di ammonio o lattato di ammonio come fonte di azoto al posto del nitrato </text:span><text:span text:style-name="T1410">per ridurre</text:span><text:span text:style-name="T1409">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3">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1">In linea di principio, aggiungendo derivati dell'acido acetico ai terreni di coltura, potremmo essere in grado di produrre un'ampia gamma di penicilline </text:span><text:span text:style-name="T1412">tra cui la penicillina V che è stabile a pH basso.</text:span><text:span text:style-name="T1411"> </text:span><text:span text:style-name="T1412">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55">Fermentazione sommersa evoluzione della fermentazione in superficie.</text:span><text:span text:style-name="T1024"><text:line-break/></text:span><text:span text:style-name="T1413">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4">All’inizio</text:span><text:span text:style-name="T1413"> </text:span><text:span text:style-name="T1414">l</text:span><text:span text:style-name="T1413">e colture erano considerate la via più praticabile per soddisfare la domanda del mercato di penicillina. È stato </text:span><text:span text:style-name="T1415">però </text:span><text:span text:style-name="T1413">stimato che sarebbe necessaria una coltura superficiale equivalente a 2 ettari per produrre la stessa quantità di penicillina d</text:span><text:span text:style-name="T1415">i</text:span><text:span text:style-name="T1413"> una </text:span><text:span text:style-name="T1415">fermentazione sommersa</text:span><text:span text:style-name="T1413"> equivalente a 50 L. Il passaggio alle </text:span><text:span text:style-name="T1415">f</text:span><text:span text:style-name="T1413">e</text:span><text:span text:style-name="T1415">rmentazioni sommerse</text:span><text:span text:style-name="T1413">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28"><text:span text:style-name="T1039">Es. tetracicline, un microrganismo è in grado di secernere naturalmente il </text:span><text:span text:style-name="Emphasis"><text:span text:style-name="T1478">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29"><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85">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16">Gli enzimi sono proteine che aumentano la velocità di reazione abbassando l'energia di attivazione, </text:span><text:span text:style-name="T1417">n</text:span><text:span text:style-name="T1416">on </text:span><text:span text:style-name="T1417">viene </text:span><text:span text:style-name="T1416">alterato o consumato durante la reazione </text:span><text:span text:style-name="T1417">ed è r</text:span><text:span text:style-name="T1416">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18">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1">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497">↔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0">Quindi in realtà la situazione originaria enzima + reagente può tornare esattamente così come era.</text:p>
      <text:p text:style-name="P30"><text:span text:style-name="T1748">Nella seconda parte della reazione non c’è una doppia freccia perché il prodotto avrà una geometria </text:span><text:span text:style-name="T1799">molto</text:span><text:span text:style-name="T1748"> diversa dal substrato </text:span><text:span text:style-name="T1799">che è stato fatto reagire. Questo è il motivo per cui il prodotto non torna nel sito attivo.<text:line-break/></text:span><text:span text:style-name="T1800">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01">complesso attivato, è </text:span><text:span text:style-name="T1802">misurabile</text:span><text:span text:style-name="T1801"> l’enzima iniziale ma non durante </text:span><text:span text:style-name="T1802">la</text:span><text:span text:style-name="T1801"> reazione). <text:s/></text:span></text:p>
      <text:p text:style-name="P30"><text:span text:style-name="T1801">È un eq in grado di esprimere la velocità in funzione della conc di substrato durante la reazione.<text:line-break/></text:span><text:span text:style-name="T1803">La costante Km rende conto della affinità che l’enzima ha per quel substrato cioè quanto l’enzima è in grado di interagire con </text:span><text:span text:style-name="T1882">quel</text:span><text:span text:style-name="T1803"> substrato. <text:line-break/></text:span><text:span text:style-name="T1804">Curva descritta in modo banale: poco substrato, tanto enzima → velocità sarà grande, man mano che aumenta la conc </text:span><text:soft-page-break/><text:span text:style-name="T1804">di substrato la velocità diminuisce, quando avr</text:span><text:span text:style-name="T1805">em</text:span><text:span text:style-name="T1804">o raggiunto la massima conc di siti attivi avremo raggiunto l’asintoto. </text:span></text:p>
      <text:p text:style-name="P29"><text:span text:style-name="T1804">Curva descritta matematicamente invece tramite l’espressione di v=Vmax*Cs/(Km+Cs).<text:line-break/></text:span><text:span text:style-name="T1841">Ricorda</text:span><text:span text:style-name="T1804"> l’eq di </text:span><text:span text:style-name="T1841">M</text:span><text:span text:style-name="T1804">onod</text:span><text:span text:style-name="T1803">. </text:span><text:span text:style-name="T1805">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06"><text:line-break/></text:span><text:span text:style-name="T1807">La regolazione è uno dei problemi principali del sito enzimatico. </text:span><text:span text:style-name="T1808">Sistemi di regolazione fanno sì che gli enzimi funzioni</text:span><text:span text:style-name="T1883">no</text:span><text:span text:style-name="T1808"> quando c’è bisogno e non funzionino quando non c’è bisogno.<text:line-break/></text:span><text:span text:style-name="T1809">Gli enzimi sono regolati attraverso delle cose particolari in più ci sono una serie di reazioni non desiderat</text:span><text:span text:style-name="T1883">e</text:span><text:span text:style-name="T1809"> (perché enzima può reagire con molecole con cui non dovrebbero reagire ma ogni tanto accade e quindi cambia la loro attività).<text:line-break/>Enzima sistema cinetico → eq michaelis-menten, esprime la velocità </text:span><text:span text:style-name="T1810">in funzione della conc di substrato.<text:line-break/>Importante capire la velocità enzimatica e se sto considerando un microrganismo capire come funzioneranno tutti gli enzimi all’interno della cellula. </text:span><text:span text:style-name="T1811">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884">noto che d</text:span><text:span text:style-name="T1811">entro il substrato c’è una molecola che attiva gli enzimi di più e questo è un problema perché la quantità di substrato messa la dentro l’ho calcolata per avere una resa in </text:span><text:span text:style-name="T1884">u</text:span><text:span text:style-name="T1811">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30"><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56">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496">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496">μ</text:span><text:span text:style-name="T558">max</text:span><text:span text:style-name="T1132"> ma se dentro ho un inibitore i calcoli non tornano.</text:span><text:span text:style-name="T1124"><text:line-break/></text:span><text:span text:style-name="T1457">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496">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58">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14">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31"><text:span text:style-name="T1151"><text:line-break/></text:span><text:span text:style-name="T1152">Perché gli enzimi?<text:line-break/></text:span><text:span text:style-name="T1915">Mediano </text:span><text:span text:style-name="T1916">tutte</text:span><text:span text:style-name="T1915"> le reazioni sintetiche e degradative negli organismi viventi </text:span><text:span text:style-name="T1916">e s</text:span><text:span text:style-name="T1915">ono catalizzatori molto efficienti,</text:span><text:span text:style-name="T1917"> stereospecifiche e regiospecifici</text:span><text:span text:style-name="T1915">. Lavoro in condizioni generalmente miti di </text:span><text:span text:style-name="T1918">T</text:span><text:span text:style-name="T1915">, </text:span><text:span text:style-name="T1918">P</text:span><text:span text:style-name="T1915"> e pH.<text:line-break/>Il loro utilizzo ha creato un'ampia varietà di processi industriali, prodotti di consumo e biosensori.</text:span></text:p>
      <text:p text:style-name="P36"><text:span text:style-name="T174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12">Abbiamo concentrazioni piccolissime di un sacco di prodotti che sono molto simili.<text:line-break/></text:span><text:span text:style-name="T1813">Prima separazioni più grossolane poi quelle più raffinate e così via.<text:line-break/></text:span><text:span text:style-name="T1814">Alla fine quello che io ottengo è il substrato trasformato in prodotto grazie all’enzima, </text:span><text:span text:style-name="T1813">se c’è l’inib</text:span><text:span text:style-name="T1814">i</text:span><text:span text:style-name="T1813">tore </text:span><text:span text:style-name="T1885">può</text:span><text:span text:style-name="T1813"> coordina</text:span><text:span text:style-name="T1885">rlo</text:span><text:span text:style-name="T1813"> sul sito attivo </text:span><text:span text:style-name="T1814">perché la molecola interagisc</text:span><text:span text:style-name="T1885">a</text:span><text:span text:style-name="T1814"> ma non lo trasform</text:span><text:span text:style-name="T1885">i</text:span><text:span text:style-name="T1814">. <text:line-break/>Inoltre l’enzima il sottoprodotto non lo fa perché la reazione è substrato → prodotto.<text:line-break/></text:span><text:span text:style-name="T1815">La via chimica costa meno in termini di progettazione e reagenti, arrivo ad un certo punto e l’ultima trasformazione la faccio con l’attività enzimatica. Taglio così i costi del downstream. </text:span></text:p>
      <text:p text:style-name="P37"><text:span text:style-name="T1816">Sul downstream non lo batte nessuno a T e P ambiente. <text:s text:c="2"/><text:line-break/></text:span><text:span text:style-name="T1746">Svantaggi</text:span><text:span text:style-name="T1816">: devo cavarlo fuori da qualche parte. <text:line-break/></text:span><text:span text:style-name="T1817">Crearlo direttamente è complicato ma non impossibile ma dal punto di vista economico non conviene, quello che conviene farlo è cavarlo fuori da qualche parte: o da microrganismi o da funghi, piante o anche da animali.<text:line-break/></text:span><text:span text:style-name="T1818">L’enzima essendo una proteina è </text:span><text:span text:style-name="T1886">una molecola</text:span><text:span text:style-name="T1818"> suscettibile a determinate modifiche di T, pH, agitazione ecc. <text:line-break/>Se denaturiamo anche parzialmente la proteina poi questa perde la proprietà. <text:line-break/></text:span><text:span text:style-name="T1819">Non possiamo quindi permetterci delle estrazioni strong proprio perché altrimenti denaturiamo la proteina e disattiviamo l’enzima quindi, se si può, lo si purifica il meno possibile. </text:span></text:p>
      <text:p text:style-name="P37"><text:span text:style-name="T1820">Però ovviamente più purifichiamo e migliore è l’attività dell’enzima. <text:line-break/></text:span><text:span text:style-name="T1822">S</text:span><text:span text:style-name="T1820">e è extracellulare è </text:span><text:span text:style-name="T1821">un </text:span><text:span text:style-name="T1820">più facile, </text:span><text:span text:style-name="T1821">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21">Se l’enzima è intracellulare è un problema perché dobbiamo prima tirarlo fuori e </text:span><text:span text:style-name="T1887">poi</text:span><text:span text:style-name="T1821"> rompere la cellula e abbiamo tutti i problemi di separazione e purificazione.<text:line-break/>Ci sono alcuni enzimi così delicati </text:span><text:span text:style-name="T1822">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23">S</text:span><text:span text:style-name="T1822">i possono fare </text:span><text:span text:style-name="T1823">altrimenti </text:span><text:span text:style-name="T1822">un certo n° di step e poi accontentarci di un’enzima.</text:span><text:span text:style-name="T1823"><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888">a</text:span><text:span text:style-name="T1823"> questo problema è utilizzare l’enzima NON libero </text:span><text:span text:style-name="T1888">e </text:span><text:span text:style-name="T1823">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32"><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01">elle centinaia di enzimi utilizzati industrialmente, più della metà derivano da funghi e lieviti e oltre un terzo da batteri. Il resto è suddiviso tra fonti animali (8%) e vegetali (4%).</text:span><text:span text:style-name="T1748">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48">Se l’enzima è un’enzima che deriva da un microrganismo si va a verificare se c’è pericolosità.<text:line-break/></text:span><text:span text:style-name="T1824">Le caratteristiche organolettiche derivano dai sottoprodotti che deriva</text:span><text:span text:style-name="T1889">no</text:span><text:span text:style-name="T1824"> di nuovo dalla presenza o meno di enzimi.<text:line-break/><text:line-break/></text:span><text:span text:style-name="T1825">La produzione dell’enzima parte da uno screening di ciò che serve, si sceglie quindi il microrganismo più adatto, si fa lo studio </text:span><text:span text:style-name="T1890">e</text:span><text:span text:style-name="T1825"> poi si fa il pilota. È esattamente lo stesso metodo degli altri catalizzatori.<text:line-break/></text:span><text:span text:style-name="T1826">Possiamo brevettare</text:span><text:span text:style-name="T1825"> l’uso d</text:span><text:span text:style-name="T1826">i un</text:span><text:span text:style-name="T1825">’enzima per una speciale applicazione. </text:span><text:span text:style-name="T1826">Approccio industrialmente importante. </text:span></text:p>
      <text:p text:style-name="P51">Il fatto di poterlo brevettare ci da una copertura d’uso, soprattutto dopo aver speso tempo e soldi.</text:p>
      <text:p text:style-name="P32"><text:span text:style-name="T1827">Per passare dal pristino (non purificato) e arrivare al n° 5 di step di purificazione si perde molto prodotto, la resa rispetto alla reazione </text:span><text:span text:style-name="T1828">diminuisce e l’attività specifica tanto più è purificato e tanto più aumenta (è come se andassimo verso un’enzima puro all’interno della cellula).I costi per peso aumentano tantissimo </text:span><text:span text:style-name="T1829">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891">Screening enzima:<text:line-break/>Step 1) determinare la potenziale necessità commerciale di un nuovo enzima e stimare le dimensioni del mercato.</text:span></text:p>
      <text:p text:style-name="P101">Step 2) identificare una fonte microbica dell’enzima.</text:p>
      <text:p text:style-name="P101">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891">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29"><text:line-break/></text:span><text:soft-page-break/><text:span text:style-name="T1830">I parametri che vanno ad influenzare la purificazione sono diversi: calore, </text:span><text:span text:style-name="T1892">tutti i metodi meccanici richiedono grande apporto di energia generando claore;</text:span><text:span text:style-name="T1830"> effetti di shear, sul microrganismo da cui vogliamo prendere l’enzima il fatto che ci siano effetti di shear può risultare in diverse vie metaboliche che portano alla produzione di enzimi diversi; proteasi, </text:span><text:span text:style-name="T1893">possono causare una grave perdita di attività enzimatica;</text:span><text:span text:style-name="T1830"> pH, chemical, </text:span><text:span text:style-name="T1893">alcuni enzimi possono subire alterazioni conformazionali in presenza di detersivi e/o solventi</text:span><text:span text:style-name="T1830"> e tossicità dei materiali pesanti.<text:line-break/></text:span><text:span text:style-name="T1831">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48">L’utilizzo di metodi chimici </text:span><text:span text:style-name="T1832">presenta</text:span><text:span text:style-name="T1748"> rischi di modificazioni del sito attivo perché i metodi chimici implicano la formazione di legami forti come legami sigma) </text:span><text:span text:style-name="T1832">e sono costosi </text:span><text:span text:style-name="T1748">mentre i metodi fisici come adsorbimento o intrappolamento (genero un network di fibre </text:span><text:span text:style-name="T1832">e intrappolo l’enzima all’interno) </text:span><text:span text:style-name="T1894">sono meno costosi.<text:line-break/>L</text:span><text:span text:style-name="T1832">a forza di interazione vede che l’adsorbimento è il meno forte di tutti (perché abbiamo interazioni fra cariche), un po’ più forti quelli dell’intrappolamento ma i più forti sono quelli chimici.<text:line-break/></text:span><text:span text:style-name="T1833">Il tempo di vita dell’enzima supportato dall’adsorbimento sarà più corto rispetto a quello in cui ho generato dei legami sigma. Farò anche qui un bilancio per capire quale metodo è il migliore.<text:line-break/></text:span><text:span text:style-name="T1835">Se abbiamo applicazioni molto fini e speciali si può anche scegliere un supporto più raffinato (e più costoso) ma più adatto al sistema.</text:span><text:span text:style-name="T1832"> </text:span><text:span text:style-name="T1834">Anche l’adsorbimento può essere fatto in modi <text:s/>diversi: modi semplici come interazioni elettrostatiche o idrofobiche oppure generazione di legami (avere legami covalenti aiuta nella stabilità).<text:line-break/></text:span><text:span text:style-name="T1838">I s</text:span><text:span text:style-name="T1837">istemi di immobilizzazione </text:span><text:span text:style-name="T1838">possono essere usati anche agli organismi, per</text:span><text:span text:style-name="T1837"> esempio </text:span><text:span text:style-name="T1838">nel </text:span><text:span text:style-name="T1837">trattamento delle acque di scarico; </text:span><text:span text:style-name="T1838">con gli organismi è più facile perché tendono naturalmente ad attaccarsi un po’.</text:span><text:span text:style-name="T1839"><text:line-break/></text:span><text:span text:style-name="T1840">Non è detto che l’immobilizzazione porti sempre ad una diminuzione dell’attività o alla disattivazione, il rischio c’è ma non accade sempre. <text:line-break/></text:span><text:span text:style-name="T1841">I reattori per i sistemi immobilizzati sono o reattori a membrana o sono i reattori tipici dell’attività catalitica.</text:span><text:span text:style-name="T1839"><text:line-break/></text:span><text:span text:style-name="T1836"><text:line-break/></text:span><text:span text:style-name="T1922">ACIDO LATTICO</text:span><text:span text:style-name="T1842"><text:line-break/>Si preferisce produrre l’acido lattico per via fermentativa. <text:line-break/></text:span><text:span text:style-name="T1843">Poco ATP vuol dire stesse possibilità di crescere ma più lentamente. <text:line-break/>Intanto che sto crescendo l’organismo faccio produzione ma dato che è lento ne faccio poco. </text:span></text:p>
      <text:p text:style-name="P38"><text:span text:style-name="T1843">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44">risultati diversi</text:span><text:span text:style-name="T1843">).</text:span></text:p>
      <text:p text:style-name="P148"><text:span text:style-name="T1843">S</text:span><text:span text:style-name="T1748">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33"><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19">i può trovare in due forme otticamente attive, acido L(+)-lattico e acido D(-)-lattico. Gli isomeri puri hanno un valore maggiore rispetto alla miscela racemica perché sono utilizzati per specifiche applicazioni industriali.<text:line-break/></text:span><text:span text:style-name="T1419">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20">i fonti fossili:</text:span><text:span text:style-name="T1419"> </text:span><text:span text:style-name="T1420">C</text:span><text:span text:style-name="T1419">,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1">a fermentazione microbica offre vantaggi, tra cui substrati rinnovabili economici, basse </text:span><text:span text:style-name="T1422">T</text:span><text:span text:style-name="T1421">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4">L</text:span><text:span text:style-name="T1375">’acido lattico </text:span><text:span text:style-name="T1374">può essere</text:span><text:span text:style-name="T1375">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34"><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35"><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1">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3">I materiali amidacei </text:span><text:span text:style-name="T1424">come</text:span><text:span text:style-name="T1423">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72">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20">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5">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26">I <text:s/></text:span><text:span text:style-name="T1427">batteri lattici </text:span><text:span text:style-name="T1426">non sono in grado di sintetizzare l'ATP tramite la respirazione e il loro principale prodotto finale della fermentazione degli zuccheri a risparmio energetico è l'acido lattico. La maggior parte dei </text:span><text:span text:style-name="T1427">batteri lattici</text:span><text:span text:style-name="T1426"> </text:span><text:span text:style-name="T1427">è</text:span><text:span text:style-name="T1426"> anaerobi</text:span><text:span text:style-name="T1427">a</text:span><text:span text:style-name="T1426"> facoltativ</text:span><text:span text:style-name="T1427">a</text:span><text:span text:style-name="T1426"> </text:span><text:span text:style-name="T1427">cioè t</text:span><text:span text:style-name="T1428">endenzialmente sono </text:span><text:span text:style-name="T1426">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26">Normalmente hanno un'elevata tolleranza agli acidi e possono sopravvivere a pH 5 e inferiori, </text:span><text:span text:style-name="T1431">c</text:span><text:span text:style-name="T1429">’è il vantaggio di asepsi perché buona parte di batteri a quei </text:span><text:span text:style-name="T1430">bassi</text:span><text:span text:style-name="T1429">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45">Anche in presenza di omofermentatore dovremo separare acido lattico quindi essendo questo un acido </text:span><text:span text:style-name="T1895">lo possiamo salificare facendolo reagire con una base (</text:span><text:span text:style-name="T1846">reazioni acido base facilmente applicabili e con rese anche abbastanza importanti). </text:span><text:span text:style-name="T1847">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899"> estrazione con solvente</text:span><text:span text:style-name="T1847"> <text:s/>quindi separazione usando un liquido estraente oppure una</text:span><text:span text:style-name="T1899"> separazione utilizzando membrana</text:span><text:span text:style-name="T1847">.</text:span></text:p>
      <text:p text:style-name="P34"><text:span text:style-name="T1748">La prima pone qualche problema in più perché spesso il solvente è organico e poi entriamo nei problemi degli </text:span><text:span text:style-name="T1745">equilibri</text:span><text:span text:style-name="T1748"> (le estrazioni dei solventi giocano proprio su questi). Gli equilibri sono sempre un pochino problematici, possiamo avere dei ritorni </text:span><text:span text:style-name="T1848">o ridissoluzioni del prodotto già separato quindi efficienza non sempre grandissima.<text:line-break/>Meglio operare con piccole quantità per un n° di step maggiori.<text:line-break/>Costi elevati a causa dei costi de</text:span><text:span text:style-name="T1896">lla necessità di area di scambio elevata</text:span><text:span text:style-name="T1848"> e delle apparecchiature usate.<text:line-break/></text:span><text:span text:style-name="T1849">L’acido lattico è sicuramente un prodotto prezioso ma anche un prodotto che tendenzialmente non dovrebbe costare troppo perché ha molte applicazioni (conservante, monomero ecc…).<text:line-break/>Con l’estrazione solvente otteniamo un prodotto puro.</text:span></text:p>
      <text:p text:style-name="P136"><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73">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76">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25">Gli svantaggi includono l'alto costo dei reagenti e la necessità di filtrazione e altri processi di separazione, </text:span><text:span text:style-name="T2226">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37"><text:span text:style-name="T567">Il processo di purificazione dipenderà però dalla purezza richiesta del mercato e dalle sue applicazioni.<text:line-break/><text:line-break/></text:span><text:span text:style-name="T1227">L’acido lattico ha </text:span><text:span text:style-name="T1474">a</text:span><text:span text:style-name="T1475">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50">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2">a scarsa tenacità </text:span><text:span text:style-name="T1433">però </text:span><text:span text:style-name="T1432">ne limita l'uso in applicazioni che richiedono deformazione plastica a livelli di sollecitazione più elevati.</text:span><text:span text:style-name="T574"> <text:line-break/><text:line-break/></text:span><text:span text:style-name="T577">Il PLA ha </text:span><text:span text:style-name="T1476">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4">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5">I</text:span><text:span text:style-name="T1434">l polimero PLA è stato utilizzato per produrre viti biodegradabili e perni di fissaggio, placche e ancoraggi di sutura. </text:span></text:p>
      <text:p text:style-name="P102">Altra applicazione è quella del rilascio di farmaci, si sta andando verso la produzione di cronofarmaci ossia farmaci che possono essere rilasciati secondo una cinetica stabilita in funzione dell’effetto di medicamento che devono esercitare. </text:p>
      <text:p text:style-name="P103">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04">Si usano di solito dei carrier che sono polimeri, il PLA è tra questi.<text:line-break/></text:p>
      <text:p text:style-name="P147"><text:span text:style-name="T566">Altra applicazione dell’acido polilattico è il </text:span><text:span text:style-name="T1461">latte fermentato</text:span><text:span text:style-name="T566">. </text:span></text:p>
      <text:p text:style-name="P139"><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36">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39"><text:span text:style-name="T1437">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38"><text:span text:style-name="T1437">I costituenti principali della frazione proteica sono le caseine e le proteine del siero di latte, queste ultime idrosolubili e quindi espulse con il siero.</text:span><text:span text:style-name="T1235"> </text:span></text:p>
      <text:p text:style-name="P138"><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1978">mais nel silos</text:span> venivano <text:span text:style-name="T1979">inoculati</text:span> dei batteri lattici al loro interno, i batteri fermentano abbassando progressivamente il pH andando a valori di acidità bassi, quindi le <text:span text:style-name="T1979">infezioni</text:span> muffe non si verifica<text:span text:style-name="T2232">va</text:span>no e in parallelo si vide che la formazione delle batteriocine <text:span text:style-name="T1979">andava ad aumentare l’effetto di sterilizzazione messo in atto con l’abbassamento del pH e </text:span>a<text:span text:style-name="T1979">vevano </text:span>l’effetto di asepsi e <text:span text:style-name="T1979">aiutavano </text:span>a preservare la produzione alimentare.</text:p>
      <text:p text:style-name="P140"><text:span text:style-name="T1242"><text:line-break/></text:span><text:span text:style-name="T1243">Un altro metodo per conservare i vegetali è proprio dato dalla fermentazione lattica. <text:line-break/></text:span><text:span text:style-name="T1244">Operazione di </text:span><text:span text:style-name="T1477">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25">A questo pH e in condizioni anaerobiche </text:span><text:span text:style-name="T2227">le </text:span><text:span text:style-name="T2225">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77">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1980">i</text:span>, lattobacilli, streptococchi.</text:p>
      <text:p text:style-name="P55"><text:span text:style-name="T1987">F</text:span>ermentazione simbiotica cioè <text:span text:style-name="T1987">l</text:span>a produzione dello yogurt richiede almeno <text:span text:style-name="T1987">due microrganismi, normalmente il lattobacillo bulgaric</text:span><text:span text:style-name="T1988">us</text:span><text:span text:style-name="T1987"> e lo streptococco termofilo, hanno condizioni operative diverse (soprattutto la T); vengono inoculati insieme in conc diverse. Viene prodotto soltanto acido lattico; ciò che rende buono lo yogurt è il coagulo e la cagliata genera</text:span><text:span text:style-name="T2233">ta</text:span><text:span text:style-name="T1987">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1989">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20">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1988">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989">Il latte di partenza come nel caso del formaggio deve essere standardizzato in termini di grassi, se troppo grasso non va bene per essere fermentato dai lattobacilli. </text:span></text:p>
      <text:p text:style-name="P58"><text:span text:style-name="T1989">Quindi si fa operazione di affioramento e scrematura </text:span><text:span text:style-name="T1991">e </text:span><text:span text:style-name="T1989">il latte </text:span><text:span text:style-name="T1991">subisce anche</text:span><text:span text:style-name="T1990">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992">La frutta dentro lo yogurt può essere messa o in pezzi o in forma di puree.<text:line-break/><text:line-break/></text:span><text:span text:style-name="T1994">PRODUZIONE DI ACIDI ORGANICI</text:span><text:span text:style-name="T1993"><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51">di interesse industriale</text:span><text:span text:style-name="T1993"> sono quelli che stanno </text:span><text:span text:style-name="T2234">dentro il</text:span><text:span text:style-name="T1993"> ciclo di </text:span><text:span text:style-name="T1996">K</text:span><text:span text:style-name="T1993">rebs e </text:span><text:span text:style-name="T2234">quelli</text:span><text:span text:style-name="T1993"> che vengono generati a opera di un’ossidazione successiva del glucosio; </text:span><text:span text:style-name="T2019">derivano </text:span><text:span text:style-name="T2251">dunque </text:span><text:span text:style-name="T2019">da processi metabolici. <text:line-break/></text:span><text:span text:style-name="T2251">Gli </text:span><text:span text:style-name="T2019">acidi organici che vedremo sono o acidi intermedi o acidi terminali di un ciclo metabolico. <text:line-break/></text:span><text:span text:style-name="T2020">Prodotti terminali come acido lattico, acido acetico o gluconico → le cond di accumulo e di sintesi vanno di pari passo.<text:line-break/></text:span><text:span text:style-name="T202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22">comunque</text:span><text:span text:style-name="T2021"> associati alla crescita </text:span><text:span text:style-name="T2023">perché senza l</text:span><text:span text:style-name="T2022">’acido citrico </text:span><text:span text:style-name="T2023">non può </text:span><text:span text:style-name="T2022">crescere.<text:line-break/></text:span><text:span text:style-name="T2250">Sono intermedi</text:span><text:span text:style-name="T2023"> e quindi le cond operative vanno gestite in modo da procedere all’accumulo.</text:span><text:span text:style-name="T1993"><text:line-break/></text:span><text:span text:style-name="T2236">L’acido organico per definizione è un composto a basso peso molecolare che contiene uno o più gruppi carbossilici.</text:span><text:span text:style-name="T1993"><text:line-break/>Il capostipite e l’acido più prodotto è </text:span><text:span text:style-name="T1981">l’acido citrico, questo è un acido tricarbossilico </text:span><text:span text:style-name="T1993">quindi ha tre funzioni COO</text:span><text:span text:style-name="T1995">H</text:span><text:span text:style-name="T1993"> e questo andrà ad influire sul processo. </text:span><text:span text:style-name="T1995">Sono bio-acidi perché sono prodotti da microrganismi e macrorganismi durante la respirazione, hanno applicazioni molto grandi (food, cosmetici, industria tessile, bioplastiche ecc).</text:span></text:p>
      <text:p text:style-name="P59">Possono essere anche estratti <text:span text:style-name="T1996">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35">L’acido acetico</text:span><text:span text:style-name="T1996"> può essere prodotto anche da fonti fossili attraverso un processo di catalisi omogenea ma non può essere usato per esempio nell’ambito della cosmesi (deve essere prodotto via fermentazione).<text:line-break/></text:span><text:span text:style-name="T1997">I protagonisti sono: a</text:span><text:span text:style-name="T1996">cido citrico, fumarico, itaconico, gluconico, malico, lattico e acetico.</text:span></text:p>
      <text:p text:style-name="P60"><text:span text:style-name="T1996">Possono essere di due categorie, una legata ai cicli di acidi tricarbossilici e l’altra deriva</text:span><text:span text:style-name="T1997">n</text:span><text:span text:style-name="T1996">ti dall’</text:span><text:span text:style-name="T1997">ossidazione del glucosio.</text:span><text:span text:style-name="T1996"><text:line-break/></text:span><text:span text:style-name="T1997">Essendo acidi che stanno all’interno dei cicli metabolici il problema è legato al fatto che se sono </text:span><text:span text:style-name="T1998">intermedi</text:span><text:span text:style-name="T1997"> vengono consumati rapidamente e al tempo stesso le conc di questi prodotti sono molto bassi, nel caso del lattico problema </text:span><text:soft-page-break/><text:span text:style-name="T1997">meno importante perché se l’organismo cresce produce acido lattico essendo il prodotto strettamente legato alla crescita (massima resa con massima crescita e acido lattico </text:span><text:span text:style-name="T1998">prodotto terminale</text:span><text:span text:style-name="T1997"> della fermentazione).<text:line-break/>Dovremo pensare ad un ciclo produttivo che assicuri accumulo dell’intermedio.<text:line-break/></text:span><text:span text:style-name="T1999">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1986">ACIDO CITRICO</text:span><text:span text:style-name="T1999"><text:line-break/></text:span><text:span text:style-name="T2000">L’acido citrico è un sale cristallino bianco inodore, è acido al gusto, fonde a 153°C e </text:span><text:span text:style-name="T2237">si </text:span><text:span text:style-name="T2000">decompone prima di fondere, è molto solubile in acqua e alcool e ha effetti corrosivi perché ha un pK</text:span><text:span text:style-name="T2001">a</text:span><text:span text:style-name="T2000"> piuttosto basso. Si trova nelle cellule.</text:span></text:p>
      <text:p text:style-name="P105">È il primo intermedio del ciclo di respirazione ed è <text:span text:style-name="T2237">anche</text:span> presente nella frutta. <text:span text:style-name="T2001">Originariamente l’acido citrico veniva ottenuto attraverso un processo ad estrazione. Ha usi svariati, può essere utilizzato come conserv</text:span><text:span text:style-name="T2002">a</text:span><text:span text:style-name="T2001">nte, </text:span><text:span text:style-name="T2002">cibo e bibite</text:span><text:span text:style-name="T2001">, detergen</text:span><text:span text:style-name="T2002">ti</text:span><text:span text:style-name="T2001">, </text:span><text:span text:style-name="T2002">depurante di olio per friggere, pannolini come adsorbitore ecc. <text:line-break/>È in grado di dare effervescenza e insieme ad altri aromatizzanti dà il sapore di arancia o limone. <text:line-break/><text:line-break/></text:span><text:span text:style-name="T2003">La fermentazione può essere operata in due modi: come cultura in superficie sia su substrato solido che su substrato liquido oppure </text:span><text:span text:style-name="T2238">con</text:span><text:span text:style-name="T2003"> culture sommerse (consentono in piccoli spazi di produrre tanto soprattutto al riparo da problemi climatici o stagionalità). </text:span></text:p>
      <text:p text:style-name="P106"><text:span text:style-name="T2003">Esistono una serie di substrati per la produzione dell’acido citrico, dipend</text:span><text:span text:style-name="T2004">ono</text:span><text:span text:style-name="T2003"> anche dall’uso dei microrganismi, </text:span><text:span text:style-name="T2239">per esempio sono melassa di barbabietola, sciroppi, succo di canna da zucchero e frazioni di olio.</text:span><text:span text:style-name="T2003"><text:line-break/></text:span><text:span text:style-name="T2004">La reazione è la conversione del glucosio, questo viene fatto all’interno della cellula. <text:line-break/>È un processo che ha bisogno di ottimizzazione dello zucchero, </text:span><text:span text:style-name="T2005">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06"><text:span text:style-name="T2005">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40">e</text:span><text:span text:style-name="T2005"> in presenza di </text:span><text:span text:style-name="T2240">A</text:span><text:span text:style-name="T2005">spergillus niger, </text:span><text:span text:style-name="T2240">produttore ottimale che è in grado di trasformare l’80-90% di zucchero in acido citrico.</text:span><text:span text:style-name="T2005"><text:line-break/></text:span><text:span text:style-name="T2006">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07">Problema: l’acido citrico è il primo intermedio del ciclo di Krebs e questo assieme alla glicolisi sono cicli fondamentali per la sopravvivenza del microrganismo e quindi le conc di queste molecole sono </text:span><text:span text:style-name="T2008">stabilite</text:span><text:span text:style-name="T2007"> da enzimi regolatori.<text:line-break/></text:span><text:span text:style-name="T2008">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09">l metabolismo cellulare.<text:line-break/>Bisogna rimuovere l’inibizione del citrato sulla fosfofruttochinasi, se non dovessimo rimuovere questa inibizione nel momento in cui stiamo accumulando </text:span><text:span text:style-name="T2241">l’acido citrico</text:span><text:span text:style-name="T2009">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10">Dobbiamo fare in modo che il microrganismo possa prendere una via alternativa degradativa e andare a chiudere il ciclo in modo tale che possa sopravvivere. <text:s/><text:line-break/></text:span><text:span text:style-name="T2011">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12">Cu</text:span><text:span text:style-name="T2011"> è in grado di sostenere la produzione di acido citrico evitando la trasformazione ad isocitrato con possibile scelta da parte del microrganismo di una via laterale.</text:span></text:p>
      <text:p text:style-name="P62"><text:soft-page-break/><text:span text:style-name="T2242">Il c</text:span>itrato si accumula perché siamo stati in grado di bloccare l’inibizione e poi <text:span text:style-name="T2243">avendo</text:span> fatto in modo di non bloccare complementare la trasformazione di isocitrato, lasciamo che un po’ di questo <text:span text:style-name="T2243">prenda</text:span> una via alternativa e <text:span text:style-name="T2243">vada</text:span> verso glicolato e si <text:span text:style-name="T2243">trasformi</text:span> in <text:span text:style-name="T2012">acido malico.<text:line-break/>Quindi andando a modificare il substrato riesco a fare ciò: <text:line-break/>1) Elevate conc di <text:s/>ammonio rimuovono inibizione </text:span><text:span text:style-name="T2244">sulla fosfofruttochinasi.</text:span><text:span text:style-name="T2012"><text:line-break/>2) La presenza di ioni rame rallenta un po’ tutti i processi e inibisce tutti i cofattori quindi consente l’accumulo </text:span><text:span text:style-name="T2013">di citrato.</text:span><text:span text:style-name="T2012"><text:line-break/>3) La rimozione di ioni ferro </text:span><text:span text:style-name="T2013">porta alla trasformazione totale in isocitrato.</text:span></text:p>
      <text:p text:style-name="P63">4) <text:span text:style-name="T2243">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44">r</text:span> uscire acido citrico e far generare azione di massa → aumento acido citrico.<text:line-break/></text:p>
      <text:p text:style-name="P141"><text:span text:style-name="T1253">Il processo può essere fatto fed batch ma </text:span><text:span text:style-name="T1254">è preferibile</text:span><text:span text:style-name="T1253"> fare un processo </text:span><text:span text:style-name="T1378">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24"> </text:span><text:span text:style-name="T2225">La fase di produzione dura normalmente 5 giorni e si svolge in fermentatori aerati agitati a 30°C. </text:span><text:span text:style-name="T1446">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15">Punti critici della f</text:span><text:span text:style-name="T2014">ermentazione sommersa: </text:span><text:span text:style-name="T2245">la </text:span><text:span text:style-name="T2014">formazione delle ife </text:span><text:span text:style-name="T2245">deve essere inibita (aumentano viscosità)</text:span><text:span text:style-name="T2014">, controllo pH, T e O</text:span><text:span text:style-name="T1550">2</text:span><text:span text:style-name="T2014">, </text:span><text:span text:style-name="T2245">i metalli devono essere rimossi, l’azoto viene aggiunto come nitrato o solfato.</text:span></text:p>
      <text:p text:style-name="P64"><text:span text:style-name="T2014">La formazione delle ife e la distruzione delle ife a causa delle agitazione è uno dei punti critici, se sono rotte il microrganismo non cresce più e non produce più acido citrico.<text:line-break/></text:span><text:span text:style-name="T2015">I microrganismi sono o l’</text:span><text:span text:style-name="T2246">A</text:span><text:span text:style-name="T2015">spergillus niger, altri aspergilli, </text:span><text:span text:style-name="T2016">candide e lieviti.</text:span></text:p>
      <text:p text:style-name="P107">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48">Effettuo una </text:span><text:span text:style-name="T1977">precipitazione</text:span><text:span text:style-name="T2248"> (come con l’acido lattico) quindi</text:span> <text:span text:style-name="T2248">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46">noto che </text:span>si produce più quest’ultimo che il primo. Problema che non ha ancora trovato soluzione. <text:line-break/>In questo caso specifico stiamo salificando un acido tricarbossilico con uno ione <text:span text:style-name="T2017">bivalente → </text:span><text:span text:style-name="T2018">con i conti stechiometrici già in termini molari la quantità di solfato di calcio è molto grande.</text:span></text:p>
      <text:p text:style-name="P65">Si applicano principalmente separazioni con <text:span text:style-name="T1970">estrazioni di solvente</text:span> ma abbiamo nuovamente problemi legati agli equilibri e costi legati a come estraiamo.<text:line-break/>L’acido citrico è un prodotto intracellulare quindi dobbiamo rompere il <text:span text:style-name="T2249">micelio</text:span>, motivo per cui si cerca<text:span text:style-name="T2247">no</text:span> di allargare i fori della membrana del microrganismo in modo tale che l’acido citrico venga secreto.</text:p>
      <text:p text:style-name="P67">Operazione di estrazione utile anche per portare l’acido citrico nel brodo di cultura.<text:line-break/><text:span text:style-name="T2249">Si può effettuare anche la cristallizazione diretta con cui si ottiene un prodotto puro.</text:span></text:p>
      <text:p text:style-name="P143"><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25">Il </text:span><text:span text:style-name="T2228">mezzo di fermentazione</text:span><text:span text:style-name="T2225"> viene acidificato con acido fosforico a pH 6.0 </text:span><text:span text:style-name="T2228">ed è richiesto un</text:span><text:span text:style-name="T2225"> </text:span><text:span text:style-name="T2228">r</text:span><text:span text:style-name="T2225">affreddamento durante l'accumulo di acido citrico.</text:span><text:span text:style-name="T2229">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38">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42"><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08"><text:span text:style-name="T2252">È u</text:span>tilizzata quando la produzione di acido citrico vuole essere effettuata come modo per trattare gli scarti.</text:p>
      <text:p text:style-name="P144"><text:span text:style-name="T1260">Con il substrato liquido la fermentazione è un po’ più efficiente: </text:span><text:span text:style-name="T1265">l</text:span><text:span text:style-name="T1439">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40">i</text:span><text:span text:style-name="T1439">n 8-10 giorni </text:span><text:span text:style-name="T1440">con </text:span><text:span text:style-name="T1439">pH finale = 2.<text:line-break/>Si ottengono acido ossalico e gluconico come sottoprodotti. <text:line-break/></text:span><text:span text:style-name="T1441">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24"><text:line-break/></text:span><text:span text:style-name="T1986">ACIDO ACETICO</text:span><text:span text:style-name="T2025"><text:line-break/></text:span><text:span text:style-name="T2026">Mercato non piccol</text:span><text:span text:style-name="T2253">o</text:span><text:span text:style-name="T2026"> perché ha applicazioni alimentari, farmaceutici e cosmetic</text:span><text:span text:style-name="T2253">i</text:span><text:span text:style-name="T2026">.</text:span></text:p>
      <text:p text:style-name="P69">Deve essere usato acido acetico prodotto tramite via biotecnologica. <text:span text:style-name="T2254">L’</text:span>acido acetico <text:span text:style-name="T2254">utilizzato</text:span> anche <text:span text:style-name="T2254">ne</text:span>gli aceti da tavola <text:span text:style-name="T2254">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27">Reazione di ossidazione successiva dell’etanolo con acido acetico come prodotto terminale.<text:line-break/></text:span><text:span text:style-name="T2256">Il C</text:span><text:span text:style-name="T2028">lostridium, microrganismo potenzialmente patogeno, usato perché trasforma glucosio in acido acetico con un singolo step </text:span><text:span text:style-name="T2255">anossico</text:span><text:span text:style-name="T2028">. Si usano invece i batteri acetici per produrre acido acetico a scopo alimentare.</text:span></text:p>
      <text:p text:style-name="P145"><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2">'aceto da tavola viene prodotto attraverso un processo semi continuo completamente automatico sotto continua agitazione e aerazione. Il processo di fermentazione viene condotto fino a 35 ore a una </text:span><text:span text:style-name="T1444">T</text:span><text:span text:style-name="T1442"> di 40°C. </text:span><text:span text:style-name="T1269"><text:line-break/></text:span><text:span text:style-name="T1443">La resa dell'acido acetico è di circa il 98% in un processo completamente continuo.</text:span><text:span text:style-name="T1269"> </text:span></text:p>
      <text:p text:style-name="P145"><text:span text:style-name="T1269"><text:line-break/></text:span><text:soft-page-break/><text:span text:style-name="T1379">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146"><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80">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5">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487"> </text:span><text:span text:style-name="T1488">Faccio</text:span><text:span text:style-name="T2149">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29">I sali dell’acido gluconico hanno le più svariate applicazione come detergente, per eliminare ruggine, in metallurgia, add</text:span><text:span text:style-name="T2030">itivi di cementi ecc.<text:line-break/></text:span><text:span text:style-name="T2257">Li u</text:span><text:span text:style-name="T2031">so come agenti chelanti, molecole in grado di intrappolare ioni, utilizzati nei prodotti della detergenza.</text:span></text:p>
      <text:p text:style-name="P172"><text:span text:style-name="T1295">Prima si usava l’EDTA ma è stato sostituto con l’acido gluconico perché questo viene degradato con molta rapidità durante la fase di trattamento dell’acqua → chelant</text:span><text:span text:style-name="T1296">e</text:span><text:span text:style-name="T1295"> più green.<text:line-break/><text:line-break/></text:span><text:span text:style-name="T1297">APPLICAZIONI ENZIMATICHE</text:span><text:span text:style-name="T1298"><text:line-break/></text:span><text:span text:style-name="T1299">Le applicazioni enzimatiche per applicazioni industriali sono le più svariate, buona parte sono relativ</text:span><text:span text:style-name="T1297">e</text:span><text:span text:style-name="T1299"> all’industria alimentare, farmaceutica e anche un po’ con l’industria cosmetica.<text:line-break/>Aromi e profumi possono essere fatti tramite enzimi, </text:span><text:span text:style-name="T1300">sono usati anche nel campo della detergenza.<text:line-break/>Usati anche nella produzione del biofuel, </text:span><text:span text:style-name="T1301">prodotti per la pulizia, abbigliamento. </text:span><text:span text:style-name="T1302">Applicazioni dirette o indirette.<text:line-break/></text:span><text:span text:style-name="T1303">L’utilizzo di enzima è andato via via crescendo perché sono aumentate le conoscenze ed è stato possibile capire come usarli. </text:span><text:span text:style-name="T1304">Anche </text:span><text:span text:style-name="T1303">il DNA technology </text:span><text:span text:style-name="T1304">ha aiutato in quanto è stato utilizzato per modificare specificità del substrato e ha aumentato la resa delle reazioni catalizzate da enzimi.</text:span><text:span text:style-name="T1303"><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5">Negli anni 60 vennero isolate le prime proteasi alcaline. </text:span><text:span text:style-name="T1306">A partire da qui non ci sono stati più detergenti che non </text:span><text:soft-page-break/><text:span text:style-name="T1306">avessero avuto al loro interno un’enzima, adesso ce ne sono tantissimi dentro.<text:line-break/></text:span><text:span text:style-name="T1307">L’effetto d</text:span><text:span text:style-name="T1308">egli</text:span><text:span text:style-name="T1307"> enzimi è </text:span><text:span text:style-name="T1308">anche q</text:span><text:span text:style-name="T1307">uello di abbassare le T di lavaggio, con conseguente risparmio nel consumo di energia, </text:span><text:span text:style-name="T1308">quindi l’utilizzo di enzimi consente T più basse e tempi di lavaggio più brevi.</text:span><text:span text:style-name="T1307"><text:line-break/>Tuttavia gli enzimi devono mantenere la loro attività anche a 60°C. <text:line-break/></text:span><text:span text:style-name="T1309">Sono tutti enzimi non immobilizzati. Mercato enorme: </text:span><text:span text:style-name="T1310">g</text:span><text:span text:style-name="T2225">li enzimi detergenti devono essere economici e sicuri da usare.</text:span><text:span text:style-name="T1309"><text:line-break/></text:span><text:span text:style-name="T1288">La maggior parte sono derivati da organismi geneticamente modificati (per favorire magari la produzione di un certo enzima, non per forza OGM). </text:span></text:p>
      <text:p text:style-name="P72"><text:span text:style-name="T2032">Non si usano mai gli organismi </text:span><text:span text:style-name="T2258">naturali</text:span><text:span text:style-name="T2032"> perché non </text:span><text:span text:style-name="T2258">sarebbero</text:span><text:span text:style-name="T2032"> in grado di soddisfare le richieste.</text:span></text:p>
      <text:p text:style-name="P173"><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25">La maggior parte degli enzimi utilizzati oggi nei detergenti: idrolasi, proteasi, amilasi, lipasi, cellulasi e perossidasi.</text:span><text:span text:style-name="T2229"> <text:line-break/></text:span><text:span text:style-name="T1447">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49"> </text:span><text:span text:style-name="T1288"><text:line-break/></text:span><text:span text:style-name="T1291"><text:line-break/></text:span><text:span text:style-name="T1293">I detersivi</text:span><text:span text:style-name="T1292">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4">un processo</text:span><text:span text:style-name="T1292"> </text:span><text:span text:style-name="T1294">di vendita </text:span><text:span text:style-name="T1289">per cui g</text:span><text:span text:style-name="T1294">li enzimi devono essere protetti e devono rimanere inattivi fino al loro momento di utilizzo.</text:span></text:p>
      <text:p text:style-name="P71"><text:span text:style-name="T2033">Per esempio vengono bloccati togliendo gli ioni necessari all’enzima per attivarsi. <text:line-break/>Dopodiché lo ione lo vincoliamo ad un sale e nel momento in cui mettiamo tutto nell’acqua si rompe il legame tra ione e sequestrante (</text:span><text:span text:style-name="T2259">vi era un</text:span><text:span text:style-name="T2033"> legam</text:span><text:span text:style-name="T2259">e</text:span><text:span text:style-name="T2033"> non forti) e lo ione va nel sito dell’enzima attivandolo.<text:line-break/></text:span><text:span text:style-name="T2034">Lo sporco </text:span><text:span text:style-name="T2260">include</text:span><text:span text:style-name="T2034">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35">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36">in quanto è presente molta acqua.</text:span></text:p>
      <text:p text:style-name="P74">Si va a vedere come gli enzimi presenti sono in grado di degradare <text:span text:style-name="T2037">in</text:span> parti più piccole le molecole più grandi dopodiché l’effetto sinergico deriva dal fatto che ci sarà un altro enzima in grado di attaccare proprio le parti più piccole.<text:line-break/><text:line-break/><text:span text:style-name="T2037">FOOD PROCESSING<text:line-break/></text:span><text:span text:style-name="T2264">S</text:span><text:span text:style-name="T2037">i usano enzimi ovunque; </text:span><text:span text:style-name="T2264">g</text:span><text:span text:style-name="T2038">li enzimi sono stati usati per il pane, fermentazione alcolica, formaggio ecc.</text:span></text:p>
      <text:p text:style-name="P174"><text:span text:style-name="T1311">Queste categorie di enzimi erano principalmente prodotti per estrazione da cellule o animali.<text:line-break/></text:span><text:span text:style-name="T1312">La grande maggioranza degli enzimi microbici industriali deriva da pochissime specie </text:span><text:span text:style-name="T1313">GRAS (generally recognized as safe) di microrganismi utilizzati per produzione enzimatica. </text:span><text:span text:style-name="T1314">I microrganismi predominanti utilizzati per la produzione di enzimi a fini alimentari sono: gli Aspergillus, i Bacillus e i </text:span><text:span text:style-name="T2261">Kluyveromyces </text:span><text:span text:style-name="T2262">(lieviti)</text:span><text:span text:style-name="T2261">. </text:span></text:p>
      <text:p text:style-name="P175"><text:span text:style-name="T1313">Sono microrganismi riconosciuti come </text:span><text:span text:style-name="T1315">sicuri</text:span><text:span text:style-name="T1313">, </text:span><text:span text:style-name="T1316">quindi </text:span><text:span text:style-name="T1313">nella produzione di enzima questa categoria di microrganismi ci assicura </text:span><text:span text:style-name="T1317">una produzione </text:span><text:span text:style-name="T1313">sicur</text:span><text:span text:style-name="T1317">a</text:span><text:span text:style-name="T1313"> </text:span><text:span text:style-name="T1317">senza sviluppo di </text:span><text:span text:style-name="T1313">eventuali tossine.</text:span><text:span text:style-name="T1318"><text:line-break/></text:span><text:span text:style-name="T1319">Sono e</text:span><text:span text:style-name="T1320">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1">o</text:span><text:span text:style-name="T1320">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2">I polifenoli hanno come obiettivo quello di </text:span><text:span text:style-name="T1323">rallentare</text:span><text:span text:style-name="T1322"> l’effetto ossidativo </text:span><text:span text:style-name="T1323">dovuto all’ambiente, ciò che è prezioso nel caso della frutta sono i semi → nel caso della banana ciò che deve essere protetto è la polpa che contiene i semi.<text:line-break/></text:span><text:span text:style-name="T1321">Quindi l</text:span><text:span text:style-name="T1323">a buccia si ossida per prima per preservare ciò che c’è all’interno, questo effetto è legato agli enzimi che catalizzano le redox delle molecole contenute nella buccia.<text:line-break/></text:span><text:span text:style-name="T1324">Ci sono anche e</text:span><text:span text:style-name="T1325">nzimi che degradano una serie di molecole che invece vorremo preservare nel momento in cui andiamo a trattare gli alimenti.<text:line-break/></text:span><text:span text:style-name="T1326">Obiettivo dal punto di vista industriale è se mi servono di estrarre gli enzimi e usarli ma se non serve di disattivarli.<text:line-break/></text:span><text:soft-page-break/><text:span text:style-name="T1327">Mediamente </text:span><text:span text:style-name="T1328">si preferisce</text:span><text:span text:style-name="T1327"> lavorare </text:span><text:span text:style-name="T1328">con enzimi </text:span><text:span text:style-name="T1327">immobilizzati </text:span><text:span text:style-name="T1328">piuttosto che</text:span><text:span text:style-name="T1327"> liberi </text:span><text:span text:style-name="T1328">per</text:span><text:span text:style-name="T1327"> le rese migliori, perché probabilmente il sito attivo si è stabilizzato, </text:span><text:span text:style-name="T1328">e perché spesso forniscono anche vantaggi di processo. <text:line-break/>Inoltre, </text:span><text:span text:style-name="T1498">l</text:span><text:span text:style-name="T2149">a dimensione dell'impianto è di due ordini di grandezza inferiore a quella richiesta per i processi che utilizzano enzimi liberi. </text:span><text:span text:style-name="T1327"><text:line-break/></text:span><text:span text:style-name="T1329">Per disattivare un’enzima vado a pensare alle sue cond operative, essendo un’enzima proveniente da un microrganismo dovrebbe operare a cond ambienti e controllo anche il pH.<text:line-break/>Per inattivarli si </text:span><text:span text:style-name="T1330">modifica</text:span><text:span text:style-name="T1329"> o la T, </text:span><text:span text:style-name="T1331">si fa blanching ossia si sbollenta a 70-100°C in modo tale da disattivare tutti gli enzimi e poi si surgelano, il problema della T è legato al problema del mantenimento delle proprietà del cibo, </text:span><text:span text:style-name="T1330">oppure </text:span><text:span text:style-name="T1332">si modifica il</text:span><text:span text:style-name="T1330"> pH perché ogni enzima ha un pH di esercizio e noi cerchiamo di metterli fuori da questo range </text:span><text:span text:style-name="T1332">o ancora si fa freezing partendo dai 7°C.</text:span><text:span text:style-name="T1330"><text:line-break/></text:span><text:span text:style-name="T1339">L’enzima immobilizzato è spesso un processo più economico dell’enzima libero perché si ha un uso più efficiente del substrato e riduzione del costo dell’enzima e del suo lavoro.</text:span><text:span text:style-name="T1333"><text:line-break/></text:span><text:span text:style-name="T1334">Le prime a</text:span><text:span text:style-name="T1335">pplicazioni di enzimi immobilizzati in campo alimentare sono </text:span><text:span text:style-name="T1334">stati i</text:span><text:span text:style-name="T1335"> </text:span><text:span text:style-name="T1334">trattamenti di miscele racemiche di amminoacidi per andare a selezionare l’enantiomero corretto che è quello in grado di essere riconosciuto dai nostri enzimi. </text:span><text:span text:style-name="T1336">In questa applicazione s</text:span><text:span text:style-name="T1337">i fa operazione di protezione </text:span><text:span text:style-name="T1338">di</text:span><text:span text:style-name="T1337"> gruppo funzionale, </text:span><text:span text:style-name="T1338">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6">e. </text:span></text:p>
      <text:p text:style-name="P157"><text:span text:style-name="T2040">Dopodiché si va avanti con il processo fino ad ottenere la mix racemica.</text:span><text:span text:style-name="T2039"><text:line-break/></text:span><text:span text:style-name="T2040">L’ultimo passaggio è fatto con l’enzima immobilizzato che è in grado di separare i due enantiomeri e trasformare quell’oggetto in un enantiomero che ricicleremo in colonna.<text:line-break/><text:line-break/></text:span><text:span text:style-name="T2264">Si</text:span><text:span text:style-name="T2041">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42">pie</text:span><text:span text:style-name="T2043">ni di pectina.</text:span><text:span text:style-name="T2041"><text:line-break/>L</text:span><text:span text:style-name="T2042">e </text:span><text:span text:style-name="T1982">pectin</text:span><text:span text:style-name="T1983">e</text:span><text:span text:style-name="T2042"> sono usate per </text:span><text:span text:style-name="T2043">dare consistenza al</text:span><text:span text:style-name="T2042">le marmellate oppure per regolare la scorrevolezza delle paste d</text:span><text:span text:style-name="T2043">ei prodotti da</text:span><text:span text:style-name="T2042"> forno, </text:span><text:span text:style-name="T2043">sono usate in molte applicazioni (non solo alimentari).</text:span></text:p>
      <text:p text:style-name="P158">Possiamo decidere di separare la pectina e poi utilizzarla e venderla oppure di lasciarla all’interno del succo, il problema è che i prodotti sono molto poco solubili e molto spesso si aggregano tra di loro nella fase di spremitura <text:span text:style-name="T2267">formando </text:span>un gel <text:span text:style-name="T2267">che</text:span> trattiene il succo e quindi non <text:span text:style-name="T2265">lo</text:span> si riesce a spremere fuori e ad avere rese alte. </text:p>
      <text:p text:style-name="P159">Usiamo allora enzimi proteolitici <text:span text:style-name="T2266">(come la pectinasi)</text:span> in grado di reagire con le pectine e con i polisaccaridi <text:span text:style-name="T2265">per</text:span><text:span text:style-name="T2044"> una spremitura migliore; </text:span><text:span text:style-name="T2268">il pretrattamento con la pectinasi agisce principalmente sulla parete cellulare, rompendo la struttura e liberando il succo. </text:span></text:p>
      <text:p text:style-name="P162">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159"><text:span text:style-name="T2044">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269">In particolare l’idrolisi della protopectina che lega le cellule indebolisce il tessuto del frutto, provocando la dissoluzione della protopectina aumentando così la viscosità del succo. </text:span><text:span text:style-name="T2044"><text:line-break/></text:span><text:span text:style-name="T2045">La degradazione di un polisaccaride è complessa e va per step successivi.<text:line-break/></text:span><text:span text:style-name="T2046">La rapidasi </text:span><text:span text:style-name="T2047">mi indica</text:span><text:span text:style-name="T2046"> </text:span><text:span text:style-name="T2045">il rapporto tra gli enzimi, </text:span><text:span text:style-name="T2048">la polpa reagisce con la rapidasi e dopodiché abbiamo la compressione.</text:span></text:p>
      <text:p text:style-name="P75"><text:span text:style-name="T2048">L’enzima una volta fatto il suo dovere si inattiva e rimane nel succ</text:span><text:span text:style-name="T2049">o (non fanno male, ovviamente ho fatto i controlli sull’enzima prima della produzione).<text:line-break/>Le rapidasi possono essere enzimi prodotti da microrganismi le cui molecole prodotte sono state dimostrate non da</text:span><text:span text:style-name="T2050">re </text:span><text:span text:style-name="T2049">luogo a tossicità e allergie. </text:span><text:span text:style-name="T2051">Bastano 25 g/ton di rapidasi.<text:line-break/>Si può fare poi lo stesso succo di frutta separando la pectasi, lo si fa con due rapidasi diverse in due step diversi.</text:span></text:p>
      <text:p text:style-name="P160"><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52">e poi viene usato per addizionarlo ai mangimi degli animali, non è consentito per gli umani </text:span><text:span text:style-name="T2266">in quanto</text:span><text:span text:style-name="T2052"> </text:span><text:span text:style-name="T2053">ci sono regole più stringent</text:span><text:span text:style-name="T2266">i.</text:span></text:p>
      <text:p text:style-name="P161"><text:span text:style-name="T2053"><text:line-break/>Un’altra produzione enzimatica è la produzione degli sciroppi, è un modo per trattare amidi per ottenere principalmente dolcificanti </text:span><text:span text:style-name="T2054">(qualsiasi cosa che sia in grado di rendere dolc</text:span><text:span text:style-name="T2270">e</text:span><text:span text:style-name="T2054">)</text:span><text:span text:style-name="T2053">.<text:line-break/></text:span><text:span text:style-name="T2270">I d</text:span><text:span text:style-name="T2054">olcificanti in forma di sciroppo hanno una grandissima produzione industrial</text:span><text:span text:style-name="T2270">e</text:span><text:span text:style-name="T2054">. <text:line-break/>Gli sciroppi hanno tagli di zucchero diversi, </text:span><text:span text:style-name="T2276">questi tagli sono ottenuti a</text:span><text:span text:style-name="T2057"> seconda dell’enzima utilizzat</text:span><text:span text:style-name="T2276">o.</text:span><text:span text:style-name="T2054"><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55">Gli sciroppi ad alto contenuto di fruttosio sono prodotti essenzialmente a partire dagli scarti di mais (</text:span><text:span text:style-name="T2285">che lo</text:span><text:span text:style-name="T2055"> si usa per fare l’olio).</text:span></text:p>
      <text:p text:style-name="P16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271">di</text:span> mio interesse).<text:line-break/><text:span text:style-name="T2056">Poi operazione di saccarificazione per ottenere gli zuccheri che o rimangono sotto forma di sciroppo oppure andando avanti è possibile ottener</text:span><text:span text:style-name="T2272">li tramite</text:span><text:span text:style-name="T2056"> separazione di un solido.<text:line-break/></text:span><text:span text:style-name="T2057">Ciò che richiede il mercato è il </text:span><text:span text:style-name="T2275">destrosio</text:span><text:span text:style-name="T2057"> equivalente ossia ciò che dà il potere dolcificante allo sciroppo.<text:line-break/></text:span><text:span text:style-name="T2277">Il destrosio equivalente indica il grado di idrolisi e esprime il potere riducente in percentuale di destrosio puro.</text:span><text:span text:style-name="T2057"><text:line-break/>Per fare l’operazione di liquefazione si può operare </text:span><text:span text:style-name="T2058">in continuo (</text:span><text:span text:style-name="T2057">grande vantaggio</text:span><text:span text:style-name="T2058">), si usa un’</text:span><text:span text:style-name="T2273">α</text:span><text:span text:style-name="T2058">-amilasi e ciò che esce dalla liquefazione va in un impianto da cui otteniamo le destrine </text:span><text:span text:style-name="T2272">e in seguito ad</text:span><text:span text:style-name="T2058"> un processo otteniamo i monomeri.<text:line-break/></text:span><text:span text:style-name="T2278">Per la liquefazione usiamo reattori a serbatoio agitato, reattori a serbatoio agitato continuo (CSTR) o un fornello a getto.</text:span><text:span text:style-name="T2058"><text:line-break/><text:line-break/></text:span><text:span text:style-name="T2061">Produzione di </text:span><text:span text:style-name="T2059">sciroppi ad alto contenuto di fruttosio </text:span><text:span text:style-name="T2061">e di</text:span><text:span text:style-name="T2059"> </text:span><text:span text:style-name="T2061">a</text:span><text:span text:style-name="T2060">spartame, </text:span><text:span text:style-name="T2279">sono due</text:span><text:span text:style-name="T2061"> produzioni, soprattutto </text:span><text:span text:style-name="T2279">quella dell’</text:span><text:span text:style-name="T2061">aspartame, smart. Nascono dalla necessità di sostituire il saccarosio (zucchero) e questa necessit</text:span><text:span text:style-name="T2279">à</text:span><text:span text:style-name="T2061"> nasce da un problema di tipo dietetico e </text:span><text:span text:style-name="T2284">diabetico.</text:span><text:span text:style-name="T2061"><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62">perché ha un retrogusto ed è termostabile ma non fino alle T di cottura dei prodotti da forno.<text:line-break/>Questo problema è stato risolto con l’aspartame, dimero con d</text:span><text:span text:style-name="T2279">ue</text:span><text:span text:style-name="T2062"> amminoacidi cuciti assieme per via enzimatica, oppure dal sucralosio; quest’ultimo ha il vantaggio di essere dolce ma non è assolutamente metabolizzabile dal nostro organismo quindi entra e va.<text:line-break/></text:span><text:span text:style-name="T2063">L’altro vantaggio è che sono sempre molto più dolci del saccarosio per cui se ne usano di meno. <text:line-break/>Ad esempio il fruttosio di per sé ha calorie ma siccome è tanto più dolce se ne mette molto di meno.<text:line-break/></text:span><text:span text:style-name="T2064">Il grado di dolcezza è stabilito dagli esseri umani. <text:line-break/></text:span><text:span text:style-name="T2065">Gli zuccheri che sono in grado di sostituire il saccarosio vanno verso la direzione di diminuire le calorie.<text:line-break/><text:line-break/></text:span><text:span text:style-name="T2067">Sciroppo ad alto contenuto di fruttosio:</text:span><text:span text:style-name="T2065"><text:line-break/></text:span><text:span text:style-name="T2066">Reazione fondamentale è la reazione di isomerizzazione, questa deve essere fatta di per sé su qualsiasi fonte di glucosio. </text:span><text:span text:style-name="T2280">P</text:span><text:span text:style-name="T2066">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067">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288">6.5</text:span><text:span text:style-name="T2067">, </text:span><text:span text:style-name="T2068">trattiamo con un iniezione di </text:span><text:span text:style-name="T2274">α</text:span><text:span text:style-name="T2068">-amilasi in presenza di vapore e T di 105°C, l’</text:span><text:span text:style-name="T2274">α</text:span><text:span text:style-name="T2068">-amilasi si degrada con rapidità esagerata e con tempi </text:span><text:span text:style-name="T2288">di </text:span><text:span text:style-name="T2068">5-7 minuti, </text:span><text:span text:style-name="T2288">poi</text:span><text:span text:style-name="T2068"> </text:span><text:soft-page-break/><text:span text:style-name="T2068">facciamo l’operazione di maltazione ottenendo il maltosio e al tempo stesso preserviamo le caratteristiche del prodotto che poi manderemo al reattore successivo.</text:span></text:p>
      <text:p text:style-name="P164">L’<text:span text:style-name="T2274">α</text:span>-amilasi è un’enzima molto comune quindi poco costoso, conviene usarlo in forma libera.<text:line-break/><text:span text:style-name="T2289">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288">(T=95°C e pH 4.5) </text:span>ma tempi di contatto sempre rapidi. <text:line-break/><text:span text:style-name="T2291">L’amiloglucosidasi ha un pH ottimale di 6.5 ma questo viene abbassato per consentire reazioni cinetiche più veloci.</text:span><text:line-break/>Enzima usato anche qui in forma libera e che rimane quindi <text:span text:style-name="T2281">nel</text:span> prodotto. Il glucosio dopodiché viene mandato in cascata (stiamo lavorando in continuo e in cascata) <text:span text:style-name="T2069">per fare il fruttosio, usiamo questa volta un’enzima immobilizzato: </text:span><text:span text:style-name="T2289">il glucosio isomerasi.</text:span><text:span text:style-name="T2069"><text:line-break/></text:span><text:span text:style-name="T2070">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1984">Abbiamo tanti batch in continuo che fanno diventare il processo continuo.</text:span><text:span text:style-name="T2072"><text:line-break/>Non dobbiamo fare sviluppo dell’inoculo e semina.<text:line-break/></text:span><text:span text:style-name="T2282">Quindi il p</text:span><text:span text:style-name="T2071">rimo step </text:span><text:span text:style-name="T2282">è</text:span><text:span text:style-name="T2071"> fatto con l’</text:span><text:span text:style-name="T2274">α</text:span><text:span text:style-name="T2071">-amilasi </text:span><text:span text:style-name="T2282">e quello</text:span><text:span text:style-name="T2073"> successivo è quello di saccarificazione, </text:span><text:span text:style-name="T2283">qui </text:span><text:span text:style-name="T2290">le reazioni devono essere sufficientemente veloci perché i tempi lunghi portano alla</text:span><text:span text:style-name="T2073"> caramellizzazione </text:span><text:span text:style-name="T2290">degli zuccheri dando luogo a perdita di prodotto e formazione di impurità</text:span><text:span text:style-name="T2073">. È lo step che taglia il dimero e ci porta agli zuccheri.</text:span></text:p>
      <text:p text:style-name="P165"><text:span text:style-name="T2073">Il maggior punto di infezione è qui perché il glucosio è la fonte primaria di qualsiasi microrganismo.<text:line-break/></text:span><text:span text:style-name="T2285">Dopodiché si fa lo <text:s/></text:span><text:span text:style-name="T2073">step di isomerizzazione </text:span><text:span text:style-name="T2285">che </text:span><text:span text:style-name="T2073">viene fatto normalmente dai batteri. I microrganismi sono in grado di trasformare glucosio in fruttosio, l’</text:span><text:span text:style-name="T2283">isomerasi</text:span><text:span text:style-name="T2073"> usat</text:span><text:span text:style-name="T2292">o</text:span><text:span text:style-name="T2073"> è immobilizzat</text:span><text:span text:style-name="T2292">o</text:span><text:span text:style-name="T2073"> ed è abbastanza resistente alla denaturazione. </text:span></text:p>
      <text:p text:style-name="P166"><text:span text:style-name="T2073">È </text:span><text:span text:style-name="T2284">però </text:span><text:span text:style-name="T2073">sicuramente l’enzima più delicato rispetto agli altri due. </text:span><text:span text:style-name="T2292">L’enzima è immobilizzato reticolandolo a glutaraldeide o in un veicolo inerte dopo che è stato rilasciato dalla cellula batterica.</text:span><text:span text:style-name="T2074"><text:line-break/></text:span><text:span text:style-name="T2066">Le cond operative </text:span><text:span text:style-name="T2286">dell’isomerizzazione </text:span><text:span text:style-name="T2066">sono </text:span><text:span text:style-name="T2286">T di </text:span><text:span text:style-name="T2066">60°C, </text:span><text:span text:style-name="T2286">più</text:span><text:span text:style-name="T2066"> alte rispetto a quelle convenzionali dell’enzima e pH 7.<text:line-break/></text:span><text:span text:style-name="T2287">Il problema di questo step è che il glucosio e il fruttosio sono instabili a queste condizioni e quindi possono decomporsi a</text:span><text:span text:style-name="T2293">d</text:span><text:span text:style-name="T2287"> acidi organici e altri prodotti. </text:span><text:span text:style-name="T2293">In condizioni industriali la reazione è leggermente endotermica.</text:span><text:span text:style-name="T2074"><text:line-break/></text:span><text:span text:style-name="T2283">P</text:span><text:span text:style-name="T2074">er aumentare la resa della reazione è necessari</text:span><text:span text:style-name="T2283">a</text:span><text:span text:style-name="T2074"> la presenza di una certa conc di magnesio </text:span><text:span text:style-name="T2293">perché funge da attivatore e stabilizzatore dell’enzima.</text:span></text:p>
      <text:p text:style-name="P166"><text:span text:style-name="T2294">B</text:span><text:span text:style-name="T2074">isogna </text:span><text:span text:style-name="T2294">poi limitare la quantità</text:span><text:span text:style-name="T2074"> </text:span><text:span text:style-name="T2294">di</text:span><text:span text:style-name="T2074"> ioni calcio </text:span><text:span text:style-name="T2294">presenti</text:span><text:span text:style-name="T2074"> </text:span><text:span text:style-name="T2294">poiché</text:span><text:span text:style-name="T2074"> disattivanti rispetto all’enzima perché si sostituiscono al sito dell’enzima. Per garantire delle rese bisogna </text:span><text:span text:style-name="T2294">quindi</text:span><text:span text:style-name="T2074"> mantenere costante conc di Mg e togliere Ca.<text:line-break/></text:span><text:span text:style-name="T2295">L’isomerizzazione si opera in reattori a letto fisso in continuo, gli enzimi sono così duri da prevenire la compattazione e l’intasamento del letto.</text:span></text:p>
      <text:p text:style-name="P167"><text:span text:style-name="T2074"><text:line-break/></text:span><text:span text:style-name="T2075">Problema: l’enzima decade nel tempo. L’enzima non muta, tuttalpiù si degrada.<text:line-break/></text:span><text:span text:style-name="T2297">Durante il funzionamento, l’enzima immobilizzato perde attività.</text:span></text:p>
      <text:p text:style-name="P167"><text:span text:style-name="T2075">Mediamente l’enzima è in grado di sostenere un processo continuo di circa 200 giorni (produzione totale acido citrico dura 1 settimana, produzione di lievito dura 2-3 giorni, quindi 200 giorni sono un tempo lungo). </text:span><text:span text:style-name="T2073"><text:line-break/></text:span><text:span text:style-name="T2076">Si lascia l’enzima nel reattore finché non arriva al 12% della sua attività, a quel punto si stoppa </text:span><text:span text:style-name="T2298">la produzione p</text:span><text:span text:style-name="T2076">erché non è più conveniente, si sostituisce il catalizzatore e si riprende.<text:line-break/>Il nostro obiettivo è una produzione costante ci</text:span><text:span text:style-name="T2296">oè la </text:span><text:span text:style-name="T2076">conc</text:span><text:span text:style-name="T2296">entrazione</text:span><text:span text:style-name="T2076"> di prodotto </text:span><text:span text:style-name="T2296">deve essere sempre</text:span><text:span text:style-name="T2076"> l</text:span><text:span text:style-name="T2296">a</text:span><text:span text:style-name="T2076"> stess</text:span><text:span text:style-name="T2296">a</text:span><text:span text:style-name="T2076">.</text:span></text:p>
      <text:p text:style-name="P168"><text:span text:style-name="T2298">Per mantenere una concentrazione costante di fruttosio nello sciroppo del prodotto, la velocità del flusso di alimentazione viene regolata in base all’attività effettiva dell’enzima.</text:span><text:line-break/><text:line-break/><text:span text:style-name="T2077">Processo di arricchimento: riusciamo ad ottenere mix a 42% di fruttosio ma il mercato lo richiede al 55%.<text:line-break/>Si prende quindi parte del prodotto, lo si manda ad una colonna cromatografica e si separa glucosio </text:span><text:span text:style-name="T2078">e fruttosio. </text:span></text:p>
      <text:p text:style-name="P168"><text:span text:style-name="T2078">La colonna ha affinità divers</text:span><text:span text:style-name="T2299">e</text:span><text:span text:style-name="T2078"> per glucosio e fruttosio per cui il prodotto viene ripartito tra la fase stazionaria e quella mobile, </text:span><text:span text:style-name="T2079">la</text:span><text:span text:style-name="T2078"> riparti</text:span><text:span text:style-name="T2079">zione</text:span><text:span text:style-name="T2078"> dipende poi dagli equilibri. </text:span></text:p>
      <text:p text:style-name="P168"><text:span text:style-name="T2078">La molecola con più affinità con la fase mobile va via mentre l’altra rimane un po’ di più dentro </text:span><text:span text:style-name="T2299">al</text:span><text:span text:style-name="T2078">la colonna.</text:span></text:p>
      <text:p text:style-name="P76"><text:span text:style-name="T2078">Abbiamo quindi separazione dei due prodotti, una corrente fatta da glucosio mentre l’altra da fruttosio puro.</text:span></text:p>
      <text:p text:style-name="P77">Prendiamo il fruttosio e <text:span text:style-name="T2299">facciamo</text:span> una miscelazione con lo sciroppo con fruttosio al 42% fino ad ottenere il 55%.<text:line-break/>Con il glucosio invece <text:span text:style-name="T2079">facciamo riciclo, torna al reattore di isomerizzazione e si fa isomerizzare e via così.<text:line-break/></text:span><text:soft-page-break/><text:span text:style-name="T2080">Produzione di aspartame<text:line-break/></text:span><text:span text:style-name="T2300">L</text:span><text:span text:style-name="T2080">’aspartame </text:span><text:span text:style-name="T2081">è l’insieme di due amminoacidi cuciti assieme attraverso un processo di produzione enzimatica.</text:span></text:p>
      <text:p text:style-name="P78">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082">di sintesi, q</text:span>uesto perché <text:span text:style-name="T2082">agiscono sul legame peptidico.<text:line-break/>Esistono due molecole di aspartame, </text:span><text:span text:style-name="T2301">e in basse</text:span><text:span text:style-name="T2082"> alla conformazione e geometria della molecola </text:span><text:span text:style-name="T2301">abbiamo un aspartame dolce ed uno amaro.</text:span><text:span text:style-name="T2082"><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69"><text:span text:style-name="T2082">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02">il </text:span><text:span text:style-name="T2082">vantaggio è che la termolisina fa reagire e cuce assieme </text:span><text:span text:style-name="T2083">i due anelli dopodiché questi </text:span><text:span text:style-name="T2305">formando due prodotti di cui</text:span><text:span text:style-name="T2083"> un addotto (c’è un interazione tra la molecola dei due amminoacidi che ho cucito assieme e l’isomero D, non è stabile l’addotto) e questo si separa dall’ambiente di reazione → applichiamo le Chatelier in situ </text:span><text:span text:style-name="T2304">perché tolgo l’addotto quindi tolgo un prodotto.</text:span><text:span text:style-name="T2083"><text:line-break/></text:span><text:span text:style-name="T2084">Trattiamo, rimuoviamo l’isomero D, liberiamo il gruppo protetto e otteniamo l’aspartame.<text:line-break/></text:span><text:span text:style-name="T2085">L’isomero D non viene buttato ma lo trasformo di nuovo in D-</text:span><text:span text:style-name="T2303">L</text:span><text:span text:style-name="T2085"> racemizzandolo e lo ricicliamo.<text:line-break/><text:line-break/></text:span><text:span text:style-name="T2086">Altra grossa applicazione degli enzimi sono gli enzimi utilizzati nella produzione da forno. </text:span></text:p>
      <text:p text:style-name="P170"><text:span text:style-name="T2086">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06">Gli enzimi amilolitici scompongono l’amido della farina in piccole destrine che diventano substrati migliori su cui il lievito può agire nel processo di panificazione.</text:span></text:p>
      <text:p text:style-name="P170"><text:span text:style-name="T2086">La degradazione dei polisaccaridi porterà a prodotti diversi con caratteristiche organolettiche diverse.<text:line-break/></text:span><text:span text:style-name="T2087">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text:span><text:span text:style-name="T2307">L’e</text:span><text:span text:style-name="T2087">ffetto di aumento di elasticità e di consistenza può essere ottenuto in Europa solo tramite questa reazione. </text:span></text:p>
      <text:p text:style-name="P171"><text:span text:style-name="T2087">Si potrebbe idealmente usare il bromato di potassio ma in Europa è proibito perché è un sospetto cancerogeno.<text:line-break/><text:line-break/></text:span><text:span text:style-name="T2088">Le proteasi sono in grado di </text:span><text:span text:style-name="T2309">abbattere le molecole proteiche nell’impasto e quindi di </text:span><text:span text:style-name="T2088">degradare il glutine, </text:span><text:span text:style-name="T2309">sono per</text:span><text:span text:style-name="T2088"> esempio utilizzati per fare prodotti gluten free.<text:line-break/></text:span><text:span text:style-name="T2310">L’asparagina più glucosio formano </text:span><text:span text:style-name="T2312">ad alte T </text:span><text:span text:style-name="T2310">l’acrilammide, molecola potenzialmente tossica e quindi da evitare nei prodotti da forni; per fare ciò si fa reagire l’asparagina con l’asparaginasi </text:span><text:span text:style-name="T2311">trasformandola in acido aspartico.</text:span><text:span text:style-name="T2088"><text:line-break/></text:span><text:span text:style-name="T2313">Enzimi molto utilizzati </text:span><text:span text:style-name="T2314">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15">r</text:span><text:span text:style-name="T2314"> sovra produrre gli enzimi desiderati.<text:line-break/></text:span><text:span text:style-name="T2315">Ad esempio la lattasi è usata per gli individui torrenti al lattosio.</text:span><text:span text:style-name="T2088"><text:line-break/></text:span><text:span text:style-name="T2089">Lipasi, enzimi per degradare i grass</text:span><text:span text:style-name="T2314">i</text:span><text:span text:style-name="T2089">, possono essere fungine o batteriche; </text:span><text:span text:style-name="T2315">t</text:span><text:span text:style-name="T2089">rasformano il grasso, obiet</text:span><text:span text:style-name="T2308">t</text:span><text:span text:style-name="T2089">ivo avere caratteristiche organolettiche desiderate. </text:span></text:p>
      <text:p text:style-name="P171"><text:span text:style-name="T2316">Le lipasi vengono utilizzate per scomporre i grassi del latte e conferire sapori caratteristici ai formaggi.</text:span></text:p>
      <text:p text:style-name="P79"><text:span text:style-name="T2089">C’</text:span><text:span text:style-name="T2308">è</text:span><text:span text:style-name="T2089"> anche il lisozima, enzima </text:span><text:span text:style-name="T2317">antimicrobico</text:span><text:span text:style-name="T2089"> in grado di degradare la parete cellulare, viene addizionata per evitare la formazione di batteri e muffe nei prodotti conservati.</text:span><text:span text:style-name="T2086"><text:line-break/><text:line-break/></text:span><text:span text:style-name="T2231">Produzione</text:span><text:span text:style-name="T2090"> di aromi </text:span><text:span text:style-name="T2091">e fragranze:</text:span></text:p>
      <text:p text:style-name="P80">aromi riguarda tutto ciò che percepiamo attraverso il gusto, fragranze invece tramite olfatto.</text:p>
      <text:p text:style-name="P79"><text:span text:style-name="T2091">Sempre una grande produzione enzimatica. C’è un po’ più di limitazione legata al fatto che gli enzimi devono derivare non da microrganismi ma da sostanze naturali.<text:line-break/></text:span><text:soft-page-break/><text:span text:style-name="T2092">Aroma di vaniglia non necessariamente estratta ma magari prodotta con un processo di sintesi.<text:line-break/></text:span><text:span text:style-name="T2093">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2094">Applicazione: </text:span><text:span text:style-name="T2095">biosensori<text:line-break/>Gli enzimi sono utilizzati per i biosensori, si misura il delta H tra l’interazione dell’enzima e la molecola che è enzimata. <text:line-break/>Essendo tutto concentrato riusciamo a calcolare il delta H </text:span><text:span text:style-name="T2096">percepibili date le dimensioni dell’oggetto.<text:line-break/><text:line-break/>Applicazione: bio-fuel cells<text:line-break/></text:span><text:span text:style-name="T2097">Una fuel cells è un dispos</text:span><text:span text:style-name="T2098">i</text:span><text:span text:style-name="T2097">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2096"><text:line-break/><text:line-break/></text:span><text:span text:style-name="T2101">27/05/2021<text:line-break/></text:span><text:span text:style-name="T2102">SINGLE CELL PROTEINS </text:span><text:span text:style-name="T2112">(SCP)</text:span><text:span text:style-name="T2102"><text:line-break/></text:span><text:span text:style-name="T2103">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81">Quando si parla di <text:span text:style-name="T2105">s</text:span>i<text:span text:style-name="T2105">ngle cell proteins</text:span> si intende un organismo cresciuto e coltivato a scopo principalmente proteico, da una parte si de<text:span text:style-name="T2104">g</text:span>radano scarti e dall’altra si produce l’organismo che o può essere mangiato dall’uomo/animali oppure viene proprio usato come pacchetto proteico <text:span text:style-name="T2105">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2106"><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2107">più semplici/batteri </text:span><text:span text:style-name="T2106">sono in grado di farlo </text:span><text:span text:style-name="T2107">e quindi si coltivano questi organismi in modo tale da far produrre a loro gli amminoacidi e di mangiarceli, questa è una cosa che facciamo già perché quando componiamo il nostro pasto stiamo già facendo quest’operazione.<text:line-break/><text:line-break/></text:span><text:span text:style-name="T2108">La distribuzione della proteina che viene assunta normalmente non è uguale per tutti, ha una conn</text:span><text:span text:style-name="T2109">otazione religiosa, geografica, sociale (paesi poveri introducono meno proteine rispetto ad altri) → problema che deve essere affrontato.</text:span></text:p>
      <text:p text:style-name="P81"><text:span text:style-name="T2109">Le single cell proteins furono sviluppate verso la metà degli anni 60 attraverso un processo che fu sviluppato in Inghilterra. </text:span><text:span text:style-name="T2110">Negli anni del boom economico la popolazione </text:span><text:span text:style-name="T2111">crebbe</text:span><text:span text:style-name="T2110"> esponenzialmente, venendo dallo spettro della fame e cominciando a crescere a misura quel che accade è che ci fu un momento di panico legato al fatto che si pensò che non c’era cibo sufficiente.<text:line-break/></text:span><text:span text:style-name="T2111">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2112">Attualmente </text:span><text:span text:style-name="T2113">in realtà </text:span><text:span text:style-name="T2112">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2113">Si scelsero batteri, lieviti e alghe come microrganismi <text:s/>per fare le SCP perché è possibile avere un grande numero di </text:span><text:soft-page-break/><text:span text:style-name="T2113">generazioni in un n° corto di ore → fondamentale quando vogliamo fare produzione di grande impatto.<text:line-break/>In questo momento specifico storico la richiesta non è questa ma all’inizio era nata con un altro scopo.</text:span></text:p>
      <text:p text:style-name="P82"><text:line-break/><text:span text:style-name="T2114">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2115">una cellula è</text:span><text:span text:style-name="T2114"> di 10 g di cui 50% proteine e che un uomo medio ha bisogno di circa 70 g di proteine al giorno. Con una fermentazione di 48h riusciamo a fornire il pasto ad un essere umano per 200 giorni.<text:line-break/></text:span><text:span text:style-name="T2117">Questo tipo di fermentazione a meno che non </text:span><text:span text:style-name="T2118">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2117"> </text:span><text:span text:style-name="T2114"><text:line-break/></text:span><text:span text:style-name="T1985">Anche quando sarebbe preferibile un processo continuo tipo grande produzione in realtà il continuo non si fa</text:span><text:span text:style-name="T2116">. <text:line-break/>Uno dei motivi per il quale non si fa è legato al fatto </text:span><text:span text:style-name="T2117">delle mutazioni: il tempo di residenza dell’organismo </text:span><text:span text:style-name="T2118">medio</text:span><text:span text:style-name="T2117"> (in continuo non ci stiamo riferendo all’ossigeno </text:span><text:span text:style-name="T2118">(?)) continuo è rispetto all’alimentazione del substrato e estrazione del prodotto. Il micorganismo viene aggiunto nel processo continuo solo una volta, si fa solo un </text:span><text:span text:style-name="T2119">i</text:span><text:span text:style-name="T2118">noculo all’in</text:span><text:span text:style-name="T2119">i</text:span><text:span text:style-name="T2118">zio e poi si inizia ad esercire il sistema. </text:span><text:span text:style-name="T2119">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2117"><text:line-break/></text:span><text:span text:style-name="T2120">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2121">cambierebbe molto il prodotto (anche per la fermentazione alcolica).<text:line-break/></text:span><text:span text:style-name="T2122">Produzione del microrganismo fatto in maniera controllata e questo non è possibile con il processo continuo.<text:line-break/></text:span><text:span text:style-name="T2123">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124">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2125">Le SCP non possono essere mangiate così come sono e questo è uno dei motivi <text:s/>per cui si ha abbandonato l’idea di cibo massivo. Se stiamo mangiando un </text:span><text:span text:style-name="T2128">batterio</text:span><text:span text:style-name="T2125"> </text:span><text:span text:style-name="T2126">lui non contiene soltanto proteine ma contiene anche acidi nucleici, problema perché rimangono all’interno perché non siamo più in grado di degradarlo </text:span><text:span text:style-name="T2127">e mangiandone un eccesso questi si accumulano in forma di sali nelle giunture e provoca la gotta.<text:line-break/></text:span><text:span text:style-name="T2129">Massimo 15 g di lievito al giorno per gli umani. </text:span><text:span text:style-name="T2130">Nel caso dei batteri e lieviti il contenuto di acidi nucleici è più alto rispetto a funghi e alghe. Quindi se voglio mangiare batteri a scopo SCP dovrò degradare il prodotto ottenuto.<text:line-break/><text:line-break/></text:span><text:span text:style-name="T2131">Quando si deve scegliere un organismo per un particolare processo produttivo ci sono una serie di fattori di crescita da essere considerati. Vantaggio SCP: </text:span><text:span text:style-name="T2132">elevata resa del coefficiente di biomassa, </text:span><text:span text:style-name="T2133">tolleranza a range di pH e T alta,</text:span><text:span text:style-name="T2131"><text:line-break/>Svantaggio SCP: </text:span><text:span text:style-name="T2132">bassa velocità di crescita perché quello che vogliamo fare è il microrganismo stesso, </text:span><text:span text:style-name="T2133">alta velocità di mutazione spontanea, </text:span><text:span text:style-name="T2135">bassa aerazione perché meno costi.</text:span><text:span text:style-name="T2132"><text:line-break/></text:span><text:span text:style-name="T2135">C</text:span><text:span text:style-name="T2132">rescita filamentosa </text:span><text:span text:style-name="T2133">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34">Se a parità di produzione posso ottenere le stesse cose ma uno mi richiede meno ossigeno allora scelgo lui.<text:line-break/></text:span><text:soft-page-break/></text:p>
      <text:p text:style-name="P83">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2136">Ciascun microrganismo ha il substrato preferito.<text:line-break/></text:span><text:span text:style-name="T2137">I microrganismi vengono suddivisi se sono autotrofi o eterotrofi e la fonte di C che usano.<text:line-break/></text:span><text:span text:style-name="T2138">Non sempre gli organismi sono in grado di degradare carboidrati complessi quindi a seconda della complessità del substrato (problema dei substrati lignocellulosi) tutto va un po’ </text:span><text:span text:style-name="T2139">pre digerito e quindi il substrato va pre trattato per via fisica o chimica (costi diversi e la scelta dipenderà dal valore del microrganismo usato). <text:line-break/></text:span><text:span text:style-name="T2140">Macinazione uno dei problemi perché serve approssimativamente soltanto 1/3 dell’energia prodotta dal sistema, dobbiamo usare molta energia. Costi di macinazione </text:span><text:span text:style-name="T2141">e costi di </text:span><text:span text:style-name="T2140">macchinari ad hoc.<text:line-break/></text:span><text:span text:style-name="T2141">Costi derivanti dall’uso di enzima, difficilmente sarà enzima immobilizzato.<text:line-break/>Per bypassare questo problema della predigestione del substrato si fanno fermentazioni con </text:span><text:span text:style-name="T2142">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2144">Due</text:span><text:span text:style-name="T2143"> microrganismi diversi, uno in grado di degradare il substrato e quindi farlo digestire meglio all’altro </text:span><text:span text:style-name="T2144">e i due simbionti stimolano l’un l’altro.</text:span></text:p>
      <text:p text:style-name="P84">Diversamente si può fare fermentazione in serie, nel primo reattore metto un microrganismo <text:span text:style-name="T2145">in grado di degradare il</text:span> <text:span text:style-name="T2145">s</text:span>ubstrato, il <text:span text:style-name="T2145">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2146">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47">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2165">31/05/2021<text:line-break/></text:span><text:span text:style-name="T2166">Nell’ambito del SCP possiamo trovare microrganismi autotrofi che hanno a che fare con CO</text:span><text:span text:style-name="T1560">2</text:span><text:span text:style-name="T2166">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167">o</text:span><text:span text:style-name="T2166">n consumano carne.</text:span></text:p>
      <text:p text:style-name="P85">La spirulina è un’alga sviluppata <text:span text:style-name="T2167">nel Sudamerica e viene prodotto usando le coltivazione </text:span><text:span text:style-name="T2168">a pond (coltivazione </text:span><text:span text:style-name="T2170">lagunare (?)</text:span><text:span text:style-name="T2168">), produzione semplice in cui ho grandi bacini di bassa profondità e ampia aria esposta affinché lo scambio del CO</text:span><text:span text:style-name="T1561">2</text:span><text:span text:style-name="T2168">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2169">(che portano a problemi di accumulo di queste sostanze con generazione di patologie tra cui la gotta).<text:line-break/></text:span><text:soft-page-break/><text:span text:style-name="T2169">In questo tipo di sostanze però la conc di acidi nucleici non è elevata, intorno al 4% per cui sono usati anche per l’alimentazione umana.</text:span></text:p>
      <text:p text:style-name="P86">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86">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1520">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20">2</text:span> che deve essere dispensata in modo sufficiente e costante perché il substrato è la fonte di C utilizzata da questi microrganismi e quindi è un fattore limitante (tanto più se l’alimentazione CO<text:span text:style-name="T1520">2</text:span> è fatta in modo naturale).</text:p>
      <text:p text:style-name="P86">Uno dei modi per spingere queste produzioni è proprio quello di immettere CO<text:span text:style-name="T1520">2</text:span> in modo forzato all’interno del processo. <text:span text:style-name="T2172">I r</text:span><text:span text:style-name="T2171">eattori devono essere trasparenti ma se sono fotoreattori convenzionali quindi cilindrici e simili ai reattori delle fermentazioni, </text:span><text:span text:style-name="T2172">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87">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2173">t</text:span>rattato <text:span text:style-name="T2173">(non se stiamo parlando di melasse perché lui già costituito da glucosio) ma per scarti contenenti zuccheri complessi è necessario fare un pretrattamento.<text:line-break/>Questi scarti sono di basso costo. </text:span><text:span text:style-name="T2174">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2175">Una volta prodotto l’organismo potrò utilizzarlo attraverso un processo di estrazione per ricavare proteine ecc altrimenti posso usarlo a scopo alimentazione se ho fatto i dovuti controlli.<text:line-break/>Esempi: processo </text:span><text:span text:style-name="T1975">Symba</text:span><text:span text:style-name="T2175">, usato in Svezia, usato con obiettivo trattamento scarti dell’industria dalla patata. <text:line-break/></text:span><text:span text:style-name="T2176">Processo effettuato utilizzando due microrganismi s</text:span><text:span text:style-name="T2177">i</text:span><text:span text:style-name="T2176">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text:span><text:soft-page-break/><text:span text:style-name="T2176">contiene circa il 45% di proteine.<text:line-break/>Altro processo è il processo </text:span><text:span text:style-name="T1973">Norterm</text:span><text:span text:style-name="T2176">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973">BP</text:span><text:span text:style-name="T2176">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2177">Problemi: 1) i normal-alcani non sono facilmente solubili in acqua e quindi vanno ridotti in goccioline e devono essere usati dei disperdenti in modo tale che possano essere confinati in acqua e vi è la presenza di su</text:span><text:span text:style-name="T2178">rf</text:span><text:span text:style-name="T2177">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2178">c</text:span><text:span text:style-name="T2177">e, ecc. Non possiamo fare recuperi termici perché alla fine </text:span><text:span text:style-name="T2178">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972">Pekilo</text:span><text:span text:style-name="T2178">,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2179">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2180">se.</text:span><text:span text:style-name="T2179"><text:line-break/></text:span><text:span text:style-name="T2180">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88"><text:span text:style-name="T2180">Poi processo </text:span><text:span text:style-name="T1974">BEL</text:span><text:span text:style-name="T2180"> usato in Francia, serve a degradare gli scarti dell’industria casearia con produzione non piccola di SCP.<text:line-break/><text:line-break/></text:span><text:span text:style-name="T2181">Nella produzione della SCP quello che si preferisce è usare un processo di tipo aerobio per poter ottenere elevate rese in biomassa. Il motivo è che </text:span><text:span text:style-name="T2182">durante il processo aerobio si genera più ATP rispetto alla crescita anaerobia.<text:line-break/></text:span><text:span text:style-name="T2183">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2184">proprio perché porta a produzione di ATP più bassa.</text:span><text:span text:style-name="T2183"><text:line-break/></text:span><text:span text:style-name="T2184">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185">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62">2</text:span><text:span text:style-name="T2185">, acqua e se stesso, crescerà quindi in alte rese e alte velocità. Produrrà un grande numero di ATP quindi crescita più efficiente.</text:span></text:p>
      <text:p text:style-name="P89"><text:span text:style-name="T2185">Un microrganismo anaerobio, qualunque sia la vita che sceglierà,l’unica produzione di ATP che riesce ad effettuare è quella che deriva dalla via glicolitica (che è comune a TUTTI) </text:span><text:span text:style-name="T2186">quindi ne avrà meno rispetto ai microrganismi aerobi.</text:span></text:p>
      <text:p text:style-name="P94"><text:soft-page-break/>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94">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0"><text:span text:style-name="T2186">C’è un rapporto caratteristico per avere la massima resa in un processo aerobio che dipende </text:span><text:span text:style-name="T2187">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91">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188">Produzione SCP attualmente: QUORN.<text:line-break/>Principalmente prodotto in Inghilterra, ha come mercato la popolazione veget</text:span><text:span text:style-name="T2189">a</text:span><text:span text:style-name="T2188">riana e vegana e per chi ha enormi problemi di colestero</text:span><text:span text:style-name="T2189">l</text:span><text:span text:style-name="T2188">o. </text:span><text:span text:style-name="T2189">Il QUORN è un fungo, è un </text:span><text:span text:style-name="T2191">F</text:span><text:span text:style-name="T2189">usarium, viene prodotto attraverso una fermentazione sommersa di circa 6h e cresciuto in condizione aerobie, viene compresso, separato, trasformato e venduto come nutriente.</text:span></text:p>
      <text:p text:style-name="P92">Fermentazione continua e fatta ripartire dopo circa 1000 h di esercizio. </text:p>
      <text:p text:style-name="P93">Fermentazione a base di glucosio, parte da substrato di amidi che derivano da scarti di mais, pH tra 4.5-7, <text:span text:style-name="T2190">contiene ferro, manganese, biotina (vitamina che aiuta la crescita). <text:line-break/>Una volta recuperato il fungo viene addizionato con una serie di aromatizzanti e sostanze di vario tipo in modo da ottenere una simil-carne. Siccom</text:span><text:span text:style-name="T2191">e</text:span><text:span text:style-name="T2190"> contiene una grande quantità di RNA questo deve essere abbattuto e lo si fa </text:span><text:span text:style-name="T2191">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2192">Siccome è un fungo filamentoso si cerca di evitare di rompere le ife.<text:line-break/><text:line-break/>Il processo </text:span><text:span text:style-name="T1976">Pruteen</text:span><text:span text:style-name="T2192">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2193">Leggere tutto il processo non tanto per il Pruteen in sé ma perché è uno sviluppo progressivo del processo globale in sé. </text:span><text:span text:style-name="T2194">Produzione lievito per panificazione parte d’esame (leggi bene le slides).</text:span></text:p>
      <text:p text:style-name="P93"><text:line-break/><text:line-break/><text:span text:style-name="T2195">SEMINARI:<text:line-break/>21/04/2021 Prof Seneci<text:line-break/></text:span><text:span text:style-name="T2196">Cos’è un prodotto naturale?</text:span></text:p>
      <text:p text:style-name="P95"><text:soft-page-break/>È una molecola sintetizzata attraverso reazioni chimiche che sono divise in reazioni naturali che portano alla biosintesi e reazioni artificiali. <text:line-break/><text:span text:style-name="T2197">NP </text:span><text:span text:style-name="T2198">(prodotto naturale)</text:span><text:span text:style-name="T2197"> è biosintetizzato attraverso il suo metabolismo.<text:line-break/></text:span><text:span text:style-name="T2198">Reazioni metaboliche fondamentali per gli organismi, servono per far crescere, vivere e far compiere delle azioni all’organismo. <text:line-break/></text:span><text:span text:style-name="T2199">Ogni organismo sintetizza tutti i building blocks ossia i mattoncini che gli servono per costruirsi → metaboliti primari.</text:span></text:p>
      <text:p text:style-name="P96">Ci sono anche degli scopi meno evidenti per cui gli organismi biosintetizzano delle molecole: <text:span text:style-name="T2200">gli insetti per l’accoppiamento secernano alcune molecole/ormoni affinché l’altro sesso senta questi odori e poi venga effettuato </text:span><text:span text:style-name="T2201">l’accoppiamento, per difesa passiva ad esempio il camaleonte riesce a mimetizzarsi, per attacco e la protezione per esempio </text:span><text:span text:style-name="T2202">ci sono</text:span><text:span text:style-name="T2201"> gli animali </text:span><text:span text:style-name="T2202">che secernano veleno.<text:line-break/></text:span><text:span text:style-name="T2203">La natura e l’evolu</text:span><text:span text:style-name="T2208">z</text:span><text:span text:style-name="T2203">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04">L’organismo trova beneficio dall’aver sintetizzato queste molecole.<text:line-break/><text:line-break/></text:span><text:span text:style-name="T2205">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206">come le foreste tropicali.<text:line-break/><text:line-break/></text:span><text:span text:style-name="T2207">Prof. Callegari</text:span></text:p>
      <text:p text:style-name="P97">Produzione di alta qualità ma con qualità costante. <text:span text:style-name="T2209">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211">Coagulazione presamica: l</text:span><text:span text:style-name="T2210">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11">Il reticolo si contrae provocando la sineresi.<text:line-break/>Coagulazione acida: caseina destabilizzata perdendo le cariche esterne, diventa neutra e precipita. Questo impasto trattiene il siero e non ha la capacità di fare sineresi. Mozzarella.</text:span></text:p>
      <text:p text:style-name="P98">Nei formaggi abbiamo combinazione di coagulazione presamica e acida assieme perché usiamo batteri in grado di acidificare.<text:line-break/><text:span text:style-name="T2212">In base all’umidità del formaggio abbiamo pasta molle, semidura e dura </text:span><text:span text:style-name="T2213">come il grana.</text:span><text:span text:style-name="T2212"><text:line-break/></text:span><text:span text:style-name="T2213">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14">Nella produzione del grana l’affioramento del grasso è fondamentale perché riduce la carica microbica iniziale; questa può influire tantissimo sulla produzione e sulla qualità finale del prodotto.<text:line-break/></text:span><text:span text:style-name="T2215">Il latte scremato entra in caldaia, comincia ad essere scaldato, voglio ottenere la coagulazione e dopodiché aggiungo l’innesto. <text:s/>L’innesto del grana è un sieroinnesto ossia una coltura che sviluppando nel siero della lavorazione precedente. </text:span><text:span text:style-name="T2216">I formaggi possono essere fatti anche con il lattoinnesto.</text:span><text:span text:style-name="T2213"><text:line-break/></text:span><text:span text:style-name="T2217">A spostare gli equilibri dei fermenti si sposta completamente il risultato finale.<text:line-break/></text:span><text:span text:style-name="T2218">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19">lo spino (uno strumento) in piccoli frammenti. La dimensione del granulo dipende dal tipo di spino e dal tipo di formaggio. La rottura determina lo spurgo della cagliata.<text:line-break/></text:span><text:span text:style-name="T2220">Estrazione della cagliata, formatura e salatura </text:span><text:span text:style-name="T2221">(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99">In base al tempo di stagionatura: formaggio fresco, a breve stagionatura (maturazione 15-60 giorni), a media <text:soft-page-break/>stagionatura (60-180 giorni) e formaggio a lunga stagionatura (dopo 180 giorni) come il Grana Padano.<text:line-break/><text:line-break/><text:span text:style-name="T2222">Fermentazioni con produzione di acido lattico e altri composti.</text:span><text:line-break/><text:span text:style-name="T2222">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2" svg:font-family="Calibri"/>
    <style:font-face style:name="Cambria Math" svg:font-family="'Cambria Math'"/>
    <style:font-face style:name="Symbol" svg:font-family="Symbol"/>
    <style:font-face style:name="sans-serif" svg:font-family="sans-serif"/>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5T13:06:05.696000000</dc:date>
    <meta:editing-duration>PT6H10M59S</meta:editing-duration>
    <meta:editing-cycles>104</meta:editing-cycles>
    <meta:generator>LibreOffice/7.1.3.2$Windows_X86_64 LibreOffice_project/47f78053abe362b9384784d31a6e56f8511eb1c1</meta:generator>
    <meta:document-statistic meta:table-count="0" meta:image-count="0" meta:object-count="0" meta:page-count="99" meta:paragraph-count="212" meta:word-count="71130" meta:character-count="469441" meta:non-whitespace-character-count="397313"/>
  </office:meta>
</office:document-meta>
</file>